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7.853cm"/>
    </style:style>
    <style:style style:name="co3" style:family="table-column">
      <style:table-column-properties fo:break-before="auto" style:column-width="15.224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2.701cm"/>
    </style:style>
    <style:style style:name="co6" style:family="table-column">
      <style:table-column-properties fo:break-before="auto" style:column-width="3.01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CSV31-10">
      <style:table-properties table:display="true" style:writing-mode="lr-tb"/>
    </style:style>
    <number:number-style style:name="N8000" number:language="es" number:country="ES">
      <number:number number:min-integer-digits="1"/>
    </number:number-style>
    <number:number-style style:name="N8004" number:language="es" number:country="ES">
      <number:number number:decimal-places="2" number:min-integer-digits="1" number:grouping="true"/>
    </number:number-style>
    <number:number-style style:name="N8061" number:language="es" number:country="ES">
      <number:scientific-number number:decimal-places="2" number:min-integer-digits="1" number:min-exponent-digits="2"/>
    </number:number-style>
    <style:style style:name="ce1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Default" style:data-style-name="N8061"/>
    <style:style style:name="ce3" style:family="table-cell" style:parent-style-name="Default" style:data-style-name="N800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SV31-10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3"/>
        <table:table-column table:style-name="co1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<text:a xlink:href="../../../../../../Users/Toni/AppData/Local/Temp/CSV3110.xlsx">Imagen</text:a></text:p>
          </table:table-cell>
          <table:table-cell office:value-type="string">
            <text:p>Nombre</text:p>
          </table:table-cell>
          <table:table-cell office:value-type="string">
            <text:p>Referencia</text:p>
          </table:table-cell>
          <table:table-cell office:value-type="string">
            <text:p>Categoría</text:p>
          </table:table-cell>
          <table:table-cell office:value-type="string">
            <text:p>Precio base</text:p>
          </table:table-cell>
          <table:table-cell office:value-type="string">
            <text:p>Cantidad</text:p>
          </table:table-cell>
          <table:table-cell office:value-type="string">
            <text:p>UNIDADES PACK</text:p>
          </table:table-cell>
          <table:table-cell table:number-columns-repeated="1016"/>
        </table:table-row>
        <table:table-row table:style-name="ro1">
          <table:table-cell office:value-type="float" office:value="8880">
            <text:p>8880</text:p>
          </table:table-cell>
          <table:table-cell office:value-type="string">
            <text:p><text:a xlink:href="../../../../../../Users/Toni/AppData/Local/Temp/CSV3110.xlsx">http://ilusionstore.es/img/p/8880-6819.jpg</text:a></text:p>
          </table:table-cell>
          <table:table-cell office:value-type="string">
            <text:p>PORTATODO TRES COMPARTIMENTOS 7 ENANITOS 12X22X7CM</text:p>
          </table:table-cell>
          <table:table-cell table:style-name="ce2" office:value-type="string">
            <text:p>7E36170</text:p>
          </table:table-cell>
          <table:table-cell office:value-type="string">
            <text:p>7 ENANITOS</text:p>
          </table:table-cell>
          <table:table-cell office:value-type="float" office:value="5.95">
            <text:p>5,9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8879">
            <text:p>8879</text:p>
          </table:table-cell>
          <table:table-cell office:value-type="string">
            <text:p><text:a xlink:href="../../../../../../Users/Toni/AppData/Local/Temp/CSV3110.xlsx">http://ilusionstore.es/img/p/8879-6818.jpg</text:a></text:p>
          </table:table-cell>
          <table:table-cell office:value-type="string">
            <text:p>PORTATODO TRES COMPARTIMENTOS 7 ENANITOS 12X22X7CM</text:p>
          </table:table-cell>
          <table:table-cell table:style-name="ce2" office:value-type="string">
            <text:p>7E36149</text:p>
          </table:table-cell>
          <table:table-cell office:value-type="string">
            <text:p>7 ENANITOS</text:p>
          </table:table-cell>
          <table:table-cell office:value-type="float" office:value="5.95">
            <text:p>5,9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8878">
            <text:p>8878</text:p>
          </table:table-cell>
          <table:table-cell office:value-type="string">
            <text:p><text:a xlink:href="../../../../../../Users/Toni/AppData/Local/Temp/CSV3110.xlsx">http://ilusionstore.es/img/p/8878-6817.jpg</text:a></text:p>
          </table:table-cell>
          <table:table-cell office:value-type="string">
            <text:p>MOCHILA FREE TIME 7 ENANITOS PREMIUM 42X30X20CM.</text:p>
          </table:table-cell>
          <table:table-cell table:style-name="ce2" office:value-type="string">
            <text:p>7E36132</text:p>
          </table:table-cell>
          <table:table-cell office:value-type="string">
            <text:p>7 ENANITOS</text:p>
          </table:table-cell>
          <table:table-cell office:value-type="float" office:value="16.95">
            <text:p>16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814">
            <text:p>8814</text:p>
          </table:table-cell>
          <table:table-cell office:value-type="string">
            <text:p><text:a xlink:href="../../../../../../Users/Toni/AppData/Local/Temp/CSV3110.xlsx">http://ilusionstore.es/img/p/8814-6717.jpg</text:a></text:p>
          </table:table-cell>
          <table:table-cell office:value-type="string">
            <text:p>Mochila Freetime 7Enanitos Disney Seven 42X30X20CM</text:p>
          </table:table-cell>
          <table:table-cell table:style-name="ce2" office:value-type="string">
            <text:p>7E36163</text:p>
          </table:table-cell>
          <table:table-cell office:value-type="string">
            <text:p>7 ENANITOS</text:p>
          </table:table-cell>
          <table:table-cell office:value-type="float" office:value="16.95">
            <text:p>16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647">
            <text:p>9647</text:p>
          </table:table-cell>
          <table:table-cell office:value-type="string">
            <text:p><text:a xlink:href="../../../../../../Users/Toni/AppData/Local/Temp/CSV3110.xlsx">http://ilusionstore.es/img/p/9647-7737.jpg</text:a></text:p>
          </table:table-cell>
          <table:table-cell office:value-type="string">
            <text:p>FIGURA AVENGERS ARTICULADA LA VIUDA NEGRA 30CM</text:p>
          </table:table-cell>
          <table:table-cell office:value-type="string">
            <text:p>AV54078</text:p>
          </table:table-cell>
          <table:table-cell office:value-type="string">
            <text:p>AVENGERS</text:p>
          </table:table-cell>
          <table:table-cell office:value-type="float" office:value="11.25">
            <text:p>11,2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9646">
            <text:p>9646</text:p>
          </table:table-cell>
          <table:table-cell office:value-type="string">
            <text:p><text:a xlink:href="../../../../../../Users/Toni/AppData/Local/Temp/CSV3110.xlsx">http://ilusionstore.es/img/p/9646-7736.jpg</text:a></text:p>
          </table:table-cell>
          <table:table-cell office:value-type="string">
            <text:p>FIGURA TITAN AVENGERS BLACK PANTER ARTIUCADA 30CM</text:p>
          </table:table-cell>
          <table:table-cell office:value-type="string">
            <text:p>AV51077</text:p>
          </table:table-cell>
          <table:table-cell office:value-type="string">
            <text:p>AVENGERS</text:p>
          </table:table-cell>
          <table:table-cell office:value-type="float" office:value="11.25">
            <text:p>11,2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9645">
            <text:p>9645</text:p>
          </table:table-cell>
          <table:table-cell office:value-type="string">
            <text:p><text:a xlink:href="../../../../../../Users/Toni/AppData/Local/Temp/CSV3110.xlsx">http://ilusionstore.es/img/p/9645-7735.jpg</text:a></text:p>
          </table:table-cell>
          <table:table-cell office:value-type="string">
            <text:p>FIGURA AVENGERS CAPITAN AMERICA 30CM ARTICULADA</text:p>
          </table:table-cell>
          <table:table-cell office:value-type="string">
            <text:p>AV51053</text:p>
          </table:table-cell>
          <table:table-cell office:value-type="string">
            <text:p>AVENGERS</text:p>
          </table:table-cell>
          <table:table-cell office:value-type="float" office:value="11.25">
            <text:p>11,2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644">
            <text:p>9644</text:p>
          </table:table-cell>
          <table:table-cell office:value-type="string">
            <text:p><text:a xlink:href="../../../../../../Users/Toni/AppData/Local/Temp/CSV3110.xlsx">http://ilusionstore.es/img/p/9644-7734.jpg</text:a></text:p>
          </table:table-cell>
          <table:table-cell office:value-type="string">
            <text:p>FIGURA TITAN AVENGERS IRON MAN ARTICULADO 30CM</text:p>
          </table:table-cell>
          <table:table-cell office:value-type="string">
            <text:p>AV51046</text:p>
          </table:table-cell>
          <table:table-cell office:value-type="string">
            <text:p>AVENGERS</text:p>
          </table:table-cell>
          <table:table-cell office:value-type="float" office:value="11.25">
            <text:p>11,2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633">
            <text:p>9633</text:p>
          </table:table-cell>
          <table:table-cell office:value-type="string">
            <text:p><text:a xlink:href="../../../../../../Users/Toni/AppData/Local/Temp/CSV3110.xlsx">http://ilusionstore.es/img/p/9633-7723.jpg</text:a></text:p>
          </table:table-cell>
          <table:table-cell office:value-type="string">
            <text:p>MANTA POLAR PREMIUM AVENGERS MARVEL COMICS</text:p>
          </table:table-cell>
          <table:table-cell office:value-type="string">
            <text:p>AV2200-2410</text:p>
          </table:table-cell>
          <table:table-cell office:value-type="string">
            <text:p>AVENGERS</text:p>
          </table:table-cell>
          <table:table-cell office:value-type="float" office:value="3.95">
            <text:p>3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578">
            <text:p>9578</text:p>
          </table:table-cell>
          <table:table-cell office:value-type="string">
            <text:p><text:a xlink:href="../../../../../../Users/Toni/AppData/Local/Temp/CSV3110.xlsx">http://ilusionstore.es/img/p/9578-7668.jpg</text:a></text:p>
          </table:table-cell>
          <table:table-cell office:value-type="string">
            <text:p>PACK 5 PIJAMAS 100% COTTON AVENGERS (T-3/4/5/6/7)</text:p>
          </table:table-cell>
          <table:table-cell office:value-type="string">
            <text:p>AV2200-2304</text:p>
          </table:table-cell>
          <table:table-cell office:value-type="string">
            <text:p>AVENGERS</text:p>
          </table:table-cell>
          <table:table-cell office:value-type="float" office:value="55.5">
            <text:p>55,5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577">
            <text:p>9577</text:p>
          </table:table-cell>
          <table:table-cell office:value-type="string">
            <text:p><text:a xlink:href="../../../../../../Users/Toni/AppData/Local/Temp/CSV3110.xlsx">http://ilusionstore.es/img/p/9577-7667.jpg</text:a></text:p>
          </table:table-cell>
          <table:table-cell office:value-type="string">
            <text:p>SET INVIERNO 3 PZ GORRO+PAÑUELO+GUANTES AVENGERS</text:p>
          </table:table-cell>
          <table:table-cell office:value-type="string">
            <text:p>AV2200-1564</text:p>
          </table:table-cell>
          <table:table-cell office:value-type="string">
            <text:p>AVENGERS</text:p>
          </table:table-cell>
          <table:table-cell office:value-type="float" office:value="4.99">
            <text:p>4,99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9541">
            <text:p>9541</text:p>
          </table:table-cell>
          <table:table-cell office:value-type="string">
            <text:p><text:a xlink:href="../../../../../../Users/Toni/AppData/Local/Temp/CSV3110.xlsx">http://ilusionstore.es/img/p/9541-7631.jpg</text:a></text:p>
          </table:table-cell>
          <table:table-cell office:value-type="string">
            <text:p>PACK 4 PIJAMAS 100%COTTON MINNIE SURT. (T4/6/8/10)</text:p>
          </table:table-cell>
          <table:table-cell office:value-type="string">
            <text:p>AV33616</text:p>
          </table:table-cell>
          <table:table-cell office:value-type="string">
            <text:p>AVENGERS</text:p>
          </table:table-cell>
          <table:table-cell office:value-type="float" office:value="21.5">
            <text:p>21,5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533">
            <text:p>9533</text:p>
          </table:table-cell>
          <table:table-cell office:value-type="string">
            <text:p><text:a xlink:href="../../../../../../Users/Toni/AppData/Local/Temp/CSV3110.xlsx">http://ilusionstore.es/img/p/9533-7623.jpg</text:a></text:p>
          </table:table-cell>
          <table:table-cell office:value-type="string">
            <text:p>PACK 4 CAMISETA AVENGERS COTTON SURT. (T-4/6/8/10)</text:p>
          </table:table-cell>
          <table:table-cell office:value-type="string">
            <text:p>AV03275</text:p>
          </table:table-cell>
          <table:table-cell office:value-type="string">
            <text:p>AVENGERS</text:p>
          </table:table-cell>
          <table:table-cell office:value-type="float" office:value="16.95">
            <text:p>16,95</text:p>
          </table:table-cell>
          <table:table-cell table:number-columns-repeated="2"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483">
            <text:p>9483</text:p>
          </table:table-cell>
          <table:table-cell office:value-type="string">
            <text:p><text:a xlink:href="../../../../../../Users/Toni/AppData/Local/Temp/CSV3110.xlsx">http://ilusionstore.es/img/p/9483-7577.jpg</text:a></text:p>
          </table:table-cell>
          <table:table-cell office:value-type="string">
            <text:p>PACK 5 FLIP FLOP AVENGERS MARVEL</text:p>
          </table:table-cell>
          <table:table-cell office:value-type="string">
            <text:p>AV68245</text:p>
          </table:table-cell>
          <table:table-cell office:value-type="string">
            <text:p>AVENGERS</text:p>
          </table:table-cell>
          <table:table-cell office:value-type="float" office:value="6.5">
            <text:p>6,50</text:p>
          </table:table-cell>
          <table:table-cell table:number-columns-repeated="2"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481">
            <text:p>9481</text:p>
          </table:table-cell>
          <table:table-cell office:value-type="string">
            <text:p><text:a xlink:href="../../../../../../Users/Toni/AppData/Local/Temp/CSV3110.xlsx">http://ilusionstore.es/img/p/9481-7575.jpg</text:a></text:p>
          </table:table-cell>
          <table:table-cell office:value-type="string">
            <text:p>MOCHILA INFANTIL 3D AVENGERS MARVEL 31X25X10CM.</text:p>
          </table:table-cell>
          <table:table-cell office:value-type="string">
            <text:p>AV2100-1971</text:p>
          </table:table-cell>
          <table:table-cell office:value-type="string">
            <text:p>AVENGERS</text:p>
          </table:table-cell>
          <table:table-cell office:value-type="float" office:value="6.99">
            <text:p>6,99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378">
            <text:p>9378</text:p>
          </table:table-cell>
          <table:table-cell office:value-type="string">
            <text:p><text:a xlink:href="../../../../../../Users/Toni/AppData/Local/Temp/CSV3110.xlsx">http://ilusionstore.es/img/p/9378-7471.jpg</text:a></text:p>
          </table:table-cell>
          <table:table-cell office:value-type="string">
            <text:p>BANDOLERA AJUSTABLE AVENGERS MARVEL ICONS</text:p>
          </table:table-cell>
          <table:table-cell office:value-type="string">
            <text:p>AV87312</text:p>
          </table:table-cell>
          <table:table-cell office:value-type="string">
            <text:p>AVENGERS</text:p>
          </table:table-cell>
          <table:table-cell office:value-type="float" office:value="7.5">
            <text:p>7,50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9377">
            <text:p>9377</text:p>
          </table:table-cell>
          <table:table-cell office:value-type="string">
            <text:p><text:a xlink:href="../../../../../../Users/Toni/AppData/Local/Temp/CSV3110.xlsx">http://ilusionstore.es/img/p/9377-7470.jpg</text:a></text:p>
          </table:table-cell>
          <table:table-cell office:value-type="string">
            <text:p>NECESER BANDOLERA ADAPTABLE AVENGERS MARVEL ICONS</text:p>
          </table:table-cell>
          <table:table-cell office:value-type="string">
            <text:p>AV87305</text:p>
          </table:table-cell>
          <table:table-cell office:value-type="string">
            <text:p>AVENGERS</text:p>
          </table:table-cell>
          <table:table-cell office:value-type="float" office:value="8.95">
            <text:p>8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376">
            <text:p>9376</text:p>
          </table:table-cell>
          <table:table-cell office:value-type="string">
            <text:p><text:a xlink:href="../../../../../../Users/Toni/AppData/Local/Temp/CSV3110.xlsx">http://ilusionstore.es/img/p/9376-7469.jpg</text:a></text:p>
          </table:table-cell>
          <table:table-cell office:value-type="string">
            <text:p>BOLSA DEPORTE-VIAJE 45CM. AVENGERS MARVEL ICONS</text:p>
          </table:table-cell>
          <table:table-cell office:value-type="string">
            <text:p>AV87268</text:p>
          </table:table-cell>
          <table:table-cell office:value-type="string">
            <text:p>AVENGERS</text:p>
          </table:table-cell>
          <table:table-cell office:value-type="float" office:value="16.95">
            <text:p>16,95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9375">
            <text:p>9375</text:p>
          </table:table-cell>
          <table:table-cell office:value-type="string">
            <text:p><text:a xlink:href="../../../../../../Users/Toni/AppData/Local/Temp/CSV3110.xlsx">http://ilusionstore.es/img/p/9375-7468.jpg</text:a></text:p>
          </table:table-cell>
          <table:table-cell office:value-type="string">
            <text:p>MOCHILA ADAPTABLE 40CM. AVENGERS MARVEL ICONS</text:p>
          </table:table-cell>
          <table:table-cell office:value-type="string">
            <text:p>AV87244</text:p>
          </table:table-cell>
          <table:table-cell office:value-type="string">
            <text:p>AVENGERS</text:p>
          </table:table-cell>
          <table:table-cell office:value-type="float" office:value="16.95">
            <text:p>16,95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9374">
            <text:p>9374</text:p>
          </table:table-cell>
          <table:table-cell office:value-type="string">
            <text:p><text:a xlink:href="../../../../../../Users/Toni/AppData/Local/Temp/CSV3110.xlsx">http://ilusionstore.es/img/p/9374-7467.jpg</text:a></text:p>
          </table:table-cell>
          <table:table-cell office:value-type="string">
            <text:p>MOCHILA GUARDERIA 28CM. AVENGERS MARVEL ICONS</text:p>
          </table:table-cell>
          <table:table-cell office:value-type="string">
            <text:p>AV87237</text:p>
          </table:table-cell>
          <table:table-cell office:value-type="string">
            <text:p>AVENGERS</text:p>
          </table:table-cell>
          <table:table-cell office:value-type="float" office:value="11.5">
            <text:p>11,5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373">
            <text:p>9373</text:p>
          </table:table-cell>
          <table:table-cell office:value-type="string">
            <text:p><text:a xlink:href="../../../../../../Users/Toni/AppData/Local/Temp/CSV3110.xlsx">http://ilusionstore.es/img/p/9373-7466.jpg</text:a></text:p>
          </table:table-cell>
          <table:table-cell office:value-type="string">
            <text:p>PAÑUELO MULTIUSOS POLAR AVENGERS MARVEL ICON</text:p>
          </table:table-cell>
          <table:table-cell office:value-type="string">
            <text:p>AV2200-2475</text:p>
          </table:table-cell>
          <table:table-cell office:value-type="string">
            <text:p>AVENGERS</text:p>
          </table:table-cell>
          <table:table-cell office:value-type="float" office:value="2.65">
            <text:p>2,65</text:p>
          </table:table-cell>
          <table:table-cell office:value-type="float" office:value="18">
            <text:p>18</text:p>
          </table:table-cell>
          <table:table-cell table:number-columns-repeated="1017"/>
        </table:table-row>
        <table:table-row table:style-name="ro1">
          <table:table-cell office:value-type="float" office:value="9264">
            <text:p>9264</text:p>
          </table:table-cell>
          <table:table-cell office:value-type="string">
            <text:p><text:a xlink:href="../../../../../../Users/Toni/AppData/Local/Temp/CSV3110.xlsx">http://ilusionstore.es/img/p/9264-7360.jpg</text:a></text:p>
          </table:table-cell>
          <table:table-cell office:value-type="string">
            <text:p>PARAGUAS AUTOMATICO AVENGERS MARVEL 45CM.</text:p>
          </table:table-cell>
          <table:table-cell office:value-type="string">
            <text:p>AV2400-0344</text:p>
          </table:table-cell>
          <table:table-cell office:value-type="string">
            <text:p>AVENGERS</text:p>
          </table:table-cell>
          <table:table-cell office:value-type="float" office:value="4.25">
            <text:p>4,2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9263">
            <text:p>9263</text:p>
          </table:table-cell>
          <table:table-cell office:value-type="string">
            <text:p><text:a xlink:href="../../../../../../Users/Toni/AppData/Local/Temp/CSV3110.xlsx">http://ilusionstore.es/img/p/9263-7359.jpg</text:a></text:p>
          </table:table-cell>
          <table:table-cell office:value-type="string">
            <text:p>PACK 12 ZAPATILLA FRANCESA AVENGERS (T-25 A 32)</text:p>
          </table:table-cell>
          <table:table-cell office:value-type="string">
            <text:p>AV2300-2700</text:p>
          </table:table-cell>
          <table:table-cell office:value-type="string">
            <text:p>AVENGERS</text:p>
          </table:table-cell>
          <table:table-cell office:value-type="float" office:value="79.8">
            <text:p>79,8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262">
            <text:p>9262</text:p>
          </table:table-cell>
          <table:table-cell office:value-type="string">
            <text:p><text:a xlink:href="../../../../../../Users/Toni/AppData/Local/Temp/CSV3110.xlsx">http://ilusionstore.es/img/p/9262-7358.jpg</text:a></text:p>
          </table:table-cell>
          <table:table-cell office:value-type="string">
            <text:p>PACK 12 DEPORTIVA BAJA LUZ AVENGERS (T-24 A LA 31)</text:p>
          </table:table-cell>
          <table:table-cell office:value-type="string">
            <text:p>AV2300-2648</text:p>
          </table:table-cell>
          <table:table-cell office:value-type="string">
            <text:p>AVENGERS</text:p>
          </table:table-cell>
          <table:table-cell office:value-type="float" office:value="239.4">
            <text:p>239,4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261">
            <text:p>9261</text:p>
          </table:table-cell>
          <table:table-cell office:value-type="string">
            <text:p><text:a xlink:href="../../../../../../Users/Toni/AppData/Local/Temp/CSV3110.xlsx">http://ilusionstore.es/img/p/9261-7357.jpg</text:a></text:p>
          </table:table-cell>
          <table:table-cell office:value-type="string">
            <text:p>PACK 5 PANTALONES CHANDAL AVENGERS (T-3/4/5/6/7)</text:p>
          </table:table-cell>
          <table:table-cell office:value-type="string">
            <text:p>AV2200-2329</text:p>
          </table:table-cell>
          <table:table-cell office:value-type="string">
            <text:p>AVENGERS</text:p>
          </table:table-cell>
          <table:table-cell office:value-type="float" office:value="38.25">
            <text:p>38,25</text:p>
          </table:table-cell>
          <table:table-cell table:number-columns-repeated="2"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260">
            <text:p>9260</text:p>
          </table:table-cell>
          <table:table-cell office:value-type="string">
            <text:p><text:a xlink:href="../../../../../../Users/Toni/AppData/Local/Temp/CSV3110.xlsx">http://ilusionstore.es/img/p/9260-7356.jpg</text:a></text:p>
          </table:table-cell>
          <table:table-cell office:value-type="string">
            <text:p>PACK 5 SUDADERAS AVENGERS MARVEL (T-3/4/5/6//7)</text:p>
          </table:table-cell>
          <table:table-cell office:value-type="string">
            <text:p>AV2200-2322</text:p>
          </table:table-cell>
          <table:table-cell office:value-type="string">
            <text:p>AVENGERS</text:p>
          </table:table-cell>
          <table:table-cell office:value-type="float" office:value="58.25">
            <text:p>58,2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259">
            <text:p>9259</text:p>
          </table:table-cell>
          <table:table-cell office:value-type="string">
            <text:p><text:a xlink:href="../../../../../../Users/Toni/AppData/Local/Temp/CSV3110.xlsx">http://ilusionstore.es/img/p/9259-7355.jpg</text:a></text:p>
          </table:table-cell>
          <table:table-cell office:value-type="string">
            <text:p>PACK 5 PIJAMAS 100% COTTON AVENGERS (T-3/4/5/6//7)</text:p>
          </table:table-cell>
          <table:table-cell office:value-type="string">
            <text:p>AV2200-2286</text:p>
          </table:table-cell>
          <table:table-cell office:value-type="string">
            <text:p>AVENGERS</text:p>
          </table:table-cell>
          <table:table-cell office:value-type="float" office:value="42.5">
            <text:p>42,50</text:p>
          </table:table-cell>
          <table:table-cell table:number-columns-repeated="2"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071">
            <text:p>9071</text:p>
          </table:table-cell>
          <table:table-cell office:value-type="string">
            <text:p><text:a xlink:href="../../../../../../Users/Toni/AppData/Local/Temp/CSV3110.xlsx">http://ilusionstore.es/img/p/9071-7163.jpg</text:a></text:p>
          </table:table-cell>
          <table:table-cell office:value-type="string">
            <text:p>MOCHILA ESCOLAR CON LUZ AVENGERS MARVEL 41X31X13CM</text:p>
          </table:table-cell>
          <table:table-cell office:value-type="string">
            <text:p>AV2100-2027</text:p>
          </table:table-cell>
          <table:table-cell office:value-type="string">
            <text:p>AVENGERS</text:p>
          </table:table-cell>
          <table:table-cell office:value-type="float" office:value="17.95">
            <text:p>17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980">
            <text:p>8980</text:p>
          </table:table-cell>
          <table:table-cell office:value-type="string">
            <text:p><text:a xlink:href="../../../../../../Users/Toni/AppData/Local/Temp/CSV3110.xlsx">http://ilusionstore.es/img/p/8980-7056.jpg</text:a></text:p>
          </table:table-cell>
          <table:table-cell office:value-type="string">
            <text:p>MOCHILA FREETIME PREMIUM CAPITAN AMERICA 42X30X17</text:p>
          </table:table-cell>
          <table:table-cell office:value-type="string">
            <text:p>AV35524</text:p>
          </table:table-cell>
          <table:table-cell office:value-type="string">
            <text:p>AVENGERS</text:p>
          </table:table-cell>
          <table:table-cell office:value-type="float" office:value="16.95">
            <text:p>16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961">
            <text:p>8961</text:p>
          </table:table-cell>
          <table:table-cell office:value-type="string">
            <text:p><text:a xlink:href="../../../../../../Users/Toni/AppData/Local/Temp/CSV3110.xlsx">http://ilusionstore.es/img/p/8961-7052.jpg</text:a></text:p>
          </table:table-cell>
          <table:table-cell office:value-type="string">
            <text:p>FIGURA IRON MAN PVC MARVEL 9CM.</text:p>
          </table:table-cell>
          <table:table-cell office:value-type="string">
            <text:p>AV23773</text:p>
          </table:table-cell>
          <table:table-cell office:value-type="string">
            <text:p>AVENGERS</text:p>
          </table:table-cell>
          <table:table-cell office:value-type="float" office:value="2.65">
            <text:p>2,65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8960">
            <text:p>8960</text:p>
          </table:table-cell>
          <table:table-cell office:value-type="string">
            <text:p><text:a xlink:href="../../../../../../Users/Toni/AppData/Local/Temp/CSV3110.xlsx">http://ilusionstore.es/img/p/8960-7053.jpg</text:a></text:p>
          </table:table-cell>
          <table:table-cell office:value-type="string">
            <text:p>FIGURA CAPITAN AMERICA PVC 9CM.</text:p>
          </table:table-cell>
          <table:table-cell office:value-type="string">
            <text:p>AV23766</text:p>
          </table:table-cell>
          <table:table-cell office:value-type="string">
            <text:p>AVENGERS</text:p>
          </table:table-cell>
          <table:table-cell office:value-type="float" office:value="2.65">
            <text:p>2,65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8922">
            <text:p>8922</text:p>
          </table:table-cell>
          <table:table-cell office:value-type="string">
            <text:p><text:a xlink:href="../../../../../../Users/Toni/AppData/Local/Temp/CSV3110.xlsx">http://ilusionstore.es/img/p/8922-7031.jpg</text:a></text:p>
          </table:table-cell>
          <table:table-cell office:value-type="string">
            <text:p>SET COMEDOR / VIAJE AVENGERS MARVEL 5 PIEZAS</text:p>
          </table:table-cell>
          <table:table-cell office:value-type="string">
            <text:p>AV2500-0686</text:p>
          </table:table-cell>
          <table:table-cell office:value-type="string">
            <text:p>AVENGERS</text:p>
          </table:table-cell>
          <table:table-cell office:value-type="float" office:value="4.6">
            <text:p>4,60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8915">
            <text:p>8915</text:p>
          </table:table-cell>
          <table:table-cell office:value-type="string">
            <text:p><text:a xlink:href="../../../../../../Users/Toni/AppData/Local/Temp/CSV3110.xlsx">http://ilusionstore.es/img/p/8915-6863.jpg</text:a></text:p>
          </table:table-cell>
          <table:table-cell office:value-type="string">
            <text:p>RELOJ DE PARED AVENGERS MARVEL 25CM.</text:p>
          </table:table-cell>
          <table:table-cell office:value-type="string">
            <text:p>AV73403</text:p>
          </table:table-cell>
          <table:table-cell office:value-type="string">
            <text:p>AVENGERS</text:p>
          </table:table-cell>
          <table:table-cell office:value-type="float" office:value="1.95">
            <text:p>1,9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8906">
            <text:p>8906</text:p>
          </table:table-cell>
          <table:table-cell office:value-type="string">
            <text:p><text:a xlink:href="../../../../../../Users/Toni/AppData/Local/Temp/CSV3110.xlsx">http://ilusionstore.es/img/p/8906-6854.jpg</text:a></text:p>
          </table:table-cell>
          <table:table-cell office:value-type="string">
            <text:p>PORTATODO TRIPLE CAPITAN AMERICA MARVEL 10X23X6 CM</text:p>
          </table:table-cell>
          <table:table-cell office:value-type="string">
            <text:p>AV35531</text:p>
          </table:table-cell>
          <table:table-cell office:value-type="string">
            <text:p>AVENGERS</text:p>
          </table:table-cell>
          <table:table-cell office:value-type="float" office:value="5.95">
            <text:p>5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897">
            <text:p>8897</text:p>
          </table:table-cell>
          <table:table-cell office:value-type="string">
            <text:p><text:a xlink:href="../../../../../../Users/Toni/AppData/Local/Temp/CSV3110.xlsx">http://ilusionstore.es/img/p/8897-6836.jpg</text:a></text:p>
          </table:table-cell>
          <table:table-cell office:value-type="string">
            <text:p>MOCHILA REVERSIBLE AVENGERS MARVEL 41X31X14CM.</text:p>
          </table:table-cell>
          <table:table-cell office:value-type="string">
            <text:p>AV2100-2016</text:p>
          </table:table-cell>
          <table:table-cell office:value-type="string">
            <text:p>AVENGERS</text:p>
          </table:table-cell>
          <table:table-cell office:value-type="float" office:value="15.95">
            <text:p>15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795">
            <text:p>8795</text:p>
          </table:table-cell>
          <table:table-cell office:value-type="string">
            <text:p><text:a xlink:href="../../../../../../Users/Toni/AppData/Local/Temp/CSV3110.xlsx">http://ilusionstore.es/img/p/8795-6681.jpg</text:a></text:p>
          </table:table-cell>
          <table:table-cell office:value-type="string">
            <text:p>PLUMIER TRIPLE RELLENO AVENGERS MARVEL GIOTTO</text:p>
          </table:table-cell>
          <table:table-cell office:value-type="string">
            <text:p>AV2700-0185</text:p>
          </table:table-cell>
          <table:table-cell office:value-type="string">
            <text:p>AVENGERS</text:p>
          </table:table-cell>
          <table:table-cell office:value-type="float" office:value="9.95">
            <text:p>9,95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8741">
            <text:p>8741</text:p>
          </table:table-cell>
          <table:table-cell office:value-type="string">
            <text:p><text:a xlink:href="../../../../../../Users/Toni/AppData/Local/Temp/CSV3110.xlsx">http://ilusionstore.es/img/p/8741-6599.jpg</text:a></text:p>
          </table:table-cell>
          <table:table-cell office:value-type="string">
            <text:p>MOCHILA ESCOLAR ADAPTABLE 42CM. AVENGERS MARVEL</text:p>
          </table:table-cell>
          <table:table-cell office:value-type="string">
            <text:p>AV2100-1797</text:p>
          </table:table-cell>
          <table:table-cell office:value-type="string">
            <text:p>AVENGERS</text:p>
          </table:table-cell>
          <table:table-cell office:value-type="float" office:value="15.95">
            <text:p>15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740">
            <text:p>8740</text:p>
          </table:table-cell>
          <table:table-cell office:value-type="string">
            <text:p><text:a xlink:href="../../../../../../Users/Toni/AppData/Local/Temp/CSV3110.xlsx">http://ilusionstore.es/img/p/8740-6598.jpg</text:a></text:p>
          </table:table-cell>
          <table:table-cell office:value-type="string">
            <text:p>MOCHILA INFANTIL 28CM. AVENGERS MARVEL MOSAICO</text:p>
          </table:table-cell>
          <table:table-cell office:value-type="string">
            <text:p>AV2100-1791</text:p>
          </table:table-cell>
          <table:table-cell office:value-type="string">
            <text:p>AVENGERS</text:p>
          </table:table-cell>
          <table:table-cell office:value-type="float" office:value="8.95">
            <text:p>8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681">
            <text:p>8681</text:p>
          </table:table-cell>
          <table:table-cell office:value-type="string">
            <text:p><text:a xlink:href="../../../../../../Users/Toni/AppData/Local/Temp/CSV3110.xlsx">http://ilusionstore.es/img/p/8681-6528.jpg</text:a></text:p>
          </table:table-cell>
          <table:table-cell office:value-type="string">
            <text:p>VASO APILABLE 260ML. AVENGERS GALLERY MARVEL</text:p>
          </table:table-cell>
          <table:table-cell office:value-type="string">
            <text:p>AV97070</text:p>
          </table:table-cell>
          <table:table-cell office:value-type="string">
            <text:p>AVENGERS</text:p>
          </table:table-cell>
          <table:table-cell office:value-type="float" office:value="0.45">
            <text:p>0,4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680">
            <text:p>8680</text:p>
          </table:table-cell>
          <table:table-cell office:value-type="string">
            <text:p><text:a xlink:href="../../../../../../Users/Toni/AppData/Local/Temp/CSV3110.xlsx">http://ilusionstore.es/img/p/8680-6527.jpg</text:a></text:p>
          </table:table-cell>
          <table:table-cell office:value-type="string">
            <text:p>SANDWICHERA CUADRADA AVERNGERS GALLERY MARVEL</text:p>
          </table:table-cell>
          <table:table-cell office:value-type="string">
            <text:p>AV77744</text:p>
          </table:table-cell>
          <table:table-cell office:value-type="string">
            <text:p>AVENGERS</text:p>
          </table:table-cell>
          <table:table-cell office:value-type="float" office:value="1.35">
            <text:p>1,3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679">
            <text:p>8679</text:p>
          </table:table-cell>
          <table:table-cell office:value-type="string">
            <text:p><text:a xlink:href="../../../../../../Users/Toni/AppData/Local/Temp/CSV3110.xlsx">http://ilusionstore.es/img/p/8679-6526.jpg</text:a></text:p>
          </table:table-cell>
          <table:table-cell office:value-type="string">
            <text:p>BOTELLA SPORT 400ML. AVENGERS GALLERY MARVEL</text:p>
          </table:table-cell>
          <table:table-cell office:value-type="string">
            <text:p>AV77324</text:p>
          </table:table-cell>
          <table:table-cell office:value-type="string">
            <text:p>AVENGERS</text:p>
          </table:table-cell>
          <table:table-cell office:value-type="float" office:value="1.45">
            <text:p>1,4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678">
            <text:p>8678</text:p>
          </table:table-cell>
          <table:table-cell office:value-type="string">
            <text:p><text:a xlink:href="../../../../../../Users/Toni/AppData/Local/Temp/CSV3110.xlsx">http://ilusionstore.es/img/p/8678-6525.jpg</text:a></text:p>
          </table:table-cell>
          <table:table-cell office:value-type="string">
            <text:p>VASO DE CAÑA 430ML. AVENGERS GALLERY MARVEL</text:p>
          </table:table-cell>
          <table:table-cell office:value-type="string">
            <text:p>AV77300</text:p>
          </table:table-cell>
          <table:table-cell office:value-type="string">
            <text:p>AVENGERS</text:p>
          </table:table-cell>
          <table:table-cell office:value-type="float" office:value="1.2">
            <text:p>1,2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677">
            <text:p>8677</text:p>
          </table:table-cell>
          <table:table-cell office:value-type="string">
            <text:p><text:a xlink:href="../../../../../../Users/Toni/AppData/Local/Temp/CSV3110.xlsx">http://ilusionstore.es/img/p/8677-6524.jpg</text:a></text:p>
          </table:table-cell>
          <table:table-cell office:value-type="string">
            <text:p>TAZA MICROONDAS AVENGERS 350ML. GALLERY</text:p>
          </table:table-cell>
          <table:table-cell office:value-type="string">
            <text:p>AV77041</text:p>
          </table:table-cell>
          <table:table-cell office:value-type="string">
            <text:p>AVENGERS</text:p>
          </table:table-cell>
          <table:table-cell office:value-type="float" office:value="1.25">
            <text:p>1,25</text:p>
          </table:table-cell>
          <table:table-cell office:value-type="float" office:value="25">
            <text:p>25</text:p>
          </table:table-cell>
          <table:table-cell table:number-columns-repeated="1017"/>
        </table:table-row>
        <table:table-row table:style-name="ro1">
          <table:table-cell office:value-type="float" office:value="8502">
            <text:p>8502</text:p>
          </table:table-cell>
          <table:table-cell office:value-type="string">
            <text:p><text:a xlink:href="../../../../../../Users/Toni/AppData/Local/Temp/CSV3110.xlsx">http://ilusionstore.es/img/p/8502-6342.jpg</text:a></text:p>
          </table:table-cell>
          <table:table-cell office:value-type="string">
            <text:p>PORTATODO NECESER 3 COMPARTIMENTOS AVENGERS ICE</text:p>
          </table:table-cell>
          <table:table-cell office:value-type="string">
            <text:p>AV23264</text:p>
          </table:table-cell>
          <table:table-cell office:value-type="string">
            <text:p>AVENGERS</text:p>
          </table:table-cell>
          <table:table-cell office:value-type="float" office:value="4.5">
            <text:p>4,5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8500">
            <text:p>8500</text:p>
          </table:table-cell>
          <table:table-cell office:value-type="string">
            <text:p><text:a xlink:href="../../../../../../Users/Toni/AppData/Local/Temp/CSV3110.xlsx">http://ilusionstore.es/img/p/8500-6340.jpg</text:a></text:p>
          </table:table-cell>
          <table:table-cell office:value-type="string">
            <text:p>BOLSA DE VIAJE-DEPORTE AVENGERS ICE 40X28X22CM.</text:p>
          </table:table-cell>
          <table:table-cell office:value-type="string">
            <text:p>AV23233</text:p>
          </table:table-cell>
          <table:table-cell office:value-type="string">
            <text:p>AVENGERS</text:p>
          </table:table-cell>
          <table:table-cell office:value-type="float" office:value="8.95">
            <text:p>8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499">
            <text:p>8499</text:p>
          </table:table-cell>
          <table:table-cell office:value-type="string">
            <text:p><text:a xlink:href="../../../../../../Users/Toni/AppData/Local/Temp/CSV3110.xlsx">http://ilusionstore.es/img/p/8499-6339.jpg</text:a></text:p>
          </table:table-cell>
          <table:table-cell office:value-type="string">
            <text:p>TROLLEY MOCHILA COMPACT 2R. AVENGERS ICE</text:p>
          </table:table-cell>
          <table:table-cell office:value-type="string">
            <text:p>AV23226</text:p>
          </table:table-cell>
          <table:table-cell office:value-type="string">
            <text:p>AVENGERS</text:p>
          </table:table-cell>
          <table:table-cell office:value-type="float" office:value="28.95">
            <text:p>28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497">
            <text:p>8497</text:p>
          </table:table-cell>
          <table:table-cell office:value-type="string">
            <text:p><text:a xlink:href="../../../../../../Users/Toni/AppData/Local/Temp/CSV3110.xlsx">http://ilusionstore.es/img/p/8497-6337.jpg</text:a></text:p>
          </table:table-cell>
          <table:table-cell office:value-type="string">
            <text:p>MOCHILA ESCOLAR ADAPTABLE 38 CM.AVENGERS ICE</text:p>
          </table:table-cell>
          <table:table-cell office:value-type="string">
            <text:p>AV23172</text:p>
          </table:table-cell>
          <table:table-cell office:value-type="string">
            <text:p>AVENGERS</text:p>
          </table:table-cell>
          <table:table-cell office:value-type="float" office:value="14.95">
            <text:p>14,95</text:p>
          </table:table-cell>
          <table:table-cell office:value-type="float" office:value="18">
            <text:p>18</text:p>
          </table:table-cell>
          <table:table-cell table:number-columns-repeated="1017"/>
        </table:table-row>
        <table:table-row table:style-name="ro1">
          <table:table-cell office:value-type="float" office:value="8328">
            <text:p>8328</text:p>
          </table:table-cell>
          <table:table-cell office:value-type="string">
            <text:p><text:a xlink:href="../../../../../../Users/Toni/AppData/Local/Temp/CSV3110.xlsx">http://ilusionstore.es/img/p/8328-6171.jpg</text:a></text:p>
          </table:table-cell>
          <table:table-cell office:value-type="string">
            <text:p>TOALLA PLAYA MICRO AVENGERS MARVEL (70X140CM)250GR</text:p>
          </table:table-cell>
          <table:table-cell office:value-type="string">
            <text:p>AV2200-2179</text:p>
          </table:table-cell>
          <table:table-cell office:value-type="string">
            <text:p>AVENGERS</text:p>
          </table:table-cell>
          <table:table-cell office:value-type="float" office:value="4.65">
            <text:p>4,6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327">
            <text:p>8327</text:p>
          </table:table-cell>
          <table:table-cell office:value-type="string">
            <text:p><text:a xlink:href="../../../../../../Users/Toni/AppData/Local/Temp/CSV3110.xlsx">http://ilusionstore.es/img/p/8327-6170.jpg</text:a></text:p>
          </table:table-cell>
          <table:table-cell office:value-type="string">
            <text:p>TOALLA PLAYA 100% ALGODN AVENGERS MARVEL(70X140CM)</text:p>
          </table:table-cell>
          <table:table-cell office:value-type="string">
            <text:p>AV2200-2156</text:p>
          </table:table-cell>
          <table:table-cell office:value-type="string">
            <text:p>AVENGERS</text:p>
          </table:table-cell>
          <table:table-cell office:value-type="float" office:value="6.95">
            <text:p>6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321">
            <text:p>8321</text:p>
          </table:table-cell>
          <table:table-cell office:value-type="string">
            <text:p><text:a xlink:href="../../../../../../Users/Toni/AppData/Local/Temp/CSV3110.xlsx">http://ilusionstore.es/img/p/8321-6164.jpg</text:a></text:p>
          </table:table-cell>
          <table:table-cell office:value-type="string">
            <text:p>MOCHILA CASUAL AVENGERS MARVEL (32X40X15CM.)</text:p>
          </table:table-cell>
          <table:table-cell office:value-type="string">
            <text:p>AV2100-1755</text:p>
          </table:table-cell>
          <table:table-cell office:value-type="string">
            <text:p>AVENGERS</text:p>
          </table:table-cell>
          <table:table-cell office:value-type="float" office:value="9.8">
            <text:p>9,8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297">
            <text:p>8297</text:p>
          </table:table-cell>
          <table:table-cell office:value-type="string">
            <text:p><text:a xlink:href="../../../../../../Users/Toni/AppData/Local/Temp/CSV3110.xlsx">http://ilusionstore.es/img/p/8297-6140.jpg</text:a></text:p>
          </table:table-cell>
          <table:table-cell office:value-type="string">
            <text:p>CANTIMPLORA ALUMINIO SURTIDA AVENGER MARVEL 500ML.</text:p>
          </table:table-cell>
          <table:table-cell office:value-type="string">
            <text:p>AV74530</text:p>
          </table:table-cell>
          <table:table-cell office:value-type="string">
            <text:p>AVENGERS</text:p>
          </table:table-cell>
          <table:table-cell office:value-type="float" office:value="2.95">
            <text:p>2,95</text:p>
          </table:table-cell>
          <table:table-cell office:value-type="float" office:value="52">
            <text:p>52</text:p>
          </table:table-cell>
          <table:table-cell table:number-columns-repeated="1017"/>
        </table:table-row>
        <table:table-row table:style-name="ro1">
          <table:table-cell office:value-type="float" office:value="7290">
            <text:p>7290</text:p>
          </table:table-cell>
          <table:table-cell office:value-type="string">
            <text:p><text:a xlink:href="../../../../../../Users/Toni/AppData/Local/Temp/CSV3110.xlsx">http://ilusionstore.es/img/p/7290-5043.jpg</text:a></text:p>
          </table:table-cell>
          <table:table-cell office:value-type="string">
            <text:p>MOCHILA GUARDERIA 3D IRON MAN MARVEL</text:p>
          </table:table-cell>
          <table:table-cell office:value-type="string">
            <text:p>AV2100-1600</text:p>
          </table:table-cell>
          <table:table-cell office:value-type="string">
            <text:p>AVENGERS</text:p>
          </table:table-cell>
          <table:table-cell office:value-type="float" office:value="6.99">
            <text:p>6,99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7289">
            <text:p>7289</text:p>
          </table:table-cell>
          <table:table-cell office:value-type="string">
            <text:p><text:a xlink:href="../../../../../../Users/Toni/AppData/Local/Temp/CSV3110.xlsx">http://ilusionstore.es/img/p/7289-5042.jpg</text:a></text:p>
          </table:table-cell>
          <table:table-cell office:value-type="string">
            <text:p>MOCHILA GUARDERIA 3D CAPITAN AMERICA MARVEL</text:p>
          </table:table-cell>
          <table:table-cell office:value-type="string">
            <text:p>AV2100-1598</text:p>
          </table:table-cell>
          <table:table-cell office:value-type="string">
            <text:p>AVENGERS</text:p>
          </table:table-cell>
          <table:table-cell office:value-type="float" office:value="6.99">
            <text:p>6,99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5072">
            <text:p>5072</text:p>
          </table:table-cell>
          <table:table-cell office:value-type="string">
            <text:p><text:a xlink:href="../../../../../../Users/Toni/AppData/Local/Temp/CSV3110.xlsx">http://ilusionstore.es/img/p/5072-2321.jpg</text:a></text:p>
          </table:table-cell>
          <table:table-cell office:value-type="string">
            <text:p>MOCHILA 40CM ADAPTABLE SQUARES AVENGERS 2CREMALLER</text:p>
          </table:table-cell>
          <table:table-cell office:value-type="string">
            <text:p>AV96475</text:p>
          </table:table-cell>
          <table:table-cell office:value-type="string">
            <text:p>AVENGERS</text:p>
          </table:table-cell>
          <table:table-cell office:value-type="float" office:value="17.95">
            <text:p>17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5059">
            <text:p>5059</text:p>
          </table:table-cell>
          <table:table-cell office:value-type="string">
            <text:p><text:a xlink:href="../../../../../../Users/Toni/AppData/Local/Temp/CSV3110.xlsx">http://ilusionstore.es/img/p/5059-2309.jpg</text:a></text:p>
          </table:table-cell>
          <table:table-cell office:value-type="string">
            <text:p>MOCHILA 28CM AVENGERS SQUARES</text:p>
          </table:table-cell>
          <table:table-cell office:value-type="string">
            <text:p>AV87671</text:p>
          </table:table-cell>
          <table:table-cell office:value-type="string">
            <text:p>AVENGERS</text:p>
          </table:table-cell>
          <table:table-cell office:value-type="float" office:value="8.95">
            <text:p>8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5012">
            <text:p>5012</text:p>
          </table:table-cell>
          <table:table-cell office:value-type="string">
            <text:p><text:a xlink:href="../../../../../../Users/Toni/AppData/Local/Temp/CSV3110.xlsx">http://ilusionstore.es/img/p/5012-3832.jpg</text:a></text:p>
          </table:table-cell>
          <table:table-cell office:value-type="string">
            <text:p>TOALLA PLAYA AVENGERS EARTH MARVEL 140X70CM</text:p>
          </table:table-cell>
          <table:table-cell office:value-type="string">
            <text:p>AV45684</text:p>
          </table:table-cell>
          <table:table-cell office:value-type="string">
            <text:p>AVENGERS</text:p>
          </table:table-cell>
          <table:table-cell office:value-type="float" office:value="5.45">
            <text:p>5,4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5002">
            <text:p>5002</text:p>
          </table:table-cell>
          <table:table-cell office:value-type="string">
            <text:p><text:a xlink:href="../../../../../../Users/Toni/AppData/Local/Temp/CSV3110.xlsx">http://ilusionstore.es/img/p/5002-2259.jpg</text:a></text:p>
          </table:table-cell>
          <table:table-cell office:value-type="string">
            <text:p>GYM SAC CAPITAN AMERICA VS IRON MAN</text:p>
          </table:table-cell>
          <table:table-cell office:value-type="string">
            <text:p>AV30493</text:p>
          </table:table-cell>
          <table:table-cell office:value-type="string">
            <text:p>AVENGERS</text:p>
          </table:table-cell>
          <table:table-cell office:value-type="float" office:value="3.95">
            <text:p>3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4979">
            <text:p>4979</text:p>
          </table:table-cell>
          <table:table-cell office:value-type="string">
            <text:p><text:a xlink:href="../../../../../../Users/Toni/AppData/Local/Temp/CSV3110.xlsx">http://ilusionstore.es/img/p/4979-2237.jpg</text:a></text:p>
          </table:table-cell>
          <table:table-cell office:value-type="string">
            <text:p>MANTA POLAR AVENGERS MARVEL</text:p>
          </table:table-cell>
          <table:table-cell office:value-type="string">
            <text:p>AV2200-0515</text:p>
          </table:table-cell>
          <table:table-cell office:value-type="string">
            <text:p>AVENGERS</text:p>
          </table:table-cell>
          <table:table-cell office:value-type="float" office:value="4.4">
            <text:p>4,4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4964">
            <text:p>4964</text:p>
          </table:table-cell>
          <table:table-cell office:value-type="string">
            <text:p><text:a xlink:href="../../../../../../Users/Toni/AppData/Local/Temp/CSV3110.xlsx">http://ilusionstore.es/img/p/4964-2222.jpg</text:a></text:p>
          </table:table-cell>
          <table:table-cell office:value-type="string">
            <text:p>MOCHILA 3D AVENGERS</text:p>
          </table:table-cell>
          <table:table-cell office:value-type="string">
            <text:p>AV2100-0920</text:p>
          </table:table-cell>
          <table:table-cell office:value-type="string">
            <text:p>AVENGERS</text:p>
          </table:table-cell>
          <table:table-cell office:value-type="float" office:value="5.5">
            <text:p>5,5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4963">
            <text:p>4963</text:p>
          </table:table-cell>
          <table:table-cell office:value-type="string">
            <text:p><text:a xlink:href="../../../../../../Users/Toni/AppData/Local/Temp/CSV3110.xlsx">http://ilusionstore.es/img/p/4963-2221.jpg</text:a></text:p>
          </table:table-cell>
          <table:table-cell office:value-type="string">
            <text:p>MOCHILA 3D AVENGERS IRONMAN</text:p>
          </table:table-cell>
          <table:table-cell office:value-type="string">
            <text:p>AV2100-0662</text:p>
          </table:table-cell>
          <table:table-cell office:value-type="string">
            <text:p>AVENGERS</text:p>
          </table:table-cell>
          <table:table-cell office:value-type="float" office:value="5.5">
            <text:p>5,5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962">
            <text:p>4962</text:p>
          </table:table-cell>
          <table:table-cell office:value-type="string">
            <text:p><text:a xlink:href="../../../../../../Users/Toni/AppData/Local/Temp/CSV3110.xlsx">http://ilusionstore.es/img/p/4962-2220.jpg</text:a></text:p>
          </table:table-cell>
          <table:table-cell office:value-type="string">
            <text:p>MOCHILA 3D AVENGERS HULK</text:p>
          </table:table-cell>
          <table:table-cell office:value-type="string">
            <text:p>AV2100-0661</text:p>
          </table:table-cell>
          <table:table-cell office:value-type="string">
            <text:p>AVENGERS</text:p>
          </table:table-cell>
          <table:table-cell office:value-type="float" office:value="6.99">
            <text:p>6,99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4961">
            <text:p>4961</text:p>
          </table:table-cell>
          <table:table-cell office:value-type="string">
            <text:p><text:a xlink:href="../../../../../../Users/Toni/AppData/Local/Temp/CSV3110.xlsx">http://ilusionstore.es/img/p/4961-2219.jpg</text:a></text:p>
          </table:table-cell>
          <table:table-cell office:value-type="string">
            <text:p>MOCHILA 3D AVENGERS</text:p>
          </table:table-cell>
          <table:table-cell office:value-type="string">
            <text:p>AV2100-0660</text:p>
          </table:table-cell>
          <table:table-cell office:value-type="string">
            <text:p>AVENGERS</text:p>
          </table:table-cell>
          <table:table-cell office:value-type="float" office:value="5.5">
            <text:p>5,5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9648">
            <text:p>9648</text:p>
          </table:table-cell>
          <table:table-cell office:value-type="string">
            <text:p><text:a xlink:href="../../../../../../Users/Toni/AppData/Local/Temp/CSV3110.xlsx">http://ilusionstore.es/img/p/9648-7738.jpg</text:a></text:p>
          </table:table-cell>
          <table:table-cell office:value-type="string">
            <text:p>FIGURA ARTICULADA BATMAN DC COMICS 30CM.</text:p>
          </table:table-cell>
          <table:table-cell office:value-type="string">
            <text:p>BAT04606</text:p>
          </table:table-cell>
          <table:table-cell office:value-type="string">
            <text:p>BATMAN</text:p>
          </table:table-cell>
          <table:table-cell office:value-type="float" office:value="10.95">
            <text:p>10,9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9072">
            <text:p>9072</text:p>
          </table:table-cell>
          <table:table-cell office:value-type="string">
            <text:p><text:a xlink:href="../../../../../../Users/Toni/AppData/Local/Temp/CSV3110.xlsx">http://ilusionstore.es/img/p/9072-7164.jpg</text:a></text:p>
          </table:table-cell>
          <table:table-cell office:value-type="string">
            <text:p>MOCHILA ESCOLAR CON LUZ BATMAN 41X31X13CM.</text:p>
          </table:table-cell>
          <table:table-cell office:value-type="string">
            <text:p>BAT2100-2029</text:p>
          </table:table-cell>
          <table:table-cell office:value-type="string">
            <text:p>BATMAN</text:p>
          </table:table-cell>
          <table:table-cell office:value-type="float" office:value="17.95">
            <text:p>17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928">
            <text:p>8928</text:p>
          </table:table-cell>
          <table:table-cell office:value-type="string">
            <text:p><text:a xlink:href="../../../../../../Users/Toni/AppData/Local/Temp/CSV3110.xlsx">http://ilusionstore.es/img/p/8928-7011.jpg</text:a></text:p>
          </table:table-cell>
          <table:table-cell office:value-type="string">
            <text:p>MOCHILA REVERSIBLE BATMAN VS SUPERMAN 41X31X14CM.</text:p>
          </table:table-cell>
          <table:table-cell office:value-type="string">
            <text:p>BVS2100-2017</text:p>
          </table:table-cell>
          <table:table-cell office:value-type="string">
            <text:p>BATMAN V SUPERMAN</text:p>
          </table:table-cell>
          <table:table-cell office:value-type="float" office:value="15.95">
            <text:p>15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927">
            <text:p>8927</text:p>
          </table:table-cell>
          <table:table-cell office:value-type="string">
            <text:p><text:a xlink:href="../../../../../../Users/Toni/AppData/Local/Temp/CSV3110.xlsx">http://ilusionstore.es/img/p/8927-7014.jpg</text:a></text:p>
          </table:table-cell>
          <table:table-cell office:value-type="string">
            <text:p>MOCHILA ESCOLAR 3D BATMAN DC COMICS 41X31X13CM.</text:p>
          </table:table-cell>
          <table:table-cell office:value-type="string">
            <text:p>BVS2100-1989</text:p>
          </table:table-cell>
          <table:table-cell office:value-type="string">
            <text:p>BATMAN V SUPERMAN</text:p>
          </table:table-cell>
          <table:table-cell office:value-type="float" office:value="13.95">
            <text:p>13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926">
            <text:p>8926</text:p>
          </table:table-cell>
          <table:table-cell office:value-type="string">
            <text:p><text:a xlink:href="../../../../../../Users/Toni/AppData/Local/Temp/CSV3110.xlsx">http://ilusionstore.es/img/p/8926-7018.jpg</text:a></text:p>
          </table:table-cell>
          <table:table-cell office:value-type="string">
            <text:p>MOCHILA INFANTIL 3D SUPERMAN DC COMICS 31X25X10CM.</text:p>
          </table:table-cell>
          <table:table-cell office:value-type="string">
            <text:p>BVS2100-1973</text:p>
          </table:table-cell>
          <table:table-cell office:value-type="string">
            <text:p>BATMAN V SUPERMAN</text:p>
          </table:table-cell>
          <table:table-cell office:value-type="float" office:value="6.99">
            <text:p>6,99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925">
            <text:p>8925</text:p>
          </table:table-cell>
          <table:table-cell office:value-type="string">
            <text:p><text:a xlink:href="../../../../../../Users/Toni/AppData/Local/Temp/CSV3110.xlsx">http://ilusionstore.es/img/p/8925-7022.jpg</text:a></text:p>
          </table:table-cell>
          <table:table-cell office:value-type="string">
            <text:p>MOCHILA INFANTIL 3D BATMAN DC COMICS 31X25X10CM.</text:p>
          </table:table-cell>
          <table:table-cell office:value-type="string">
            <text:p>BVS2100-1972</text:p>
          </table:table-cell>
          <table:table-cell office:value-type="string">
            <text:p>BATMAN V SUPERMAN</text:p>
          </table:table-cell>
          <table:table-cell office:value-type="float" office:value="6.99">
            <text:p>6,99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662">
            <text:p>9662</text:p>
          </table:table-cell>
          <table:table-cell office:value-type="string">
            <text:p><text:a xlink:href="../../../../../../Users/Toni/AppData/Local/Temp/CSV3110.xlsx">http://ilusionstore.es/img/p/9662-7752.jpg</text:a></text:p>
          </table:table-cell>
          <table:table-cell office:value-type="string">
            <text:p>PORTATODO BOX BETTY BOOP STREETS 11X18X7CM</text:p>
          </table:table-cell>
          <table:table-cell office:value-type="string">
            <text:p>BB65651</text:p>
          </table:table-cell>
          <table:table-cell office:value-type="string">
            <text:p>BETTY BOOP</text:p>
          </table:table-cell>
          <table:table-cell office:value-type="float" office:value="7.95">
            <text:p>7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661">
            <text:p>9661</text:p>
          </table:table-cell>
          <table:table-cell office:value-type="string">
            <text:p><text:a xlink:href="../../../../../../Users/Toni/AppData/Local/Temp/CSV3110.xlsx">http://ilusionstore.es/img/p/9661-7751.jpg</text:a></text:p>
          </table:table-cell>
          <table:table-cell office:value-type="string">
            <text:p>BILLETERO MEDIANO BETTY BOOP STREETS 10X15X3CM</text:p>
          </table:table-cell>
          <table:table-cell office:value-type="string">
            <text:p>BB65644</text:p>
          </table:table-cell>
          <table:table-cell office:value-type="string">
            <text:p>BETTY BOOP</text:p>
          </table:table-cell>
          <table:table-cell office:value-type="float" office:value="9.95">
            <text:p>9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660">
            <text:p>9660</text:p>
          </table:table-cell>
          <table:table-cell office:value-type="string">
            <text:p><text:a xlink:href="../../../../../../Users/Toni/AppData/Local/Temp/CSV3110.xlsx">http://ilusionstore.es/img/p/9660-7750.jpg</text:a></text:p>
          </table:table-cell>
          <table:table-cell office:value-type="string">
            <text:p>BILLETERO LARGO BETTY BOOP STREETS 10X20X3CM</text:p>
          </table:table-cell>
          <table:table-cell office:value-type="string">
            <text:p>BB65637</text:p>
          </table:table-cell>
          <table:table-cell office:value-type="string">
            <text:p>BETTY BOOP</text:p>
          </table:table-cell>
          <table:table-cell office:value-type="float" office:value="12.5">
            <text:p>12,5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659">
            <text:p>9659</text:p>
          </table:table-cell>
          <table:table-cell office:value-type="string">
            <text:p><text:a xlink:href="../../../../../../Users/Toni/AppData/Local/Temp/CSV3110.xlsx">http://ilusionstore.es/img/p/9659-7749.jpg</text:a></text:p>
          </table:table-cell>
          <table:table-cell office:value-type="string">
            <text:p>BOLSO TOTE BAG BETTY BOOP 45 STREETS 28X45X17.5CM</text:p>
          </table:table-cell>
          <table:table-cell office:value-type="string">
            <text:p>BB65613</text:p>
          </table:table-cell>
          <table:table-cell office:value-type="string">
            <text:p>BETTY BOOP</text:p>
          </table:table-cell>
          <table:table-cell office:value-type="float" office:value="21.5">
            <text:p>21,5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658">
            <text:p>9658</text:p>
          </table:table-cell>
          <table:table-cell office:value-type="string">
            <text:p><text:a xlink:href="../../../../../../Users/Toni/AppData/Local/Temp/CSV3110.xlsx">http://ilusionstore.es/img/p/9658-7748.jpg</text:a></text:p>
          </table:table-cell>
          <table:table-cell office:value-type="string">
            <text:p>MOCHILA SOFT BACKPACK STREETS BETTY BOOP 33X29X18</text:p>
          </table:table-cell>
          <table:table-cell office:value-type="string">
            <text:p>BB65590</text:p>
          </table:table-cell>
          <table:table-cell office:value-type="string">
            <text:p>BETTY BOOP</text:p>
          </table:table-cell>
          <table:table-cell office:value-type="float" office:value="19.5">
            <text:p>19,5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9657">
            <text:p>9657</text:p>
          </table:table-cell>
          <table:table-cell office:value-type="string">
            <text:p><text:a xlink:href="../../../../../../Users/Toni/AppData/Local/Temp/CSV3110.xlsx">http://ilusionstore.es/img/p/9657-7747.jpg</text:a></text:p>
          </table:table-cell>
          <table:table-cell office:value-type="string">
            <text:p>BOLSO MUSSION STREETS BETTY BOOP 19X20X8CM</text:p>
          </table:table-cell>
          <table:table-cell office:value-type="string">
            <text:p>BB65576</text:p>
          </table:table-cell>
          <table:table-cell office:value-type="string">
            <text:p>BETTY BOOP</text:p>
          </table:table-cell>
          <table:table-cell office:value-type="float" office:value="12.95">
            <text:p>12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656">
            <text:p>9656</text:p>
          </table:table-cell>
          <table:table-cell office:value-type="string">
            <text:p><text:a xlink:href="../../../../../../Users/Toni/AppData/Local/Temp/CSV3110.xlsx">http://ilusionstore.es/img/p/9656-7746.jpg</text:a></text:p>
          </table:table-cell>
          <table:table-cell office:value-type="string">
            <text:p>BOLSO ACTION MINI VERTICAL BETTY BOOP STREETS</text:p>
          </table:table-cell>
          <table:table-cell office:value-type="string">
            <text:p>BB65569</text:p>
          </table:table-cell>
          <table:table-cell office:value-type="string">
            <text:p>BETTY BOOP</text:p>
          </table:table-cell>
          <table:table-cell office:value-type="float" office:value="7.5">
            <text:p>7,5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9655">
            <text:p>9655</text:p>
          </table:table-cell>
          <table:table-cell office:value-type="string">
            <text:p><text:a xlink:href="../../../../../../Users/Toni/AppData/Local/Temp/CSV3110.xlsx">http://ilusionstore.es/img/p/9655-7745.jpg</text:a></text:p>
          </table:table-cell>
          <table:table-cell office:value-type="string">
            <text:p>BOLSO ACTION BETTY BOOP HANDY STREETS 17X28X1.5CM</text:p>
          </table:table-cell>
          <table:table-cell office:value-type="string">
            <text:p>BB65552</text:p>
          </table:table-cell>
          <table:table-cell office:value-type="string">
            <text:p>BETTY BOOP</text:p>
          </table:table-cell>
          <table:table-cell office:value-type="float" office:value="9.95">
            <text:p>9,9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214">
            <text:p>9214</text:p>
          </table:table-cell>
          <table:table-cell office:value-type="string">
            <text:p><text:a xlink:href="../../../../../../Users/Toni/AppData/Local/Temp/CSV3110.xlsx">http://ilusionstore.es/img/p/9214-7306.jpg</text:a></text:p>
          </table:table-cell>
          <table:table-cell office:value-type="string">
            <text:p>MONEDERO SOFT WALLET BETTY BOOP NOIR 19X11.5X3.5CM</text:p>
          </table:table-cell>
          <table:table-cell office:value-type="string">
            <text:p>BB65064</text:p>
          </table:table-cell>
          <table:table-cell office:value-type="string">
            <text:p>BETTY BOOP</text:p>
          </table:table-cell>
          <table:table-cell office:value-type="float" office:value="11.5">
            <text:p>11,5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213">
            <text:p>9213</text:p>
          </table:table-cell>
          <table:table-cell office:value-type="string">
            <text:p><text:a xlink:href="../../../../../../Users/Toni/AppData/Local/Temp/CSV3110.xlsx">http://ilusionstore.es/img/p/9213-7305.jpg</text:a></text:p>
          </table:table-cell>
          <table:table-cell office:value-type="string">
            <text:p>PORTATODO BOX HS BETTY BOOP NOIR 19X10X8CM.</text:p>
          </table:table-cell>
          <table:table-cell office:value-type="string">
            <text:p>BB65040</text:p>
          </table:table-cell>
          <table:table-cell office:value-type="string">
            <text:p>BETTY BOOP</text:p>
          </table:table-cell>
          <table:table-cell office:value-type="float" office:value="5.1">
            <text:p>5,1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212">
            <text:p>9212</text:p>
          </table:table-cell>
          <table:table-cell office:value-type="string">
            <text:p><text:a xlink:href="../../../../../../Users/Toni/AppData/Local/Temp/CSV3110.xlsx">http://ilusionstore.es/img/p/9212-7304.jpg</text:a></text:p>
          </table:table-cell>
          <table:table-cell office:value-type="string">
            <text:p>BANDOLERA BASIC VERTICAL BETTY BOOP NOIR 30X23X5CM</text:p>
          </table:table-cell>
          <table:table-cell office:value-type="string">
            <text:p>BB65002</text:p>
          </table:table-cell>
          <table:table-cell office:value-type="string">
            <text:p>BETTY BOOP</text:p>
          </table:table-cell>
          <table:table-cell office:value-type="float" office:value="9.95">
            <text:p>9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211">
            <text:p>9211</text:p>
          </table:table-cell>
          <table:table-cell office:value-type="string">
            <text:p><text:a xlink:href="../../../../../../Users/Toni/AppData/Local/Temp/CSV3110.xlsx">http://ilusionstore.es/img/p/9211-7303.jpg</text:a></text:p>
          </table:table-cell>
          <table:table-cell office:value-type="string">
            <text:p>BANDOLERA BASIC VERTICAL HS BETTY BOOP 30X23X5CM.</text:p>
          </table:table-cell>
          <table:table-cell office:value-type="string">
            <text:p>BB64982</text:p>
          </table:table-cell>
          <table:table-cell office:value-type="string">
            <text:p>BETTY BOOP</text:p>
          </table:table-cell>
          <table:table-cell office:value-type="float" office:value="9.95">
            <text:p>9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210">
            <text:p>9210</text:p>
          </table:table-cell>
          <table:table-cell office:value-type="string">
            <text:p><text:a xlink:href="../../../../../../Users/Toni/AppData/Local/Temp/CSV3110.xlsx">http://ilusionstore.es/img/p/9210-7302.jpg</text:a></text:p>
          </table:table-cell>
          <table:table-cell office:value-type="string">
            <text:p>BOLSO CLAMY BETTY BOOP HS ROUGE 28.5X33X20CM</text:p>
          </table:table-cell>
          <table:table-cell office:value-type="string">
            <text:p>BB64975</text:p>
          </table:table-cell>
          <table:table-cell office:value-type="string">
            <text:p>BETTY BOOP</text:p>
          </table:table-cell>
          <table:table-cell office:value-type="float" office:value="8.95">
            <text:p>8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209">
            <text:p>9209</text:p>
          </table:table-cell>
          <table:table-cell office:value-type="string">
            <text:p><text:a xlink:href="../../../../../../Users/Toni/AppData/Local/Temp/CSV3110.xlsx">http://ilusionstore.es/img/p/9209-7301.jpg</text:a></text:p>
          </table:table-cell>
          <table:table-cell office:value-type="string">
            <text:p>MONEDERO SOFT WALLET BETTY BOOP ROUGE 19X11.5X3.5</text:p>
          </table:table-cell>
          <table:table-cell office:value-type="string">
            <text:p>BB64944</text:p>
          </table:table-cell>
          <table:table-cell office:value-type="string">
            <text:p>BETTY BOOP</text:p>
          </table:table-cell>
          <table:table-cell office:value-type="float" office:value="11.5">
            <text:p>11,5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208">
            <text:p>9208</text:p>
          </table:table-cell>
          <table:table-cell office:value-type="string">
            <text:p><text:a xlink:href="../../../../../../Users/Toni/AppData/Local/Temp/CSV3110.xlsx">http://ilusionstore.es/img/p/9208-7300.jpg</text:a></text:p>
          </table:table-cell>
          <table:table-cell office:value-type="string">
            <text:p>BANDOLERA BASIC HORIZONTAL HS BETTY BOOP 24X15X13</text:p>
          </table:table-cell>
          <table:table-cell office:value-type="string">
            <text:p>BB64135</text:p>
          </table:table-cell>
          <table:table-cell office:value-type="string">
            <text:p>BETTY BOOP</text:p>
          </table:table-cell>
          <table:table-cell office:value-type="float" office:value="10.5">
            <text:p>10,5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207">
            <text:p>9207</text:p>
          </table:table-cell>
          <table:table-cell office:value-type="string">
            <text:p><text:a xlink:href="../../../../../../Users/Toni/AppData/Local/Temp/CSV3110.xlsx">http://ilusionstore.es/img/p/9207-7299.jpg</text:a></text:p>
          </table:table-cell>
          <table:table-cell office:value-type="string">
            <text:p>SACO MOCHILA STRAP BETTY BOOP NOIR 34X41X1CM.</text:p>
          </table:table-cell>
          <table:table-cell office:value-type="string">
            <text:p>BB64128</text:p>
          </table:table-cell>
          <table:table-cell office:value-type="string">
            <text:p>BETTY BOOP</text:p>
          </table:table-cell>
          <table:table-cell office:value-type="float" office:value="7.95">
            <text:p>7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206">
            <text:p>9206</text:p>
          </table:table-cell>
          <table:table-cell office:value-type="string">
            <text:p><text:a xlink:href="../../../../../../Users/Toni/AppData/Local/Temp/CSV3110.xlsx">http://ilusionstore.es/img/p/9206-7298.jpg</text:a></text:p>
          </table:table-cell>
          <table:table-cell office:value-type="string">
            <text:p>BILLETERO LARGO HS BETTY BOOP NOIR 20X10.5X4CM.</text:p>
          </table:table-cell>
          <table:table-cell office:value-type="string">
            <text:p>BB64098</text:p>
          </table:table-cell>
          <table:table-cell office:value-type="string">
            <text:p>BETTY BOOP</text:p>
          </table:table-cell>
          <table:table-cell office:value-type="float" office:value="10.95">
            <text:p>10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205">
            <text:p>9205</text:p>
          </table:table-cell>
          <table:table-cell office:value-type="string">
            <text:p><text:a xlink:href="../../../../../../Users/Toni/AppData/Local/Temp/CSV3110.xlsx">http://ilusionstore.es/img/p/9205-7297.jpg</text:a></text:p>
          </table:table-cell>
          <table:table-cell office:value-type="string">
            <text:p>BOLSO ACTION HANDY BETTY BOOP NOIR 28.5X33X20CM.</text:p>
          </table:table-cell>
          <table:table-cell office:value-type="string">
            <text:p>BB64081</text:p>
          </table:table-cell>
          <table:table-cell office:value-type="string">
            <text:p>BETTY BOOP</text:p>
          </table:table-cell>
          <table:table-cell office:value-type="float" office:value="7.95">
            <text:p>7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9204">
            <text:p>9204</text:p>
          </table:table-cell>
          <table:table-cell office:value-type="string">
            <text:p><text:a xlink:href="../../../../../../Users/Toni/AppData/Local/Temp/CSV3110.xlsx">http://ilusionstore.es/img/p/9204-7296.jpg</text:a></text:p>
          </table:table-cell>
          <table:table-cell office:value-type="string">
            <text:p>BOLSO SATCHEL GRANDE BETTY BOOP NOIR 35X23X16CM.</text:p>
          </table:table-cell>
          <table:table-cell office:value-type="string">
            <text:p>BB64067</text:p>
          </table:table-cell>
          <table:table-cell office:value-type="string">
            <text:p>BETTY BOOP</text:p>
          </table:table-cell>
          <table:table-cell office:value-type="float" office:value="17.5">
            <text:p>17,5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9203">
            <text:p>9203</text:p>
          </table:table-cell>
          <table:table-cell office:value-type="string">
            <text:p><text:a xlink:href="../../../../../../Users/Toni/AppData/Local/Temp/CSV3110.xlsx">http://ilusionstore.es/img/p/9203-7295.jpg</text:a></text:p>
          </table:table-cell>
          <table:table-cell office:value-type="string">
            <text:p>PORTATODO BOX HS BETTY BOOP ROUGE 19X10X8CM</text:p>
          </table:table-cell>
          <table:table-cell office:value-type="string">
            <text:p>BB64050</text:p>
          </table:table-cell>
          <table:table-cell office:value-type="string">
            <text:p>BETTY BOOP</text:p>
          </table:table-cell>
          <table:table-cell office:value-type="float" office:value="5.1">
            <text:p>5,1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202">
            <text:p>9202</text:p>
          </table:table-cell>
          <table:table-cell office:value-type="string">
            <text:p><text:a xlink:href="../../../../../../Users/Toni/AppData/Local/Temp/CSV3110.xlsx">http://ilusionstore.es/img/p/9202-7294.jpg</text:a></text:p>
          </table:table-cell>
          <table:table-cell office:value-type="string">
            <text:p>SACO MOCHILA STRAP BETTY BOOP ROUGE 34X41X1CM.</text:p>
          </table:table-cell>
          <table:table-cell office:value-type="string">
            <text:p>BB64043</text:p>
          </table:table-cell>
          <table:table-cell office:value-type="string">
            <text:p>BETTY BOOP</text:p>
          </table:table-cell>
          <table:table-cell office:value-type="float" office:value="7.95">
            <text:p>7,9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9201">
            <text:p>9201</text:p>
          </table:table-cell>
          <table:table-cell office:value-type="string">
            <text:p><text:a xlink:href="../../../../../../Users/Toni/AppData/Local/Temp/CSV3110.xlsx">http://ilusionstore.es/img/p/9201-7293.jpg</text:a></text:p>
          </table:table-cell>
          <table:table-cell office:value-type="string">
            <text:p>BILLETERO LARGO HS BETTY BOOP ROUGE 20X10.5X4CM.</text:p>
          </table:table-cell>
          <table:table-cell office:value-type="string">
            <text:p>BB64012</text:p>
          </table:table-cell>
          <table:table-cell office:value-type="string">
            <text:p>BETTY BOOP</text:p>
          </table:table-cell>
          <table:table-cell office:value-type="float" office:value="10.95">
            <text:p>10,9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200">
            <text:p>9200</text:p>
          </table:table-cell>
          <table:table-cell office:value-type="string">
            <text:p><text:a xlink:href="../../../../../../Users/Toni/AppData/Local/Temp/CSV3110.xlsx">http://ilusionstore.es/img/p/9200-7292.jpg</text:a></text:p>
          </table:table-cell>
          <table:table-cell office:value-type="string">
            <text:p>BOLSO ACTION HANDY BETTY BOOP ROUGE 28.5X33X20CM.</text:p>
          </table:table-cell>
          <table:table-cell office:value-type="string">
            <text:p>BB64005</text:p>
          </table:table-cell>
          <table:table-cell office:value-type="string">
            <text:p>BETTY BOOP</text:p>
          </table:table-cell>
          <table:table-cell office:value-type="float" office:value="7.95">
            <text:p>7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9199">
            <text:p>9199</text:p>
          </table:table-cell>
          <table:table-cell office:value-type="string">
            <text:p><text:a xlink:href="../../../../../../Users/Toni/AppData/Local/Temp/CSV3110.xlsx">http://ilusionstore.es/img/p/9199-7291.jpg</text:a></text:p>
          </table:table-cell>
          <table:table-cell office:value-type="string">
            <text:p>BOLSO SATCHEL HS BETTY BOOP ROUGE 26X19X10CM.</text:p>
          </table:table-cell>
          <table:table-cell office:value-type="string">
            <text:p>BB63992</text:p>
          </table:table-cell>
          <table:table-cell office:value-type="string">
            <text:p>BETTY BOOP</text:p>
          </table:table-cell>
          <table:table-cell office:value-type="float" office:value="14.5">
            <text:p>14,5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088">
            <text:p>5088</text:p>
          </table:table-cell>
          <table:table-cell office:value-type="string">
            <text:p><text:a xlink:href="../../../../../../Users/Toni/AppData/Local/Temp/CSV3110.xlsx">http://ilusionstore.es/img/p/5088-2332.jpg</text:a></text:p>
          </table:table-cell>
          <table:table-cell office:value-type="string">
            <text:p>BETTY BOOP BILLETERO AMSTERDAM</text:p>
          </table:table-cell>
          <table:table-cell office:value-type="string">
            <text:p>BB39454</text:p>
          </table:table-cell>
          <table:table-cell office:value-type="string">
            <text:p>BETTY BOOP</text:p>
          </table:table-cell>
          <table:table-cell office:value-type="float" office:value="9.95">
            <text:p>9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087">
            <text:p>5087</text:p>
          </table:table-cell>
          <table:table-cell office:value-type="string">
            <text:p><text:a xlink:href="../../../../../../Users/Toni/AppData/Local/Temp/CSV3110.xlsx">http://ilusionstore.es/img/p/5087-3836.jpg</text:a></text:p>
          </table:table-cell>
          <table:table-cell office:value-type="string">
            <text:p>PORTATODO BETTY BOOP CHUPA CHUPS</text:p>
          </table:table-cell>
          <table:table-cell office:value-type="string">
            <text:p>BB29684</text:p>
          </table:table-cell>
          <table:table-cell office:value-type="string">
            <text:p>BETTY BOOP</text:p>
          </table:table-cell>
          <table:table-cell office:value-type="float" office:value="4.45">
            <text:p>4,4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332">
            <text:p>8332</text:p>
          </table:table-cell>
          <table:table-cell office:value-type="string">
            <text:p><text:a xlink:href="../../../../../../Users/Toni/AppData/Local/Temp/CSV3110.xlsx">http://ilusionstore.es/img/p/8332-6175.jpg</text:a></text:p>
          </table:table-cell>
          <table:table-cell office:value-type="string">
            <text:p>GORRA BLAZE SURTIDA (T53CM.) DE 3 A 8 AÑOS.</text:p>
          </table:table-cell>
          <table:table-cell office:value-type="string">
            <text:p>BLA2200-2017</text:p>
          </table:table-cell>
          <table:table-cell office:value-type="string">
            <text:p>BLAZE</text:p>
          </table:table-cell>
          <table:table-cell office:value-type="float" office:value="2.6">
            <text:p>2,6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236">
            <text:p>7236</text:p>
          </table:table-cell>
          <table:table-cell office:value-type="string">
            <text:p><text:a xlink:href="../../../../../../Users/Toni/AppData/Local/Temp/CSV3110.xlsx">http://ilusionstore.es/img/p/7236-4952.jpg</text:a></text:p>
          </table:table-cell>
          <table:table-cell office:value-type="string">
            <text:p>MOCHILA TROLLEY 3D 31CM. BLAZE MONSTER MACHINES</text:p>
          </table:table-cell>
          <table:table-cell office:value-type="string">
            <text:p>BLA2100-1603</text:p>
          </table:table-cell>
          <table:table-cell office:value-type="string">
            <text:p>BLAZE</text:p>
          </table:table-cell>
          <table:table-cell office:value-type="float" office:value="10.95">
            <text:p>10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668">
            <text:p>9668</text:p>
          </table:table-cell>
          <table:table-cell office:value-type="string">
            <text:p><text:a xlink:href="../../../../../../Users/Toni/AppData/Local/Temp/CSV3110.xlsx">http://ilusionstore.es/img/p/9668-7758.jpg</text:a></text:p>
          </table:table-cell>
          <table:table-cell office:value-type="string">
            <text:p>SACO STRAP CARS 3 POLE DISNEY 35X25.5X1CM</text:p>
          </table:table-cell>
          <table:table-cell office:value-type="string">
            <text:p>CR63596</text:p>
          </table:table-cell>
          <table:table-cell office:value-type="string">
            <text:p>CARS</text:p>
          </table:table-cell>
          <table:table-cell office:value-type="float" office:value="4.5">
            <text:p>4,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9667">
            <text:p>9667</text:p>
          </table:table-cell>
          <table:table-cell office:value-type="string">
            <text:p><text:a xlink:href="../../../../../../Users/Toni/AppData/Local/Temp/CSV3110.xlsx">http://ilusionstore.es/img/p/9667-7757.jpg</text:a></text:p>
          </table:table-cell>
          <table:table-cell office:value-type="string">
            <text:p>MOCHILA 3D CON LUZ Y SONIDO CARS 3 30X24X9CM.</text:p>
          </table:table-cell>
          <table:table-cell office:value-type="string">
            <text:p>CR2100-2162</text:p>
          </table:table-cell>
          <table:table-cell office:value-type="string">
            <text:p>CARS</text:p>
          </table:table-cell>
          <table:table-cell office:value-type="float" office:value="12.95">
            <text:p>12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635">
            <text:p>9635</text:p>
          </table:table-cell>
          <table:table-cell office:value-type="string">
            <text:p><text:a xlink:href="../../../../../../Users/Toni/AppData/Local/Temp/CSV3110.xlsx">http://ilusionstore.es/img/p/9635-7725.jpg</text:a></text:p>
          </table:table-cell>
          <table:table-cell office:value-type="string">
            <text:p>SET 3 PIEZAS INVIERNO CARS 3 PAÑUELO+GORRO+GUANTES</text:p>
          </table:table-cell>
          <table:table-cell office:value-type="string">
            <text:p>CR2200-2545</text:p>
          </table:table-cell>
          <table:table-cell office:value-type="string">
            <text:p>CARS</text:p>
          </table:table-cell>
          <table:table-cell office:value-type="float" office:value="6.6">
            <text:p>6,60</text:p>
          </table:table-cell>
          <table:table-cell office:value-type="float" office:value="17">
            <text:p>17</text:p>
          </table:table-cell>
          <table:table-cell table:number-columns-repeated="1017"/>
        </table:table-row>
        <table:table-row table:style-name="ro1">
          <table:table-cell office:value-type="float" office:value="9582">
            <text:p>9582</text:p>
          </table:table-cell>
          <table:table-cell office:value-type="string">
            <text:p><text:a xlink:href="../../../../../../Users/Toni/AppData/Local/Temp/CSV3110.xlsx">http://ilusionstore.es/img/p/9582-7672.jpg</text:a></text:p>
          </table:table-cell>
          <table:table-cell office:value-type="string">
            <text:p>PARAGUAS AUTOMATICO 45CM. CARS 3 DISNEY</text:p>
          </table:table-cell>
          <table:table-cell office:value-type="string">
            <text:p>CR2400-0353</text:p>
          </table:table-cell>
          <table:table-cell office:value-type="string">
            <text:p>CARS</text:p>
          </table:table-cell>
          <table:table-cell office:value-type="float" office:value="4.25">
            <text:p>4,25</text:p>
          </table:table-cell>
          <table:table-cell office:value-type="float" office:value="18">
            <text:p>18</text:p>
          </table:table-cell>
          <table:table-cell table:number-columns-repeated="1017"/>
        </table:table-row>
        <table:table-row table:style-name="ro1">
          <table:table-cell office:value-type="float" office:value="9581">
            <text:p>9581</text:p>
          </table:table-cell>
          <table:table-cell office:value-type="string">
            <text:p><text:a xlink:href="../../../../../../Users/Toni/AppData/Local/Temp/CSV3110.xlsx">http://ilusionstore.es/img/p/9581-7671.jpg</text:a></text:p>
          </table:table-cell>
          <table:table-cell office:value-type="string">
            <text:p>MANTA POLAR PREMIUM CARS 3 DISNEY 100X150CM.</text:p>
          </table:table-cell>
          <table:table-cell office:value-type="string">
            <text:p>CR2200-2413</text:p>
          </table:table-cell>
          <table:table-cell office:value-type="string">
            <text:p>CARS</text:p>
          </table:table-cell>
          <table:table-cell office:value-type="float" office:value="3.95">
            <text:p>3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542">
            <text:p>9542</text:p>
          </table:table-cell>
          <table:table-cell office:value-type="string">
            <text:p><text:a xlink:href="../../../../../../Users/Toni/AppData/Local/Temp/CSV3110.xlsx">http://ilusionstore.es/img/p/9542-7632.jpg</text:a></text:p>
          </table:table-cell>
          <table:table-cell office:value-type="string">
            <text:p>PACK 4 CHANDAL CARS DISNEY SURTIDO (T-3//4//6//8)</text:p>
          </table:table-cell>
          <table:table-cell office:value-type="string">
            <text:p>CR16947</text:p>
          </table:table-cell>
          <table:table-cell office:value-type="string">
            <text:p>CARS</text:p>
          </table:table-cell>
          <table:table-cell office:value-type="float" office:value="45.95">
            <text:p>45,9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393">
            <text:p>9393</text:p>
          </table:table-cell>
          <table:table-cell office:value-type="string">
            <text:p><text:a xlink:href="../../../../../../Users/Toni/AppData/Local/Temp/CSV3110.xlsx">http://ilusionstore.es/img/p/9393-7486.jpg</text:a></text:p>
          </table:table-cell>
          <table:table-cell office:value-type="string">
            <text:p>MALETA SEMIRIGIDA 50CM. 2RUEDAS CARS 3 RACING TEAM</text:p>
          </table:table-cell>
          <table:table-cell office:value-type="string">
            <text:p>CR32310</text:p>
          </table:table-cell>
          <table:table-cell office:value-type="string">
            <text:p>CARS</text:p>
          </table:table-cell>
          <table:table-cell office:value-type="float" office:value="27.95">
            <text:p>27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392">
            <text:p>9392</text:p>
          </table:table-cell>
          <table:table-cell office:value-type="string">
            <text:p><text:a xlink:href="../../../../../../Users/Toni/AppData/Local/Temp/CSV3110.xlsx">http://ilusionstore.es/img/p/9392-7485.jpg</text:a></text:p>
          </table:table-cell>
          <table:table-cell office:value-type="string">
            <text:p>PORTATODO 2 CREMALLERAS CARS 3 DISNEY RACING</text:p>
          </table:table-cell>
          <table:table-cell office:value-type="string">
            <text:p>CR32273</text:p>
          </table:table-cell>
          <table:table-cell office:value-type="string">
            <text:p>CARS</text:p>
          </table:table-cell>
          <table:table-cell office:value-type="float" office:value="2.7">
            <text:p>2,7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391">
            <text:p>9391</text:p>
          </table:table-cell>
          <table:table-cell office:value-type="string">
            <text:p><text:a xlink:href="../../../../../../Users/Toni/AppData/Local/Temp/CSV3110.xlsx">http://ilusionstore.es/img/p/9391-7484.jpg</text:a></text:p>
          </table:table-cell>
          <table:table-cell office:value-type="string">
            <text:p>GYM SAC CARS 3 DISNEY RACING TEAMS 38X28CM.</text:p>
          </table:table-cell>
          <table:table-cell office:value-type="string">
            <text:p>CR32266</text:p>
          </table:table-cell>
          <table:table-cell office:value-type="string">
            <text:p>CARS</text:p>
          </table:table-cell>
          <table:table-cell office:value-type="float" office:value="3.95">
            <text:p>3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390">
            <text:p>9390</text:p>
          </table:table-cell>
          <table:table-cell office:value-type="string">
            <text:p><text:a xlink:href="../../../../../../Users/Toni/AppData/Local/Temp/CSV3110.xlsx">http://ilusionstore.es/img/p/9390-7483.jpg</text:a></text:p>
          </table:table-cell>
          <table:table-cell office:value-type="string">
            <text:p>BOLSA DEPORTE-VIAJE CARS 3 DISNEY RACING TEAM 40CM</text:p>
          </table:table-cell>
          <table:table-cell office:value-type="string">
            <text:p>CR32242</text:p>
          </table:table-cell>
          <table:table-cell office:value-type="string">
            <text:p>CARS</text:p>
          </table:table-cell>
          <table:table-cell office:value-type="float" office:value="8.95">
            <text:p>8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389">
            <text:p>9389</text:p>
          </table:table-cell>
          <table:table-cell office:value-type="string">
            <text:p><text:a xlink:href="../../../../../../Users/Toni/AppData/Local/Temp/CSV3110.xlsx">http://ilusionstore.es/img/p/9389-7482.jpg</text:a></text:p>
          </table:table-cell>
          <table:table-cell office:value-type="string">
            <text:p>MOCHILA ESCOLAR ADAPTABLE CARS 3 RACING TEAM 38CM.</text:p>
          </table:table-cell>
          <table:table-cell office:value-type="string">
            <text:p>CR32198</text:p>
          </table:table-cell>
          <table:table-cell office:value-type="string">
            <text:p>CARS</text:p>
          </table:table-cell>
          <table:table-cell office:value-type="float" office:value="13.95">
            <text:p>13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388">
            <text:p>9388</text:p>
          </table:table-cell>
          <table:table-cell office:value-type="string">
            <text:p><text:a xlink:href="../../../../../../Users/Toni/AppData/Local/Temp/CSV3110.xlsx">http://ilusionstore.es/img/p/9388-7481.jpg</text:a></text:p>
          </table:table-cell>
          <table:table-cell office:value-type="string">
            <text:p>MOCHILA GUARDERIA CARS 3 28CM. RACING TEAMS</text:p>
          </table:table-cell>
          <table:table-cell office:value-type="string">
            <text:p>CR32167</text:p>
          </table:table-cell>
          <table:table-cell office:value-type="string">
            <text:p>CARS</text:p>
          </table:table-cell>
          <table:table-cell office:value-type="float" office:value="8.95">
            <text:p>8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387">
            <text:p>9387</text:p>
          </table:table-cell>
          <table:table-cell office:value-type="string">
            <text:p><text:a xlink:href="../../../../../../Users/Toni/AppData/Local/Temp/CSV3110.xlsx">http://ilusionstore.es/img/p/9387-7480.jpg</text:a></text:p>
          </table:table-cell>
          <table:table-cell office:value-type="string">
            <text:p>TAZA MICROONDAS 350ML. CARS 3 DISNEY RACING</text:p>
          </table:table-cell>
          <table:table-cell office:value-type="string">
            <text:p>CR27044</text:p>
          </table:table-cell>
          <table:table-cell office:value-type="string">
            <text:p>CARS</text:p>
          </table:table-cell>
          <table:table-cell office:value-type="float" office:value="1.25">
            <text:p>1,25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9295">
            <text:p>9295</text:p>
          </table:table-cell>
          <table:table-cell office:value-type="string">
            <text:p><text:a xlink:href="../../../../../../Users/Toni/AppData/Local/Temp/CSV3110.xlsx">http://ilusionstore.es/img/p/9295-7390.jpg</text:a></text:p>
          </table:table-cell>
          <table:table-cell office:value-type="string">
            <text:p>GORRO INVIERNO CON LUZ CARS 3 DISNEY</text:p>
          </table:table-cell>
          <table:table-cell office:value-type="string">
            <text:p>CR2200-2568</text:p>
          </table:table-cell>
          <table:table-cell office:value-type="string">
            <text:p>CARS</text:p>
          </table:table-cell>
          <table:table-cell office:value-type="float" office:value="5.65">
            <text:p>5,6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294">
            <text:p>9294</text:p>
          </table:table-cell>
          <table:table-cell office:value-type="string">
            <text:p><text:a xlink:href="../../../../../../Users/Toni/AppData/Local/Temp/CSV3110.xlsx">http://ilusionstore.es/img/p/9294-7389.jpg</text:a></text:p>
          </table:table-cell>
          <table:table-cell office:value-type="string">
            <text:p>PAÑUELO POLAR MULTIUSOS CARS 3 DISNEY</text:p>
          </table:table-cell>
          <table:table-cell office:value-type="string">
            <text:p>CR2200-2478</text:p>
          </table:table-cell>
          <table:table-cell office:value-type="string">
            <text:p>CARS</text:p>
          </table:table-cell>
          <table:table-cell office:value-type="float" office:value="2.65">
            <text:p>2,65</text:p>
          </table:table-cell>
          <table:table-cell office:value-type="float" office:value="19">
            <text:p>19</text:p>
          </table:table-cell>
          <table:table-cell table:number-columns-repeated="1017"/>
        </table:table-row>
        <table:table-row table:style-name="ro1">
          <table:table-cell office:value-type="float" office:value="9293">
            <text:p>9293</text:p>
          </table:table-cell>
          <table:table-cell office:value-type="string">
            <text:p><text:a xlink:href="../../../../../../Users/Toni/AppData/Local/Temp/CSV3110.xlsx">http://ilusionstore.es/img/p/9293-7523.jpg</text:a></text:p>
          </table:table-cell>
          <table:table-cell office:value-type="string">
            <text:p>PACK 6 CAJITAS SLIPS CARS 3 DISNEY (T-2-3/4-5/6-8)</text:p>
          </table:table-cell>
          <table:table-cell office:value-type="string">
            <text:p>CR01887</text:p>
          </table:table-cell>
          <table:table-cell office:value-type="string">
            <text:p>CARS</text:p>
          </table:table-cell>
          <table:table-cell office:value-type="float" office:value="13.5">
            <text:p>13,5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9256">
            <text:p>9256</text:p>
          </table:table-cell>
          <table:table-cell office:value-type="string">
            <text:p><text:a xlink:href="../../../../../../Users/Toni/AppData/Local/Temp/CSV3110.xlsx">http://ilusionstore.es/img/p/9256-7348.jpg</text:a></text:p>
          </table:table-cell>
          <table:table-cell office:value-type="string">
            <text:p>PACK 12 CALCETINES CARS DISNEY T-23-26/27-30/31-34</text:p>
          </table:table-cell>
          <table:table-cell office:value-type="string">
            <text:p>CR01023</text:p>
          </table:table-cell>
          <table:table-cell office:value-type="string">
            <text:p>CARS</text:p>
          </table:table-cell>
          <table:table-cell office:value-type="float" office:value="9.95">
            <text:p>9,9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146">
            <text:p>9146</text:p>
          </table:table-cell>
          <table:table-cell office:value-type="string">
            <text:p><text:a xlink:href="../../../../../../Users/Toni/AppData/Local/Temp/CSV3110.xlsx">http://ilusionstore.es/img/p/9146-7238.jpg</text:a></text:p>
          </table:table-cell>
          <table:table-cell office:value-type="string">
            <text:p>BOTELLA SPORT CARS RACERS EDGE DISNEY 400ML.</text:p>
          </table:table-cell>
          <table:table-cell office:value-type="string">
            <text:p>CR27327</text:p>
          </table:table-cell>
          <table:table-cell office:value-type="string">
            <text:p>CARS</text:p>
          </table:table-cell>
          <table:table-cell office:value-type="float" office:value="1.45">
            <text:p>1,45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float" office:value="9088">
            <text:p>9088</text:p>
          </table:table-cell>
          <table:table-cell office:value-type="string">
            <text:p><text:a xlink:href="../../../../../../Users/Toni/AppData/Local/Temp/CSV3110.xlsx">http://ilusionstore.es/img/p/9088-7180.jpg</text:a></text:p>
          </table:table-cell>
          <table:table-cell office:value-type="string">
            <text:p>MOCHILA ESCOLAR CARS 3 CON LUZ DISNEY 38X29X12CM</text:p>
          </table:table-cell>
          <table:table-cell office:value-type="string">
            <text:p>CR2100-2020</text:p>
          </table:table-cell>
          <table:table-cell office:value-type="string">
            <text:p>CARS</text:p>
          </table:table-cell>
          <table:table-cell office:value-type="float" office:value="17.95">
            <text:p>17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931">
            <text:p>8931</text:p>
          </table:table-cell>
          <table:table-cell office:value-type="string">
            <text:p><text:a xlink:href="../../../../../../Users/Toni/AppData/Local/Temp/CSV3110.xlsx">http://ilusionstore.es/img/p/8931-7003.jpg</text:a></text:p>
          </table:table-cell>
          <table:table-cell office:value-type="string">
            <text:p>SET COMEDOR / VIAJE CARS 3 DISNEY 5 PIEZAS</text:p>
          </table:table-cell>
          <table:table-cell office:value-type="string">
            <text:p>CR2500-0692</text:p>
          </table:table-cell>
          <table:table-cell office:value-type="string">
            <text:p>CARS</text:p>
          </table:table-cell>
          <table:table-cell office:value-type="float" office:value="4.6">
            <text:p>4,6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822">
            <text:p>8822</text:p>
          </table:table-cell>
          <table:table-cell office:value-type="string">
            <text:p><text:a xlink:href="../../../../../../Users/Toni/AppData/Local/Temp/CSV3110.xlsx">http://ilusionstore.es/img/p/8822-6725.jpg</text:a></text:p>
          </table:table-cell>
          <table:table-cell office:value-type="string">
            <text:p>MOCHILA CARS 3 BASIC RACE 33x40x12cm</text:p>
          </table:table-cell>
          <table:table-cell office:value-type="string">
            <text:p>CR24917</text:p>
          </table:table-cell>
          <table:table-cell office:value-type="string">
            <text:p>CARS</text:p>
          </table:table-cell>
          <table:table-cell office:value-type="float" office:value="9.95">
            <text:p>9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821">
            <text:p>8821</text:p>
          </table:table-cell>
          <table:table-cell office:value-type="string">
            <text:p><text:a xlink:href="../../../../../../Users/Toni/AppData/Local/Temp/CSV3110.xlsx">http://ilusionstore.es/img/p/8821-6724.jpg</text:a></text:p>
          </table:table-cell>
          <table:table-cell office:value-type="string">
            <text:p>BOLSA DEPORTE CARS 3 DISNEY. 35X25X15CM</text:p>
          </table:table-cell>
          <table:table-cell office:value-type="string">
            <text:p>CR24818</text:p>
          </table:table-cell>
          <table:table-cell office:value-type="string">
            <text:p>CARS</text:p>
          </table:table-cell>
          <table:table-cell office:value-type="float" office:value="11.95">
            <text:p>11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689">
            <text:p>8689</text:p>
          </table:table-cell>
          <table:table-cell office:value-type="string">
            <text:p><text:a xlink:href="../../../../../../Users/Toni/AppData/Local/Temp/CSV3110.xlsx">http://ilusionstore.es/img/p/8689-6536.jpg</text:a></text:p>
          </table:table-cell>
          <table:table-cell office:value-type="string">
            <text:p>VASO FIGURITA 3D 360ML. CARS RACERS EDGE DISNEY</text:p>
          </table:table-cell>
          <table:table-cell office:value-type="string">
            <text:p>CR27662</text:p>
          </table:table-cell>
          <table:table-cell office:value-type="string">
            <text:p>CARS</text:p>
          </table:table-cell>
          <table:table-cell office:value-type="float" office:value="2.7">
            <text:p>2,70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8684">
            <text:p>8684</text:p>
          </table:table-cell>
          <table:table-cell office:value-type="string">
            <text:p><text:a xlink:href="../../../../../../Users/Toni/AppData/Local/Temp/CSV3110.xlsx">http://ilusionstore.es/img/p/8684-6531.jpg</text:a></text:p>
          </table:table-cell>
          <table:table-cell office:value-type="string">
            <text:p>VASO DE CAÑA CARS RACERS EDGE 430ML. DISNEY</text:p>
          </table:table-cell>
          <table:table-cell office:value-type="string">
            <text:p>CR29307</text:p>
          </table:table-cell>
          <table:table-cell office:value-type="string">
            <text:p>CARS</text:p>
          </table:table-cell>
          <table:table-cell office:value-type="float" office:value="1.2">
            <text:p>1,20</text:p>
          </table:table-cell>
          <table:table-cell office:value-type="float" office:value="18">
            <text:p>18</text:p>
          </table:table-cell>
          <table:table-cell table:number-columns-repeated="1017"/>
        </table:table-row>
        <table:table-row table:style-name="ro1">
          <table:table-cell office:value-type="float" office:value="8683">
            <text:p>8683</text:p>
          </table:table-cell>
          <table:table-cell office:value-type="string">
            <text:p><text:a xlink:href="../../../../../../Users/Toni/AppData/Local/Temp/CSV3110.xlsx">http://ilusionstore.es/img/p/8683-6530.jpg</text:a></text:p>
          </table:table-cell>
          <table:table-cell office:value-type="string">
            <text:p>VASO APILABLE CARS RACER EDGE 260ML.</text:p>
          </table:table-cell>
          <table:table-cell office:value-type="string">
            <text:p>CR29079</text:p>
          </table:table-cell>
          <table:table-cell office:value-type="string">
            <text:p>CARS</text:p>
          </table:table-cell>
          <table:table-cell office:value-type="float" office:value="0.45">
            <text:p>0,45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5174">
            <text:p>5174</text:p>
          </table:table-cell>
          <table:table-cell office:value-type="string">
            <text:p><text:a xlink:href="../../../../../../Users/Toni/AppData/Local/Temp/CSV3110.xlsx">http://ilusionstore.es/img/p/5174-2407.jpg</text:a></text:p>
          </table:table-cell>
          <table:table-cell office:value-type="string">
            <text:p>MOCHILA ADAPTABLE 2CREMALLERAS CARS CANYON</text:p>
          </table:table-cell>
          <table:table-cell office:value-type="string">
            <text:p>CR96512</text:p>
          </table:table-cell>
          <table:table-cell office:value-type="string">
            <text:p>CARS</text:p>
          </table:table-cell>
          <table:table-cell office:value-type="float" office:value="17.95">
            <text:p>17,9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5173">
            <text:p>5173</text:p>
          </table:table-cell>
          <table:table-cell office:value-type="string">
            <text:p><text:a xlink:href="../../../../../../Users/Toni/AppData/Local/Temp/CSV3110.xlsx">http://ilusionstore.es/img/p/5173-2406.jpg</text:a></text:p>
          </table:table-cell>
          <table:table-cell office:value-type="string">
            <text:p>BANDOLERA CARS CANYON DISNEY</text:p>
          </table:table-cell>
          <table:table-cell office:value-type="string">
            <text:p>CR91760</text:p>
          </table:table-cell>
          <table:table-cell office:value-type="string">
            <text:p>CARS</text:p>
          </table:table-cell>
          <table:table-cell office:value-type="float" office:value="5.95">
            <text:p>5,95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5172">
            <text:p>5172</text:p>
          </table:table-cell>
          <table:table-cell office:value-type="string">
            <text:p><text:a xlink:href="../../../../../../Users/Toni/AppData/Local/Temp/CSV3110.xlsx">http://ilusionstore.es/img/p/5172-2405.jpg</text:a></text:p>
          </table:table-cell>
          <table:table-cell office:value-type="string">
            <text:p>NECESER PORTATODO 3 COMPARTIMENTOS CARS CANYON</text:p>
          </table:table-cell>
          <table:table-cell office:value-type="string">
            <text:p>CR91753</text:p>
          </table:table-cell>
          <table:table-cell office:value-type="string">
            <text:p>CARS</text:p>
          </table:table-cell>
          <table:table-cell office:value-type="float" office:value="4.95">
            <text:p>4,95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5171">
            <text:p>5171</text:p>
          </table:table-cell>
          <table:table-cell office:value-type="string">
            <text:p><text:a xlink:href="../../../../../../Users/Toni/AppData/Local/Temp/CSV3110.xlsx">http://ilusionstore.es/img/p/5171-2404.jpg</text:a></text:p>
          </table:table-cell>
          <table:table-cell office:value-type="string">
            <text:p>NECESER PORTATODO CARS CANYON</text:p>
          </table:table-cell>
          <table:table-cell office:value-type="string">
            <text:p>CR91722</text:p>
          </table:table-cell>
          <table:table-cell office:value-type="string">
            <text:p>CARS</text:p>
          </table:table-cell>
          <table:table-cell office:value-type="float" office:value="2.7">
            <text:p>2,70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5169">
            <text:p>5169</text:p>
          </table:table-cell>
          <table:table-cell office:value-type="string">
            <text:p><text:a xlink:href="../../../../../../Users/Toni/AppData/Local/Temp/CSV3110.xlsx">http://ilusionstore.es/img/p/5169-2402.jpg</text:a></text:p>
          </table:table-cell>
          <table:table-cell office:value-type="string">
            <text:p>BOLSA DE MERIENDA CARS CANYON DISNEY</text:p>
          </table:table-cell>
          <table:table-cell office:value-type="string">
            <text:p>CR91708</text:p>
          </table:table-cell>
          <table:table-cell office:value-type="string">
            <text:p>CARS</text:p>
          </table:table-cell>
          <table:table-cell office:value-type="float" office:value="3.5">
            <text:p>3,5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167">
            <text:p>5167</text:p>
          </table:table-cell>
          <table:table-cell office:value-type="string">
            <text:p><text:a xlink:href="../../../../../../Users/Toni/AppData/Local/Temp/CSV3110.xlsx">http://ilusionstore.es/img/p/5167-2400.jpg</text:a></text:p>
          </table:table-cell>
          <table:table-cell office:value-type="string">
            <text:p>BOLSA VIAJE CARS CANYON</text:p>
          </table:table-cell>
          <table:table-cell office:value-type="string">
            <text:p>CR91616</text:p>
          </table:table-cell>
          <table:table-cell office:value-type="string">
            <text:p>CARS</text:p>
          </table:table-cell>
          <table:table-cell office:value-type="float" office:value="10.95">
            <text:p>10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5159">
            <text:p>5159</text:p>
          </table:table-cell>
          <table:table-cell office:value-type="string">
            <text:p><text:a xlink:href="../../../../../../Users/Toni/AppData/Local/Temp/CSV3110.xlsx">http://ilusionstore.es/img/p/5159-2396.jpg</text:a></text:p>
          </table:table-cell>
          <table:table-cell office:value-type="string">
            <text:p>GORRA FULL PRINT CARS DISNEY</text:p>
          </table:table-cell>
          <table:table-cell office:value-type="string">
            <text:p>CR69570</text:p>
          </table:table-cell>
          <table:table-cell office:value-type="string">
            <text:p>CARS</text:p>
          </table:table-cell>
          <table:table-cell office:value-type="float" office:value="2">
            <text:p>2,00</text:p>
          </table:table-cell>
          <table:table-cell office:value-type="float" office:value="33">
            <text:p>33</text:p>
          </table:table-cell>
          <table:table-cell table:number-columns-repeated="1017"/>
        </table:table-row>
        <table:table-row table:style-name="ro1">
          <table:table-cell office:value-type="float" office:value="5154">
            <text:p>5154</text:p>
          </table:table-cell>
          <table:table-cell office:value-type="string">
            <text:p><text:a xlink:href="../../../../../../Users/Toni/AppData/Local/Temp/CSV3110.xlsx">http://ilusionstore.es/img/p/5154-2392.jpg</text:a></text:p>
          </table:table-cell>
          <table:table-cell office:value-type="string">
            <text:p>TAZA MICROONDAS CARS DISNEY 36CL</text:p>
          </table:table-cell>
          <table:table-cell office:value-type="string">
            <text:p>CR63043</text:p>
          </table:table-cell>
          <table:table-cell office:value-type="string">
            <text:p>CARS</text:p>
          </table:table-cell>
          <table:table-cell office:value-type="float" office:value="1.25">
            <text:p>1,2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5150">
            <text:p>5150</text:p>
          </table:table-cell>
          <table:table-cell office:value-type="string">
            <text:p><text:a xlink:href="../../../../../../Users/Toni/AppData/Local/Temp/CSV3110.xlsx">http://ilusionstore.es/img/p/5150-2389.jpg</text:a></text:p>
          </table:table-cell>
          <table:table-cell office:value-type="string">
            <text:p>BOTELLA SPORT CARS</text:p>
          </table:table-cell>
          <table:table-cell office:value-type="string">
            <text:p>CR51203</text:p>
          </table:table-cell>
          <table:table-cell office:value-type="string">
            <text:p>CARS</text:p>
          </table:table-cell>
          <table:table-cell office:value-type="float" office:value="1.16">
            <text:p>1,16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5148">
            <text:p>5148</text:p>
          </table:table-cell>
          <table:table-cell office:value-type="string">
            <text:p><text:a xlink:href="../../../../../../Users/Toni/AppData/Local/Temp/CSV3110.xlsx">http://ilusionstore.es/img/p/5148-2388.jpg</text:a></text:p>
          </table:table-cell>
          <table:table-cell office:value-type="string">
            <text:p>CARS BOTELLA SPORT</text:p>
          </table:table-cell>
          <table:table-cell office:value-type="string">
            <text:p>CR4520</text:p>
          </table:table-cell>
          <table:table-cell office:value-type="string">
            <text:p>CARS</text:p>
          </table:table-cell>
          <table:table-cell office:value-type="float" office:value="1.2">
            <text:p>1,20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 office:value-type="float" office:value="5147">
            <text:p>5147</text:p>
          </table:table-cell>
          <table:table-cell office:value-type="string">
            <text:p><text:a xlink:href="../../../../../../Users/Toni/AppData/Local/Temp/CSV3110.xlsx">http://ilusionstore.es/img/p/5147-2387.jpg</text:a></text:p>
          </table:table-cell>
          <table:table-cell office:value-type="string">
            <text:p>TOALLA CARS DISNEY 140X70CM</text:p>
          </table:table-cell>
          <table:table-cell office:value-type="string">
            <text:p>CR44458</text:p>
          </table:table-cell>
          <table:table-cell office:value-type="string">
            <text:p>CARS</text:p>
          </table:table-cell>
          <table:table-cell office:value-type="float" office:value="5.45">
            <text:p>5,4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5142">
            <text:p>5142</text:p>
          </table:table-cell>
          <table:table-cell office:value-type="string">
            <text:p><text:a xlink:href="../../../../../../Users/Toni/AppData/Local/Temp/CSV3110.xlsx">http://ilusionstore.es/img/p/5142-2383.jpg</text:a></text:p>
          </table:table-cell>
          <table:table-cell office:value-type="string">
            <text:p>PLUMIER TRES PISOS COMPLETO CARS DISNEY</text:p>
          </table:table-cell>
          <table:table-cell office:value-type="string">
            <text:p>CR2700-0156</text:p>
          </table:table-cell>
          <table:table-cell office:value-type="string">
            <text:p>CARS</text:p>
          </table:table-cell>
          <table:table-cell office:value-type="float" office:value="9.99">
            <text:p>9,99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649">
            <text:p>9649</text:p>
          </table:table-cell>
          <table:table-cell office:value-type="string">
            <text:p><text:a xlink:href="../../../../../../Users/Toni/AppData/Local/Temp/CSV3110.xlsx">http://ilusionstore.es/img/p/9649-7739.jpg</text:a></text:p>
          </table:table-cell>
          <table:table-cell office:value-type="string">
            <text:p>MUÑECA ELSA FROZEN ARTICULADA CON ACCESORIO 30CM</text:p>
          </table:table-cell>
          <table:table-cell office:value-type="string">
            <text:p>DS64573</text:p>
          </table:table-cell>
          <table:table-cell office:value-type="string">
            <text:p>DISNEY</text:p>
          </table:table-cell>
          <table:table-cell office:value-type="float" office:value="11.75">
            <text:p>11,7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9614">
            <text:p>9614</text:p>
          </table:table-cell>
          <table:table-cell office:value-type="string">
            <text:p><text:a xlink:href="../../../../../../Users/Toni/AppData/Local/Temp/CSV3110.xlsx">http://ilusionstore.es/img/p/9614-7702.jpg</text:a></text:p>
          </table:table-cell>
          <table:table-cell office:value-type="string">
            <text:p>FIGURA PVC PITUFINA 5X5CM. PITUFOS</text:p>
          </table:table-cell>
          <table:table-cell office:value-type="string">
            <text:p>DS2418</text:p>
          </table:table-cell>
          <table:table-cell office:value-type="string">
            <text:p>DISNEY</text:p>
          </table:table-cell>
          <table:table-cell office:value-type="float" office:value="2.25">
            <text:p>2,2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9613">
            <text:p>9613</text:p>
          </table:table-cell>
          <table:table-cell office:value-type="string">
            <text:p><text:a xlink:href="../../../../../../Users/Toni/AppData/Local/Temp/CSV3110.xlsx">http://ilusionstore.es/img/p/9613-7701.jpg</text:a></text:p>
          </table:table-cell>
          <table:table-cell office:value-type="string">
            <text:p>FIGURA PVC PAPA PITUFO 5,5CM.</text:p>
          </table:table-cell>
          <table:table-cell office:value-type="string">
            <text:p>DS212418</text:p>
          </table:table-cell>
          <table:table-cell office:value-type="string">
            <text:p>DISNEY</text:p>
          </table:table-cell>
          <table:table-cell office:value-type="float" office:value="2.25">
            <text:p>2,2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9612">
            <text:p>9612</text:p>
          </table:table-cell>
          <table:table-cell office:value-type="string">
            <text:p><text:a xlink:href="../../../../../../Users/Toni/AppData/Local/Temp/CSV3110.xlsx">http://ilusionstore.es/img/p/9612-7700.jpg</text:a></text:p>
          </table:table-cell>
          <table:table-cell office:value-type="string">
            <text:p>FIGURA PITUFO REGALO PVC 5X5CM.</text:p>
          </table:table-cell>
          <table:table-cell office:value-type="string">
            <text:p>DS12418</text:p>
          </table:table-cell>
          <table:table-cell office:value-type="string">
            <text:p>DISNEY</text:p>
          </table:table-cell>
          <table:table-cell office:value-type="float" office:value="2.25">
            <text:p>2,2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9431">
            <text:p>9431</text:p>
          </table:table-cell>
          <table:table-cell office:value-type="string">
            <text:p><text:a xlink:href="../../../../../../Users/Toni/AppData/Local/Temp/CSV3110.xlsx">http://ilusionstore.es/img/p/9431-7526.jpg</text:a></text:p>
          </table:table-cell>
          <table:table-cell office:value-type="string">
            <text:p>CARRO GUARDERIA ESCOLAR AZUL</text:p>
          </table:table-cell>
          <table:table-cell office:value-type="string">
            <text:p>DS71953</text:p>
          </table:table-cell>
          <table:table-cell office:value-type="string">
            <text:p>DISNEY</text:p>
          </table:table-cell>
          <table:table-cell office:value-type="float" office:value="4.95">
            <text:p>4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430">
            <text:p>9430</text:p>
          </table:table-cell>
          <table:table-cell office:value-type="string">
            <text:p><text:a xlink:href="../../../../../../Users/Toni/AppData/Local/Temp/CSV3110.xlsx">http://ilusionstore.es/img/p/9430-7525.jpg</text:a></text:p>
          </table:table-cell>
          <table:table-cell office:value-type="string">
            <text:p>CARRO GUARDERIA ESCOLAR FUCSIA</text:p>
          </table:table-cell>
          <table:table-cell office:value-type="string">
            <text:p>DS71946</text:p>
          </table:table-cell>
          <table:table-cell office:value-type="string">
            <text:p>DISNEY</text:p>
          </table:table-cell>
          <table:table-cell office:value-type="float" office:value="4.95">
            <text:p>4,95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9429">
            <text:p>9429</text:p>
          </table:table-cell>
          <table:table-cell office:value-type="string">
            <text:p><text:a xlink:href="../../../../../../Users/Toni/AppData/Local/Temp/CSV3110.xlsx">http://ilusionstore.es/img/p/9429-7524.jpg</text:a></text:p>
          </table:table-cell>
          <table:table-cell office:value-type="string">
            <text:p>CARRITO GUARDERIA COLOR NEGRO</text:p>
          </table:table-cell>
          <table:table-cell office:value-type="string">
            <text:p>DS71939</text:p>
          </table:table-cell>
          <table:table-cell office:value-type="string">
            <text:p>DISNEY</text:p>
          </table:table-cell>
          <table:table-cell office:value-type="float" office:value="4.95">
            <text:p>4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089">
            <text:p>9089</text:p>
          </table:table-cell>
          <table:table-cell office:value-type="string">
            <text:p><text:a xlink:href="../../../../../../Users/Toni/AppData/Local/Temp/CSV3110.xlsx">http://ilusionstore.es/img/p/9089-7181.jpg</text:a></text:p>
          </table:table-cell>
          <table:table-cell office:value-type="string">
            <text:p>CARRO ESCOLAR PLEGABLE COLOR ROJO RUEDAS GOMA</text:p>
          </table:table-cell>
          <table:table-cell office:value-type="string">
            <text:p>DS2100-1488</text:p>
          </table:table-cell>
          <table:table-cell office:value-type="string">
            <text:p>DISNEY</text:p>
          </table:table-cell>
          <table:table-cell office:value-type="float" office:value="7.95">
            <text:p>7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919">
            <text:p>7919</text:p>
          </table:table-cell>
          <table:table-cell office:value-type="string">
            <text:p><text:a xlink:href="../../../../../../Users/Toni/AppData/Local/Temp/CSV3110.xlsx">http://ilusionstore.es/img/p/7919-5667.jpg</text:a></text:p>
          </table:table-cell>
          <table:table-cell office:value-type="string">
            <text:p>PRINCESA BELLA FIGURA ARTICULADA DISNEY 30CM.</text:p>
          </table:table-cell>
          <table:table-cell office:value-type="string">
            <text:p>DS50118</text:p>
          </table:table-cell>
          <table:table-cell office:value-type="string">
            <text:p>DISNEY</text:p>
          </table:table-cell>
          <table:table-cell office:value-type="float" office:value="11.75">
            <text:p>11,7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7651">
            <text:p>7651</text:p>
          </table:table-cell>
          <table:table-cell office:value-type="string">
            <text:p><text:a xlink:href="../../../../../../Users/Toni/AppData/Local/Temp/CSV3110.xlsx">http://ilusionstore.es/img/p/7651-5436.jpg</text:a></text:p>
          </table:table-cell>
          <table:table-cell office:value-type="string">
            <text:p>CARRO ESCOLAR PLEGABLE RUEDAS LUMINOSAS COLOR ROJO</text:p>
          </table:table-cell>
          <table:table-cell office:value-type="string">
            <text:p>VAR79692</text:p>
          </table:table-cell>
          <table:table-cell office:value-type="string">
            <text:p>DISNEY</text:p>
          </table:table-cell>
          <table:table-cell office:value-type="float" office:value="9.9">
            <text:p>9,9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640">
            <text:p>7640</text:p>
          </table:table-cell>
          <table:table-cell office:value-type="string">
            <text:p><text:a xlink:href="../../../../../../Users/Toni/AppData/Local/Temp/CSV3110.xlsx">http://ilusionstore.es/img/p/7640-5423.jpg</text:a></text:p>
          </table:table-cell>
          <table:table-cell office:value-type="string">
            <text:p>PRINCESA AURORA 30CM ARTICULADA BELLA DURMIENTE</text:p>
          </table:table-cell>
          <table:table-cell office:value-type="string">
            <text:p>DS50224</text:p>
          </table:table-cell>
          <table:table-cell office:value-type="string">
            <text:p>DISNEY</text:p>
          </table:table-cell>
          <table:table-cell office:value-type="float" office:value="11.75">
            <text:p>11,7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7639">
            <text:p>7639</text:p>
          </table:table-cell>
          <table:table-cell office:value-type="string">
            <text:p><text:a xlink:href="../../../../../../Users/Toni/AppData/Local/Temp/CSV3110.xlsx">http://ilusionstore.es/img/p/7639-5422.jpg</text:a></text:p>
          </table:table-cell>
          <table:table-cell office:value-type="string">
            <text:p>PRINCESA BLANCANIEVES 30CM. ARTICULADA DISNEY</text:p>
          </table:table-cell>
          <table:table-cell office:value-type="string">
            <text:p>DS50156</text:p>
          </table:table-cell>
          <table:table-cell office:value-type="string">
            <text:p>DISNEY</text:p>
          </table:table-cell>
          <table:table-cell office:value-type="float" office:value="11.75">
            <text:p>11,7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7638">
            <text:p>7638</text:p>
          </table:table-cell>
          <table:table-cell office:value-type="string">
            <text:p><text:a xlink:href="../../../../../../Users/Toni/AppData/Local/Temp/CSV3110.xlsx">http://ilusionstore.es/img/p/7638-5421.jpg</text:a></text:p>
          </table:table-cell>
          <table:table-cell office:value-type="string">
            <text:p>PRINCESA CENICIENTA 30CM. ARTICULADA DISNEY</text:p>
          </table:table-cell>
          <table:table-cell office:value-type="string">
            <text:p>DS50132</text:p>
          </table:table-cell>
          <table:table-cell office:value-type="string">
            <text:p>DISNEY</text:p>
          </table:table-cell>
          <table:table-cell office:value-type="float" office:value="11.75">
            <text:p>11,7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7636">
            <text:p>7636</text:p>
          </table:table-cell>
          <table:table-cell office:value-type="string">
            <text:p><text:a xlink:href="../../../../../../Users/Toni/AppData/Local/Temp/CSV3110.xlsx">http://ilusionstore.es/img/p/7636-5419.jpg</text:a></text:p>
          </table:table-cell>
          <table:table-cell office:value-type="string">
            <text:p>PRINCESA ARIEL 30CM. ARTICULADA DISNEY</text:p>
          </table:table-cell>
          <table:table-cell office:value-type="string">
            <text:p>DS50071</text:p>
          </table:table-cell>
          <table:table-cell office:value-type="string">
            <text:p>DISNEY</text:p>
          </table:table-cell>
          <table:table-cell office:value-type="float" office:value="11.75">
            <text:p>11,7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7301">
            <text:p>7301</text:p>
          </table:table-cell>
          <table:table-cell office:value-type="string">
            <text:p><text:a xlink:href="../../../../../../Users/Toni/AppData/Local/Temp/CSV3110.xlsx">http://ilusionstore.es/img/p/7301-5074.jpg</text:a></text:p>
          </table:table-cell>
          <table:table-cell office:value-type="string">
            <text:p>MOCHILA GUARDERIA 3D DONALD FACE DISNEY</text:p>
          </table:table-cell>
          <table:table-cell office:value-type="string">
            <text:p>DS2100-1510</text:p>
          </table:table-cell>
          <table:table-cell office:value-type="string">
            <text:p>DISNEY</text:p>
          </table:table-cell>
          <table:table-cell office:value-type="float" office:value="6.99">
            <text:p>6,99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282">
            <text:p>5282</text:p>
          </table:table-cell>
          <table:table-cell office:value-type="string">
            <text:p><text:a xlink:href="../../../../../../Users/Toni/AppData/Local/Temp/CSV3110.xlsx">http://ilusionstore.es/img/p/5282-2495.jpg</text:a></text:p>
          </table:table-cell>
          <table:table-cell office:value-type="string">
            <text:p>PELUCHE DONALD 30CM SENTADO 40CM DE PIE</text:p>
          </table:table-cell>
          <table:table-cell office:value-type="string">
            <text:p>DS41137</text:p>
          </table:table-cell>
          <table:table-cell office:value-type="string">
            <text:p>DISNEY</text:p>
          </table:table-cell>
          <table:table-cell office:value-type="float" office:value="8.75">
            <text:p>8,7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672">
            <text:p>9672</text:p>
          </table:table-cell>
          <table:table-cell office:value-type="string">
            <text:p><text:a xlink:href="../../../../../../Users/Toni/AppData/Local/Temp/CSV3110.xlsx">http://ilusionstore.es/img/p/9672-7762.jpg</text:a></text:p>
          </table:table-cell>
          <table:table-cell office:value-type="string">
            <text:p>MOCHILA INFANTIL FROZEN ZIPPER DISNEY 30X26X9.5CM</text:p>
          </table:table-cell>
          <table:table-cell office:value-type="string">
            <text:p>FZ61622</text:p>
          </table:table-cell>
          <table:table-cell office:value-type="string">
            <text:p>FROZEN</text:p>
          </table:table-cell>
          <table:table-cell office:value-type="float" office:value="8.95">
            <text:p>8,9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636">
            <text:p>9636</text:p>
          </table:table-cell>
          <table:table-cell office:value-type="string">
            <text:p><text:a xlink:href="../../../../../../Users/Toni/AppData/Local/Temp/CSV3110.xlsx">http://ilusionstore.es/img/p/9636-7726.jpg</text:a></text:p>
          </table:table-cell>
          <table:table-cell office:value-type="string">
            <text:p>SET 3 PIEZAS PAÑUELO+GORRO+GUANTES FROZEN DISNEY</text:p>
          </table:table-cell>
          <table:table-cell office:value-type="string">
            <text:p>FZ2200-2445</text:p>
          </table:table-cell>
          <table:table-cell office:value-type="string">
            <text:p>FROZEN</text:p>
          </table:table-cell>
          <table:table-cell office:value-type="float" office:value="6.6">
            <text:p>6,60</text:p>
          </table:table-cell>
          <table:table-cell office:value-type="float" office:value="18">
            <text:p>18</text:p>
          </table:table-cell>
          <table:table-cell table:number-columns-repeated="1017"/>
        </table:table-row>
        <table:table-row table:style-name="ro1">
          <table:table-cell office:value-type="float" office:value="9631">
            <text:p>9631</text:p>
          </table:table-cell>
          <table:table-cell office:value-type="string">
            <text:p><text:a xlink:href="../../../../../../Users/Toni/AppData/Local/Temp/CSV3110.xlsx">http://ilusionstore.es/img/p/9631-7719.jpg</text:a></text:p>
          </table:table-cell>
          <table:table-cell office:value-type="string">
            <text:p>MOCHILA TROLLEY TRAVEL FROZEN ZIPPER 48X30X20CM.</text:p>
          </table:table-cell>
          <table:table-cell office:value-type="string">
            <text:p>FZ61790</text:p>
          </table:table-cell>
          <table:table-cell office:value-type="string">
            <text:p>FROZEN</text:p>
          </table:table-cell>
          <table:table-cell office:value-type="float" office:value="37.95">
            <text:p>37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630">
            <text:p>9630</text:p>
          </table:table-cell>
          <table:table-cell office:value-type="string">
            <text:p><text:a xlink:href="../../../../../../Users/Toni/AppData/Local/Temp/CSV3110.xlsx">http://ilusionstore.es/img/p/9630-7718.jpg</text:a></text:p>
          </table:table-cell>
          <table:table-cell office:value-type="string">
            <text:p>MALETA TROLLEY FROZEN NEVER SEMIRIGIDA 46.5X33X17</text:p>
          </table:table-cell>
          <table:table-cell office:value-type="string">
            <text:p>FZ60922</text:p>
          </table:table-cell>
          <table:table-cell office:value-type="string">
            <text:p>FROZEN</text:p>
          </table:table-cell>
          <table:table-cell office:value-type="float" office:value="24.95">
            <text:p>24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629">
            <text:p>9629</text:p>
          </table:table-cell>
          <table:table-cell office:value-type="string">
            <text:p><text:a xlink:href="../../../../../../Users/Toni/AppData/Local/Temp/CSV3110.xlsx">http://ilusionstore.es/img/p/9629-7717.jpg</text:a></text:p>
          </table:table-cell>
          <table:table-cell office:value-type="string">
            <text:p>BOLSO ACTION MINI VERTICAL FROZEN ZIPPER 17X14.5CM</text:p>
          </table:table-cell>
          <table:table-cell office:value-type="string">
            <text:p>FZ57700</text:p>
          </table:table-cell>
          <table:table-cell office:value-type="string">
            <text:p>FROZEN</text:p>
          </table:table-cell>
          <table:table-cell office:value-type="float" office:value="4.95">
            <text:p>4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585">
            <text:p>9585</text:p>
          </table:table-cell>
          <table:table-cell office:value-type="string">
            <text:p><text:a xlink:href="../../../../../../Users/Toni/AppData/Local/Temp/CSV3110.xlsx">http://ilusionstore.es/img/p/9585-7675.jpg</text:a></text:p>
          </table:table-cell>
          <table:table-cell office:value-type="string">
            <text:p>PACK 8 ZAPATILLA BLANDA FROZEN DISNEY (T 23 A 32)</text:p>
          </table:table-cell>
          <table:table-cell office:value-type="string">
            <text:p>FZ2300-2881</text:p>
          </table:table-cell>
          <table:table-cell office:value-type="string">
            <text:p>FROZEN</text:p>
          </table:table-cell>
          <table:table-cell office:value-type="float" office:value="34.8">
            <text:p>34,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584">
            <text:p>9584</text:p>
          </table:table-cell>
          <table:table-cell office:value-type="string">
            <text:p><text:a xlink:href="../../../../../../Users/Toni/AppData/Local/Temp/CSV3110.xlsx">http://ilusionstore.es/img/p/9584-7674.jpg</text:a></text:p>
          </table:table-cell>
          <table:table-cell office:value-type="string">
            <text:p>MANTA POLAR PREMIUM FROZEN DISNEY 100X150CM.</text:p>
          </table:table-cell>
          <table:table-cell office:value-type="string">
            <text:p>FZ2200-2584</text:p>
          </table:table-cell>
          <table:table-cell office:value-type="string">
            <text:p>FROZEN</text:p>
          </table:table-cell>
          <table:table-cell office:value-type="float" office:value="3.95">
            <text:p>3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583">
            <text:p>9583</text:p>
          </table:table-cell>
          <table:table-cell office:value-type="string">
            <text:p><text:a xlink:href="../../../../../../Users/Toni/AppData/Local/Temp/CSV3110.xlsx">http://ilusionstore.es/img/p/9583-7673.jpg</text:a></text:p>
          </table:table-cell>
          <table:table-cell office:value-type="string">
            <text:p>PACK 5 SUDADERAS FROZEN DISNEY (T-3/4//5/6//7)</text:p>
          </table:table-cell>
          <table:table-cell office:value-type="string">
            <text:p>FZ2200-2318</text:p>
          </table:table-cell>
          <table:table-cell office:value-type="string">
            <text:p>FROZEN</text:p>
          </table:table-cell>
          <table:table-cell office:value-type="float" office:value="58.25">
            <text:p>58,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576">
            <text:p>9576</text:p>
          </table:table-cell>
          <table:table-cell office:value-type="string">
            <text:p><text:a xlink:href="../../../../../../Users/Toni/AppData/Local/Temp/CSV3110.xlsx">http://ilusionstore.es/img/p/9576-7666.jpg</text:a></text:p>
          </table:table-cell>
          <table:table-cell office:value-type="string">
            <text:p>MALETA TROLLEY SEMIRIGIDA CABINA 50CM. FROZEN STAR</text:p>
          </table:table-cell>
          <table:table-cell office:value-type="string">
            <text:p>FZ36295</text:p>
          </table:table-cell>
          <table:table-cell office:value-type="string">
            <text:p>FROZEN</text:p>
          </table:table-cell>
          <table:table-cell office:value-type="float" office:value="27.95">
            <text:p>27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575">
            <text:p>9575</text:p>
          </table:table-cell>
          <table:table-cell office:value-type="string">
            <text:p><text:a xlink:href="../../../../../../Users/Toni/AppData/Local/Temp/CSV3110.xlsx">http://ilusionstore.es/img/p/9575-7665.jpg</text:a></text:p>
          </table:table-cell>
          <table:table-cell office:value-type="string">
            <text:p>BOLSO BANDOLERA CON CREMALLERA FROZEN STAR 20X20CM</text:p>
          </table:table-cell>
          <table:table-cell office:value-type="string">
            <text:p>FZ36288</text:p>
          </table:table-cell>
          <table:table-cell office:value-type="string">
            <text:p>FROZEN</text:p>
          </table:table-cell>
          <table:table-cell office:value-type="float" office:value="4.95">
            <text:p>4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574">
            <text:p>9574</text:p>
          </table:table-cell>
          <table:table-cell office:value-type="string">
            <text:p><text:a xlink:href="../../../../../../Users/Toni/AppData/Local/Temp/CSV3110.xlsx">http://ilusionstore.es/img/p/9574-7664.jpg</text:a></text:p>
          </table:table-cell>
          <table:table-cell office:value-type="string">
            <text:p>BOLSO BANDOLERA CON SOLAPA FROZEN STAR 15X17X4CM.</text:p>
          </table:table-cell>
          <table:table-cell office:value-type="string">
            <text:p>FZ36271</text:p>
          </table:table-cell>
          <table:table-cell office:value-type="string">
            <text:p>FROZEN</text:p>
          </table:table-cell>
          <table:table-cell office:value-type="float" office:value="4.95">
            <text:p>4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573">
            <text:p>9573</text:p>
          </table:table-cell>
          <table:table-cell office:value-type="string">
            <text:p><text:a xlink:href="../../../../../../Users/Toni/AppData/Local/Temp/CSV3110.xlsx">http://ilusionstore.es/img/p/9573-7663.jpg</text:a></text:p>
          </table:table-cell>
          <table:table-cell office:value-type="string">
            <text:p>CARTERA EXTRAESCOLAR FROZEN STAR DISNEY 28X38X7CM.</text:p>
          </table:table-cell>
          <table:table-cell office:value-type="string">
            <text:p>FZ36264</text:p>
          </table:table-cell>
          <table:table-cell office:value-type="string">
            <text:p>FROZEN</text:p>
          </table:table-cell>
          <table:table-cell office:value-type="float" office:value="8.95">
            <text:p>8,9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9572">
            <text:p>9572</text:p>
          </table:table-cell>
          <table:table-cell office:value-type="string">
            <text:p><text:a xlink:href="../../../../../../Users/Toni/AppData/Local/Temp/CSV3110.xlsx">http://ilusionstore.es/img/p/9572-7662.jpg</text:a></text:p>
          </table:table-cell>
          <table:table-cell office:value-type="string">
            <text:p>NECESER BANDOLERA ADAPTABLE FROZEN STAR 19X25X10CM</text:p>
          </table:table-cell>
          <table:table-cell office:value-type="string">
            <text:p>FZ36257</text:p>
          </table:table-cell>
          <table:table-cell office:value-type="string">
            <text:p>FROZEN</text:p>
          </table:table-cell>
          <table:table-cell office:value-type="float" office:value="5.95">
            <text:p>5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571">
            <text:p>9571</text:p>
          </table:table-cell>
          <table:table-cell office:value-type="string">
            <text:p><text:a xlink:href="../../../../../../Users/Toni/AppData/Local/Temp/CSV3110.xlsx">http://ilusionstore.es/img/p/9571-7661.jpg</text:a></text:p>
          </table:table-cell>
          <table:table-cell office:value-type="string">
            <text:p>PORTATODO 3 COMPARTIMENTOS FROZEN STAR 12X22X5CM.</text:p>
          </table:table-cell>
          <table:table-cell office:value-type="string">
            <text:p>FZ36240</text:p>
          </table:table-cell>
          <table:table-cell office:value-type="string">
            <text:p>FROZEN</text:p>
          </table:table-cell>
          <table:table-cell office:value-type="float" office:value="4.5">
            <text:p>4,50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9570">
            <text:p>9570</text:p>
          </table:table-cell>
          <table:table-cell office:value-type="string">
            <text:p><text:a xlink:href="../../../../../../Users/Toni/AppData/Local/Temp/CSV3110.xlsx">http://ilusionstore.es/img/p/9570-7660.jpg</text:a></text:p>
          </table:table-cell>
          <table:table-cell office:value-type="string">
            <text:p>PORTATODO NECESER 2 COMPARTIMENTOS FROZEN STAR</text:p>
          </table:table-cell>
          <table:table-cell office:value-type="string">
            <text:p>FZ36233</text:p>
          </table:table-cell>
          <table:table-cell office:value-type="string">
            <text:p>FROZEN</text:p>
          </table:table-cell>
          <table:table-cell office:value-type="float" office:value="4.25">
            <text:p>4,2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569">
            <text:p>9569</text:p>
          </table:table-cell>
          <table:table-cell office:value-type="string">
            <text:p><text:a xlink:href="../../../../../../Users/Toni/AppData/Local/Temp/CSV3110.xlsx">http://ilusionstore.es/img/p/9569-7659.jpg</text:a></text:p>
          </table:table-cell>
          <table:table-cell office:value-type="string">
            <text:p>SACO MOCHILA FROZEN STAR DISNEY 40X30CM.</text:p>
          </table:table-cell>
          <table:table-cell office:value-type="string">
            <text:p>FZ36219</text:p>
          </table:table-cell>
          <table:table-cell office:value-type="string">
            <text:p>FROZEN</text:p>
          </table:table-cell>
          <table:table-cell office:value-type="float" office:value="3.95">
            <text:p>3,95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9568">
            <text:p>9568</text:p>
          </table:table-cell>
          <table:table-cell office:value-type="string">
            <text:p><text:a xlink:href="../../../../../../Users/Toni/AppData/Local/Temp/CSV3110.xlsx">http://ilusionstore.es/img/p/9568-7658.jpg</text:a></text:p>
          </table:table-cell>
          <table:table-cell office:value-type="string">
            <text:p>BOLSA DE VIAJE-DEPORTE 28X40X22 CM. FROZEN STAR</text:p>
          </table:table-cell>
          <table:table-cell office:value-type="string">
            <text:p>FZ36202</text:p>
          </table:table-cell>
          <table:table-cell office:value-type="string">
            <text:p>FROZEN</text:p>
          </table:table-cell>
          <table:table-cell office:value-type="float" office:value="8.95">
            <text:p>8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567">
            <text:p>9567</text:p>
          </table:table-cell>
          <table:table-cell office:value-type="string">
            <text:p><text:a xlink:href="../../../../../../Users/Toni/AppData/Local/Temp/CSV3110.xlsx">http://ilusionstore.es/img/p/9567-7657.jpg</text:a></text:p>
          </table:table-cell>
          <table:table-cell office:value-type="string">
            <text:p>TROLLEY-MOCHILA 2R. 43X32X23CM. FROZEN STAR</text:p>
          </table:table-cell>
          <table:table-cell office:value-type="string">
            <text:p>FZ36196</text:p>
          </table:table-cell>
          <table:table-cell office:value-type="string">
            <text:p>FROZEN</text:p>
          </table:table-cell>
          <table:table-cell office:value-type="float" office:value="28.95">
            <text:p>28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566">
            <text:p>9566</text:p>
          </table:table-cell>
          <table:table-cell office:value-type="string">
            <text:p><text:a xlink:href="../../../../../../Users/Toni/AppData/Local/Temp/CSV3110.xlsx">http://ilusionstore.es/img/p/9566-7656.jpg</text:a></text:p>
          </table:table-cell>
          <table:table-cell office:value-type="string">
            <text:p>MOCHILA ADAPTABLE FROZEN STAR DISNEY 40X30X11CM</text:p>
          </table:table-cell>
          <table:table-cell office:value-type="string">
            <text:p>FZ36172</text:p>
          </table:table-cell>
          <table:table-cell office:value-type="string">
            <text:p>FROZEN</text:p>
          </table:table-cell>
          <table:table-cell office:value-type="float" office:value="13.95">
            <text:p>13,95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9565">
            <text:p>9565</text:p>
          </table:table-cell>
          <table:table-cell office:value-type="string">
            <text:p><text:a xlink:href="../../../../../../Users/Toni/AppData/Local/Temp/CSV3110.xlsx">http://ilusionstore.es/img/p/9565-7655.jpg</text:a></text:p>
          </table:table-cell>
          <table:table-cell office:value-type="string">
            <text:p>MOCHILA ADAPTABLE FROZEN 33X27X11 FROZEN STAR</text:p>
          </table:table-cell>
          <table:table-cell office:value-type="string">
            <text:p>FZ36141</text:p>
          </table:table-cell>
          <table:table-cell office:value-type="string">
            <text:p>FROZEN</text:p>
          </table:table-cell>
          <table:table-cell office:value-type="float" office:value="10.5">
            <text:p>10,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9564">
            <text:p>9564</text:p>
          </table:table-cell>
          <table:table-cell office:value-type="string">
            <text:p><text:a xlink:href="../../../../../../Users/Toni/AppData/Local/Temp/CSV3110.xlsx">http://ilusionstore.es/img/p/9564-7654.jpg</text:a></text:p>
          </table:table-cell>
          <table:table-cell office:value-type="string">
            <text:p>MOCHILA ADAPTABLE INFANTIL 28X23X10 FROZEN STAR</text:p>
          </table:table-cell>
          <table:table-cell office:value-type="string">
            <text:p>FZ36110</text:p>
          </table:table-cell>
          <table:table-cell office:value-type="string">
            <text:p>FROZEN</text:p>
          </table:table-cell>
          <table:table-cell office:value-type="float" office:value="8.95">
            <text:p>8,95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9563">
            <text:p>9563</text:p>
          </table:table-cell>
          <table:table-cell office:value-type="string">
            <text:p><text:a xlink:href="../../../../../../Users/Toni/AppData/Local/Temp/CSV3110.xlsx">http://ilusionstore.es/img/p/9563-7653.jpg</text:a></text:p>
          </table:table-cell>
          <table:table-cell office:value-type="string">
            <text:p>MALETA TROLLEY ABS 55CM. 4R. FROZEN STAR DISNEY</text:p>
          </table:table-cell>
          <table:table-cell office:value-type="string">
            <text:p>FZ36080</text:p>
          </table:table-cell>
          <table:table-cell office:value-type="string">
            <text:p>FROZEN</text:p>
          </table:table-cell>
          <table:table-cell office:value-type="float" office:value="57.95">
            <text:p>57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545">
            <text:p>9545</text:p>
          </table:table-cell>
          <table:table-cell office:value-type="string">
            <text:p><text:a xlink:href="../../../../../../Users/Toni/AppData/Local/Temp/CSV3110.xlsx">http://ilusionstore.es/img/p/9545-7635.jpg</text:a></text:p>
          </table:table-cell>
          <table:table-cell office:value-type="string">
            <text:p>PACK 4 PANTALONES SURTS. FROZEN DISNEY (T-3/4/6/8)</text:p>
          </table:table-cell>
          <table:table-cell office:value-type="string">
            <text:p>FZ20354</text:p>
          </table:table-cell>
          <table:table-cell office:value-type="string">
            <text:p>FROZEN</text:p>
          </table:table-cell>
          <table:table-cell office:value-type="float" office:value="21">
            <text:p>21,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544">
            <text:p>9544</text:p>
          </table:table-cell>
          <table:table-cell office:value-type="string">
            <text:p><text:a xlink:href="../../../../../../Users/Toni/AppData/Local/Temp/CSV3110.xlsx">http://ilusionstore.es/img/p/9544-7634.jpg</text:a></text:p>
          </table:table-cell>
          <table:table-cell office:value-type="string">
            <text:p>PACK 4 ABRIGOS FROZEN DISNEY SURTIDO (T-4/5/6//8)</text:p>
          </table:table-cell>
          <table:table-cell office:value-type="string">
            <text:p>FZ04104</text:p>
          </table:table-cell>
          <table:table-cell office:value-type="string">
            <text:p>FROZEN</text:p>
          </table:table-cell>
          <table:table-cell office:value-type="float" office:value="59.95">
            <text:p>59,9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543">
            <text:p>9543</text:p>
          </table:table-cell>
          <table:table-cell office:value-type="string">
            <text:p><text:a xlink:href="../../../../../../Users/Toni/AppData/Local/Temp/CSV3110.xlsx">http://ilusionstore.es/img/p/9543-7633.jpg</text:a></text:p>
          </table:table-cell>
          <table:table-cell office:value-type="string">
            <text:p>PACK 4 SUDADERA SURTIDA FROZEN DISNEY (T-4/5//6/8)</text:p>
          </table:table-cell>
          <table:table-cell office:value-type="string">
            <text:p>FZ02858</text:p>
          </table:table-cell>
          <table:table-cell office:value-type="string">
            <text:p>FROZEN</text:p>
          </table:table-cell>
          <table:table-cell office:value-type="float" office:value="28.95">
            <text:p>28,95</text:p>
          </table:table-cell>
          <table:table-cell table:number-columns-repeated="2"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536">
            <text:p>9536</text:p>
          </table:table-cell>
          <table:table-cell office:value-type="string">
            <text:p><text:a xlink:href="../../../../../../Users/Toni/AppData/Local/Temp/CSV3110.xlsx">http://ilusionstore.es/img/p/9536-7626.jpg</text:a></text:p>
          </table:table-cell>
          <table:table-cell office:value-type="string">
            <text:p>PACK 4 CAMISETAS FROZEN DISNEY SURT. (T-4/6/8/10)</text:p>
          </table:table-cell>
          <table:table-cell office:value-type="string">
            <text:p>FZ91320</text:p>
          </table:table-cell>
          <table:table-cell office:value-type="string">
            <text:p>FROZEN</text:p>
          </table:table-cell>
          <table:table-cell office:value-type="float" office:value="15.9">
            <text:p>15,90</text:p>
          </table:table-cell>
          <table:table-cell table:number-columns-repeated="2"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490">
            <text:p>9490</text:p>
          </table:table-cell>
          <table:table-cell office:value-type="string">
            <text:p><text:a xlink:href="../../../../../../Users/Toni/AppData/Local/Temp/CSV3110.xlsx">http://ilusionstore.es/img/p/9490-7584.jpg</text:a></text:p>
          </table:table-cell>
          <table:table-cell office:value-type="string">
            <text:p>BLISTER 12 UNID.RANITAS DE PELO FROZEN DISNEY</text:p>
          </table:table-cell>
          <table:table-cell office:value-type="string">
            <text:p>FZ23446</text:p>
          </table:table-cell>
          <table:table-cell office:value-type="string">
            <text:p>FROZEN</text:p>
          </table:table-cell>
          <table:table-cell office:value-type="float" office:value="6.5">
            <text:p>6,5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489">
            <text:p>9489</text:p>
          </table:table-cell>
          <table:table-cell office:value-type="string">
            <text:p><text:a xlink:href="../../../../../../Users/Toni/AppData/Local/Temp/CSV3110.xlsx">http://ilusionstore.es/img/p/9489-7583.jpg</text:a></text:p>
          </table:table-cell>
          <table:table-cell office:value-type="string">
            <text:p>GOMA FROZEN CLIP STRIP DISNEY PACK 12 UNIDADES</text:p>
          </table:table-cell>
          <table:table-cell office:value-type="string">
            <text:p>FZ23439</text:p>
          </table:table-cell>
          <table:table-cell office:value-type="string">
            <text:p>FROZEN</text:p>
          </table:table-cell>
          <table:table-cell office:value-type="float" office:value="6.5">
            <text:p>6,5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487">
            <text:p>9487</text:p>
          </table:table-cell>
          <table:table-cell office:value-type="string">
            <text:p><text:a xlink:href="../../../../../../Users/Toni/AppData/Local/Temp/CSV3110.xlsx">http://ilusionstore.es/img/p/9487-7581.jpg</text:a></text:p>
          </table:table-cell>
          <table:table-cell office:value-type="string">
            <text:p>GOMA ELASTICA CLIP STRIP FROZEN DISNEY 12 UNIDADES</text:p>
          </table:table-cell>
          <table:table-cell office:value-type="string">
            <text:p>F23453</text:p>
          </table:table-cell>
          <table:table-cell office:value-type="string">
            <text:p>FROZEN</text:p>
          </table:table-cell>
          <table:table-cell office:value-type="float" office:value="6.5">
            <text:p>6,5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463">
            <text:p>9463</text:p>
          </table:table-cell>
          <table:table-cell office:value-type="string">
            <text:p><text:a xlink:href="../../../../../../Users/Toni/AppData/Local/Temp/CSV3110.xlsx">http://ilusionstore.es/img/p/9463-7559.jpg</text:a></text:p>
          </table:table-cell>
          <table:table-cell office:value-type="string">
            <text:p>SACO MOCHILA STRAP FROZEN ZIPPER DISNEY 35CM.</text:p>
          </table:table-cell>
          <table:table-cell office:value-type="string">
            <text:p>FZ61783</text:p>
          </table:table-cell>
          <table:table-cell office:value-type="string">
            <text:p>FROZEN</text:p>
          </table:table-cell>
          <table:table-cell office:value-type="float" office:value="4.5">
            <text:p>4,5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462">
            <text:p>9462</text:p>
          </table:table-cell>
          <table:table-cell office:value-type="string">
            <text:p><text:a xlink:href="../../../../../../Users/Toni/AppData/Local/Temp/CSV3110.xlsx">http://ilusionstore.es/img/p/9462-7558.jpg</text:a></text:p>
          </table:table-cell>
          <table:table-cell office:value-type="string">
            <text:p>SACO MOCHILA STRAP FROZEN ZIPPER DISNEY 41CM.</text:p>
          </table:table-cell>
          <table:table-cell office:value-type="string">
            <text:p>FZ61745</text:p>
          </table:table-cell>
          <table:table-cell office:value-type="string">
            <text:p>FROZEN</text:p>
          </table:table-cell>
          <table:table-cell office:value-type="float" office:value="5.5">
            <text:p>5,50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9461">
            <text:p>9461</text:p>
          </table:table-cell>
          <table:table-cell office:value-type="string">
            <text:p><text:a xlink:href="../../../../../../Users/Toni/AppData/Local/Temp/CSV3110.xlsx">http://ilusionstore.es/img/p/9461-7557.jpg</text:a></text:p>
          </table:table-cell>
          <table:table-cell office:value-type="string">
            <text:p>PORTATODO TRES COMPARTIMENTOS FROZEN ZIPPER DISNEY</text:p>
          </table:table-cell>
          <table:table-cell office:value-type="string">
            <text:p>FZ61738</text:p>
          </table:table-cell>
          <table:table-cell office:value-type="string">
            <text:p>FROZEN</text:p>
          </table:table-cell>
          <table:table-cell office:value-type="float" office:value="3.95">
            <text:p>3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460">
            <text:p>9460</text:p>
          </table:table-cell>
          <table:table-cell office:value-type="string">
            <text:p><text:a xlink:href="../../../../../../Users/Toni/AppData/Local/Temp/CSV3110.xlsx">http://ilusionstore.es/img/p/9460-7556.jpg</text:a></text:p>
          </table:table-cell>
          <table:table-cell office:value-type="string">
            <text:p>FUNDA TABLET CON ASA FROZEN ZIPPER DISNEY 29X20X2</text:p>
          </table:table-cell>
          <table:table-cell office:value-type="string">
            <text:p>FZ60274</text:p>
          </table:table-cell>
          <table:table-cell office:value-type="string">
            <text:p>FROZEN</text:p>
          </table:table-cell>
          <table:table-cell office:value-type="float" office:value="5.95">
            <text:p>5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9459">
            <text:p>9459</text:p>
          </table:table-cell>
          <table:table-cell office:value-type="string">
            <text:p><text:a xlink:href="../../../../../../Users/Toni/AppData/Local/Temp/CSV3110.xlsx">http://ilusionstore.es/img/p/9459-7555.jpg</text:a></text:p>
          </table:table-cell>
          <table:table-cell office:value-type="string">
            <text:p>BOLSO ACTION MINI HORIZONTAL FROZEN ZIPPER 18X22X1</text:p>
          </table:table-cell>
          <table:table-cell office:value-type="string">
            <text:p>FZ58080</text:p>
          </table:table-cell>
          <table:table-cell office:value-type="string">
            <text:p>FROZEN</text:p>
          </table:table-cell>
          <table:table-cell office:value-type="float" office:value="5.45">
            <text:p>5,4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9458">
            <text:p>9458</text:p>
          </table:table-cell>
          <table:table-cell office:value-type="string">
            <text:p><text:a xlink:href="../../../../../../Users/Toni/AppData/Local/Temp/CSV3110.xlsx">http://ilusionstore.es/img/p/9458-7554.jpg</text:a></text:p>
          </table:table-cell>
          <table:table-cell office:value-type="string">
            <text:p>BILLETERO VELCRO FROZEN ZIPPER DISNEY 9X12.5X2CM.</text:p>
          </table:table-cell>
          <table:table-cell office:value-type="string">
            <text:p>FZ58059</text:p>
          </table:table-cell>
          <table:table-cell office:value-type="string">
            <text:p>FROZEN</text:p>
          </table:table-cell>
          <table:table-cell office:value-type="float" office:value="3.95">
            <text:p>3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396">
            <text:p>9396</text:p>
          </table:table-cell>
          <table:table-cell office:value-type="string">
            <text:p><text:a xlink:href="../../../../../../Users/Toni/AppData/Local/Temp/CSV3110.xlsx">http://ilusionstore.es/img/p/9396-7489.jpg</text:a></text:p>
          </table:table-cell>
          <table:table-cell office:value-type="string">
            <text:p>PAÑUELO MULTIUSOS CORALINA FROZEN DISNEY</text:p>
          </table:table-cell>
          <table:table-cell office:value-type="string">
            <text:p>FZ84799</text:p>
          </table:table-cell>
          <table:table-cell office:value-type="string">
            <text:p>FROZEN</text:p>
          </table:table-cell>
          <table:table-cell office:value-type="float" office:value="2.25">
            <text:p>2,25</text:p>
          </table:table-cell>
          <table:table-cell office:value-type="float" office:value="45">
            <text:p>45</text:p>
          </table:table-cell>
          <table:table-cell table:number-columns-repeated="1017"/>
        </table:table-row>
        <table:table-row table:style-name="ro1">
          <table:table-cell office:value-type="float" office:value="9395">
            <text:p>9395</text:p>
          </table:table-cell>
          <table:table-cell office:value-type="string">
            <text:p><text:a xlink:href="../../../../../../Users/Toni/AppData/Local/Temp/CSV3110.xlsx">http://ilusionstore.es/img/p/9395-7488.jpg</text:a></text:p>
          </table:table-cell>
          <table:table-cell office:value-type="string">
            <text:p>SET INVIERNO 3PZ GORRO+BUFANDA+GUANTES FROZEN</text:p>
          </table:table-cell>
          <table:table-cell office:value-type="string">
            <text:p>FZ84768</text:p>
          </table:table-cell>
          <table:table-cell office:value-type="string">
            <text:p>FROZEN</text:p>
          </table:table-cell>
          <table:table-cell office:value-type="float" office:value="5.95">
            <text:p>5,95</text:p>
          </table:table-cell>
          <table:table-cell office:value-type="float" office:value="44">
            <text:p>44</text:p>
          </table:table-cell>
          <table:table-cell table:number-columns-repeated="1017"/>
        </table:table-row>
        <table:table-row table:style-name="ro1">
          <table:table-cell office:value-type="float" office:value="9394">
            <text:p>9394</text:p>
          </table:table-cell>
          <table:table-cell office:value-type="string">
            <text:p><text:a xlink:href="../../../../../../Users/Toni/AppData/Local/Temp/CSV3110.xlsx">http://ilusionstore.es/img/p/9394-7487.jpg</text:a></text:p>
          </table:table-cell>
          <table:table-cell office:value-type="string">
            <text:p>PARAGUAS BURBUJA TRANSPARENTE FROZEN DISNEY</text:p>
          </table:table-cell>
          <table:table-cell office:value-type="string">
            <text:p>FZ73717</text:p>
          </table:table-cell>
          <table:table-cell office:value-type="string">
            <text:p>FROZEN</text:p>
          </table:table-cell>
          <table:table-cell office:value-type="float" office:value="3.95">
            <text:p>3,95</text:p>
          </table:table-cell>
          <table:table-cell office:value-type="float" office:value="49">
            <text:p>49</text:p>
          </table:table-cell>
          <table:table-cell table:number-columns-repeated="1017"/>
        </table:table-row>
        <table:table-row table:style-name="ro1">
          <table:table-cell office:value-type="float" office:value="9309">
            <text:p>9309</text:p>
          </table:table-cell>
          <table:table-cell office:value-type="string">
            <text:p><text:a xlink:href="../../../../../../Users/Toni/AppData/Local/Temp/CSV3110.xlsx">http://ilusionstore.es/img/p/9309-7403.jpg</text:a></text:p>
          </table:table-cell>
          <table:table-cell office:value-type="string">
            <text:p>PARAGUAS AUTOMATICO FROZEN DISNEY 45CM.</text:p>
          </table:table-cell>
          <table:table-cell office:value-type="string">
            <text:p>FZ2400-0354</text:p>
          </table:table-cell>
          <table:table-cell office:value-type="string">
            <text:p>FROZEN</text:p>
          </table:table-cell>
          <table:table-cell office:value-type="float" office:value="4.25">
            <text:p>4,25</text:p>
          </table:table-cell>
          <table:table-cell office:value-type="float" office:value="23">
            <text:p>23</text:p>
          </table:table-cell>
          <table:table-cell table:number-columns-repeated="1017"/>
        </table:table-row>
        <table:table-row table:style-name="ro1">
          <table:table-cell office:value-type="float" office:value="9308">
            <text:p>9308</text:p>
          </table:table-cell>
          <table:table-cell office:value-type="string">
            <text:p><text:a xlink:href="../../../../../../Users/Toni/AppData/Local/Temp/CSV3110.xlsx">http://ilusionstore.es/img/p/9308-7402.jpg</text:a></text:p>
          </table:table-cell>
          <table:table-cell office:value-type="string">
            <text:p>PACK 12 BOTAS AGUA CON LUZ FROZEN (T-25 A LA 32)</text:p>
          </table:table-cell>
          <table:table-cell office:value-type="string">
            <text:p>FZ2300-2766</text:p>
          </table:table-cell>
          <table:table-cell office:value-type="string">
            <text:p>FROZEN</text:p>
          </table:table-cell>
          <table:table-cell office:value-type="float" office:value="147">
            <text:p>147,0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306">
            <text:p>9306</text:p>
          </table:table-cell>
          <table:table-cell office:value-type="string">
            <text:p><text:a xlink:href="../../../../../../Users/Toni/AppData/Local/Temp/CSV3110.xlsx">http://ilusionstore.es/img/p/9306-7400.jpg</text:a></text:p>
          </table:table-cell>
          <table:table-cell office:value-type="string">
            <text:p>PACK 12 ZAPATILLAS BAILARINAS FROZEN (T- 25 A 32)</text:p>
          </table:table-cell>
          <table:table-cell office:value-type="string">
            <text:p>FZ2300-2705</text:p>
          </table:table-cell>
          <table:table-cell office:value-type="string">
            <text:p>FROZEN</text:p>
          </table:table-cell>
          <table:table-cell office:value-type="float" office:value="79.8">
            <text:p>79,8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304">
            <text:p>9304</text:p>
          </table:table-cell>
          <table:table-cell office:value-type="string">
            <text:p><text:a xlink:href="../../../../../../Users/Toni/AppData/Local/Temp/CSV3110.xlsx">http://ilusionstore.es/img/p/9304-7398.jpg</text:a></text:p>
          </table:table-cell>
          <table:table-cell office:value-type="string">
            <text:p>GORRO INVIERNO CON LUZ FROZEN ICE DISNEY</text:p>
          </table:table-cell>
          <table:table-cell office:value-type="string">
            <text:p>FZ2200-2566</text:p>
          </table:table-cell>
          <table:table-cell office:value-type="string">
            <text:p>FROZEN</text:p>
          </table:table-cell>
          <table:table-cell office:value-type="float" office:value="5.65">
            <text:p>5,6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303">
            <text:p>9303</text:p>
          </table:table-cell>
          <table:table-cell office:value-type="string">
            <text:p><text:a xlink:href="../../../../../../Users/Toni/AppData/Local/Temp/CSV3110.xlsx">http://ilusionstore.es/img/p/9303-7397.jpg</text:a></text:p>
          </table:table-cell>
          <table:table-cell office:value-type="string">
            <text:p>PAÑUELO POLAR MULTIUSOS FROZEN DISNEY ELSA</text:p>
          </table:table-cell>
          <table:table-cell office:value-type="string">
            <text:p>FZ2200-2469</text:p>
          </table:table-cell>
          <table:table-cell office:value-type="string">
            <text:p>FROZEN</text:p>
          </table:table-cell>
          <table:table-cell office:value-type="float" office:value="2.65">
            <text:p>2,65</text:p>
          </table:table-cell>
          <table:table-cell office:value-type="float" office:value="38">
            <text:p>38</text:p>
          </table:table-cell>
          <table:table-cell table:number-columns-repeated="1017"/>
        </table:table-row>
        <table:table-row table:style-name="ro1">
          <table:table-cell office:value-type="float" office:value="9302">
            <text:p>9302</text:p>
          </table:table-cell>
          <table:table-cell office:value-type="string">
            <text:p><text:a xlink:href="../../../../../../Users/Toni/AppData/Local/Temp/CSV3110.xlsx">http://ilusionstore.es/img/p/9302-7396.jpg</text:a></text:p>
          </table:table-cell>
          <table:table-cell office:value-type="string">
            <text:p>SET INVIERNO 2 PZ GORRO + GUANTES FROZEN GLITTER</text:p>
          </table:table-cell>
          <table:table-cell office:value-type="string">
            <text:p>FZ2200-2461</text:p>
          </table:table-cell>
          <table:table-cell office:value-type="string">
            <text:p>FROZEN</text:p>
          </table:table-cell>
          <table:table-cell office:value-type="float" office:value="3.45">
            <text:p>3,4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9301">
            <text:p>9301</text:p>
          </table:table-cell>
          <table:table-cell office:value-type="string">
            <text:p><text:a xlink:href="../../../../../../Users/Toni/AppData/Local/Temp/CSV3110.xlsx">http://ilusionstore.es/img/p/9301-7395.jpg</text:a></text:p>
          </table:table-cell>
          <table:table-cell office:value-type="string">
            <text:p>SET INVIERNO 2 PZ GORRO + GUANTES FROZEN DISNEY</text:p>
          </table:table-cell>
          <table:table-cell office:value-type="string">
            <text:p>FZ2200-2457</text:p>
          </table:table-cell>
          <table:table-cell office:value-type="string">
            <text:p>FROZEN</text:p>
          </table:table-cell>
          <table:table-cell office:value-type="float" office:value="4.25">
            <text:p>4,2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300">
            <text:p>9300</text:p>
          </table:table-cell>
          <table:table-cell office:value-type="string">
            <text:p><text:a xlink:href="../../../../../../Users/Toni/AppData/Local/Temp/CSV3110.xlsx">http://ilusionstore.es/img/p/9300-7394.jpg</text:a></text:p>
          </table:table-cell>
          <table:table-cell office:value-type="string">
            <text:p>PACK 4 PIJAMAS POLAR FROZEN DISNEY (T-4/5/6/8)</text:p>
          </table:table-cell>
          <table:table-cell office:value-type="string">
            <text:p>FZ2200-2311</text:p>
          </table:table-cell>
          <table:table-cell office:value-type="string">
            <text:p>FROZEN</text:p>
          </table:table-cell>
          <table:table-cell office:value-type="float" office:value="37">
            <text:p>37,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299">
            <text:p>9299</text:p>
          </table:table-cell>
          <table:table-cell office:value-type="string">
            <text:p><text:a xlink:href="../../../../../../Users/Toni/AppData/Local/Temp/CSV3110.xlsx">http://ilusionstore.es/img/p/9299-7393.jpg</text:a></text:p>
          </table:table-cell>
          <table:table-cell office:value-type="string">
            <text:p>PACK 5 PIJAMAS 100% COTTON FROZEN (T-3/4/5/6/7)</text:p>
          </table:table-cell>
          <table:table-cell office:value-type="string">
            <text:p>FZ2200-2281</text:p>
          </table:table-cell>
          <table:table-cell office:value-type="string">
            <text:p>FROZEN</text:p>
          </table:table-cell>
          <table:table-cell office:value-type="float" office:value="42.5">
            <text:p>42,50</text:p>
          </table:table-cell>
          <table:table-cell table:number-columns-repeated="2"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298">
            <text:p>9298</text:p>
          </table:table-cell>
          <table:table-cell office:value-type="string">
            <text:p><text:a xlink:href="../../../../../../Users/Toni/AppData/Local/Temp/CSV3110.xlsx">http://ilusionstore.es/img/p/9298-7392.jpg</text:a></text:p>
          </table:table-cell>
          <table:table-cell office:value-type="string">
            <text:p>PACK 6 CAJITAS BRAGUITAS FROZEN (T-2-3/4-5/6-8)</text:p>
          </table:table-cell>
          <table:table-cell office:value-type="string">
            <text:p>FZ01894</text:p>
          </table:table-cell>
          <table:table-cell office:value-type="string">
            <text:p>FROZEN</text:p>
          </table:table-cell>
          <table:table-cell office:value-type="float" office:value="13.5">
            <text:p>13,5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9297">
            <text:p>9297</text:p>
          </table:table-cell>
          <table:table-cell office:value-type="string">
            <text:p><text:a xlink:href="../../../../../../Users/Toni/AppData/Local/Temp/CSV3110.xlsx">http://ilusionstore.es/img/p/9297-7391.jpg</text:a></text:p>
          </table:table-cell>
          <table:table-cell office:value-type="string">
            <text:p>PACK 12 CALCETINES FROZEN SURT T-23/26-27-30/31-34</text:p>
          </table:table-cell>
          <table:table-cell office:value-type="string">
            <text:p>FZ01542</text:p>
          </table:table-cell>
          <table:table-cell office:value-type="string">
            <text:p>FROZEN</text:p>
          </table:table-cell>
          <table:table-cell office:value-type="float" office:value="9.95">
            <text:p>9,9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147">
            <text:p>9147</text:p>
          </table:table-cell>
          <table:table-cell office:value-type="string">
            <text:p><text:a xlink:href="../../../../../../Users/Toni/AppData/Local/Temp/CSV3110.xlsx">http://ilusionstore.es/img/p/9147-7239.jpg</text:a></text:p>
          </table:table-cell>
          <table:table-cell office:value-type="string">
            <text:p>BOTELLA SPORT 400ML. FROZEN FLORAL DISNEY</text:p>
          </table:table-cell>
          <table:table-cell office:value-type="string">
            <text:p>FZ68322</text:p>
          </table:table-cell>
          <table:table-cell office:value-type="string">
            <text:p>FROZEN</text:p>
          </table:table-cell>
          <table:table-cell office:value-type="float" office:value="1.45">
            <text:p>1,45</text:p>
          </table:table-cell>
          <table:table-cell office:value-type="float" office:value="18">
            <text:p>18</text:p>
          </table:table-cell>
          <table:table-cell table:number-columns-repeated="1017"/>
        </table:table-row>
        <table:table-row table:style-name="ro1">
          <table:table-cell office:value-type="float" office:value="9139">
            <text:p>9139</text:p>
          </table:table-cell>
          <table:table-cell office:value-type="string">
            <text:p><text:a xlink:href="../../../../../../Users/Toni/AppData/Local/Temp/CSV3110.xlsx">http://ilusionstore.es/img/p/9139-7231.jpg</text:a></text:p>
          </table:table-cell>
          <table:table-cell office:value-type="string">
            <text:p>MOCHILA RUNNING FROZEN NEVER DISNEY 44X30X17CM</text:p>
          </table:table-cell>
          <table:table-cell office:value-type="string">
            <text:p>FZ23118</text:p>
          </table:table-cell>
          <table:table-cell office:value-type="string">
            <text:p>FROZEN</text:p>
          </table:table-cell>
          <table:table-cell office:value-type="float" office:value="18.45">
            <text:p>18,4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100">
            <text:p>9100</text:p>
          </table:table-cell>
          <table:table-cell office:value-type="string">
            <text:p><text:a xlink:href="../../../../../../Users/Toni/AppData/Local/Temp/CSV3110.xlsx">http://ilusionstore.es/img/p/9100-7192.jpg</text:a></text:p>
          </table:table-cell>
          <table:table-cell office:value-type="string">
            <text:p>MOCHILA ESCOLAR REVERSIBLE FROZEN 38.5X30X18CM.</text:p>
          </table:table-cell>
          <table:table-cell office:value-type="string">
            <text:p>FZ61646</text:p>
          </table:table-cell>
          <table:table-cell office:value-type="string">
            <text:p>FROZEN</text:p>
          </table:table-cell>
          <table:table-cell office:value-type="float" office:value="16.95">
            <text:p>16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099">
            <text:p>9099</text:p>
          </table:table-cell>
          <table:table-cell office:value-type="string">
            <text:p><text:a xlink:href="../../../../../../Users/Toni/AppData/Local/Temp/CSV3110.xlsx">http://ilusionstore.es/img/p/9099-7191.jpg</text:a></text:p>
          </table:table-cell>
          <table:table-cell office:value-type="string">
            <text:p>MOCHILA REVERSIBLE FROZEN DISNEY 32X26X11CM.</text:p>
          </table:table-cell>
          <table:table-cell office:value-type="string">
            <text:p>FZ61639</text:p>
          </table:table-cell>
          <table:table-cell office:value-type="string">
            <text:p>FROZEN</text:p>
          </table:table-cell>
          <table:table-cell office:value-type="float" office:value="14.5">
            <text:p>14,5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097">
            <text:p>9097</text:p>
          </table:table-cell>
          <table:table-cell office:value-type="string">
            <text:p><text:a xlink:href="../../../../../../Users/Toni/AppData/Local/Temp/CSV3110.xlsx">http://ilusionstore.es/img/p/9097-7189.jpg</text:a></text:p>
          </table:table-cell>
          <table:table-cell office:value-type="string">
            <text:p>MOCHILA ESCOLAR CON LUZ FROZEN DISNEY 41X31X13CM.</text:p>
          </table:table-cell>
          <table:table-cell office:value-type="string">
            <text:p>FZ2100-2022</text:p>
          </table:table-cell>
          <table:table-cell office:value-type="string">
            <text:p>FROZEN</text:p>
          </table:table-cell>
          <table:table-cell office:value-type="float" office:value="17.95">
            <text:p>17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994">
            <text:p>8994</text:p>
          </table:table-cell>
          <table:table-cell office:value-type="string">
            <text:p><text:a xlink:href="../../../../../../Users/Toni/AppData/Local/Temp/CSV3110.xlsx">http://ilusionstore.es/img/p/8994-7082.jpg</text:a></text:p>
          </table:table-cell>
          <table:table-cell office:value-type="string">
            <text:p>BRAGA DE CUELLO POLAR SURTIDA FROZEN DISNEY</text:p>
          </table:table-cell>
          <table:table-cell office:value-type="string">
            <text:p>FZ01490</text:p>
          </table:table-cell>
          <table:table-cell office:value-type="string">
            <text:p>FROZEN</text:p>
          </table:table-cell>
          <table:table-cell office:value-type="float" office:value="2.2">
            <text:p>2,20</text:p>
          </table:table-cell>
          <table:table-cell office:value-type="float" office:value="40">
            <text:p>40</text:p>
          </table:table-cell>
          <table:table-cell table:number-columns-repeated="1017"/>
        </table:table-row>
        <table:table-row table:style-name="ro1">
          <table:table-cell office:value-type="float" office:value="8965">
            <text:p>8965</text:p>
          </table:table-cell>
          <table:table-cell office:value-type="string">
            <text:p><text:a xlink:href="../../../../../../Users/Toni/AppData/Local/Temp/CSV3110.xlsx">http://ilusionstore.es/img/p/8965-7066.jpg</text:a></text:p>
          </table:table-cell>
          <table:table-cell office:value-type="string">
            <text:p>FIGURA ANNA FROZEN DISNEY PVC 7X5CM.</text:p>
          </table:table-cell>
          <table:table-cell office:value-type="string">
            <text:p>FZ4818</text:p>
          </table:table-cell>
          <table:table-cell office:value-type="string">
            <text:p>FROZEN</text:p>
          </table:table-cell>
          <table:table-cell office:value-type="float" office:value="2.75">
            <text:p>2,7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964">
            <text:p>8964</text:p>
          </table:table-cell>
          <table:table-cell office:value-type="string">
            <text:p><text:a xlink:href="../../../../../../Users/Toni/AppData/Local/Temp/CSV3110.xlsx">http://ilusionstore.es/img/p/8964-7067.jpg</text:a></text:p>
          </table:table-cell>
          <table:table-cell office:value-type="string">
            <text:p>FIGURA OLAF FROZEN DISNEY PVC 7X5CM.</text:p>
          </table:table-cell>
          <table:table-cell office:value-type="string">
            <text:p>FZ214818</text:p>
          </table:table-cell>
          <table:table-cell office:value-type="string">
            <text:p>FROZEN</text:p>
          </table:table-cell>
          <table:table-cell office:value-type="float" office:value="2.75">
            <text:p>2,7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963">
            <text:p>8963</text:p>
          </table:table-cell>
          <table:table-cell office:value-type="string">
            <text:p><text:a xlink:href="../../../../../../Users/Toni/AppData/Local/Temp/CSV3110.xlsx">http://ilusionstore.es/img/p/8963-7068.jpg</text:a></text:p>
          </table:table-cell>
          <table:table-cell office:value-type="string">
            <text:p>FIGURA ELSA FROZEN DISNEY PVC 7,5CM.</text:p>
          </table:table-cell>
          <table:table-cell office:value-type="string">
            <text:p>FZ14818</text:p>
          </table:table-cell>
          <table:table-cell office:value-type="string">
            <text:p>FROZEN</text:p>
          </table:table-cell>
          <table:table-cell office:value-type="float" office:value="2.75">
            <text:p>2,7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934">
            <text:p>8934</text:p>
          </table:table-cell>
          <table:table-cell office:value-type="string">
            <text:p><text:a xlink:href="../../../../../../Users/Toni/AppData/Local/Temp/CSV3110.xlsx">http://ilusionstore.es/img/p/8934-6991.jpg</text:a></text:p>
          </table:table-cell>
          <table:table-cell office:value-type="string">
            <text:p>MOCHILA CON CARRO 3D FROZEN DISNEY 41X31X13CM.</text:p>
          </table:table-cell>
          <table:table-cell office:value-type="string">
            <text:p>FZ2100-1994</text:p>
          </table:table-cell>
          <table:table-cell office:value-type="string">
            <text:p>FROZEN</text:p>
          </table:table-cell>
          <table:table-cell office:value-type="float" office:value="20.95">
            <text:p>20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933">
            <text:p>8933</text:p>
          </table:table-cell>
          <table:table-cell office:value-type="string">
            <text:p><text:a xlink:href="../../../../../../Users/Toni/AppData/Local/Temp/CSV3110.xlsx">http://ilusionstore.es/img/p/8933-6995.jpg</text:a></text:p>
          </table:table-cell>
          <table:table-cell office:value-type="string">
            <text:p>MOCHILA ESCOLAR 3D FROZEN DISNEY 41X31X10CM.</text:p>
          </table:table-cell>
          <table:table-cell office:value-type="string">
            <text:p>FZ2100-1985</text:p>
          </table:table-cell>
          <table:table-cell office:value-type="string">
            <text:p>FROZEN</text:p>
          </table:table-cell>
          <table:table-cell office:value-type="float" office:value="13.95">
            <text:p>13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889">
            <text:p>8889</text:p>
          </table:table-cell>
          <table:table-cell office:value-type="string">
            <text:p><text:a xlink:href="../../../../../../Users/Toni/AppData/Local/Temp/CSV3110.xlsx">http://ilusionstore.es/img/p/8889-6828.jpg</text:a></text:p>
          </table:table-cell>
          <table:table-cell office:value-type="string">
            <text:p>SACO MOCHILA FROZEN NEVER DISNEY 41X35X2CM.</text:p>
          </table:table-cell>
          <table:table-cell office:value-type="string">
            <text:p>FZ35050</text:p>
          </table:table-cell>
          <table:table-cell office:value-type="string">
            <text:p>FROZEN</text:p>
          </table:table-cell>
          <table:table-cell office:value-type="float" office:value="5.5">
            <text:p>5,5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888">
            <text:p>8888</text:p>
          </table:table-cell>
          <table:table-cell office:value-type="string">
            <text:p><text:a xlink:href="../../../../../../Users/Toni/AppData/Local/Temp/CSV3110.xlsx">http://ilusionstore.es/img/p/8888-6827.jpg</text:a></text:p>
          </table:table-cell>
          <table:table-cell office:value-type="string">
            <text:p>MOCHILA INFANTIL FROZEN NEVER DISNEY 30X26X9.5CM.</text:p>
          </table:table-cell>
          <table:table-cell office:value-type="string">
            <text:p>FZ35029</text:p>
          </table:table-cell>
          <table:table-cell office:value-type="string">
            <text:p>FROZEN</text:p>
          </table:table-cell>
          <table:table-cell office:value-type="float" office:value="8.95">
            <text:p>8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886">
            <text:p>8886</text:p>
          </table:table-cell>
          <table:table-cell office:value-type="string">
            <text:p><text:a xlink:href="../../../../../../Users/Toni/AppData/Local/Temp/CSV3110.xlsx">http://ilusionstore.es/img/p/8886-6825.jpg</text:a></text:p>
          </table:table-cell>
          <table:table-cell office:value-type="string">
            <text:p>MOCHILA TROLLEY TRAVEL FROZEN NEVER 48X30X19CM.</text:p>
          </table:table-cell>
          <table:table-cell office:value-type="string">
            <text:p>FZ23705</text:p>
          </table:table-cell>
          <table:table-cell office:value-type="string">
            <text:p>FROZEN</text:p>
          </table:table-cell>
          <table:table-cell office:value-type="float" office:value="37.95">
            <text:p>37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885">
            <text:p>8885</text:p>
          </table:table-cell>
          <table:table-cell office:value-type="string">
            <text:p><text:a xlink:href="../../../../../../Users/Toni/AppData/Local/Temp/CSV3110.xlsx">http://ilusionstore.es/img/p/8885-6824.jpg</text:a></text:p>
          </table:table-cell>
          <table:table-cell office:value-type="string">
            <text:p>SACO MOCHILA FROZEN DISNYE NEVER 35X26X2CM.</text:p>
          </table:table-cell>
          <table:table-cell office:value-type="string">
            <text:p>FZ23682</text:p>
          </table:table-cell>
          <table:table-cell office:value-type="string">
            <text:p>FROZEN</text:p>
          </table:table-cell>
          <table:table-cell office:value-type="float" office:value="4.5">
            <text:p>4,5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884">
            <text:p>8884</text:p>
          </table:table-cell>
          <table:table-cell office:value-type="string">
            <text:p><text:a xlink:href="../../../../../../Users/Toni/AppData/Local/Temp/CSV3110.xlsx">http://ilusionstore.es/img/p/8884-6823.jpg</text:a></text:p>
          </table:table-cell>
          <table:table-cell office:value-type="string">
            <text:p>PORTATODO PLANO 2 CREMALLERAS FROZEN NEVER DISNEY</text:p>
          </table:table-cell>
          <table:table-cell office:value-type="string">
            <text:p>FZ23200</text:p>
          </table:table-cell>
          <table:table-cell office:value-type="string">
            <text:p>FROZEN</text:p>
          </table:table-cell>
          <table:table-cell office:value-type="float" office:value="2.95">
            <text:p>2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858">
            <text:p>8858</text:p>
          </table:table-cell>
          <table:table-cell office:value-type="string">
            <text:p><text:a xlink:href="../../../../../../Users/Toni/AppData/Local/Temp/CSV3110.xlsx">http://ilusionstore.es/img/p/8858-6798.jpg</text:a></text:p>
          </table:table-cell>
          <table:table-cell office:value-type="string">
            <text:p>MOCHILA EVA 3D FROZEN DISNEY MEDIDAS 25X31X10CM.</text:p>
          </table:table-cell>
          <table:table-cell office:value-type="string">
            <text:p>FZ2100-1967</text:p>
          </table:table-cell>
          <table:table-cell office:value-type="string">
            <text:p>FROZEN</text:p>
          </table:table-cell>
          <table:table-cell office:value-type="float" office:value="6.99">
            <text:p>6,99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8833">
            <text:p>8833</text:p>
          </table:table-cell>
          <table:table-cell office:value-type="string">
            <text:p><text:a xlink:href="../../../../../../Users/Toni/AppData/Local/Temp/CSV3110.xlsx">http://ilusionstore.es/img/p/8833-6736.jpg</text:a></text:p>
          </table:table-cell>
          <table:table-cell office:value-type="string">
            <text:p>JOYERO DE CARTON COFRE DE FROZEN 14X10X9,8CM</text:p>
          </table:table-cell>
          <table:table-cell office:value-type="string">
            <text:p>FZ79665</text:p>
          </table:table-cell>
          <table:table-cell office:value-type="string">
            <text:p>FROZEN</text:p>
          </table:table-cell>
          <table:table-cell office:value-type="float" office:value="2.75">
            <text:p>2,75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8832">
            <text:p>8832</text:p>
          </table:table-cell>
          <table:table-cell office:value-type="string">
            <text:p><text:a xlink:href="../../../../../../Users/Toni/AppData/Local/Temp/CSV3110.xlsx">http://ilusionstore.es/img/p/8832-6735.jpg</text:a></text:p>
          </table:table-cell>
          <table:table-cell office:value-type="string">
            <text:p>RELOJ ANALOGICO FROZEN</text:p>
          </table:table-cell>
          <table:table-cell office:value-type="string">
            <text:p>FZ73168</text:p>
          </table:table-cell>
          <table:table-cell office:value-type="string">
            <text:p>FROZEN</text:p>
          </table:table-cell>
          <table:table-cell office:value-type="float" office:value="3.95">
            <text:p>3,95</text:p>
          </table:table-cell>
          <table:table-cell office:value-type="float" office:value="39">
            <text:p>39</text:p>
          </table:table-cell>
          <table:table-cell table:number-columns-repeated="1017"/>
        </table:table-row>
        <table:table-row table:style-name="ro1">
          <table:table-cell office:value-type="float" office:value="8830">
            <text:p>8830</text:p>
          </table:table-cell>
          <table:table-cell office:value-type="string">
            <text:p><text:a xlink:href="../../../../../../Users/Toni/AppData/Local/Temp/CSV3110.xlsx">http://ilusionstore.es/img/p/8830-6733.jpg</text:a></text:p>
          </table:table-cell>
          <table:table-cell office:value-type="string">
            <text:p>MOCHILA GRANDE 40CM DE FROZEN 'NEVER' 40X33X12CM</text:p>
          </table:table-cell>
          <table:table-cell office:value-type="string">
            <text:p>FZ35104</text:p>
          </table:table-cell>
          <table:table-cell office:value-type="string">
            <text:p>FROZEN</text:p>
          </table:table-cell>
          <table:table-cell office:value-type="float" office:value="9.95">
            <text:p>9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776">
            <text:p>8776</text:p>
          </table:table-cell>
          <table:table-cell office:value-type="string">
            <text:p><text:a xlink:href="../../../../../../Users/Toni/AppData/Local/Temp/CSV3110.xlsx">http://ilusionstore.es/img/p/8776-6652.jpg</text:a></text:p>
          </table:table-cell>
          <table:table-cell office:value-type="string">
            <text:p>MOCHILA GUARDERIA INFANTIL 28CM. FROZEN DISNEY</text:p>
          </table:table-cell>
          <table:table-cell office:value-type="string">
            <text:p>FZ2100-1829</text:p>
          </table:table-cell>
          <table:table-cell office:value-type="string">
            <text:p>FROZEN</text:p>
          </table:table-cell>
          <table:table-cell office:value-type="float" office:value="8.95">
            <text:p>8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760">
            <text:p>8760</text:p>
          </table:table-cell>
          <table:table-cell office:value-type="string">
            <text:p><text:a xlink:href="../../../../../../Users/Toni/AppData/Local/Temp/CSV3110.xlsx">http://ilusionstore.es/img/p/8760-6621.jpg</text:a></text:p>
          </table:table-cell>
          <table:table-cell office:value-type="string">
            <text:p>ESTUCHE PORTATODO TRES COMPARTIMENTOS FROZEN</text:p>
          </table:table-cell>
          <table:table-cell office:value-type="string">
            <text:p>FZ2100-1937</text:p>
          </table:table-cell>
          <table:table-cell office:value-type="string">
            <text:p>FROZEN</text:p>
          </table:table-cell>
          <table:table-cell office:value-type="float" office:value="4.65">
            <text:p>4,6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737">
            <text:p>8737</text:p>
          </table:table-cell>
          <table:table-cell office:value-type="string">
            <text:p><text:a xlink:href="../../../../../../Users/Toni/AppData/Local/Temp/CSV3110.xlsx">http://ilusionstore.es/img/p/8737-6595.jpg</text:a></text:p>
          </table:table-cell>
          <table:table-cell office:value-type="string">
            <text:p>PELUCHE SOFT ANNA FROZEN DISNEY 30CM.</text:p>
          </table:table-cell>
          <table:table-cell office:value-type="string">
            <text:p>FZ4304</text:p>
          </table:table-cell>
          <table:table-cell office:value-type="string">
            <text:p>FROZEN</text:p>
          </table:table-cell>
          <table:table-cell office:value-type="float" office:value="9.8">
            <text:p>9,8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691">
            <text:p>8691</text:p>
          </table:table-cell>
          <table:table-cell office:value-type="string">
            <text:p><text:a xlink:href="../../../../../../Users/Toni/AppData/Local/Temp/CSV3110.xlsx">http://ilusionstore.es/img/p/8691-6538.jpg</text:a></text:p>
          </table:table-cell>
          <table:table-cell office:value-type="string">
            <text:p>VASO FIGURITA 3D 360ML. FROZEN FLORAL DISNEY</text:p>
          </table:table-cell>
          <table:table-cell office:value-type="string">
            <text:p>FZ68667</text:p>
          </table:table-cell>
          <table:table-cell office:value-type="string">
            <text:p>FROZEN</text:p>
          </table:table-cell>
          <table:table-cell office:value-type="float" office:value="2.7">
            <text:p>2,7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8688">
            <text:p>8688</text:p>
          </table:table-cell>
          <table:table-cell office:value-type="string">
            <text:p><text:a xlink:href="../../../../../../Users/Toni/AppData/Local/Temp/CSV3110.xlsx">http://ilusionstore.es/img/p/8688-6535.jpg</text:a></text:p>
          </table:table-cell>
          <table:table-cell office:value-type="string">
            <text:p>SANDWICHERA CUADRADA FROZEN FLORAL DISNEY</text:p>
          </table:table-cell>
          <table:table-cell office:value-type="string">
            <text:p>FZ68742</text:p>
          </table:table-cell>
          <table:table-cell office:value-type="string">
            <text:p>FROZEN</text:p>
          </table:table-cell>
          <table:table-cell office:value-type="float" office:value="1.35">
            <text:p>1,35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8669">
            <text:p>8669</text:p>
          </table:table-cell>
          <table:table-cell office:value-type="string">
            <text:p><text:a xlink:href="../../../../../../Users/Toni/AppData/Local/Temp/CSV3110.xlsx">http://ilusionstore.es/img/p/8669-6523.jpg</text:a></text:p>
          </table:table-cell>
          <table:table-cell office:value-type="string">
            <text:p>PACK 12 CHANCLAS PLAYA FULL PRINT (T 24 A 35)</text:p>
          </table:table-cell>
          <table:table-cell office:value-type="string">
            <text:p>FZ2300-2355</text:p>
          </table:table-cell>
          <table:table-cell office:value-type="string">
            <text:p>FROZEN</text:p>
          </table:table-cell>
          <table:table-cell office:value-type="float" office:value="34.8">
            <text:p>34,8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8624">
            <text:p>8624</text:p>
          </table:table-cell>
          <table:table-cell office:value-type="string">
            <text:p><text:a xlink:href="../../../../../../Users/Toni/AppData/Local/Temp/CSV3110.xlsx">http://ilusionstore.es/img/p/8624-6477.jpg</text:a></text:p>
          </table:table-cell>
          <table:table-cell office:value-type="string">
            <text:p>RELOG DIGITAL BLISTER NEW SPORT FROZEN DISNEY</text:p>
          </table:table-cell>
          <table:table-cell office:value-type="string">
            <text:p>FZ77043</text:p>
          </table:table-cell>
          <table:table-cell office:value-type="string">
            <text:p>FROZEN</text:p>
          </table:table-cell>
          <table:table-cell office:value-type="float" office:value="3.55">
            <text:p>3,55</text:p>
          </table:table-cell>
          <table:table-cell office:value-type="float" office:value="33">
            <text:p>33</text:p>
          </table:table-cell>
          <table:table-cell table:number-columns-repeated="1017"/>
        </table:table-row>
        <table:table-row table:style-name="ro1">
          <table:table-cell office:value-type="float" office:value="8623">
            <text:p>8623</text:p>
          </table:table-cell>
          <table:table-cell office:value-type="string">
            <text:p><text:a xlink:href="../../../../../../Users/Toni/AppData/Local/Temp/CSV3110.xlsx">http://ilusionstore.es/img/p/8623-6476.jpg</text:a></text:p>
          </table:table-cell>
          <table:table-cell office:value-type="string">
            <text:p>SET RELOJ DIGITAL + BILLETERA FROZEN DISNEY</text:p>
          </table:table-cell>
          <table:table-cell office:value-type="string">
            <text:p>FZ73328</text:p>
          </table:table-cell>
          <table:table-cell office:value-type="string">
            <text:p>FROZEN</text:p>
          </table:table-cell>
          <table:table-cell office:value-type="float" office:value="4.95">
            <text:p>4,95</text:p>
          </table:table-cell>
          <table:table-cell office:value-type="float" office:value="25">
            <text:p>25</text:p>
          </table:table-cell>
          <table:table-cell table:number-columns-repeated="1017"/>
        </table:table-row>
        <table:table-row table:style-name="ro1">
          <table:table-cell office:value-type="float" office:value="8622">
            <text:p>8622</text:p>
          </table:table-cell>
          <table:table-cell office:value-type="string">
            <text:p><text:a xlink:href="../../../../../../Users/Toni/AppData/Local/Temp/CSV3110.xlsx">http://ilusionstore.es/img/p/8622-6475.jpg</text:a></text:p>
          </table:table-cell>
          <table:table-cell office:value-type="string">
            <text:p>PACK 6 CHANCLAS FROZEN DISNEY (T 27 AL 34)</text:p>
          </table:table-cell>
          <table:table-cell office:value-type="string">
            <text:p>FZ68416</text:p>
          </table:table-cell>
          <table:table-cell office:value-type="string">
            <text:p>FROZEN</text:p>
          </table:table-cell>
          <table:table-cell office:value-type="float" office:value="11.5">
            <text:p>11,5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8605">
            <text:p>8605</text:p>
          </table:table-cell>
          <table:table-cell office:value-type="string">
            <text:p><text:a xlink:href="../../../../../../Users/Toni/AppData/Local/Temp/CSV3110.xlsx">http://ilusionstore.es/img/p/8605-6459.jpg</text:a></text:p>
          </table:table-cell>
          <table:table-cell office:value-type="string">
            <text:p>PORTATODO PLANO FROZEN SUMMER DISNEY 12X22X4CM.</text:p>
          </table:table-cell>
          <table:table-cell office:value-type="string">
            <text:p>FZ00324</text:p>
          </table:table-cell>
          <table:table-cell office:value-type="string">
            <text:p>FROZEN</text:p>
          </table:table-cell>
          <table:table-cell office:value-type="float" office:value="2.95">
            <text:p>2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604">
            <text:p>8604</text:p>
          </table:table-cell>
          <table:table-cell office:value-type="string">
            <text:p><text:a xlink:href="../../../../../../Users/Toni/AppData/Local/Temp/CSV3110.xlsx">http://ilusionstore.es/img/p/8604-6458.jpg</text:a></text:p>
          </table:table-cell>
          <table:table-cell office:value-type="string">
            <text:p>BOLSO ACTION MINI VERTICAL FROZEN SUMMER</text:p>
          </table:table-cell>
          <table:table-cell office:value-type="string">
            <text:p>FZ00232</text:p>
          </table:table-cell>
          <table:table-cell office:value-type="string">
            <text:p>FROZEN</text:p>
          </table:table-cell>
          <table:table-cell office:value-type="float" office:value="4.95">
            <text:p>4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541">
            <text:p>8541</text:p>
          </table:table-cell>
          <table:table-cell office:value-type="string">
            <text:p><text:a xlink:href="../../../../../../Users/Toni/AppData/Local/Temp/CSV3110.xlsx">http://ilusionstore.es/img/p/8541-6394.jpg</text:a></text:p>
          </table:table-cell>
          <table:table-cell office:value-type="string">
            <text:p>TROLLEY TRAVEL FROZEN SUMMER DISNEY 48X30X18CM.</text:p>
          </table:table-cell>
          <table:table-cell office:value-type="string">
            <text:p>FZ27086</text:p>
          </table:table-cell>
          <table:table-cell office:value-type="string">
            <text:p>FROZEN</text:p>
          </table:table-cell>
          <table:table-cell office:value-type="float" office:value="37.95">
            <text:p>37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540">
            <text:p>8540</text:p>
          </table:table-cell>
          <table:table-cell office:value-type="string">
            <text:p><text:a xlink:href="../../../../../../Users/Toni/AppData/Local/Temp/CSV3110.xlsx">http://ilusionstore.es/img/p/8540-6393.jpg</text:a></text:p>
          </table:table-cell>
          <table:table-cell office:value-type="string">
            <text:p>MONEDERO REDONDO FROZEN SUMMER DISNEY 9X9X5CM.</text:p>
          </table:table-cell>
          <table:table-cell office:value-type="string">
            <text:p>FZ01697</text:p>
          </table:table-cell>
          <table:table-cell office:value-type="string">
            <text:p>FROZEN</text:p>
          </table:table-cell>
          <table:table-cell office:value-type="float" office:value="3.45">
            <text:p>3,4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539">
            <text:p>8539</text:p>
          </table:table-cell>
          <table:table-cell office:value-type="string">
            <text:p><text:a xlink:href="../../../../../../Users/Toni/AppData/Local/Temp/CSV3110.xlsx">http://ilusionstore.es/img/p/8539-6392.jpg</text:a></text:p>
          </table:table-cell>
          <table:table-cell office:value-type="string">
            <text:p>BOLSO HEART FROZEN SUMMER DISNEY 20X16X7CM.</text:p>
          </table:table-cell>
          <table:table-cell office:value-type="string">
            <text:p>FZ01575</text:p>
          </table:table-cell>
          <table:table-cell office:value-type="string">
            <text:p>FROZEN</text:p>
          </table:table-cell>
          <table:table-cell office:value-type="float" office:value="8.95">
            <text:p>8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538">
            <text:p>8538</text:p>
          </table:table-cell>
          <table:table-cell office:value-type="string">
            <text:p><text:a xlink:href="../../../../../../Users/Toni/AppData/Local/Temp/CSV3110.xlsx">http://ilusionstore.es/img/p/8538-6391.jpg</text:a></text:p>
          </table:table-cell>
          <table:table-cell office:value-type="string">
            <text:p>BOLSO CORAZÓN MINI FROZEN SUMMER 12X11X6CM.</text:p>
          </table:table-cell>
          <table:table-cell office:value-type="string">
            <text:p>FZ01185</text:p>
          </table:table-cell>
          <table:table-cell office:value-type="string">
            <text:p>FROZEN</text:p>
          </table:table-cell>
          <table:table-cell office:value-type="float" office:value="5.95">
            <text:p>5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537">
            <text:p>8537</text:p>
          </table:table-cell>
          <table:table-cell office:value-type="string">
            <text:p><text:a xlink:href="../../../../../../Users/Toni/AppData/Local/Temp/CSV3110.xlsx">http://ilusionstore.es/img/p/8537-6390.jpg</text:a></text:p>
          </table:table-cell>
          <table:table-cell office:value-type="string">
            <text:p>SACO FROZEN SUMMER DISNEY 41X35X2CM.</text:p>
          </table:table-cell>
          <table:table-cell office:value-type="string">
            <text:p>FZ00607</text:p>
          </table:table-cell>
          <table:table-cell office:value-type="string">
            <text:p>FROZEN</text:p>
          </table:table-cell>
          <table:table-cell office:value-type="float" office:value="5.5">
            <text:p>5,5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351">
            <text:p>8351</text:p>
          </table:table-cell>
          <table:table-cell office:value-type="string">
            <text:p><text:a xlink:href="../../../../../../Users/Toni/AppData/Local/Temp/CSV3110.xlsx">http://ilusionstore.es/img/p/8351-6194.jpg</text:a></text:p>
          </table:table-cell>
          <table:table-cell office:value-type="string">
            <text:p>GAFAS DE SOL PERCHA INDIVIDUAL FROZEN DISNEY</text:p>
          </table:table-cell>
          <table:table-cell office:value-type="string">
            <text:p>FZ2500-0633</text:p>
          </table:table-cell>
          <table:table-cell office:value-type="string">
            <text:p>FROZEN</text:p>
          </table:table-cell>
          <table:table-cell office:value-type="float" office:value="2">
            <text:p>2,00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350">
            <text:p>8350</text:p>
          </table:table-cell>
          <table:table-cell office:value-type="string">
            <text:p><text:a xlink:href="../../../../../../Users/Toni/AppData/Local/Temp/CSV3110.xlsx">http://ilusionstore.es/img/p/8350-6193.jpg</text:a></text:p>
          </table:table-cell>
          <table:table-cell office:value-type="string">
            <text:p>PACK 8 ZUECOS PLAYA FROZEN DISNEY (T 24 A 31)</text:p>
          </table:table-cell>
          <table:table-cell office:value-type="string">
            <text:p>FZ2300-2407</text:p>
          </table:table-cell>
          <table:table-cell office:value-type="string">
            <text:p>FROZEN</text:p>
          </table:table-cell>
          <table:table-cell office:value-type="float" office:value="29.6">
            <text:p>29,6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8348">
            <text:p>8348</text:p>
          </table:table-cell>
          <table:table-cell office:value-type="string">
            <text:p><text:a xlink:href="../../../../../../Users/Toni/AppData/Local/Temp/CSV3110.xlsx">http://ilusionstore.es/img/p/8348-6191.jpg</text:a></text:p>
          </table:table-cell>
          <table:table-cell office:value-type="string">
            <text:p>PACK 8 CHANCLAS PLAYA FROZEN DISNEY (T 26 A 35)</text:p>
          </table:table-cell>
          <table:table-cell office:value-type="string">
            <text:p>FZ2300-2366</text:p>
          </table:table-cell>
          <table:table-cell office:value-type="string">
            <text:p>FROZEN</text:p>
          </table:table-cell>
          <table:table-cell office:value-type="float" office:value="12.8">
            <text:p>12,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8345">
            <text:p>8345</text:p>
          </table:table-cell>
          <table:table-cell office:value-type="string">
            <text:p><text:a xlink:href="../../../../../../Users/Toni/AppData/Local/Temp/CSV3110.xlsx">http://ilusionstore.es/img/p/8345-6188.jpg</text:a></text:p>
          </table:table-cell>
          <table:table-cell office:value-type="string">
            <text:p>TOALLA PLAYA MICRO FROZEN DISNEY (70X140CM) 250GR.</text:p>
          </table:table-cell>
          <table:table-cell office:value-type="string">
            <text:p>FZ2200-2178</text:p>
          </table:table-cell>
          <table:table-cell office:value-type="string">
            <text:p>FROZEN</text:p>
          </table:table-cell>
          <table:table-cell office:value-type="float" office:value="4.65">
            <text:p>4,6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8344">
            <text:p>8344</text:p>
          </table:table-cell>
          <table:table-cell office:value-type="string">
            <text:p><text:a xlink:href="../../../../../../Users/Toni/AppData/Local/Temp/CSV3110.xlsx">http://ilusionstore.es/img/p/8344-6187.jpg</text:a></text:p>
          </table:table-cell>
          <table:table-cell office:value-type="string">
            <text:p>TOALLA PLAYA 100% ALGODON FROZEN DISNEY (70X140CM)</text:p>
          </table:table-cell>
          <table:table-cell office:value-type="string">
            <text:p>FZ2200-2154</text:p>
          </table:table-cell>
          <table:table-cell office:value-type="string">
            <text:p>FROZEN</text:p>
          </table:table-cell>
          <table:table-cell office:value-type="float" office:value="6.95">
            <text:p>6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339">
            <text:p>8339</text:p>
          </table:table-cell>
          <table:table-cell office:value-type="string">
            <text:p><text:a xlink:href="../../../../../../Users/Toni/AppData/Local/Temp/CSV3110.xlsx">http://ilusionstore.es/img/p/8339-6182.jpg</text:a></text:p>
          </table:table-cell>
          <table:table-cell office:value-type="string">
            <text:p>PACK 5 CULETINES DE BAÑO FROZEN (T3-4-5-6-7)</text:p>
          </table:table-cell>
          <table:table-cell office:value-type="string">
            <text:p>FZ2200-1921</text:p>
          </table:table-cell>
          <table:table-cell office:value-type="string">
            <text:p>FROZEN</text:p>
          </table:table-cell>
          <table:table-cell office:value-type="float" office:value="22.25">
            <text:p>22,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8338">
            <text:p>8338</text:p>
          </table:table-cell>
          <table:table-cell office:value-type="string">
            <text:p><text:a xlink:href="../../../../../../Users/Toni/AppData/Local/Temp/CSV3110.xlsx">http://ilusionstore.es/img/p/8338-6181.jpg</text:a></text:p>
          </table:table-cell>
          <table:table-cell office:value-type="string">
            <text:p>BOLSITO CON FORMA Y TRENZA 3D FROZEN DISNEY</text:p>
          </table:table-cell>
          <table:table-cell office:value-type="string">
            <text:p>FZ2100-1759</text:p>
          </table:table-cell>
          <table:table-cell office:value-type="string">
            <text:p>FROZEN</text:p>
          </table:table-cell>
          <table:table-cell office:value-type="float" office:value="4.95">
            <text:p>4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336">
            <text:p>8336</text:p>
          </table:table-cell>
          <table:table-cell office:value-type="string">
            <text:p><text:a xlink:href="../../../../../../Users/Toni/AppData/Local/Temp/CSV3110.xlsx">http://ilusionstore.es/img/p/8336-6179.jpg</text:a></text:p>
          </table:table-cell>
          <table:table-cell office:value-type="string">
            <text:p>BOLSITO SOLAPA FROZEN DISNEY 13X16X4CM.</text:p>
          </table:table-cell>
          <table:table-cell office:value-type="string">
            <text:p>FZ2100-1704</text:p>
          </table:table-cell>
          <table:table-cell office:value-type="string">
            <text:p>FROZEN</text:p>
          </table:table-cell>
          <table:table-cell office:value-type="float" office:value="3.99">
            <text:p>3,99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335">
            <text:p>8335</text:p>
          </table:table-cell>
          <table:table-cell office:value-type="string">
            <text:p><text:a xlink:href="../../../../../../Users/Toni/AppData/Local/Temp/CSV3110.xlsx">http://ilusionstore.es/img/p/8335-6178.jpg</text:a></text:p>
          </table:table-cell>
          <table:table-cell office:value-type="string">
            <text:p>BOLSITO BAGUETTE FROZEN DETALLE 3D (20X12X5CM.)</text:p>
          </table:table-cell>
          <table:table-cell office:value-type="string">
            <text:p>FZ2100-1696</text:p>
          </table:table-cell>
          <table:table-cell office:value-type="string">
            <text:p>FROZEN</text:p>
          </table:table-cell>
          <table:table-cell office:value-type="float" office:value="3.99">
            <text:p>3,99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8334">
            <text:p>8334</text:p>
          </table:table-cell>
          <table:table-cell office:value-type="string">
            <text:p><text:a xlink:href="../../../../../../Users/Toni/AppData/Local/Temp/CSV3110.xlsx">http://ilusionstore.es/img/p/8334-6177.jpg</text:a></text:p>
          </table:table-cell>
          <table:table-cell office:value-type="string">
            <text:p>MOCHILA 3D GUARDERIA CON DETALLES 3D FROZEN DISNEY</text:p>
          </table:table-cell>
          <table:table-cell office:value-type="string">
            <text:p>FZ2100-1669</text:p>
          </table:table-cell>
          <table:table-cell office:value-type="string">
            <text:p>FROZEN</text:p>
          </table:table-cell>
          <table:table-cell office:value-type="float" office:value="6.99">
            <text:p>6,99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301">
            <text:p>8301</text:p>
          </table:table-cell>
          <table:table-cell office:value-type="string">
            <text:p><text:a xlink:href="../../../../../../Users/Toni/AppData/Local/Temp/CSV3110.xlsx">http://ilusionstore.es/img/p/8301-6144.jpg</text:a></text:p>
          </table:table-cell>
          <table:table-cell office:value-type="string">
            <text:p>CANTIMPLORA ALUMINIO FROZEN DISNEY SURTIDA 500ML.</text:p>
          </table:table-cell>
          <table:table-cell office:value-type="string">
            <text:p>FZ74325</text:p>
          </table:table-cell>
          <table:table-cell office:value-type="string">
            <text:p>FROZEN</text:p>
          </table:table-cell>
          <table:table-cell office:value-type="float" office:value="2.95">
            <text:p>2,95</text:p>
          </table:table-cell>
          <table:table-cell office:value-type="float" office:value="44">
            <text:p>44</text:p>
          </table:table-cell>
          <table:table-cell table:number-columns-repeated="1017"/>
        </table:table-row>
        <table:table-row table:style-name="ro1">
          <table:table-cell office:value-type="float" office:value="8300">
            <text:p>8300</text:p>
          </table:table-cell>
          <table:table-cell office:value-type="string">
            <text:p><text:a xlink:href="../../../../../../Users/Toni/AppData/Local/Temp/CSV3110.xlsx">http://ilusionstore.es/img/p/8300-6143.jpg</text:a></text:p>
          </table:table-cell>
          <table:table-cell office:value-type="string">
            <text:p>TOALLA FROZEN DISNEY 100% ALGODON 70X140CM .</text:p>
          </table:table-cell>
          <table:table-cell office:value-type="string">
            <text:p>FZ74103</text:p>
          </table:table-cell>
          <table:table-cell office:value-type="string">
            <text:p>FROZEN</text:p>
          </table:table-cell>
          <table:table-cell office:value-type="float" office:value="5.95">
            <text:p>5,9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299">
            <text:p>8299</text:p>
          </table:table-cell>
          <table:table-cell office:value-type="string">
            <text:p><text:a xlink:href="../../../../../../Users/Toni/AppData/Local/Temp/CSV3110.xlsx">http://ilusionstore.es/img/p/8299-6142.jpg</text:a></text:p>
          </table:table-cell>
          <table:table-cell office:value-type="string">
            <text:p>GORRA FULL PRINT SURTIDA FROZEN DISNEY ELSA Y ANNA</text:p>
          </table:table-cell>
          <table:table-cell office:value-type="string">
            <text:p>FZ68348</text:p>
          </table:table-cell>
          <table:table-cell office:value-type="string">
            <text:p>FROZEN</text:p>
          </table:table-cell>
          <table:table-cell office:value-type="float" office:value="2.1">
            <text:p>2,10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office:value-type="float" office:value="8269">
            <text:p>8269</text:p>
          </table:table-cell>
          <table:table-cell office:value-type="string">
            <text:p><text:a xlink:href="../../../../../../Users/Toni/AppData/Local/Temp/CSV3110.xlsx">http://ilusionstore.es/img/p/8269-6112.jpg</text:a></text:p>
          </table:table-cell>
          <table:table-cell office:value-type="string">
            <text:p>MALETA TROLLEY SOFT FROZEN SUMMER DISNEY 46X35X16</text:p>
          </table:table-cell>
          <table:table-cell office:value-type="string">
            <text:p>FZ27055</text:p>
          </table:table-cell>
          <table:table-cell office:value-type="string">
            <text:p>FROZEN</text:p>
          </table:table-cell>
          <table:table-cell office:value-type="float" office:value="24.95">
            <text:p>24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267">
            <text:p>8267</text:p>
          </table:table-cell>
          <table:table-cell office:value-type="string">
            <text:p><text:a xlink:href="../../../../../../Users/Toni/AppData/Local/Temp/CSV3110.xlsx">http://ilusionstore.es/img/p/8267-6110.jpg</text:a></text:p>
          </table:table-cell>
          <table:table-cell office:value-type="string">
            <text:p>BANDOLERA VERTICAL FROZEN SUMMER DISNEY 22X20X5CM.</text:p>
          </table:table-cell>
          <table:table-cell office:value-type="string">
            <text:p>FZ01680</text:p>
          </table:table-cell>
          <table:table-cell office:value-type="string">
            <text:p>FROZEN</text:p>
          </table:table-cell>
          <table:table-cell office:value-type="float" office:value="9.95">
            <text:p>9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266">
            <text:p>8266</text:p>
          </table:table-cell>
          <table:table-cell office:value-type="string">
            <text:p><text:a xlink:href="../../../../../../Users/Toni/AppData/Local/Temp/CSV3110.xlsx">http://ilusionstore.es/img/p/8266-6109.jpg</text:a></text:p>
          </table:table-cell>
          <table:table-cell office:value-type="string">
            <text:p>BOLSO MUFFIN MINI FROZEN SUMMER DISNEY</text:p>
          </table:table-cell>
          <table:table-cell office:value-type="string">
            <text:p>FZ01642</text:p>
          </table:table-cell>
          <table:table-cell office:value-type="string">
            <text:p>FROZEN</text:p>
          </table:table-cell>
          <table:table-cell office:value-type="float" office:value="6.95">
            <text:p>6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7934">
            <text:p>7934</text:p>
          </table:table-cell>
          <table:table-cell office:value-type="string">
            <text:p><text:a xlink:href="../../../../../../Users/Toni/AppData/Local/Temp/CSV3110.xlsx">http://ilusionstore.es/img/p/7934-5682.jpg</text:a></text:p>
          </table:table-cell>
          <table:table-cell office:value-type="string">
            <text:p>BOLSO BANDOLERA CON SOLAPA FROZEN MAGIC</text:p>
          </table:table-cell>
          <table:table-cell office:value-type="string">
            <text:p>FZ12770</text:p>
          </table:table-cell>
          <table:table-cell office:value-type="string">
            <text:p>FROZEN</text:p>
          </table:table-cell>
          <table:table-cell office:value-type="float" office:value="5.95">
            <text:p>5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7933">
            <text:p>7933</text:p>
          </table:table-cell>
          <table:table-cell office:value-type="string">
            <text:p><text:a xlink:href="../../../../../../Users/Toni/AppData/Local/Temp/CSV3110.xlsx">http://ilusionstore.es/img/p/7933-5681.jpg</text:a></text:p>
          </table:table-cell>
          <table:table-cell office:value-type="string">
            <text:p>NECESER BANDOLERA ADAPTABLE FROZEN MAGIC DISNEY</text:p>
          </table:table-cell>
          <table:table-cell office:value-type="string">
            <text:p>FZ12763</text:p>
          </table:table-cell>
          <table:table-cell office:value-type="string">
            <text:p>FROZEN</text:p>
          </table:table-cell>
          <table:table-cell office:value-type="float" office:value="6.25">
            <text:p>6,2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7932">
            <text:p>7932</text:p>
          </table:table-cell>
          <table:table-cell office:value-type="string">
            <text:p><text:a xlink:href="../../../../../../Users/Toni/AppData/Local/Temp/CSV3110.xlsx">http://ilusionstore.es/img/p/7932-5680.jpg</text:a></text:p>
          </table:table-cell>
          <table:table-cell office:value-type="string">
            <text:p>PORTATODO NECESER 3 COMPARTIMENTOS FROZEN MAGIC</text:p>
          </table:table-cell>
          <table:table-cell office:value-type="string">
            <text:p>FZ12756</text:p>
          </table:table-cell>
          <table:table-cell office:value-type="string">
            <text:p>FROZEN</text:p>
          </table:table-cell>
          <table:table-cell office:value-type="float" office:value="4.95">
            <text:p>4,9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7931">
            <text:p>7931</text:p>
          </table:table-cell>
          <table:table-cell office:value-type="string">
            <text:p><text:a xlink:href="../../../../../../Users/Toni/AppData/Local/Temp/CSV3110.xlsx">http://ilusionstore.es/img/p/7931-5679.jpg</text:a></text:p>
          </table:table-cell>
          <table:table-cell office:value-type="string">
            <text:p>PORTATODO NECESER 2 CREMALLERAS FROZEN MAGIC</text:p>
          </table:table-cell>
          <table:table-cell office:value-type="string">
            <text:p>FZ12732</text:p>
          </table:table-cell>
          <table:table-cell office:value-type="string">
            <text:p>FROZEN</text:p>
          </table:table-cell>
          <table:table-cell office:value-type="float" office:value="1.95">
            <text:p>1,9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7930">
            <text:p>7930</text:p>
          </table:table-cell>
          <table:table-cell office:value-type="string">
            <text:p><text:a xlink:href="../../../../../../Users/Toni/AppData/Local/Temp/CSV3110.xlsx">http://ilusionstore.es/img/p/7930-5678.jpg</text:a></text:p>
          </table:table-cell>
          <table:table-cell office:value-type="string">
            <text:p>SACO MOCHILA GYM FROZEN MAGIC 40CM.</text:p>
          </table:table-cell>
          <table:table-cell office:value-type="string">
            <text:p>FZ12725</text:p>
          </table:table-cell>
          <table:table-cell office:value-type="string">
            <text:p>FROZEN</text:p>
          </table:table-cell>
          <table:table-cell office:value-type="float" office:value="3.95">
            <text:p>3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7929">
            <text:p>7929</text:p>
          </table:table-cell>
          <table:table-cell office:value-type="string">
            <text:p><text:a xlink:href="../../../../../../Users/Toni/AppData/Local/Temp/CSV3110.xlsx">http://ilusionstore.es/img/p/7929-5677.jpg</text:a></text:p>
          </table:table-cell>
          <table:table-cell office:value-type="string">
            <text:p>BOLSA VIAJE / DEPORTE FROZEN MAGIC 40CM. DISNEY</text:p>
          </table:table-cell>
          <table:table-cell office:value-type="string">
            <text:p>FZ12718</text:p>
          </table:table-cell>
          <table:table-cell office:value-type="string">
            <text:p>FROZEN</text:p>
          </table:table-cell>
          <table:table-cell office:value-type="float" office:value="10.95">
            <text:p>10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7927">
            <text:p>7927</text:p>
          </table:table-cell>
          <table:table-cell office:value-type="string">
            <text:p><text:a xlink:href="../../../../../../Users/Toni/AppData/Local/Temp/CSV3110.xlsx">http://ilusionstore.es/img/p/7927-5675.jpg</text:a></text:p>
          </table:table-cell>
          <table:table-cell office:value-type="string">
            <text:p>MOCHILA ADAPTABLE 40CM. FROZEN MAGIC DISNEY</text:p>
          </table:table-cell>
          <table:table-cell office:value-type="string">
            <text:p>FZ12671</text:p>
          </table:table-cell>
          <table:table-cell office:value-type="string">
            <text:p>FROZEN</text:p>
          </table:table-cell>
          <table:table-cell office:value-type="float" office:value="15.95">
            <text:p>15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925">
            <text:p>7925</text:p>
          </table:table-cell>
          <table:table-cell office:value-type="string">
            <text:p><text:a xlink:href="../../../../../../Users/Toni/AppData/Local/Temp/CSV3110.xlsx">http://ilusionstore.es/img/p/7925-5673.jpg</text:a></text:p>
          </table:table-cell>
          <table:table-cell office:value-type="string">
            <text:p>MOCHILA MEDIANA 33CM. FROZEN MAGIC DISNEY</text:p>
          </table:table-cell>
          <table:table-cell office:value-type="string">
            <text:p>FZ12640</text:p>
          </table:table-cell>
          <table:table-cell office:value-type="string">
            <text:p>FROZEN</text:p>
          </table:table-cell>
          <table:table-cell office:value-type="float" office:value="10.95">
            <text:p>10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7924">
            <text:p>7924</text:p>
          </table:table-cell>
          <table:table-cell office:value-type="string">
            <text:p><text:a xlink:href="../../../../../../Users/Toni/AppData/Local/Temp/CSV3110.xlsx">http://ilusionstore.es/img/p/7924-5672.jpg</text:a></text:p>
          </table:table-cell>
          <table:table-cell office:value-type="string">
            <text:p>MOCHILA GUARDERIA 28CM. FROZEN MAGIC DISNEY</text:p>
          </table:table-cell>
          <table:table-cell office:value-type="string">
            <text:p>FZ12619</text:p>
          </table:table-cell>
          <table:table-cell office:value-type="string">
            <text:p>FROZEN</text:p>
          </table:table-cell>
          <table:table-cell office:value-type="float" office:value="8.95">
            <text:p>8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7853">
            <text:p>7853</text:p>
          </table:table-cell>
          <table:table-cell office:value-type="string">
            <text:p><text:a xlink:href="../../../../../../Users/Toni/AppData/Local/Temp/CSV3110.xlsx">http://ilusionstore.es/img/p/7853-5594.jpg</text:a></text:p>
          </table:table-cell>
          <table:table-cell office:value-type="string">
            <text:p>PLUMIER TRIPLE RELLENO FROZEN DISNEY</text:p>
          </table:table-cell>
          <table:table-cell office:value-type="string">
            <text:p>FZ2700-0172</text:p>
          </table:table-cell>
          <table:table-cell office:value-type="string">
            <text:p>FROZEN</text:p>
          </table:table-cell>
          <table:table-cell office:value-type="float" office:value="6.99">
            <text:p>6,99</text:p>
          </table:table-cell>
          <table:table-cell office:value-type="float" office:value="17">
            <text:p>17</text:p>
          </table:table-cell>
          <table:table-cell table:number-columns-repeated="1017"/>
        </table:table-row>
        <table:table-row table:style-name="ro1">
          <table:table-cell office:value-type="float" office:value="7852">
            <text:p>7852</text:p>
          </table:table-cell>
          <table:table-cell office:value-type="string">
            <text:p><text:a xlink:href="../../../../../../Users/Toni/AppData/Local/Temp/CSV3110.xlsx">http://ilusionstore.es/img/p/7852-5593.jpg</text:a></text:p>
          </table:table-cell>
          <table:table-cell office:value-type="string">
            <text:p>PAÑUELO MULTIUSOS FROZEN DISNEY</text:p>
          </table:table-cell>
          <table:table-cell office:value-type="string">
            <text:p>FZ2200-1613</text:p>
          </table:table-cell>
          <table:table-cell office:value-type="string">
            <text:p>FROZEN</text:p>
          </table:table-cell>
          <table:table-cell office:value-type="float" office:value="1.5">
            <text:p>1,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7371">
            <text:p>7371</text:p>
          </table:table-cell>
          <table:table-cell office:value-type="string">
            <text:p><text:a xlink:href="../../../../../../Users/Toni/AppData/Local/Temp/CSV3110.xlsx">http://ilusionstore.es/img/p/7371-5134.jpg</text:a></text:p>
          </table:table-cell>
          <table:table-cell office:value-type="string">
            <text:p>FROZEN SPORT POCKET SNOW</text:p>
          </table:table-cell>
          <table:table-cell office:value-type="string">
            <text:p>FZ93470</text:p>
          </table:table-cell>
          <table:table-cell office:value-type="string">
            <text:p>FROZEN</text:p>
          </table:table-cell>
          <table:table-cell office:value-type="float" office:value="15.95">
            <text:p>15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7368">
            <text:p>7368</text:p>
          </table:table-cell>
          <table:table-cell office:value-type="string">
            <text:p><text:a xlink:href="../../../../../../Users/Toni/AppData/Local/Temp/CSV3110.xlsx">http://ilusionstore.es/img/p/7368-5131.jpg</text:a></text:p>
          </table:table-cell>
          <table:table-cell office:value-type="string">
            <text:p>FROZEN PORTATODO TRIPLE SNOW</text:p>
          </table:table-cell>
          <table:table-cell office:value-type="string">
            <text:p>FZ37384</text:p>
          </table:table-cell>
          <table:table-cell office:value-type="string">
            <text:p>FROZEN</text:p>
          </table:table-cell>
          <table:table-cell office:value-type="float" office:value="5.95">
            <text:p>5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7364">
            <text:p>7364</text:p>
          </table:table-cell>
          <table:table-cell office:value-type="string">
            <text:p><text:a xlink:href="../../../../../../Users/Toni/AppData/Local/Temp/CSV3110.xlsx">http://ilusionstore.es/img/p/7364-5127.jpg</text:a></text:p>
          </table:table-cell>
          <table:table-cell office:value-type="string">
            <text:p>FROZEN MOCHILA INFANTIL SNOW</text:p>
          </table:table-cell>
          <table:table-cell office:value-type="string">
            <text:p>FZ34864</text:p>
          </table:table-cell>
          <table:table-cell office:value-type="string">
            <text:p>FROZEN</text:p>
          </table:table-cell>
          <table:table-cell office:value-type="float" office:value="10.95">
            <text:p>10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362">
            <text:p>7362</text:p>
          </table:table-cell>
          <table:table-cell office:value-type="string">
            <text:p><text:a xlink:href="../../../../../../Users/Toni/AppData/Local/Temp/CSV3110.xlsx">http://ilusionstore.es/img/p/7362-5125.jpg</text:a></text:p>
          </table:table-cell>
          <table:table-cell office:value-type="string">
            <text:p>FROZEN SACO 35CM SNOW</text:p>
          </table:table-cell>
          <table:table-cell office:value-type="string">
            <text:p>FZ34772</text:p>
          </table:table-cell>
          <table:table-cell office:value-type="string">
            <text:p>FROZEN</text:p>
          </table:table-cell>
          <table:table-cell office:value-type="float" office:value="5.5">
            <text:p>5,5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7361">
            <text:p>7361</text:p>
          </table:table-cell>
          <table:table-cell office:value-type="string">
            <text:p><text:a xlink:href="../../../../../../Users/Toni/AppData/Local/Temp/CSV3110.xlsx">http://ilusionstore.es/img/p/7361-5124.jpg</text:a></text:p>
          </table:table-cell>
          <table:table-cell office:value-type="string">
            <text:p>FROZEN SACO 41CM SNOW</text:p>
          </table:table-cell>
          <table:table-cell office:value-type="string">
            <text:p>FZ34765</text:p>
          </table:table-cell>
          <table:table-cell office:value-type="string">
            <text:p>FROZEN</text:p>
          </table:table-cell>
          <table:table-cell office:value-type="float" office:value="6.5">
            <text:p>6,50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7291">
            <text:p>7291</text:p>
          </table:table-cell>
          <table:table-cell office:value-type="string">
            <text:p><text:a xlink:href="../../../../../../Users/Toni/AppData/Local/Temp/CSV3110.xlsx">http://ilusionstore.es/img/p/7291-5044.jpg</text:a></text:p>
          </table:table-cell>
          <table:table-cell office:value-type="string">
            <text:p>MOCHILA GUARDERIA 3D FROZEN WINTER DISNEY</text:p>
          </table:table-cell>
          <table:table-cell office:value-type="string">
            <text:p>FZ2100-1570</text:p>
          </table:table-cell>
          <table:table-cell office:value-type="string">
            <text:p>FROZEN</text:p>
          </table:table-cell>
          <table:table-cell office:value-type="float" office:value="6.99">
            <text:p>6,99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179">
            <text:p>7179</text:p>
          </table:table-cell>
          <table:table-cell office:value-type="string">
            <text:p><text:a xlink:href="../../../../../../Users/Toni/AppData/Local/Temp/CSV3110.xlsx">http://ilusionstore.es/img/p/7179-4835.jpg</text:a></text:p>
          </table:table-cell>
          <table:table-cell office:value-type="string">
            <text:p>PORTATODO 3 COMPARTIMENTOS FROZEN DISNEY PURPURINA</text:p>
          </table:table-cell>
          <table:table-cell office:value-type="string">
            <text:p>FZ2100-1189</text:p>
          </table:table-cell>
          <table:table-cell office:value-type="string">
            <text:p>FROZEN</text:p>
          </table:table-cell>
          <table:table-cell office:value-type="float" office:value="4.85">
            <text:p>4,8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615">
            <text:p>5615</text:p>
          </table:table-cell>
          <table:table-cell office:value-type="string">
            <text:p><text:a xlink:href="../../../../../../Users/Toni/AppData/Local/Temp/CSV3110.xlsx">http://ilusionstore.es/img/p/5615-2780.jpg</text:a></text:p>
          </table:table-cell>
          <table:table-cell office:value-type="string">
            <text:p>BANDOLERA FROZEN ICE CON CREMALLERA</text:p>
          </table:table-cell>
          <table:table-cell office:value-type="string">
            <text:p>FZ93672</text:p>
          </table:table-cell>
          <table:table-cell office:value-type="string">
            <text:p>FROZEN</text:p>
          </table:table-cell>
          <table:table-cell office:value-type="float" office:value="4.95">
            <text:p>4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595">
            <text:p>5595</text:p>
          </table:table-cell>
          <table:table-cell office:value-type="string">
            <text:p><text:a xlink:href="../../../../../../Users/Toni/AppData/Local/Temp/CSV3110.xlsx">http://ilusionstore.es/img/p/5595-2765.jpg</text:a></text:p>
          </table:table-cell>
          <table:table-cell office:value-type="string">
            <text:p>TAZA CERAMICA FROZEN CAJA REGALO 36CL</text:p>
          </table:table-cell>
          <table:table-cell office:value-type="string">
            <text:p>FZ87050</text:p>
          </table:table-cell>
          <table:table-cell office:value-type="string">
            <text:p>FROZEN</text:p>
          </table:table-cell>
          <table:table-cell office:value-type="float" office:value="1.85">
            <text:p>1,8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5587">
            <text:p>5587</text:p>
          </table:table-cell>
          <table:table-cell office:value-type="string">
            <text:p><text:a xlink:href="../../../../../../Users/Toni/AppData/Local/Temp/CSV3110.xlsx">http://ilusionstore.es/img/p/5587-2762.jpg</text:a></text:p>
          </table:table-cell>
          <table:table-cell office:value-type="string">
            <text:p>VASO CAÑA VALUE FROZEN DISNEY 430ML</text:p>
          </table:table-cell>
          <table:table-cell office:value-type="string">
            <text:p>FZ85308</text:p>
          </table:table-cell>
          <table:table-cell office:value-type="string">
            <text:p>FROZEN</text:p>
          </table:table-cell>
          <table:table-cell office:value-type="float" office:value="1.2">
            <text:p>1,2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5586">
            <text:p>5586</text:p>
          </table:table-cell>
          <table:table-cell office:value-type="string">
            <text:p><text:a xlink:href="../../../../../../Users/Toni/AppData/Local/Temp/CSV3110.xlsx">http://ilusionstore.es/img/p/5586-2761.jpg</text:a></text:p>
          </table:table-cell>
          <table:table-cell office:value-type="string">
            <text:p>RELOJ DE PARED FROZEN DISNEY</text:p>
          </table:table-cell>
          <table:table-cell office:value-type="string">
            <text:p>FZ852019</text:p>
          </table:table-cell>
          <table:table-cell office:value-type="string">
            <text:p>FROZEN</text:p>
          </table:table-cell>
          <table:table-cell office:value-type="float" office:value="3.25">
            <text:p>3,2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546">
            <text:p>5546</text:p>
          </table:table-cell>
          <table:table-cell office:value-type="string">
            <text:p><text:a xlink:href="../../../../../../Users/Toni/AppData/Local/Temp/CSV3110.xlsx">http://ilusionstore.es/img/p/5546-2729.jpg</text:a></text:p>
          </table:table-cell>
          <table:table-cell office:value-type="string">
            <text:p>SET LIBRETA + BOLIGRAFO FROZEN DISNEY</text:p>
          </table:table-cell>
          <table:table-cell office:value-type="string">
            <text:p>FZ69885</text:p>
          </table:table-cell>
          <table:table-cell office:value-type="string">
            <text:p>FROZEN</text:p>
          </table:table-cell>
          <table:table-cell office:value-type="float" office:value="0.99">
            <text:p>0,99</text:p>
          </table:table-cell>
          <table:table-cell office:value-type="float" office:value="47">
            <text:p>47</text:p>
          </table:table-cell>
          <table:table-cell table:number-columns-repeated="1017"/>
        </table:table-row>
        <table:table-row table:style-name="ro1">
          <table:table-cell office:value-type="float" office:value="5545">
            <text:p>5545</text:p>
          </table:table-cell>
          <table:table-cell office:value-type="string">
            <text:p><text:a xlink:href="../../../../../../Users/Toni/AppData/Local/Temp/CSV3110.xlsx">http://ilusionstore.es/img/p/5545-2728.jpg</text:a></text:p>
          </table:table-cell>
          <table:table-cell office:value-type="string">
            <text:p>FROZEN PORTATODO CUADRADO</text:p>
          </table:table-cell>
          <table:table-cell office:value-type="string">
            <text:p>FZ6960</text:p>
          </table:table-cell>
          <table:table-cell office:value-type="string">
            <text:p>FROZEN</text:p>
          </table:table-cell>
          <table:table-cell office:value-type="float" office:value="0.85">
            <text:p>0,8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5544">
            <text:p>5544</text:p>
          </table:table-cell>
          <table:table-cell office:value-type="string">
            <text:p><text:a xlink:href="../../../../../../Users/Toni/AppData/Local/Temp/CSV3110.xlsx">http://ilusionstore.es/img/p/5544-2727.jpg</text:a></text:p>
          </table:table-cell>
          <table:table-cell office:value-type="string">
            <text:p>GORRA FULL PRINT FROZEN DISNEY</text:p>
          </table:table-cell>
          <table:table-cell office:value-type="string">
            <text:p>FZ69587</text:p>
          </table:table-cell>
          <table:table-cell office:value-type="string">
            <text:p>FROZEN</text:p>
          </table:table-cell>
          <table:table-cell office:value-type="float" office:value="2">
            <text:p>2,00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5540">
            <text:p>5540</text:p>
          </table:table-cell>
          <table:table-cell office:value-type="string">
            <text:p><text:a xlink:href="../../../../../../Users/Toni/AppData/Local/Temp/CSV3110.xlsx">http://ilusionstore.es/img/p/5540-2723.jpg</text:a></text:p>
          </table:table-cell>
          <table:table-cell office:value-type="string">
            <text:p>BLISTER PAPELERIA 6PIEZAS FROZEN DISNEY</text:p>
          </table:table-cell>
          <table:table-cell office:value-type="string">
            <text:p>FZ68130</text:p>
          </table:table-cell>
          <table:table-cell office:value-type="string">
            <text:p>FROZEN</text:p>
          </table:table-cell>
          <table:table-cell office:value-type="float" office:value="1.48">
            <text:p>1,48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521">
            <text:p>5521</text:p>
          </table:table-cell>
          <table:table-cell office:value-type="string">
            <text:p><text:a xlink:href="../../../../../../Users/Toni/AppData/Local/Temp/CSV3110.xlsx">http://ilusionstore.es/img/p/5521-3860.jpg</text:a></text:p>
          </table:table-cell>
          <table:table-cell office:value-type="string">
            <text:p>SET DE DESAYUNO 3 PIEZAS FROZEN MELAMINA DISNEY</text:p>
          </table:table-cell>
          <table:table-cell office:value-type="string">
            <text:p>FZ57905</text:p>
          </table:table-cell>
          <table:table-cell office:value-type="string">
            <text:p>FROZEN</text:p>
          </table:table-cell>
          <table:table-cell office:value-type="float" office:value="4.95">
            <text:p>4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5518">
            <text:p>5518</text:p>
          </table:table-cell>
          <table:table-cell office:value-type="string">
            <text:p><text:a xlink:href="../../../../../../Users/Toni/AppData/Local/Temp/CSV3110.xlsx">http://ilusionstore.es/img/p/5518-2706.jpg</text:a></text:p>
          </table:table-cell>
          <table:table-cell office:value-type="string">
            <text:p>VASO FIGURITA 3D FROZEN DISNEY TIMELESS</text:p>
          </table:table-cell>
          <table:table-cell office:value-type="string">
            <text:p>FZ57660</text:p>
          </table:table-cell>
          <table:table-cell office:value-type="string">
            <text:p>FROZEN</text:p>
          </table:table-cell>
          <table:table-cell office:value-type="float" office:value="2.7">
            <text:p>2,70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office:value-type="float" office:value="5509">
            <text:p>5509</text:p>
          </table:table-cell>
          <table:table-cell office:value-type="string">
            <text:p><text:a xlink:href="../../../../../../Users/Toni/AppData/Local/Temp/CSV3110.xlsx">http://ilusionstore.es/img/p/5509-2699.jpg</text:a></text:p>
          </table:table-cell>
          <table:table-cell office:value-type="string">
            <text:p>BOLSO CORAZON MINI FROZEN BLOSSOM DISNEY</text:p>
          </table:table-cell>
          <table:table-cell office:value-type="string">
            <text:p>FZ54532</text:p>
          </table:table-cell>
          <table:table-cell office:value-type="string">
            <text:p>FROZEN</text:p>
          </table:table-cell>
          <table:table-cell office:value-type="float" office:value="5.95">
            <text:p>5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498">
            <text:p>5498</text:p>
          </table:table-cell>
          <table:table-cell office:value-type="string">
            <text:p><text:a xlink:href="../../../../../../Users/Toni/AppData/Local/Temp/CSV3110.xlsx">http://ilusionstore.es/img/p/5498-2688.jpg</text:a></text:p>
          </table:table-cell>
          <table:table-cell office:value-type="string">
            <text:p>TAZA PORCELANA FROZEN DISNEY CAJA REGALO</text:p>
          </table:table-cell>
          <table:table-cell office:value-type="string">
            <text:p>FZ53054</text:p>
          </table:table-cell>
          <table:table-cell office:value-type="string">
            <text:p>FROZEN</text:p>
          </table:table-cell>
          <table:table-cell office:value-type="float" office:value="1.85">
            <text:p>1,8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5494">
            <text:p>5494</text:p>
          </table:table-cell>
          <table:table-cell office:value-type="string">
            <text:p><text:a xlink:href="../../../../../../Users/Toni/AppData/Local/Temp/CSV3110.xlsx">http://ilusionstore.es/img/p/5494-2684.jpg</text:a></text:p>
          </table:table-cell>
          <table:table-cell office:value-type="string">
            <text:p>FROZEN MERENDERO TERMICO CUADRADO BLOSSOM DISNEY</text:p>
          </table:table-cell>
          <table:table-cell office:value-type="string">
            <text:p>FZ52033</text:p>
          </table:table-cell>
          <table:table-cell office:value-type="string">
            <text:p>FROZEN</text:p>
          </table:table-cell>
          <table:table-cell office:value-type="float" office:value="9.45">
            <text:p>9,4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492">
            <text:p>5492</text:p>
          </table:table-cell>
          <table:table-cell office:value-type="string">
            <text:p><text:a xlink:href="../../../../../../Users/Toni/AppData/Local/Temp/CSV3110.xlsx">http://ilusionstore.es/img/p/5492-2682.jpg</text:a></text:p>
          </table:table-cell>
          <table:table-cell office:value-type="string">
            <text:p>FROZEN SACO 41CM. BLOSSOM DISNEY</text:p>
          </table:table-cell>
          <table:table-cell office:value-type="string">
            <text:p>FZ52019</text:p>
          </table:table-cell>
          <table:table-cell office:value-type="string">
            <text:p>FROZEN</text:p>
          </table:table-cell>
          <table:table-cell office:value-type="float" office:value="5.95">
            <text:p>5,9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5490">
            <text:p>5490</text:p>
          </table:table-cell>
          <table:table-cell office:value-type="string">
            <text:p><text:a xlink:href="../../../../../../Users/Toni/AppData/Local/Temp/CSV3110.xlsx">http://ilusionstore.es/img/p/5490-2680.jpg</text:a></text:p>
          </table:table-cell>
          <table:table-cell office:value-type="string">
            <text:p>PORTATODO BOOK FROZEN BLOSSOM DISNEY</text:p>
          </table:table-cell>
          <table:table-cell office:value-type="string">
            <text:p>FZ51999</text:p>
          </table:table-cell>
          <table:table-cell office:value-type="string">
            <text:p>FROZEN</text:p>
          </table:table-cell>
          <table:table-cell office:value-type="float" office:value="4.95">
            <text:p>4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481">
            <text:p>5481</text:p>
          </table:table-cell>
          <table:table-cell office:value-type="string">
            <text:p><text:a xlink:href="../../../../../../Users/Toni/AppData/Local/Temp/CSV3110.xlsx">http://ilusionstore.es/img/p/5481-2671.jpg</text:a></text:p>
          </table:table-cell>
          <table:table-cell office:value-type="string">
            <text:p>SACO 41CM FROZEN MAGIC DISNEY</text:p>
          </table:table-cell>
          <table:table-cell office:value-type="string">
            <text:p>FZ51852</text:p>
          </table:table-cell>
          <table:table-cell office:value-type="string">
            <text:p>FROZEN</text:p>
          </table:table-cell>
          <table:table-cell office:value-type="float" office:value="5.95">
            <text:p>5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5457">
            <text:p>5457</text:p>
          </table:table-cell>
          <table:table-cell office:value-type="string">
            <text:p><text:a xlink:href="../../../../../../Users/Toni/AppData/Local/Temp/CSV3110.xlsx">http://ilusionstore.es/img/p/5457-3858.jpg</text:a></text:p>
          </table:table-cell>
          <table:table-cell office:value-type="string">
            <text:p>SET 3 BORRADORES FROZEN DISNEY</text:p>
          </table:table-cell>
          <table:table-cell office:value-type="string">
            <text:p>FZ47974</text:p>
          </table:table-cell>
          <table:table-cell office:value-type="string">
            <text:p>FROZEN</text:p>
          </table:table-cell>
          <table:table-cell office:value-type="float" office:value="0.99">
            <text:p>0,99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431">
            <text:p>5431</text:p>
          </table:table-cell>
          <table:table-cell office:value-type="string">
            <text:p><text:a xlink:href="../../../../../../Users/Toni/AppData/Local/Temp/CSV3110.xlsx">http://ilusionstore.es/img/p/5431-2631.jpg</text:a></text:p>
          </table:table-cell>
          <table:table-cell office:value-type="string">
            <text:p>TOALLA PLAYA ELSA FROZEN DISNEY 140X70CM</text:p>
          </table:table-cell>
          <table:table-cell office:value-type="string">
            <text:p>FZ44168</text:p>
          </table:table-cell>
          <table:table-cell office:value-type="string">
            <text:p>FROZEN</text:p>
          </table:table-cell>
          <table:table-cell office:value-type="float" office:value="5.45">
            <text:p>5,4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430">
            <text:p>5430</text:p>
          </table:table-cell>
          <table:table-cell office:value-type="string">
            <text:p><text:a xlink:href="../../../../../../Users/Toni/AppData/Local/Temp/CSV3110.xlsx">http://ilusionstore.es/img/p/5430-2630.jpg</text:a></text:p>
          </table:table-cell>
          <table:table-cell office:value-type="string">
            <text:p>TOALLA PLAYA ANNA FROZEN DISNEY 140X70CM</text:p>
          </table:table-cell>
          <table:table-cell office:value-type="string">
            <text:p>FZ44151</text:p>
          </table:table-cell>
          <table:table-cell office:value-type="string">
            <text:p>FROZEN</text:p>
          </table:table-cell>
          <table:table-cell office:value-type="float" office:value="5.45">
            <text:p>5,45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5429">
            <text:p>5429</text:p>
          </table:table-cell>
          <table:table-cell office:value-type="string">
            <text:p><text:a xlink:href="../../../../../../Users/Toni/AppData/Local/Temp/CSV3110.xlsx">http://ilusionstore.es/img/p/5429-2629.jpg</text:a></text:p>
          </table:table-cell>
          <table:table-cell office:value-type="string">
            <text:p>TOALLA PLAYA ELSA FROZEN DISNEY 140X70CM</text:p>
          </table:table-cell>
          <table:table-cell office:value-type="string">
            <text:p>FZ44144</text:p>
          </table:table-cell>
          <table:table-cell office:value-type="string">
            <text:p>FROZEN</text:p>
          </table:table-cell>
          <table:table-cell office:value-type="float" office:value="5.45">
            <text:p>5,4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426">
            <text:p>5426</text:p>
          </table:table-cell>
          <table:table-cell office:value-type="string">
            <text:p><text:a xlink:href="../../../../../../Users/Toni/AppData/Local/Temp/CSV3110.xlsx">http://ilusionstore.es/img/p/5426-3855.jpg</text:a></text:p>
          </table:table-cell>
          <table:table-cell office:value-type="string">
            <text:p>VASO CAÑA FROZEN DISNEY</text:p>
          </table:table-cell>
          <table:table-cell office:value-type="string">
            <text:p>FZ4360</text:p>
          </table:table-cell>
          <table:table-cell office:value-type="string">
            <text:p>FROZEN</text:p>
          </table:table-cell>
          <table:table-cell office:value-type="float" office:value="1.2">
            <text:p>1,20</text:p>
          </table:table-cell>
          <table:table-cell office:value-type="float" office:value="19">
            <text:p>19</text:p>
          </table:table-cell>
          <table:table-cell table:number-columns-repeated="1017"/>
        </table:table-row>
        <table:table-row table:style-name="ro1">
          <table:table-cell office:value-type="float" office:value="5416">
            <text:p>5416</text:p>
          </table:table-cell>
          <table:table-cell office:value-type="string">
            <text:p><text:a xlink:href="../../../../../../Users/Toni/AppData/Local/Temp/CSV3110.xlsx">http://ilusionstore.es/img/p/5416-2619.jpg</text:a></text:p>
          </table:table-cell>
          <table:table-cell office:value-type="string">
            <text:p>RELOJ ANALOGICO 4 EN 1 FROZEN DISNEY</text:p>
          </table:table-cell>
          <table:table-cell office:value-type="string">
            <text:p>FZ39324</text:p>
          </table:table-cell>
          <table:table-cell office:value-type="string">
            <text:p>FROZEN</text:p>
          </table:table-cell>
          <table:table-cell office:value-type="float" office:value="12.95">
            <text:p>12,9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5409">
            <text:p>5409</text:p>
          </table:table-cell>
          <table:table-cell office:value-type="string">
            <text:p><text:a xlink:href="../../../../../../Users/Toni/AppData/Local/Temp/CSV3110.xlsx">http://ilusionstore.es/img/p/5409-2613.jpg</text:a></text:p>
          </table:table-cell>
          <table:table-cell office:value-type="string">
            <text:p>RELOJ ANALOGICO FROZEN EN CAJA METALICA DISNEY</text:p>
          </table:table-cell>
          <table:table-cell office:value-type="string">
            <text:p>FZ32738</text:p>
          </table:table-cell>
          <table:table-cell office:value-type="string">
            <text:p>FROZEN</text:p>
          </table:table-cell>
          <table:table-cell office:value-type="float" office:value="12.5">
            <text:p>12,5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5387">
            <text:p>5387</text:p>
          </table:table-cell>
          <table:table-cell office:value-type="string">
            <text:p><text:a xlink:href="../../../../../../Users/Toni/AppData/Local/Temp/CSV3110.xlsx">http://ilusionstore.es/img/p/5387-2591.jpg</text:a></text:p>
          </table:table-cell>
          <table:table-cell office:value-type="string">
            <text:p>CAJA ACCESORIOS PELO FROZEN</text:p>
          </table:table-cell>
          <table:table-cell office:value-type="string">
            <text:p>FZ2500-0307</text:p>
          </table:table-cell>
          <table:table-cell office:value-type="string">
            <text:p>FROZEN</text:p>
          </table:table-cell>
          <table:table-cell office:value-type="float" office:value="3.15">
            <text:p>3,1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5366">
            <text:p>5366</text:p>
          </table:table-cell>
          <table:table-cell office:value-type="string">
            <text:p><text:a xlink:href="../../../../../../Users/Toni/AppData/Local/Temp/CSV3110.xlsx">http://ilusionstore.es/img/p/5366-2572.jpg</text:a></text:p>
          </table:table-cell>
          <table:table-cell office:value-type="string">
            <text:p>BLISTER 9 PIEZAS CABELLO FROZEN DISNEY</text:p>
          </table:table-cell>
          <table:table-cell office:value-type="string">
            <text:p>FZ23361</text:p>
          </table:table-cell>
          <table:table-cell office:value-type="string">
            <text:p>FROZEN</text:p>
          </table:table-cell>
          <table:table-cell office:value-type="float" office:value="0.99">
            <text:p>0,99</text:p>
          </table:table-cell>
          <table:table-cell office:value-type="float" office:value="72">
            <text:p>72</text:p>
          </table:table-cell>
          <table:table-cell table:number-columns-repeated="1017"/>
        </table:table-row>
        <table:table-row table:style-name="ro1">
          <table:table-cell office:value-type="float" office:value="5353">
            <text:p>5353</text:p>
          </table:table-cell>
          <table:table-cell office:value-type="string">
            <text:p><text:a xlink:href="../../../../../../Users/Toni/AppData/Local/Temp/CSV3110.xlsx">http://ilusionstore.es/img/p/5353-2560.jpg</text:a></text:p>
          </table:table-cell>
          <table:table-cell office:value-type="string">
            <text:p>GORRA PREMIUM FROZEN DISNEY</text:p>
          </table:table-cell>
          <table:table-cell office:value-type="string">
            <text:p>FZ2200-1484</text:p>
          </table:table-cell>
          <table:table-cell office:value-type="string">
            <text:p>FROZEN</text:p>
          </table:table-cell>
          <table:table-cell office:value-type="float" office:value="2.7">
            <text:p>2,7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5339">
            <text:p>5339</text:p>
          </table:table-cell>
          <table:table-cell office:value-type="string">
            <text:p><text:a xlink:href="../../../../../../Users/Toni/AppData/Local/Temp/CSV3110.xlsx">http://ilusionstore.es/img/p/5339-2546.jpg</text:a></text:p>
          </table:table-cell>
          <table:table-cell office:value-type="string">
            <text:p>MANTA POLAR FROZEN</text:p>
          </table:table-cell>
          <table:table-cell office:value-type="string">
            <text:p>FZ2200-0507</text:p>
          </table:table-cell>
          <table:table-cell office:value-type="string">
            <text:p>FROZEN</text:p>
          </table:table-cell>
          <table:table-cell office:value-type="float" office:value="4.4">
            <text:p>4,40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5328">
            <text:p>5328</text:p>
          </table:table-cell>
          <table:table-cell office:value-type="string">
            <text:p><text:a xlink:href="../../../../../../Users/Toni/AppData/Local/Temp/CSV3110.xlsx">http://ilusionstore.es/img/p/5328-2536.jpg</text:a></text:p>
          </table:table-cell>
          <table:table-cell office:value-type="string">
            <text:p>MOCHILA INFANTIL 28CM FROZEN DISNEY</text:p>
          </table:table-cell>
          <table:table-cell office:value-type="string">
            <text:p>FZ2100-1177</text:p>
          </table:table-cell>
          <table:table-cell office:value-type="string">
            <text:p>FROZEN</text:p>
          </table:table-cell>
          <table:table-cell office:value-type="float" office:value="9.45">
            <text:p>9,4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325">
            <text:p>5325</text:p>
          </table:table-cell>
          <table:table-cell office:value-type="string">
            <text:p><text:a xlink:href="../../../../../../Users/Toni/AppData/Local/Temp/CSV3110.xlsx">http://ilusionstore.es/img/p/5325-2533.jpg</text:a></text:p>
          </table:table-cell>
          <table:table-cell office:value-type="string">
            <text:p>BOLSITO ASAS MEDIANO FROZEN</text:p>
          </table:table-cell>
          <table:table-cell office:value-type="string">
            <text:p>FZ2100-0966</text:p>
          </table:table-cell>
          <table:table-cell office:value-type="string">
            <text:p>FROZEN</text:p>
          </table:table-cell>
          <table:table-cell office:value-type="float" office:value="6.95">
            <text:p>6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5319">
            <text:p>5319</text:p>
          </table:table-cell>
          <table:table-cell office:value-type="string">
            <text:p><text:a xlink:href="../../../../../../Users/Toni/AppData/Local/Temp/CSV3110.xlsx">http://ilusionstore.es/img/p/5319-2527.jpg</text:a></text:p>
          </table:table-cell>
          <table:table-cell office:value-type="string">
            <text:p>FROZEN TOALLA MICROFIBRA 70X140CM.</text:p>
          </table:table-cell>
          <table:table-cell office:value-type="string">
            <text:p>FZ19213</text:p>
          </table:table-cell>
          <table:table-cell office:value-type="string">
            <text:p>FROZEN</text:p>
          </table:table-cell>
          <table:table-cell office:value-type="float" office:value="4.6">
            <text:p>4,6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671">
            <text:p>9671</text:p>
          </table:table-cell>
          <table:table-cell office:value-type="string">
            <text:p><text:a xlink:href="../../../../../../Users/Toni/AppData/Local/Temp/CSV3110.xlsx">http://ilusionstore.es/img/p/9671-7761.jpg</text:a></text:p>
          </table:table-cell>
          <table:table-cell office:value-type="string">
            <text:p>PORTATODO TRIPLE ATLETICO DE MADRID 22X6.5X12CM</text:p>
          </table:table-cell>
          <table:table-cell office:value-type="string">
            <text:p>FUT64208</text:p>
          </table:table-cell>
          <table:table-cell office:value-type="string">
            <text:p>FUTBOL</text:p>
          </table:table-cell>
          <table:table-cell office:value-type="float" office:value="6.99">
            <text:p>6,99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670">
            <text:p>9670</text:p>
          </table:table-cell>
          <table:table-cell office:value-type="string">
            <text:p><text:a xlink:href="../../../../../../Users/Toni/AppData/Local/Temp/CSV3110.xlsx">http://ilusionstore.es/img/p/9670-7760.jpg</text:a></text:p>
          </table:table-cell>
          <table:table-cell office:value-type="string">
            <text:p>MOCHILA ADAPTABLE 42CM ATLETICO DE MADRID</text:p>
          </table:table-cell>
          <table:table-cell office:value-type="string">
            <text:p>FUT64093</text:p>
          </table:table-cell>
          <table:table-cell office:value-type="string">
            <text:p>FUTBOL</text:p>
          </table:table-cell>
          <table:table-cell office:value-type="float" office:value="17.99">
            <text:p>17,99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669">
            <text:p>9669</text:p>
          </table:table-cell>
          <table:table-cell office:value-type="string">
            <text:p><text:a xlink:href="../../../../../../Users/Toni/AppData/Local/Temp/CSV3110.xlsx">http://ilusionstore.es/img/p/9669-7759.jpg</text:a></text:p>
          </table:table-cell>
          <table:table-cell office:value-type="string">
            <text:p>MOCHILA ESCOLAR REVERSIVLE 41CM ATLETICO DE MADRID</text:p>
          </table:table-cell>
          <table:table-cell office:value-type="string">
            <text:p>FUT63638</text:p>
          </table:table-cell>
          <table:table-cell office:value-type="string">
            <text:p>FUTBOL</text:p>
          </table:table-cell>
          <table:table-cell office:value-type="float" office:value="19.99">
            <text:p>19,99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296">
            <text:p>9296</text:p>
          </table:table-cell>
          <table:table-cell office:value-type="string">
            <text:p><text:a xlink:href="../../../../../../Users/Toni/AppData/Local/Temp/CSV3110.xlsx">http://ilusionstore.es/img/p/9296-7549.jpg</text:a></text:p>
          </table:table-cell>
          <table:table-cell office:value-type="string">
            <text:p>PAÑUELO MULTIUSOS POLAR REAL MADRID CLUB FUTBOL</text:p>
          </table:table-cell>
          <table:table-cell office:value-type="string">
            <text:p>FUT26261</text:p>
          </table:table-cell>
          <table:table-cell office:value-type="string">
            <text:p>FUTBOL</text:p>
          </table:table-cell>
          <table:table-cell office:value-type="float" office:value="4.15">
            <text:p>4,15</text:p>
          </table:table-cell>
          <table:table-cell office:value-type="float" office:value="48">
            <text:p>48</text:p>
          </table:table-cell>
          <table:table-cell table:number-columns-repeated="1017"/>
        </table:table-row>
        <table:table-row table:style-name="ro1">
          <table:table-cell office:value-type="float" office:value="9095">
            <text:p>9095</text:p>
          </table:table-cell>
          <table:table-cell office:value-type="string">
            <text:p><text:a xlink:href="../../../../../../Users/Toni/AppData/Local/Temp/CSV3110.xlsx">http://ilusionstore.es/img/p/9095-7187.jpg</text:a></text:p>
          </table:table-cell>
          <table:table-cell office:value-type="string">
            <text:p>MOCHILA ESCOLAR FUTBOL CLUB BARCELONA 40X30X13CM.</text:p>
          </table:table-cell>
          <table:table-cell office:value-type="string">
            <text:p>FUT92604</text:p>
          </table:table-cell>
          <table:table-cell office:value-type="string">
            <text:p>FUTBOL</text:p>
          </table:table-cell>
          <table:table-cell office:value-type="float" office:value="13.95">
            <text:p>13,95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9094">
            <text:p>9094</text:p>
          </table:table-cell>
          <table:table-cell office:value-type="string">
            <text:p><text:a xlink:href="../../../../../../Users/Toni/AppData/Local/Temp/CSV3110.xlsx">http://ilusionstore.es/img/p/9094-7186.jpg</text:a></text:p>
          </table:table-cell>
          <table:table-cell office:value-type="string">
            <text:p>PLUMIER TRIPLE RELLENO ATLETICO DE MADRID 20X12X6</text:p>
          </table:table-cell>
          <table:table-cell office:value-type="string">
            <text:p>FUT52779</text:p>
          </table:table-cell>
          <table:table-cell office:value-type="string">
            <text:p>FUTBOL</text:p>
          </table:table-cell>
          <table:table-cell office:value-type="float" office:value="7.5">
            <text:p>7,50</text:p>
          </table:table-cell>
          <table:table-cell office:value-type="float" office:value="23">
            <text:p>23</text:p>
          </table:table-cell>
          <table:table-cell table:number-columns-repeated="1017"/>
        </table:table-row>
        <table:table-row table:style-name="ro1">
          <table:table-cell office:value-type="float" office:value="9093">
            <text:p>9093</text:p>
          </table:table-cell>
          <table:table-cell office:value-type="string">
            <text:p><text:a xlink:href="../../../../../../Users/Toni/AppData/Local/Temp/CSV3110.xlsx">http://ilusionstore.es/img/p/9093-7185.jpg</text:a></text:p>
          </table:table-cell>
          <table:table-cell office:value-type="string">
            <text:p>PLUMIER TRES PISOS RELLENO FUTBOL CLUB BARCELONA</text:p>
          </table:table-cell>
          <table:table-cell office:value-type="string">
            <text:p>FUT52762</text:p>
          </table:table-cell>
          <table:table-cell office:value-type="string">
            <text:p>FUTBOL</text:p>
          </table:table-cell>
          <table:table-cell office:value-type="float" office:value="7.5">
            <text:p>7,50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8902">
            <text:p>8902</text:p>
          </table:table-cell>
          <table:table-cell office:value-type="string">
            <text:p><text:a xlink:href="../../../../../../Users/Toni/AppData/Local/Temp/CSV3110.xlsx">http://ilusionstore.es/img/p/8902-6841.jpg</text:a></text:p>
          </table:table-cell>
          <table:table-cell office:value-type="string">
            <text:p>MOCHILA ESCOLAR REAL MADRID CLUB DE FUTBOL 43X32CM</text:p>
          </table:table-cell>
          <table:table-cell office:value-type="string">
            <text:p>FUT92925</text:p>
          </table:table-cell>
          <table:table-cell office:value-type="string">
            <text:p>FUTBOL</text:p>
          </table:table-cell>
          <table:table-cell office:value-type="float" office:value="16.99">
            <text:p>16,99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float" office:value="8901">
            <text:p>8901</text:p>
          </table:table-cell>
          <table:table-cell office:value-type="string">
            <text:p><text:a xlink:href="../../../../../../Users/Toni/AppData/Local/Temp/CSV3110.xlsx">http://ilusionstore.es/img/p/8901-6840.jpg</text:a></text:p>
          </table:table-cell>
          <table:table-cell office:value-type="string">
            <text:p>SACO NYLON REAL MADRID CLUB DE FUTBOL 38X32CM.</text:p>
          </table:table-cell>
          <table:table-cell office:value-type="string">
            <text:p>FUT92857</text:p>
          </table:table-cell>
          <table:table-cell office:value-type="string">
            <text:p>FUTBOL</text:p>
          </table:table-cell>
          <table:table-cell office:value-type="float" office:value="4.4">
            <text:p>4,40</text:p>
          </table:table-cell>
          <table:table-cell office:value-type="float" office:value="57">
            <text:p>57</text:p>
          </table:table-cell>
          <table:table-cell table:number-columns-repeated="1017"/>
        </table:table-row>
        <table:table-row table:style-name="ro1">
          <table:table-cell office:value-type="float" office:value="8900">
            <text:p>8900</text:p>
          </table:table-cell>
          <table:table-cell office:value-type="string">
            <text:p><text:a xlink:href="../../../../../../Users/Toni/AppData/Local/Temp/CSV3110.xlsx">http://ilusionstore.es/img/p/8900-6839.jpg</text:a></text:p>
          </table:table-cell>
          <table:table-cell office:value-type="string">
            <text:p>MOCHILA ESCOLAR FUTBOL CLUB BARCELONA 43X32CM.</text:p>
          </table:table-cell>
          <table:table-cell office:value-type="string">
            <text:p>FUT92598</text:p>
          </table:table-cell>
          <table:table-cell office:value-type="string">
            <text:p>FUTBOL</text:p>
          </table:table-cell>
          <table:table-cell office:value-type="float" office:value="16.99">
            <text:p>16,99</text:p>
          </table:table-cell>
          <table:table-cell office:value-type="float" office:value="23">
            <text:p>23</text:p>
          </table:table-cell>
          <table:table-cell table:number-columns-repeated="1017"/>
        </table:table-row>
        <table:table-row table:style-name="ro1">
          <table:table-cell office:value-type="float" office:value="8899">
            <text:p>8899</text:p>
          </table:table-cell>
          <table:table-cell office:value-type="string">
            <text:p><text:a xlink:href="../../../../../../Users/Toni/AppData/Local/Temp/CSV3110.xlsx">http://ilusionstore.es/img/p/8899-6838.jpg</text:a></text:p>
          </table:table-cell>
          <table:table-cell office:value-type="string">
            <text:p>MOCHILA ESCOLAR REAL MADRID COLOR AZUL 40X32CM.</text:p>
          </table:table-cell>
          <table:table-cell office:value-type="string">
            <text:p>FUT65608</text:p>
          </table:table-cell>
          <table:table-cell office:value-type="string">
            <text:p>FUTBOL</text:p>
          </table:table-cell>
          <table:table-cell office:value-type="float" office:value="13.5">
            <text:p>13,50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8826">
            <text:p>8826</text:p>
          </table:table-cell>
          <table:table-cell office:value-type="string">
            <text:p><text:a xlink:href="../../../../../../Users/Toni/AppData/Local/Temp/CSV3110.xlsx">http://ilusionstore.es/img/p/8826-6729.jpg</text:a></text:p>
          </table:table-cell>
          <table:table-cell office:value-type="string">
            <text:p>HUCHA CILINDRICA PEQUEÑA FC BARCELONA 15X10X10CM</text:p>
          </table:table-cell>
          <table:table-cell office:value-type="string">
            <text:p>FUT48635</text:p>
          </table:table-cell>
          <table:table-cell office:value-type="string">
            <text:p>FUTBOL</text:p>
          </table:table-cell>
          <table:table-cell office:value-type="float" office:value="1.39">
            <text:p>1,39</text:p>
          </table:table-cell>
          <table:table-cell office:value-type="float" office:value="23">
            <text:p>23</text:p>
          </table:table-cell>
          <table:table-cell table:number-columns-repeated="1017"/>
        </table:table-row>
        <table:table-row table:style-name="ro1">
          <table:table-cell office:value-type="float" office:value="8033">
            <text:p>8033</text:p>
          </table:table-cell>
          <table:table-cell office:value-type="string">
            <text:p><text:a xlink:href="../../../../../../Users/Toni/AppData/Local/Temp/CSV3110.xlsx">http://ilusionstore.es/img/p/8033-5807.jpg</text:a></text:p>
          </table:table-cell>
          <table:table-cell office:value-type="string">
            <text:p>TROLLEY MOCHILA COMPACT 2R. REAL MADRID CAMPUS</text:p>
          </table:table-cell>
          <table:table-cell office:value-type="string">
            <text:p>FUT17119</text:p>
          </table:table-cell>
          <table:table-cell office:value-type="string">
            <text:p>FUTBOL</text:p>
          </table:table-cell>
          <table:table-cell office:value-type="float" office:value="33.5">
            <text:p>33,5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001">
            <text:p>8001</text:p>
          </table:table-cell>
          <table:table-cell office:value-type="string">
            <text:p><text:a xlink:href="../../../../../../Users/Toni/AppData/Local/Temp/CSV3110.xlsx">http://ilusionstore.es/img/p/8001-5774.jpg</text:a></text:p>
          </table:table-cell>
          <table:table-cell office:value-type="string">
            <text:p>BILLETERO POLIPIEL VINTAGE REAL MADRID CON CAJA</text:p>
          </table:table-cell>
          <table:table-cell office:value-type="string">
            <text:p>FUT17010</text:p>
          </table:table-cell>
          <table:table-cell office:value-type="string">
            <text:p>FUTBOL</text:p>
          </table:table-cell>
          <table:table-cell office:value-type="float" office:value="6.45">
            <text:p>6,4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7992">
            <text:p>7992</text:p>
          </table:table-cell>
          <table:table-cell office:value-type="string">
            <text:p><text:a xlink:href="../../../../../../Users/Toni/AppData/Local/Temp/CSV3110.xlsx">http://ilusionstore.es/img/p/7992-5747.jpg</text:a></text:p>
          </table:table-cell>
          <table:table-cell office:value-type="string">
            <text:p>MALETA TROLLEY 52CM. CON BOLSILLO REAL MADRID AZUL</text:p>
          </table:table-cell>
          <table:table-cell office:value-type="string">
            <text:p>FUT17126</text:p>
          </table:table-cell>
          <table:table-cell office:value-type="string">
            <text:p>FUTBOL</text:p>
          </table:table-cell>
          <table:table-cell office:value-type="float" office:value="36.95">
            <text:p>36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991">
            <text:p>7991</text:p>
          </table:table-cell>
          <table:table-cell office:value-type="string">
            <text:p><text:a xlink:href="../../../../../../Users/Toni/AppData/Local/Temp/CSV3110.xlsx">http://ilusionstore.es/img/p/7991-5761.jpg</text:a></text:p>
          </table:table-cell>
          <table:table-cell office:value-type="string">
            <text:p>BANDOLERA VINTAGE REAL MADRID POLIPIEL 20X24X6CM</text:p>
          </table:table-cell>
          <table:table-cell office:value-type="string">
            <text:p>FUT17003</text:p>
          </table:table-cell>
          <table:table-cell office:value-type="string">
            <text:p>FUTBOL</text:p>
          </table:table-cell>
          <table:table-cell office:value-type="float" office:value="12.9">
            <text:p>12,9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7990">
            <text:p>7990</text:p>
          </table:table-cell>
          <table:table-cell office:value-type="string">
            <text:p><text:a xlink:href="../../../../../../Users/Toni/AppData/Local/Temp/CSV3110.xlsx">http://ilusionstore.es/img/p/7990-5752.jpg</text:a></text:p>
          </table:table-cell>
          <table:table-cell office:value-type="string">
            <text:p>BANDOLERA VINTAGE REAL MADRID POLIPIEL 17X22X6CM</text:p>
          </table:table-cell>
          <table:table-cell office:value-type="string">
            <text:p>FUT16990</text:p>
          </table:table-cell>
          <table:table-cell office:value-type="string">
            <text:p>FUTBOL</text:p>
          </table:table-cell>
          <table:table-cell office:value-type="float" office:value="11.75">
            <text:p>11,7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7989">
            <text:p>7989</text:p>
          </table:table-cell>
          <table:table-cell office:value-type="string">
            <text:p><text:a xlink:href="../../../../../../Users/Toni/AppData/Local/Temp/CSV3110.xlsx">http://ilusionstore.es/img/p/7989-5756.jpg</text:a></text:p>
          </table:table-cell>
          <table:table-cell office:value-type="string">
            <text:p>BANDOLERA VINTAGE REAL MADRID POLIPIEL 15X19X5CM.</text:p>
          </table:table-cell>
          <table:table-cell office:value-type="string">
            <text:p>FUT16983</text:p>
          </table:table-cell>
          <table:table-cell office:value-type="string">
            <text:p>FUTBOL</text:p>
          </table:table-cell>
          <table:table-cell office:value-type="float" office:value="9.8">
            <text:p>9,8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7988">
            <text:p>7988</text:p>
          </table:table-cell>
          <table:table-cell office:value-type="string">
            <text:p><text:a xlink:href="../../../../../../Users/Toni/AppData/Local/Temp/CSV3110.xlsx">http://ilusionstore.es/img/p/7988-5763.jpg</text:a></text:p>
          </table:table-cell>
          <table:table-cell office:value-type="string">
            <text:p>NECESER VINTAGE REAL MADRID POLIPIEL 20X22X8CM.</text:p>
          </table:table-cell>
          <table:table-cell office:value-type="string">
            <text:p>FUT16976</text:p>
          </table:table-cell>
          <table:table-cell office:value-type="string">
            <text:p>FUTBOL</text:p>
          </table:table-cell>
          <table:table-cell office:value-type="float" office:value="11.95">
            <text:p>11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7973">
            <text:p>7973</text:p>
          </table:table-cell>
          <table:table-cell office:value-type="string">
            <text:p><text:a xlink:href="../../../../../../Users/Toni/AppData/Local/Temp/CSV3110.xlsx">http://ilusionstore.es/img/p/7973-5702.jpg</text:a></text:p>
          </table:table-cell>
          <table:table-cell office:value-type="string">
            <text:p>SET PORTATODO 5 PIEZAS ATLETICO DE MADRID</text:p>
          </table:table-cell>
          <table:table-cell office:value-type="string">
            <text:p>FUT48970</text:p>
          </table:table-cell>
          <table:table-cell office:value-type="string">
            <text:p>FUTBOL</text:p>
          </table:table-cell>
          <table:table-cell office:value-type="float" office:value="1.3">
            <text:p>1,3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7971">
            <text:p>7971</text:p>
          </table:table-cell>
          <table:table-cell office:value-type="string">
            <text:p><text:a xlink:href="../../../../../../Users/Toni/AppData/Local/Temp/CSV3110.xlsx">http://ilusionstore.es/img/p/7971-5704.jpg</text:a></text:p>
          </table:table-cell>
          <table:table-cell office:value-type="string">
            <text:p>SET PORTATODO 5 PIEZAS REAL MADRID OFICIAL</text:p>
          </table:table-cell>
          <table:table-cell office:value-type="string">
            <text:p>FUT48512</text:p>
          </table:table-cell>
          <table:table-cell office:value-type="string">
            <text:p>FUTBOL</text:p>
          </table:table-cell>
          <table:table-cell office:value-type="float" office:value="1.3">
            <text:p>1,3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7904">
            <text:p>7904</text:p>
          </table:table-cell>
          <table:table-cell office:value-type="string">
            <text:p><text:a xlink:href="../../../../../../Users/Toni/AppData/Local/Temp/CSV3110.xlsx">http://ilusionstore.es/img/p/7904-5652.jpg</text:a></text:p>
          </table:table-cell>
          <table:table-cell office:value-type="string">
            <text:p>TAZA MICROONDAS REAL MADRID 36CL.</text:p>
          </table:table-cell>
          <table:table-cell office:value-type="string">
            <text:p>FUT51302</text:p>
          </table:table-cell>
          <table:table-cell office:value-type="string">
            <text:p>FUTBOL</text:p>
          </table:table-cell>
          <table:table-cell office:value-type="float" office:value="1.65">
            <text:p>1,6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7903">
            <text:p>7903</text:p>
          </table:table-cell>
          <table:table-cell office:value-type="string">
            <text:p><text:a xlink:href="../../../../../../Users/Toni/AppData/Local/Temp/CSV3110.xlsx">http://ilusionstore.es/img/p/7903-5653.jpg</text:a></text:p>
          </table:table-cell>
          <table:table-cell office:value-type="string">
            <text:p>VASO CON PAJITA REAL MADRID 400ML. OFICIAL</text:p>
          </table:table-cell>
          <table:table-cell office:value-type="string">
            <text:p>FUT46839</text:p>
          </table:table-cell>
          <table:table-cell office:value-type="string">
            <text:p>FUTBOL</text:p>
          </table:table-cell>
          <table:table-cell office:value-type="float" office:value="1.25">
            <text:p>1,2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7902">
            <text:p>7902</text:p>
          </table:table-cell>
          <table:table-cell office:value-type="string">
            <text:p><text:a xlink:href="../../../../../../Users/Toni/AppData/Local/Temp/CSV3110.xlsx">http://ilusionstore.es/img/p/7902-5654.jpg</text:a></text:p>
          </table:table-cell>
          <table:table-cell office:value-type="string">
            <text:p>SANDWICHERA CUADRADA CON CIERRE REAL MADRID</text:p>
          </table:table-cell>
          <table:table-cell office:value-type="string">
            <text:p>FUT46822</text:p>
          </table:table-cell>
          <table:table-cell office:value-type="string">
            <text:p>FUTBOL</text:p>
          </table:table-cell>
          <table:table-cell office:value-type="float" office:value="1.5">
            <text:p>1,5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7901">
            <text:p>7901</text:p>
          </table:table-cell>
          <table:table-cell office:value-type="string">
            <text:p><text:a xlink:href="../../../../../../Users/Toni/AppData/Local/Temp/CSV3110.xlsx">http://ilusionstore.es/img/p/7901-5655.jpg</text:a></text:p>
          </table:table-cell>
          <table:table-cell office:value-type="string">
            <text:p>BOTELLA SPORT 400ML. REAL MADRID</text:p>
          </table:table-cell>
          <table:table-cell office:value-type="string">
            <text:p>FUT46815</text:p>
          </table:table-cell>
          <table:table-cell office:value-type="string">
            <text:p>FUTBOL</text:p>
          </table:table-cell>
          <table:table-cell office:value-type="float" office:value="1.45">
            <text:p>1,4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7832">
            <text:p>7832</text:p>
          </table:table-cell>
          <table:table-cell office:value-type="string">
            <text:p><text:a xlink:href="../../../../../../Users/Toni/AppData/Local/Temp/CSV3110.xlsx">http://ilusionstore.es/img/p/7832-5576.jpg</text:a></text:p>
          </table:table-cell>
          <table:table-cell office:value-type="string">
            <text:p>TAZA CERAMICA REAL MADRID EN CAJA REGALO 360ML.</text:p>
          </table:table-cell>
          <table:table-cell office:value-type="string">
            <text:p>FUT39763</text:p>
          </table:table-cell>
          <table:table-cell office:value-type="string">
            <text:p>FUTBOL</text:p>
          </table:table-cell>
          <table:table-cell office:value-type="float" office:value="2.25">
            <text:p>2,2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7722">
            <text:p>7722</text:p>
          </table:table-cell>
          <table:table-cell office:value-type="string">
            <text:p><text:a xlink:href="../../../../../../Users/Toni/AppData/Local/Temp/CSV3110.xlsx">http://ilusionstore.es/img/p/7722-5502.jpg</text:a></text:p>
          </table:table-cell>
          <table:table-cell office:value-type="string">
            <text:p>PORTATODO TRES COMPARTIMENTOS REAL MADRID</text:p>
          </table:table-cell>
          <table:table-cell office:value-type="string">
            <text:p>FUT48253</text:p>
          </table:table-cell>
          <table:table-cell office:value-type="string">
            <text:p>FUTBOL</text:p>
          </table:table-cell>
          <table:table-cell office:value-type="float" office:value="6.95">
            <text:p>6,95</text:p>
          </table:table-cell>
          <table:table-cell office:value-type="float" office:value="19">
            <text:p>19</text:p>
          </table:table-cell>
          <table:table-cell table:number-columns-repeated="1017"/>
        </table:table-row>
        <table:table-row table:style-name="ro1">
          <table:table-cell office:value-type="float" office:value="7721">
            <text:p>7721</text:p>
          </table:table-cell>
          <table:table-cell office:value-type="string">
            <text:p><text:a xlink:href="../../../../../../Users/Toni/AppData/Local/Temp/CSV3110.xlsx">http://ilusionstore.es/img/p/7721-5501.jpg</text:a></text:p>
          </table:table-cell>
          <table:table-cell office:value-type="string">
            <text:p>BOTELLA ALUMINIO ATLETICO DE MADRID ESCUDO</text:p>
          </table:table-cell>
          <table:table-cell office:value-type="string">
            <text:p>FUT47669</text:p>
          </table:table-cell>
          <table:table-cell office:value-type="string">
            <text:p>FUTBOL</text:p>
          </table:table-cell>
          <table:table-cell office:value-type="float" office:value="3.9">
            <text:p>3,90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7720">
            <text:p>7720</text:p>
          </table:table-cell>
          <table:table-cell office:value-type="string">
            <text:p><text:a xlink:href="../../../../../../Users/Toni/AppData/Local/Temp/CSV3110.xlsx">http://ilusionstore.es/img/p/7720-5500.jpg</text:a></text:p>
          </table:table-cell>
          <table:table-cell office:value-type="string">
            <text:p>PORTATODO FORMA BOTA REAL MADRID</text:p>
          </table:table-cell>
          <table:table-cell office:value-type="string">
            <text:p>FUT45368</text:p>
          </table:table-cell>
          <table:table-cell office:value-type="string">
            <text:p>FUTBOL</text:p>
          </table:table-cell>
          <table:table-cell office:value-type="float" office:value="6.95">
            <text:p>6,95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7717">
            <text:p>7717</text:p>
          </table:table-cell>
          <table:table-cell office:value-type="string">
            <text:p><text:a xlink:href="../../../../../../Users/Toni/AppData/Local/Temp/CSV3110.xlsx">http://ilusionstore.es/img/p/7717-5497.jpg</text:a></text:p>
          </table:table-cell>
          <table:table-cell office:value-type="string">
            <text:p>HUCHA CILINDRICA GRANDE ATLETICO DE MADRID ESCUDO</text:p>
          </table:table-cell>
          <table:table-cell office:value-type="string">
            <text:p>FUT38971</text:p>
          </table:table-cell>
          <table:table-cell office:value-type="string">
            <text:p>FUTBOL</text:p>
          </table:table-cell>
          <table:table-cell office:value-type="float" office:value="1.75">
            <text:p>1,75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float" office:value="7716">
            <text:p>7716</text:p>
          </table:table-cell>
          <table:table-cell office:value-type="string">
            <text:p><text:a xlink:href="../../../../../../Users/Toni/AppData/Local/Temp/CSV3110.xlsx">http://ilusionstore.es/img/p/7716-5496.jpg</text:a></text:p>
          </table:table-cell>
          <table:table-cell office:value-type="string">
            <text:p>HUCHA CILINDRICA ATLETICO DE MADRID ESCUDO</text:p>
          </table:table-cell>
          <table:table-cell office:value-type="string">
            <text:p>FUT38964</text:p>
          </table:table-cell>
          <table:table-cell office:value-type="string">
            <text:p>FUTBOL</text:p>
          </table:table-cell>
          <table:table-cell office:value-type="float" office:value="1.35">
            <text:p>1,35</text:p>
          </table:table-cell>
          <table:table-cell office:value-type="float" office:value="18">
            <text:p>18</text:p>
          </table:table-cell>
          <table:table-cell table:number-columns-repeated="1017"/>
        </table:table-row>
        <table:table-row table:style-name="ro1">
          <table:table-cell office:value-type="float" office:value="7715">
            <text:p>7715</text:p>
          </table:table-cell>
          <table:table-cell office:value-type="string">
            <text:p><text:a xlink:href="../../../../../../Users/Toni/AppData/Local/Temp/CSV3110.xlsx">http://ilusionstore.es/img/p/7715-5495.jpg</text:a></text:p>
          </table:table-cell>
          <table:table-cell office:value-type="string">
            <text:p>HUCHA CILINDRICA GRANDE REAL MADRID ESCUDO</text:p>
          </table:table-cell>
          <table:table-cell office:value-type="string">
            <text:p>FUT38933</text:p>
          </table:table-cell>
          <table:table-cell office:value-type="string">
            <text:p>FUTBOL</text:p>
          </table:table-cell>
          <table:table-cell office:value-type="float" office:value="1.75">
            <text:p>1,75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float" office:value="7714">
            <text:p>7714</text:p>
          </table:table-cell>
          <table:table-cell office:value-type="string">
            <text:p><text:a xlink:href="../../../../../../Users/Toni/AppData/Local/Temp/CSV3110.xlsx">http://ilusionstore.es/img/p/7714-5494.jpg</text:a></text:p>
          </table:table-cell>
          <table:table-cell office:value-type="string">
            <text:p>HUCHA CILINDRICA REAL MADRID ESCUDO</text:p>
          </table:table-cell>
          <table:table-cell office:value-type="string">
            <text:p>FUT38926</text:p>
          </table:table-cell>
          <table:table-cell office:value-type="string">
            <text:p>FUTBOL</text:p>
          </table:table-cell>
          <table:table-cell office:value-type="float" office:value="1.35">
            <text:p>1,35</text:p>
          </table:table-cell>
          <table:table-cell office:value-type="float" office:value="18">
            <text:p>18</text:p>
          </table:table-cell>
          <table:table-cell table:number-columns-repeated="1017"/>
        </table:table-row>
        <table:table-row table:style-name="ro1">
          <table:table-cell office:value-type="float" office:value="7713">
            <text:p>7713</text:p>
          </table:table-cell>
          <table:table-cell office:value-type="string">
            <text:p><text:a xlink:href="../../../../../../Users/Toni/AppData/Local/Temp/CSV3110.xlsx">http://ilusionstore.es/img/p/7713-5493.jpg</text:a></text:p>
          </table:table-cell>
          <table:table-cell office:value-type="string">
            <text:p>PARAGUAS INFANTIL TRANSPARENTE ATLETICO DE MADRID</text:p>
          </table:table-cell>
          <table:table-cell office:value-type="string">
            <text:p>FUT35673</text:p>
          </table:table-cell>
          <table:table-cell office:value-type="string">
            <text:p>FUTBOL</text:p>
          </table:table-cell>
          <table:table-cell office:value-type="float" office:value="5.95">
            <text:p>5,95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office:value-type="float" office:value="7712">
            <text:p>7712</text:p>
          </table:table-cell>
          <table:table-cell office:value-type="string">
            <text:p><text:a xlink:href="../../../../../../Users/Toni/AppData/Local/Temp/CSV3110.xlsx">http://ilusionstore.es/img/p/7712-5492.jpg</text:a></text:p>
          </table:table-cell>
          <table:table-cell office:value-type="string">
            <text:p>PARAGUAS INFANTIL TRANSPARENTE REAL MADRID</text:p>
          </table:table-cell>
          <table:table-cell office:value-type="string">
            <text:p>FUT35666</text:p>
          </table:table-cell>
          <table:table-cell office:value-type="string">
            <text:p>FUTBOL</text:p>
          </table:table-cell>
          <table:table-cell office:value-type="float" office:value="5.95">
            <text:p>5,95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office:value-type="float" office:value="7710">
            <text:p>7710</text:p>
          </table:table-cell>
          <table:table-cell office:value-type="string">
            <text:p><text:a xlink:href="../../../../../../Users/Toni/AppData/Local/Temp/CSV3110.xlsx">http://ilusionstore.es/img/p/7710-5490.jpg</text:a></text:p>
          </table:table-cell>
          <table:table-cell office:value-type="string">
            <text:p>PORTATODO FORMA BOTA ATLETICO DE MADRID</text:p>
          </table:table-cell>
          <table:table-cell office:value-type="string">
            <text:p>FUT32726</text:p>
          </table:table-cell>
          <table:table-cell office:value-type="string">
            <text:p>FUTBOL</text:p>
          </table:table-cell>
          <table:table-cell office:value-type="float" office:value="6.95">
            <text:p>6,95</text:p>
          </table:table-cell>
          <table:table-cell office:value-type="float" office:value="19">
            <text:p>19</text:p>
          </table:table-cell>
          <table:table-cell table:number-columns-repeated="1017"/>
        </table:table-row>
        <table:table-row table:style-name="ro1">
          <table:table-cell office:value-type="float" office:value="7709">
            <text:p>7709</text:p>
          </table:table-cell>
          <table:table-cell office:value-type="string">
            <text:p><text:a xlink:href="../../../../../../Users/Toni/AppData/Local/Temp/CSV3110.xlsx">http://ilusionstore.es/img/p/7709-5489.jpg</text:a></text:p>
          </table:table-cell>
          <table:table-cell office:value-type="string">
            <text:p>TOALLA REAL MADRID 100% ALGODON 70X140CM.</text:p>
          </table:table-cell>
          <table:table-cell office:value-type="string">
            <text:p>FUT10057</text:p>
          </table:table-cell>
          <table:table-cell office:value-type="string">
            <text:p>FUTBOL</text:p>
          </table:table-cell>
          <table:table-cell office:value-type="float" office:value="7.9">
            <text:p>7,90</text:p>
          </table:table-cell>
          <table:table-cell office:value-type="float" office:value="42">
            <text:p>42</text:p>
          </table:table-cell>
          <table:table-cell table:number-columns-repeated="1017"/>
        </table:table-row>
        <table:table-row table:style-name="ro1">
          <table:table-cell office:value-type="float" office:value="7708">
            <text:p>7708</text:p>
          </table:table-cell>
          <table:table-cell office:value-type="string">
            <text:p><text:a xlink:href="../../../../../../Users/Toni/AppData/Local/Temp/CSV3110.xlsx">http://ilusionstore.es/img/p/7708-5488.jpg</text:a></text:p>
          </table:table-cell>
          <table:table-cell office:value-type="string">
            <text:p>TOALLA REAL MADRID 100% AGODON 70X140CM.</text:p>
          </table:table-cell>
          <table:table-cell office:value-type="string">
            <text:p>FUT10033</text:p>
          </table:table-cell>
          <table:table-cell office:value-type="string">
            <text:p>FUTBOL</text:p>
          </table:table-cell>
          <table:table-cell office:value-type="float" office:value="7.9">
            <text:p>7,90</text:p>
          </table:table-cell>
          <table:table-cell office:value-type="float" office:value="42">
            <text:p>42</text:p>
          </table:table-cell>
          <table:table-cell table:number-columns-repeated="1017"/>
        </table:table-row>
        <table:table-row table:style-name="ro1">
          <table:table-cell office:value-type="float" office:value="9676">
            <text:p>9676</text:p>
          </table:table-cell>
          <table:table-cell office:value-type="string">
            <text:p><text:a xlink:href="../../../../../../Users/Toni/AppData/Local/Temp/CSV3110.xlsx">http://ilusionstore.es/img/p/9676-7766.jpg</text:a></text:p>
          </table:table-cell>
          <table:table-cell office:value-type="string">
            <text:p>MUÑECA DE TRAPO 30CM GORJUSS MY SECRET PLACE</text:p>
          </table:table-cell>
          <table:table-cell office:value-type="string">
            <text:p>GOR65182</text:p>
          </table:table-cell>
          <table:table-cell office:value-type="string">
            <text:p>GORJUSS</text:p>
          </table:table-cell>
          <table:table-cell office:value-type="float" office:value="9.99">
            <text:p>9,99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1">
          <table:table-cell office:value-type="float" office:value="9675">
            <text:p>9675</text:p>
          </table:table-cell>
          <table:table-cell office:value-type="string">
            <text:p><text:a xlink:href="../../../../../../Users/Toni/AppData/Local/Temp/CSV3110.xlsx">http://ilusionstore.es/img/p/9675-7765.jpg</text:a></text:p>
          </table:table-cell>
          <table:table-cell office:value-type="string">
            <text:p>MUÑECA DE TRAPO 30CM GORJUSS YOU STOLE MY HEART</text:p>
          </table:table-cell>
          <table:table-cell office:value-type="string">
            <text:p>GOR65175</text:p>
          </table:table-cell>
          <table:table-cell office:value-type="string">
            <text:p>GORJUSS</text:p>
          </table:table-cell>
          <table:table-cell office:value-type="float" office:value="9.99">
            <text:p>9,99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1">
          <table:table-cell office:value-type="float" office:value="9674">
            <text:p>9674</text:p>
          </table:table-cell>
          <table:table-cell office:value-type="string">
            <text:p><text:a xlink:href="../../../../../../Users/Toni/AppData/Local/Temp/CSV3110.xlsx">http://ilusionstore.es/img/p/9674-7764.jpg</text:a></text:p>
          </table:table-cell>
          <table:table-cell office:value-type="string">
            <text:p>MUÑECA DE TRAPO DE 30CM GORJUSS GAVE YOU MY HEART</text:p>
          </table:table-cell>
          <table:table-cell office:value-type="string">
            <text:p>GOR65168</text:p>
          </table:table-cell>
          <table:table-cell office:value-type="string">
            <text:p>GORJUSS</text:p>
          </table:table-cell>
          <table:table-cell office:value-type="float" office:value="9.99">
            <text:p>9,99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1">
          <table:table-cell office:value-type="float" office:value="9673">
            <text:p>9673</text:p>
          </table:table-cell>
          <table:table-cell office:value-type="string">
            <text:p><text:a xlink:href="../../../../../../Users/Toni/AppData/Local/Temp/CSV3110.xlsx">http://ilusionstore.es/img/p/9673-7763.jpg</text:a></text:p>
          </table:table-cell>
          <table:table-cell office:value-type="string">
            <text:p>RELOJ DE PULSERA CON CAJA GORJUSS LADYBIRD</text:p>
          </table:table-cell>
          <table:table-cell office:value-type="string">
            <text:p>GOR49991</text:p>
          </table:table-cell>
          <table:table-cell office:value-type="string">
            <text:p>GORJUSS</text:p>
          </table:table-cell>
          <table:table-cell office:value-type="float" office:value="17.99">
            <text:p>17,99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689">
            <text:p>9689</text:p>
          </table:table-cell>
          <table:table-cell office:value-type="string">
            <text:p><text:a xlink:href="../../../../../../Users/Toni/AppData/Local/Temp/CSV3110.xlsx">http://ilusionstore.es/img/p/9689-7779.jpg</text:a></text:p>
          </table:table-cell>
          <table:table-cell office:value-type="string">
            <text:p>BOLSO MUFFIN GRANDE HARRY POTTER RAILWAY 26X34X10</text:p>
          </table:table-cell>
          <table:table-cell office:value-type="string">
            <text:p>HP66597</text:p>
          </table:table-cell>
          <table:table-cell office:value-type="string">
            <text:p>HARRY POTTER</text:p>
          </table:table-cell>
          <table:table-cell office:value-type="float" office:value="19.95">
            <text:p>19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688">
            <text:p>9688</text:p>
          </table:table-cell>
          <table:table-cell office:value-type="string">
            <text:p><text:a xlink:href="../../../../../../Users/Toni/AppData/Local/Temp/CSV3110.xlsx">http://ilusionstore.es/img/p/9688-7778.jpg</text:a></text:p>
          </table:table-cell>
          <table:table-cell office:value-type="string">
            <text:p>BOLSO SATCHEL HATTY POTTER RAILWAY 15X20X8CM</text:p>
          </table:table-cell>
          <table:table-cell office:value-type="string">
            <text:p>HP66450</text:p>
          </table:table-cell>
          <table:table-cell office:value-type="string">
            <text:p>HARRY POTTER</text:p>
          </table:table-cell>
          <table:table-cell office:value-type="float" office:value="14.95">
            <text:p>14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687">
            <text:p>9687</text:p>
          </table:table-cell>
          <table:table-cell office:value-type="string">
            <text:p><text:a xlink:href="../../../../../../Users/Toni/AppData/Local/Temp/CSV3110.xlsx">http://ilusionstore.es/img/p/9687-7777.jpg</text:a></text:p>
          </table:table-cell>
          <table:table-cell office:value-type="string">
            <text:p>BOLSO DOCTOR HARRY POTTER RAILWAY 22X19X14CM</text:p>
          </table:table-cell>
          <table:table-cell office:value-type="string">
            <text:p>HP66443</text:p>
          </table:table-cell>
          <table:table-cell office:value-type="string">
            <text:p>HARRY POTTER</text:p>
          </table:table-cell>
          <table:table-cell office:value-type="float" office:value="17.95">
            <text:p>17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686">
            <text:p>9686</text:p>
          </table:table-cell>
          <table:table-cell office:value-type="string">
            <text:p><text:a xlink:href="../../../../../../Users/Toni/AppData/Local/Temp/CSV3110.xlsx">http://ilusionstore.es/img/p/9686-7776.jpg</text:a></text:p>
          </table:table-cell>
          <table:table-cell office:value-type="string">
            <text:p>MONEDERO POUCH HARRY POTTER RAILWAY 8X8X9CM</text:p>
          </table:table-cell>
          <table:table-cell office:value-type="string">
            <text:p>HP66436</text:p>
          </table:table-cell>
          <table:table-cell office:value-type="string">
            <text:p>HARRY POTTER</text:p>
          </table:table-cell>
          <table:table-cell office:value-type="float" office:value="5.95">
            <text:p>5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685">
            <text:p>9685</text:p>
          </table:table-cell>
          <table:table-cell office:value-type="string">
            <text:p><text:a xlink:href="../../../../../../Users/Toni/AppData/Local/Temp/CSV3110.xlsx">http://ilusionstore.es/img/p/9685-7775.jpg</text:a></text:p>
          </table:table-cell>
          <table:table-cell office:value-type="string">
            <text:p>PORTATODO BOX HARRY POTTER RAILWAY 11X20X6CM</text:p>
          </table:table-cell>
          <table:table-cell office:value-type="string">
            <text:p>HP66412</text:p>
          </table:table-cell>
          <table:table-cell office:value-type="string">
            <text:p>HARRY POTTER</text:p>
          </table:table-cell>
          <table:table-cell office:value-type="float" office:value="5.95">
            <text:p>5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684">
            <text:p>9684</text:p>
          </table:table-cell>
          <table:table-cell office:value-type="string">
            <text:p><text:a xlink:href="../../../../../../Users/Toni/AppData/Local/Temp/CSV3110.xlsx">http://ilusionstore.es/img/p/9684-7774.jpg</text:a></text:p>
          </table:table-cell>
          <table:table-cell office:value-type="string">
            <text:p>MOCHILA FASHION HARRY POTTER RAILWAY 29X33X18CM</text:p>
          </table:table-cell>
          <table:table-cell office:value-type="string">
            <text:p>HP66405</text:p>
          </table:table-cell>
          <table:table-cell office:value-type="string">
            <text:p>HARRY POTTER</text:p>
          </table:table-cell>
          <table:table-cell office:value-type="float" office:value="21.5">
            <text:p>21,5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683">
            <text:p>9683</text:p>
          </table:table-cell>
          <table:table-cell office:value-type="string">
            <text:p><text:a xlink:href="../../../../../../Users/Toni/AppData/Local/Temp/CSV3110.xlsx">http://ilusionstore.es/img/p/9683-7773.jpg</text:a></text:p>
          </table:table-cell>
          <table:table-cell office:value-type="string">
            <text:p>BOLSO CHEST PQ HARRY POTTER RAILWAY 18X25X16CM</text:p>
          </table:table-cell>
          <table:table-cell office:value-type="string">
            <text:p>HP66375</text:p>
          </table:table-cell>
          <table:table-cell office:value-type="string">
            <text:p>HARRY POTTER</text:p>
          </table:table-cell>
          <table:table-cell office:value-type="float" office:value="16.5">
            <text:p>16,5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682">
            <text:p>9682</text:p>
          </table:table-cell>
          <table:table-cell office:value-type="string">
            <text:p><text:a xlink:href="../../../../../../Users/Toni/AppData/Local/Temp/CSV3110.xlsx">http://ilusionstore.es/img/p/9682-7772.jpg</text:a></text:p>
          </table:table-cell>
          <table:table-cell office:value-type="string">
            <text:p>BOLSO ACTION MINI HORIZONTAL HARRY POTTER RAILWAY</text:p>
          </table:table-cell>
          <table:table-cell office:value-type="string">
            <text:p>HP66368</text:p>
          </table:table-cell>
          <table:table-cell office:value-type="string">
            <text:p>HARRY POTTER</text:p>
          </table:table-cell>
          <table:table-cell office:value-type="float" office:value="8">
            <text:p>8,00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681">
            <text:p>9681</text:p>
          </table:table-cell>
          <table:table-cell office:value-type="string">
            <text:p><text:a xlink:href="../../../../../../Users/Toni/AppData/Local/Temp/CSV3110.xlsx">http://ilusionstore.es/img/p/9681-7771.jpg</text:a></text:p>
          </table:table-cell>
          <table:table-cell office:value-type="string">
            <text:p>BOLSO ACITON MINI VERTICAL HARRY POTTER RAILWAY</text:p>
          </table:table-cell>
          <table:table-cell office:value-type="string">
            <text:p>HP66351</text:p>
          </table:table-cell>
          <table:table-cell office:value-type="string">
            <text:p>HARRY POTTER</text:p>
          </table:table-cell>
          <table:table-cell office:value-type="float" office:value="7.5">
            <text:p>7,5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680">
            <text:p>9680</text:p>
          </table:table-cell>
          <table:table-cell office:value-type="string">
            <text:p><text:a xlink:href="../../../../../../Users/Toni/AppData/Local/Temp/CSV3110.xlsx">http://ilusionstore.es/img/p/9680-7770.jpg</text:a></text:p>
          </table:table-cell>
          <table:table-cell office:value-type="string">
            <text:p>BANDOLERA FUNDA TABLE CON ASA HARRY POTTER RAILWAY</text:p>
          </table:table-cell>
          <table:table-cell office:value-type="string">
            <text:p>HP43826</text:p>
          </table:table-cell>
          <table:table-cell office:value-type="string">
            <text:p>HARRY POTTER</text:p>
          </table:table-cell>
          <table:table-cell office:value-type="float" office:value="9.95">
            <text:p>9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679">
            <text:p>9679</text:p>
          </table:table-cell>
          <table:table-cell office:value-type="string">
            <text:p><text:a xlink:href="../../../../../../Users/Toni/AppData/Local/Temp/CSV3110.xlsx">http://ilusionstore.es/img/p/9679-7769.jpg</text:a></text:p>
          </table:table-cell>
          <table:table-cell office:value-type="string">
            <text:p>BOLSO PORTAFOLIO HARRY POTTER RAILWAY 40X28X6CM</text:p>
          </table:table-cell>
          <table:table-cell office:value-type="string">
            <text:p>HP42812</text:p>
          </table:table-cell>
          <table:table-cell office:value-type="string">
            <text:p>HARRY POTTER</text:p>
          </table:table-cell>
          <table:table-cell office:value-type="float" office:value="24.95">
            <text:p>24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678">
            <text:p>9678</text:p>
          </table:table-cell>
          <table:table-cell office:value-type="string">
            <text:p><text:a xlink:href="../../../../../../Users/Toni/AppData/Local/Temp/CSV3110.xlsx">http://ilusionstore.es/img/p/9678-7768.jpg</text:a></text:p>
          </table:table-cell>
          <table:table-cell office:value-type="string">
            <text:p>BILLETERO MEDIANO HARRY POTTER RAILWAY 10X15X3CM</text:p>
          </table:table-cell>
          <table:table-cell office:value-type="string">
            <text:p>HP42799</text:p>
          </table:table-cell>
          <table:table-cell office:value-type="string">
            <text:p>HARRY POTTER</text:p>
          </table:table-cell>
          <table:table-cell office:value-type="float" office:value="9.95">
            <text:p>9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677">
            <text:p>9677</text:p>
          </table:table-cell>
          <table:table-cell office:value-type="string">
            <text:p><text:a xlink:href="../../../../../../Users/Toni/AppData/Local/Temp/CSV3110.xlsx">http://ilusionstore.es/img/p/9677-7767.jpg</text:a></text:p>
          </table:table-cell>
          <table:table-cell office:value-type="string">
            <text:p>PORTATODO BOX HARRY POTTER RAILWAY</text:p>
          </table:table-cell>
          <table:table-cell office:value-type="string">
            <text:p>HP42782</text:p>
          </table:table-cell>
          <table:table-cell office:value-type="string">
            <text:p>HARRY POTTER</text:p>
          </table:table-cell>
          <table:table-cell office:value-type="float" office:value="6.5">
            <text:p>6,5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836">
            <text:p>8836</text:p>
          </table:table-cell>
          <table:table-cell office:value-type="string">
            <text:p><text:a xlink:href="../../../../../../Users/Toni/AppData/Local/Temp/CSV3110.xlsx">http://ilusionstore.es/img/p/8836-6739.jpg</text:a></text:p>
          </table:table-cell>
          <table:table-cell office:value-type="string">
            <text:p>Portatodo Harry Potter Ravenclaw triple 12X22X7CM</text:p>
          </table:table-cell>
          <table:table-cell office:value-type="string">
            <text:p>HP36262</text:p>
          </table:table-cell>
          <table:table-cell office:value-type="string">
            <text:p>HARRY POTTER</text:p>
          </table:table-cell>
          <table:table-cell office:value-type="float" office:value="5.95">
            <text:p>5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7206">
            <text:p>7206</text:p>
          </table:table-cell>
          <table:table-cell office:value-type="string">
            <text:p><text:a xlink:href="../../../../../../Users/Toni/AppData/Local/Temp/CSV3110.xlsx">http://ilusionstore.es/img/p/7206-4873.jpg</text:a></text:p>
          </table:table-cell>
          <table:table-cell office:value-type="string">
            <text:p>PACK 3 IMPERMEABLES FROZEN DISNEY (T4/6/8)</text:p>
          </table:table-cell>
          <table:table-cell office:value-type="string">
            <text:p>FZ2400-0161PACK3</text:p>
          </table:table-cell>
          <table:table-cell office:value-type="string">
            <text:p>Inicio</text:p>
          </table:table-cell>
          <table:table-cell office:value-type="float" office:value="16.35">
            <text:p>16,3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9666">
            <text:p>9666</text:p>
          </table:table-cell>
          <table:table-cell office:value-type="string">
            <text:p><text:a xlink:href="../../../../../../Users/Toni/AppData/Local/Temp/CSV3110.xlsx">http://ilusionstore.es/img/p/9666-7756.jpg</text:a></text:p>
          </table:table-cell>
          <table:table-cell office:value-type="string">
            <text:p>BOLSA VIAJE-DEPORTE DUAL LADYBUG 25X38X15CM</text:p>
          </table:table-cell>
          <table:table-cell office:value-type="string">
            <text:p>BUG55300</text:p>
          </table:table-cell>
          <table:table-cell office:value-type="string">
            <text:p>LADYBUG</text:p>
          </table:table-cell>
          <table:table-cell office:value-type="float" office:value="12.95">
            <text:p>12,9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9665">
            <text:p>9665</text:p>
          </table:table-cell>
          <table:table-cell office:value-type="string">
            <text:p><text:a xlink:href="../../../../../../Users/Toni/AppData/Local/Temp/CSV3110.xlsx">http://ilusionstore.es/img/p/9665-7755.jpg</text:a></text:p>
          </table:table-cell>
          <table:table-cell office:value-type="string">
            <text:p>MOCHILA INFANTIL LADYBUG DEFENDERS 30X26X9.5CM</text:p>
          </table:table-cell>
          <table:table-cell office:value-type="string">
            <text:p>BUG55003</text:p>
          </table:table-cell>
          <table:table-cell office:value-type="string">
            <text:p>LADYBUG</text:p>
          </table:table-cell>
          <table:table-cell office:value-type="float" office:value="8.95">
            <text:p>8,9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664">
            <text:p>9664</text:p>
          </table:table-cell>
          <table:table-cell office:value-type="string">
            <text:p><text:a xlink:href="../../../../../../Users/Toni/AppData/Local/Temp/CSV3110.xlsx">http://ilusionstore.es/img/p/9664-7754.jpg</text:a></text:p>
          </table:table-cell>
          <table:table-cell office:value-type="string">
            <text:p>MOCHILA FREETIME LADYBUG DEFENDER 34X25X12CM</text:p>
          </table:table-cell>
          <table:table-cell office:value-type="string">
            <text:p>BUG54983</text:p>
          </table:table-cell>
          <table:table-cell office:value-type="string">
            <text:p>LADYBUG</text:p>
          </table:table-cell>
          <table:table-cell office:value-type="float" office:value="9.8">
            <text:p>9,8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663">
            <text:p>9663</text:p>
          </table:table-cell>
          <table:table-cell office:value-type="string">
            <text:p><text:a xlink:href="../../../../../../Users/Toni/AppData/Local/Temp/CSV3110.xlsx">http://ilusionstore.es/img/p/9663-7753.jpg</text:a></text:p>
          </table:table-cell>
          <table:table-cell office:value-type="string">
            <text:p>MOCHILA 3D CON LUZ Y SONIDO LADYBUG 30X24X9CM.</text:p>
          </table:table-cell>
          <table:table-cell office:value-type="string">
            <text:p>BUG2100-2165</text:p>
          </table:table-cell>
          <table:table-cell office:value-type="string">
            <text:p>LADYBUG</text:p>
          </table:table-cell>
          <table:table-cell office:value-type="float" office:value="12.95">
            <text:p>12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634">
            <text:p>9634</text:p>
          </table:table-cell>
          <table:table-cell office:value-type="string">
            <text:p><text:a xlink:href="../../../../../../Users/Toni/AppData/Local/Temp/CSV3110.xlsx">http://ilusionstore.es/img/p/9634-7724.jpg</text:a></text:p>
          </table:table-cell>
          <table:table-cell office:value-type="string">
            <text:p>PACK 4 ZAPATILLAS CASA 3D LADYBUG (T- DE 25 A 32)</text:p>
          </table:table-cell>
          <table:table-cell office:value-type="string">
            <text:p>BUG2300-2729</text:p>
          </table:table-cell>
          <table:table-cell office:value-type="string">
            <text:p>LADYBUG</text:p>
          </table:table-cell>
          <table:table-cell office:value-type="float" office:value="37.8">
            <text:p>37,8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628">
            <text:p>9628</text:p>
          </table:table-cell>
          <table:table-cell office:value-type="string">
            <text:p><text:a xlink:href="../../../../../../Users/Toni/AppData/Local/Temp/CSV3110.xlsx">http://ilusionstore.es/img/p/9628-7716.jpg</text:a></text:p>
          </table:table-cell>
          <table:table-cell office:value-type="string">
            <text:p>BOLSO MUFFIN MINI LADYBUG DEFENDERS 16.5X16.5X6CM</text:p>
          </table:table-cell>
          <table:table-cell office:value-type="string">
            <text:p>BUG53832</text:p>
          </table:table-cell>
          <table:table-cell office:value-type="string">
            <text:p>LADYBUG</text:p>
          </table:table-cell>
          <table:table-cell office:value-type="float" office:value="6.95">
            <text:p>6,9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9627">
            <text:p>9627</text:p>
          </table:table-cell>
          <table:table-cell office:value-type="string">
            <text:p><text:a xlink:href="../../../../../../Users/Toni/AppData/Local/Temp/CSV3110.xlsx">http://ilusionstore.es/img/p/9627-7715.jpg</text:a></text:p>
          </table:table-cell>
          <table:table-cell office:value-type="string">
            <text:p>BILLETERO VELCRO PRODIGIOSA LADYBUG DEFENDERS 9X12</text:p>
          </table:table-cell>
          <table:table-cell office:value-type="string">
            <text:p>BUG52972</text:p>
          </table:table-cell>
          <table:table-cell office:value-type="string">
            <text:p>LADYBUG</text:p>
          </table:table-cell>
          <table:table-cell office:value-type="float" office:value="3.95">
            <text:p>3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626">
            <text:p>9626</text:p>
          </table:table-cell>
          <table:table-cell office:value-type="string">
            <text:p><text:a xlink:href="../../../../../../Users/Toni/AppData/Local/Temp/CSV3110.xlsx">http://ilusionstore.es/img/p/9626-7714.jpg</text:a></text:p>
          </table:table-cell>
          <table:table-cell office:value-type="string">
            <text:p>BOLSO ACTION MINI VERTICAL LADYBUG DEFENDERS 17X14</text:p>
          </table:table-cell>
          <table:table-cell office:value-type="string">
            <text:p>BUG51777</text:p>
          </table:table-cell>
          <table:table-cell office:value-type="string">
            <text:p>LADYBUG</text:p>
          </table:table-cell>
          <table:table-cell office:value-type="float" office:value="4.95">
            <text:p>4,9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9535">
            <text:p>9535</text:p>
          </table:table-cell>
          <table:table-cell office:value-type="string">
            <text:p><text:a xlink:href="../../../../../../Users/Toni/AppData/Local/Temp/CSV3110.xlsx">http://ilusionstore.es/img/p/9535-7625.jpg</text:a></text:p>
          </table:table-cell>
          <table:table-cell office:value-type="string">
            <text:p>PAÑUELO MULTIUSOS SHERPA PRODIGIOSA LADYBUG</text:p>
          </table:table-cell>
          <table:table-cell office:value-type="string">
            <text:p>BUG01877</text:p>
          </table:table-cell>
          <table:table-cell office:value-type="string">
            <text:p>LADYBUG</text:p>
          </table:table-cell>
          <table:table-cell office:value-type="float" office:value="2.85">
            <text:p>2,85</text:p>
          </table:table-cell>
          <table:table-cell office:value-type="float" office:value="48">
            <text:p>48</text:p>
          </table:table-cell>
          <table:table-cell table:number-columns-repeated="1017"/>
        </table:table-row>
        <table:table-row table:style-name="ro1">
          <table:table-cell office:value-type="float" office:value="9534">
            <text:p>9534</text:p>
          </table:table-cell>
          <table:table-cell office:value-type="string">
            <text:p><text:a xlink:href="../../../../../../Users/Toni/AppData/Local/Temp/CSV3110.xlsx">http://ilusionstore.es/img/p/9534-7624.jpg</text:a></text:p>
          </table:table-cell>
          <table:table-cell office:value-type="string">
            <text:p>PACK 5 CHUBASQUEROS LADYBUG SURT (T-4/6//8//10/12)</text:p>
          </table:table-cell>
          <table:table-cell office:value-type="string">
            <text:p>BUG01279</text:p>
          </table:table-cell>
          <table:table-cell office:value-type="string">
            <text:p>LADYBUG</text:p>
          </table:table-cell>
          <table:table-cell office:value-type="float" office:value="24.9">
            <text:p>24,9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457">
            <text:p>9457</text:p>
          </table:table-cell>
          <table:table-cell office:value-type="string">
            <text:p><text:a xlink:href="../../../../../../Users/Toni/AppData/Local/Temp/CSV3110.xlsx">http://ilusionstore.es/img/p/9457-7553.jpg</text:a></text:p>
          </table:table-cell>
          <table:table-cell office:value-type="string">
            <text:p>MOCHILA DUAL PRODIGIOSA LADYBUG 41X30X12CM. DISNEY</text:p>
          </table:table-cell>
          <table:table-cell office:value-type="string">
            <text:p>BUG57021</text:p>
          </table:table-cell>
          <table:table-cell office:value-type="string">
            <text:p>LADYBUG</text:p>
          </table:table-cell>
          <table:table-cell office:value-type="float" office:value="12.95">
            <text:p>12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386">
            <text:p>9386</text:p>
          </table:table-cell>
          <table:table-cell office:value-type="string">
            <text:p><text:a xlink:href="../../../../../../Users/Toni/AppData/Local/Temp/CSV3110.xlsx">http://ilusionstore.es/img/p/9386-7479.jpg</text:a></text:p>
          </table:table-cell>
          <table:table-cell office:value-type="string">
            <text:p>MANTA POLAR PRODIGIOSA LADGYBUG 150X100CM.</text:p>
          </table:table-cell>
          <table:table-cell office:value-type="string">
            <text:p>BUG84652</text:p>
          </table:table-cell>
          <table:table-cell office:value-type="string">
            <text:p>LADYBUG</text:p>
          </table:table-cell>
          <table:table-cell office:value-type="float" office:value="3.65">
            <text:p>3,65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9385">
            <text:p>9385</text:p>
          </table:table-cell>
          <table:table-cell office:value-type="string">
            <text:p><text:a xlink:href="../../../../../../Users/Toni/AppData/Local/Temp/CSV3110.xlsx">http://ilusionstore.es/img/p/9385-7478.jpg</text:a></text:p>
          </table:table-cell>
          <table:table-cell office:value-type="string">
            <text:p>SET EN BLISTER RELOJ DIGITAL + BILLETERA LADYBUG</text:p>
          </table:table-cell>
          <table:table-cell office:value-type="string">
            <text:p>BUG81835</text:p>
          </table:table-cell>
          <table:table-cell office:value-type="string">
            <text:p>LADYBUG</text:p>
          </table:table-cell>
          <table:table-cell office:value-type="float" office:value="4.95">
            <text:p>4,95</text:p>
          </table:table-cell>
          <table:table-cell office:value-type="float" office:value="48">
            <text:p>48</text:p>
          </table:table-cell>
          <table:table-cell table:number-columns-repeated="1017"/>
        </table:table-row>
        <table:table-row table:style-name="ro1">
          <table:table-cell office:value-type="float" office:value="9384">
            <text:p>9384</text:p>
          </table:table-cell>
          <table:table-cell office:value-type="string">
            <text:p><text:a xlink:href="../../../../../../Users/Toni/AppData/Local/Temp/CSV3110.xlsx">http://ilusionstore.es/img/p/9384-7477.jpg</text:a></text:p>
          </table:table-cell>
          <table:table-cell office:value-type="string">
            <text:p>PARAGUAS BURBUJA TRANSPARENTE PRODIGIOSA LADYBUG</text:p>
          </table:table-cell>
          <table:table-cell office:value-type="string">
            <text:p>BUG81736</text:p>
          </table:table-cell>
          <table:table-cell office:value-type="string">
            <text:p>LADYBUG</text:p>
          </table:table-cell>
          <table:table-cell office:value-type="float" office:value="3.95">
            <text:p>3,95</text:p>
          </table:table-cell>
          <table:table-cell office:value-type="float" office:value="59">
            <text:p>59</text:p>
          </table:table-cell>
          <table:table-cell table:number-columns-repeated="1017"/>
        </table:table-row>
        <table:table-row table:style-name="ro1">
          <table:table-cell office:value-type="float" office:value="9383">
            <text:p>9383</text:p>
          </table:table-cell>
          <table:table-cell office:value-type="string">
            <text:p><text:a xlink:href="../../../../../../Users/Toni/AppData/Local/Temp/CSV3110.xlsx">http://ilusionstore.es/img/p/9383-7476.jpg</text:a></text:p>
          </table:table-cell>
          <table:table-cell office:value-type="string">
            <text:p>PARAGUAS AUTOMATICO PRODIGIOSA LADYBUG 45CM.</text:p>
          </table:table-cell>
          <table:table-cell office:value-type="string">
            <text:p>BUG81712</text:p>
          </table:table-cell>
          <table:table-cell office:value-type="string">
            <text:p>LADYBUG</text:p>
          </table:table-cell>
          <table:table-cell office:value-type="float" office:value="3.95">
            <text:p>3,95</text:p>
          </table:table-cell>
          <table:table-cell office:value-type="float" office:value="38">
            <text:p>38</text:p>
          </table:table-cell>
          <table:table-cell table:number-columns-repeated="1017"/>
        </table:table-row>
        <table:table-row table:style-name="ro1">
          <table:table-cell office:value-type="float" office:value="9382">
            <text:p>9382</text:p>
          </table:table-cell>
          <table:table-cell office:value-type="string">
            <text:p><text:a xlink:href="../../../../../../Users/Toni/AppData/Local/Temp/CSV3110.xlsx">http://ilusionstore.es/img/p/9382-7475.jpg</text:a></text:p>
          </table:table-cell>
          <table:table-cell office:value-type="string">
            <text:p>PARAGUAS MANUAL PRODIGIOSA LADYBUG 40CM.</text:p>
          </table:table-cell>
          <table:table-cell office:value-type="string">
            <text:p>BUG81705</text:p>
          </table:table-cell>
          <table:table-cell office:value-type="string">
            <text:p>LADYBUG</text:p>
          </table:table-cell>
          <table:table-cell office:value-type="float" office:value="2.95">
            <text:p>2,95</text:p>
          </table:table-cell>
          <table:table-cell office:value-type="float" office:value="46">
            <text:p>46</text:p>
          </table:table-cell>
          <table:table-cell table:number-columns-repeated="1017"/>
        </table:table-row>
        <table:table-row table:style-name="ro1">
          <table:table-cell office:value-type="float" office:value="9381">
            <text:p>9381</text:p>
          </table:table-cell>
          <table:table-cell office:value-type="string">
            <text:p><text:a xlink:href="../../../../../../Users/Toni/AppData/Local/Temp/CSV3110.xlsx">http://ilusionstore.es/img/p/9381-7474.jpg</text:a></text:p>
          </table:table-cell>
          <table:table-cell office:value-type="string">
            <text:p>JOYERO BOX PRODIGIOSA LADYBUG 10,2X8,5CM.</text:p>
          </table:table-cell>
          <table:table-cell office:value-type="string">
            <text:p>BUG81583</text:p>
          </table:table-cell>
          <table:table-cell office:value-type="string">
            <text:p>LADYBUG</text:p>
          </table:table-cell>
          <table:table-cell office:value-type="float" office:value="2.95">
            <text:p>2,95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9380">
            <text:p>9380</text:p>
          </table:table-cell>
          <table:table-cell office:value-type="string">
            <text:p><text:a xlink:href="../../../../../../Users/Toni/AppData/Local/Temp/CSV3110.xlsx">http://ilusionstore.es/img/p/9380-7473.jpg</text:a></text:p>
          </table:table-cell>
          <table:table-cell office:value-type="string">
            <text:p>COJIN PRODIGIOSA LADYBUG 40X40CM. POLIESTER</text:p>
          </table:table-cell>
          <table:table-cell office:value-type="string">
            <text:p>BUG80173</text:p>
          </table:table-cell>
          <table:table-cell office:value-type="string">
            <text:p>LADYBUG</text:p>
          </table:table-cell>
          <table:table-cell office:value-type="float" office:value="3.65">
            <text:p>3,65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float" office:value="9379">
            <text:p>9379</text:p>
          </table:table-cell>
          <table:table-cell office:value-type="string">
            <text:p><text:a xlink:href="../../../../../../Users/Toni/AppData/Local/Temp/CSV3110.xlsx">http://ilusionstore.es/img/p/9379-7472.jpg</text:a></text:p>
          </table:table-cell>
          <table:table-cell office:value-type="string">
            <text:p>MANTA POLAR PRODIGIOSA LADYBUG 150X100CM.</text:p>
          </table:table-cell>
          <table:table-cell office:value-type="string">
            <text:p>BUG17000</text:p>
          </table:table-cell>
          <table:table-cell office:value-type="string">
            <text:p>LADYBUG</text:p>
          </table:table-cell>
          <table:table-cell office:value-type="float" office:value="3.65">
            <text:p>3,65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9292">
            <text:p>9292</text:p>
          </table:table-cell>
          <table:table-cell office:value-type="string">
            <text:p><text:a xlink:href="../../../../../../Users/Toni/AppData/Local/Temp/CSV3110.xlsx">http://ilusionstore.es/img/p/9292-7388.jpg</text:a></text:p>
          </table:table-cell>
          <table:table-cell office:value-type="string">
            <text:p>PARAGUAS MANUAL BURBUJA CATNOIR LADYBUG 45CM.</text:p>
          </table:table-cell>
          <table:table-cell office:value-type="string">
            <text:p>BUG2400-0369</text:p>
          </table:table-cell>
          <table:table-cell office:value-type="string">
            <text:p>LADYBUG</text:p>
          </table:table-cell>
          <table:table-cell office:value-type="float" office:value="3.95">
            <text:p>3,95</text:p>
          </table:table-cell>
          <table:table-cell office:value-type="float" office:value="38">
            <text:p>38</text:p>
          </table:table-cell>
          <table:table-cell table:number-columns-repeated="1017"/>
        </table:table-row>
        <table:table-row table:style-name="ro1">
          <table:table-cell office:value-type="float" office:value="9291">
            <text:p>9291</text:p>
          </table:table-cell>
          <table:table-cell office:value-type="string">
            <text:p><text:a xlink:href="../../../../../../Users/Toni/AppData/Local/Temp/CSV3110.xlsx">http://ilusionstore.es/img/p/9291-7387.jpg</text:a></text:p>
          </table:table-cell>
          <table:table-cell office:value-type="string">
            <text:p>PARAGUAS MANUAL BURBUJA PRODIGOSA LADYBUG 45CM.</text:p>
          </table:table-cell>
          <table:table-cell office:value-type="string">
            <text:p>BUG2400-0368</text:p>
          </table:table-cell>
          <table:table-cell office:value-type="string">
            <text:p>LADYBUG</text:p>
          </table:table-cell>
          <table:table-cell office:value-type="float" office:value="3.95">
            <text:p>3,95</text:p>
          </table:table-cell>
          <table:table-cell office:value-type="float" office:value="52">
            <text:p>52</text:p>
          </table:table-cell>
          <table:table-cell table:number-columns-repeated="1017"/>
        </table:table-row>
        <table:table-row table:style-name="ro1">
          <table:table-cell office:value-type="float" office:value="9290">
            <text:p>9290</text:p>
          </table:table-cell>
          <table:table-cell office:value-type="string">
            <text:p><text:a xlink:href="../../../../../../Users/Toni/AppData/Local/Temp/CSV3110.xlsx">http://ilusionstore.es/img/p/9290-7386.jpg</text:a></text:p>
          </table:table-cell>
          <table:table-cell office:value-type="string">
            <text:p>PARAGUAS AUTOMATICO PRODIGOSA LADYBUG 45CM.</text:p>
          </table:table-cell>
          <table:table-cell office:value-type="string">
            <text:p>BUG2400-0357</text:p>
          </table:table-cell>
          <table:table-cell office:value-type="string">
            <text:p>LADYBUG</text:p>
          </table:table-cell>
          <table:table-cell office:value-type="float" office:value="4.25">
            <text:p>4,25</text:p>
          </table:table-cell>
          <table:table-cell office:value-type="float" office:value="57">
            <text:p>57</text:p>
          </table:table-cell>
          <table:table-cell table:number-columns-repeated="1017"/>
        </table:table-row>
        <table:table-row table:style-name="ro1">
          <table:table-cell office:value-type="float" office:value="9288">
            <text:p>9288</text:p>
          </table:table-cell>
          <table:table-cell office:value-type="string">
            <text:p><text:a xlink:href="../../../../../../Users/Toni/AppData/Local/Temp/CSV3110.xlsx">http://ilusionstore.es/img/p/9288-7384.jpg</text:a></text:p>
          </table:table-cell>
          <table:table-cell office:value-type="string">
            <text:p>PACK 12 BOTAS AGUA LUZ LADYBUG (T-25 A LA 32)</text:p>
          </table:table-cell>
          <table:table-cell office:value-type="string">
            <text:p>BUG2300-2767</text:p>
          </table:table-cell>
          <table:table-cell office:value-type="string">
            <text:p>LADYBUG</text:p>
          </table:table-cell>
          <table:table-cell office:value-type="float" office:value="147">
            <text:p>147,0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287">
            <text:p>9287</text:p>
          </table:table-cell>
          <table:table-cell office:value-type="string">
            <text:p><text:a xlink:href="../../../../../../Users/Toni/AppData/Local/Temp/CSV3110.xlsx">http://ilusionstore.es/img/p/9287-7383.jpg</text:a></text:p>
          </table:table-cell>
          <table:table-cell office:value-type="string">
            <text:p>PACK 12 BOTAS AGUA PVC LADYBUG DISNEY (T-26 A 33)</text:p>
          </table:table-cell>
          <table:table-cell office:value-type="string">
            <text:p>BUG2300-2759</text:p>
          </table:table-cell>
          <table:table-cell office:value-type="string">
            <text:p>LADYBUG</text:p>
          </table:table-cell>
          <table:table-cell office:value-type="float" office:value="111">
            <text:p>111,0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286">
            <text:p>9286</text:p>
          </table:table-cell>
          <table:table-cell office:value-type="string">
            <text:p><text:a xlink:href="../../../../../../Users/Toni/AppData/Local/Temp/CSV3110.xlsx">http://ilusionstore.es/img/p/9286-7382.jpg</text:a></text:p>
          </table:table-cell>
          <table:table-cell office:value-type="string">
            <text:p>PACK 12 DEPORTIVAS SPORT LADYBUG (T-27 A LA 34)</text:p>
          </table:table-cell>
          <table:table-cell office:value-type="string">
            <text:p>BUG2300-2748</text:p>
          </table:table-cell>
          <table:table-cell office:value-type="string">
            <text:p>LADYBUG</text:p>
          </table:table-cell>
          <table:table-cell office:value-type="float" office:value="154.2">
            <text:p>154,2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285">
            <text:p>9285</text:p>
          </table:table-cell>
          <table:table-cell office:value-type="string">
            <text:p><text:a xlink:href="../../../../../../Users/Toni/AppData/Local/Temp/CSV3110.xlsx">http://ilusionstore.es/img/p/9285-7381.jpg</text:a></text:p>
          </table:table-cell>
          <table:table-cell office:value-type="string">
            <text:p>PACK 12 ZAPATILLA <text:s/>ABIERTA LADYBUG (T 28 A LA 35)</text:p>
          </table:table-cell>
          <table:table-cell office:value-type="string">
            <text:p>BUG2300-2712</text:p>
          </table:table-cell>
          <table:table-cell office:value-type="string">
            <text:p>LADYBUG</text:p>
          </table:table-cell>
          <table:table-cell office:value-type="float" office:value="101.4">
            <text:p>101,4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284">
            <text:p>9284</text:p>
          </table:table-cell>
          <table:table-cell office:value-type="string">
            <text:p><text:a xlink:href="../../../../../../Users/Toni/AppData/Local/Temp/CSV3110.xlsx">http://ilusionstore.es/img/p/9284-7380.jpg</text:a></text:p>
          </table:table-cell>
          <table:table-cell office:value-type="string">
            <text:p>PACK 12 ZAPATILLA CASA BAILARINA LADYBUG (T-26-33)</text:p>
          </table:table-cell>
          <table:table-cell office:value-type="string">
            <text:p>BUG2300-2707</text:p>
          </table:table-cell>
          <table:table-cell office:value-type="string">
            <text:p>LADYBUG</text:p>
          </table:table-cell>
          <table:table-cell office:value-type="float" office:value="83.4">
            <text:p>83,4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283">
            <text:p>9283</text:p>
          </table:table-cell>
          <table:table-cell office:value-type="string">
            <text:p><text:a xlink:href="../../../../../../Users/Toni/AppData/Local/Temp/CSV3110.xlsx">http://ilusionstore.es/img/p/9283-7379.jpg</text:a></text:p>
          </table:table-cell>
          <table:table-cell office:value-type="string">
            <text:p>PACK 6 DEPORTIVA ROLLER LUZ LADYBUG (T-30 A 35)</text:p>
          </table:table-cell>
          <table:table-cell office:value-type="string">
            <text:p>BUG2300-2682</text:p>
          </table:table-cell>
          <table:table-cell office:value-type="string">
            <text:p>LADYBUG</text:p>
          </table:table-cell>
          <table:table-cell office:value-type="float" office:value="149.7">
            <text:p>149,7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9282">
            <text:p>9282</text:p>
          </table:table-cell>
          <table:table-cell office:value-type="string">
            <text:p><text:a xlink:href="../../../../../../Users/Toni/AppData/Local/Temp/CSV3110.xlsx">http://ilusionstore.es/img/p/9282-7378.jpg</text:a></text:p>
          </table:table-cell>
          <table:table-cell office:value-type="string">
            <text:p>PACK 12 ZAPATILLAS AIR MAX LADYBUG (T-27 A LA 34)</text:p>
          </table:table-cell>
          <table:table-cell office:value-type="string">
            <text:p>BUG2300-2669</text:p>
          </table:table-cell>
          <table:table-cell office:value-type="string">
            <text:p>LADYBUG</text:p>
          </table:table-cell>
          <table:table-cell office:value-type="float" office:value="203.4">
            <text:p>203,4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281">
            <text:p>9281</text:p>
          </table:table-cell>
          <table:table-cell office:value-type="string">
            <text:p><text:a xlink:href="../../../../../../Users/Toni/AppData/Local/Temp/CSV3110.xlsx">http://ilusionstore.es/img/p/9281-7377.jpg</text:a></text:p>
          </table:table-cell>
          <table:table-cell office:value-type="string">
            <text:p>PACK 12 BOTAS DEPORTIVA LUZ LADYBUG (T-27 A 34)</text:p>
          </table:table-cell>
          <table:table-cell office:value-type="string">
            <text:p>BUG2300-2595</text:p>
          </table:table-cell>
          <table:table-cell office:value-type="string">
            <text:p>LADYBUG</text:p>
          </table:table-cell>
          <table:table-cell office:value-type="float" office:value="239.4">
            <text:p>239,4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280">
            <text:p>9280</text:p>
          </table:table-cell>
          <table:table-cell office:value-type="string">
            <text:p><text:a xlink:href="../../../../../../Users/Toni/AppData/Local/Temp/CSV3110.xlsx">http://ilusionstore.es/img/p/9280-7376.jpg</text:a></text:p>
          </table:table-cell>
          <table:table-cell office:value-type="string">
            <text:p>PACK 12 DEPORTIVAS BAJA LUZ LADYBUG (T-27 A LA 34)</text:p>
          </table:table-cell>
          <table:table-cell office:value-type="string">
            <text:p>BUG2300-2583</text:p>
          </table:table-cell>
          <table:table-cell office:value-type="string">
            <text:p>LADYBUG</text:p>
          </table:table-cell>
          <table:table-cell office:value-type="float" office:value="239.4">
            <text:p>239,4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279">
            <text:p>9279</text:p>
          </table:table-cell>
          <table:table-cell office:value-type="string">
            <text:p><text:a xlink:href="../../../../../../Users/Toni/AppData/Local/Temp/CSV3110.xlsx">http://ilusionstore.es/img/p/9279-7375.jpg</text:a></text:p>
          </table:table-cell>
          <table:table-cell office:value-type="string">
            <text:p>SET INVIERNO 2 PZ GORRO+GUANTES LADYBUG GLITTER</text:p>
          </table:table-cell>
          <table:table-cell office:value-type="string">
            <text:p>BUG2200-2575</text:p>
          </table:table-cell>
          <table:table-cell office:value-type="string">
            <text:p>LADYBUG</text:p>
          </table:table-cell>
          <table:table-cell office:value-type="float" office:value="3.45">
            <text:p>3,45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9278">
            <text:p>9278</text:p>
          </table:table-cell>
          <table:table-cell office:value-type="string">
            <text:p><text:a xlink:href="../../../../../../Users/Toni/AppData/Local/Temp/CSV3110.xlsx">http://ilusionstore.es/img/p/9278-7374.jpg</text:a></text:p>
          </table:table-cell>
          <table:table-cell office:value-type="string">
            <text:p>SET INVIERNO 2 PZ GORRO + GUANTES LADYBUG DISNEY</text:p>
          </table:table-cell>
          <table:table-cell office:value-type="string">
            <text:p>BUG2200-2557</text:p>
          </table:table-cell>
          <table:table-cell office:value-type="string">
            <text:p>LADYBUG</text:p>
          </table:table-cell>
          <table:table-cell office:value-type="float" office:value="4.25">
            <text:p>4,25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9277">
            <text:p>9277</text:p>
          </table:table-cell>
          <table:table-cell office:value-type="string">
            <text:p><text:a xlink:href="../../../../../../Users/Toni/AppData/Local/Temp/CSV3110.xlsx">http://ilusionstore.es/img/p/9277-7373.jpg</text:a></text:p>
          </table:table-cell>
          <table:table-cell office:value-type="string">
            <text:p>SET INVIERNO 3 PIEZAS PRODIGIOSA LADYBUG</text:p>
          </table:table-cell>
          <table:table-cell office:value-type="string">
            <text:p>BUG2200-2554</text:p>
          </table:table-cell>
          <table:table-cell office:value-type="string">
            <text:p>LADYBUG</text:p>
          </table:table-cell>
          <table:table-cell office:value-type="float" office:value="5.95">
            <text:p>5,95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9276">
            <text:p>9276</text:p>
          </table:table-cell>
          <table:table-cell office:value-type="string">
            <text:p><text:a xlink:href="../../../../../../Users/Toni/AppData/Local/Temp/CSV3110.xlsx">http://ilusionstore.es/img/p/9276-7372.jpg</text:a></text:p>
          </table:table-cell>
          <table:table-cell office:value-type="string">
            <text:p>SET INVIERNO 3 PZ CON PAÑUELO MULTIUSOS LADYBUG</text:p>
          </table:table-cell>
          <table:table-cell office:value-type="string">
            <text:p>BUG2200-2541</text:p>
          </table:table-cell>
          <table:table-cell office:value-type="string">
            <text:p>LADYBUG</text:p>
          </table:table-cell>
          <table:table-cell office:value-type="float" office:value="6.6">
            <text:p>6,6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275">
            <text:p>9275</text:p>
          </table:table-cell>
          <table:table-cell office:value-type="string">
            <text:p><text:a xlink:href="../../../../../../Users/Toni/AppData/Local/Temp/CSV3110.xlsx">http://ilusionstore.es/img/p/9275-7371.jpg</text:a></text:p>
          </table:table-cell>
          <table:table-cell office:value-type="string">
            <text:p>SET INVIERNO 3 PIEZAS CATNOIR PRODIGIOSA LADYBUG</text:p>
          </table:table-cell>
          <table:table-cell office:value-type="string">
            <text:p>BUG2200-2515</text:p>
          </table:table-cell>
          <table:table-cell office:value-type="string">
            <text:p>LADYBUG</text:p>
          </table:table-cell>
          <table:table-cell office:value-type="float" office:value="5.65">
            <text:p>5,6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9274">
            <text:p>9274</text:p>
          </table:table-cell>
          <table:table-cell office:value-type="string">
            <text:p><text:a xlink:href="../../../../../../Users/Toni/AppData/Local/Temp/CSV3110.xlsx">http://ilusionstore.es/img/p/9274-7370.jpg</text:a></text:p>
          </table:table-cell>
          <table:table-cell office:value-type="string">
            <text:p>GORRO INVIERNO PREMIUM PRODIGIOSA LADYBUG DISNEY</text:p>
          </table:table-cell>
          <table:table-cell office:value-type="string">
            <text:p>BUG2200-2506</text:p>
          </table:table-cell>
          <table:table-cell office:value-type="string">
            <text:p>LADYBUG</text:p>
          </table:table-cell>
          <table:table-cell office:value-type="float" office:value="4.25">
            <text:p>4,25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9273">
            <text:p>9273</text:p>
          </table:table-cell>
          <table:table-cell office:value-type="string">
            <text:p><text:a xlink:href="../../../../../../Users/Toni/AppData/Local/Temp/CSV3110.xlsx">http://ilusionstore.es/img/p/9273-7369.jpg</text:a></text:p>
          </table:table-cell>
          <table:table-cell office:value-type="string">
            <text:p>GORRO PREMIUM ACRILICO ANTIFAZ PRODIGIOSA LADYBUG</text:p>
          </table:table-cell>
          <table:table-cell office:value-type="string">
            <text:p>BUG2200-2486</text:p>
          </table:table-cell>
          <table:table-cell office:value-type="string">
            <text:p>LADYBUG</text:p>
          </table:table-cell>
          <table:table-cell office:value-type="float" office:value="4.95">
            <text:p>4,9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9272">
            <text:p>9272</text:p>
          </table:table-cell>
          <table:table-cell office:value-type="string">
            <text:p><text:a xlink:href="../../../../../../Users/Toni/AppData/Local/Temp/CSV3110.xlsx">http://ilusionstore.es/img/p/9272-7368.jpg</text:a></text:p>
          </table:table-cell>
          <table:table-cell office:value-type="string">
            <text:p>PAÑUELO POLAR MULTIUSOS PRODIGIOSA LADYBUG</text:p>
          </table:table-cell>
          <table:table-cell office:value-type="string">
            <text:p>BUG2200-2472</text:p>
          </table:table-cell>
          <table:table-cell office:value-type="string">
            <text:p>LADYBUG</text:p>
          </table:table-cell>
          <table:table-cell office:value-type="float" office:value="2.65">
            <text:p>2,65</text:p>
          </table:table-cell>
          <table:table-cell office:value-type="float" office:value="62">
            <text:p>62</text:p>
          </table:table-cell>
          <table:table-cell table:number-columns-repeated="1017"/>
        </table:table-row>
        <table:table-row table:style-name="ro1">
          <table:table-cell office:value-type="float" office:value="9271">
            <text:p>9271</text:p>
          </table:table-cell>
          <table:table-cell office:value-type="string">
            <text:p><text:a xlink:href="../../../../../../Users/Toni/AppData/Local/Temp/CSV3110.xlsx">http://ilusionstore.es/img/p/9271-7367.jpg</text:a></text:p>
          </table:table-cell>
          <table:table-cell office:value-type="string">
            <text:p>MANTA POLAR PRODIGOSA LADYBUG 150X100CM.</text:p>
          </table:table-cell>
          <table:table-cell office:value-type="string">
            <text:p>BUG2200-2438</text:p>
          </table:table-cell>
          <table:table-cell office:value-type="string">
            <text:p>LADYBUG</text:p>
          </table:table-cell>
          <table:table-cell office:value-type="float" office:value="3.95">
            <text:p>3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270">
            <text:p>9270</text:p>
          </table:table-cell>
          <table:table-cell office:value-type="string">
            <text:p><text:a xlink:href="../../../../../../Users/Toni/AppData/Local/Temp/CSV3110.xlsx">http://ilusionstore.es/img/p/9270-7366.jpg</text:a></text:p>
          </table:table-cell>
          <table:table-cell office:value-type="string">
            <text:p>MANTAL POLAR PRODIGOSA LADYBUG 150X100CM</text:p>
          </table:table-cell>
          <table:table-cell office:value-type="string">
            <text:p>BUG2200-2407</text:p>
          </table:table-cell>
          <table:table-cell office:value-type="string">
            <text:p>LADYBUG</text:p>
          </table:table-cell>
          <table:table-cell office:value-type="float" office:value="3.95">
            <text:p>3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269">
            <text:p>9269</text:p>
          </table:table-cell>
          <table:table-cell office:value-type="string">
            <text:p><text:a xlink:href="../../../../../../Users/Toni/AppData/Local/Temp/CSV3110.xlsx">http://ilusionstore.es/img/p/9269-7365.jpg</text:a></text:p>
          </table:table-cell>
          <table:table-cell office:value-type="string">
            <text:p>PACK 5 CAMISETA VESTIDO LADYBUG (T-3/4/5/6/7)</text:p>
          </table:table-cell>
          <table:table-cell office:value-type="string">
            <text:p>BUG2200-2372</text:p>
          </table:table-cell>
          <table:table-cell office:value-type="string">
            <text:p>LADYBUG</text:p>
          </table:table-cell>
          <table:table-cell office:value-type="float" office:value="49.75">
            <text:p>49,7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267">
            <text:p>9267</text:p>
          </table:table-cell>
          <table:table-cell office:value-type="string">
            <text:p><text:a xlink:href="../../../../../../Users/Toni/AppData/Local/Temp/CSV3110.xlsx">http://ilusionstore.es/img/p/9267-7363.jpg</text:a></text:p>
          </table:table-cell>
          <table:table-cell office:value-type="string">
            <text:p>PACK 6 PIJAMAS 100% COTTON LADYBUG (T-4/6/8/10)</text:p>
          </table:table-cell>
          <table:table-cell office:value-type="string">
            <text:p>BUG2200-2301</text:p>
          </table:table-cell>
          <table:table-cell office:value-type="string">
            <text:p>LADYBUG</text:p>
          </table:table-cell>
          <table:table-cell office:value-type="float" office:value="70.5">
            <text:p>70,5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9266">
            <text:p>9266</text:p>
          </table:table-cell>
          <table:table-cell office:value-type="string">
            <text:p><text:a xlink:href="../../../../../../Users/Toni/AppData/Local/Temp/CSV3110.xlsx">http://ilusionstore.es/img/p/9266-7362.jpg</text:a></text:p>
          </table:table-cell>
          <table:table-cell office:value-type="string">
            <text:p>PACK 6 PIJMAS 100% COTTON LADYBUG (T-4/6/8/10)</text:p>
          </table:table-cell>
          <table:table-cell office:value-type="string">
            <text:p>BUG2200-2283</text:p>
          </table:table-cell>
          <table:table-cell office:value-type="string">
            <text:p>LADYBUG</text:p>
          </table:table-cell>
          <table:table-cell office:value-type="float" office:value="51">
            <text:p>51,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9265">
            <text:p>9265</text:p>
          </table:table-cell>
          <table:table-cell office:value-type="string">
            <text:p><text:a xlink:href="../../../../../../Users/Toni/AppData/Local/Temp/CSV3110.xlsx">http://ilusionstore.es/img/p/9265-7361.jpg</text:a></text:p>
          </table:table-cell>
          <table:table-cell office:value-type="string">
            <text:p>MOCHILA ESCOLAR 3D CATNOIR LADYBUG 41X31X13CM.</text:p>
          </table:table-cell>
          <table:table-cell office:value-type="string">
            <text:p>BUG2100-2081</text:p>
          </table:table-cell>
          <table:table-cell office:value-type="string">
            <text:p>LADYBUG</text:p>
          </table:table-cell>
          <table:table-cell office:value-type="float" office:value="13.95">
            <text:p>13,95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9253">
            <text:p>9253</text:p>
          </table:table-cell>
          <table:table-cell office:value-type="string">
            <text:p><text:a xlink:href="../../../../../../Users/Toni/AppData/Local/Temp/CSV3110.xlsx">http://ilusionstore.es/img/p/9253-7345.jpg</text:a></text:p>
          </table:table-cell>
          <table:table-cell office:value-type="string">
            <text:p>PACK 5 LEGGINS SURTIDOS LADYBUG (T-4/6/8/10/12)</text:p>
          </table:table-cell>
          <table:table-cell office:value-type="string">
            <text:p>BUG04345</text:p>
          </table:table-cell>
          <table:table-cell office:value-type="string">
            <text:p>LADYBUG</text:p>
          </table:table-cell>
          <table:table-cell office:value-type="float" office:value="23.8">
            <text:p>23,8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252">
            <text:p>9252</text:p>
          </table:table-cell>
          <table:table-cell office:value-type="string">
            <text:p><text:a xlink:href="../../../../../../Users/Toni/AppData/Local/Temp/CSV3110.xlsx">http://ilusionstore.es/img/p/9252-7344.jpg</text:a></text:p>
          </table:table-cell>
          <table:table-cell office:value-type="string">
            <text:p>PACK 5 BATAS ALBORNOZ LADYBUG SURT. (T4/6/8/10/12)</text:p>
          </table:table-cell>
          <table:table-cell office:value-type="string">
            <text:p>BUG02407</text:p>
          </table:table-cell>
          <table:table-cell office:value-type="string">
            <text:p>LADYBUG</text:p>
          </table:table-cell>
          <table:table-cell office:value-type="float" office:value="55.5">
            <text:p>55,50</text:p>
          </table:table-cell>
          <table:table-cell table:number-columns-repeated="2"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243">
            <text:p>9243</text:p>
          </table:table-cell>
          <table:table-cell office:value-type="string">
            <text:p><text:a xlink:href="../../../../../../Users/Toni/AppData/Local/Temp/CSV3110.xlsx">http://ilusionstore.es/img/p/9243-7335.jpg</text:a></text:p>
          </table:table-cell>
          <table:table-cell office:value-type="string">
            <text:p>PACK 5 PIJAMA POLAR LADYBUG EN CAJA (T4/6/8/10/12)</text:p>
          </table:table-cell>
          <table:table-cell office:value-type="string">
            <text:p>BUG29391</text:p>
          </table:table-cell>
          <table:table-cell office:value-type="string">
            <text:p>LADYBUG</text:p>
          </table:table-cell>
          <table:table-cell office:value-type="float" office:value="49.95">
            <text:p>49,95</text:p>
          </table:table-cell>
          <table:table-cell table:number-columns-repeated="2"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242">
            <text:p>9242</text:p>
          </table:table-cell>
          <table:table-cell office:value-type="string">
            <text:p><text:a xlink:href="../../../../../../Users/Toni/AppData/Local/Temp/CSV3110.xlsx">http://ilusionstore.es/img/p/9242-7334.jpg</text:a></text:p>
          </table:table-cell>
          <table:table-cell office:value-type="string">
            <text:p>PACK 5 PIJAMAS LADYBUG EN PERCHA (T-4/6/8/10/12)</text:p>
          </table:table-cell>
          <table:table-cell office:value-type="string">
            <text:p>BUG28554</text:p>
          </table:table-cell>
          <table:table-cell office:value-type="string">
            <text:p>LADYBUG</text:p>
          </table:table-cell>
          <table:table-cell office:value-type="float" office:value="45.95">
            <text:p>45,9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241">
            <text:p>9241</text:p>
          </table:table-cell>
          <table:table-cell office:value-type="string">
            <text:p><text:a xlink:href="../../../../../../Users/Toni/AppData/Local/Temp/CSV3110.xlsx">http://ilusionstore.es/img/p/9241-7333.jpg</text:a></text:p>
          </table:table-cell>
          <table:table-cell office:value-type="string">
            <text:p>PACK 12 CALCETINES LADYBUG (T-23/26-27/30-31/34)</text:p>
          </table:table-cell>
          <table:table-cell office:value-type="string">
            <text:p>BUG12428</text:p>
          </table:table-cell>
          <table:table-cell office:value-type="string">
            <text:p>LADYBUG</text:p>
          </table:table-cell>
          <table:table-cell office:value-type="float" office:value="9.95">
            <text:p>9,9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240">
            <text:p>9240</text:p>
          </table:table-cell>
          <table:table-cell office:value-type="string">
            <text:p><text:a xlink:href="../../../../../../Users/Toni/AppData/Local/Temp/CSV3110.xlsx">http://ilusionstore.es/img/p/9240-7332.jpg</text:a></text:p>
          </table:table-cell>
          <table:table-cell office:value-type="string">
            <text:p>SET GORRO Y GUANTES SURTIDO LADYBUG 100% COTTON</text:p>
          </table:table-cell>
          <table:table-cell office:value-type="string">
            <text:p>BUG06565</text:p>
          </table:table-cell>
          <table:table-cell office:value-type="string">
            <text:p>LADYBUG</text:p>
          </table:table-cell>
          <table:table-cell office:value-type="float" office:value="3.25">
            <text:p>3,25</text:p>
          </table:table-cell>
          <table:table-cell office:value-type="float" office:value="67">
            <text:p>67</text:p>
          </table:table-cell>
          <table:table-cell table:number-columns-repeated="1017"/>
        </table:table-row>
        <table:table-row table:style-name="ro1">
          <table:table-cell office:value-type="float" office:value="9239">
            <text:p>9239</text:p>
          </table:table-cell>
          <table:table-cell office:value-type="string">
            <text:p><text:a xlink:href="../../../../../../Users/Toni/AppData/Local/Temp/CSV3110.xlsx">http://ilusionstore.es/img/p/9239-7331.jpg</text:a></text:p>
          </table:table-cell>
          <table:table-cell office:value-type="string">
            <text:p>BRAGA DE CUELLO CORALINA SURT. PRODIGIOSA LADYBUG</text:p>
          </table:table-cell>
          <table:table-cell office:value-type="string">
            <text:p>BUG03791</text:p>
          </table:table-cell>
          <table:table-cell office:value-type="string">
            <text:p>LADYBUG</text:p>
          </table:table-cell>
          <table:table-cell office:value-type="float" office:value="2.25">
            <text:p>2,25</text:p>
          </table:table-cell>
          <table:table-cell office:value-type="float" office:value="44">
            <text:p>44</text:p>
          </table:table-cell>
          <table:table-cell table:number-columns-repeated="1017"/>
        </table:table-row>
        <table:table-row table:style-name="ro1">
          <table:table-cell office:value-type="float" office:value="9221">
            <text:p>9221</text:p>
          </table:table-cell>
          <table:table-cell office:value-type="string">
            <text:p><text:a xlink:href="../../../../../../Users/Toni/AppData/Local/Temp/CSV3110.xlsx">http://ilusionstore.es/img/p/9221-7313.jpg</text:a></text:p>
          </table:table-cell>
          <table:table-cell office:value-type="string">
            <text:p>MONEDERO REDONDO DUAL LADYBUG 9.5X9.5X5CM.</text:p>
          </table:table-cell>
          <table:table-cell office:value-type="string">
            <text:p>BUG57052</text:p>
          </table:table-cell>
          <table:table-cell office:value-type="string">
            <text:p>LADYBUG</text:p>
          </table:table-cell>
          <table:table-cell office:value-type="float" office:value="4.55">
            <text:p>4,55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9220">
            <text:p>9220</text:p>
          </table:table-cell>
          <table:table-cell office:value-type="string">
            <text:p><text:a xlink:href="../../../../../../Users/Toni/AppData/Local/Temp/CSV3110.xlsx">http://ilusionstore.es/img/p/9220-7312.jpg</text:a></text:p>
          </table:table-cell>
          <table:table-cell office:value-type="string">
            <text:p>BOLSO CORAZON MINI DUAL LADYBUG 11.5X10X5.5CM</text:p>
          </table:table-cell>
          <table:table-cell office:value-type="string">
            <text:p>BUG57007</text:p>
          </table:table-cell>
          <table:table-cell office:value-type="string">
            <text:p>LADYBUG</text:p>
          </table:table-cell>
          <table:table-cell office:value-type="float" office:value="7.15">
            <text:p>7,15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9219">
            <text:p>9219</text:p>
          </table:table-cell>
          <table:table-cell office:value-type="string">
            <text:p><text:a xlink:href="../../../../../../Users/Toni/AppData/Local/Temp/CSV3110.xlsx">http://ilusionstore.es/img/p/9219-7311.jpg</text:a></text:p>
          </table:table-cell>
          <table:table-cell office:value-type="string">
            <text:p>BOLSO BOWLING DUAL LADYBUG 22X14X12CM.</text:p>
          </table:table-cell>
          <table:table-cell office:value-type="string">
            <text:p>BUG56956</text:p>
          </table:table-cell>
          <table:table-cell office:value-type="string">
            <text:p>LADYBUG</text:p>
          </table:table-cell>
          <table:table-cell office:value-type="float" office:value="9.45">
            <text:p>9,4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9218">
            <text:p>9218</text:p>
          </table:table-cell>
          <table:table-cell office:value-type="string">
            <text:p><text:a xlink:href="../../../../../../Users/Toni/AppData/Local/Temp/CSV3110.xlsx">http://ilusionstore.es/img/p/9218-7310.jpg</text:a></text:p>
          </table:table-cell>
          <table:table-cell office:value-type="string">
            <text:p>BOLSO CORAZON MINI LADYBUF NEW DEFENDERS 11.5X10X5</text:p>
          </table:table-cell>
          <table:table-cell office:value-type="string">
            <text:p>BUG53795</text:p>
          </table:table-cell>
          <table:table-cell office:value-type="string">
            <text:p>LADYBUG</text:p>
          </table:table-cell>
          <table:table-cell office:value-type="float" office:value="5.95">
            <text:p>5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217">
            <text:p>9217</text:p>
          </table:table-cell>
          <table:table-cell office:value-type="string">
            <text:p><text:a xlink:href="../../../../../../Users/Toni/AppData/Local/Temp/CSV3110.xlsx">http://ilusionstore.es/img/p/9217-7309.jpg</text:a></text:p>
          </table:table-cell>
          <table:table-cell office:value-type="string">
            <text:p>BOLSO BOWLING LADYBUG NEW DEFENDERS 22X14X12CM.</text:p>
          </table:table-cell>
          <table:table-cell office:value-type="string">
            <text:p>BUG53788</text:p>
          </table:table-cell>
          <table:table-cell office:value-type="string">
            <text:p>LADYBUG</text:p>
          </table:table-cell>
          <table:table-cell office:value-type="float" office:value="8.95">
            <text:p>8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216">
            <text:p>9216</text:p>
          </table:table-cell>
          <table:table-cell office:value-type="string">
            <text:p><text:a xlink:href="../../../../../../Users/Toni/AppData/Local/Temp/CSV3110.xlsx">http://ilusionstore.es/img/p/9216-7308.jpg</text:a></text:p>
          </table:table-cell>
          <table:table-cell office:value-type="string">
            <text:p>BOLSO ACTION MINI HORIZONTAL LADYBUG DEFENDERS</text:p>
          </table:table-cell>
          <table:table-cell office:value-type="string">
            <text:p>BUG53177</text:p>
          </table:table-cell>
          <table:table-cell office:value-type="string">
            <text:p>LADYBUG</text:p>
          </table:table-cell>
          <table:table-cell office:value-type="float" office:value="5.45">
            <text:p>5,4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9215">
            <text:p>9215</text:p>
          </table:table-cell>
          <table:table-cell office:value-type="string">
            <text:p><text:a xlink:href="../../../../../../Users/Toni/AppData/Local/Temp/CSV3110.xlsx">http://ilusionstore.es/img/p/9215-7307.jpg</text:a></text:p>
          </table:table-cell>
          <table:table-cell office:value-type="string">
            <text:p>BOLSA ASEO LADYBUG NEW DEFENDERS 20.5X12X12.5CM</text:p>
          </table:table-cell>
          <table:table-cell office:value-type="string">
            <text:p>BUG51784</text:p>
          </table:table-cell>
          <table:table-cell office:value-type="string">
            <text:p>LADYBUG</text:p>
          </table:table-cell>
          <table:table-cell office:value-type="float" office:value="6.95">
            <text:p>6,9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9126">
            <text:p>9126</text:p>
          </table:table-cell>
          <table:table-cell office:value-type="string">
            <text:p><text:a xlink:href="../../../../../../Users/Toni/AppData/Local/Temp/CSV3110.xlsx">http://ilusionstore.es/img/p/9126-7218.jpg</text:a></text:p>
          </table:table-cell>
          <table:table-cell office:value-type="string">
            <text:p>MOCHILA 12 PIEZAS ACCESORIOS CABELLO LADYBUG</text:p>
          </table:table-cell>
          <table:table-cell office:value-type="string">
            <text:p>BUG82382</text:p>
          </table:table-cell>
          <table:table-cell office:value-type="string">
            <text:p>LADYBUG</text:p>
          </table:table-cell>
          <table:table-cell office:value-type="float" office:value="3.95">
            <text:p>3,95</text:p>
          </table:table-cell>
          <table:table-cell office:value-type="float" office:value="27">
            <text:p>27</text:p>
          </table:table-cell>
          <table:table-cell table:number-columns-repeated="1017"/>
        </table:table-row>
        <table:table-row table:style-name="ro1">
          <table:table-cell office:value-type="float" office:value="9125">
            <text:p>9125</text:p>
          </table:table-cell>
          <table:table-cell office:value-type="string">
            <text:p><text:a xlink:href="../../../../../../Users/Toni/AppData/Local/Temp/CSV3110.xlsx">http://ilusionstore.es/img/p/9125-7217.jpg</text:a></text:p>
          </table:table-cell>
          <table:table-cell office:value-type="string">
            <text:p>BOLSO 20PZ ACCESORIOS CABELLO PRODIGIOSA LADYBUG</text:p>
          </table:table-cell>
          <table:table-cell office:value-type="string">
            <text:p>BUG82375</text:p>
          </table:table-cell>
          <table:table-cell office:value-type="string">
            <text:p>LADYBUG</text:p>
          </table:table-cell>
          <table:table-cell office:value-type="float" office:value="3.45">
            <text:p>3,45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9124">
            <text:p>9124</text:p>
          </table:table-cell>
          <table:table-cell office:value-type="string">
            <text:p><text:a xlink:href="../../../../../../Users/Toni/AppData/Local/Temp/CSV3110.xlsx">http://ilusionstore.es/img/p/9124-7216.jpg</text:a></text:p>
          </table:table-cell>
          <table:table-cell office:value-type="string">
            <text:p>CAJA PULSERA CON COLGANTES PRODIGIOSA LADYBUG</text:p>
          </table:table-cell>
          <table:table-cell office:value-type="string">
            <text:p>BUG82351</text:p>
          </table:table-cell>
          <table:table-cell office:value-type="string">
            <text:p>LADYBUG</text:p>
          </table:table-cell>
          <table:table-cell office:value-type="float" office:value="1.95">
            <text:p>1,95</text:p>
          </table:table-cell>
          <table:table-cell office:value-type="float" office:value="33">
            <text:p>33</text:p>
          </table:table-cell>
          <table:table-cell table:number-columns-repeated="1017"/>
        </table:table-row>
        <table:table-row table:style-name="ro1">
          <table:table-cell office:value-type="float" office:value="9123">
            <text:p>9123</text:p>
          </table:table-cell>
          <table:table-cell office:value-type="string">
            <text:p><text:a xlink:href="../../../../../../Users/Toni/AppData/Local/Temp/CSV3110.xlsx">http://ilusionstore.es/img/p/9123-7215.jpg</text:a></text:p>
          </table:table-cell>
          <table:table-cell office:value-type="string">
            <text:p>CAJA 5 PIEZAS LADYBUG COLLAR, PULSERA, ANILLOS</text:p>
          </table:table-cell>
          <table:table-cell office:value-type="string">
            <text:p>BUG82344</text:p>
          </table:table-cell>
          <table:table-cell office:value-type="string">
            <text:p>LADYBUG</text:p>
          </table:table-cell>
          <table:table-cell office:value-type="float" office:value="2.95">
            <text:p>2,95</text:p>
          </table:table-cell>
          <table:table-cell office:value-type="float" office:value="32">
            <text:p>32</text:p>
          </table:table-cell>
          <table:table-cell table:number-columns-repeated="1017"/>
        </table:table-row>
        <table:table-row table:style-name="ro1">
          <table:table-cell office:value-type="float" office:value="9122">
            <text:p>9122</text:p>
          </table:table-cell>
          <table:table-cell office:value-type="string">
            <text:p><text:a xlink:href="../../../../../../Users/Toni/AppData/Local/Temp/CSV3110.xlsx">http://ilusionstore.es/img/p/9122-7214.jpg</text:a></text:p>
          </table:table-cell>
          <table:table-cell office:value-type="string">
            <text:p>CAJA REGALO COLGANTE, PENDIENTES Y ANILLO LADYBUG</text:p>
          </table:table-cell>
          <table:table-cell office:value-type="string">
            <text:p>BUG82337</text:p>
          </table:table-cell>
          <table:table-cell office:value-type="string">
            <text:p>LADYBUG</text:p>
          </table:table-cell>
          <table:table-cell office:value-type="float" office:value="1.95">
            <text:p>1,95</text:p>
          </table:table-cell>
          <table:table-cell office:value-type="float" office:value="40">
            <text:p>40</text:p>
          </table:table-cell>
          <table:table-cell table:number-columns-repeated="1017"/>
        </table:table-row>
        <table:table-row table:style-name="ro1">
          <table:table-cell office:value-type="float" office:value="9121">
            <text:p>9121</text:p>
          </table:table-cell>
          <table:table-cell office:value-type="string">
            <text:p><text:a xlink:href="../../../../../../Users/Toni/AppData/Local/Temp/CSV3110.xlsx">http://ilusionstore.es/img/p/9121-7213.jpg</text:a></text:p>
          </table:table-cell>
          <table:table-cell office:value-type="string">
            <text:p>SET BISUTERIA COLLAR, ANILLOS Y RANITAS LADYBUG</text:p>
          </table:table-cell>
          <table:table-cell office:value-type="string">
            <text:p>BUG82320</text:p>
          </table:table-cell>
          <table:table-cell office:value-type="string">
            <text:p>LADYBUG</text:p>
          </table:table-cell>
          <table:table-cell office:value-type="float" office:value="2.25">
            <text:p>2,25</text:p>
          </table:table-cell>
          <table:table-cell office:value-type="float" office:value="33">
            <text:p>33</text:p>
          </table:table-cell>
          <table:table-cell table:number-columns-repeated="1017"/>
        </table:table-row>
        <table:table-row table:style-name="ro1">
          <table:table-cell office:value-type="float" office:value="9120">
            <text:p>9120</text:p>
          </table:table-cell>
          <table:table-cell office:value-type="string">
            <text:p><text:a xlink:href="../../../../../../Users/Toni/AppData/Local/Temp/CSV3110.xlsx">http://ilusionstore.es/img/p/9120-7212.jpg</text:a></text:p>
          </table:table-cell>
          <table:table-cell office:value-type="string">
            <text:p>BLISTER 9 PIEZAS ACCESORIOS CABELLO LADYBUG</text:p>
          </table:table-cell>
          <table:table-cell office:value-type="string">
            <text:p>BUG82313</text:p>
          </table:table-cell>
          <table:table-cell office:value-type="string">
            <text:p>LADYBUG</text:p>
          </table:table-cell>
          <table:table-cell office:value-type="float" office:value="1.15">
            <text:p>1,15</text:p>
          </table:table-cell>
          <table:table-cell office:value-type="float" office:value="64">
            <text:p>64</text:p>
          </table:table-cell>
          <table:table-cell table:number-columns-repeated="1017"/>
        </table:table-row>
        <table:table-row table:style-name="ro1">
          <table:table-cell office:value-type="float" office:value="9119">
            <text:p>9119</text:p>
          </table:table-cell>
          <table:table-cell office:value-type="string">
            <text:p><text:a xlink:href="../../../../../../Users/Toni/AppData/Local/Temp/CSV3110.xlsx">http://ilusionstore.es/img/p/9119-7211.jpg</text:a></text:p>
          </table:table-cell>
          <table:table-cell office:value-type="string">
            <text:p>SET RELOJ DIGITAL + BOLIGRAFO 6 COLORES + DIARIO</text:p>
          </table:table-cell>
          <table:table-cell office:value-type="string">
            <text:p>BUG81910</text:p>
          </table:table-cell>
          <table:table-cell office:value-type="string">
            <text:p>LADYBUG</text:p>
          </table:table-cell>
          <table:table-cell office:value-type="float" office:value="5.95">
            <text:p>5,95</text:p>
          </table:table-cell>
          <table:table-cell office:value-type="float" office:value="87">
            <text:p>87</text:p>
          </table:table-cell>
          <table:table-cell table:number-columns-repeated="1017"/>
        </table:table-row>
        <table:table-row table:style-name="ro1">
          <table:table-cell office:value-type="float" office:value="9118">
            <text:p>9118</text:p>
          </table:table-cell>
          <table:table-cell office:value-type="string">
            <text:p><text:a xlink:href="../../../../../../Users/Toni/AppData/Local/Temp/CSV3110.xlsx">http://ilusionstore.es/img/p/9118-7210.jpg</text:a></text:p>
          </table:table-cell>
          <table:table-cell office:value-type="string">
            <text:p>BLISTER RELOJ ANALOGICO PRODIGOSA LADYBUG</text:p>
          </table:table-cell>
          <table:table-cell office:value-type="string">
            <text:p>BUG81828</text:p>
          </table:table-cell>
          <table:table-cell office:value-type="string">
            <text:p>LADYBUG</text:p>
          </table:table-cell>
          <table:table-cell office:value-type="float" office:value="3.95">
            <text:p>3,95</text:p>
          </table:table-cell>
          <table:table-cell office:value-type="float" office:value="45">
            <text:p>45</text:p>
          </table:table-cell>
          <table:table-cell table:number-columns-repeated="1017"/>
        </table:table-row>
        <table:table-row table:style-name="ro1">
          <table:table-cell office:value-type="float" office:value="9117">
            <text:p>9117</text:p>
          </table:table-cell>
          <table:table-cell office:value-type="string">
            <text:p><text:a xlink:href="../../../../../../Users/Toni/AppData/Local/Temp/CSV3110.xlsx">http://ilusionstore.es/img/p/9117-7209.jpg</text:a></text:p>
          </table:table-cell>
          <table:table-cell office:value-type="string">
            <text:p>RELOJ DIGITAL NEW SPORT PRODIGIOSA LADYBUG</text:p>
          </table:table-cell>
          <table:table-cell office:value-type="string">
            <text:p>BUG81804</text:p>
          </table:table-cell>
          <table:table-cell office:value-type="string">
            <text:p>LADYBUG</text:p>
          </table:table-cell>
          <table:table-cell office:value-type="float" office:value="3.55">
            <text:p>3,55</text:p>
          </table:table-cell>
          <table:table-cell office:value-type="float" office:value="45">
            <text:p>45</text:p>
          </table:table-cell>
          <table:table-cell table:number-columns-repeated="1017"/>
        </table:table-row>
        <table:table-row table:style-name="ro1">
          <table:table-cell office:value-type="float" office:value="9116">
            <text:p>9116</text:p>
          </table:table-cell>
          <table:table-cell office:value-type="string">
            <text:p><text:a xlink:href="../../../../../../Users/Toni/AppData/Local/Temp/CSV3110.xlsx">http://ilusionstore.es/img/p/9116-7208.jpg</text:a></text:p>
          </table:table-cell>
          <table:table-cell office:value-type="string">
            <text:p>PAPELERA PRODIGIOSA LADYBUG</text:p>
          </table:table-cell>
          <table:table-cell office:value-type="string">
            <text:p>BUG81446</text:p>
          </table:table-cell>
          <table:table-cell office:value-type="string">
            <text:p>LADYBUG</text:p>
          </table:table-cell>
          <table:table-cell office:value-type="float" office:value="1.75">
            <text:p>1,75</text:p>
          </table:table-cell>
          <table:table-cell office:value-type="float" office:value="42">
            <text:p>42</text:p>
          </table:table-cell>
          <table:table-cell table:number-columns-repeated="1017"/>
        </table:table-row>
        <table:table-row table:style-name="ro1">
          <table:table-cell office:value-type="float" office:value="9087">
            <text:p>9087</text:p>
          </table:table-cell>
          <table:table-cell office:value-type="string">
            <text:p><text:a xlink:href="../../../../../../Users/Toni/AppData/Local/Temp/CSV3110.xlsx">http://ilusionstore.es/img/p/9087-7179.jpg</text:a></text:p>
          </table:table-cell>
          <table:table-cell office:value-type="string">
            <text:p>PLUMIER TRES PISOS RELLENO PRODIGIOSA LADYBUG</text:p>
          </table:table-cell>
          <table:table-cell office:value-type="string">
            <text:p>BUG98840</text:p>
          </table:table-cell>
          <table:table-cell office:value-type="string">
            <text:p>LADYBUG</text:p>
          </table:table-cell>
          <table:table-cell office:value-type="float" office:value="7.7">
            <text:p>7,70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9086">
            <text:p>9086</text:p>
          </table:table-cell>
          <table:table-cell office:value-type="string">
            <text:p><text:a xlink:href="../../../../../../Users/Toni/AppData/Local/Temp/CSV3110.xlsx">http://ilusionstore.es/img/p/9086-7178.jpg</text:a></text:p>
          </table:table-cell>
          <table:table-cell office:value-type="string">
            <text:p>SACO MOCHILA REVERSIBLE LADYBUG DUAL 44X33CM.</text:p>
          </table:table-cell>
          <table:table-cell office:value-type="string">
            <text:p>BUG57144</text:p>
          </table:table-cell>
          <table:table-cell office:value-type="string">
            <text:p>LADYBUG</text:p>
          </table:table-cell>
          <table:table-cell office:value-type="float" office:value="6.65">
            <text:p>6,65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9084">
            <text:p>9084</text:p>
          </table:table-cell>
          <table:table-cell office:value-type="string">
            <text:p><text:a xlink:href="../../../../../../Users/Toni/AppData/Local/Temp/CSV3110.xlsx">http://ilusionstore.es/img/p/9084-7176.jpg</text:a></text:p>
          </table:table-cell>
          <table:table-cell office:value-type="string">
            <text:p>FUNDA TABLET CON ASA LADYBUG DUAL 29X20X1.5CM.</text:p>
          </table:table-cell>
          <table:table-cell office:value-type="string">
            <text:p>BUG56925</text:p>
          </table:table-cell>
          <table:table-cell office:value-type="string">
            <text:p>LADYBUG</text:p>
          </table:table-cell>
          <table:table-cell office:value-type="float" office:value="6.5">
            <text:p>6,50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9083">
            <text:p>9083</text:p>
          </table:table-cell>
          <table:table-cell office:value-type="string">
            <text:p><text:a xlink:href="../../../../../../Users/Toni/AppData/Local/Temp/CSV3110.xlsx">http://ilusionstore.es/img/p/9083-7175.jpg</text:a></text:p>
          </table:table-cell>
          <table:table-cell office:value-type="string">
            <text:p>MOCHILA REVERSIBLE PRODIGIOSA LADYBUG 38.5X30X18CM</text:p>
          </table:table-cell>
          <table:table-cell office:value-type="string">
            <text:p>BUG55324</text:p>
          </table:table-cell>
          <table:table-cell office:value-type="string">
            <text:p>LADYBUG</text:p>
          </table:table-cell>
          <table:table-cell office:value-type="float" office:value="16.95">
            <text:p>16,95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9082">
            <text:p>9082</text:p>
          </table:table-cell>
          <table:table-cell office:value-type="string">
            <text:p><text:a xlink:href="../../../../../../Users/Toni/AppData/Local/Temp/CSV3110.xlsx">http://ilusionstore.es/img/p/9082-7174.jpg</text:a></text:p>
          </table:table-cell>
          <table:table-cell office:value-type="string">
            <text:p>MOCHILA REVERSIBLE PRODIGIOSA LADYBUG 32X26X11CM.</text:p>
          </table:table-cell>
          <table:table-cell office:value-type="string">
            <text:p>BUG55317</text:p>
          </table:table-cell>
          <table:table-cell office:value-type="string">
            <text:p>LADYBUG</text:p>
          </table:table-cell>
          <table:table-cell office:value-type="float" office:value="14.5">
            <text:p>14,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9081">
            <text:p>9081</text:p>
          </table:table-cell>
          <table:table-cell office:value-type="string">
            <text:p><text:a xlink:href="../../../../../../Users/Toni/AppData/Local/Temp/CSV3110.xlsx">http://ilusionstore.es/img/p/9081-7173.jpg</text:a></text:p>
          </table:table-cell>
          <table:table-cell office:value-type="string">
            <text:p>MALETA TROLLEY LADYBUG DEFENDER 46.5X33X17CM.</text:p>
          </table:table-cell>
          <table:table-cell office:value-type="string">
            <text:p>BUG55225</text:p>
          </table:table-cell>
          <table:table-cell office:value-type="string">
            <text:p>LADYBUG</text:p>
          </table:table-cell>
          <table:table-cell office:value-type="float" office:value="24.95">
            <text:p>24,9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9080">
            <text:p>9080</text:p>
          </table:table-cell>
          <table:table-cell office:value-type="string">
            <text:p><text:a xlink:href="../../../../../../Users/Toni/AppData/Local/Temp/CSV3110.xlsx">http://ilusionstore.es/img/p/9080-7172.jpg</text:a></text:p>
          </table:table-cell>
          <table:table-cell office:value-type="string">
            <text:p>SACO MOCHILA STRAP LADYGBUG DEFENDERS 41X34CM.</text:p>
          </table:table-cell>
          <table:table-cell office:value-type="string">
            <text:p>BUG55157</text:p>
          </table:table-cell>
          <table:table-cell office:value-type="string">
            <text:p>LADYBUG</text:p>
          </table:table-cell>
          <table:table-cell office:value-type="float" office:value="5.5">
            <text:p>5,5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9079">
            <text:p>9079</text:p>
          </table:table-cell>
          <table:table-cell office:value-type="string">
            <text:p><text:a xlink:href="../../../../../../Users/Toni/AppData/Local/Temp/CSV3110.xlsx">http://ilusionstore.es/img/p/9079-7171.jpg</text:a></text:p>
          </table:table-cell>
          <table:table-cell office:value-type="string">
            <text:p>SACO MOCHILA PRODIGIOSA LADYBUG DEFENDER 35X25.5X1</text:p>
          </table:table-cell>
          <table:table-cell office:value-type="string">
            <text:p>BUG55126</text:p>
          </table:table-cell>
          <table:table-cell office:value-type="string">
            <text:p>LADYBUG</text:p>
          </table:table-cell>
          <table:table-cell office:value-type="float" office:value="4.5">
            <text:p>4,50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9078">
            <text:p>9078</text:p>
          </table:table-cell>
          <table:table-cell office:value-type="string">
            <text:p><text:a xlink:href="../../../../../../Users/Toni/AppData/Local/Temp/CSV3110.xlsx">http://ilusionstore.es/img/p/9078-7170.jpg</text:a></text:p>
          </table:table-cell>
          <table:table-cell office:value-type="string">
            <text:p>PORTATODO TRIPLE LADYBUG DEFENDERS 10X23.5X5CM.</text:p>
          </table:table-cell>
          <table:table-cell office:value-type="string">
            <text:p>BUG55119</text:p>
          </table:table-cell>
          <table:table-cell office:value-type="string">
            <text:p>LADYBUG</text:p>
          </table:table-cell>
          <table:table-cell office:value-type="float" office:value="3.95">
            <text:p>3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077">
            <text:p>9077</text:p>
          </table:table-cell>
          <table:table-cell office:value-type="string">
            <text:p><text:a xlink:href="../../../../../../Users/Toni/AppData/Local/Temp/CSV3110.xlsx">http://ilusionstore.es/img/p/9077-7169.jpg</text:a></text:p>
          </table:table-cell>
          <table:table-cell office:value-type="string">
            <text:p>TAZA MICROONDAS PRODIGIOSA LADYBUG 33CL</text:p>
          </table:table-cell>
          <table:table-cell office:value-type="string">
            <text:p>BUG24472</text:p>
          </table:table-cell>
          <table:table-cell office:value-type="string">
            <text:p>LADYBUG</text:p>
          </table:table-cell>
          <table:table-cell office:value-type="float" office:value="0.99">
            <text:p>0,99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1">
          <table:table-cell office:value-type="float" office:value="9076">
            <text:p>9076</text:p>
          </table:table-cell>
          <table:table-cell office:value-type="string">
            <text:p><text:a xlink:href="../../../../../../Users/Toni/AppData/Local/Temp/CSV3110.xlsx">http://ilusionstore.es/img/p/9076-7168.jpg</text:a></text:p>
          </table:table-cell>
          <table:table-cell office:value-type="string">
            <text:p>BOTELLA SPORT PRODIGIOSA LADYBUG 400ML.</text:p>
          </table:table-cell>
          <table:table-cell office:value-type="string">
            <text:p>BUG24441</text:p>
          </table:table-cell>
          <table:table-cell office:value-type="string">
            <text:p>LADYBUG</text:p>
          </table:table-cell>
          <table:table-cell office:value-type="float" office:value="1.15">
            <text:p>1,15</text:p>
          </table:table-cell>
          <table:table-cell office:value-type="float" office:value="41">
            <text:p>41</text:p>
          </table:table-cell>
          <table:table-cell table:number-columns-repeated="1017"/>
        </table:table-row>
        <table:table-row table:style-name="ro1">
          <table:table-cell office:value-type="float" office:value="9075">
            <text:p>9075</text:p>
          </table:table-cell>
          <table:table-cell office:value-type="string">
            <text:p><text:a xlink:href="../../../../../../Users/Toni/AppData/Local/Temp/CSV3110.xlsx">http://ilusionstore.es/img/p/9075-7167.jpg</text:a></text:p>
          </table:table-cell>
          <table:table-cell office:value-type="string">
            <text:p>MOCHILA INFANTIL CAT NOIR LADYBUG 31X25X10CM.</text:p>
          </table:table-cell>
          <table:table-cell office:value-type="string">
            <text:p>BUG2100-2070</text:p>
          </table:table-cell>
          <table:table-cell office:value-type="string">
            <text:p>LADYBUG</text:p>
          </table:table-cell>
          <table:table-cell office:value-type="float" office:value="6.99">
            <text:p>6,99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 office:value-type="float" office:value="9074">
            <text:p>9074</text:p>
          </table:table-cell>
          <table:table-cell office:value-type="string">
            <text:p><text:a xlink:href="../../../../../../Users/Toni/AppData/Local/Temp/CSV3110.xlsx">http://ilusionstore.es/img/p/9074-7166.jpg</text:a></text:p>
          </table:table-cell>
          <table:table-cell office:value-type="string">
            <text:p>MOCHILA ESCOLAR CON LUZ <text:s/>LADYBUG 41X31X13CM.</text:p>
          </table:table-cell>
          <table:table-cell office:value-type="string">
            <text:p>BUG2100-2023</text:p>
          </table:table-cell>
          <table:table-cell office:value-type="string">
            <text:p>LADYBUG</text:p>
          </table:table-cell>
          <table:table-cell office:value-type="float" office:value="17.95">
            <text:p>17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073">
            <text:p>9073</text:p>
          </table:table-cell>
          <table:table-cell office:value-type="string">
            <text:p><text:a xlink:href="../../../../../../Users/Toni/AppData/Local/Temp/CSV3110.xlsx">http://ilusionstore.es/img/p/9073-7165.jpg</text:a></text:p>
          </table:table-cell>
          <table:table-cell office:value-type="string">
            <text:p>PUZZLE PRODIGIOSA LADYBUG COLOREABLE 24 PIEZAS</text:p>
          </table:table-cell>
          <table:table-cell office:value-type="string">
            <text:p>BUG16824</text:p>
          </table:table-cell>
          <table:table-cell office:value-type="string">
            <text:p>LADYBUG</text:p>
          </table:table-cell>
          <table:table-cell office:value-type="float" office:value="2.45">
            <text:p>2,45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8993">
            <text:p>8993</text:p>
          </table:table-cell>
          <table:table-cell office:value-type="string">
            <text:p><text:a xlink:href="../../../../../../Users/Toni/AppData/Local/Temp/CSV3110.xlsx">http://ilusionstore.es/img/p/8993-7083.jpg</text:a></text:p>
          </table:table-cell>
          <table:table-cell office:value-type="string">
            <text:p>SET DESAYUNO CERAMICA PRODIGIOSA LADYBUG</text:p>
          </table:table-cell>
          <table:table-cell office:value-type="string">
            <text:p>BUG20595</text:p>
          </table:table-cell>
          <table:table-cell office:value-type="string">
            <text:p>LADYBUG</text:p>
          </table:table-cell>
          <table:table-cell office:value-type="float" office:value="4.5">
            <text:p>4,5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992">
            <text:p>8992</text:p>
          </table:table-cell>
          <table:table-cell office:value-type="string">
            <text:p><text:a xlink:href="../../../../../../Users/Toni/AppData/Local/Temp/CSV3110.xlsx">http://ilusionstore.es/img/p/8992-7084.jpg</text:a></text:p>
          </table:table-cell>
          <table:table-cell office:value-type="string">
            <text:p>TAZA CERAMICA CAJA REGALO LADYBUG 9,7cm. Ø 8,1cm.</text:p>
          </table:table-cell>
          <table:table-cell office:value-type="string">
            <text:p>BUG20212</text:p>
          </table:table-cell>
          <table:table-cell office:value-type="string">
            <text:p>LADYBUG</text:p>
          </table:table-cell>
          <table:table-cell office:value-type="float" office:value="1.6">
            <text:p>1,60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8991">
            <text:p>8991</text:p>
          </table:table-cell>
          <table:table-cell office:value-type="string">
            <text:p><text:a xlink:href="../../../../../../Users/Toni/AppData/Local/Temp/CSV3110.xlsx">http://ilusionstore.es/img/p/8991-7085.jpg</text:a></text:p>
          </table:table-cell>
          <table:table-cell office:value-type="string">
            <text:p>SET DESAYUNO 3 PIEZAS CERAMICA PRODIGIOSA LADYBUG</text:p>
          </table:table-cell>
          <table:table-cell office:value-type="string">
            <text:p>BUG20205</text:p>
          </table:table-cell>
          <table:table-cell office:value-type="string">
            <text:p>LADYBUG</text:p>
          </table:table-cell>
          <table:table-cell office:value-type="float" office:value="4.5">
            <text:p>4,5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990">
            <text:p>8990</text:p>
          </table:table-cell>
          <table:table-cell office:value-type="string">
            <text:p><text:a xlink:href="../../../../../../Users/Toni/AppData/Local/Temp/CSV3110.xlsx">http://ilusionstore.es/img/p/8990-7086.jpg</text:a></text:p>
          </table:table-cell>
          <table:table-cell office:value-type="string">
            <text:p>PACK 5 CHANDAL COTTON SURT. LADYBUG T <text:s/>4-6-8-10-12</text:p>
          </table:table-cell>
          <table:table-cell office:value-type="string">
            <text:p>BUG10918</text:p>
          </table:table-cell>
          <table:table-cell office:value-type="string">
            <text:p>LADYBUG</text:p>
          </table:table-cell>
          <table:table-cell office:value-type="float" office:value="87.5">
            <text:p>87,5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8988">
            <text:p>8988</text:p>
          </table:table-cell>
          <table:table-cell office:value-type="string">
            <text:p><text:a xlink:href="../../../../../../Users/Toni/AppData/Local/Temp/CSV3110.xlsx">http://ilusionstore.es/img/p/8988-7089.jpg</text:a></text:p>
          </table:table-cell>
          <table:table-cell office:value-type="string">
            <text:p>PACK 8 DEPORTIVAS FULL PRINT LADYBUG <text:s/>(T28 AL 35)</text:p>
          </table:table-cell>
          <table:table-cell office:value-type="string">
            <text:p>BUG04832</text:p>
          </table:table-cell>
          <table:table-cell office:value-type="string">
            <text:p>LADYBUG</text:p>
          </table:table-cell>
          <table:table-cell office:value-type="float" office:value="84.9">
            <text:p>84,9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8987">
            <text:p>8987</text:p>
          </table:table-cell>
          <table:table-cell office:value-type="string">
            <text:p><text:a xlink:href="../../../../../../Users/Toni/AppData/Local/Temp/CSV3110.xlsx">http://ilusionstore.es/img/p/8987-7090.jpg</text:a></text:p>
          </table:table-cell>
          <table:table-cell office:value-type="string">
            <text:p>PACK 6 BOTAS AGUA LADYBUG TALLA(24/26/28/30/32/34)</text:p>
          </table:table-cell>
          <table:table-cell office:value-type="string">
            <text:p>BUG04795</text:p>
          </table:table-cell>
          <table:table-cell office:value-type="string">
            <text:p>LADYBUG</text:p>
          </table:table-cell>
          <table:table-cell office:value-type="float" office:value="51.9">
            <text:p>51,9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8986">
            <text:p>8986</text:p>
          </table:table-cell>
          <table:table-cell office:value-type="string">
            <text:p><text:a xlink:href="../../../../../../Users/Toni/AppData/Local/Temp/CSV3110.xlsx">http://ilusionstore.es/img/p/8986-7088.jpg</text:a></text:p>
          </table:table-cell>
          <table:table-cell office:value-type="string">
            <text:p>MANTA POLAR PRODIGIOSA LADYBUG 100X140CM.</text:p>
          </table:table-cell>
          <table:table-cell office:value-type="string">
            <text:p>BUG03531</text:p>
          </table:table-cell>
          <table:table-cell office:value-type="string">
            <text:p>LADYBUG</text:p>
          </table:table-cell>
          <table:table-cell office:value-type="float" office:value="3.3">
            <text:p>3,30</text:p>
          </table:table-cell>
          <table:table-cell office:value-type="float" office:value="47">
            <text:p>47</text:p>
          </table:table-cell>
          <table:table-cell table:number-columns-repeated="1017"/>
        </table:table-row>
        <table:table-row table:style-name="ro1">
          <table:table-cell office:value-type="float" office:value="8962">
            <text:p>8962</text:p>
          </table:table-cell>
          <table:table-cell office:value-type="string">
            <text:p><text:a xlink:href="../../../../../../Users/Toni/AppData/Local/Temp/CSV3110.xlsx">http://ilusionstore.es/img/p/8962-7040.jpg</text:a></text:p>
          </table:table-cell>
          <table:table-cell office:value-type="string">
            <text:p>CAJA 12 UNIDADES VENTILADOR CON CARAMELOS LADYBUG</text:p>
          </table:table-cell>
          <table:table-cell office:value-type="string">
            <text:p>BUG24497</text:p>
          </table:table-cell>
          <table:table-cell office:value-type="string">
            <text:p>LADYBUG</text:p>
          </table:table-cell>
          <table:table-cell office:value-type="float" office:value="30">
            <text:p>30,0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8924">
            <text:p>8924</text:p>
          </table:table-cell>
          <table:table-cell office:value-type="string">
            <text:p><text:a xlink:href="../../../../../../Users/Toni/AppData/Local/Temp/CSV3110.xlsx">http://ilusionstore.es/img/p/8924-7026.jpg</text:a></text:p>
          </table:table-cell>
          <table:table-cell office:value-type="string">
            <text:p>SET COMEDOR / VIAJE 5 PIEZAS CAT NOIR PRODIGIOSA</text:p>
          </table:table-cell>
          <table:table-cell office:value-type="string">
            <text:p>BUG2500-0807</text:p>
          </table:table-cell>
          <table:table-cell office:value-type="string">
            <text:p>LADYBUG</text:p>
          </table:table-cell>
          <table:table-cell office:value-type="float" office:value="4.6">
            <text:p>4,6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923">
            <text:p>8923</text:p>
          </table:table-cell>
          <table:table-cell office:value-type="string">
            <text:p><text:a xlink:href="../../../../../../Users/Toni/AppData/Local/Temp/CSV3110.xlsx">http://ilusionstore.es/img/p/8923-7028.jpg</text:a></text:p>
          </table:table-cell>
          <table:table-cell office:value-type="string">
            <text:p>MOCHILA REVERSIBLE PRODIGIOSA LADYBUG 41X31X14CM.</text:p>
          </table:table-cell>
          <table:table-cell office:value-type="string">
            <text:p>BUG2100-2013</text:p>
          </table:table-cell>
          <table:table-cell office:value-type="string">
            <text:p>LADYBUG</text:p>
          </table:table-cell>
          <table:table-cell office:value-type="float" office:value="15.95">
            <text:p>15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916">
            <text:p>8916</text:p>
          </table:table-cell>
          <table:table-cell office:value-type="string">
            <text:p><text:a xlink:href="../../../../../../Users/Toni/AppData/Local/Temp/CSV3110.xlsx">http://ilusionstore.es/img/p/8916-6864.jpg</text:a></text:p>
          </table:table-cell>
          <table:table-cell office:value-type="string">
            <text:p>RELOJ DIGITAL PRODIGIOSA LADYBUG EN BLISTER</text:p>
          </table:table-cell>
          <table:table-cell office:value-type="string">
            <text:p>BUG81871</text:p>
          </table:table-cell>
          <table:table-cell office:value-type="string">
            <text:p>LADYBUG</text:p>
          </table:table-cell>
          <table:table-cell office:value-type="float" office:value="3.55">
            <text:p>3,55</text:p>
          </table:table-cell>
          <table:table-cell office:value-type="float" office:value="42">
            <text:p>42</text:p>
          </table:table-cell>
          <table:table-cell table:number-columns-repeated="1017"/>
        </table:table-row>
        <table:table-row table:style-name="ro1">
          <table:table-cell office:value-type="float" office:value="8907">
            <text:p>8907</text:p>
          </table:table-cell>
          <table:table-cell office:value-type="string">
            <text:p><text:a xlink:href="../../../../../../Users/Toni/AppData/Local/Temp/CSV3110.xlsx">http://ilusionstore.es/img/p/8907-6855.jpg</text:a></text:p>
          </table:table-cell>
          <table:table-cell office:value-type="string">
            <text:p>BOLSO PORTAMERIENDAS PRODIGIOSA LADYBUG 21,5X26X10</text:p>
          </table:table-cell>
          <table:table-cell office:value-type="string">
            <text:p>BUG51579</text:p>
          </table:table-cell>
          <table:table-cell office:value-type="string">
            <text:p>LADYBUG</text:p>
          </table:table-cell>
          <table:table-cell office:value-type="float" office:value="6.95">
            <text:p>6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905">
            <text:p>8905</text:p>
          </table:table-cell>
          <table:table-cell office:value-type="string">
            <text:p><text:a xlink:href="../../../../../../Users/Toni/AppData/Local/Temp/CSV3110.xlsx">http://ilusionstore.es/img/p/8905-6853.jpg</text:a></text:p>
          </table:table-cell>
          <table:table-cell office:value-type="string">
            <text:p>TOALLA PLAYA MICROFIBRA <text:s/>LADYBUG 70X140 CM.</text:p>
          </table:table-cell>
          <table:table-cell office:value-type="string">
            <text:p>BUG2200-2390</text:p>
          </table:table-cell>
          <table:table-cell office:value-type="string">
            <text:p>LADYBUG</text:p>
          </table:table-cell>
          <table:table-cell office:value-type="float" office:value="4.65">
            <text:p>4,65</text:p>
          </table:table-cell>
          <table:table-cell office:value-type="float" office:value="23">
            <text:p>23</text:p>
          </table:table-cell>
          <table:table-cell table:number-columns-repeated="1017"/>
        </table:table-row>
        <table:table-row table:style-name="ro1">
          <table:table-cell office:value-type="float" office:value="8898">
            <text:p>8898</text:p>
          </table:table-cell>
          <table:table-cell office:value-type="string">
            <text:p><text:a xlink:href="../../../../../../Users/Toni/AppData/Local/Temp/CSV3110.xlsx">http://ilusionstore.es/img/p/8898-6837.jpg</text:a></text:p>
          </table:table-cell>
          <table:table-cell office:value-type="string">
            <text:p>MOCHILA REVERSIBLE CAT NOIR LADYBUG 41X31X14CM.</text:p>
          </table:table-cell>
          <table:table-cell office:value-type="string">
            <text:p>BUG2100-2055</text:p>
          </table:table-cell>
          <table:table-cell office:value-type="string">
            <text:p>LADYBUG</text:p>
          </table:table-cell>
          <table:table-cell office:value-type="float" office:value="15.95">
            <text:p>15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856">
            <text:p>8856</text:p>
          </table:table-cell>
          <table:table-cell office:value-type="string">
            <text:p><text:a xlink:href="../../../../../../Users/Toni/AppData/Local/Temp/CSV3110.xlsx">http://ilusionstore.es/img/p/8856-6803.jpg</text:a></text:p>
          </table:table-cell>
          <table:table-cell office:value-type="string">
            <text:p>GORRA PREMIUM PRODIGIOSA LADYBUG CON MASCARA</text:p>
          </table:table-cell>
          <table:table-cell office:value-type="string">
            <text:p>BUG2200-2397</text:p>
          </table:table-cell>
          <table:table-cell office:value-type="string">
            <text:p>LADYBUG</text:p>
          </table:table-cell>
          <table:table-cell office:value-type="float" office:value="3.95">
            <text:p>3,95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8855">
            <text:p>8855</text:p>
          </table:table-cell>
          <table:table-cell office:value-type="string">
            <text:p><text:a xlink:href="../../../../../../Users/Toni/AppData/Local/Temp/CSV3110.xlsx">http://ilusionstore.es/img/p/8855-6804.jpg</text:a></text:p>
          </table:table-cell>
          <table:table-cell office:value-type="string">
            <text:p>GORRA PRODIGIOSA LADYBUG 2 MODELOS SURTIDOS</text:p>
          </table:table-cell>
          <table:table-cell office:value-type="string">
            <text:p>BUG2200-2395</text:p>
          </table:table-cell>
          <table:table-cell office:value-type="string">
            <text:p>LADYBUG</text:p>
          </table:table-cell>
          <table:table-cell office:value-type="float" office:value="2.6">
            <text:p>2,60</text:p>
          </table:table-cell>
          <table:table-cell office:value-type="float" office:value="69">
            <text:p>69</text:p>
          </table:table-cell>
          <table:table-cell table:number-columns-repeated="1017"/>
        </table:table-row>
        <table:table-row table:style-name="ro1">
          <table:table-cell office:value-type="float" office:value="8820">
            <text:p>8820</text:p>
          </table:table-cell>
          <table:table-cell office:value-type="string">
            <text:p><text:a xlink:href="../../../../../../Users/Toni/AppData/Local/Temp/CSV3110.xlsx">http://ilusionstore.es/img/p/8820-6723.jpg</text:a></text:p>
          </table:table-cell>
          <table:table-cell office:value-type="string">
            <text:p>RELOJ DE PARED LADY BUG</text:p>
          </table:table-cell>
          <table:table-cell office:value-type="string">
            <text:p>BUG81859</text:p>
          </table:table-cell>
          <table:table-cell office:value-type="string">
            <text:p>LADYBUG</text:p>
          </table:table-cell>
          <table:table-cell office:value-type="float" office:value="3.25">
            <text:p>3,25</text:p>
          </table:table-cell>
          <table:table-cell office:value-type="float" office:value="18">
            <text:p>18</text:p>
          </table:table-cell>
          <table:table-cell table:number-columns-repeated="1017"/>
        </table:table-row>
        <table:table-row table:style-name="ro1">
          <table:table-cell office:value-type="float" office:value="8819">
            <text:p>8819</text:p>
          </table:table-cell>
          <table:table-cell office:value-type="string">
            <text:p><text:a xlink:href="../../../../../../Users/Toni/AppData/Local/Temp/CSV3110.xlsx">http://ilusionstore.es/img/p/8819-6722.jpg</text:a></text:p>
          </table:table-cell>
          <table:table-cell office:value-type="string">
            <text:p>Chanclas Ladybug Prodigiosa 12Und.T.27 al 34</text:p>
          </table:table-cell>
          <table:table-cell office:value-type="string">
            <text:p>BUG81545</text:p>
          </table:table-cell>
          <table:table-cell office:value-type="string">
            <text:p>LADYBUG</text:p>
          </table:table-cell>
          <table:table-cell office:value-type="float" office:value="1.95">
            <text:p>1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818">
            <text:p>8818</text:p>
          </table:table-cell>
          <table:table-cell office:value-type="string">
            <text:p><text:a xlink:href="../../../../../../Users/Toni/AppData/Local/Temp/CSV3110.xlsx">http://ilusionstore.es/img/p/8818-6721.jpg</text:a></text:p>
          </table:table-cell>
          <table:table-cell office:value-type="string">
            <text:p>Poncho toalla Prodigiosa Ladybug algodon 120X60CM</text:p>
          </table:table-cell>
          <table:table-cell office:value-type="string">
            <text:p>BUG81514</text:p>
          </table:table-cell>
          <table:table-cell office:value-type="string">
            <text:p>LADYBUG</text:p>
          </table:table-cell>
          <table:table-cell office:value-type="float" office:value="6.95">
            <text:p>6,95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8817">
            <text:p>8817</text:p>
          </table:table-cell>
          <table:table-cell office:value-type="string">
            <text:p><text:a xlink:href="../../../../../../Users/Toni/AppData/Local/Temp/CSV3110.xlsx">http://ilusionstore.es/img/p/8817-6720.jpg</text:a></text:p>
          </table:table-cell>
          <table:table-cell office:value-type="string">
            <text:p>Toalla Prodigiosa Ladybug Lets Hug algodon 140X70C</text:p>
          </table:table-cell>
          <table:table-cell office:value-type="string">
            <text:p>BUG81484</text:p>
          </table:table-cell>
          <table:table-cell office:value-type="string">
            <text:p>LADYBUG</text:p>
          </table:table-cell>
          <table:table-cell office:value-type="float" office:value="6.65">
            <text:p>6,6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8816">
            <text:p>8816</text:p>
          </table:table-cell>
          <table:table-cell office:value-type="string">
            <text:p><text:a xlink:href="../../../../../../Users/Toni/AppData/Local/Temp/CSV3110.xlsx">http://ilusionstore.es/img/p/8816-6719.jpg</text:a></text:p>
          </table:table-cell>
          <table:table-cell office:value-type="string">
            <text:p>Toalla Prodigiosa Ladybug Dance algodon 140X70CM</text:p>
          </table:table-cell>
          <table:table-cell office:value-type="string">
            <text:p>BUG81477</text:p>
          </table:table-cell>
          <table:table-cell office:value-type="string">
            <text:p>LADYBUG</text:p>
          </table:table-cell>
          <table:table-cell office:value-type="float" office:value="6.65">
            <text:p>6,6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8815">
            <text:p>8815</text:p>
          </table:table-cell>
          <table:table-cell office:value-type="string">
            <text:p><text:a xlink:href="../../../../../../Users/Toni/AppData/Local/Temp/CSV3110.xlsx">http://ilusionstore.es/img/p/8815-6718.jpg</text:a></text:p>
          </table:table-cell>
          <table:table-cell office:value-type="string">
            <text:p>Toalla Prodigiosa Ladybug algodón 140X70CM</text:p>
          </table:table-cell>
          <table:table-cell office:value-type="string">
            <text:p>BUG81460</text:p>
          </table:table-cell>
          <table:table-cell office:value-type="string">
            <text:p>LADYBUG</text:p>
          </table:table-cell>
          <table:table-cell office:value-type="float" office:value="6.65">
            <text:p>6,6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8808">
            <text:p>8808</text:p>
          </table:table-cell>
          <table:table-cell office:value-type="string">
            <text:p><text:a xlink:href="../../../../../../Users/Toni/AppData/Local/Temp/CSV3110.xlsx">http://ilusionstore.es/img/p/8808-6710.jpg</text:a></text:p>
          </table:table-cell>
          <table:table-cell office:value-type="string">
            <text:p>PACK 6 BAÑADORES PRODIGIOSA LADYBUG (T-4/6/8)</text:p>
          </table:table-cell>
          <table:table-cell office:value-type="string">
            <text:p>BUG72893</text:p>
          </table:table-cell>
          <table:table-cell office:value-type="string">
            <text:p>LADYBUG</text:p>
          </table:table-cell>
          <table:table-cell office:value-type="float" office:value="41.95">
            <text:p>41,9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8807">
            <text:p>8807</text:p>
          </table:table-cell>
          <table:table-cell office:value-type="string">
            <text:p><text:a xlink:href="../../../../../../Users/Toni/AppData/Local/Temp/CSV3110.xlsx">http://ilusionstore.es/img/p/8807-6709.jpg</text:a></text:p>
          </table:table-cell>
          <table:table-cell office:value-type="string">
            <text:p>PACK 5 CAMISETAS SURTIDAS LADYBUG (T-3/4/5/6/8)</text:p>
          </table:table-cell>
          <table:table-cell office:value-type="string">
            <text:p>BUG69022</text:p>
          </table:table-cell>
          <table:table-cell office:value-type="string">
            <text:p>LADYBUG</text:p>
          </table:table-cell>
          <table:table-cell office:value-type="float" office:value="21">
            <text:p>21,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8806">
            <text:p>8806</text:p>
          </table:table-cell>
          <table:table-cell office:value-type="string">
            <text:p><text:a xlink:href="../../../../../../Users/Toni/AppData/Local/Temp/CSV3110.xlsx">http://ilusionstore.es/img/p/8806-6708.jpg</text:a></text:p>
          </table:table-cell>
          <table:table-cell office:value-type="string">
            <text:p>PACK 5 CAMISETAS SURTIDAS LADYBUG (T-3/4/5/6/8)</text:p>
          </table:table-cell>
          <table:table-cell office:value-type="string">
            <text:p>BUG68988</text:p>
          </table:table-cell>
          <table:table-cell office:value-type="string">
            <text:p>LADYBUG</text:p>
          </table:table-cell>
          <table:table-cell office:value-type="float" office:value="21">
            <text:p>21,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8804">
            <text:p>8804</text:p>
          </table:table-cell>
          <table:table-cell office:value-type="string">
            <text:p><text:a xlink:href="../../../../../../Users/Toni/AppData/Local/Temp/CSV3110.xlsx">http://ilusionstore.es/img/p/8804-6707.jpg</text:a></text:p>
          </table:table-cell>
          <table:table-cell office:value-type="string">
            <text:p>YO-YO LUMINOSO PRODIGIOSA LADYBUG 4 MODELOS SURTD.</text:p>
          </table:table-cell>
          <table:table-cell office:value-type="string">
            <text:p>BUG56485</text:p>
          </table:table-cell>
          <table:table-cell office:value-type="string">
            <text:p>LADYBUG</text:p>
          </table:table-cell>
          <table:table-cell office:value-type="float" office:value="2">
            <text:p>2,0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800">
            <text:p>8800</text:p>
          </table:table-cell>
          <table:table-cell office:value-type="string">
            <text:p><text:a xlink:href="../../../../../../Users/Toni/AppData/Local/Temp/CSV3110.xlsx">http://ilusionstore.es/img/p/8800-6699.jpg</text:a></text:p>
          </table:table-cell>
          <table:table-cell office:value-type="string">
            <text:p>PACK 4 ZUECOS PLAYA FULL PRINT LADYBUG (T-26 A 33)</text:p>
          </table:table-cell>
          <table:table-cell office:value-type="string">
            <text:p>BUG2300-2742</text:p>
          </table:table-cell>
          <table:table-cell office:value-type="string">
            <text:p>LADYBUG</text:p>
          </table:table-cell>
          <table:table-cell office:value-type="float" office:value="21.8">
            <text:p>21,8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8797">
            <text:p>8797</text:p>
          </table:table-cell>
          <table:table-cell office:value-type="string">
            <text:p><text:a xlink:href="../../../../../../Users/Toni/AppData/Local/Temp/CSV3110.xlsx">http://ilusionstore.es/img/p/8797-6683.jpg</text:a></text:p>
          </table:table-cell>
          <table:table-cell office:value-type="string">
            <text:p>MOCHILA 3D ADAPT. PRODIGIOSA LADY BUG 41X32X15CM</text:p>
          </table:table-cell>
          <table:table-cell office:value-type="string">
            <text:p>BUG2100-1991</text:p>
          </table:table-cell>
          <table:table-cell office:value-type="string">
            <text:p>LADYBUG</text:p>
          </table:table-cell>
          <table:table-cell office:value-type="float" office:value="13.95">
            <text:p>13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796">
            <text:p>8796</text:p>
          </table:table-cell>
          <table:table-cell office:value-type="string">
            <text:p><text:a xlink:href="../../../../../../Users/Toni/AppData/Local/Temp/CSV3110.xlsx">http://ilusionstore.es/img/p/8796-6682.jpg</text:a></text:p>
          </table:table-cell>
          <table:table-cell office:value-type="string">
            <text:p>MOCHILA INFANTIL 3D PRODIGIOSA LADYBUG 31X25X10CM</text:p>
          </table:table-cell>
          <table:table-cell office:value-type="string">
            <text:p>BUG2100-1975</text:p>
          </table:table-cell>
          <table:table-cell office:value-type="string">
            <text:p>LADYBUG</text:p>
          </table:table-cell>
          <table:table-cell office:value-type="float" office:value="6.99">
            <text:p>6,99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8783">
            <text:p>8783</text:p>
          </table:table-cell>
          <table:table-cell office:value-type="string">
            <text:p><text:a xlink:href="../../../../../../Users/Toni/AppData/Local/Temp/CSV3110.xlsx">http://ilusionstore.es/img/p/8783-6670.jpg</text:a></text:p>
          </table:table-cell>
          <table:table-cell office:value-type="string">
            <text:p>MUÑECA PRODIGIOSA LADYBUG 27CM. MODELOS SURTIDOS</text:p>
          </table:table-cell>
          <table:table-cell office:value-type="string">
            <text:p>BUG97457</text:p>
          </table:table-cell>
          <table:table-cell office:value-type="string">
            <text:p>LADYBUG</text:p>
          </table:table-cell>
          <table:table-cell office:value-type="float" office:value="21.95">
            <text:p>21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775">
            <text:p>8775</text:p>
          </table:table-cell>
          <table:table-cell office:value-type="string">
            <text:p><text:a xlink:href="../../../../../../Users/Toni/AppData/Local/Temp/CSV3110.xlsx">http://ilusionstore.es/img/p/8775-6651.jpg</text:a></text:p>
          </table:table-cell>
          <table:table-cell office:value-type="string">
            <text:p>TOALLA PLAYA 100% ALGODON PRODIGIOS LADYBUG 70X140</text:p>
          </table:table-cell>
          <table:table-cell office:value-type="string">
            <text:p>BUG2200-2393</text:p>
          </table:table-cell>
          <table:table-cell office:value-type="string">
            <text:p>LADYBUG</text:p>
          </table:table-cell>
          <table:table-cell office:value-type="float" office:value="6.95">
            <text:p>6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772">
            <text:p>8772</text:p>
          </table:table-cell>
          <table:table-cell office:value-type="string">
            <text:p><text:a xlink:href="../../../../../../Users/Toni/AppData/Local/Temp/CSV3110.xlsx">http://ilusionstore.es/img/p/8772-6648.jpg</text:a></text:p>
          </table:table-cell>
          <table:table-cell office:value-type="string">
            <text:p>MOCHILA 3D PRODIGIOSA LADYBUG 26X32X11CM.</text:p>
          </table:table-cell>
          <table:table-cell office:value-type="string">
            <text:p>BUG49828</text:p>
          </table:table-cell>
          <table:table-cell office:value-type="string">
            <text:p>LADYBUG</text:p>
          </table:table-cell>
          <table:table-cell office:value-type="float" office:value="6.9">
            <text:p>6,9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771">
            <text:p>8771</text:p>
          </table:table-cell>
          <table:table-cell office:value-type="string">
            <text:p><text:a xlink:href="../../../../../../Users/Toni/AppData/Local/Temp/CSV3110.xlsx">http://ilusionstore.es/img/p/8771-6647.jpg</text:a></text:p>
          </table:table-cell>
          <table:table-cell office:value-type="string">
            <text:p>SACO MOCHILA PRODIGIOSA LADYBUG 33X44X1CM.</text:p>
          </table:table-cell>
          <table:table-cell office:value-type="string">
            <text:p>BUG49354</text:p>
          </table:table-cell>
          <table:table-cell office:value-type="string">
            <text:p>LADYBUG</text:p>
          </table:table-cell>
          <table:table-cell office:value-type="float" office:value="1.95">
            <text:p>1,9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8770">
            <text:p>8770</text:p>
          </table:table-cell>
          <table:table-cell office:value-type="string">
            <text:p><text:a xlink:href="../../../../../../Users/Toni/AppData/Local/Temp/CSV3110.xlsx">http://ilusionstore.es/img/p/8770-6646.jpg</text:a></text:p>
          </table:table-cell>
          <table:table-cell office:value-type="string">
            <text:p>MALETA ABS 4R. 55X35X24CM. LADYBUG MARINETTE</text:p>
          </table:table-cell>
          <table:table-cell office:value-type="string">
            <text:p>BUG49156</text:p>
          </table:table-cell>
          <table:table-cell office:value-type="string">
            <text:p>LADYBUG</text:p>
          </table:table-cell>
          <table:table-cell office:value-type="float" office:value="39.75">
            <text:p>39,7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759">
            <text:p>8759</text:p>
          </table:table-cell>
          <table:table-cell office:value-type="string">
            <text:p><text:a xlink:href="../../../../../../Users/Toni/AppData/Local/Temp/CSV3110.xlsx">http://ilusionstore.es/img/p/8759-6620.jpg</text:a></text:p>
          </table:table-cell>
          <table:table-cell office:value-type="string">
            <text:p>NECESER SET COMEDOR / VIAJE PRODIGIOSA LADYBUG</text:p>
          </table:table-cell>
          <table:table-cell office:value-type="string">
            <text:p>BUG45559</text:p>
          </table:table-cell>
          <table:table-cell office:value-type="string">
            <text:p>LADYBUG</text:p>
          </table:table-cell>
          <table:table-cell office:value-type="float" office:value="4.6">
            <text:p>4,6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755">
            <text:p>8755</text:p>
          </table:table-cell>
          <table:table-cell office:value-type="string">
            <text:p><text:a xlink:href="../../../../../../Users/Toni/AppData/Local/Temp/CSV3110.xlsx">http://ilusionstore.es/img/p/8755-6614.jpg</text:a></text:p>
          </table:table-cell>
          <table:table-cell office:value-type="string">
            <text:p>SET RELOJ Y BILLETERA PRODIGIOSA LADYBUG BLISTER</text:p>
          </table:table-cell>
          <table:table-cell office:value-type="string">
            <text:p>BUG37565</text:p>
          </table:table-cell>
          <table:table-cell office:value-type="string">
            <text:p>LADYBUG</text:p>
          </table:table-cell>
          <table:table-cell office:value-type="float" office:value="4.5">
            <text:p>4,5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753">
            <text:p>8753</text:p>
          </table:table-cell>
          <table:table-cell office:value-type="string">
            <text:p><text:a xlink:href="../../../../../../Users/Toni/AppData/Local/Temp/CSV3110.xlsx">http://ilusionstore.es/img/p/8753-6616.jpg</text:a></text:p>
          </table:table-cell>
          <table:table-cell office:value-type="string">
            <text:p>RELOJ ANALOGICO PRODIGIOSA LADYBUG EN BLISTER</text:p>
          </table:table-cell>
          <table:table-cell office:value-type="string">
            <text:p>BUG36988</text:p>
          </table:table-cell>
          <table:table-cell office:value-type="string">
            <text:p>LADYBUG</text:p>
          </table:table-cell>
          <table:table-cell office:value-type="float" office:value="4.5">
            <text:p>4,5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751">
            <text:p>8751</text:p>
          </table:table-cell>
          <table:table-cell office:value-type="string">
            <text:p><text:a xlink:href="../../../../../../Users/Toni/AppData/Local/Temp/CSV3110.xlsx">http://ilusionstore.es/img/p/8751-6609.jpg</text:a></text:p>
          </table:table-cell>
          <table:table-cell office:value-type="string">
            <text:p>PACK 5 PIJAMAS SURTIDO 100% COTTON PORDIGIOSA LADYBUG (T-3/4/5/6/8)</text:p>
          </table:table-cell>
          <table:table-cell office:value-type="string">
            <text:p>BUG69114</text:p>
          </table:table-cell>
          <table:table-cell office:value-type="string">
            <text:p>LADYBUG</text:p>
          </table:table-cell>
          <table:table-cell office:value-type="float" office:value="30">
            <text:p>30,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8704">
            <text:p>8704</text:p>
          </table:table-cell>
          <table:table-cell office:value-type="string">
            <text:p><text:a xlink:href="../../../../../../Users/Toni/AppData/Local/Temp/CSV3110.xlsx">http://ilusionstore.es/img/p/8704-6550.jpg</text:a></text:p>
          </table:table-cell>
          <table:table-cell office:value-type="string">
            <text:p>SET REGALO 3 PULSERAS + 18 CHARMS LADYBUG</text:p>
          </table:table-cell>
          <table:table-cell office:value-type="string">
            <text:p>BUG15476</text:p>
          </table:table-cell>
          <table:table-cell office:value-type="string">
            <text:p>LADYBUG</text:p>
          </table:table-cell>
          <table:table-cell office:value-type="float" office:value="2.15">
            <text:p>2,15</text:p>
          </table:table-cell>
          <table:table-cell office:value-type="float" office:value="54">
            <text:p>54</text:p>
          </table:table-cell>
          <table:table-cell table:number-columns-repeated="1017"/>
        </table:table-row>
        <table:table-row table:style-name="ro1">
          <table:table-cell office:value-type="float" office:value="8702">
            <text:p>8702</text:p>
          </table:table-cell>
          <table:table-cell office:value-type="string">
            <text:p><text:a xlink:href="../../../../../../Users/Toni/AppData/Local/Temp/CSV3110.xlsx">http://ilusionstore.es/img/p/8702-6549.jpg</text:a></text:p>
          </table:table-cell>
          <table:table-cell office:value-type="string">
            <text:p>TOALLA PRODIGIOSA LADYBUG MICROFIBRA 70X140CM.</text:p>
          </table:table-cell>
          <table:table-cell office:value-type="string">
            <text:p>BUG83091</text:p>
          </table:table-cell>
          <table:table-cell office:value-type="string">
            <text:p>LADYBUG</text:p>
          </table:table-cell>
          <table:table-cell office:value-type="float" office:value="4.45">
            <text:p>4,4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701">
            <text:p>8701</text:p>
          </table:table-cell>
          <table:table-cell office:value-type="string">
            <text:p><text:a xlink:href="../../../../../../Users/Toni/AppData/Local/Temp/CSV3110.xlsx">http://ilusionstore.es/img/p/8701-6548.jpg</text:a></text:p>
          </table:table-cell>
          <table:table-cell office:value-type="string">
            <text:p>TOALLA PRODIGIOSA LADYBUG MICROFIBRA 70X140CM.</text:p>
          </table:table-cell>
          <table:table-cell office:value-type="string">
            <text:p>BUG83084</text:p>
          </table:table-cell>
          <table:table-cell office:value-type="string">
            <text:p>LADYBUG</text:p>
          </table:table-cell>
          <table:table-cell office:value-type="float" office:value="4.45">
            <text:p>4,4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700">
            <text:p>8700</text:p>
          </table:table-cell>
          <table:table-cell office:value-type="string">
            <text:p><text:a xlink:href="../../../../../../Users/Toni/AppData/Local/Temp/CSV3110.xlsx">http://ilusionstore.es/img/p/8700-6547.jpg</text:a></text:p>
          </table:table-cell>
          <table:table-cell office:value-type="string">
            <text:p>GAFAS DE SOL SURTIDAS PRODIGIOSA LADYBUG 2 MODELOS</text:p>
          </table:table-cell>
          <table:table-cell office:value-type="string">
            <text:p>BUG75467</text:p>
          </table:table-cell>
          <table:table-cell office:value-type="string">
            <text:p>LADYBUG</text:p>
          </table:table-cell>
          <table:table-cell office:value-type="float" office:value="2.05">
            <text:p>2,05</text:p>
          </table:table-cell>
          <table:table-cell office:value-type="float" office:value="60">
            <text:p>60</text:p>
          </table:table-cell>
          <table:table-cell table:number-columns-repeated="1017"/>
        </table:table-row>
        <table:table-row table:style-name="ro1">
          <table:table-cell office:value-type="float" office:value="8633">
            <text:p>8633</text:p>
          </table:table-cell>
          <table:table-cell office:value-type="string">
            <text:p><text:a xlink:href="../../../../../../Users/Toni/AppData/Local/Temp/CSV3110.xlsx">http://ilusionstore.es/img/p/8633-6487.jpg</text:a></text:p>
          </table:table-cell>
          <table:table-cell office:value-type="string">
            <text:p>PELUCHE SOFT TIKKI PRODIGIOSA LADYBUG 20CM.</text:p>
          </table:table-cell>
          <table:table-cell office:value-type="string">
            <text:p>BUGTIKKI20</text:p>
          </table:table-cell>
          <table:table-cell office:value-type="string">
            <text:p>LADYBUG</text:p>
          </table:table-cell>
          <table:table-cell office:value-type="float" office:value="3.99">
            <text:p>3,99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632">
            <text:p>8632</text:p>
          </table:table-cell>
          <table:table-cell office:value-type="string">
            <text:p><text:a xlink:href="../../../../../../Users/Toni/AppData/Local/Temp/CSV3110.xlsx">http://ilusionstore.es/img/p/8632-6486.jpg</text:a></text:p>
          </table:table-cell>
          <table:table-cell office:value-type="string">
            <text:p>PELUCHE LADYBUG PRODIGIOSA SOFT 20CM.</text:p>
          </table:table-cell>
          <table:table-cell office:value-type="string">
            <text:p>BUGLADY20</text:p>
          </table:table-cell>
          <table:table-cell office:value-type="string">
            <text:p>LADYBUG</text:p>
          </table:table-cell>
          <table:table-cell office:value-type="float" office:value="4.25">
            <text:p>4,2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619">
            <text:p>8619</text:p>
          </table:table-cell>
          <table:table-cell office:value-type="string">
            <text:p><text:a xlink:href="../../../../../../Users/Toni/AppData/Local/Temp/CSV3110.xlsx">http://ilusionstore.es/img/p/8619-6473.jpg</text:a></text:p>
          </table:table-cell>
          <table:table-cell office:value-type="string">
            <text:p>PELUCHE SOFT CAT NOIR PRODIGIOSA LADY BUG 27CM.</text:p>
          </table:table-cell>
          <table:table-cell office:value-type="string">
            <text:p>BUGCATNOIR</text:p>
          </table:table-cell>
          <table:table-cell office:value-type="string">
            <text:p>LADYBUG</text:p>
          </table:table-cell>
          <table:table-cell office:value-type="float" office:value="7.95">
            <text:p>7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617">
            <text:p>8617</text:p>
          </table:table-cell>
          <table:table-cell office:value-type="string">
            <text:p><text:a xlink:href="../../../../../../Users/Toni/AppData/Local/Temp/CSV3110.xlsx">http://ilusionstore.es/img/p/8617-6471.jpg</text:a></text:p>
          </table:table-cell>
          <table:table-cell office:value-type="string">
            <text:p>PACK 3 VESTIDOS LADYBUG 100% COTTON (T-6-8-10)</text:p>
          </table:table-cell>
          <table:table-cell office:value-type="string">
            <text:p>BUG96758</text:p>
          </table:table-cell>
          <table:table-cell office:value-type="string">
            <text:p>LADYBUG</text:p>
          </table:table-cell>
          <table:table-cell office:value-type="float" office:value="25.35">
            <text:p>25,35</text:p>
          </table:table-cell>
          <table:table-cell table:number-columns-repeated="2"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8616">
            <text:p>8616</text:p>
          </table:table-cell>
          <table:table-cell office:value-type="string">
            <text:p><text:a xlink:href="../../../../../../Users/Toni/AppData/Local/Temp/CSV3110.xlsx">http://ilusionstore.es/img/p/8616-6470.jpg</text:a></text:p>
          </table:table-cell>
          <table:table-cell office:value-type="string">
            <text:p>PACK 3 CAMISETAS LADYBUG PINK 100%COTTON (T6-8-10)</text:p>
          </table:table-cell>
          <table:table-cell office:value-type="string">
            <text:p>BUG96741</text:p>
          </table:table-cell>
          <table:table-cell office:value-type="string">
            <text:p>LADYBUG</text:p>
          </table:table-cell>
          <table:table-cell office:value-type="float" office:value="20.85">
            <text:p>20,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8615">
            <text:p>8615</text:p>
          </table:table-cell>
          <table:table-cell office:value-type="string">
            <text:p><text:a xlink:href="../../../../../../Users/Toni/AppData/Local/Temp/CSV3110.xlsx">http://ilusionstore.es/img/p/8615-6469.jpg</text:a></text:p>
          </table:table-cell>
          <table:table-cell office:value-type="string">
            <text:p>PACK 3 VESTIDO LADYBUG ROJO 100% ALGODÓN (T6-8-10)</text:p>
          </table:table-cell>
          <table:table-cell office:value-type="string">
            <text:p>BUG96727</text:p>
          </table:table-cell>
          <table:table-cell office:value-type="string">
            <text:p>LADYBUG</text:p>
          </table:table-cell>
          <table:table-cell office:value-type="float" office:value="25.35">
            <text:p>25,3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8614">
            <text:p>8614</text:p>
          </table:table-cell>
          <table:table-cell office:value-type="string">
            <text:p><text:a xlink:href="../../../../../../Users/Toni/AppData/Local/Temp/CSV3110.xlsx">http://ilusionstore.es/img/p/8614-6468.jpg</text:a></text:p>
          </table:table-cell>
          <table:table-cell office:value-type="string">
            <text:p>PACK 3 CAMISETAS LADYBUG RED 100%COTTON (T-6-8-10)</text:p>
          </table:table-cell>
          <table:table-cell office:value-type="string">
            <text:p>BUG96710</text:p>
          </table:table-cell>
          <table:table-cell office:value-type="string">
            <text:p>LADYBUG</text:p>
          </table:table-cell>
          <table:table-cell office:value-type="float" office:value="20.85">
            <text:p>20,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8613">
            <text:p>8613</text:p>
          </table:table-cell>
          <table:table-cell office:value-type="string">
            <text:p><text:a xlink:href="../../../../../../Users/Toni/AppData/Local/Temp/CSV3110.xlsx">http://ilusionstore.es/img/p/8613-6467.jpg</text:a></text:p>
          </table:table-cell>
          <table:table-cell office:value-type="string">
            <text:p>PACK 3 VESTIDOS LADYBUG PINK 100%COTTON (T6-8-10)</text:p>
          </table:table-cell>
          <table:table-cell office:value-type="string">
            <text:p>BUG96697</text:p>
          </table:table-cell>
          <table:table-cell office:value-type="string">
            <text:p>LADYBUG</text:p>
          </table:table-cell>
          <table:table-cell office:value-type="float" office:value="25.35">
            <text:p>25,3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8612">
            <text:p>8612</text:p>
          </table:table-cell>
          <table:table-cell office:value-type="string">
            <text:p><text:a xlink:href="../../../../../../Users/Toni/AppData/Local/Temp/CSV3110.xlsx">http://ilusionstore.es/img/p/8612-6466.jpg</text:a></text:p>
          </table:table-cell>
          <table:table-cell office:value-type="string">
            <text:p>PACK 3 CAMISETAS LADYBUG 100% ALGODÓN (T-6-8-10)</text:p>
          </table:table-cell>
          <table:table-cell office:value-type="string">
            <text:p>BUG96680</text:p>
          </table:table-cell>
          <table:table-cell office:value-type="string">
            <text:p>LADYBUG</text:p>
          </table:table-cell>
          <table:table-cell office:value-type="float" office:value="20.85">
            <text:p>20,8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8595">
            <text:p>8595</text:p>
          </table:table-cell>
          <table:table-cell office:value-type="string">
            <text:p><text:a xlink:href="../../../../../../Users/Toni/AppData/Local/Temp/CSV3110.xlsx">http://ilusionstore.es/img/p/8595-6449.jpg</text:a></text:p>
          </table:table-cell>
          <table:table-cell office:value-type="string">
            <text:p>BOLSO CHEST MINI LADYBUG MARINETTE 12X19X10CM.</text:p>
          </table:table-cell>
          <table:table-cell office:value-type="string">
            <text:p>BUG06982</text:p>
          </table:table-cell>
          <table:table-cell office:value-type="string">
            <text:p>LADYBUG</text:p>
          </table:table-cell>
          <table:table-cell office:value-type="float" office:value="8.5">
            <text:p>8,50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8562">
            <text:p>8562</text:p>
          </table:table-cell>
          <table:table-cell office:value-type="string">
            <text:p><text:a xlink:href="../../../../../../Users/Toni/AppData/Local/Temp/CSV3110.xlsx">http://ilusionstore.es/img/p/8562-6415.jpg</text:a></text:p>
          </table:table-cell>
          <table:table-cell office:value-type="string">
            <text:p>VASO CAÑA LADY BUG PRODIGIOSA 430ML.</text:p>
          </table:table-cell>
          <table:table-cell office:value-type="string">
            <text:p>BUG69305</text:p>
          </table:table-cell>
          <table:table-cell office:value-type="string">
            <text:p>LADYBUG</text:p>
          </table:table-cell>
          <table:table-cell office:value-type="float" office:value="1.2">
            <text:p>1,20</text:p>
          </table:table-cell>
          <table:table-cell office:value-type="float" office:value="17">
            <text:p>17</text:p>
          </table:table-cell>
          <table:table-cell table:number-columns-repeated="1017"/>
        </table:table-row>
        <table:table-row table:style-name="ro1">
          <table:table-cell office:value-type="float" office:value="8561">
            <text:p>8561</text:p>
          </table:table-cell>
          <table:table-cell office:value-type="string">
            <text:p><text:a xlink:href="../../../../../../Users/Toni/AppData/Local/Temp/CSV3110.xlsx">http://ilusionstore.es/img/p/8561-6414.jpg</text:a></text:p>
          </table:table-cell>
          <table:table-cell office:value-type="string">
            <text:p>VASO LADY BUG PRODIGIOSA 260ML.</text:p>
          </table:table-cell>
          <table:table-cell office:value-type="string">
            <text:p>BUG69077</text:p>
          </table:table-cell>
          <table:table-cell office:value-type="string">
            <text:p>LADYBUG</text:p>
          </table:table-cell>
          <table:table-cell office:value-type="float" office:value="0.5">
            <text:p>0,5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051">
            <text:p>8051</text:p>
          </table:table-cell>
          <table:table-cell office:value-type="string">
            <text:p><text:a xlink:href="../../../../../../Users/Toni/AppData/Local/Temp/CSV3110.xlsx">http://ilusionstore.es/img/p/8051-5825.jpg</text:a></text:p>
          </table:table-cell>
          <table:table-cell office:value-type="string">
            <text:p>VASO VALUE 430CL. LADYBUG DISNEY</text:p>
          </table:table-cell>
          <table:table-cell office:value-type="string">
            <text:p>BUG69060</text:p>
          </table:table-cell>
          <table:table-cell office:value-type="string">
            <text:p>LADYBUG</text:p>
          </table:table-cell>
          <table:table-cell office:value-type="float" office:value="0.75">
            <text:p>0,7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050">
            <text:p>8050</text:p>
          </table:table-cell>
          <table:table-cell office:value-type="string">
            <text:p><text:a xlink:href="../../../../../../Users/Toni/AppData/Local/Temp/CSV3110.xlsx">http://ilusionstore.es/img/p/8050-5824.jpg</text:a></text:p>
          </table:table-cell>
          <table:table-cell office:value-type="string">
            <text:p>TAZA MICROONDAS LADYBUG DISNEY</text:p>
          </table:table-cell>
          <table:table-cell office:value-type="string">
            <text:p>BUG69046</text:p>
          </table:table-cell>
          <table:table-cell office:value-type="string">
            <text:p>LADYBUG</text:p>
          </table:table-cell>
          <table:table-cell office:value-type="float" office:value="1.3">
            <text:p>1,30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1">
          <table:table-cell office:value-type="float" office:value="8045">
            <text:p>8045</text:p>
          </table:table-cell>
          <table:table-cell office:value-type="string">
            <text:p><text:a xlink:href="../../../../../../Users/Toni/AppData/Local/Temp/CSV3110.xlsx">http://ilusionstore.es/img/p/8045-5819.jpg</text:a></text:p>
          </table:table-cell>
          <table:table-cell office:value-type="string">
            <text:p>PORTAFLAUTAS LADYBUG DISNEY 37CM.</text:p>
          </table:table-cell>
          <table:table-cell office:value-type="string">
            <text:p>BUG65107</text:p>
          </table:table-cell>
          <table:table-cell office:value-type="string">
            <text:p>LADYBUG</text:p>
          </table:table-cell>
          <table:table-cell office:value-type="float" office:value="4.45">
            <text:p>4,4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041">
            <text:p>8041</text:p>
          </table:table-cell>
          <table:table-cell office:value-type="string">
            <text:p><text:a xlink:href="../../../../../../Users/Toni/AppData/Local/Temp/CSV3110.xlsx">http://ilusionstore.es/img/p/8041-5815.jpg</text:a></text:p>
          </table:table-cell>
          <table:table-cell office:value-type="string">
            <text:p>MOCHILA ADAPTABLE 34CM. LADYBUG DISNEY</text:p>
          </table:table-cell>
          <table:table-cell office:value-type="string">
            <text:p>BUG65008</text:p>
          </table:table-cell>
          <table:table-cell office:value-type="string">
            <text:p>LADYBUG</text:p>
          </table:table-cell>
          <table:table-cell office:value-type="float" office:value="12.85">
            <text:p>12,8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039">
            <text:p>8039</text:p>
          </table:table-cell>
          <table:table-cell office:value-type="string">
            <text:p><text:a xlink:href="../../../../../../Users/Toni/AppData/Local/Temp/CSV3110.xlsx">http://ilusionstore.es/img/p/8039-5813.jpg</text:a></text:p>
          </table:table-cell>
          <table:table-cell office:value-type="string">
            <text:p>BOLSA DE DEPORTE / VIAJE LADYBUG DISNEY</text:p>
          </table:table-cell>
          <table:table-cell office:value-type="string">
            <text:p>BUG64926</text:p>
          </table:table-cell>
          <table:table-cell office:value-type="string">
            <text:p>LADYBUG</text:p>
          </table:table-cell>
          <table:table-cell office:value-type="float" office:value="15.6">
            <text:p>15,6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031">
            <text:p>8031</text:p>
          </table:table-cell>
          <table:table-cell office:value-type="string">
            <text:p><text:a xlink:href="../../../../../../Users/Toni/AppData/Local/Temp/CSV3110.xlsx">http://ilusionstore.es/img/p/8031-5804.jpg</text:a></text:p>
          </table:table-cell>
          <table:table-cell office:value-type="string">
            <text:p>LADYBUG Basic carro+Ptodo Ladybug 31X40X15 CM</text:p>
          </table:table-cell>
          <table:table-cell office:value-type="string">
            <text:p>BUG36545</text:p>
          </table:table-cell>
          <table:table-cell office:value-type="string">
            <text:p>LADYBUG</text:p>
          </table:table-cell>
          <table:table-cell office:value-type="float" office:value="13.95">
            <text:p>13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028">
            <text:p>8028</text:p>
          </table:table-cell>
          <table:table-cell office:value-type="string">
            <text:p><text:a xlink:href="../../../../../../Users/Toni/AppData/Local/Temp/CSV3110.xlsx">http://ilusionstore.es/img/p/8028-5801.jpg</text:a></text:p>
          </table:table-cell>
          <table:table-cell office:value-type="string">
            <text:p>LADYBUG Trolley Travel Ladybug 30X48X18CM</text:p>
          </table:table-cell>
          <table:table-cell office:value-type="string">
            <text:p>BUG29035</text:p>
          </table:table-cell>
          <table:table-cell office:value-type="string">
            <text:p>LADYBUG</text:p>
          </table:table-cell>
          <table:table-cell office:value-type="float" office:value="37.95">
            <text:p>37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027">
            <text:p>8027</text:p>
          </table:table-cell>
          <table:table-cell office:value-type="string">
            <text:p><text:a xlink:href="../../../../../../Users/Toni/AppData/Local/Temp/CSV3110.xlsx">http://ilusionstore.es/img/p/8027-5800.jpg</text:a></text:p>
          </table:table-cell>
          <table:table-cell office:value-type="string">
            <text:p>LADYBUG Saco 41 Cm. Ladybug</text:p>
          </table:table-cell>
          <table:table-cell office:value-type="string">
            <text:p>BUG29028</text:p>
          </table:table-cell>
          <table:table-cell office:value-type="string">
            <text:p>LADYBUG</text:p>
          </table:table-cell>
          <table:table-cell office:value-type="float" office:value="5.5">
            <text:p>5,5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025">
            <text:p>8025</text:p>
          </table:table-cell>
          <table:table-cell office:value-type="string">
            <text:p><text:a xlink:href="../../../../../../Users/Toni/AppData/Local/Temp/CSV3110.xlsx">http://ilusionstore.es/img/p/8025-5798.jpg</text:a></text:p>
          </table:table-cell>
          <table:table-cell office:value-type="string">
            <text:p>LADYBUG Ptodo. Triple Ladybug</text:p>
          </table:table-cell>
          <table:table-cell office:value-type="string">
            <text:p>BUG28939</text:p>
          </table:table-cell>
          <table:table-cell office:value-type="string">
            <text:p>LADYBUG</text:p>
          </table:table-cell>
          <table:table-cell office:value-type="float" office:value="3.95">
            <text:p>3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024">
            <text:p>8024</text:p>
          </table:table-cell>
          <table:table-cell office:value-type="string">
            <text:p><text:a xlink:href="../../../../../../Users/Toni/AppData/Local/Temp/CSV3110.xlsx">http://ilusionstore.es/img/p/8024-5797.jpg</text:a></text:p>
          </table:table-cell>
          <table:table-cell office:value-type="string">
            <text:p>LADYBUG Moch. Infantil Ladybug</text:p>
          </table:table-cell>
          <table:table-cell office:value-type="string">
            <text:p>BUG28830</text:p>
          </table:table-cell>
          <table:table-cell office:value-type="string">
            <text:p>LADYBUG</text:p>
          </table:table-cell>
          <table:table-cell office:value-type="float" office:value="8.95">
            <text:p>8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023">
            <text:p>8023</text:p>
          </table:table-cell>
          <table:table-cell office:value-type="string">
            <text:p><text:a xlink:href="../../../../../../Users/Toni/AppData/Local/Temp/CSV3110.xlsx">http://ilusionstore.es/img/p/8023-5796.jpg</text:a></text:p>
          </table:table-cell>
          <table:table-cell office:value-type="string">
            <text:p>LADYBUG Sport Pocket Ladybug</text:p>
          </table:table-cell>
          <table:table-cell office:value-type="string">
            <text:p>BUG28144</text:p>
          </table:table-cell>
          <table:table-cell office:value-type="string">
            <text:p>LADYBUG</text:p>
          </table:table-cell>
          <table:table-cell office:value-type="float" office:value="12.95">
            <text:p>12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022">
            <text:p>8022</text:p>
          </table:table-cell>
          <table:table-cell office:value-type="string">
            <text:p><text:a xlink:href="../../../../../../Users/Toni/AppData/Local/Temp/CSV3110.xlsx">http://ilusionstore.es/img/p/8022-5795.jpg</text:a></text:p>
          </table:table-cell>
          <table:table-cell office:value-type="string">
            <text:p>LADYBUG Ptodo. Book Ladybug</text:p>
          </table:table-cell>
          <table:table-cell office:value-type="string">
            <text:p>BUG27994</text:p>
          </table:table-cell>
          <table:table-cell office:value-type="string">
            <text:p>LADYBUG</text:p>
          </table:table-cell>
          <table:table-cell office:value-type="float" office:value="3.95">
            <text:p>3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018">
            <text:p>8018</text:p>
          </table:table-cell>
          <table:table-cell office:value-type="string">
            <text:p><text:a xlink:href="../../../../../../Users/Toni/AppData/Local/Temp/CSV3110.xlsx">http://ilusionstore.es/img/p/8018-5791.jpg</text:a></text:p>
          </table:table-cell>
          <table:table-cell office:value-type="string">
            <text:p>COJIN 40X40 CM LADYBUG SURTIDO</text:p>
          </table:table-cell>
          <table:table-cell office:value-type="string">
            <text:p>BUG26375</text:p>
          </table:table-cell>
          <table:table-cell office:value-type="string">
            <text:p>LADYBUG</text:p>
          </table:table-cell>
          <table:table-cell office:value-type="float" office:value="3.75">
            <text:p>3,75</text:p>
          </table:table-cell>
          <table:table-cell office:value-type="float" office:value="25">
            <text:p>25</text:p>
          </table:table-cell>
          <table:table-cell table:number-columns-repeated="1017"/>
        </table:table-row>
        <table:table-row table:style-name="ro1">
          <table:table-cell office:value-type="float" office:value="8017">
            <text:p>8017</text:p>
          </table:table-cell>
          <table:table-cell office:value-type="string">
            <text:p><text:a xlink:href="../../../../../../Users/Toni/AppData/Local/Temp/CSV3110.xlsx">http://ilusionstore.es/img/p/8017-5790.jpg</text:a></text:p>
          </table:table-cell>
          <table:table-cell office:value-type="string">
            <text:p>PACK 8 BIKINIS LADY BUG SURTIDO (T4/6/8/10)</text:p>
          </table:table-cell>
          <table:table-cell office:value-type="string">
            <text:p>BUG26368</text:p>
          </table:table-cell>
          <table:table-cell office:value-type="string">
            <text:p>LADYBUG</text:p>
          </table:table-cell>
          <table:table-cell office:value-type="float" office:value="60.4">
            <text:p>60,4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8016">
            <text:p>8016</text:p>
          </table:table-cell>
          <table:table-cell office:value-type="string">
            <text:p><text:a xlink:href="../../../../../../Users/Toni/AppData/Local/Temp/CSV3110.xlsx">http://ilusionstore.es/img/p/8016-5789.jpg</text:a></text:p>
          </table:table-cell>
          <table:table-cell office:value-type="string">
            <text:p>PACK 12 CHANCLA SURT. LADYBUG (T24-26/28-30/32-34)</text:p>
          </table:table-cell>
          <table:table-cell office:value-type="string">
            <text:p>BUG26351</text:p>
          </table:table-cell>
          <table:table-cell office:value-type="string">
            <text:p>LADYBUG</text:p>
          </table:table-cell>
          <table:table-cell office:value-type="float" office:value="17.9">
            <text:p>17,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8014">
            <text:p>8014</text:p>
          </table:table-cell>
          <table:table-cell office:value-type="string">
            <text:p><text:a xlink:href="../../../../../../Users/Toni/AppData/Local/Temp/CSV3110.xlsx">http://ilusionstore.es/img/p/8014-5787.jpg</text:a></text:p>
          </table:table-cell>
          <table:table-cell office:value-type="string">
            <text:p>PACK 6 SET DE 3 BRAGUITAS LADYBUG (T4-5/6-8/8-10)</text:p>
          </table:table-cell>
          <table:table-cell office:value-type="string">
            <text:p>BUG26320</text:p>
          </table:table-cell>
          <table:table-cell office:value-type="string">
            <text:p>LADYBUG</text:p>
          </table:table-cell>
          <table:table-cell office:value-type="float" office:value="14.1">
            <text:p>14,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8013">
            <text:p>8013</text:p>
          </table:table-cell>
          <table:table-cell office:value-type="string">
            <text:p><text:a xlink:href="../../../../../../Users/Toni/AppData/Local/Temp/CSV3110.xlsx">http://ilusionstore.es/img/p/8013-5786.jpg</text:a></text:p>
          </table:table-cell>
          <table:table-cell office:value-type="string">
            <text:p>LADYBUG Saco 41 Cm. Marinette</text:p>
          </table:table-cell>
          <table:table-cell office:value-type="string">
            <text:p>BUG22500</text:p>
          </table:table-cell>
          <table:table-cell office:value-type="string">
            <text:p>LADYBUG</text:p>
          </table:table-cell>
          <table:table-cell office:value-type="float" office:value="5.5">
            <text:p>5,50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012">
            <text:p>8012</text:p>
          </table:table-cell>
          <table:table-cell office:value-type="string">
            <text:p><text:a xlink:href="../../../../../../Users/Toni/AppData/Local/Temp/CSV3110.xlsx">http://ilusionstore.es/img/p/8012-5785.jpg</text:a></text:p>
          </table:table-cell>
          <table:table-cell office:value-type="string">
            <text:p>LADYBUG Act. Mini V. Marinette</text:p>
          </table:table-cell>
          <table:table-cell office:value-type="string">
            <text:p>BUG22494</text:p>
          </table:table-cell>
          <table:table-cell office:value-type="string">
            <text:p>LADYBUG</text:p>
          </table:table-cell>
          <table:table-cell office:value-type="float" office:value="4.95">
            <text:p>4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010">
            <text:p>8010</text:p>
          </table:table-cell>
          <table:table-cell office:value-type="string">
            <text:p><text:a xlink:href="../../../../../../Users/Toni/AppData/Local/Temp/CSV3110.xlsx">http://ilusionstore.es/img/p/8010-5783.jpg</text:a></text:p>
          </table:table-cell>
          <table:table-cell office:value-type="string">
            <text:p>LADYBUG Maleta Trolley Soft Marinet</text:p>
          </table:table-cell>
          <table:table-cell office:value-type="string">
            <text:p>BUG09365</text:p>
          </table:table-cell>
          <table:table-cell office:value-type="string">
            <text:p>LADYBUG</text:p>
          </table:table-cell>
          <table:table-cell office:value-type="float" office:value="24.95">
            <text:p>24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009">
            <text:p>8009</text:p>
          </table:table-cell>
          <table:table-cell office:value-type="string">
            <text:p><text:a xlink:href="../../../../../../Users/Toni/AppData/Local/Temp/CSV3110.xlsx">http://ilusionstore.es/img/p/8009-5782.jpg</text:a></text:p>
          </table:table-cell>
          <table:table-cell office:value-type="string">
            <text:p>LADYBUG MOCHILA BASIC MARINETTE 40x33x12 CM</text:p>
          </table:table-cell>
          <table:table-cell office:value-type="string">
            <text:p>BUG09105</text:p>
          </table:table-cell>
          <table:table-cell office:value-type="string">
            <text:p>LADYBUG</text:p>
          </table:table-cell>
          <table:table-cell office:value-type="float" office:value="9.95">
            <text:p>9,9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8004">
            <text:p>8004</text:p>
          </table:table-cell>
          <table:table-cell office:value-type="string">
            <text:p><text:a xlink:href="../../../../../../Users/Toni/AppData/Local/Temp/CSV3110.xlsx">http://ilusionstore.es/img/p/8004-5777.jpg</text:a></text:p>
          </table:table-cell>
          <table:table-cell office:value-type="string">
            <text:p>LADYBUG B. Heart Marinette</text:p>
          </table:table-cell>
          <table:table-cell office:value-type="string">
            <text:p>BUG07125</text:p>
          </table:table-cell>
          <table:table-cell office:value-type="string">
            <text:p>LADYBUG</text:p>
          </table:table-cell>
          <table:table-cell office:value-type="float" office:value="8.95">
            <text:p>8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003">
            <text:p>8003</text:p>
          </table:table-cell>
          <table:table-cell office:value-type="string">
            <text:p><text:a xlink:href="../../../../../../Users/Toni/AppData/Local/Temp/CSV3110.xlsx">http://ilusionstore.es/img/p/8003-5776.jpg</text:a></text:p>
          </table:table-cell>
          <table:table-cell office:value-type="string">
            <text:p>LADYBUG B. Corazón Mini Marinette</text:p>
          </table:table-cell>
          <table:table-cell office:value-type="string">
            <text:p>BUG06999</text:p>
          </table:table-cell>
          <table:table-cell office:value-type="string">
            <text:p>LADYBUG</text:p>
          </table:table-cell>
          <table:table-cell office:value-type="float" office:value="5.95">
            <text:p>5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002">
            <text:p>8002</text:p>
          </table:table-cell>
          <table:table-cell office:value-type="string">
            <text:p><text:a xlink:href="../../../../../../Users/Toni/AppData/Local/Temp/CSV3110.xlsx">http://ilusionstore.es/img/p/8002-5775.jpg</text:a></text:p>
          </table:table-cell>
          <table:table-cell office:value-type="string">
            <text:p>LADYBUG B. Bowling Marinette</text:p>
          </table:table-cell>
          <table:table-cell office:value-type="string">
            <text:p>BUG06968</text:p>
          </table:table-cell>
          <table:table-cell office:value-type="string">
            <text:p>LADYBUG</text:p>
          </table:table-cell>
          <table:table-cell office:value-type="float" office:value="8.95">
            <text:p>8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690">
            <text:p>9690</text:p>
          </table:table-cell>
          <table:table-cell office:value-type="string">
            <text:p><text:a xlink:href="../../../../../../Users/Toni/AppData/Local/Temp/CSV3110.xlsx">http://ilusionstore.es/img/p/9690-7780.jpg</text:a></text:p>
          </table:table-cell>
          <table:table-cell office:value-type="string">
            <text:p>MOCHILA 3D CON LUZ Y SONIDO MICKEY 30X24X9CM.</text:p>
          </table:table-cell>
          <table:table-cell office:value-type="string">
            <text:p>MCK2100-2160</text:p>
          </table:table-cell>
          <table:table-cell office:value-type="string">
            <text:p>MICKEY</text:p>
          </table:table-cell>
          <table:table-cell office:value-type="float" office:value="12.95">
            <text:p>12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654">
            <text:p>9654</text:p>
          </table:table-cell>
          <table:table-cell office:value-type="string">
            <text:p><text:a xlink:href="../../../../../../Users/Toni/AppData/Local/Temp/CSV3110.xlsx">http://ilusionstore.es/img/p/9654-7744.jpg</text:a></text:p>
          </table:table-cell>
          <table:table-cell office:value-type="string">
            <text:p>PACK 4 PELELES MICKEY BABY (T-0/1//3/6) MESES</text:p>
          </table:table-cell>
          <table:table-cell office:value-type="string">
            <text:p>HQ0320</text:p>
          </table:table-cell>
          <table:table-cell office:value-type="string">
            <text:p>MICKEY</text:p>
          </table:table-cell>
          <table:table-cell office:value-type="float" office:value="30.6">
            <text:p>30,6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621">
            <text:p>9621</text:p>
          </table:table-cell>
          <table:table-cell office:value-type="string">
            <text:p><text:a xlink:href="../../../../../../Users/Toni/AppData/Local/Temp/CSV3110.xlsx">http://ilusionstore.es/img/p/9621-7709.jpg</text:a></text:p>
          </table:table-cell>
          <table:table-cell office:value-type="string">
            <text:p>MANOPLA MICKEY DISNEY BABY 6 COLORES SURTIDOS</text:p>
          </table:table-cell>
          <table:table-cell office:value-type="string">
            <text:p>MCK4091</text:p>
          </table:table-cell>
          <table:table-cell office:value-type="string">
            <text:p>MICKEY</text:p>
          </table:table-cell>
          <table:table-cell office:value-type="float" office:value="1.25">
            <text:p>1,25</text:p>
          </table:table-cell>
          <table:table-cell office:value-type="float" office:value="48">
            <text:p>48</text:p>
          </table:table-cell>
          <table:table-cell table:number-columns-repeated="1017"/>
        </table:table-row>
        <table:table-row table:style-name="ro1">
          <table:table-cell office:value-type="float" office:value="9620">
            <text:p>9620</text:p>
          </table:table-cell>
          <table:table-cell office:value-type="string">
            <text:p><text:a xlink:href="../../../../../../Users/Toni/AppData/Local/Temp/CSV3110.xlsx">http://ilusionstore.es/img/p/9620-7708.jpg</text:a></text:p>
          </table:table-cell>
          <table:table-cell office:value-type="string">
            <text:p>PACK 2 SET INVIERNO MICKEY BABY SURTIDO (T-48-50)</text:p>
          </table:table-cell>
          <table:table-cell office:value-type="string">
            <text:p>MCK4081</text:p>
          </table:table-cell>
          <table:table-cell office:value-type="string">
            <text:p>MICKEY</text:p>
          </table:table-cell>
          <table:table-cell office:value-type="float" office:value="12.7">
            <text:p>12,70</text:p>
          </table:table-cell>
          <table:table-cell office:value-type="float" office:value="19">
            <text:p>19</text:p>
          </table:table-cell>
          <table:table-cell table:number-columns-repeated="1017"/>
        </table:table-row>
        <table:table-row table:style-name="ro1">
          <table:table-cell office:value-type="float" office:value="9546">
            <text:p>9546</text:p>
          </table:table-cell>
          <table:table-cell office:value-type="string">
            <text:p><text:a xlink:href="../../../../../../Users/Toni/AppData/Local/Temp/CSV3110.xlsx">http://ilusionstore.es/img/p/9546-7636.jpg</text:a></text:p>
          </table:table-cell>
          <table:table-cell office:value-type="string">
            <text:p>PACK 4 PIJAMAS MICKEY DISNEY SURT. (T-3/4/6/8)</text:p>
          </table:table-cell>
          <table:table-cell office:value-type="string">
            <text:p>MCK98151</text:p>
          </table:table-cell>
          <table:table-cell office:value-type="string">
            <text:p>MICKEY</text:p>
          </table:table-cell>
          <table:table-cell office:value-type="float" office:value="21.5">
            <text:p>21,5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493">
            <text:p>9493</text:p>
          </table:table-cell>
          <table:table-cell office:value-type="string">
            <text:p><text:a xlink:href="../../../../../../Users/Toni/AppData/Local/Temp/CSV3110.xlsx">http://ilusionstore.es/img/p/9493-7586.jpg</text:a></text:p>
          </table:table-cell>
          <table:table-cell office:value-type="string">
            <text:p>PACK 6 FLIP FLOP MICKEY DISNEY SURTIDO</text:p>
          </table:table-cell>
          <table:table-cell office:value-type="string">
            <text:p>MCK6294</text:p>
          </table:table-cell>
          <table:table-cell office:value-type="string">
            <text:p>MICKEY</text:p>
          </table:table-cell>
          <table:table-cell office:value-type="float" office:value="7.5">
            <text:p>7,5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9492">
            <text:p>9492</text:p>
          </table:table-cell>
          <table:table-cell office:value-type="string">
            <text:p><text:a xlink:href="../../../../../../Users/Toni/AppData/Local/Temp/CSV3110.xlsx">http://ilusionstore.es/img/p/9492-7585.jpg</text:a></text:p>
          </table:table-cell>
          <table:table-cell office:value-type="string">
            <text:p>SACO MOCHILA STRAP MICKEY DELICIOUS 35X25.5X1CM.</text:p>
          </table:table-cell>
          <table:table-cell office:value-type="string">
            <text:p>MCK62032</text:p>
          </table:table-cell>
          <table:table-cell office:value-type="string">
            <text:p>MICKEY</text:p>
          </table:table-cell>
          <table:table-cell office:value-type="float" office:value="4.5">
            <text:p>4,5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475">
            <text:p>9475</text:p>
          </table:table-cell>
          <table:table-cell office:value-type="string">
            <text:p><text:a xlink:href="../../../../../../Users/Toni/AppData/Local/Temp/CSV3110.xlsx">http://ilusionstore.es/img/p/9475-7571.jpg</text:a></text:p>
          </table:table-cell>
          <table:table-cell office:value-type="string">
            <text:p>PACK4 PANTALON CHANDAL MICKEY BABY SURT T-6M A 24M</text:p>
          </table:table-cell>
          <table:table-cell office:value-type="string">
            <text:p>MCK64092</text:p>
          </table:table-cell>
          <table:table-cell office:value-type="string">
            <text:p>MICKEY</text:p>
          </table:table-cell>
          <table:table-cell office:value-type="float" office:value="15.9">
            <text:p>15,9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474">
            <text:p>9474</text:p>
          </table:table-cell>
          <table:table-cell office:value-type="string">
            <text:p><text:a xlink:href="../../../../../../Users/Toni/AppData/Local/Temp/CSV3110.xlsx">http://ilusionstore.es/img/p/9474-7570.jpg</text:a></text:p>
          </table:table-cell>
          <table:table-cell office:value-type="string">
            <text:p>PACK 4 PELELE MICKEY BABY 100%COTTON (T-6M A 24M)</text:p>
          </table:table-cell>
          <table:table-cell office:value-type="string">
            <text:p>MCK40360</text:p>
          </table:table-cell>
          <table:table-cell office:value-type="string">
            <text:p>MICKEY</text:p>
          </table:table-cell>
          <table:table-cell office:value-type="float" office:value="30.95">
            <text:p>30,95</text:p>
          </table:table-cell>
          <table:table-cell table:number-columns-repeated="2"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473">
            <text:p>9473</text:p>
          </table:table-cell>
          <table:table-cell office:value-type="string">
            <text:p><text:a xlink:href="../../../../../../Users/Toni/AppData/Local/Temp/CSV3110.xlsx">http://ilusionstore.es/img/p/9473-7569.jpg</text:a></text:p>
          </table:table-cell>
          <table:table-cell office:value-type="string">
            <text:p>PACK 4 CAMISETA MICKEY BABY SURTIDO (T-6M A 24M)</text:p>
          </table:table-cell>
          <table:table-cell office:value-type="string">
            <text:p>MCK36837</text:p>
          </table:table-cell>
          <table:table-cell office:value-type="string">
            <text:p>MICKEY</text:p>
          </table:table-cell>
          <table:table-cell office:value-type="float" office:value="19.95">
            <text:p>19,95</text:p>
          </table:table-cell>
          <table:table-cell table:number-columns-repeated="2"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472">
            <text:p>9472</text:p>
          </table:table-cell>
          <table:table-cell office:value-type="string">
            <text:p><text:a xlink:href="../../../../../../Users/Toni/AppData/Local/Temp/CSV3110.xlsx">http://ilusionstore.es/img/p/9472-7568.jpg</text:a></text:p>
          </table:table-cell>
          <table:table-cell office:value-type="string">
            <text:p>PACK 6 CHANDAL MICKEY BABY SURTIDO. (T-6M A 24M)</text:p>
          </table:table-cell>
          <table:table-cell office:value-type="string">
            <text:p>MCK04598</text:p>
          </table:table-cell>
          <table:table-cell office:value-type="string">
            <text:p>MICKEY</text:p>
          </table:table-cell>
          <table:table-cell office:value-type="float" office:value="54.9">
            <text:p>54,9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9465">
            <text:p>9465</text:p>
          </table:table-cell>
          <table:table-cell office:value-type="string">
            <text:p><text:a xlink:href="../../../../../../Users/Toni/AppData/Local/Temp/CSV3110.xlsx">http://ilusionstore.es/img/p/9465-7561.jpg</text:a></text:p>
          </table:table-cell>
          <table:table-cell office:value-type="string">
            <text:p>PORTATODO CILINDRICO MICKEY DISNEY CANDY 9X22X9CM.</text:p>
          </table:table-cell>
          <table:table-cell office:value-type="string">
            <text:p>MCK61998</text:p>
          </table:table-cell>
          <table:table-cell office:value-type="string">
            <text:p>MICKEY</text:p>
          </table:table-cell>
          <table:table-cell office:value-type="float" office:value="3.7">
            <text:p>3,7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464">
            <text:p>9464</text:p>
          </table:table-cell>
          <table:table-cell office:value-type="string">
            <text:p><text:a xlink:href="../../../../../../Users/Toni/AppData/Local/Temp/CSV3110.xlsx">http://ilusionstore.es/img/p/9464-7560.jpg</text:a></text:p>
          </table:table-cell>
          <table:table-cell office:value-type="string">
            <text:p>MOCHILA INFANTIL MICKEY CANDY 30X26X9,5CM. DISNEY</text:p>
          </table:table-cell>
          <table:table-cell office:value-type="string">
            <text:p>MCK61950</text:p>
          </table:table-cell>
          <table:table-cell office:value-type="string">
            <text:p>MICKEY</text:p>
          </table:table-cell>
          <table:table-cell office:value-type="float" office:value="8.95">
            <text:p>8,9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9399">
            <text:p>9399</text:p>
          </table:table-cell>
          <table:table-cell office:value-type="string">
            <text:p><text:a xlink:href="../../../../../../Users/Toni/AppData/Local/Temp/CSV3110.xlsx">http://ilusionstore.es/img/p/9399-7492.jpg</text:a></text:p>
          </table:table-cell>
          <table:table-cell office:value-type="string">
            <text:p>CHUPETE DE SILICONA MICKEY DISNEY BRILLA OSCURIDAD</text:p>
          </table:table-cell>
          <table:table-cell office:value-type="string">
            <text:p>MCK98096</text:p>
          </table:table-cell>
          <table:table-cell office:value-type="string">
            <text:p>MICKEY</text:p>
          </table:table-cell>
          <table:table-cell office:value-type="float" office:value="1.9">
            <text:p>1,9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398">
            <text:p>9398</text:p>
          </table:table-cell>
          <table:table-cell office:value-type="string">
            <text:p><text:a xlink:href="../../../../../../Users/Toni/AppData/Local/Temp/CSV3110.xlsx">http://ilusionstore.es/img/p/9398-7491.jpg</text:a></text:p>
          </table:table-cell>
          <table:table-cell office:value-type="string">
            <text:p>GORRO PREMIUM MCIKEY DISNEY FACE LANA</text:p>
          </table:table-cell>
          <table:table-cell office:value-type="string">
            <text:p>MCK89077</text:p>
          </table:table-cell>
          <table:table-cell office:value-type="string">
            <text:p>MICKEY</text:p>
          </table:table-cell>
          <table:table-cell office:value-type="float" office:value="3.95">
            <text:p>3,95</text:p>
          </table:table-cell>
          <table:table-cell office:value-type="float" office:value="46">
            <text:p>46</text:p>
          </table:table-cell>
          <table:table-cell table:number-columns-repeated="1017"/>
        </table:table-row>
        <table:table-row table:style-name="ro1">
          <table:table-cell office:value-type="float" office:value="9397">
            <text:p>9397</text:p>
          </table:table-cell>
          <table:table-cell office:value-type="string">
            <text:p><text:a xlink:href="../../../../../../Users/Toni/AppData/Local/Temp/CSV3110.xlsx">http://ilusionstore.es/img/p/9397-7490.jpg</text:a></text:p>
          </table:table-cell>
          <table:table-cell office:value-type="string">
            <text:p>CANTIMPLORA ALUMINIO MICKEY DISNEY 500ML. SURTIDA</text:p>
          </table:table-cell>
          <table:table-cell office:value-type="string">
            <text:p>MCK74509</text:p>
          </table:table-cell>
          <table:table-cell office:value-type="string">
            <text:p>MICKEY</text:p>
          </table:table-cell>
          <table:table-cell office:value-type="float" office:value="2.95">
            <text:p>2,95</text:p>
          </table:table-cell>
          <table:table-cell office:value-type="float" office:value="48">
            <text:p>48</text:p>
          </table:table-cell>
          <table:table-cell table:number-columns-repeated="1017"/>
        </table:table-row>
        <table:table-row table:style-name="ro1">
          <table:table-cell office:value-type="float" office:value="9312">
            <text:p>9312</text:p>
          </table:table-cell>
          <table:table-cell office:value-type="string">
            <text:p><text:a xlink:href="../../../../../../Users/Toni/AppData/Local/Temp/CSV3110.xlsx">http://ilusionstore.es/img/p/9312-7406.jpg</text:a></text:p>
          </table:table-cell>
          <table:table-cell office:value-type="string">
            <text:p>PARAGUAS BURBUJA MANUAL MICKEY DISNEY 45CM</text:p>
          </table:table-cell>
          <table:table-cell office:value-type="string">
            <text:p>MCK2400-0349</text:p>
          </table:table-cell>
          <table:table-cell office:value-type="string">
            <text:p>MICKEY</text:p>
          </table:table-cell>
          <table:table-cell office:value-type="float" office:value="3.95">
            <text:p>3,95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1">
          <table:table-cell office:value-type="float" office:value="9311">
            <text:p>9311</text:p>
          </table:table-cell>
          <table:table-cell office:value-type="string">
            <text:p><text:a xlink:href="../../../../../../Users/Toni/AppData/Local/Temp/CSV3110.xlsx">http://ilusionstore.es/img/p/9311-7405.jpg</text:a></text:p>
          </table:table-cell>
          <table:table-cell office:value-type="string">
            <text:p>PACK 12 ZAPATILLAS BOTA CASA MICKEY (T-21 A LA 28)</text:p>
          </table:table-cell>
          <table:table-cell office:value-type="string">
            <text:p>MCK2300-2693</text:p>
          </table:table-cell>
          <table:table-cell office:value-type="string">
            <text:p>MICKEY</text:p>
          </table:table-cell>
          <table:table-cell office:value-type="float" office:value="83.4">
            <text:p>83,4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310">
            <text:p>9310</text:p>
          </table:table-cell>
          <table:table-cell office:value-type="string">
            <text:p><text:a xlink:href="../../../../../../Users/Toni/AppData/Local/Temp/CSV3110.xlsx">http://ilusionstore.es/img/p/9310-7404.jpg</text:a></text:p>
          </table:table-cell>
          <table:table-cell office:value-type="string">
            <text:p>PACK 5 PIJAMAS 100% COTTON MICKEY (T-3/4//5/6)</text:p>
          </table:table-cell>
          <table:table-cell office:value-type="string">
            <text:p>MCK2200-2292</text:p>
          </table:table-cell>
          <table:table-cell office:value-type="string">
            <text:p>MICKEY</text:p>
          </table:table-cell>
          <table:table-cell office:value-type="float" office:value="42.5">
            <text:p>42,5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227">
            <text:p>9227</text:p>
          </table:table-cell>
          <table:table-cell office:value-type="string">
            <text:p><text:a xlink:href="../../../../../../Users/Toni/AppData/Local/Temp/CSV3110.xlsx">http://ilusionstore.es/img/p/9227-7319.jpg</text:a></text:p>
          </table:table-cell>
          <table:table-cell office:value-type="string">
            <text:p>MONEDERO SOFT WALLET MICKEY MOVING 19X11.5X3.5CM</text:p>
          </table:table-cell>
          <table:table-cell office:value-type="string">
            <text:p>MCK64913</text:p>
          </table:table-cell>
          <table:table-cell office:value-type="string">
            <text:p>MICKEY</text:p>
          </table:table-cell>
          <table:table-cell office:value-type="float" office:value="11.5">
            <text:p>11,5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9226">
            <text:p>9226</text:p>
          </table:table-cell>
          <table:table-cell office:value-type="string">
            <text:p><text:a xlink:href="../../../../../../Users/Toni/AppData/Local/Temp/CSV3110.xlsx">http://ilusionstore.es/img/p/9226-7318.jpg</text:a></text:p>
          </table:table-cell>
          <table:table-cell office:value-type="string">
            <text:p>BANDOLERA BASIC HORIZONTAL HS MOVING 24X15X13CM.</text:p>
          </table:table-cell>
          <table:table-cell office:value-type="string">
            <text:p>MCK64883</text:p>
          </table:table-cell>
          <table:table-cell office:value-type="string">
            <text:p>MICKEY</text:p>
          </table:table-cell>
          <table:table-cell office:value-type="float" office:value="10.5">
            <text:p>10,5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225">
            <text:p>9225</text:p>
          </table:table-cell>
          <table:table-cell office:value-type="string">
            <text:p><text:a xlink:href="../../../../../../Users/Toni/AppData/Local/Temp/CSV3110.xlsx">http://ilusionstore.es/img/p/9225-7317.jpg</text:a></text:p>
          </table:table-cell>
          <table:table-cell office:value-type="string">
            <text:p>BANDOLERA BASIC VERICAL HS MICKEY MOVING 30X23X5CM</text:p>
          </table:table-cell>
          <table:table-cell office:value-type="string">
            <text:p>MCK64852</text:p>
          </table:table-cell>
          <table:table-cell office:value-type="string">
            <text:p>MICKEY</text:p>
          </table:table-cell>
          <table:table-cell office:value-type="float" office:value="9.95">
            <text:p>9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224">
            <text:p>9224</text:p>
          </table:table-cell>
          <table:table-cell office:value-type="string">
            <text:p><text:a xlink:href="../../../../../../Users/Toni/AppData/Local/Temp/CSV3110.xlsx">http://ilusionstore.es/img/p/9224-7316.jpg</text:a></text:p>
          </table:table-cell>
          <table:table-cell office:value-type="string">
            <text:p>PORTATODO BOX HS MICKEY MOVING 19X10X8CM. DISNEY</text:p>
          </table:table-cell>
          <table:table-cell office:value-type="string">
            <text:p>MCK63978</text:p>
          </table:table-cell>
          <table:table-cell office:value-type="string">
            <text:p>MICKEY</text:p>
          </table:table-cell>
          <table:table-cell office:value-type="float" office:value="5.1">
            <text:p>5,1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9223">
            <text:p>9223</text:p>
          </table:table-cell>
          <table:table-cell office:value-type="string">
            <text:p><text:a xlink:href="../../../../../../Users/Toni/AppData/Local/Temp/CSV3110.xlsx">http://ilusionstore.es/img/p/9223-7315.jpg</text:a></text:p>
          </table:table-cell>
          <table:table-cell office:value-type="string">
            <text:p>SACO MOCHILA STRAP MICKEY MOVING DISNEY 34X41X1CM</text:p>
          </table:table-cell>
          <table:table-cell office:value-type="string">
            <text:p>MCK63961</text:p>
          </table:table-cell>
          <table:table-cell office:value-type="string">
            <text:p>MICKEY</text:p>
          </table:table-cell>
          <table:table-cell office:value-type="float" office:value="7.95">
            <text:p>7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9222">
            <text:p>9222</text:p>
          </table:table-cell>
          <table:table-cell office:value-type="string">
            <text:p><text:a xlink:href="../../../../../../Users/Toni/AppData/Local/Temp/CSV3110.xlsx">http://ilusionstore.es/img/p/9222-7314.jpg</text:a></text:p>
          </table:table-cell>
          <table:table-cell office:value-type="string">
            <text:p>BILLETERO LARGO HS MICKEY MOVING 20X10.5X4CM.</text:p>
          </table:table-cell>
          <table:table-cell office:value-type="string">
            <text:p>MCK63930</text:p>
          </table:table-cell>
          <table:table-cell office:value-type="string">
            <text:p>MICKEY</text:p>
          </table:table-cell>
          <table:table-cell office:value-type="float" office:value="10.95">
            <text:p>10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9149">
            <text:p>9149</text:p>
          </table:table-cell>
          <table:table-cell office:value-type="string">
            <text:p><text:a xlink:href="../../../../../../Users/Toni/AppData/Local/Temp/CSV3110.xlsx">http://ilusionstore.es/img/p/9149-7241.jpg</text:a></text:p>
          </table:table-cell>
          <table:table-cell office:value-type="string">
            <text:p>BOTELLA SPORT MICKEY ICONS DISNEY 400ML.</text:p>
          </table:table-cell>
          <table:table-cell office:value-type="string">
            <text:p>MCK90324</text:p>
          </table:table-cell>
          <table:table-cell office:value-type="string">
            <text:p>MICKEY</text:p>
          </table:table-cell>
          <table:table-cell office:value-type="float" office:value="1.45">
            <text:p>1,45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float" office:value="9148">
            <text:p>9148</text:p>
          </table:table-cell>
          <table:table-cell office:value-type="string">
            <text:p><text:a xlink:href="../../../../../../Users/Toni/AppData/Local/Temp/CSV3110.xlsx">http://ilusionstore.es/img/p/9148-7240.jpg</text:a></text:p>
          </table:table-cell>
          <table:table-cell office:value-type="string">
            <text:p>VASO DE CAÑA EASY 430ML. MICKEY ICONS DISNEY</text:p>
          </table:table-cell>
          <table:table-cell office:value-type="string">
            <text:p>MCK20304</text:p>
          </table:table-cell>
          <table:table-cell office:value-type="string">
            <text:p>MICKEY</text:p>
          </table:table-cell>
          <table:table-cell office:value-type="float" office:value="1.2">
            <text:p>1,20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office:value-type="float" office:value="9104">
            <text:p>9104</text:p>
          </table:table-cell>
          <table:table-cell office:value-type="string">
            <text:p><text:a xlink:href="../../../../../../Users/Toni/AppData/Local/Temp/CSV3110.xlsx">http://ilusionstore.es/img/p/9104-7196.jpg</text:a></text:p>
          </table:table-cell>
          <table:table-cell office:value-type="string">
            <text:p>MOCHILA REVERSIBLE INFANTIL MICKEY 32X26X11CM</text:p>
          </table:table-cell>
          <table:table-cell office:value-type="string">
            <text:p>MCK61967</text:p>
          </table:table-cell>
          <table:table-cell office:value-type="string">
            <text:p>MICKEY</text:p>
          </table:table-cell>
          <table:table-cell office:value-type="float" office:value="14.5">
            <text:p>14,5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103">
            <text:p>9103</text:p>
          </table:table-cell>
          <table:table-cell office:value-type="string">
            <text:p><text:a xlink:href="../../../../../../Users/Toni/AppData/Local/Temp/CSV3110.xlsx">http://ilusionstore.es/img/p/9103-7195.jpg</text:a></text:p>
          </table:table-cell>
          <table:table-cell office:value-type="string">
            <text:p>MOCHILA 3D INFANTIL MICKEY DISNEY RACER 31X25X10CM</text:p>
          </table:table-cell>
          <table:table-cell office:value-type="string">
            <text:p>MCK2100-2071</text:p>
          </table:table-cell>
          <table:table-cell office:value-type="string">
            <text:p>MICKEY</text:p>
          </table:table-cell>
          <table:table-cell office:value-type="float" office:value="6.99">
            <text:p>6,99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9102">
            <text:p>9102</text:p>
          </table:table-cell>
          <table:table-cell office:value-type="string">
            <text:p><text:a xlink:href="../../../../../../Users/Toni/AppData/Local/Temp/CSV3110.xlsx">http://ilusionstore.es/img/p/9102-7194.jpg</text:a></text:p>
          </table:table-cell>
          <table:table-cell office:value-type="string">
            <text:p>MOCHILA INFANTIL 3D MICKEY DISNEY 31X25X10CM.</text:p>
          </table:table-cell>
          <table:table-cell office:value-type="string">
            <text:p>MCK2100-1961</text:p>
          </table:table-cell>
          <table:table-cell office:value-type="string">
            <text:p>MICKEY</text:p>
          </table:table-cell>
          <table:table-cell office:value-type="float" office:value="6.99">
            <text:p>6,99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<text:a xlink:href="../../../../../../Users/Toni/AppData/Local/Temp/CSV3110.xlsx">http://ilusionstore.es/img/p/9101-7193.jpg</text:a></text:p>
          </table:table-cell>
          <table:table-cell office:value-type="string">
            <text:p>PORTAMERIENDAS TERMICO 3D MICKEY 23.5X19.5X8CM.</text:p>
          </table:table-cell>
          <table:table-cell office:value-type="string">
            <text:p>MCK2100-1942</text:p>
          </table:table-cell>
          <table:table-cell office:value-type="string">
            <text:p>MICKEY</text:p>
          </table:table-cell>
          <table:table-cell office:value-type="float" office:value="6.99">
            <text:p>6,9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979">
            <text:p>8979</text:p>
          </table:table-cell>
          <table:table-cell office:value-type="string">
            <text:p><text:a xlink:href="../../../../../../Users/Toni/AppData/Local/Temp/CSV3110.xlsx">http://ilusionstore.es/img/p/8979-7051.jpg</text:a></text:p>
          </table:table-cell>
          <table:table-cell office:value-type="string">
            <text:p>EXPOSITOR BOLIGRAFOS SURTIDOS DISNEY 36 PIEZAS</text:p>
          </table:table-cell>
          <table:table-cell office:value-type="string">
            <text:p>MCK51135</text:p>
          </table:table-cell>
          <table:table-cell office:value-type="string">
            <text:p>MICKEY</text:p>
          </table:table-cell>
          <table:table-cell office:value-type="float" office:value="17.3">
            <text:p>17,3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1016"/>
        </table:table-row>
        <table:table-row table:style-name="ro1">
          <table:table-cell office:value-type="float" office:value="8978">
            <text:p>8978</text:p>
          </table:table-cell>
          <table:table-cell office:value-type="string">
            <text:p><text:a xlink:href="../../../../../../Users/Toni/AppData/Local/Temp/CSV3110.xlsx">http://ilusionstore.es/img/p/8978-7050.jpg</text:a></text:p>
          </table:table-cell>
          <table:table-cell office:value-type="string">
            <text:p>EXPOSITOR LIBRRETAS Y AGENDAS SURTIDAS 36 PIEZAS</text:p>
          </table:table-cell>
          <table:table-cell office:value-type="string">
            <text:p>MCK51128</text:p>
          </table:table-cell>
          <table:table-cell office:value-type="string">
            <text:p>MICKEY</text:p>
          </table:table-cell>
          <table:table-cell office:value-type="float" office:value="76.36">
            <text:p>76,36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1016"/>
        </table:table-row>
        <table:table-row table:style-name="ro1">
          <table:table-cell office:value-type="float" office:value="8969">
            <text:p>8969</text:p>
          </table:table-cell>
          <table:table-cell office:value-type="string">
            <text:p><text:a xlink:href="../../../../../../Users/Toni/AppData/Local/Temp/CSV3110.xlsx">http://ilusionstore.es/img/p/8969-7044.jpg</text:a></text:p>
          </table:table-cell>
          <table:table-cell office:value-type="string">
            <text:p>FIGURA GOOFY DISNEY PVC 7X5CM.</text:p>
          </table:table-cell>
          <table:table-cell office:value-type="string">
            <text:p>MCK23704</text:p>
          </table:table-cell>
          <table:table-cell office:value-type="string">
            <text:p>MICKEY</text:p>
          </table:table-cell>
          <table:table-cell office:value-type="float" office:value="2.65">
            <text:p>2,65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8968">
            <text:p>8968</text:p>
          </table:table-cell>
          <table:table-cell office:value-type="string">
            <text:p><text:a xlink:href="../../../../../../Users/Toni/AppData/Local/Temp/CSV3110.xlsx">http://ilusionstore.es/img/p/8968-7043.jpg</text:a></text:p>
          </table:table-cell>
          <table:table-cell office:value-type="string">
            <text:p>FIGURA PLUTO PVC DISNEY 7X5CM.</text:p>
          </table:table-cell>
          <table:table-cell office:value-type="string">
            <text:p>MCK23698</text:p>
          </table:table-cell>
          <table:table-cell office:value-type="string">
            <text:p>MICKEY</text:p>
          </table:table-cell>
          <table:table-cell office:value-type="float" office:value="2.65">
            <text:p>2,65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8967">
            <text:p>8967</text:p>
          </table:table-cell>
          <table:table-cell office:value-type="string">
            <text:p><text:a xlink:href="../../../../../../Users/Toni/AppData/Local/Temp/CSV3110.xlsx">http://ilusionstore.es/img/p/8967-7042.jpg</text:a></text:p>
          </table:table-cell>
          <table:table-cell office:value-type="string">
            <text:p>FIGURA DONALD DISNEY PVC 7X5CM.</text:p>
          </table:table-cell>
          <table:table-cell office:value-type="string">
            <text:p>MCK23674</text:p>
          </table:table-cell>
          <table:table-cell office:value-type="string">
            <text:p>MICKEY</text:p>
          </table:table-cell>
          <table:table-cell office:value-type="float" office:value="2.65">
            <text:p>2,65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8966">
            <text:p>8966</text:p>
          </table:table-cell>
          <table:table-cell office:value-type="string">
            <text:p><text:a xlink:href="../../../../../../Users/Toni/AppData/Local/Temp/CSV3110.xlsx">http://ilusionstore.es/img/p/8966-7041.jpg</text:a></text:p>
          </table:table-cell>
          <table:table-cell office:value-type="string">
            <text:p>FIGURA MICKEY MOUSE DISNEY PVC 7X5CM.</text:p>
          </table:table-cell>
          <table:table-cell office:value-type="string">
            <text:p>MCK23650</text:p>
          </table:table-cell>
          <table:table-cell office:value-type="string">
            <text:p>MICKEY</text:p>
          </table:table-cell>
          <table:table-cell office:value-type="float" office:value="2.65">
            <text:p>2,65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8917">
            <text:p>8917</text:p>
          </table:table-cell>
          <table:table-cell office:value-type="string">
            <text:p><text:a xlink:href="../../../../../../Users/Toni/AppData/Local/Temp/CSV3110.xlsx">http://ilusionstore.es/img/p/8917-6865.jpg</text:a></text:p>
          </table:table-cell>
          <table:table-cell office:value-type="string">
            <text:p>RELOJ DE PARED MICKEY DISNEY 25CM.</text:p>
          </table:table-cell>
          <table:table-cell office:value-type="string">
            <text:p>MCK51999</text:p>
          </table:table-cell>
          <table:table-cell office:value-type="string">
            <text:p>MICKEY</text:p>
          </table:table-cell>
          <table:table-cell office:value-type="float" office:value="1.95">
            <text:p>1,9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8840">
            <text:p>8840</text:p>
          </table:table-cell>
          <table:table-cell office:value-type="string">
            <text:p><text:a xlink:href="../../../../../../Users/Toni/AppData/Local/Temp/CSV3110.xlsx">http://ilusionstore.es/img/p/8840-6743.jpg</text:a></text:p>
          </table:table-cell>
          <table:table-cell office:value-type="string">
            <text:p>Portatodo Mickey Disney Original Triple 12X22X7CM</text:p>
          </table:table-cell>
          <table:table-cell office:value-type="string">
            <text:p>MCK36088</text:p>
          </table:table-cell>
          <table:table-cell office:value-type="string">
            <text:p>MICKEY</text:p>
          </table:table-cell>
          <table:table-cell office:value-type="float" office:value="5.95">
            <text:p>5,95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8839">
            <text:p>8839</text:p>
          </table:table-cell>
          <table:table-cell office:value-type="string">
            <text:p><text:a xlink:href="../../../../../../Users/Toni/AppData/Local/Temp/CSV3110.xlsx">http://ilusionstore.es/img/p/8839-6742.jpg</text:a></text:p>
          </table:table-cell>
          <table:table-cell office:value-type="string">
            <text:p>Portatodo Mickey Disney triple Visages 12X22X7CM</text:p>
          </table:table-cell>
          <table:table-cell office:value-type="string">
            <text:p>MCK36057</text:p>
          </table:table-cell>
          <table:table-cell office:value-type="string">
            <text:p>MICKEY</text:p>
          </table:table-cell>
          <table:table-cell office:value-type="float" office:value="5.95">
            <text:p>5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838">
            <text:p>8838</text:p>
          </table:table-cell>
          <table:table-cell office:value-type="string">
            <text:p><text:a xlink:href="../../../../../../Users/Toni/AppData/Local/Temp/CSV3110.xlsx">http://ilusionstore.es/img/p/8838-6741.jpg</text:a></text:p>
          </table:table-cell>
          <table:table-cell office:value-type="string">
            <text:p>Mochila Mickey Disney Visages 42X30X20CM</text:p>
          </table:table-cell>
          <table:table-cell office:value-type="string">
            <text:p>MCK36040</text:p>
          </table:table-cell>
          <table:table-cell office:value-type="string">
            <text:p>MICKEY</text:p>
          </table:table-cell>
          <table:table-cell office:value-type="float" office:value="16.95">
            <text:p>16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794">
            <text:p>8794</text:p>
          </table:table-cell>
          <table:table-cell office:value-type="string">
            <text:p><text:a xlink:href="../../../../../../Users/Toni/AppData/Local/Temp/CSV3110.xlsx">http://ilusionstore.es/img/p/8794-6680.jpg</text:a></text:p>
          </table:table-cell>
          <table:table-cell office:value-type="string">
            <text:p>PELUCHES SURTIDOS MICKEY Y MINNIE CON SONIDOS 15CM</text:p>
          </table:table-cell>
          <table:table-cell office:value-type="string">
            <text:p>MCK82806</text:p>
          </table:table-cell>
          <table:table-cell office:value-type="string">
            <text:p>MICKEY</text:p>
          </table:table-cell>
          <table:table-cell office:value-type="float" office:value="6.95">
            <text:p>6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773">
            <text:p>8773</text:p>
          </table:table-cell>
          <table:table-cell office:value-type="string">
            <text:p><text:a xlink:href="../../../../../../Users/Toni/AppData/Local/Temp/CSV3110.xlsx">http://ilusionstore.es/img/p/8773-6649.jpg</text:a></text:p>
          </table:table-cell>
          <table:table-cell office:value-type="string">
            <text:p>MOCHILA CLASSIC MICKEY FREE TIME DISNEY 42X30X20CM</text:p>
          </table:table-cell>
          <table:table-cell office:value-type="string">
            <text:p>MCK36071</text:p>
          </table:table-cell>
          <table:table-cell office:value-type="string">
            <text:p>MICKEY</text:p>
          </table:table-cell>
          <table:table-cell office:value-type="float" office:value="16.95">
            <text:p>16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693">
            <text:p>8693</text:p>
          </table:table-cell>
          <table:table-cell office:value-type="string">
            <text:p><text:a xlink:href="../../../../../../Users/Toni/AppData/Local/Temp/CSV3110.xlsx">http://ilusionstore.es/img/p/8693-6540.jpg</text:a></text:p>
          </table:table-cell>
          <table:table-cell office:value-type="string">
            <text:p>VASO FIGURITA 3D 360ML. MICKEY ICONS DISNEY</text:p>
          </table:table-cell>
          <table:table-cell office:value-type="string">
            <text:p>MCK90669</text:p>
          </table:table-cell>
          <table:table-cell office:value-type="string">
            <text:p>MICKEY</text:p>
          </table:table-cell>
          <table:table-cell office:value-type="float" office:value="2.7">
            <text:p>2,70</text:p>
          </table:table-cell>
          <table:table-cell office:value-type="float" office:value="19">
            <text:p>19</text:p>
          </table:table-cell>
          <table:table-cell table:number-columns-repeated="1017"/>
        </table:table-row>
        <table:table-row table:style-name="ro1">
          <table:table-cell office:value-type="float" office:value="8692">
            <text:p>8692</text:p>
          </table:table-cell>
          <table:table-cell office:value-type="string">
            <text:p><text:a xlink:href="../../../../../../Users/Toni/AppData/Local/Temp/CSV3110.xlsx">http://ilusionstore.es/img/p/8692-6539.jpg</text:a></text:p>
          </table:table-cell>
          <table:table-cell office:value-type="string">
            <text:p>BOTELLA SNACK 300ML. CON VASO MICKEY ICONS DISNEY</text:p>
          </table:table-cell>
          <table:table-cell office:value-type="string">
            <text:p>MCK90379</text:p>
          </table:table-cell>
          <table:table-cell office:value-type="string">
            <text:p>MICKEY</text:p>
          </table:table-cell>
          <table:table-cell office:value-type="float" office:value="2.5">
            <text:p>2,5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643">
            <text:p>8643</text:p>
          </table:table-cell>
          <table:table-cell office:value-type="string">
            <text:p><text:a xlink:href="../../../../../../Users/Toni/AppData/Local/Temp/CSV3110.xlsx">http://ilusionstore.es/img/p/8643-6497.jpg</text:a></text:p>
          </table:table-cell>
          <table:table-cell office:value-type="string">
            <text:p>SANDWICHERA CUADRADA MICKEY ICONS DISNEY</text:p>
          </table:table-cell>
          <table:table-cell office:value-type="string">
            <text:p>MCK90744</text:p>
          </table:table-cell>
          <table:table-cell office:value-type="string">
            <text:p>MICKEY</text:p>
          </table:table-cell>
          <table:table-cell office:value-type="float" office:value="1.35">
            <text:p>1,35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8642">
            <text:p>8642</text:p>
          </table:table-cell>
          <table:table-cell office:value-type="string">
            <text:p><text:a xlink:href="../../../../../../Users/Toni/AppData/Local/Temp/CSV3110.xlsx">http://ilusionstore.es/img/p/8642-6496.jpg</text:a></text:p>
          </table:table-cell>
          <table:table-cell office:value-type="string">
            <text:p>MANTEL INDIVIDUAL MICKEY ICONS DISNEY</text:p>
          </table:table-cell>
          <table:table-cell office:value-type="string">
            <text:p>MCK90195</text:p>
          </table:table-cell>
          <table:table-cell office:value-type="string">
            <text:p>MICKEY</text:p>
          </table:table-cell>
          <table:table-cell office:value-type="float" office:value="0.65">
            <text:p>0,65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office:value-type="float" office:value="8640">
            <text:p>8640</text:p>
          </table:table-cell>
          <table:table-cell office:value-type="string">
            <text:p><text:a xlink:href="../../../../../../Users/Toni/AppData/Local/Temp/CSV3110.xlsx">http://ilusionstore.es/img/p/8640-6494.jpg</text:a></text:p>
          </table:table-cell>
          <table:table-cell office:value-type="string">
            <text:p>VASO APILABLE MICKEY ICONS DISNEY 260.ML.</text:p>
          </table:table-cell>
          <table:table-cell office:value-type="string">
            <text:p>MCK20076</text:p>
          </table:table-cell>
          <table:table-cell office:value-type="string">
            <text:p>MICKEY</text:p>
          </table:table-cell>
          <table:table-cell office:value-type="float" office:value="0.45">
            <text:p>0,4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508">
            <text:p>8508</text:p>
          </table:table-cell>
          <table:table-cell office:value-type="string">
            <text:p><text:a xlink:href="../../../../../../Users/Toni/AppData/Local/Temp/CSV3110.xlsx">http://ilusionstore.es/img/p/8508-6348.jpg</text:a></text:p>
          </table:table-cell>
          <table:table-cell office:value-type="string">
            <text:p>BOLSA DE MERIENDA MOCHILA MICKEY VESPA 27X34CM.</text:p>
          </table:table-cell>
          <table:table-cell office:value-type="string">
            <text:p>MCK21802</text:p>
          </table:table-cell>
          <table:table-cell office:value-type="string">
            <text:p>MICKEY</text:p>
          </table:table-cell>
          <table:table-cell office:value-type="float" office:value="3.75">
            <text:p>3,7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506">
            <text:p>8506</text:p>
          </table:table-cell>
          <table:table-cell office:value-type="string">
            <text:p><text:a xlink:href="../../../../../../Users/Toni/AppData/Local/Temp/CSV3110.xlsx">http://ilusionstore.es/img/p/8506-6346.jpg</text:a></text:p>
          </table:table-cell>
          <table:table-cell office:value-type="string">
            <text:p>MOCHILA ADAPTABLE 33CM. MICKEY VESPA 33X27X10CM.</text:p>
          </table:table-cell>
          <table:table-cell office:value-type="string">
            <text:p>MCK21741</text:p>
          </table:table-cell>
          <table:table-cell office:value-type="string">
            <text:p>MICKEY</text:p>
          </table:table-cell>
          <table:table-cell office:value-type="float" office:value="10.5">
            <text:p>10,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8505">
            <text:p>8505</text:p>
          </table:table-cell>
          <table:table-cell office:value-type="string">
            <text:p><text:a xlink:href="../../../../../../Users/Toni/AppData/Local/Temp/CSV3110.xlsx">http://ilusionstore.es/img/p/8505-6345.jpg</text:a></text:p>
          </table:table-cell>
          <table:table-cell office:value-type="string">
            <text:p>MOCHILA ADAPTABLE 28CM. CON CARRITO MICKEY VESPA</text:p>
          </table:table-cell>
          <table:table-cell office:value-type="string">
            <text:p>MCK21727</text:p>
          </table:table-cell>
          <table:table-cell office:value-type="string">
            <text:p>MICKEY</text:p>
          </table:table-cell>
          <table:table-cell office:value-type="float" office:value="12.2">
            <text:p>12,2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504">
            <text:p>8504</text:p>
          </table:table-cell>
          <table:table-cell office:value-type="string">
            <text:p><text:a xlink:href="../../../../../../Users/Toni/AppData/Local/Temp/CSV3110.xlsx">http://ilusionstore.es/img/p/8504-6344.jpg</text:a></text:p>
          </table:table-cell>
          <table:table-cell office:value-type="string">
            <text:p>MOCHILA 28CM. MICKYE DISNEY VESPA 28X23X10CM.</text:p>
          </table:table-cell>
          <table:table-cell office:value-type="string">
            <text:p>MCK21703</text:p>
          </table:table-cell>
          <table:table-cell office:value-type="string">
            <text:p>MICKEY</text:p>
          </table:table-cell>
          <table:table-cell office:value-type="float" office:value="7.95">
            <text:p>7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8360">
            <text:p>8360</text:p>
          </table:table-cell>
          <table:table-cell office:value-type="string">
            <text:p><text:a xlink:href="../../../../../../Users/Toni/AppData/Local/Temp/CSV3110.xlsx">http://ilusionstore.es/img/p/8360-6203.jpg</text:a></text:p>
          </table:table-cell>
          <table:table-cell office:value-type="string">
            <text:p>GAFAS DE SOL EN PERCHA INDIVIDUAL MICKEY DISNEY</text:p>
          </table:table-cell>
          <table:table-cell office:value-type="string">
            <text:p>MCK2500-0635</text:p>
          </table:table-cell>
          <table:table-cell office:value-type="string">
            <text:p>MICKEY</text:p>
          </table:table-cell>
          <table:table-cell office:value-type="float" office:value="2">
            <text:p>2,0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274">
            <text:p>8274</text:p>
          </table:table-cell>
          <table:table-cell office:value-type="string">
            <text:p><text:a xlink:href="../../../../../../Users/Toni/AppData/Local/Temp/CSV3110.xlsx">http://ilusionstore.es/img/p/8274-6117.jpg</text:a></text:p>
          </table:table-cell>
          <table:table-cell office:value-type="string">
            <text:p>SAQUITO MOCHILA 35CM MICKEY DISNEY FUNNY 35X26X2CM</text:p>
          </table:table-cell>
          <table:table-cell office:value-type="string">
            <text:p>MCK10019</text:p>
          </table:table-cell>
          <table:table-cell office:value-type="string">
            <text:p>MICKEY</text:p>
          </table:table-cell>
          <table:table-cell office:value-type="float" office:value="4.5">
            <text:p>4,5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273">
            <text:p>8273</text:p>
          </table:table-cell>
          <table:table-cell office:value-type="string">
            <text:p><text:a xlink:href="../../../../../../Users/Toni/AppData/Local/Temp/CSV3110.xlsx">http://ilusionstore.es/img/p/8273-6116.jpg</text:a></text:p>
          </table:table-cell>
          <table:table-cell office:value-type="string">
            <text:p>PORTATODO CILINDRO MICKEY FUNNY 9X22X9CM.</text:p>
          </table:table-cell>
          <table:table-cell office:value-type="string">
            <text:p>MCK09952</text:p>
          </table:table-cell>
          <table:table-cell office:value-type="string">
            <text:p>MICKEY</text:p>
          </table:table-cell>
          <table:table-cell office:value-type="float" office:value="3.7">
            <text:p>3,7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271">
            <text:p>8271</text:p>
          </table:table-cell>
          <table:table-cell office:value-type="string">
            <text:p><text:a xlink:href="../../../../../../Users/Toni/AppData/Local/Temp/CSV3110.xlsx">http://ilusionstore.es/img/p/8271-6114.jpg</text:a></text:p>
          </table:table-cell>
          <table:table-cell office:value-type="string">
            <text:p>MOCHILA BASIC MICKEY FUNNY 40X33X12CM.</text:p>
          </table:table-cell>
          <table:table-cell office:value-type="string">
            <text:p>MCK09778</text:p>
          </table:table-cell>
          <table:table-cell office:value-type="string">
            <text:p>MICKEY</text:p>
          </table:table-cell>
          <table:table-cell office:value-type="float" office:value="9.95">
            <text:p>9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270">
            <text:p>8270</text:p>
          </table:table-cell>
          <table:table-cell office:value-type="string">
            <text:p><text:a xlink:href="../../../../../../Users/Toni/AppData/Local/Temp/CSV3110.xlsx">http://ilusionstore.es/img/p/8270-6113.jpg</text:a></text:p>
          </table:table-cell>
          <table:table-cell office:value-type="string">
            <text:p>MALETA TROLLEY SOFT MICKEY FUNNY 46X34X16CM.</text:p>
          </table:table-cell>
          <table:table-cell office:value-type="string">
            <text:p>MCK09747</text:p>
          </table:table-cell>
          <table:table-cell office:value-type="string">
            <text:p>MICKEY</text:p>
          </table:table-cell>
          <table:table-cell office:value-type="float" office:value="24.95">
            <text:p>24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061">
            <text:p>8061</text:p>
          </table:table-cell>
          <table:table-cell office:value-type="string">
            <text:p><text:a xlink:href="../../../../../../Users/Toni/AppData/Local/Temp/CSV3110.xlsx">http://ilusionstore.es/img/p/8061-5835.jpg</text:a></text:p>
          </table:table-cell>
          <table:table-cell office:value-type="string">
            <text:p>MALETA INFANTIL ABS 4 RUEDAS CORREPASILLOS MICKEY</text:p>
          </table:table-cell>
          <table:table-cell office:value-type="string">
            <text:p>MCK21833</text:p>
          </table:table-cell>
          <table:table-cell office:value-type="string">
            <text:p>MICKEY</text:p>
          </table:table-cell>
          <table:table-cell office:value-type="float" office:value="49.95">
            <text:p>49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060">
            <text:p>8060</text:p>
          </table:table-cell>
          <table:table-cell office:value-type="string">
            <text:p><text:a xlink:href="../../../../../../Users/Toni/AppData/Local/Temp/CSV3110.xlsx">http://ilusionstore.es/img/p/8060-5834.jpg</text:a></text:p>
          </table:table-cell>
          <table:table-cell office:value-type="string">
            <text:p>TROLLEY ABS 50CM. 2 RUEDAS MICKEY VESPA DISNEY</text:p>
          </table:table-cell>
          <table:table-cell office:value-type="string">
            <text:p>MCK21697</text:p>
          </table:table-cell>
          <table:table-cell office:value-type="string">
            <text:p>MICKEY</text:p>
          </table:table-cell>
          <table:table-cell office:value-type="float" office:value="56.95">
            <text:p>56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7731">
            <text:p>7731</text:p>
          </table:table-cell>
          <table:table-cell office:value-type="string">
            <text:p><text:a xlink:href="../../../../../../Users/Toni/AppData/Local/Temp/CSV3110.xlsx">http://ilusionstore.es/img/p/7731-5509.jpg</text:a></text:p>
          </table:table-cell>
          <table:table-cell office:value-type="string">
            <text:p>NECESER ASEO MICKEY CANDY BOUQUET DISNEY</text:p>
          </table:table-cell>
          <table:table-cell office:value-type="string">
            <text:p>MCK42067</text:p>
          </table:table-cell>
          <table:table-cell office:value-type="string">
            <text:p>MICKEY</text:p>
          </table:table-cell>
          <table:table-cell office:value-type="float" office:value="8.8">
            <text:p>8,8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7680">
            <text:p>7680</text:p>
          </table:table-cell>
          <table:table-cell office:value-type="string">
            <text:p><text:a xlink:href="../../../../../../Users/Toni/AppData/Local/Temp/CSV3110.xlsx">http://ilusionstore.es/img/p/7680-5463.jpg</text:a></text:p>
          </table:table-cell>
          <table:table-cell office:value-type="string">
            <text:p>COJIN MICKEY DISNEY 40 X 40 CM. SELFIE DISNEY.</text:p>
          </table:table-cell>
          <table:table-cell office:value-type="string">
            <text:p>MCK56482</text:p>
          </table:table-cell>
          <table:table-cell office:value-type="string">
            <text:p>MICKEY</text:p>
          </table:table-cell>
          <table:table-cell office:value-type="float" office:value="4.95">
            <text:p>4,95</text:p>
          </table:table-cell>
          <table:table-cell office:value-type="float" office:value="18">
            <text:p>18</text:p>
          </table:table-cell>
          <table:table-cell table:number-columns-repeated="1017"/>
        </table:table-row>
        <table:table-row table:style-name="ro1">
          <table:table-cell office:value-type="float" office:value="7650">
            <text:p>7650</text:p>
          </table:table-cell>
          <table:table-cell office:value-type="string">
            <text:p><text:a xlink:href="../../../../../../Users/Toni/AppData/Local/Temp/CSV3110.xlsx">http://ilusionstore.es/img/p/7650-5435.jpg</text:a></text:p>
          </table:table-cell>
          <table:table-cell office:value-type="string">
            <text:p>PACK 3 CAJITAS DE SLIPS DE 3 UNIDADES MICKEY</text:p>
          </table:table-cell>
          <table:table-cell office:value-type="string">
            <text:p>MCK11113</text:p>
          </table:table-cell>
          <table:table-cell office:value-type="string">
            <text:p>MICKEY</text:p>
          </table:table-cell>
          <table:table-cell office:value-type="float" office:value="6.75">
            <text:p>6,7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7482">
            <text:p>7482</text:p>
          </table:table-cell>
          <table:table-cell office:value-type="string">
            <text:p><text:a xlink:href="../../../../../../Users/Toni/AppData/Local/Temp/CSV3110.xlsx">http://ilusionstore.es/img/p/7482-5251.jpg</text:a></text:p>
          </table:table-cell>
          <table:table-cell office:value-type="string">
            <text:p>TAZA ENTRENAMIENTO 230ML.BOQUILLA DE SILICONA MICK</text:p>
          </table:table-cell>
          <table:table-cell office:value-type="string">
            <text:p>MCK98270</text:p>
          </table:table-cell>
          <table:table-cell office:value-type="string">
            <text:p>MICKEY</text:p>
          </table:table-cell>
          <table:table-cell office:value-type="float" office:value="2.85">
            <text:p>2,8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7293">
            <text:p>7293</text:p>
          </table:table-cell>
          <table:table-cell office:value-type="string">
            <text:p><text:a xlink:href="../../../../../../Users/Toni/AppData/Local/Temp/CSV3110.xlsx">http://ilusionstore.es/img/p/7293-5046.jpg</text:a></text:p>
          </table:table-cell>
          <table:table-cell office:value-type="string">
            <text:p>MOCHILA GUARDERIA 3D GOOFY DISNEY</text:p>
          </table:table-cell>
          <table:table-cell office:value-type="string">
            <text:p>MCK2100-1597</text:p>
          </table:table-cell>
          <table:table-cell office:value-type="string">
            <text:p>MICKEY</text:p>
          </table:table-cell>
          <table:table-cell office:value-type="float" office:value="6.99">
            <text:p>6,99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5834">
            <text:p>5834</text:p>
          </table:table-cell>
          <table:table-cell office:value-type="string">
            <text:p><text:a xlink:href="../../../../../../Users/Toni/AppData/Local/Temp/CSV3110.xlsx">http://ilusionstore.es/img/p/5834-2950.jpg</text:a></text:p>
          </table:table-cell>
          <table:table-cell office:value-type="string">
            <text:p>FLOTADOR MICKEY DISNEY</text:p>
          </table:table-cell>
          <table:table-cell office:value-type="string">
            <text:p>MCK9493</text:p>
          </table:table-cell>
          <table:table-cell office:value-type="string">
            <text:p>MICKEY</text:p>
          </table:table-cell>
          <table:table-cell office:value-type="float" office:value="1.35">
            <text:p>1,35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5833">
            <text:p>5833</text:p>
          </table:table-cell>
          <table:table-cell office:value-type="string">
            <text:p><text:a xlink:href="../../../../../../Users/Toni/AppData/Local/Temp/CSV3110.xlsx">http://ilusionstore.es/img/p/5833-3882.jpg</text:a></text:p>
          </table:table-cell>
          <table:table-cell office:value-type="string">
            <text:p>PELOTA HINCHABLE MICKEY DISNEY</text:p>
          </table:table-cell>
          <table:table-cell office:value-type="string">
            <text:p>MCK9479</text:p>
          </table:table-cell>
          <table:table-cell office:value-type="string">
            <text:p>MICKEY</text:p>
          </table:table-cell>
          <table:table-cell office:value-type="float" office:value="1.35">
            <text:p>1,3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5830">
            <text:p>5830</text:p>
          </table:table-cell>
          <table:table-cell office:value-type="string">
            <text:p><text:a xlink:href="../../../../../../Users/Toni/AppData/Local/Temp/CSV3110.xlsx">http://ilusionstore.es/img/p/5830-2946.jpg</text:a></text:p>
          </table:table-cell>
          <table:table-cell office:value-type="string">
            <text:p>BANDOLERA MICKEY PLAY DISNEY</text:p>
          </table:table-cell>
          <table:table-cell office:value-type="string">
            <text:p>MCK91944</text:p>
          </table:table-cell>
          <table:table-cell office:value-type="string">
            <text:p>MICKEY</text:p>
          </table:table-cell>
          <table:table-cell office:value-type="float" office:value="4.95">
            <text:p>4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828">
            <text:p>5828</text:p>
          </table:table-cell>
          <table:table-cell office:value-type="string">
            <text:p><text:a xlink:href="../../../../../../Users/Toni/AppData/Local/Temp/CSV3110.xlsx">http://ilusionstore.es/img/p/5828-2944.jpg</text:a></text:p>
          </table:table-cell>
          <table:table-cell office:value-type="string">
            <text:p>NECESER PORTATODO MICKEY PLAY</text:p>
          </table:table-cell>
          <table:table-cell office:value-type="string">
            <text:p>MCK91913</text:p>
          </table:table-cell>
          <table:table-cell office:value-type="string">
            <text:p>MICKEY</text:p>
          </table:table-cell>
          <table:table-cell office:value-type="float" office:value="2.7">
            <text:p>2,70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5823">
            <text:p>5823</text:p>
          </table:table-cell>
          <table:table-cell office:value-type="string">
            <text:p><text:a xlink:href="../../../../../../Users/Toni/AppData/Local/Temp/CSV3110.xlsx">http://ilusionstore.es/img/p/5823-2939.jpg</text:a></text:p>
          </table:table-cell>
          <table:table-cell office:value-type="string">
            <text:p>MOCHILA 28CM. MICKEY PLAY DISNEY</text:p>
          </table:table-cell>
          <table:table-cell office:value-type="string">
            <text:p>MCK91821</text:p>
          </table:table-cell>
          <table:table-cell office:value-type="string">
            <text:p>MICKEY</text:p>
          </table:table-cell>
          <table:table-cell office:value-type="float" office:value="8.95">
            <text:p>8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804">
            <text:p>5804</text:p>
          </table:table-cell>
          <table:table-cell office:value-type="string">
            <text:p><text:a xlink:href="../../../../../../Users/Toni/AppData/Local/Temp/CSV3110.xlsx">http://ilusionstore.es/img/p/5804-3879.jpg</text:a></text:p>
          </table:table-cell>
          <table:table-cell office:value-type="string">
            <text:p>TOALLA MICKEY DISNEY 70X140 ALGODON</text:p>
          </table:table-cell>
          <table:table-cell office:value-type="string">
            <text:p>MCK7325</text:p>
          </table:table-cell>
          <table:table-cell office:value-type="string">
            <text:p>MICKEY</text:p>
          </table:table-cell>
          <table:table-cell office:value-type="float" office:value="4.6">
            <text:p>4,6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803">
            <text:p>5803</text:p>
          </table:table-cell>
          <table:table-cell office:value-type="string">
            <text:p><text:a xlink:href="../../../../../../Users/Toni/AppData/Local/Temp/CSV3110.xlsx">http://ilusionstore.es/img/p/5803-3880.jpg</text:a></text:p>
          </table:table-cell>
          <table:table-cell office:value-type="string">
            <text:p>TOALLA MICKEY DISNEY 70X140 ALGODON</text:p>
          </table:table-cell>
          <table:table-cell office:value-type="string">
            <text:p>MCK7318</text:p>
          </table:table-cell>
          <table:table-cell office:value-type="string">
            <text:p>MICKEY</text:p>
          </table:table-cell>
          <table:table-cell office:value-type="float" office:value="4.6">
            <text:p>4,6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791">
            <text:p>5791</text:p>
          </table:table-cell>
          <table:table-cell office:value-type="string">
            <text:p><text:a xlink:href="../../../../../../Users/Toni/AppData/Local/Temp/CSV3110.xlsx">http://ilusionstore.es/img/p/5791-2920.jpg</text:a></text:p>
          </table:table-cell>
          <table:table-cell office:value-type="string">
            <text:p>GORRA MICKEY FULL PRINT DISNEY</text:p>
          </table:table-cell>
          <table:table-cell office:value-type="string">
            <text:p>MCK69600</text:p>
          </table:table-cell>
          <table:table-cell office:value-type="string">
            <text:p>MICKEY</text:p>
          </table:table-cell>
          <table:table-cell office:value-type="float" office:value="2">
            <text:p>2,00</text:p>
          </table:table-cell>
          <table:table-cell office:value-type="float" office:value="79">
            <text:p>79</text:p>
          </table:table-cell>
          <table:table-cell table:number-columns-repeated="1017"/>
        </table:table-row>
        <table:table-row table:style-name="ro1">
          <table:table-cell office:value-type="float" office:value="5784">
            <text:p>5784</text:p>
          </table:table-cell>
          <table:table-cell office:value-type="string">
            <text:p><text:a xlink:href="../../../../../../Users/Toni/AppData/Local/Temp/CSV3110.xlsx">http://ilusionstore.es/img/p/5784-2915.jpg</text:a></text:p>
          </table:table-cell>
          <table:table-cell office:value-type="string">
            <text:p>SET DE DESAYUNO 3 PIEZAS MICKEY COLOURS</text:p>
          </table:table-cell>
          <table:table-cell office:value-type="string">
            <text:p>MCK60905</text:p>
          </table:table-cell>
          <table:table-cell office:value-type="string">
            <text:p>MICKEY</text:p>
          </table:table-cell>
          <table:table-cell office:value-type="float" office:value="4.95">
            <text:p>4,9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5771">
            <text:p>5771</text:p>
          </table:table-cell>
          <table:table-cell office:value-type="string">
            <text:p><text:a xlink:href="../../../../../../Users/Toni/AppData/Local/Temp/CSV3110.xlsx">http://ilusionstore.es/img/p/5771-2904.jpg</text:a></text:p>
          </table:table-cell>
          <table:table-cell office:value-type="string">
            <text:p>BOTELLA SPORT MICKEY</text:p>
          </table:table-cell>
          <table:table-cell office:value-type="string">
            <text:p>MCK5092</text:p>
          </table:table-cell>
          <table:table-cell office:value-type="string">
            <text:p>MICKEY</text:p>
          </table:table-cell>
          <table:table-cell office:value-type="float" office:value="1.16">
            <text:p>1,16</text:p>
          </table:table-cell>
          <table:table-cell office:value-type="float" office:value="17">
            <text:p>17</text:p>
          </table:table-cell>
          <table:table-cell table:number-columns-repeated="1017"/>
        </table:table-row>
        <table:table-row table:style-name="ro1">
          <table:table-cell office:value-type="float" office:value="5767">
            <text:p>5767</text:p>
          </table:table-cell>
          <table:table-cell office:value-type="string">
            <text:p><text:a xlink:href="../../../../../../Users/Toni/AppData/Local/Temp/CSV3110.xlsx">http://ilusionstore.es/img/p/5767-2901.jpg</text:a></text:p>
          </table:table-cell>
          <table:table-cell office:value-type="string">
            <text:p>BOLSA DE DEPORTE M STAR MICKEY</text:p>
          </table:table-cell>
          <table:table-cell office:value-type="string">
            <text:p>MCK47329</text:p>
          </table:table-cell>
          <table:table-cell office:value-type="string">
            <text:p>MICKEY</text:p>
          </table:table-cell>
          <table:table-cell office:value-type="float" office:value="14.95">
            <text:p>14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763">
            <text:p>5763</text:p>
          </table:table-cell>
          <table:table-cell office:value-type="string">
            <text:p><text:a xlink:href="../../../../../../Users/Toni/AppData/Local/Temp/CSV3110.xlsx">http://ilusionstore.es/img/p/5763-3876.jpg</text:a></text:p>
          </table:table-cell>
          <table:table-cell office:value-type="string">
            <text:p>SET 3 PERCHAS MICKEY</text:p>
          </table:table-cell>
          <table:table-cell office:value-type="string">
            <text:p>MCK4615</text:p>
          </table:table-cell>
          <table:table-cell office:value-type="string">
            <text:p>MICKEY</text:p>
          </table:table-cell>
          <table:table-cell office:value-type="float" office:value="1.05">
            <text:p>1,05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5761">
            <text:p>5761</text:p>
          </table:table-cell>
          <table:table-cell office:value-type="string">
            <text:p><text:a xlink:href="../../../../../../Users/Toni/AppData/Local/Temp/CSV3110.xlsx">http://ilusionstore.es/img/p/5761-2895.jpg</text:a></text:p>
          </table:table-cell>
          <table:table-cell office:value-type="string">
            <text:p>MICKEY BOTELLA SPORT</text:p>
          </table:table-cell>
          <table:table-cell office:value-type="string">
            <text:p>MCK4537</text:p>
          </table:table-cell>
          <table:table-cell office:value-type="string">
            <text:p>MICKEY</text:p>
          </table:table-cell>
          <table:table-cell office:value-type="float" office:value="1.2">
            <text:p>1,20</text:p>
          </table:table-cell>
          <table:table-cell office:value-type="float" office:value="25">
            <text:p>25</text:p>
          </table:table-cell>
          <table:table-cell table:number-columns-repeated="1017"/>
        </table:table-row>
        <table:table-row table:style-name="ro1">
          <table:table-cell office:value-type="float" office:value="5744">
            <text:p>5744</text:p>
          </table:table-cell>
          <table:table-cell office:value-type="string">
            <text:p><text:a xlink:href="../../../../../../Users/Toni/AppData/Local/Temp/CSV3110.xlsx">http://ilusionstore.es/img/p/5744-2886.jpg</text:a></text:p>
          </table:table-cell>
          <table:table-cell office:value-type="string">
            <text:p>TOALLA MICKEY DISNEY 70X140 ALGODON</text:p>
          </table:table-cell>
          <table:table-cell office:value-type="string">
            <text:p>MCK2724</text:p>
          </table:table-cell>
          <table:table-cell office:value-type="string">
            <text:p>MICKEY</text:p>
          </table:table-cell>
          <table:table-cell office:value-type="float" office:value="4.6">
            <text:p>4,6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743">
            <text:p>5743</text:p>
          </table:table-cell>
          <table:table-cell office:value-type="string">
            <text:p><text:a xlink:href="../../../../../../Users/Toni/AppData/Local/Temp/CSV3110.xlsx">http://ilusionstore.es/img/p/5743-2885.jpg</text:a></text:p>
          </table:table-cell>
          <table:table-cell office:value-type="string">
            <text:p>PLUMIER TRES PISOS MICKEY DISNEY GIOTTO</text:p>
          </table:table-cell>
          <table:table-cell office:value-type="string">
            <text:p>MCK2700-0158</text:p>
          </table:table-cell>
          <table:table-cell office:value-type="string">
            <text:p>MICKEY</text:p>
          </table:table-cell>
          <table:table-cell office:value-type="float" office:value="9.99">
            <text:p>9,99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739">
            <text:p>5739</text:p>
          </table:table-cell>
          <table:table-cell office:value-type="string">
            <text:p><text:a xlink:href="../../../../../../Users/Toni/AppData/Local/Temp/CSV3110.xlsx">http://ilusionstore.es/img/p/5739-2881.jpg</text:a></text:p>
          </table:table-cell>
          <table:table-cell office:value-type="string">
            <text:p>GAFAS DE SOL PERCHA INDIVIDUAL MICKEY</text:p>
          </table:table-cell>
          <table:table-cell office:value-type="string">
            <text:p>MCK2500-0455</text:p>
          </table:table-cell>
          <table:table-cell office:value-type="string">
            <text:p>MICKEY</text:p>
          </table:table-cell>
          <table:table-cell office:value-type="float" office:value="1.75">
            <text:p>1,7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721">
            <text:p>5721</text:p>
          </table:table-cell>
          <table:table-cell office:value-type="string">
            <text:p><text:a xlink:href="../../../../../../Users/Toni/AppData/Local/Temp/CSV3110.xlsx">http://ilusionstore.es/img/p/5721-2867.jpg</text:a></text:p>
          </table:table-cell>
          <table:table-cell office:value-type="string">
            <text:p>PONCHO 60X120CM MICKEY</text:p>
          </table:table-cell>
          <table:table-cell office:value-type="string">
            <text:p>MCK2200-1101</text:p>
          </table:table-cell>
          <table:table-cell office:value-type="string">
            <text:p>MICKEY</text:p>
          </table:table-cell>
          <table:table-cell office:value-type="float" office:value="7.75">
            <text:p>7,7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5701">
            <text:p>5701</text:p>
          </table:table-cell>
          <table:table-cell office:value-type="string">
            <text:p><text:a xlink:href="../../../../../../Users/Toni/AppData/Local/Temp/CSV3110.xlsx">http://ilusionstore.es/img/p/5701-3872.jpg</text:a></text:p>
          </table:table-cell>
          <table:table-cell office:value-type="string">
            <text:p>SAQUITO MOCHILA 33X45 MICKEY</text:p>
          </table:table-cell>
          <table:table-cell office:value-type="string">
            <text:p>MCK2100-0951</text:p>
          </table:table-cell>
          <table:table-cell office:value-type="string">
            <text:p>MICKEY</text:p>
          </table:table-cell>
          <table:table-cell office:value-type="float" office:value="5.25">
            <text:p>5,2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697">
            <text:p>5697</text:p>
          </table:table-cell>
          <table:table-cell office:value-type="string">
            <text:p><text:a xlink:href="../../../../../../Users/Toni/AppData/Local/Temp/CSV3110.xlsx">http://ilusionstore.es/img/p/5697-2843.jpg</text:a></text:p>
          </table:table-cell>
          <table:table-cell office:value-type="string">
            <text:p>PELUCHE MICKEY DISNEY 30CM SENTADO 40CM DE PIE</text:p>
          </table:table-cell>
          <table:table-cell office:value-type="string">
            <text:p>MCK18986</text:p>
          </table:table-cell>
          <table:table-cell office:value-type="string">
            <text:p>MICKEY</text:p>
          </table:table-cell>
          <table:table-cell office:value-type="float" office:value="8.75">
            <text:p>8,7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5696">
            <text:p>5696</text:p>
          </table:table-cell>
          <table:table-cell office:value-type="string">
            <text:p><text:a xlink:href="../../../../../../Users/Toni/AppData/Local/Temp/CSV3110.xlsx">http://ilusionstore.es/img/p/5696-2842.jpg</text:a></text:p>
          </table:table-cell>
          <table:table-cell office:value-type="string">
            <text:p>PELUCHE MICKEY MICKEY 20CM SENTADO 28CM DE PIE</text:p>
          </table:table-cell>
          <table:table-cell office:value-type="string">
            <text:p>MCK18979</text:p>
          </table:table-cell>
          <table:table-cell office:value-type="string">
            <text:p>MICKEY</text:p>
          </table:table-cell>
          <table:table-cell office:value-type="float" office:value="6.9">
            <text:p>6,9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5688">
            <text:p>5688</text:p>
          </table:table-cell>
          <table:table-cell office:value-type="string">
            <text:p><text:a xlink:href="../../../../../../Users/Toni/AppData/Local/Temp/CSV3110.xlsx">http://ilusionstore.es/img/p/5688-2838.jpg</text:a></text:p>
          </table:table-cell>
          <table:table-cell office:value-type="string">
            <text:p>CANTIMPLORA MICKEY ALUMINIO</text:p>
          </table:table-cell>
          <table:table-cell office:value-type="string">
            <text:p>MCK0345</text:p>
          </table:table-cell>
          <table:table-cell office:value-type="string">
            <text:p>MICKEY</text:p>
          </table:table-cell>
          <table:table-cell office:value-type="float" office:value="2.7">
            <text:p>2,7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5687">
            <text:p>5687</text:p>
          </table:table-cell>
          <table:table-cell office:value-type="string">
            <text:p><text:a xlink:href="../../../../../../Users/Toni/AppData/Local/Temp/CSV3110.xlsx">http://ilusionstore.es/img/p/5687-2837.jpg</text:a></text:p>
          </table:table-cell>
          <table:table-cell office:value-type="string">
            <text:p>BOTELLA SPORT MICKEY</text:p>
          </table:table-cell>
          <table:table-cell office:value-type="string">
            <text:p>MCK0343</text:p>
          </table:table-cell>
          <table:table-cell office:value-type="string">
            <text:p>MICKEY</text:p>
          </table:table-cell>
          <table:table-cell office:value-type="float" office:value="1.1">
            <text:p>1,10</text:p>
          </table:table-cell>
          <table:table-cell office:value-type="float" office:value="23">
            <text:p>23</text:p>
          </table:table-cell>
          <table:table-cell table:number-columns-repeated="1017"/>
        </table:table-row>
        <table:table-row table:style-name="ro1">
          <table:table-cell office:value-type="float" office:value="9548">
            <text:p>9548</text:p>
          </table:table-cell>
          <table:table-cell office:value-type="string">
            <text:p><text:a xlink:href="../../../../../../Users/Toni/AppData/Local/Temp/CSV3110.xlsx">http://ilusionstore.es/img/p/9548-7638.jpg</text:a></text:p>
          </table:table-cell>
          <table:table-cell office:value-type="string">
            <text:p>PACK 8 ZAPATILLA CASA MINIONS SURT. (T DE 25 A 32)</text:p>
          </table:table-cell>
          <table:table-cell office:value-type="string">
            <text:p>MIN52419</text:p>
          </table:table-cell>
          <table:table-cell office:value-type="string">
            <text:p>MINIONS</text:p>
          </table:table-cell>
          <table:table-cell office:value-type="float" office:value="15.9">
            <text:p>15,9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547">
            <text:p>9547</text:p>
          </table:table-cell>
          <table:table-cell office:value-type="string">
            <text:p><text:a xlink:href="../../../../../../Users/Toni/AppData/Local/Temp/CSV3110.xlsx">http://ilusionstore.es/img/p/9547-7637.jpg</text:a></text:p>
          </table:table-cell>
          <table:table-cell office:value-type="string">
            <text:p>PACK 5 CAJITAS DE 3 SLIPS MINIONS (T-2-3/4-5/6-8)</text:p>
          </table:table-cell>
          <table:table-cell office:value-type="string">
            <text:p>MIN37621</text:p>
          </table:table-cell>
          <table:table-cell office:value-type="string">
            <text:p>MINIONS</text:p>
          </table:table-cell>
          <table:table-cell office:value-type="float" office:value="7.95">
            <text:p>7,95</text:p>
          </table:table-cell>
          <table:table-cell table:number-columns-repeated="2"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495">
            <text:p>9495</text:p>
          </table:table-cell>
          <table:table-cell office:value-type="string">
            <text:p><text:a xlink:href="../../../../../../Users/Toni/AppData/Local/Temp/CSV3110.xlsx">http://ilusionstore.es/img/p/9495-7588.jpg</text:a></text:p>
          </table:table-cell>
          <table:table-cell office:value-type="string">
            <text:p>PACK 5 PELUCHES SOFT MINIONS NEW MOVIE 19CM.</text:p>
          </table:table-cell>
          <table:table-cell office:value-type="string">
            <text:p>MIN54045</text:p>
          </table:table-cell>
          <table:table-cell office:value-type="string">
            <text:p>MINIONS</text:p>
          </table:table-cell>
          <table:table-cell office:value-type="float" office:value="17.5">
            <text:p>17,5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494">
            <text:p>9494</text:p>
          </table:table-cell>
          <table:table-cell office:value-type="string">
            <text:p><text:a xlink:href="../../../../../../Users/Toni/AppData/Local/Temp/CSV3110.xlsx">http://ilusionstore.es/img/p/9494-7587.jpg</text:a></text:p>
          </table:table-cell>
          <table:table-cell office:value-type="string">
            <text:p>MINIONS BRAGA CUELLO POLAR</text:p>
          </table:table-cell>
          <table:table-cell office:value-type="string">
            <text:p>MIN4137</text:p>
          </table:table-cell>
          <table:table-cell office:value-type="string">
            <text:p>MINIONS</text:p>
          </table:table-cell>
          <table:table-cell office:value-type="float" office:value="2.75">
            <text:p>2,7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313">
            <text:p>9313</text:p>
          </table:table-cell>
          <table:table-cell office:value-type="string">
            <text:p><text:a xlink:href="../../../../../../Users/Toni/AppData/Local/Temp/CSV3110.xlsx">http://ilusionstore.es/img/p/9313-7407.jpg</text:a></text:p>
          </table:table-cell>
          <table:table-cell office:value-type="string">
            <text:p>PAÑUELO POLAR MULTIUSOS MINIONS NEW MOVIE JAIL</text:p>
          </table:table-cell>
          <table:table-cell office:value-type="string">
            <text:p>MIN2200-2470</text:p>
          </table:table-cell>
          <table:table-cell office:value-type="string">
            <text:p>MINIONS</text:p>
          </table:table-cell>
          <table:table-cell office:value-type="float" office:value="2.65">
            <text:p>2,65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9246">
            <text:p>9246</text:p>
          </table:table-cell>
          <table:table-cell office:value-type="string">
            <text:p><text:a xlink:href="../../../../../../Users/Toni/AppData/Local/Temp/CSV3110.xlsx">http://ilusionstore.es/img/p/9246-7338.jpg</text:a></text:p>
          </table:table-cell>
          <table:table-cell office:value-type="string">
            <text:p>MOCHILA CON LUZ MINIONS MOVIE BELLO 38X29X12CM.</text:p>
          </table:table-cell>
          <table:table-cell office:value-type="string">
            <text:p>MIN2100-2026</text:p>
          </table:table-cell>
          <table:table-cell office:value-type="string">
            <text:p>MINIONS</text:p>
          </table:table-cell>
          <table:table-cell office:value-type="float" office:value="17.95">
            <text:p>17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153">
            <text:p>9153</text:p>
          </table:table-cell>
          <table:table-cell office:value-type="string">
            <text:p><text:a xlink:href="../../../../../../Users/Toni/AppData/Local/Temp/CSV3110.xlsx">http://ilusionstore.es/img/p/9153-7245.jpg</text:a></text:p>
          </table:table-cell>
          <table:table-cell office:value-type="string">
            <text:p>SANDWICHERA RECTANGULAR MINIONS RULES</text:p>
          </table:table-cell>
          <table:table-cell office:value-type="string">
            <text:p>MIN98749</text:p>
          </table:table-cell>
          <table:table-cell office:value-type="string">
            <text:p>MINIONS</text:p>
          </table:table-cell>
          <table:table-cell office:value-type="float" office:value="1.35">
            <text:p>1,35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office:value-type="float" office:value="9152">
            <text:p>9152</text:p>
          </table:table-cell>
          <table:table-cell office:value-type="string">
            <text:p><text:a xlink:href="../../../../../../Users/Toni/AppData/Local/Temp/CSV3110.xlsx">http://ilusionstore.es/img/p/9152-7244.jpg</text:a></text:p>
          </table:table-cell>
          <table:table-cell office:value-type="string">
            <text:p>BOTELLA SPORT MINIONS RULES 400ML.</text:p>
          </table:table-cell>
          <table:table-cell office:value-type="string">
            <text:p>MIN98329</text:p>
          </table:table-cell>
          <table:table-cell office:value-type="string">
            <text:p>MINIONS</text:p>
          </table:table-cell>
          <table:table-cell office:value-type="float" office:value="1.45">
            <text:p>1,45</text:p>
          </table:table-cell>
          <table:table-cell office:value-type="float" office:value="17">
            <text:p>17</text:p>
          </table:table-cell>
          <table:table-cell table:number-columns-repeated="1017"/>
        </table:table-row>
        <table:table-row table:style-name="ro1">
          <table:table-cell office:value-type="float" office:value="9151">
            <text:p>9151</text:p>
          </table:table-cell>
          <table:table-cell office:value-type="string">
            <text:p><text:a xlink:href="../../../../../../Users/Toni/AppData/Local/Temp/CSV3110.xlsx">http://ilusionstore.es/img/p/9151-7243.jpg</text:a></text:p>
          </table:table-cell>
          <table:table-cell office:value-type="string">
            <text:p>TAZA MICROONDAS MINIONS RULES 350ML.</text:p>
          </table:table-cell>
          <table:table-cell office:value-type="string">
            <text:p>MIN98046</text:p>
          </table:table-cell>
          <table:table-cell office:value-type="string">
            <text:p>MINIONS</text:p>
          </table:table-cell>
          <table:table-cell office:value-type="float" office:value="1.25">
            <text:p>1,25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9150">
            <text:p>9150</text:p>
          </table:table-cell>
          <table:table-cell office:value-type="string">
            <text:p><text:a xlink:href="../../../../../../Users/Toni/AppData/Local/Temp/CSV3110.xlsx">http://ilusionstore.es/img/p/9150-7242.jpg</text:a></text:p>
          </table:table-cell>
          <table:table-cell office:value-type="string">
            <text:p>VASO FIGURITA 3D 360ML. MINIONS RULES</text:p>
          </table:table-cell>
          <table:table-cell office:value-type="string">
            <text:p>MIN61661</text:p>
          </table:table-cell>
          <table:table-cell office:value-type="string">
            <text:p>MINIONS</text:p>
          </table:table-cell>
          <table:table-cell office:value-type="float" office:value="2.7">
            <text:p>2,70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9142">
            <text:p>9142</text:p>
          </table:table-cell>
          <table:table-cell office:value-type="string">
            <text:p><text:a xlink:href="../../../../../../Users/Toni/AppData/Local/Temp/CSV3110.xlsx">http://ilusionstore.es/img/p/9142-7233.jpg</text:a></text:p>
          </table:table-cell>
          <table:table-cell office:value-type="string">
            <text:p>SACO MOCHILA MINIONS JAIL 35X26X2CM.</text:p>
          </table:table-cell>
          <table:table-cell office:value-type="string">
            <text:p>MIN25716</text:p>
          </table:table-cell>
          <table:table-cell office:value-type="string">
            <text:p>MINIONS</text:p>
          </table:table-cell>
          <table:table-cell office:value-type="float" office:value="4.5">
            <text:p>4,5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141">
            <text:p>9141</text:p>
          </table:table-cell>
          <table:table-cell office:value-type="string">
            <text:p><text:a xlink:href="../../../../../../Users/Toni/AppData/Local/Temp/CSV3110.xlsx">http://ilusionstore.es/img/p/9141-7232.jpg</text:a></text:p>
          </table:table-cell>
          <table:table-cell office:value-type="string">
            <text:p>MOCHILA FREETIME MINIONS JAIL 32X25X13CM.</text:p>
          </table:table-cell>
          <table:table-cell office:value-type="string">
            <text:p>MIN25532</text:p>
          </table:table-cell>
          <table:table-cell office:value-type="string">
            <text:p>MINIONS</text:p>
          </table:table-cell>
          <table:table-cell office:value-type="float" office:value="9.8">
            <text:p>9,80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8936">
            <text:p>8936</text:p>
          </table:table-cell>
          <table:table-cell office:value-type="string">
            <text:p><text:a xlink:href="../../../../../../Users/Toni/AppData/Local/Temp/CSV3110.xlsx">http://ilusionstore.es/img/p/8936-6984.jpg</text:a></text:p>
          </table:table-cell>
          <table:table-cell office:value-type="string">
            <text:p>MOCHILA ESCOLAR REVERSIBLE MINIONS 3 41X31X14CM.</text:p>
          </table:table-cell>
          <table:table-cell office:value-type="string">
            <text:p>MIN2100-2015</text:p>
          </table:table-cell>
          <table:table-cell office:value-type="string">
            <text:p>MINIONS</text:p>
          </table:table-cell>
          <table:table-cell office:value-type="float" office:value="15.95">
            <text:p>15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870">
            <text:p>8870</text:p>
          </table:table-cell>
          <table:table-cell office:value-type="string">
            <text:p><text:a xlink:href="../../../../../../Users/Toni/AppData/Local/Temp/CSV3110.xlsx">http://ilusionstore.es/img/p/8870-6809.jpg</text:a></text:p>
          </table:table-cell>
          <table:table-cell office:value-type="string">
            <text:p>PELUCHE UNIGOAT 27CM. MINIONS NEW MOVIE</text:p>
          </table:table-cell>
          <table:table-cell office:value-type="string">
            <text:p>MIN54106</text:p>
          </table:table-cell>
          <table:table-cell office:value-type="string">
            <text:p>MINIONS</text:p>
          </table:table-cell>
          <table:table-cell office:value-type="float" office:value="9.5">
            <text:p>9,50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float" office:value="8869">
            <text:p>8869</text:p>
          </table:table-cell>
          <table:table-cell office:value-type="string">
            <text:p><text:a xlink:href="../../../../../../Users/Toni/AppData/Local/Temp/CSV3110.xlsx">http://ilusionstore.es/img/p/8869-6808.jpg</text:a></text:p>
          </table:table-cell>
          <table:table-cell office:value-type="string">
            <text:p>PELUCHE SOFT UNICORNIO 27CM. MINIONS NEW MOVIE</text:p>
          </table:table-cell>
          <table:table-cell office:value-type="string">
            <text:p>MIN54090</text:p>
          </table:table-cell>
          <table:table-cell office:value-type="string">
            <text:p>MINIONS</text:p>
          </table:table-cell>
          <table:table-cell office:value-type="float" office:value="9.5">
            <text:p>9,5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8868">
            <text:p>8868</text:p>
          </table:table-cell>
          <table:table-cell office:value-type="string">
            <text:p><text:a xlink:href="../../../../../../Users/Toni/AppData/Local/Temp/CSV3110.xlsx">http://ilusionstore.es/img/p/8868-6807.jpg</text:a></text:p>
          </table:table-cell>
          <table:table-cell office:value-type="string">
            <text:p>PELUCHE SOFT GRU Y DRU 43CM. SURTIDO MINIONS NEW</text:p>
          </table:table-cell>
          <table:table-cell office:value-type="string">
            <text:p>MIN54083</text:p>
          </table:table-cell>
          <table:table-cell office:value-type="string">
            <text:p>MINIONS</text:p>
          </table:table-cell>
          <table:table-cell office:value-type="float" office:value="9.5">
            <text:p>9,50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8732">
            <text:p>8732</text:p>
          </table:table-cell>
          <table:table-cell office:value-type="string">
            <text:p><text:a xlink:href="../../../../../../Users/Toni/AppData/Local/Temp/CSV3110.xlsx">http://ilusionstore.es/img/p/8732-6590.jpg</text:a></text:p>
          </table:table-cell>
          <table:table-cell office:value-type="string">
            <text:p>PELUCHE SOFT MARGO MINIONS NEW MOVIE 35CM.</text:p>
          </table:table-cell>
          <table:table-cell office:value-type="string">
            <text:p>MIN4113</text:p>
          </table:table-cell>
          <table:table-cell office:value-type="string">
            <text:p>MINIONS</text:p>
          </table:table-cell>
          <table:table-cell office:value-type="float" office:value="9.5">
            <text:p>9,5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731">
            <text:p>8731</text:p>
          </table:table-cell>
          <table:table-cell office:value-type="string">
            <text:p><text:a xlink:href="../../../../../../Users/Toni/AppData/Local/Temp/CSV3110.xlsx">http://ilusionstore.es/img/p/8731-6589.jpg</text:a></text:p>
          </table:table-cell>
          <table:table-cell office:value-type="string">
            <text:p>PELUCHE SOFT AGNES MINIONS NEW MOVIE 30CM.</text:p>
          </table:table-cell>
          <table:table-cell office:value-type="string">
            <text:p>MIN354113</text:p>
          </table:table-cell>
          <table:table-cell office:value-type="string">
            <text:p>MINIONS</text:p>
          </table:table-cell>
          <table:table-cell office:value-type="float" office:value="9.5">
            <text:p>9,5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6000">
            <text:p>6000</text:p>
          </table:table-cell>
          <table:table-cell office:value-type="string">
            <text:p><text:a xlink:href="../../../../../../Users/Toni/AppData/Local/Temp/CSV3110.xlsx">http://ilusionstore.es/img/p/6000-3971.jpg</text:a></text:p>
          </table:table-cell>
          <table:table-cell office:value-type="string">
            <text:p>MINIONS PORTATODO 21X6.5 CM</text:p>
          </table:table-cell>
          <table:table-cell office:value-type="string">
            <text:p>MIN8933</text:p>
          </table:table-cell>
          <table:table-cell office:value-type="string">
            <text:p>MINIONS</text:p>
          </table:table-cell>
          <table:table-cell office:value-type="float" office:value="1.75">
            <text:p>1,7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995">
            <text:p>5995</text:p>
          </table:table-cell>
          <table:table-cell office:value-type="string">
            <text:p><text:a xlink:href="../../../../../../Users/Toni/AppData/Local/Temp/CSV3110.xlsx">http://ilusionstore.es/img/p/5995-3969.jpg</text:a></text:p>
          </table:table-cell>
          <table:table-cell office:value-type="string">
            <text:p>CANTIMPLORA SPORT MINIONS</text:p>
          </table:table-cell>
          <table:table-cell office:value-type="string">
            <text:p>MIN8771</text:p>
          </table:table-cell>
          <table:table-cell office:value-type="string">
            <text:p>MINIONS</text:p>
          </table:table-cell>
          <table:table-cell office:value-type="float" office:value="1.1">
            <text:p>1,1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5994">
            <text:p>5994</text:p>
          </table:table-cell>
          <table:table-cell office:value-type="string">
            <text:p><text:a xlink:href="../../../../../../Users/Toni/AppData/Local/Temp/CSV3110.xlsx">http://ilusionstore.es/img/p/5994-3968.jpg</text:a></text:p>
          </table:table-cell>
          <table:table-cell office:value-type="string">
            <text:p>MINION VASO DE CAÑA</text:p>
          </table:table-cell>
          <table:table-cell office:value-type="string">
            <text:p>MIN8733</text:p>
          </table:table-cell>
          <table:table-cell office:value-type="string">
            <text:p>MINIONS</text:p>
          </table:table-cell>
          <table:table-cell office:value-type="float" office:value="1.1">
            <text:p>1,10</text:p>
          </table:table-cell>
          <table:table-cell office:value-type="float" office:value="38">
            <text:p>38</text:p>
          </table:table-cell>
          <table:table-cell table:number-columns-repeated="1017"/>
        </table:table-row>
        <table:table-row table:style-name="ro1">
          <table:table-cell office:value-type="float" office:value="5985">
            <text:p>5985</text:p>
          </table:table-cell>
          <table:table-cell office:value-type="string">
            <text:p><text:a xlink:href="../../../../../../Users/Toni/AppData/Local/Temp/CSV3110.xlsx">http://ilusionstore.es/img/p/5985-3963.jpg</text:a></text:p>
          </table:table-cell>
          <table:table-cell office:value-type="string">
            <text:p>MINIONS MOCHILA 40CM ADAP CARRO</text:p>
          </table:table-cell>
          <table:table-cell office:value-type="string">
            <text:p>MIN7240</text:p>
          </table:table-cell>
          <table:table-cell office:value-type="string">
            <text:p>MINIONS</text:p>
          </table:table-cell>
          <table:table-cell office:value-type="float" office:value="8.45">
            <text:p>8,4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5970">
            <text:p>5970</text:p>
          </table:table-cell>
          <table:table-cell office:value-type="string">
            <text:p><text:a xlink:href="../../../../../../Users/Toni/AppData/Local/Temp/CSV3110.xlsx">http://ilusionstore.es/img/p/5970-3955.jpg</text:a></text:p>
          </table:table-cell>
          <table:table-cell office:value-type="string">
            <text:p>PORTATODO TRIPLE MINIONS SELFIE</text:p>
          </table:table-cell>
          <table:table-cell office:value-type="string">
            <text:p>MIN53429</text:p>
          </table:table-cell>
          <table:table-cell office:value-type="string">
            <text:p>MINIONS</text:p>
          </table:table-cell>
          <table:table-cell office:value-type="float" office:value="5.95">
            <text:p>5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5968">
            <text:p>5968</text:p>
          </table:table-cell>
          <table:table-cell office:value-type="string">
            <text:p><text:a xlink:href="../../../../../../Users/Toni/AppData/Local/Temp/CSV3110.xlsx">http://ilusionstore.es/img/p/5968-3953.jpg</text:a></text:p>
          </table:table-cell>
          <table:table-cell office:value-type="string">
            <text:p>MINIONS MALETA TROLLEY SOFT SELFIE</text:p>
          </table:table-cell>
          <table:table-cell office:value-type="string">
            <text:p>MIN53382</text:p>
          </table:table-cell>
          <table:table-cell office:value-type="string">
            <text:p>MINIONS</text:p>
          </table:table-cell>
          <table:table-cell office:value-type="float" office:value="22.95">
            <text:p>22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967">
            <text:p>5967</text:p>
          </table:table-cell>
          <table:table-cell office:value-type="string">
            <text:p><text:a xlink:href="../../../../../../Users/Toni/AppData/Local/Temp/CSV3110.xlsx">http://ilusionstore.es/img/p/5967-3952.jpg</text:a></text:p>
          </table:table-cell>
          <table:table-cell office:value-type="string">
            <text:p>MINIONS MOCHILA INFANTIL SELFIE</text:p>
          </table:table-cell>
          <table:table-cell office:value-type="string">
            <text:p>MIN53368</text:p>
          </table:table-cell>
          <table:table-cell office:value-type="string">
            <text:p>MINIONS</text:p>
          </table:table-cell>
          <table:table-cell office:value-type="float" office:value="9.95">
            <text:p>9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5966">
            <text:p>5966</text:p>
          </table:table-cell>
          <table:table-cell office:value-type="string">
            <text:p><text:a xlink:href="../../../../../../Users/Toni/AppData/Local/Temp/CSV3110.xlsx">http://ilusionstore.es/img/p/5966-3951.jpg</text:a></text:p>
          </table:table-cell>
          <table:table-cell office:value-type="string">
            <text:p>SACO 35CM. MINIONS SELFIE</text:p>
          </table:table-cell>
          <table:table-cell office:value-type="string">
            <text:p>MIN53351</text:p>
          </table:table-cell>
          <table:table-cell office:value-type="string">
            <text:p>MINIONS</text:p>
          </table:table-cell>
          <table:table-cell office:value-type="float" office:value="5.45">
            <text:p>5,4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5965">
            <text:p>5965</text:p>
          </table:table-cell>
          <table:table-cell office:value-type="string">
            <text:p><text:a xlink:href="../../../../../../Users/Toni/AppData/Local/Temp/CSV3110.xlsx">http://ilusionstore.es/img/p/5965-3950.jpg</text:a></text:p>
          </table:table-cell>
          <table:table-cell office:value-type="string">
            <text:p>MINIONS SACO 41CM. SELFIE</text:p>
          </table:table-cell>
          <table:table-cell office:value-type="string">
            <text:p>MIN53344</text:p>
          </table:table-cell>
          <table:table-cell office:value-type="string">
            <text:p>MINIONS</text:p>
          </table:table-cell>
          <table:table-cell office:value-type="float" office:value="5.95">
            <text:p>5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964">
            <text:p>5964</text:p>
          </table:table-cell>
          <table:table-cell office:value-type="string">
            <text:p><text:a xlink:href="../../../../../../Users/Toni/AppData/Local/Temp/CSV3110.xlsx">http://ilusionstore.es/img/p/5964-3949.jpg</text:a></text:p>
          </table:table-cell>
          <table:table-cell office:value-type="string">
            <text:p>BOLSA DE DEPORTE MINIONS SELFIE</text:p>
          </table:table-cell>
          <table:table-cell office:value-type="string">
            <text:p>MIN53337</text:p>
          </table:table-cell>
          <table:table-cell office:value-type="string">
            <text:p>MINIONS</text:p>
          </table:table-cell>
          <table:table-cell office:value-type="float" office:value="14.95">
            <text:p>14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963">
            <text:p>5963</text:p>
          </table:table-cell>
          <table:table-cell office:value-type="string">
            <text:p><text:a xlink:href="../../../../../../Users/Toni/AppData/Local/Temp/CSV3110.xlsx">http://ilusionstore.es/img/p/5963-3948.jpg</text:a></text:p>
          </table:table-cell>
          <table:table-cell office:value-type="string">
            <text:p>TROLLEY TRAVEL MINIONS SELFIE</text:p>
          </table:table-cell>
          <table:table-cell office:value-type="string">
            <text:p>MIN53313</text:p>
          </table:table-cell>
          <table:table-cell office:value-type="string">
            <text:p>MINIONS</text:p>
          </table:table-cell>
          <table:table-cell office:value-type="float" office:value="37.95">
            <text:p>37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962">
            <text:p>5962</text:p>
          </table:table-cell>
          <table:table-cell office:value-type="string">
            <text:p><text:a xlink:href="../../../../../../Users/Toni/AppData/Local/Temp/CSV3110.xlsx">http://ilusionstore.es/img/p/5962-3947.jpg</text:a></text:p>
          </table:table-cell>
          <table:table-cell office:value-type="string">
            <text:p>PORTATODO CUADRADO MINIONS SELFIE</text:p>
          </table:table-cell>
          <table:table-cell office:value-type="string">
            <text:p>MIN53283</text:p>
          </table:table-cell>
          <table:table-cell office:value-type="string">
            <text:p>MINIONS</text:p>
          </table:table-cell>
          <table:table-cell office:value-type="float" office:value="3.95">
            <text:p>3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960">
            <text:p>5960</text:p>
          </table:table-cell>
          <table:table-cell office:value-type="string">
            <text:p><text:a xlink:href="../../../../../../Users/Toni/AppData/Local/Temp/CSV3110.xlsx">http://ilusionstore.es/img/p/5960-3945.jpg</text:a></text:p>
          </table:table-cell>
          <table:table-cell office:value-type="string">
            <text:p>MINIONS PORTATODO TRIPLE BOB</text:p>
          </table:table-cell>
          <table:table-cell office:value-type="string">
            <text:p>MIN53191</text:p>
          </table:table-cell>
          <table:table-cell office:value-type="string">
            <text:p>MINIONS</text:p>
          </table:table-cell>
          <table:table-cell office:value-type="float" office:value="5.95">
            <text:p>5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5958">
            <text:p>5958</text:p>
          </table:table-cell>
          <table:table-cell office:value-type="string">
            <text:p><text:a xlink:href="../../../../../../Users/Toni/AppData/Local/Temp/CSV3110.xlsx">http://ilusionstore.es/img/p/5958-3943.jpg</text:a></text:p>
          </table:table-cell>
          <table:table-cell office:value-type="string">
            <text:p>MINIONS MALETA TROLLEY SOFT BOB</text:p>
          </table:table-cell>
          <table:table-cell office:value-type="string">
            <text:p>MIN53153</text:p>
          </table:table-cell>
          <table:table-cell office:value-type="string">
            <text:p>MINIONS</text:p>
          </table:table-cell>
          <table:table-cell office:value-type="float" office:value="22.95">
            <text:p>22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955">
            <text:p>5955</text:p>
          </table:table-cell>
          <table:table-cell office:value-type="string">
            <text:p><text:a xlink:href="../../../../../../Users/Toni/AppData/Local/Temp/CSV3110.xlsx">http://ilusionstore.es/img/p/5955-3940.jpg</text:a></text:p>
          </table:table-cell>
          <table:table-cell office:value-type="string">
            <text:p>SACO 35CM. MINIONS BOB</text:p>
          </table:table-cell>
          <table:table-cell office:value-type="string">
            <text:p>MIN53122</text:p>
          </table:table-cell>
          <table:table-cell office:value-type="string">
            <text:p>MINIONS</text:p>
          </table:table-cell>
          <table:table-cell office:value-type="float" office:value="5.45">
            <text:p>5,4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5954">
            <text:p>5954</text:p>
          </table:table-cell>
          <table:table-cell office:value-type="string">
            <text:p><text:a xlink:href="../../../../../../Users/Toni/AppData/Local/Temp/CSV3110.xlsx">http://ilusionstore.es/img/p/5954-3939.jpg</text:a></text:p>
          </table:table-cell>
          <table:table-cell office:value-type="string">
            <text:p>MINIONS SACO 41CM. BOB</text:p>
          </table:table-cell>
          <table:table-cell office:value-type="string">
            <text:p>MIN53115</text:p>
          </table:table-cell>
          <table:table-cell office:value-type="string">
            <text:p>MINIONS</text:p>
          </table:table-cell>
          <table:table-cell office:value-type="float" office:value="5.95">
            <text:p>5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5953">
            <text:p>5953</text:p>
          </table:table-cell>
          <table:table-cell office:value-type="string">
            <text:p><text:a xlink:href="../../../../../../Users/Toni/AppData/Local/Temp/CSV3110.xlsx">http://ilusionstore.es/img/p/5953-3938.jpg</text:a></text:p>
          </table:table-cell>
          <table:table-cell office:value-type="string">
            <text:p>BOLSA DE DEPORTE MINIONS BOB</text:p>
          </table:table-cell>
          <table:table-cell office:value-type="string">
            <text:p>MIN53108</text:p>
          </table:table-cell>
          <table:table-cell office:value-type="string">
            <text:p>MINIONS</text:p>
          </table:table-cell>
          <table:table-cell office:value-type="float" office:value="14.95">
            <text:p>14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5950">
            <text:p>5950</text:p>
          </table:table-cell>
          <table:table-cell office:value-type="string">
            <text:p><text:a xlink:href="../../../../../../Users/Toni/AppData/Local/Temp/CSV3110.xlsx">http://ilusionstore.es/img/p/5950-3935.jpg</text:a></text:p>
          </table:table-cell>
          <table:table-cell office:value-type="string">
            <text:p>PORTATODO BOOK MINIONS BOB</text:p>
          </table:table-cell>
          <table:table-cell office:value-type="string">
            <text:p>MIN53047</text:p>
          </table:table-cell>
          <table:table-cell office:value-type="string">
            <text:p>MINIONS</text:p>
          </table:table-cell>
          <table:table-cell office:value-type="float" office:value="4.95">
            <text:p>4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949">
            <text:p>5949</text:p>
          </table:table-cell>
          <table:table-cell office:value-type="string">
            <text:p><text:a xlink:href="../../../../../../Users/Toni/AppData/Local/Temp/CSV3110.xlsx">http://ilusionstore.es/img/p/5949-3934.jpg</text:a></text:p>
          </table:table-cell>
          <table:table-cell office:value-type="string">
            <text:p>PORTATODO PLANO MINIONS BOB</text:p>
          </table:table-cell>
          <table:table-cell office:value-type="string">
            <text:p>MIN53030</text:p>
          </table:table-cell>
          <table:table-cell office:value-type="string">
            <text:p>MINIONS</text:p>
          </table:table-cell>
          <table:table-cell office:value-type="float" office:value="3.95">
            <text:p>3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5948">
            <text:p>5948</text:p>
          </table:table-cell>
          <table:table-cell office:value-type="string">
            <text:p><text:a xlink:href="../../../../../../Users/Toni/AppData/Local/Temp/CSV3110.xlsx">http://ilusionstore.es/img/p/5948-3933.jpg</text:a></text:p>
          </table:table-cell>
          <table:table-cell office:value-type="string">
            <text:p>MOCHILA FREE TIME MINIONS BOB</text:p>
          </table:table-cell>
          <table:table-cell office:value-type="string">
            <text:p>MIN53009</text:p>
          </table:table-cell>
          <table:table-cell office:value-type="string">
            <text:p>MINIONS</text:p>
          </table:table-cell>
          <table:table-cell office:value-type="float" office:value="14.95">
            <text:p>14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5917">
            <text:p>5917</text:p>
          </table:table-cell>
          <table:table-cell office:value-type="string">
            <text:p><text:a xlink:href="../../../../../../Users/Toni/AppData/Local/Temp/CSV3110.xlsx">http://ilusionstore.es/img/p/5917-3927.jpg</text:a></text:p>
          </table:table-cell>
          <table:table-cell office:value-type="string">
            <text:p>CUBIERTOS MINIONS</text:p>
          </table:table-cell>
          <table:table-cell office:value-type="string">
            <text:p>MIN4304</text:p>
          </table:table-cell>
          <table:table-cell office:value-type="string">
            <text:p>MINIONS</text:p>
          </table:table-cell>
          <table:table-cell office:value-type="float" office:value="0.85">
            <text:p>0,8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5881">
            <text:p>5881</text:p>
          </table:table-cell>
          <table:table-cell office:value-type="string">
            <text:p><text:a xlink:href="../../../../../../Users/Toni/AppData/Local/Temp/CSV3110.xlsx">http://ilusionstore.es/img/p/5881-4886.jpg</text:a></text:p>
          </table:table-cell>
          <table:table-cell office:value-type="string">
            <text:p>MANTA POLAR MINIONS</text:p>
          </table:table-cell>
          <table:table-cell office:value-type="string">
            <text:p>MIN2200-0514</text:p>
          </table:table-cell>
          <table:table-cell office:value-type="string">
            <text:p>MINIONS</text:p>
          </table:table-cell>
          <table:table-cell office:value-type="float" office:value="4.4">
            <text:p>4,40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5875">
            <text:p>5875</text:p>
          </table:table-cell>
          <table:table-cell office:value-type="string">
            <text:p><text:a xlink:href="../../../../../../Users/Toni/AppData/Local/Temp/CSV3110.xlsx">http://ilusionstore.es/img/p/5875-3896.jpg</text:a></text:p>
          </table:table-cell>
          <table:table-cell office:value-type="string">
            <text:p>MOCHILA GUARDERIA 24CM MINIONS ME2</text:p>
          </table:table-cell>
          <table:table-cell office:value-type="string">
            <text:p>MIN2100-1026</text:p>
          </table:table-cell>
          <table:table-cell office:value-type="string">
            <text:p>MINIONS</text:p>
          </table:table-cell>
          <table:table-cell office:value-type="float" office:value="7.85">
            <text:p>7,8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5874">
            <text:p>5874</text:p>
          </table:table-cell>
          <table:table-cell office:value-type="string">
            <text:p><text:a xlink:href="../../../../../../Users/Toni/AppData/Local/Temp/CSV3110.xlsx">http://ilusionstore.es/img/p/5874-3893.jpg</text:a></text:p>
          </table:table-cell>
          <table:table-cell office:value-type="string">
            <text:p>MOCHILA 3D MINIOS II</text:p>
          </table:table-cell>
          <table:table-cell office:value-type="string">
            <text:p>MIN2100-0919</text:p>
          </table:table-cell>
          <table:table-cell office:value-type="string">
            <text:p>MINIONS</text:p>
          </table:table-cell>
          <table:table-cell office:value-type="float" office:value="5.5">
            <text:p>5,5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5871">
            <text:p>5871</text:p>
          </table:table-cell>
          <table:table-cell office:value-type="string">
            <text:p><text:a xlink:href="../../../../../../Users/Toni/AppData/Local/Temp/CSV3110.xlsx">http://ilusionstore.es/img/p/5871-3891.jpg</text:a></text:p>
          </table:table-cell>
          <table:table-cell office:value-type="string">
            <text:p>MINIONS TOALLA MICROFIBRA 70X140CM</text:p>
          </table:table-cell>
          <table:table-cell office:value-type="string">
            <text:p>MIN15791</text:p>
          </table:table-cell>
          <table:table-cell office:value-type="string">
            <text:p>MINIONS</text:p>
          </table:table-cell>
          <table:table-cell office:value-type="float" office:value="4.5">
            <text:p>4,5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5863">
            <text:p>5863</text:p>
          </table:table-cell>
          <table:table-cell office:value-type="string">
            <text:p><text:a xlink:href="../../../../../../Users/Toni/AppData/Local/Temp/CSV3110.xlsx">http://ilusionstore.es/img/p/5863-3886.jpg</text:a></text:p>
          </table:table-cell>
          <table:table-cell office:value-type="string">
            <text:p>TOALLA MICROFIBRA MINIONS 70X140CM.</text:p>
          </table:table-cell>
          <table:table-cell office:value-type="string">
            <text:p>MIN12554</text:p>
          </table:table-cell>
          <table:table-cell office:value-type="string">
            <text:p>MINIONS</text:p>
          </table:table-cell>
          <table:table-cell office:value-type="float" office:value="4.5">
            <text:p>4,5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5861">
            <text:p>5861</text:p>
          </table:table-cell>
          <table:table-cell office:value-type="string">
            <text:p><text:a xlink:href="../../../../../../Users/Toni/AppData/Local/Temp/CSV3110.xlsx">http://ilusionstore.es/img/p/5861-3885.jpg</text:a></text:p>
          </table:table-cell>
          <table:table-cell office:value-type="string">
            <text:p>MINIONS GORRA FULL PRINT SURTIDA</text:p>
          </table:table-cell>
          <table:table-cell office:value-type="string">
            <text:p>MIN12255</text:p>
          </table:table-cell>
          <table:table-cell office:value-type="string">
            <text:p>MINIONS</text:p>
          </table:table-cell>
          <table:table-cell office:value-type="float" office:value="2.25">
            <text:p>2,25</text:p>
          </table:table-cell>
          <table:table-cell office:value-type="float" office:value="41">
            <text:p>41</text:p>
          </table:table-cell>
          <table:table-cell table:number-columns-repeated="1017"/>
        </table:table-row>
        <table:table-row table:style-name="ro1">
          <table:table-cell office:value-type="float" office:value="9701">
            <text:p>9701</text:p>
          </table:table-cell>
          <table:table-cell office:value-type="string">
            <text:p><text:a xlink:href="../../../../../../Users/Toni/AppData/Local/Temp/CSV3110.xlsx">http://ilusionstore.es/img/p/9701-7791.jpg</text:a></text:p>
          </table:table-cell>
          <table:table-cell office:value-type="string">
            <text:p>SACO MOCHILA STRAP MINNIE MON AMOUR 41X34X1CM</text:p>
          </table:table-cell>
          <table:table-cell office:value-type="string">
            <text:p>MN66092</text:p>
          </table:table-cell>
          <table:table-cell office:value-type="string">
            <text:p>MINNIE</text:p>
          </table:table-cell>
          <table:table-cell office:value-type="float" office:value="11.95">
            <text:p>11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699">
            <text:p>9699</text:p>
          </table:table-cell>
          <table:table-cell office:value-type="string">
            <text:p><text:a xlink:href="../../../../../../Users/Toni/AppData/Local/Temp/CSV3110.xlsx">http://ilusionstore.es/img/p/9699-7789.jpg</text:a></text:p>
          </table:table-cell>
          <table:table-cell office:value-type="string">
            <text:p>BILLETERO LARGO MINNIE MON AMOUR 10X20X3CM</text:p>
          </table:table-cell>
          <table:table-cell office:value-type="string">
            <text:p>MN66061</text:p>
          </table:table-cell>
          <table:table-cell office:value-type="string">
            <text:p>MINNIE</text:p>
          </table:table-cell>
          <table:table-cell office:value-type="float" office:value="12.5">
            <text:p>12,5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698">
            <text:p>9698</text:p>
          </table:table-cell>
          <table:table-cell office:value-type="string">
            <text:p><text:a xlink:href="../../../../../../Users/Toni/AppData/Local/Temp/CSV3110.xlsx">http://ilusionstore.es/img/p/9698-7788.jpg</text:a></text:p>
          </table:table-cell>
          <table:table-cell office:value-type="string">
            <text:p>BOLSO CHEST MINNIE MON AMOUR DISNEY 18X25X16CM</text:p>
          </table:table-cell>
          <table:table-cell office:value-type="string">
            <text:p>MN66054</text:p>
          </table:table-cell>
          <table:table-cell office:value-type="string">
            <text:p>MINNIE</text:p>
          </table:table-cell>
          <table:table-cell office:value-type="float" office:value="15.95">
            <text:p>15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697">
            <text:p>9697</text:p>
          </table:table-cell>
          <table:table-cell office:value-type="string">
            <text:p><text:a xlink:href="../../../../../../Users/Toni/AppData/Local/Temp/CSV3110.xlsx">http://ilusionstore.es/img/p/9697-7787.jpg</text:a></text:p>
          </table:table-cell>
          <table:table-cell office:value-type="string">
            <text:p>BOLSO TOTE BAG 45 MINNIE MON AMOUR 28X45X17.5CM</text:p>
          </table:table-cell>
          <table:table-cell office:value-type="string">
            <text:p>MN66047</text:p>
          </table:table-cell>
          <table:table-cell office:value-type="string">
            <text:p>MINNIE</text:p>
          </table:table-cell>
          <table:table-cell office:value-type="float" office:value="21.5">
            <text:p>21,5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696">
            <text:p>9696</text:p>
          </table:table-cell>
          <table:table-cell office:value-type="string">
            <text:p><text:a xlink:href="../../../../../../Users/Toni/AppData/Local/Temp/CSV3110.xlsx">http://ilusionstore.es/img/p/9696-7786.jpg</text:a></text:p>
          </table:table-cell>
          <table:table-cell office:value-type="string">
            <text:p>MOCHILA SOFT BACKPACK MINNIE MON AMOUR DISNEY</text:p>
          </table:table-cell>
          <table:table-cell office:value-type="string">
            <text:p>MN66023</text:p>
          </table:table-cell>
          <table:table-cell office:value-type="string">
            <text:p>MINNIE</text:p>
          </table:table-cell>
          <table:table-cell office:value-type="float" office:value="19.5">
            <text:p>19,5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695">
            <text:p>9695</text:p>
          </table:table-cell>
          <table:table-cell office:value-type="string">
            <text:p><text:a xlink:href="../../../../../../Users/Toni/AppData/Local/Temp/CSV3110.xlsx">http://ilusionstore.es/img/p/9695-7785.jpg</text:a></text:p>
          </table:table-cell>
          <table:table-cell office:value-type="string">
            <text:p>BOLSO MUSSION MINNIE MON AMOUR 19X20X8CM</text:p>
          </table:table-cell>
          <table:table-cell office:value-type="string">
            <text:p>MN66009</text:p>
          </table:table-cell>
          <table:table-cell office:value-type="string">
            <text:p>MINNIE</text:p>
          </table:table-cell>
          <table:table-cell office:value-type="float" office:value="12.95">
            <text:p>12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9694">
            <text:p>9694</text:p>
          </table:table-cell>
          <table:table-cell office:value-type="string">
            <text:p><text:a xlink:href="../../../../../../Users/Toni/AppData/Local/Temp/CSV3110.xlsx">http://ilusionstore.es/img/p/9694-7784.jpg</text:a></text:p>
          </table:table-cell>
          <table:table-cell office:value-type="string">
            <text:p>BOLSO ACTION HANDY MINNIE MON AMOUR 17X28X1.5CM</text:p>
          </table:table-cell>
          <table:table-cell office:value-type="string">
            <text:p>MN65989</text:p>
          </table:table-cell>
          <table:table-cell office:value-type="string">
            <text:p>MINNIE</text:p>
          </table:table-cell>
          <table:table-cell office:value-type="float" office:value="9.95">
            <text:p>9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9693">
            <text:p>9693</text:p>
          </table:table-cell>
          <table:table-cell office:value-type="string">
            <text:p><text:a xlink:href="../../../../../../Users/Toni/AppData/Local/Temp/CSV3110.xlsx">http://ilusionstore.es/img/p/9693-7783.jpg</text:a></text:p>
          </table:table-cell>
          <table:table-cell office:value-type="string">
            <text:p>BOLSA DEPORTE VIAJE MINNIE DISNEY BUBBLE 25X38X15</text:p>
          </table:table-cell>
          <table:table-cell office:value-type="string">
            <text:p>MN62193</text:p>
          </table:table-cell>
          <table:table-cell office:value-type="string">
            <text:p>MINNIE</text:p>
          </table:table-cell>
          <table:table-cell office:value-type="float" office:value="11.95">
            <text:p>11,9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9692">
            <text:p>9692</text:p>
          </table:table-cell>
          <table:table-cell office:value-type="string">
            <text:p><text:a xlink:href="../../../../../../Users/Toni/AppData/Local/Temp/CSV3110.xlsx">http://ilusionstore.es/img/p/9692-7782.jpg</text:a></text:p>
          </table:table-cell>
          <table:table-cell office:value-type="string">
            <text:p>BOLSO ACTION MINI HORIZONTAL MINNIE BUBBLE DISNEY</text:p>
          </table:table-cell>
          <table:table-cell office:value-type="string">
            <text:p>MN62124</text:p>
          </table:table-cell>
          <table:table-cell office:value-type="string">
            <text:p>MINNIE</text:p>
          </table:table-cell>
          <table:table-cell office:value-type="float" office:value="5.45">
            <text:p>5,4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691">
            <text:p>9691</text:p>
          </table:table-cell>
          <table:table-cell office:value-type="string">
            <text:p><text:a xlink:href="../../../../../../Users/Toni/AppData/Local/Temp/CSV3110.xlsx">http://ilusionstore.es/img/p/9691-7781.jpg</text:a></text:p>
          </table:table-cell>
          <table:table-cell office:value-type="string">
            <text:p>MOCHILA 3D CON LUZ Y SONIDO MINNIE DISNEY 30X24X9</text:p>
          </table:table-cell>
          <table:table-cell office:value-type="string">
            <text:p>MN2100-2161</text:p>
          </table:table-cell>
          <table:table-cell office:value-type="string">
            <text:p>MINNIE</text:p>
          </table:table-cell>
          <table:table-cell office:value-type="float" office:value="12.95">
            <text:p>12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653">
            <text:p>9653</text:p>
          </table:table-cell>
          <table:table-cell office:value-type="string">
            <text:p><text:a xlink:href="../../../../../../Users/Toni/AppData/Local/Temp/CSV3110.xlsx">http://ilusionstore.es/img/p/9653-7743.jpg</text:a></text:p>
          </table:table-cell>
          <table:table-cell office:value-type="string">
            <text:p>PACK 4 PELELES MINNIE BABY (T-9/12/18/24) MESES</text:p>
          </table:table-cell>
          <table:table-cell office:value-type="string">
            <text:p>HQ0307</text:p>
          </table:table-cell>
          <table:table-cell office:value-type="string">
            <text:p>MINNIE</text:p>
          </table:table-cell>
          <table:table-cell office:value-type="float" office:value="30.6">
            <text:p>30,6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652">
            <text:p>9652</text:p>
          </table:table-cell>
          <table:table-cell office:value-type="string">
            <text:p><text:a xlink:href="../../../../../../Users/Toni/AppData/Local/Temp/CSV3110.xlsx">http://ilusionstore.es/img/p/9652-7742.jpg</text:a></text:p>
          </table:table-cell>
          <table:table-cell office:value-type="string">
            <text:p>PACK 4 CAMISETAS MINNIE BABY (T-12/1824/36) MESES</text:p>
          </table:table-cell>
          <table:table-cell office:value-type="string">
            <text:p>HQ0103</text:p>
          </table:table-cell>
          <table:table-cell office:value-type="string">
            <text:p>MINNIE</text:p>
          </table:table-cell>
          <table:table-cell office:value-type="float" office:value="19.2">
            <text:p>19,2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651">
            <text:p>9651</text:p>
          </table:table-cell>
          <table:table-cell office:value-type="string">
            <text:p><text:a xlink:href="../../../../../../Users/Toni/AppData/Local/Temp/CSV3110.xlsx">http://ilusionstore.es/img/p/9651-7741.jpg</text:a></text:p>
          </table:table-cell>
          <table:table-cell office:value-type="string">
            <text:p>PACK 4 VESTIDOS MINNIE BABY (T-6/12/18/24) MESES</text:p>
          </table:table-cell>
          <table:table-cell office:value-type="string">
            <text:p>HQ0099</text:p>
          </table:table-cell>
          <table:table-cell office:value-type="string">
            <text:p>MINNIE</text:p>
          </table:table-cell>
          <table:table-cell office:value-type="float" office:value="35.8">
            <text:p>35,8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637">
            <text:p>9637</text:p>
          </table:table-cell>
          <table:table-cell office:value-type="string">
            <text:p><text:a xlink:href="../../../../../../Users/Toni/AppData/Local/Temp/CSV3110.xlsx">http://ilusionstore.es/img/p/9637-7727.jpg</text:a></text:p>
          </table:table-cell>
          <table:table-cell office:value-type="string">
            <text:p>SET 3 PIEZAS INVIERNO MINNIE PAÑUELO+GORRO+GUANTES</text:p>
          </table:table-cell>
          <table:table-cell office:value-type="string">
            <text:p>MN2200-2550</text:p>
          </table:table-cell>
          <table:table-cell office:value-type="string">
            <text:p>MINNIE</text:p>
          </table:table-cell>
          <table:table-cell office:value-type="float" office:value="6.6">
            <text:p>6,6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632">
            <text:p>9632</text:p>
          </table:table-cell>
          <table:table-cell office:value-type="string">
            <text:p><text:a xlink:href="../../../../../../Users/Toni/AppData/Local/Temp/CSV3110.xlsx">http://ilusionstore.es/img/p/9632-7720.jpg</text:a></text:p>
          </table:table-cell>
          <table:table-cell office:value-type="string">
            <text:p>MALETA TROLLEY SEMIRIGIDA MINNIE SOFT 46.5X33X17CM</text:p>
          </table:table-cell>
          <table:table-cell office:value-type="string">
            <text:p>MN62360</text:p>
          </table:table-cell>
          <table:table-cell office:value-type="string">
            <text:p>MINNIE</text:p>
          </table:table-cell>
          <table:table-cell office:value-type="float" office:value="24.95">
            <text:p>24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622">
            <text:p>9622</text:p>
          </table:table-cell>
          <table:table-cell office:value-type="string">
            <text:p><text:a xlink:href="../../../../../../Users/Toni/AppData/Local/Temp/CSV3110.xlsx">http://ilusionstore.es/img/p/9622-7710.jpg</text:a></text:p>
          </table:table-cell>
          <table:table-cell office:value-type="string">
            <text:p>PACK 2 SET INVIERNO MINNIE BABY SURTIDO (T-48-50)</text:p>
          </table:table-cell>
          <table:table-cell office:value-type="string">
            <text:p>MN4100</text:p>
          </table:table-cell>
          <table:table-cell office:value-type="string">
            <text:p>MINNIE</text:p>
          </table:table-cell>
          <table:table-cell office:value-type="float" office:value="12.7">
            <text:p>12,7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9551">
            <text:p>9551</text:p>
          </table:table-cell>
          <table:table-cell office:value-type="string">
            <text:p><text:a xlink:href="../../../../../../Users/Toni/AppData/Local/Temp/CSV3110.xlsx">http://ilusionstore.es/img/p/9551-7641.jpg</text:a></text:p>
          </table:table-cell>
          <table:table-cell office:value-type="string">
            <text:p>PACK 6 ALBORNOZ RIZO MINNIE EN CAJA (T- DE 7 A 12)</text:p>
          </table:table-cell>
          <table:table-cell office:value-type="string">
            <text:p>MN11774</text:p>
          </table:table-cell>
          <table:table-cell office:value-type="string">
            <text:p>MINNIE</text:p>
          </table:table-cell>
          <table:table-cell office:value-type="float" office:value="71.9">
            <text:p>71,9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9550">
            <text:p>9550</text:p>
          </table:table-cell>
          <table:table-cell office:value-type="string">
            <text:p><text:a xlink:href="../../../../../../Users/Toni/AppData/Local/Temp/CSV3110.xlsx">http://ilusionstore.es/img/p/9550-7640.jpg</text:a></text:p>
          </table:table-cell>
          <table:table-cell office:value-type="string">
            <text:p>PACK 4 PANTALONES CHANDAL MINNIE SURT. (T3/4//6/8)</text:p>
          </table:table-cell>
          <table:table-cell office:value-type="string">
            <text:p>MN11508</text:p>
          </table:table-cell>
          <table:table-cell office:value-type="string">
            <text:p>MINNIE</text:p>
          </table:table-cell>
          <table:table-cell office:value-type="float" office:value="19.95">
            <text:p>19,9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549">
            <text:p>9549</text:p>
          </table:table-cell>
          <table:table-cell office:value-type="string">
            <text:p><text:a xlink:href="../../../../../../Users/Toni/AppData/Local/Temp/CSV3110.xlsx">http://ilusionstore.es/img/p/9549-7639.jpg</text:a></text:p>
          </table:table-cell>
          <table:table-cell office:value-type="string">
            <text:p>PACK 4 PIJAMAS MINNIE SURT. 100%COTTON (T-3/4/6/8)</text:p>
          </table:table-cell>
          <table:table-cell office:value-type="string">
            <text:p>MN00397</text:p>
          </table:table-cell>
          <table:table-cell office:value-type="string">
            <text:p>MINNIE</text:p>
          </table:table-cell>
          <table:table-cell office:value-type="float" office:value="20.95">
            <text:p>20,95</text:p>
          </table:table-cell>
          <table:table-cell table:number-columns-repeated="2"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497">
            <text:p>9497</text:p>
          </table:table-cell>
          <table:table-cell office:value-type="string">
            <text:p><text:a xlink:href="../../../../../../Users/Toni/AppData/Local/Temp/CSV3110.xlsx">http://ilusionstore.es/img/p/9497-7590.jpg</text:a></text:p>
          </table:table-cell>
          <table:table-cell office:value-type="string">
            <text:p>PACK 6 FLIP FLOP MINNIE DISNEY SURTIDO</text:p>
          </table:table-cell>
          <table:table-cell office:value-type="string">
            <text:p>MN6386</text:p>
          </table:table-cell>
          <table:table-cell office:value-type="string">
            <text:p>MINNIE</text:p>
          </table:table-cell>
          <table:table-cell office:value-type="float" office:value="7.5">
            <text:p>7,5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9478">
            <text:p>9478</text:p>
          </table:table-cell>
          <table:table-cell office:value-type="string">
            <text:p><text:a xlink:href="../../../../../../Users/Toni/AppData/Local/Temp/CSV3110.xlsx">http://ilusionstore.es/img/p/9478-7574.jpg</text:a></text:p>
          </table:table-cell>
          <table:table-cell office:value-type="string">
            <text:p>MANOPLA MINNIE DISNEY BABY 6 MODELOS SURTIDOS</text:p>
          </table:table-cell>
          <table:table-cell office:value-type="string">
            <text:p>MN99699</text:p>
          </table:table-cell>
          <table:table-cell office:value-type="string">
            <text:p>MINNIE</text:p>
          </table:table-cell>
          <table:table-cell office:value-type="float" office:value="1.25">
            <text:p>1,25</text:p>
          </table:table-cell>
          <table:table-cell office:value-type="float" office:value="48">
            <text:p>48</text:p>
          </table:table-cell>
          <table:table-cell table:number-columns-repeated="1017"/>
        </table:table-row>
        <table:table-row table:style-name="ro1">
          <table:table-cell office:value-type="float" office:value="9477">
            <text:p>9477</text:p>
          </table:table-cell>
          <table:table-cell office:value-type="string">
            <text:p><text:a xlink:href="../../../../../../Users/Toni/AppData/Local/Temp/CSV3110.xlsx">http://ilusionstore.es/img/p/9477-7573.jpg</text:a></text:p>
          </table:table-cell>
          <table:table-cell office:value-type="string">
            <text:p>PACK 4 CONJUNTOS MINNIE BABY 100%COTTON T-6M A 24M</text:p>
          </table:table-cell>
          <table:table-cell office:value-type="string">
            <text:p>MN34543</text:p>
          </table:table-cell>
          <table:table-cell office:value-type="string">
            <text:p>MINNIE</text:p>
          </table:table-cell>
          <table:table-cell office:value-type="float" office:value="35.95">
            <text:p>35,95</text:p>
          </table:table-cell>
          <table:table-cell table:number-columns-repeated="2"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476">
            <text:p>9476</text:p>
          </table:table-cell>
          <table:table-cell office:value-type="string">
            <text:p><text:a xlink:href="../../../../../../Users/Toni/AppData/Local/Temp/CSV3110.xlsx">http://ilusionstore.es/img/p/9476-7572.jpg</text:a></text:p>
          </table:table-cell>
          <table:table-cell office:value-type="string">
            <text:p>PACK 6 CHANDAL MINNIE BABY (T-6M A 24M) DISNEY</text:p>
          </table:table-cell>
          <table:table-cell office:value-type="string">
            <text:p>MN05434</text:p>
          </table:table-cell>
          <table:table-cell office:value-type="string">
            <text:p>MINNIE</text:p>
          </table:table-cell>
          <table:table-cell office:value-type="float" office:value="54.9">
            <text:p>54,9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9471">
            <text:p>9471</text:p>
          </table:table-cell>
          <table:table-cell office:value-type="string">
            <text:p><text:a xlink:href="../../../../../../Users/Toni/AppData/Local/Temp/CSV3110.xlsx">http://ilusionstore.es/img/p/9471-7567.jpg</text:a></text:p>
          </table:table-cell>
          <table:table-cell office:value-type="string">
            <text:p>SACO MOCHILA STRAP MINNIE DISNEY BUBBLE 35CM.</text:p>
          </table:table-cell>
          <table:table-cell office:value-type="string">
            <text:p>MN62353</text:p>
          </table:table-cell>
          <table:table-cell office:value-type="string">
            <text:p>MINNIE</text:p>
          </table:table-cell>
          <table:table-cell office:value-type="float" office:value="4.5">
            <text:p>4,50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470">
            <text:p>9470</text:p>
          </table:table-cell>
          <table:table-cell office:value-type="string">
            <text:p><text:a xlink:href="../../../../../../Users/Toni/AppData/Local/Temp/CSV3110.xlsx">http://ilusionstore.es/img/p/9470-7566.jpg</text:a></text:p>
          </table:table-cell>
          <table:table-cell office:value-type="string">
            <text:p>MOCHILA INFANTIL MINNIE DISNEY BUBBLE 30X26X9.5CM</text:p>
          </table:table-cell>
          <table:table-cell office:value-type="string">
            <text:p>MN62254</text:p>
          </table:table-cell>
          <table:table-cell office:value-type="string">
            <text:p>MINNIE</text:p>
          </table:table-cell>
          <table:table-cell office:value-type="float" office:value="8.95">
            <text:p>8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9469">
            <text:p>9469</text:p>
          </table:table-cell>
          <table:table-cell office:value-type="string">
            <text:p><text:a xlink:href="../../../../../../Users/Toni/AppData/Local/Temp/CSV3110.xlsx">http://ilusionstore.es/img/p/9469-7565.jpg</text:a></text:p>
          </table:table-cell>
          <table:table-cell office:value-type="string">
            <text:p>MERENDERO TERMICO MINNIE DISNEY BUBBLE 21X24X12CM</text:p>
          </table:table-cell>
          <table:table-cell office:value-type="string">
            <text:p>MN62223</text:p>
          </table:table-cell>
          <table:table-cell office:value-type="string">
            <text:p>MINNIE</text:p>
          </table:table-cell>
          <table:table-cell office:value-type="float" office:value="8.95">
            <text:p>8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468">
            <text:p>9468</text:p>
          </table:table-cell>
          <table:table-cell office:value-type="string">
            <text:p><text:a xlink:href="../../../../../../Users/Toni/AppData/Local/Temp/CSV3110.xlsx">http://ilusionstore.es/img/p/9468-7564.jpg</text:a></text:p>
          </table:table-cell>
          <table:table-cell office:value-type="string">
            <text:p>BOLS MUFFIN MINNIE BUBBLE DISNEY 16.5X16.5X6CM.</text:p>
          </table:table-cell>
          <table:table-cell office:value-type="string">
            <text:p>MN62179</text:p>
          </table:table-cell>
          <table:table-cell office:value-type="string">
            <text:p>MINNIE</text:p>
          </table:table-cell>
          <table:table-cell office:value-type="float" office:value="6.95">
            <text:p>6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467">
            <text:p>9467</text:p>
          </table:table-cell>
          <table:table-cell office:value-type="string">
            <text:p><text:a xlink:href="../../../../../../Users/Toni/AppData/Local/Temp/CSV3110.xlsx">http://ilusionstore.es/img/p/9467-7563.jpg</text:a></text:p>
          </table:table-cell>
          <table:table-cell office:value-type="string">
            <text:p>BOLSO CORAZON MINNIE DISNEY BUBBLE 10X11.5X5</text:p>
          </table:table-cell>
          <table:table-cell office:value-type="string">
            <text:p>MN62155</text:p>
          </table:table-cell>
          <table:table-cell office:value-type="string">
            <text:p>MINNIE</text:p>
          </table:table-cell>
          <table:table-cell office:value-type="float" office:value="5.95">
            <text:p>5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466">
            <text:p>9466</text:p>
          </table:table-cell>
          <table:table-cell office:value-type="string">
            <text:p><text:a xlink:href="../../../../../../Users/Toni/AppData/Local/Temp/CSV3110.xlsx">http://ilusionstore.es/img/p/9466-7562.jpg</text:a></text:p>
          </table:table-cell>
          <table:table-cell office:value-type="string">
            <text:p>BOLSO ACTION MINI VERTICAL MINNIE BUBBLE 17X14.5X1</text:p>
          </table:table-cell>
          <table:table-cell office:value-type="string">
            <text:p>MN62094</text:p>
          </table:table-cell>
          <table:table-cell office:value-type="string">
            <text:p>MINNIE</text:p>
          </table:table-cell>
          <table:table-cell office:value-type="float" office:value="4.95">
            <text:p>4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9407">
            <text:p>9407</text:p>
          </table:table-cell>
          <table:table-cell office:value-type="string">
            <text:p><text:a xlink:href="../../../../../../Users/Toni/AppData/Local/Temp/CSV3110.xlsx">http://ilusionstore.es/img/p/9407-7500.jpg</text:a></text:p>
          </table:table-cell>
          <table:table-cell office:value-type="string">
            <text:p>CHUPETE MINNIE DE SILICONA DISNEY BRILLA OSCURIDAD</text:p>
          </table:table-cell>
          <table:table-cell office:value-type="string">
            <text:p>MN99093</text:p>
          </table:table-cell>
          <table:table-cell office:value-type="string">
            <text:p>MINNIE</text:p>
          </table:table-cell>
          <table:table-cell office:value-type="float" office:value="1.9">
            <text:p>1,9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406">
            <text:p>9406</text:p>
          </table:table-cell>
          <table:table-cell office:value-type="string">
            <text:p><text:a xlink:href="../../../../../../Users/Toni/AppData/Local/Temp/CSV3110.xlsx">http://ilusionstore.es/img/p/9406-7499.jpg</text:a></text:p>
          </table:table-cell>
          <table:table-cell office:value-type="string">
            <text:p>GORRO PREMIUM MINNIE DISNEY FACE LANA</text:p>
          </table:table-cell>
          <table:table-cell office:value-type="string">
            <text:p>MN89084</text:p>
          </table:table-cell>
          <table:table-cell office:value-type="string">
            <text:p>MINNIE</text:p>
          </table:table-cell>
          <table:table-cell office:value-type="float" office:value="3.95">
            <text:p>3,95</text:p>
          </table:table-cell>
          <table:table-cell office:value-type="float" office:value="47">
            <text:p>47</text:p>
          </table:table-cell>
          <table:table-cell table:number-columns-repeated="1017"/>
        </table:table-row>
        <table:table-row table:style-name="ro1">
          <table:table-cell office:value-type="float" office:value="9405">
            <text:p>9405</text:p>
          </table:table-cell>
          <table:table-cell office:value-type="string">
            <text:p><text:a xlink:href="../../../../../../Users/Toni/AppData/Local/Temp/CSV3110.xlsx">http://ilusionstore.es/img/p/9405-7498.jpg</text:a></text:p>
          </table:table-cell>
          <table:table-cell office:value-type="string">
            <text:p>COJIN MINNIE DISNEY 40X40CM. POLIESTER</text:p>
          </table:table-cell>
          <table:table-cell office:value-type="string">
            <text:p>MN85062</text:p>
          </table:table-cell>
          <table:table-cell office:value-type="string">
            <text:p>MINNIE</text:p>
          </table:table-cell>
          <table:table-cell office:value-type="float" office:value="3.65">
            <text:p>3,65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9404">
            <text:p>9404</text:p>
          </table:table-cell>
          <table:table-cell office:value-type="string">
            <text:p><text:a xlink:href="../../../../../../Users/Toni/AppData/Local/Temp/CSV3110.xlsx">http://ilusionstore.es/img/p/9404-7497.jpg</text:a></text:p>
          </table:table-cell>
          <table:table-cell office:value-type="string">
            <text:p>PACK 5 PIJAMAS 100% COTTON MINNIE (T-3/4/5/6/7)</text:p>
          </table:table-cell>
          <table:table-cell office:value-type="string">
            <text:p>MN2200-2293</text:p>
          </table:table-cell>
          <table:table-cell office:value-type="string">
            <text:p>MINNIE</text:p>
          </table:table-cell>
          <table:table-cell office:value-type="float" office:value="42.5">
            <text:p>42,5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403">
            <text:p>9403</text:p>
          </table:table-cell>
          <table:table-cell office:value-type="string">
            <text:p><text:a xlink:href="../../../../../../Users/Toni/AppData/Local/Temp/CSV3110.xlsx">http://ilusionstore.es/img/p/9403-7496.jpg</text:a></text:p>
          </table:table-cell>
          <table:table-cell office:value-type="string">
            <text:p>NECESER BANDOLERA ADAPTABLE MINNIE CRAFT ROOM</text:p>
          </table:table-cell>
          <table:table-cell office:value-type="string">
            <text:p>MN03198</text:p>
          </table:table-cell>
          <table:table-cell office:value-type="string">
            <text:p>MINNIE</text:p>
          </table:table-cell>
          <table:table-cell office:value-type="float" office:value="5.95">
            <text:p>5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402">
            <text:p>9402</text:p>
          </table:table-cell>
          <table:table-cell office:value-type="string">
            <text:p><text:a xlink:href="../../../../../../Users/Toni/AppData/Local/Temp/CSV3110.xlsx">http://ilusionstore.es/img/p/9402-7495.jpg</text:a></text:p>
          </table:table-cell>
          <table:table-cell office:value-type="string">
            <text:p>PORTATODO TRES COMPARTIMENTOS MINNIE CRAFT ROOM</text:p>
          </table:table-cell>
          <table:table-cell office:value-type="string">
            <text:p>MN03181</text:p>
          </table:table-cell>
          <table:table-cell office:value-type="string">
            <text:p>MINNIE</text:p>
          </table:table-cell>
          <table:table-cell office:value-type="float" office:value="4.5">
            <text:p>4,5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401">
            <text:p>9401</text:p>
          </table:table-cell>
          <table:table-cell office:value-type="string">
            <text:p><text:a xlink:href="../../../../../../Users/Toni/AppData/Local/Temp/CSV3110.xlsx">http://ilusionstore.es/img/p/9401-7494.jpg</text:a></text:p>
          </table:table-cell>
          <table:table-cell office:value-type="string">
            <text:p>MOCHILA ESCOLAR ADAPT. 40CM. MINNIE CRAFT DISNEY</text:p>
          </table:table-cell>
          <table:table-cell office:value-type="string">
            <text:p>MN03112</text:p>
          </table:table-cell>
          <table:table-cell office:value-type="string">
            <text:p>MINNIE</text:p>
          </table:table-cell>
          <table:table-cell office:value-type="float" office:value="13.95">
            <text:p>13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400">
            <text:p>9400</text:p>
          </table:table-cell>
          <table:table-cell office:value-type="string">
            <text:p><text:a xlink:href="../../../../../../Users/Toni/AppData/Local/Temp/CSV3110.xlsx">http://ilusionstore.es/img/p/9400-7493.jpg</text:a></text:p>
          </table:table-cell>
          <table:table-cell office:value-type="string">
            <text:p>MOCHILA ADAPTABLE GUARDERIA MINNIE CRAFT ROOM 28CM</text:p>
          </table:table-cell>
          <table:table-cell office:value-type="string">
            <text:p>MN03051</text:p>
          </table:table-cell>
          <table:table-cell office:value-type="string">
            <text:p>MINNIE</text:p>
          </table:table-cell>
          <table:table-cell office:value-type="float" office:value="8.5">
            <text:p>8,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9316">
            <text:p>9316</text:p>
          </table:table-cell>
          <table:table-cell office:value-type="string">
            <text:p><text:a xlink:href="../../../../../../Users/Toni/AppData/Local/Temp/CSV3110.xlsx">http://ilusionstore.es/img/p/9316-7409.jpg</text:a></text:p>
          </table:table-cell>
          <table:table-cell office:value-type="string">
            <text:p>PARAGUAS BURBUJA MANUAL MINNIE DISNEY 45CM</text:p>
          </table:table-cell>
          <table:table-cell office:value-type="string">
            <text:p>MN2400-0352</text:p>
          </table:table-cell>
          <table:table-cell office:value-type="string">
            <text:p>MINNIE</text:p>
          </table:table-cell>
          <table:table-cell office:value-type="float" office:value="3.95">
            <text:p>3,95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9314">
            <text:p>9314</text:p>
          </table:table-cell>
          <table:table-cell office:value-type="string">
            <text:p><text:a xlink:href="../../../../../../Users/Toni/AppData/Local/Temp/CSV3110.xlsx">http://ilusionstore.es/img/p/9314-7522.jpg</text:a></text:p>
          </table:table-cell>
          <table:table-cell office:value-type="string">
            <text:p>COJIN 40X40CM. MINNIE DISNEY POLIESTER</text:p>
          </table:table-cell>
          <table:table-cell office:value-type="string">
            <text:p>MN00880</text:p>
          </table:table-cell>
          <table:table-cell office:value-type="string">
            <text:p>MINNIE</text:p>
          </table:table-cell>
          <table:table-cell office:value-type="float" office:value="3.75">
            <text:p>3,75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float" office:value="9247">
            <text:p>9247</text:p>
          </table:table-cell>
          <table:table-cell office:value-type="string">
            <text:p><text:a xlink:href="../../../../../../Users/Toni/AppData/Local/Temp/CSV3110.xlsx">http://ilusionstore.es/img/p/9247-7339.jpg</text:a></text:p>
          </table:table-cell>
          <table:table-cell office:value-type="string">
            <text:p>MOCHILA CON LUZ MINNIE LUNARES DISNEY 38X29X12CM.</text:p>
          </table:table-cell>
          <table:table-cell office:value-type="string">
            <text:p>MN2100-2021</text:p>
          </table:table-cell>
          <table:table-cell office:value-type="string">
            <text:p>MINNIE</text:p>
          </table:table-cell>
          <table:table-cell office:value-type="float" office:value="17.95">
            <text:p>17,9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9238">
            <text:p>9238</text:p>
          </table:table-cell>
          <table:table-cell office:value-type="string">
            <text:p><text:a xlink:href="../../../../../../Users/Toni/AppData/Local/Temp/CSV3110.xlsx">http://ilusionstore.es/img/p/9238-7330.jpg</text:a></text:p>
          </table:table-cell>
          <table:table-cell office:value-type="string">
            <text:p>MONEDERO SOFT WALLET MINNIE CHEERFUL 19X11.5X3.5CM</text:p>
          </table:table-cell>
          <table:table-cell office:value-type="string">
            <text:p>MN64784</text:p>
          </table:table-cell>
          <table:table-cell office:value-type="string">
            <text:p>MINNIE</text:p>
          </table:table-cell>
          <table:table-cell office:value-type="float" office:value="11.5">
            <text:p>11,5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9237">
            <text:p>9237</text:p>
          </table:table-cell>
          <table:table-cell office:value-type="string">
            <text:p><text:a xlink:href="../../../../../../Users/Toni/AppData/Local/Temp/CSV3110.xlsx">http://ilusionstore.es/img/p/9237-7329.jpg</text:a></text:p>
          </table:table-cell>
          <table:table-cell office:value-type="string">
            <text:p>MONEDERO SOFT WALLET MINNIE IVORY 19X11.5X3.5CM.</text:p>
          </table:table-cell>
          <table:table-cell office:value-type="string">
            <text:p>MN64715</text:p>
          </table:table-cell>
          <table:table-cell office:value-type="string">
            <text:p>MINNIE</text:p>
          </table:table-cell>
          <table:table-cell office:value-type="float" office:value="11.5">
            <text:p>11,5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236">
            <text:p>9236</text:p>
          </table:table-cell>
          <table:table-cell office:value-type="string">
            <text:p><text:a xlink:href="../../../../../../Users/Toni/AppData/Local/Temp/CSV3110.xlsx">http://ilusionstore.es/img/p/9236-7328.jpg</text:a></text:p>
          </table:table-cell>
          <table:table-cell office:value-type="string">
            <text:p>PORTATODO BOX HS MINNIE IVORY 19X10X8CM.</text:p>
          </table:table-cell>
          <table:table-cell office:value-type="string">
            <text:p>MN64708</text:p>
          </table:table-cell>
          <table:table-cell office:value-type="string">
            <text:p>MINNIE</text:p>
          </table:table-cell>
          <table:table-cell office:value-type="float" office:value="5.1">
            <text:p>5,1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235">
            <text:p>9235</text:p>
          </table:table-cell>
          <table:table-cell office:value-type="string">
            <text:p><text:a xlink:href="../../../../../../Users/Toni/AppData/Local/Temp/CSV3110.xlsx">http://ilusionstore.es/img/p/9235-7327.jpg</text:a></text:p>
          </table:table-cell>
          <table:table-cell office:value-type="string">
            <text:p>BOLSO CLAMY HS IVORY MINNIE 28.5X33X20CM.</text:p>
          </table:table-cell>
          <table:table-cell office:value-type="string">
            <text:p>MN64685</text:p>
          </table:table-cell>
          <table:table-cell office:value-type="string">
            <text:p>MINNIE</text:p>
          </table:table-cell>
          <table:table-cell office:value-type="float" office:value="8.95">
            <text:p>8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234">
            <text:p>9234</text:p>
          </table:table-cell>
          <table:table-cell office:value-type="string">
            <text:p><text:a xlink:href="../../../../../../Users/Toni/AppData/Local/Temp/CSV3110.xlsx">http://ilusionstore.es/img/p/9234-7326.jpg</text:a></text:p>
          </table:table-cell>
          <table:table-cell office:value-type="string">
            <text:p>BANDOLERA BASIC VERTICAL HS MINNIE 30X23X5CM.</text:p>
          </table:table-cell>
          <table:table-cell office:value-type="string">
            <text:p>MN64678</text:p>
          </table:table-cell>
          <table:table-cell office:value-type="string">
            <text:p>MINNIE</text:p>
          </table:table-cell>
          <table:table-cell office:value-type="float" office:value="9.95">
            <text:p>9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233">
            <text:p>9233</text:p>
          </table:table-cell>
          <table:table-cell office:value-type="string">
            <text:p><text:a xlink:href="../../../../../../Users/Toni/AppData/Local/Temp/CSV3110.xlsx">http://ilusionstore.es/img/p/9233-7325.jpg</text:a></text:p>
          </table:table-cell>
          <table:table-cell office:value-type="string">
            <text:p>PORTATODO BOX HS MINNIE CHEERFUL 19X10X8CM.</text:p>
          </table:table-cell>
          <table:table-cell office:value-type="string">
            <text:p>MN63817</text:p>
          </table:table-cell>
          <table:table-cell office:value-type="string">
            <text:p>MINNIE</text:p>
          </table:table-cell>
          <table:table-cell office:value-type="float" office:value="5.1">
            <text:p>5,1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232">
            <text:p>9232</text:p>
          </table:table-cell>
          <table:table-cell office:value-type="string">
            <text:p><text:a xlink:href="../../../../../../Users/Toni/AppData/Local/Temp/CSV3110.xlsx">http://ilusionstore.es/img/p/9232-7324.jpg</text:a></text:p>
          </table:table-cell>
          <table:table-cell office:value-type="string">
            <text:p>SACO MOCHILA STRAP MINNIE CHEERFUL 34X41X1CM.</text:p>
          </table:table-cell>
          <table:table-cell office:value-type="string">
            <text:p>MN63800</text:p>
          </table:table-cell>
          <table:table-cell office:value-type="string">
            <text:p>MINNIE</text:p>
          </table:table-cell>
          <table:table-cell office:value-type="float" office:value="7.95">
            <text:p>7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230">
            <text:p>9230</text:p>
          </table:table-cell>
          <table:table-cell office:value-type="string">
            <text:p><text:a xlink:href="../../../../../../Users/Toni/AppData/Local/Temp/CSV3110.xlsx">http://ilusionstore.es/img/p/9230-7322.jpg</text:a></text:p>
          </table:table-cell>
          <table:table-cell office:value-type="string">
            <text:p>SACO MOCHILA STRAP MINNIE IVORY 34X41X1CM. DISNEY</text:p>
          </table:table-cell>
          <table:table-cell office:value-type="string">
            <text:p>MN63725</text:p>
          </table:table-cell>
          <table:table-cell office:value-type="string">
            <text:p>MINNIE</text:p>
          </table:table-cell>
          <table:table-cell office:value-type="float" office:value="7.95">
            <text:p>7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154">
            <text:p>9154</text:p>
          </table:table-cell>
          <table:table-cell office:value-type="string">
            <text:p><text:a xlink:href="../../../../../../Users/Toni/AppData/Local/Temp/CSV3110.xlsx">http://ilusionstore.es/img/p/9154-7246.jpg</text:a></text:p>
          </table:table-cell>
          <table:table-cell office:value-type="string">
            <text:p>BOTELLA SPORT 400ML. MINNIE BLOOM DISNEY</text:p>
          </table:table-cell>
          <table:table-cell office:value-type="string">
            <text:p>MN45324</text:p>
          </table:table-cell>
          <table:table-cell office:value-type="string">
            <text:p>MINNIE</text:p>
          </table:table-cell>
          <table:table-cell office:value-type="float" office:value="1.45">
            <text:p>1,45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float" office:value="9107">
            <text:p>9107</text:p>
          </table:table-cell>
          <table:table-cell office:value-type="string">
            <text:p><text:a xlink:href="../../../../../../Users/Toni/AppData/Local/Temp/CSV3110.xlsx">http://ilusionstore.es/img/p/9107-7199.jpg</text:a></text:p>
          </table:table-cell>
          <table:table-cell office:value-type="string">
            <text:p>MOCHILA REVERSIBLE INFANTIL MINNIE DISNEY 32X26X11</text:p>
          </table:table-cell>
          <table:table-cell office:value-type="string">
            <text:p>MN62261</text:p>
          </table:table-cell>
          <table:table-cell office:value-type="string">
            <text:p>MINNIE</text:p>
          </table:table-cell>
          <table:table-cell office:value-type="float" office:value="14.5">
            <text:p>14,5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9106">
            <text:p>9106</text:p>
          </table:table-cell>
          <table:table-cell office:value-type="string">
            <text:p><text:a xlink:href="../../../../../../Users/Toni/AppData/Local/Temp/CSV3110.xlsx">http://ilusionstore.es/img/p/9106-7198.jpg</text:a></text:p>
          </table:table-cell>
          <table:table-cell office:value-type="string">
            <text:p>MOCHILA INFANTIL 3D MINNIE RACER 31X25X10CM.</text:p>
          </table:table-cell>
          <table:table-cell office:value-type="string">
            <text:p>MN2100-2072</text:p>
          </table:table-cell>
          <table:table-cell office:value-type="string">
            <text:p>MINNIE</text:p>
          </table:table-cell>
          <table:table-cell office:value-type="float" office:value="6.99">
            <text:p>6,99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9105">
            <text:p>9105</text:p>
          </table:table-cell>
          <table:table-cell office:value-type="string">
            <text:p><text:a xlink:href="../../../../../../Users/Toni/AppData/Local/Temp/CSV3110.xlsx">http://ilusionstore.es/img/p/9105-7197.jpg</text:a></text:p>
          </table:table-cell>
          <table:table-cell office:value-type="string">
            <text:p>MOCHILA INFANTIL 3D MINNIE DISNEY 31X25X10CM.</text:p>
          </table:table-cell>
          <table:table-cell office:value-type="string">
            <text:p>MN2100-1966</text:p>
          </table:table-cell>
          <table:table-cell office:value-type="string">
            <text:p>MINNIE</text:p>
          </table:table-cell>
          <table:table-cell office:value-type="float" office:value="6.99">
            <text:p>6,99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971">
            <text:p>8971</text:p>
          </table:table-cell>
          <table:table-cell office:value-type="string">
            <text:p><text:a xlink:href="../../../../../../Users/Toni/AppData/Local/Temp/CSV3110.xlsx">http://ilusionstore.es/img/p/8971-7046.jpg</text:a></text:p>
          </table:table-cell>
          <table:table-cell office:value-type="string">
            <text:p>FIGURA DAISY DISNEY PVC 7X5CM.</text:p>
          </table:table-cell>
          <table:table-cell office:value-type="string">
            <text:p>MN23681</text:p>
          </table:table-cell>
          <table:table-cell office:value-type="string">
            <text:p>MINNIE</text:p>
          </table:table-cell>
          <table:table-cell office:value-type="float" office:value="2.65">
            <text:p>2,65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8970">
            <text:p>8970</text:p>
          </table:table-cell>
          <table:table-cell office:value-type="string">
            <text:p><text:a xlink:href="../../../../../../Users/Toni/AppData/Local/Temp/CSV3110.xlsx">http://ilusionstore.es/img/p/8970-7045.jpg</text:a></text:p>
          </table:table-cell>
          <table:table-cell office:value-type="string">
            <text:p>FIGURA MINNIE DISNEY PVC 7,5 CM.</text:p>
          </table:table-cell>
          <table:table-cell office:value-type="string">
            <text:p>MN23664</text:p>
          </table:table-cell>
          <table:table-cell office:value-type="string">
            <text:p>MINNIE</text:p>
          </table:table-cell>
          <table:table-cell office:value-type="float" office:value="2.65">
            <text:p>2,65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8918">
            <text:p>8918</text:p>
          </table:table-cell>
          <table:table-cell office:value-type="string">
            <text:p><text:a xlink:href="../../../../../../Users/Toni/AppData/Local/Temp/CSV3110.xlsx">http://ilusionstore.es/img/p/8918-6866.jpg</text:a></text:p>
          </table:table-cell>
          <table:table-cell office:value-type="string">
            <text:p>RELOJ DE PARED MINNIE DISNEY 25CM.</text:p>
          </table:table-cell>
          <table:table-cell office:value-type="string">
            <text:p>MN52002</text:p>
          </table:table-cell>
          <table:table-cell office:value-type="string">
            <text:p>MINNIE</text:p>
          </table:table-cell>
          <table:table-cell office:value-type="float" office:value="1.95">
            <text:p>1,9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912">
            <text:p>8912</text:p>
          </table:table-cell>
          <table:table-cell office:value-type="string">
            <text:p><text:a xlink:href="../../../../../../Users/Toni/AppData/Local/Temp/CSV3110.xlsx">http://ilusionstore.es/img/p/8912-6860.jpg</text:a></text:p>
          </table:table-cell>
          <table:table-cell office:value-type="string">
            <text:p>SACO MOCHILA BASIC MINNIE FLOWERS 44X33X1CM.</text:p>
          </table:table-cell>
          <table:table-cell office:value-type="string">
            <text:p>MN47503</text:p>
          </table:table-cell>
          <table:table-cell office:value-type="string">
            <text:p>MINNIE</text:p>
          </table:table-cell>
          <table:table-cell office:value-type="float" office:value="1.95">
            <text:p>1,9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892">
            <text:p>8892</text:p>
          </table:table-cell>
          <table:table-cell office:value-type="string">
            <text:p><text:a xlink:href="../../../../../../Users/Toni/AppData/Local/Temp/CSV3110.xlsx">http://ilusionstore.es/img/p/8892-6831.jpg</text:a></text:p>
          </table:table-cell>
          <table:table-cell office:value-type="string">
            <text:p>PORTATODO TRES COMPARTIMENTOS MINNIE DISNEY</text:p>
          </table:table-cell>
          <table:table-cell office:value-type="string">
            <text:p>MN35876</text:p>
          </table:table-cell>
          <table:table-cell office:value-type="string">
            <text:p>MINNIE</text:p>
          </table:table-cell>
          <table:table-cell office:value-type="float" office:value="5.95">
            <text:p>5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842">
            <text:p>8842</text:p>
          </table:table-cell>
          <table:table-cell office:value-type="string">
            <text:p><text:a xlink:href="../../../../../../Users/Toni/AppData/Local/Temp/CSV3110.xlsx">http://ilusionstore.es/img/p/8842-6745.jpg</text:a></text:p>
          </table:table-cell>
          <table:table-cell office:value-type="string">
            <text:p>Mochila Freetime Minnie Disney Fashion 42X30X20 CM</text:p>
          </table:table-cell>
          <table:table-cell office:value-type="string">
            <text:p>MN36019</text:p>
          </table:table-cell>
          <table:table-cell office:value-type="string">
            <text:p>MINNIE</text:p>
          </table:table-cell>
          <table:table-cell office:value-type="float" office:value="16.95">
            <text:p>16,9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8774">
            <text:p>8774</text:p>
          </table:table-cell>
          <table:table-cell office:value-type="string">
            <text:p><text:a xlink:href="../../../../../../Users/Toni/AppData/Local/Temp/CSV3110.xlsx">http://ilusionstore.es/img/p/8774-6650.jpg</text:a></text:p>
          </table:table-cell>
          <table:table-cell office:value-type="string">
            <text:p>PORTATODO TRES COMPARTIMNETOS MINNIE <text:s/>12x22x7cm.</text:p>
          </table:table-cell>
          <table:table-cell office:value-type="string">
            <text:p>MN36026</text:p>
          </table:table-cell>
          <table:table-cell office:value-type="string">
            <text:p>MINNIE</text:p>
          </table:table-cell>
          <table:table-cell office:value-type="float" office:value="5.95">
            <text:p>5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695">
            <text:p>8695</text:p>
          </table:table-cell>
          <table:table-cell office:value-type="string">
            <text:p><text:a xlink:href="../../../../../../Users/Toni/AppData/Local/Temp/CSV3110.xlsx">http://ilusionstore.es/img/p/8695-6542.jpg</text:a></text:p>
          </table:table-cell>
          <table:table-cell office:value-type="string">
            <text:p>VASO FIGURITA 3D 360ML. MINNIE BLOOM DISNEY</text:p>
          </table:table-cell>
          <table:table-cell office:value-type="string">
            <text:p>MN45669</text:p>
          </table:table-cell>
          <table:table-cell office:value-type="string">
            <text:p>MINNIE</text:p>
          </table:table-cell>
          <table:table-cell office:value-type="float" office:value="2.7">
            <text:p>2,7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8672">
            <text:p>8672</text:p>
          </table:table-cell>
          <table:table-cell office:value-type="string">
            <text:p><text:a xlink:href="../../../../../../Users/Toni/AppData/Local/Temp/CSV3110.xlsx">http://ilusionstore.es/img/p/8672.jpg</text:a></text:p>
          </table:table-cell>
          <table:table-cell office:value-type="string">
            <text:p>BOLSA PLAYA / PISCINA MINNIE DISNEY SUMMER</text:p>
          </table:table-cell>
          <table:table-cell office:value-type="string">
            <text:p>MN2100-1720</text:p>
          </table:table-cell>
          <table:table-cell office:value-type="string">
            <text:p>MINNIE</text:p>
          </table:table-cell>
          <table:table-cell office:value-type="float" office:value="4.85">
            <text:p>4,8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671">
            <text:p>8671</text:p>
          </table:table-cell>
          <table:table-cell office:value-type="string">
            <text:p><text:a xlink:href="../../../../../../Users/Toni/AppData/Local/Temp/CSV3110.xlsx">http://ilusionstore.es/img/p/8671.jpg</text:a></text:p>
          </table:table-cell>
          <table:table-cell office:value-type="string">
            <text:p>BOLSITO SOLAPA MINNIE DISNEY FLOWERS</text:p>
          </table:table-cell>
          <table:table-cell office:value-type="string">
            <text:p>MN2100-0930</text:p>
          </table:table-cell>
          <table:table-cell office:value-type="string">
            <text:p>MINNIE</text:p>
          </table:table-cell>
          <table:table-cell office:value-type="float" office:value="3.5">
            <text:p>3,5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670">
            <text:p>8670</text:p>
          </table:table-cell>
          <table:table-cell office:value-type="string">
            <text:p><text:a xlink:href="../../../../../../Users/Toni/AppData/Local/Temp/CSV3110.xlsx">http://ilusionstore.es/img/p/8670.jpg</text:a></text:p>
          </table:table-cell>
          <table:table-cell office:value-type="string">
            <text:p>BOLSITO BAGUETTE MINNIE DISNEY</text:p>
          </table:table-cell>
          <table:table-cell office:value-type="string">
            <text:p>MN2100-0926</text:p>
          </table:table-cell>
          <table:table-cell office:value-type="string">
            <text:p>MINNIE</text:p>
          </table:table-cell>
          <table:table-cell office:value-type="float" office:value="3.5">
            <text:p>3,5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648">
            <text:p>8648</text:p>
          </table:table-cell>
          <table:table-cell office:value-type="string">
            <text:p><text:a xlink:href="../../../../../../Users/Toni/AppData/Local/Temp/CSV3110.xlsx">http://ilusionstore.es/img/p/8648-6502.jpg</text:a></text:p>
          </table:table-cell>
          <table:table-cell office:value-type="string">
            <text:p>MANTEL INDIVIDUAL MINNIE BLOOM DISNEY</text:p>
          </table:table-cell>
          <table:table-cell office:value-type="string">
            <text:p>MN45195</text:p>
          </table:table-cell>
          <table:table-cell office:value-type="string">
            <text:p>MINNIE</text:p>
          </table:table-cell>
          <table:table-cell office:value-type="float" office:value="0.65">
            <text:p>0,6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646">
            <text:p>8646</text:p>
          </table:table-cell>
          <table:table-cell office:value-type="string">
            <text:p><text:a xlink:href="../../../../../../Users/Toni/AppData/Local/Temp/CSV3110.xlsx">http://ilusionstore.es/img/p/8646-6500.jpg</text:a></text:p>
          </table:table-cell>
          <table:table-cell office:value-type="string">
            <text:p>VASO DE CAÑA MINNIE BLOOM 430ML. DISNEY</text:p>
          </table:table-cell>
          <table:table-cell office:value-type="string">
            <text:p>MN37302</text:p>
          </table:table-cell>
          <table:table-cell office:value-type="string">
            <text:p>MINNIE</text:p>
          </table:table-cell>
          <table:table-cell office:value-type="float" office:value="1.2">
            <text:p>1,20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8645">
            <text:p>8645</text:p>
          </table:table-cell>
          <table:table-cell office:value-type="string">
            <text:p><text:a xlink:href="../../../../../../Users/Toni/AppData/Local/Temp/CSV3110.xlsx">http://ilusionstore.es/img/p/8645-6499.jpg</text:a></text:p>
          </table:table-cell>
          <table:table-cell office:value-type="string">
            <text:p>VASO APILABLE MINNIE BLOOM 260ML. DISNEY</text:p>
          </table:table-cell>
          <table:table-cell office:value-type="string">
            <text:p>MN37074</text:p>
          </table:table-cell>
          <table:table-cell office:value-type="string">
            <text:p>MINNIE</text:p>
          </table:table-cell>
          <table:table-cell office:value-type="float" office:value="0.45">
            <text:p>0,4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636">
            <text:p>8636</text:p>
          </table:table-cell>
          <table:table-cell office:value-type="string">
            <text:p><text:a xlink:href="../../../../../../Users/Toni/AppData/Local/Temp/CSV3110.xlsx">http://ilusionstore.es/img/p/8636-6490.jpg</text:a></text:p>
          </table:table-cell>
          <table:table-cell office:value-type="string">
            <text:p>PACK 6 CAMISETAS ADULTO MINNIE SURT. (T-S/M/L/XL)</text:p>
          </table:table-cell>
          <table:table-cell office:value-type="string">
            <text:p>MN75521</text:p>
          </table:table-cell>
          <table:table-cell office:value-type="string">
            <text:p>MINNIE</text:p>
          </table:table-cell>
          <table:table-cell office:value-type="float" office:value="36.45">
            <text:p>36,4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8625">
            <text:p>8625</text:p>
          </table:table-cell>
          <table:table-cell office:value-type="string">
            <text:p><text:a xlink:href="../../../../../../Users/Toni/AppData/Local/Temp/CSV3110.xlsx">http://ilusionstore.es/img/p/8625-6478.jpg</text:a></text:p>
          </table:table-cell>
          <table:table-cell office:value-type="string">
            <text:p>CANTIMPLORA ALUMINIO MINNIE DISNEY 500ML SURTIDO</text:p>
          </table:table-cell>
          <table:table-cell office:value-type="string">
            <text:p>MN74516</text:p>
          </table:table-cell>
          <table:table-cell office:value-type="string">
            <text:p>MINNIE</text:p>
          </table:table-cell>
          <table:table-cell office:value-type="float" office:value="2.95">
            <text:p>2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607">
            <text:p>8607</text:p>
          </table:table-cell>
          <table:table-cell office:value-type="string">
            <text:p><text:a xlink:href="../../../../../../Users/Toni/AppData/Local/Temp/CSV3110.xlsx">http://ilusionstore.es/img/p/8607-6461.jpg</text:a></text:p>
          </table:table-cell>
          <table:table-cell office:value-type="string">
            <text:p>PORTATODO CILINDRICO MINNIE DISNEY FLOWERS 22X9CM.</text:p>
          </table:table-cell>
          <table:table-cell office:value-type="string">
            <text:p>MN06616</text:p>
          </table:table-cell>
          <table:table-cell office:value-type="string">
            <text:p>MINNIE</text:p>
          </table:table-cell>
          <table:table-cell office:value-type="float" office:value="3.7">
            <text:p>3,70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8378">
            <text:p>8378</text:p>
          </table:table-cell>
          <table:table-cell office:value-type="string">
            <text:p><text:a xlink:href="../../../../../../Users/Toni/AppData/Local/Temp/CSV3110.xlsx">http://ilusionstore.es/img/p/8378-6220.jpg</text:a></text:p>
          </table:table-cell>
          <table:table-cell office:value-type="string">
            <text:p>PACK 8 ZUECO PLAYA MINNIE DISNEY (T 24 A 31)</text:p>
          </table:table-cell>
          <table:table-cell office:value-type="string">
            <text:p>MN2300-2408</text:p>
          </table:table-cell>
          <table:table-cell office:value-type="string">
            <text:p>MINNIE</text:p>
          </table:table-cell>
          <table:table-cell office:value-type="float" office:value="29.6">
            <text:p>29,6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8376">
            <text:p>8376</text:p>
          </table:table-cell>
          <table:table-cell office:value-type="string">
            <text:p><text:a xlink:href="../../../../../../Users/Toni/AppData/Local/Temp/CSV3110.xlsx">http://ilusionstore.es/img/p/8376-6218.jpg</text:a></text:p>
          </table:table-cell>
          <table:table-cell office:value-type="string">
            <text:p>TOALLA PLAYA 100% ALGODON MINNIE DISNEY (70X140CM)</text:p>
          </table:table-cell>
          <table:table-cell office:value-type="string">
            <text:p>MN2200-2157</text:p>
          </table:table-cell>
          <table:table-cell office:value-type="string">
            <text:p>MINNIE</text:p>
          </table:table-cell>
          <table:table-cell office:value-type="float" office:value="6.95">
            <text:p>6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368">
            <text:p>8368</text:p>
          </table:table-cell>
          <table:table-cell office:value-type="string">
            <text:p><text:a xlink:href="../../../../../../Users/Toni/AppData/Local/Temp/CSV3110.xlsx">http://ilusionstore.es/img/p/8368-6210.jpg</text:a></text:p>
          </table:table-cell>
          <table:table-cell office:value-type="string">
            <text:p>PACK 5 BAÑADORES MINNIE DISNEY (T2-3-4-5-6)</text:p>
          </table:table-cell>
          <table:table-cell office:value-type="string">
            <text:p>MN2200-1911</text:p>
          </table:table-cell>
          <table:table-cell office:value-type="string">
            <text:p>MINNIE</text:p>
          </table:table-cell>
          <table:table-cell office:value-type="float" office:value="34.75">
            <text:p>34,7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8367">
            <text:p>8367</text:p>
          </table:table-cell>
          <table:table-cell office:value-type="string">
            <text:p><text:a xlink:href="../../../../../../Users/Toni/AppData/Local/Temp/CSV3110.xlsx">http://ilusionstore.es/img/p/8367-6209.jpg</text:a></text:p>
          </table:table-cell>
          <table:table-cell office:value-type="string">
            <text:p>PACK 3 GORRAS MINNIE BABY DISNEY (T-44-46-48)</text:p>
          </table:table-cell>
          <table:table-cell office:value-type="string">
            <text:p>MN2200-1450</text:p>
          </table:table-cell>
          <table:table-cell office:value-type="string">
            <text:p>MINNIE</text:p>
          </table:table-cell>
          <table:table-cell office:value-type="float" office:value="7.8">
            <text:p>7,8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8366">
            <text:p>8366</text:p>
          </table:table-cell>
          <table:table-cell office:value-type="string">
            <text:p><text:a xlink:href="../../../../../../Users/Toni/AppData/Local/Temp/CSV3110.xlsx">http://ilusionstore.es/img/p/8366-6208.jpg</text:a></text:p>
          </table:table-cell>
          <table:table-cell office:value-type="string">
            <text:p>MOCHILA MINNIE DISNEY CASUAL (26X32X12CM.)</text:p>
          </table:table-cell>
          <table:table-cell office:value-type="string">
            <text:p>MN2100-1750</text:p>
          </table:table-cell>
          <table:table-cell office:value-type="string">
            <text:p>MINNIE</text:p>
          </table:table-cell>
          <table:table-cell office:value-type="float" office:value="7.8">
            <text:p>7,8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073">
            <text:p>8073</text:p>
          </table:table-cell>
          <table:table-cell office:value-type="string">
            <text:p><text:a xlink:href="../../../../../../Users/Toni/AppData/Local/Temp/CSV3110.xlsx">http://ilusionstore.es/img/p/8073-5847.jpg</text:a></text:p>
          </table:table-cell>
          <table:table-cell office:value-type="string">
            <text:p>MALETA INFANTIL ABS 4 RUEDAS CORREPASILLOS MINNIE</text:p>
          </table:table-cell>
          <table:table-cell office:value-type="string">
            <text:p>MN22021</text:p>
          </table:table-cell>
          <table:table-cell office:value-type="string">
            <text:p>MINNIE</text:p>
          </table:table-cell>
          <table:table-cell office:value-type="float" office:value="49.95">
            <text:p>49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071">
            <text:p>8071</text:p>
          </table:table-cell>
          <table:table-cell office:value-type="string">
            <text:p><text:a xlink:href="../../../../../../Users/Toni/AppData/Local/Temp/CSV3110.xlsx">http://ilusionstore.es/img/p/8071-5845.jpg</text:a></text:p>
          </table:table-cell>
          <table:table-cell office:value-type="string">
            <text:p>BOLSO BANDOLERA CON SOLAPA REGULABLE MINNIE PINK</text:p>
          </table:table-cell>
          <table:table-cell office:value-type="string">
            <text:p>MN22007</text:p>
          </table:table-cell>
          <table:table-cell office:value-type="string">
            <text:p>MINNIE</text:p>
          </table:table-cell>
          <table:table-cell office:value-type="float" office:value="4.95">
            <text:p>4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070">
            <text:p>8070</text:p>
          </table:table-cell>
          <table:table-cell office:value-type="string">
            <text:p><text:a xlink:href="../../../../../../Users/Toni/AppData/Local/Temp/CSV3110.xlsx">http://ilusionstore.es/img/p/8070-5844.jpg</text:a></text:p>
          </table:table-cell>
          <table:table-cell office:value-type="string">
            <text:p>NECESER BANDOLERA ADAPTABLE MINNIE PINK 25X19X10CM</text:p>
          </table:table-cell>
          <table:table-cell office:value-type="string">
            <text:p>MN21987</text:p>
          </table:table-cell>
          <table:table-cell office:value-type="string">
            <text:p>MINNIE</text:p>
          </table:table-cell>
          <table:table-cell office:value-type="float" office:value="5.95">
            <text:p>5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069">
            <text:p>8069</text:p>
          </table:table-cell>
          <table:table-cell office:value-type="string">
            <text:p><text:a xlink:href="../../../../../../Users/Toni/AppData/Local/Temp/CSV3110.xlsx">http://ilusionstore.es/img/p/8069-5843.jpg</text:a></text:p>
          </table:table-cell>
          <table:table-cell office:value-type="string">
            <text:p>ESTUCHE NECESER MINNIE PINK DISNEY 22X12CM.</text:p>
          </table:table-cell>
          <table:table-cell office:value-type="string">
            <text:p>MN21963</text:p>
          </table:table-cell>
          <table:table-cell office:value-type="string">
            <text:p>MINNIE</text:p>
          </table:table-cell>
          <table:table-cell office:value-type="float" office:value="1.95">
            <text:p>1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068">
            <text:p>8068</text:p>
          </table:table-cell>
          <table:table-cell office:value-type="string">
            <text:p><text:a xlink:href="../../../../../../Users/Toni/AppData/Local/Temp/CSV3110.xlsx">http://ilusionstore.es/img/p/8068-5842.jpg</text:a></text:p>
          </table:table-cell>
          <table:table-cell office:value-type="string">
            <text:p>BOLSA MERIENDA 27X34CM. MINNIE PINK DISNEY</text:p>
          </table:table-cell>
          <table:table-cell office:value-type="string">
            <text:p>MN21956</text:p>
          </table:table-cell>
          <table:table-cell office:value-type="string">
            <text:p>MINNIE</text:p>
          </table:table-cell>
          <table:table-cell office:value-type="float" office:value="3.75">
            <text:p>3,7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063">
            <text:p>8063</text:p>
          </table:table-cell>
          <table:table-cell office:value-type="string">
            <text:p><text:a xlink:href="../../../../../../Users/Toni/AppData/Local/Temp/CSV3110.xlsx">http://ilusionstore.es/img/p/8063-5837.jpg</text:a></text:p>
          </table:table-cell>
          <table:table-cell office:value-type="string">
            <text:p>MCOHILA 28 CM. GUARDERIA MINNIE PINK DISNEY</text:p>
          </table:table-cell>
          <table:table-cell office:value-type="string">
            <text:p>MN21857</text:p>
          </table:table-cell>
          <table:table-cell office:value-type="string">
            <text:p>MINNIE</text:p>
          </table:table-cell>
          <table:table-cell office:value-type="float" office:value="7.95">
            <text:p>7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7840">
            <text:p>7840</text:p>
          </table:table-cell>
          <table:table-cell office:value-type="string">
            <text:p><text:a xlink:href="../../../../../../Users/Toni/AppData/Local/Temp/CSV3110.xlsx">http://ilusionstore.es/img/p/7840-5582.jpg</text:a></text:p>
          </table:table-cell>
          <table:table-cell office:value-type="string">
            <text:p>MOCHILA GUARDERIA 30CM. MINNIE DISNEY JOYFUL</text:p>
          </table:table-cell>
          <table:table-cell office:value-type="string">
            <text:p>MN35298</text:p>
          </table:table-cell>
          <table:table-cell office:value-type="string">
            <text:p>MINNIE</text:p>
          </table:table-cell>
          <table:table-cell office:value-type="float" office:value="10.95">
            <text:p>10,9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7578">
            <text:p>7578</text:p>
          </table:table-cell>
          <table:table-cell office:value-type="string">
            <text:p><text:a xlink:href="../../../../../../Users/Toni/AppData/Local/Temp/CSV3110.xlsx">http://ilusionstore.es/img/p/7578-5347.jpg</text:a></text:p>
          </table:table-cell>
          <table:table-cell office:value-type="string">
            <text:p>BOLSO CORAZON MINI PINK TOPOS MINNIE DISNEY</text:p>
          </table:table-cell>
          <table:table-cell office:value-type="string">
            <text:p>MN93526</text:p>
          </table:table-cell>
          <table:table-cell office:value-type="string">
            <text:p>MINNIE</text:p>
          </table:table-cell>
          <table:table-cell office:value-type="float" office:value="6.95">
            <text:p>6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182">
            <text:p>7182</text:p>
          </table:table-cell>
          <table:table-cell office:value-type="string">
            <text:p><text:a xlink:href="../../../../../../Users/Toni/AppData/Local/Temp/CSV3110.xlsx">http://ilusionstore.es/img/p/7182-4838.jpg</text:a></text:p>
          </table:table-cell>
          <table:table-cell office:value-type="string">
            <text:p>MOCHILA 3D DAISY DISNEY</text:p>
          </table:table-cell>
          <table:table-cell office:value-type="string">
            <text:p>MN2100-1509</text:p>
          </table:table-cell>
          <table:table-cell office:value-type="string">
            <text:p>MINNIE</text:p>
          </table:table-cell>
          <table:table-cell office:value-type="float" office:value="6.99">
            <text:p>6,99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7166">
            <text:p>7166</text:p>
          </table:table-cell>
          <table:table-cell office:value-type="string">
            <text:p><text:a xlink:href="../../../../../../Users/Toni/AppData/Local/Temp/CSV3110.xlsx">http://ilusionstore.es/img/p/7166-4822.jpg</text:a></text:p>
          </table:table-cell>
          <table:table-cell office:value-type="string">
            <text:p>SACO 35CM. MINNIE INFANTIL SWEET DISNEY</text:p>
          </table:table-cell>
          <table:table-cell office:value-type="string">
            <text:p>MN51142</text:p>
          </table:table-cell>
          <table:table-cell office:value-type="string">
            <text:p>MINNIE</text:p>
          </table:table-cell>
          <table:table-cell office:value-type="float" office:value="5.45">
            <text:p>5,45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7060">
            <text:p>7060</text:p>
          </table:table-cell>
          <table:table-cell office:value-type="string">
            <text:p><text:a xlink:href="../../../../../../Users/Toni/AppData/Local/Temp/CSV3110.xlsx">http://ilusionstore.es/img/p/7060-4702.jpg</text:a></text:p>
          </table:table-cell>
          <table:table-cell office:value-type="string">
            <text:p>BANDOLERA MINNIE CON CREMALLERA CRAFT ROOM DISNEY</text:p>
          </table:table-cell>
          <table:table-cell office:value-type="string">
            <text:p>MN03228</text:p>
          </table:table-cell>
          <table:table-cell office:value-type="string">
            <text:p>MINNIE</text:p>
          </table:table-cell>
          <table:table-cell office:value-type="float" office:value="4.95">
            <text:p>4,95</text:p>
          </table:table-cell>
          <table:table-cell office:value-type="float" office:value="17">
            <text:p>17</text:p>
          </table:table-cell>
          <table:table-cell table:number-columns-repeated="1017"/>
        </table:table-row>
        <table:table-row table:style-name="ro1">
          <table:table-cell office:value-type="float" office:value="7059">
            <text:p>7059</text:p>
          </table:table-cell>
          <table:table-cell office:value-type="string">
            <text:p><text:a xlink:href="../../../../../../Users/Toni/AppData/Local/Temp/CSV3110.xlsx">http://ilusionstore.es/img/p/7059-4701.jpg</text:a></text:p>
          </table:table-cell>
          <table:table-cell office:value-type="string">
            <text:p>BANDOLERA CON SOLAPA MINNIE CRAFT ROOM DISNEY</text:p>
          </table:table-cell>
          <table:table-cell office:value-type="string">
            <text:p>MN03211</text:p>
          </table:table-cell>
          <table:table-cell office:value-type="string">
            <text:p>MINNIE</text:p>
          </table:table-cell>
          <table:table-cell office:value-type="float" office:value="4.95">
            <text:p>4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7058">
            <text:p>7058</text:p>
          </table:table-cell>
          <table:table-cell office:value-type="string">
            <text:p><text:a xlink:href="../../../../../../Users/Toni/AppData/Local/Temp/CSV3110.xlsx">http://ilusionstore.es/img/p/7058-4700.jpg</text:a></text:p>
          </table:table-cell>
          <table:table-cell office:value-type="string">
            <text:p>GYM SAC MINNIE CRAFT ROOM DISNEY</text:p>
          </table:table-cell>
          <table:table-cell office:value-type="string">
            <text:p>MN03150</text:p>
          </table:table-cell>
          <table:table-cell office:value-type="string">
            <text:p>MINNIE</text:p>
          </table:table-cell>
          <table:table-cell office:value-type="float" office:value="3.95">
            <text:p>3,9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7057">
            <text:p>7057</text:p>
          </table:table-cell>
          <table:table-cell office:value-type="string">
            <text:p><text:a xlink:href="../../../../../../Users/Toni/AppData/Local/Temp/CSV3110.xlsx">http://ilusionstore.es/img/p/7057-4699.jpg</text:a></text:p>
          </table:table-cell>
          <table:table-cell office:value-type="string">
            <text:p>BOLSA DE MERIENDA MINNIE CRAFT ROOM DISNEY</text:p>
          </table:table-cell>
          <table:table-cell office:value-type="string">
            <text:p>MN03143</text:p>
          </table:table-cell>
          <table:table-cell office:value-type="string">
            <text:p>MINNIE</text:p>
          </table:table-cell>
          <table:table-cell office:value-type="float" office:value="3.5">
            <text:p>3,50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7056">
            <text:p>7056</text:p>
          </table:table-cell>
          <table:table-cell office:value-type="string">
            <text:p><text:a xlink:href="../../../../../../Users/Toni/AppData/Local/Temp/CSV3110.xlsx">http://ilusionstore.es/img/p/7056-4698.jpg</text:a></text:p>
          </table:table-cell>
          <table:table-cell office:value-type="string">
            <text:p>BOLSA DE VIAJE MINNIE CRAFT ROOM DISNEY</text:p>
          </table:table-cell>
          <table:table-cell office:value-type="string">
            <text:p>MN03136</text:p>
          </table:table-cell>
          <table:table-cell office:value-type="string">
            <text:p>MINNIE</text:p>
          </table:table-cell>
          <table:table-cell office:value-type="float" office:value="8.95">
            <text:p>8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7055">
            <text:p>7055</text:p>
          </table:table-cell>
          <table:table-cell office:value-type="string">
            <text:p><text:a xlink:href="../../../../../../Users/Toni/AppData/Local/Temp/CSV3110.xlsx">http://ilusionstore.es/img/p/7055-4697.jpg</text:a></text:p>
          </table:table-cell>
          <table:table-cell office:value-type="string">
            <text:p>MOCHILA ADAPTABLE 33CM. MINNIE CRAFT ROOM DISNEY</text:p>
          </table:table-cell>
          <table:table-cell office:value-type="string">
            <text:p>MN03082</text:p>
          </table:table-cell>
          <table:table-cell office:value-type="string">
            <text:p>MINNIE</text:p>
          </table:table-cell>
          <table:table-cell office:value-type="float" office:value="11.5">
            <text:p>11,5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7054">
            <text:p>7054</text:p>
          </table:table-cell>
          <table:table-cell office:value-type="string">
            <text:p><text:a xlink:href="../../../../../../Users/Toni/AppData/Local/Temp/CSV3110.xlsx">http://ilusionstore.es/img/p/7054-4696.jpg</text:a></text:p>
          </table:table-cell>
          <table:table-cell office:value-type="string">
            <text:p>MOCHILA 28CM. MINNIE CRAFT ROOM DISNEY</text:p>
          </table:table-cell>
          <table:table-cell office:value-type="string">
            <text:p>MN03044</text:p>
          </table:table-cell>
          <table:table-cell office:value-type="string">
            <text:p>MINNIE</text:p>
          </table:table-cell>
          <table:table-cell office:value-type="float" office:value="8.95">
            <text:p>8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6225">
            <text:p>6225</text:p>
          </table:table-cell>
          <table:table-cell office:value-type="string">
            <text:p><text:a xlink:href="../../../../../../Users/Toni/AppData/Local/Temp/CSV3110.xlsx">http://ilusionstore.es/img/p/6225-4629.jpg</text:a></text:p>
          </table:table-cell>
          <table:table-cell office:value-type="string">
            <text:p>MOCHILA ADAP.33CM MINNIE GARDEN</text:p>
          </table:table-cell>
          <table:table-cell office:value-type="string">
            <text:p>MN95584</text:p>
          </table:table-cell>
          <table:table-cell office:value-type="string">
            <text:p>MINNIE</text:p>
          </table:table-cell>
          <table:table-cell office:value-type="float" office:value="11.5">
            <text:p>11,5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6211">
            <text:p>6211</text:p>
          </table:table-cell>
          <table:table-cell office:value-type="string">
            <text:p><text:a xlink:href="../../../../../../Users/Toni/AppData/Local/Temp/CSV3110.xlsx">http://ilusionstore.es/img/p/6211-4643.jpg</text:a></text:p>
          </table:table-cell>
          <table:table-cell office:value-type="string">
            <text:p>BANDOLERA CON CREMALLERA MINNIE GARDEN DISNEY</text:p>
          </table:table-cell>
          <table:table-cell office:value-type="string">
            <text:p>MN91487</text:p>
          </table:table-cell>
          <table:table-cell office:value-type="string">
            <text:p>MINNIE</text:p>
          </table:table-cell>
          <table:table-cell office:value-type="float" office:value="4.95">
            <text:p>4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6210">
            <text:p>6210</text:p>
          </table:table-cell>
          <table:table-cell office:value-type="string">
            <text:p><text:a xlink:href="../../../../../../Users/Toni/AppData/Local/Temp/CSV3110.xlsx">http://ilusionstore.es/img/p/6210-4642.jpg</text:a></text:p>
          </table:table-cell>
          <table:table-cell office:value-type="string">
            <text:p>BANDOLERA CON SOLAPA MINNIE GARDEN</text:p>
          </table:table-cell>
          <table:table-cell office:value-type="string">
            <text:p>MN91470</text:p>
          </table:table-cell>
          <table:table-cell office:value-type="string">
            <text:p>MINNIE</text:p>
          </table:table-cell>
          <table:table-cell office:value-type="float" office:value="5.95">
            <text:p>5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6208">
            <text:p>6208</text:p>
          </table:table-cell>
          <table:table-cell office:value-type="string">
            <text:p><text:a xlink:href="../../../../../../Users/Toni/AppData/Local/Temp/CSV3110.xlsx">http://ilusionstore.es/img/p/6208-4645.jpg</text:a></text:p>
          </table:table-cell>
          <table:table-cell office:value-type="string">
            <text:p>NECESER PORTATODO 3COMPARTIMENTOS MINNIE GARDEN</text:p>
          </table:table-cell>
          <table:table-cell office:value-type="string">
            <text:p>MN91449</text:p>
          </table:table-cell>
          <table:table-cell office:value-type="string">
            <text:p>MINNIE</text:p>
          </table:table-cell>
          <table:table-cell office:value-type="float" office:value="4.95">
            <text:p>4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6198">
            <text:p>6198</text:p>
          </table:table-cell>
          <table:table-cell office:value-type="string">
            <text:p><text:a xlink:href="../../../../../../Users/Toni/AppData/Local/Temp/CSV3110.xlsx">http://ilusionstore.es/img/p/6198-4654.jpg</text:a></text:p>
          </table:table-cell>
          <table:table-cell office:value-type="string">
            <text:p>PELUCHE MINNIE 20CM SENTADA 28CM DE PIE</text:p>
          </table:table-cell>
          <table:table-cell office:value-type="string">
            <text:p>MN8955</text:p>
          </table:table-cell>
          <table:table-cell office:value-type="string">
            <text:p>MINNIE</text:p>
          </table:table-cell>
          <table:table-cell office:value-type="float" office:value="6.9">
            <text:p>6,9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6184">
            <text:p>6184</text:p>
          </table:table-cell>
          <table:table-cell office:value-type="string">
            <text:p><text:a xlink:href="../../../../../../Users/Toni/AppData/Local/Temp/CSV3110.xlsx">http://ilusionstore.es/img/p/6184-4658.jpg</text:a></text:p>
          </table:table-cell>
          <table:table-cell office:value-type="string">
            <text:p>FLOTADOR MINNIE DISNEY</text:p>
          </table:table-cell>
          <table:table-cell office:value-type="string">
            <text:p>MN7581</text:p>
          </table:table-cell>
          <table:table-cell office:value-type="string">
            <text:p>MINNIE</text:p>
          </table:table-cell>
          <table:table-cell office:value-type="float" office:value="1.35">
            <text:p>1,35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6183">
            <text:p>6183</text:p>
          </table:table-cell>
          <table:table-cell office:value-type="string">
            <text:p><text:a xlink:href="../../../../../../Users/Toni/AppData/Local/Temp/CSV3110.xlsx">http://ilusionstore.es/img/p/6183-4659.jpg</text:a></text:p>
          </table:table-cell>
          <table:table-cell office:value-type="string">
            <text:p>PELOTA HINCHABLE MINNIE DISNEY</text:p>
          </table:table-cell>
          <table:table-cell office:value-type="string">
            <text:p>MN7574</text:p>
          </table:table-cell>
          <table:table-cell office:value-type="string">
            <text:p>MINNIE</text:p>
          </table:table-cell>
          <table:table-cell office:value-type="float" office:value="1.35">
            <text:p>1,3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6159">
            <text:p>6159</text:p>
          </table:table-cell>
          <table:table-cell office:value-type="string">
            <text:p><text:a xlink:href="../../../../../../Users/Toni/AppData/Local/Temp/CSV3110.xlsx">http://ilusionstore.es/img/p/6159-4661.jpg</text:a></text:p>
          </table:table-cell>
          <table:table-cell office:value-type="string">
            <text:p>GORRA FULL PRINT MINNIE DISNEY</text:p>
          </table:table-cell>
          <table:table-cell office:value-type="string">
            <text:p>MN69617</text:p>
          </table:table-cell>
          <table:table-cell office:value-type="string">
            <text:p>MINNIE</text:p>
          </table:table-cell>
          <table:table-cell office:value-type="float" office:value="2">
            <text:p>2,00</text:p>
          </table:table-cell>
          <table:table-cell office:value-type="float" office:value="62">
            <text:p>62</text:p>
          </table:table-cell>
          <table:table-cell table:number-columns-repeated="1017"/>
        </table:table-row>
        <table:table-row table:style-name="ro1">
          <table:table-cell office:value-type="float" office:value="6156">
            <text:p>6156</text:p>
          </table:table-cell>
          <table:table-cell office:value-type="string">
            <text:p><text:a xlink:href="../../../../../../Users/Toni/AppData/Local/Temp/CSV3110.xlsx">http://ilusionstore.es/img/p/6156-4664.jpg</text:a></text:p>
          </table:table-cell>
          <table:table-cell office:value-type="string">
            <text:p>SET 3 PIEZAS MINNIE DISNEY DOTS &amp; BOWS</text:p>
          </table:table-cell>
          <table:table-cell office:value-type="string">
            <text:p>MN65900</text:p>
          </table:table-cell>
          <table:table-cell office:value-type="string">
            <text:p>MINNIE</text:p>
          </table:table-cell>
          <table:table-cell office:value-type="float" office:value="4.95">
            <text:p>4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6142">
            <text:p>6142</text:p>
          </table:table-cell>
          <table:table-cell office:value-type="string">
            <text:p><text:a xlink:href="../../../../../../Users/Toni/AppData/Local/Temp/CSV3110.xlsx">http://ilusionstore.es/img/p/6142-4671.jpg</text:a></text:p>
          </table:table-cell>
          <table:table-cell office:value-type="string">
            <text:p>SET 3 PERCHAS MINNIE</text:p>
          </table:table-cell>
          <table:table-cell office:value-type="string">
            <text:p>MN5612</text:p>
          </table:table-cell>
          <table:table-cell office:value-type="string">
            <text:p>MINNIE</text:p>
          </table:table-cell>
          <table:table-cell office:value-type="float" office:value="1.05">
            <text:p>1,05</text:p>
          </table:table-cell>
          <table:table-cell office:value-type="float" office:value="19">
            <text:p>19</text:p>
          </table:table-cell>
          <table:table-cell table:number-columns-repeated="1017"/>
        </table:table-row>
        <table:table-row table:style-name="ro1">
          <table:table-cell office:value-type="float" office:value="6138">
            <text:p>6138</text:p>
          </table:table-cell>
          <table:table-cell office:value-type="string">
            <text:p><text:a xlink:href="../../../../../../Users/Toni/AppData/Local/Temp/CSV3110.xlsx">http://ilusionstore.es/img/p/6138-4672.jpg</text:a></text:p>
          </table:table-cell>
          <table:table-cell office:value-type="string">
            <text:p>BOTELLA SPORT MINNIE 400ML. DISNEY</text:p>
          </table:table-cell>
          <table:table-cell office:value-type="string">
            <text:p>MN5348</text:p>
          </table:table-cell>
          <table:table-cell office:value-type="string">
            <text:p>MINNIE</text:p>
          </table:table-cell>
          <table:table-cell office:value-type="float" office:value="1.1">
            <text:p>1,10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6136">
            <text:p>6136</text:p>
          </table:table-cell>
          <table:table-cell office:value-type="string">
            <text:p><text:a xlink:href="../../../../../../Users/Toni/AppData/Local/Temp/CSV3110.xlsx">http://ilusionstore.es/img/p/6136-4673.jpg</text:a></text:p>
          </table:table-cell>
          <table:table-cell office:value-type="string">
            <text:p>TAZA PORCELANA MINNIE DISNEY EN CAJA REGALO</text:p>
          </table:table-cell>
          <table:table-cell office:value-type="string">
            <text:p>MN53016</text:p>
          </table:table-cell>
          <table:table-cell office:value-type="string">
            <text:p>MINNIE</text:p>
          </table:table-cell>
          <table:table-cell office:value-type="float" office:value="1.85">
            <text:p>1,8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6133">
            <text:p>6133</text:p>
          </table:table-cell>
          <table:table-cell office:value-type="string">
            <text:p><text:a xlink:href="../../../../../../Users/Toni/AppData/Local/Temp/CSV3110.xlsx">http://ilusionstore.es/img/p/6133-4676.jpg</text:a></text:p>
          </table:table-cell>
          <table:table-cell office:value-type="string">
            <text:p>BOLSO CORAZON MINI SWEET MINNIE DISNEY</text:p>
          </table:table-cell>
          <table:table-cell office:value-type="string">
            <text:p>MN51234</text:p>
          </table:table-cell>
          <table:table-cell office:value-type="string">
            <text:p>MINNIE</text:p>
          </table:table-cell>
          <table:table-cell office:value-type="float" office:value="5.95">
            <text:p>5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6127">
            <text:p>6127</text:p>
          </table:table-cell>
          <table:table-cell office:value-type="string">
            <text:p><text:a xlink:href="../../../../../../Users/Toni/AppData/Local/Temp/CSV3110.xlsx">http://ilusionstore.es/img/p/6127-4681.jpg</text:a></text:p>
          </table:table-cell>
          <table:table-cell office:value-type="string">
            <text:p>BOTELLA SPORT MINNIE</text:p>
          </table:table-cell>
          <table:table-cell office:value-type="string">
            <text:p>MN5098</text:p>
          </table:table-cell>
          <table:table-cell office:value-type="string">
            <text:p>MINNIE</text:p>
          </table:table-cell>
          <table:table-cell office:value-type="float" office:value="1.16">
            <text:p>1,16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6121">
            <text:p>6121</text:p>
          </table:table-cell>
          <table:table-cell office:value-type="string">
            <text:p><text:a xlink:href="../../../../../../Users/Toni/AppData/Local/Temp/CSV3110.xlsx">http://ilusionstore.es/img/p/6121-4683.jpg</text:a></text:p>
          </table:table-cell>
          <table:table-cell office:value-type="string">
            <text:p>MINNIE PORTATODO 16X11X6</text:p>
          </table:table-cell>
          <table:table-cell office:value-type="string">
            <text:p>MN4805</text:p>
          </table:table-cell>
          <table:table-cell office:value-type="string">
            <text:p>MINNIE</text:p>
          </table:table-cell>
          <table:table-cell office:value-type="float" office:value="0.85">
            <text:p>0,8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6093">
            <text:p>6093</text:p>
          </table:table-cell>
          <table:table-cell office:value-type="string">
            <text:p><text:a xlink:href="../../../../../../Users/Toni/AppData/Local/Temp/CSV3110.xlsx">http://ilusionstore.es/img/p/6093-4025.jpg</text:a></text:p>
          </table:table-cell>
          <table:table-cell office:value-type="string">
            <text:p>SACO 41CM MINNIE FLAVORS DISNEY</text:p>
          </table:table-cell>
          <table:table-cell office:value-type="string">
            <text:p>MN45158</text:p>
          </table:table-cell>
          <table:table-cell office:value-type="string">
            <text:p>MINNIE</text:p>
          </table:table-cell>
          <table:table-cell office:value-type="float" office:value="1.99">
            <text:p>1,99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6090">
            <text:p>6090</text:p>
          </table:table-cell>
          <table:table-cell office:value-type="string">
            <text:p><text:a xlink:href="../../../../../../Users/Toni/AppData/Local/Temp/CSV3110.xlsx">http://ilusionstore.es/img/p/6090-4024.jpg</text:a></text:p>
          </table:table-cell>
          <table:table-cell office:value-type="string">
            <text:p>TOALLA PLAYA MINNIE FLAVORS DISNEY 140X70CM</text:p>
          </table:table-cell>
          <table:table-cell office:value-type="string">
            <text:p>MN44137</text:p>
          </table:table-cell>
          <table:table-cell office:value-type="string">
            <text:p>MINNIE</text:p>
          </table:table-cell>
          <table:table-cell office:value-type="float" office:value="5.45">
            <text:p>5,45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6089">
            <text:p>6089</text:p>
          </table:table-cell>
          <table:table-cell office:value-type="string">
            <text:p><text:a xlink:href="../../../../../../Users/Toni/AppData/Local/Temp/CSV3110.xlsx">http://ilusionstore.es/img/p/6089-4023.jpg</text:a></text:p>
          </table:table-cell>
          <table:table-cell office:value-type="string">
            <text:p>TOALLA PLAYA MINNIE DISNEY SELFIE SUMMER 140X70CM</text:p>
          </table:table-cell>
          <table:table-cell office:value-type="string">
            <text:p>MN44120</text:p>
          </table:table-cell>
          <table:table-cell office:value-type="string">
            <text:p>MINNIE</text:p>
          </table:table-cell>
          <table:table-cell office:value-type="float" office:value="5.45">
            <text:p>5,4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6083">
            <text:p>6083</text:p>
          </table:table-cell>
          <table:table-cell office:value-type="string">
            <text:p><text:a xlink:href="../../../../../../Users/Toni/AppData/Local/Temp/CSV3110.xlsx">http://ilusionstore.es/img/p/6083-4022.jpg</text:a></text:p>
          </table:table-cell>
          <table:table-cell office:value-type="string">
            <text:p>PELUCHE SURTIDO MINNIE PARTY DRESSES 30CM SENTADO</text:p>
          </table:table-cell>
          <table:table-cell office:value-type="string">
            <text:p>MN41984</text:p>
          </table:table-cell>
          <table:table-cell office:value-type="string">
            <text:p>MINNIE</text:p>
          </table:table-cell>
          <table:table-cell office:value-type="float" office:value="9.95">
            <text:p>9,95</text:p>
          </table:table-cell>
          <table:table-cell office:value-type="float" office:value="72">
            <text:p>72</text:p>
          </table:table-cell>
          <table:table-cell table:number-columns-repeated="1017"/>
        </table:table-row>
        <table:table-row table:style-name="ro1">
          <table:table-cell office:value-type="float" office:value="6067">
            <text:p>6067</text:p>
          </table:table-cell>
          <table:table-cell office:value-type="string">
            <text:p><text:a xlink:href="../../../../../../Users/Toni/AppData/Local/Temp/CSV3110.xlsx">http://ilusionstore.es/img/p/6067-4010.jpg</text:a></text:p>
          </table:table-cell>
          <table:table-cell office:value-type="string">
            <text:p>BLISTER ACCESORIO PELO + CEPILLO</text:p>
          </table:table-cell>
          <table:table-cell office:value-type="string">
            <text:p>MN2500-0311</text:p>
          </table:table-cell>
          <table:table-cell office:value-type="string">
            <text:p>MINNIE</text:p>
          </table:table-cell>
          <table:table-cell office:value-type="float" office:value="3.45">
            <text:p>3,4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6066">
            <text:p>6066</text:p>
          </table:table-cell>
          <table:table-cell office:value-type="string">
            <text:p><text:a xlink:href="../../../../../../Users/Toni/AppData/Local/Temp/CSV3110.xlsx">http://ilusionstore.es/img/p/6066-4009.jpg</text:a></text:p>
          </table:table-cell>
          <table:table-cell office:value-type="string">
            <text:p>CAJA ACCESORIOS PELO MINNIE COMPUESTA POR 20PIEZAS</text:p>
          </table:table-cell>
          <table:table-cell office:value-type="string">
            <text:p>MN2500-0306</text:p>
          </table:table-cell>
          <table:table-cell office:value-type="string">
            <text:p>MINNIE</text:p>
          </table:table-cell>
          <table:table-cell office:value-type="float" office:value="3.15">
            <text:p>3,1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6032">
            <text:p>6032</text:p>
          </table:table-cell>
          <table:table-cell office:value-type="string">
            <text:p><text:a xlink:href="../../../../../../Users/Toni/AppData/Local/Temp/CSV3110.xlsx">http://ilusionstore.es/img/p/6032-4891.jpg</text:a></text:p>
          </table:table-cell>
          <table:table-cell office:value-type="string">
            <text:p>MANTA POLAR MINNIE</text:p>
          </table:table-cell>
          <table:table-cell office:value-type="string">
            <text:p>MN2200-0502</text:p>
          </table:table-cell>
          <table:table-cell office:value-type="string">
            <text:p>MINNIE</text:p>
          </table:table-cell>
          <table:table-cell office:value-type="float" office:value="4.4">
            <text:p>4,4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6025">
            <text:p>6025</text:p>
          </table:table-cell>
          <table:table-cell office:value-type="string">
            <text:p><text:a xlink:href="../../../../../../Users/Toni/AppData/Local/Temp/CSV3110.xlsx">http://ilusionstore.es/img/p/6025-3986.jpg</text:a></text:p>
          </table:table-cell>
          <table:table-cell office:value-type="string">
            <text:p>MOCHILA GUARDERIA 24CM MINNIE DISNEY</text:p>
          </table:table-cell>
          <table:table-cell office:value-type="string">
            <text:p>MN2100-1163</text:p>
          </table:table-cell>
          <table:table-cell office:value-type="string">
            <text:p>MINNIE</text:p>
          </table:table-cell>
          <table:table-cell office:value-type="float" office:value="7.85">
            <text:p>7,8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9712">
            <text:p>9712</text:p>
          </table:table-cell>
          <table:table-cell office:value-type="string">
            <text:p><text:a xlink:href="../../../../../../Users/Toni/AppData/Local/Temp/CSV3110.xlsx">http://ilusionstore.es/img/p/9712-7803.jpg</text:a></text:p>
          </table:table-cell>
          <table:table-cell office:value-type="string">
            <text:p>PACK 6 ZAPATILLA BOTA MINNIE (T23/24/25/26/27/28)</text:p>
          </table:table-cell>
          <table:table-cell office:value-type="string">
            <text:p>MN05198</text:p>
          </table:table-cell>
          <table:table-cell office:value-type="string">
            <text:p>MINNIE</text:p>
          </table:table-cell>
          <table:table-cell office:value-type="float" office:value="33.9">
            <text:p>33,9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727">
            <text:p>7727</text:p>
          </table:table-cell>
          <table:table-cell office:value-type="string">
            <text:p><text:a xlink:href="../../../../../../Users/Toni/AppData/Local/Temp/CSV3110.xlsx">http://ilusionstore.es/img/p/7727-5522.jpg</text:a></text:p>
          </table:table-cell>
          <table:table-cell office:value-type="string">
            <text:p>SACO 41CM. CUTE MY LITTLE PONY</text:p>
          </table:table-cell>
          <table:table-cell office:value-type="string">
            <text:p>PON39388</text:p>
          </table:table-cell>
          <table:table-cell office:value-type="string">
            <text:p>MY LITTLE PONY</text:p>
          </table:table-cell>
          <table:table-cell office:value-type="float" office:value="6.5">
            <text:p>6,5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7726">
            <text:p>7726</text:p>
          </table:table-cell>
          <table:table-cell office:value-type="string">
            <text:p><text:a xlink:href="../../../../../../Users/Toni/AppData/Local/Temp/CSV3110.xlsx">http://ilusionstore.es/img/p/7726-5523.jpg</text:a></text:p>
          </table:table-cell>
          <table:table-cell office:value-type="string">
            <text:p>BOLSA DE DEPORTE POCKET CUTE MY LITTLE PONY</text:p>
          </table:table-cell>
          <table:table-cell office:value-type="string">
            <text:p>PON39371</text:p>
          </table:table-cell>
          <table:table-cell office:value-type="string">
            <text:p>MY LITTLE PONY</text:p>
          </table:table-cell>
          <table:table-cell office:value-type="float" office:value="15.95">
            <text:p>15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7725">
            <text:p>7725</text:p>
          </table:table-cell>
          <table:table-cell office:value-type="string">
            <text:p><text:a xlink:href="../../../../../../Users/Toni/AppData/Local/Temp/CSV3110.xlsx">http://ilusionstore.es/img/p/7725-5505.jpg</text:a></text:p>
          </table:table-cell>
          <table:table-cell office:value-type="string">
            <text:p>BOLSO ACTION MINI VERTICAL MY LITTLE PONY CUTE</text:p>
          </table:table-cell>
          <table:table-cell office:value-type="string">
            <text:p>PON36837</text:p>
          </table:table-cell>
          <table:table-cell office:value-type="string">
            <text:p>MY LITTLE PONY</text:p>
          </table:table-cell>
          <table:table-cell office:value-type="float" office:value="5.1">
            <text:p>5,1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7724">
            <text:p>7724</text:p>
          </table:table-cell>
          <table:table-cell office:value-type="string">
            <text:p><text:a xlink:href="../../../../../../Users/Toni/AppData/Local/Temp/CSV3110.xlsx">http://ilusionstore.es/img/p/7724-5504.jpg</text:a></text:p>
          </table:table-cell>
          <table:table-cell office:value-type="string">
            <text:p>MOCHILA INFANTIL CUTE MY LITTLE PONY</text:p>
          </table:table-cell>
          <table:table-cell office:value-type="string">
            <text:p>PON36738</text:p>
          </table:table-cell>
          <table:table-cell office:value-type="string">
            <text:p>MY LITTLE PONY</text:p>
          </table:table-cell>
          <table:table-cell office:value-type="float" office:value="10.95">
            <text:p>10,9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7723">
            <text:p>7723</text:p>
          </table:table-cell>
          <table:table-cell office:value-type="string">
            <text:p><text:a xlink:href="../../../../../../Users/Toni/AppData/Local/Temp/CSV3110.xlsx">http://ilusionstore.es/img/p/7723-5503.jpg</text:a></text:p>
          </table:table-cell>
          <table:table-cell office:value-type="string">
            <text:p>BOLSO MUFFIN MINI CUTE MY LITTLE PONY</text:p>
          </table:table-cell>
          <table:table-cell office:value-type="string">
            <text:p>PON36660</text:p>
          </table:table-cell>
          <table:table-cell office:value-type="string">
            <text:p>MY LITTLE PONY</text:p>
          </table:table-cell>
          <table:table-cell office:value-type="float" office:value="7.5">
            <text:p>7,50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9704">
            <text:p>9704</text:p>
          </table:table-cell>
          <table:table-cell office:value-type="string">
            <text:p><text:a xlink:href="../../../../../../Users/Toni/AppData/Local/Temp/CSV3110.xlsx">http://ilusionstore.es/img/p/9704-7794.jpg</text:a></text:p>
          </table:table-cell>
          <table:table-cell office:value-type="string">
            <text:p>PACK 12 BOTAS DE AGUA CON FORRO PAW PATOL T-23-30</text:p>
          </table:table-cell>
          <table:table-cell office:value-type="string">
            <text:p>PAW2300-2772</text:p>
          </table:table-cell>
          <table:table-cell office:value-type="string">
            <text:p>PAW PATROL</text:p>
          </table:table-cell>
          <table:table-cell office:value-type="float" office:value="123">
            <text:p>123,0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702">
            <text:p>9702</text:p>
          </table:table-cell>
          <table:table-cell office:value-type="string">
            <text:p><text:a xlink:href="../../../../../../Users/Toni/AppData/Local/Temp/CSV3110.xlsx">http://ilusionstore.es/img/p/9702-7792.jpg</text:a></text:p>
          </table:table-cell>
          <table:table-cell office:value-type="string">
            <text:p>MOCHILA 3D CON LUZ Y SONIDO PAW PATROL 30X24X9CM</text:p>
          </table:table-cell>
          <table:table-cell office:value-type="string">
            <text:p>PAW2100-2163</text:p>
          </table:table-cell>
          <table:table-cell office:value-type="string">
            <text:p>PAW PATROL</text:p>
          </table:table-cell>
          <table:table-cell office:value-type="float" office:value="12.95">
            <text:p>12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640">
            <text:p>9640</text:p>
          </table:table-cell>
          <table:table-cell office:value-type="string">
            <text:p><text:a xlink:href="../../../../../../Users/Toni/AppData/Local/Temp/CSV3110.xlsx">http://ilusionstore.es/img/p/9640-7730.jpg</text:a></text:p>
          </table:table-cell>
          <table:table-cell office:value-type="string">
            <text:p>PACK 12 BOTA AGUA SKYE PAW PATROL (T-23 A 30)</text:p>
          </table:table-cell>
          <table:table-cell office:value-type="string">
            <text:p>SKY2300-2771</text:p>
          </table:table-cell>
          <table:table-cell office:value-type="string">
            <text:p>PAW PATROL</text:p>
          </table:table-cell>
          <table:table-cell office:value-type="float" office:value="123">
            <text:p>123,0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639">
            <text:p>9639</text:p>
          </table:table-cell>
          <table:table-cell office:value-type="string">
            <text:p><text:a xlink:href="../../../../../../Users/Toni/AppData/Local/Temp/CSV3110.xlsx">http://ilusionstore.es/img/p/9639-7729.jpg</text:a></text:p>
          </table:table-cell>
          <table:table-cell office:value-type="string">
            <text:p>MANTA POLAR PREMIUM PAW PATROL BOY 100X150CM.</text:p>
          </table:table-cell>
          <table:table-cell office:value-type="string">
            <text:p>PAW2200-2583</text:p>
          </table:table-cell>
          <table:table-cell office:value-type="string">
            <text:p>PAW PATROL</text:p>
          </table:table-cell>
          <table:table-cell office:value-type="float" office:value="3.95">
            <text:p>3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638">
            <text:p>9638</text:p>
          </table:table-cell>
          <table:table-cell office:value-type="string">
            <text:p><text:a xlink:href="../../../../../../Users/Toni/AppData/Local/Temp/CSV3110.xlsx">http://ilusionstore.es/img/p/9638-7728.jpg</text:a></text:p>
          </table:table-cell>
          <table:table-cell office:value-type="string">
            <text:p>SET 3 PZINVIERNO PAW PATROL PAÑUELO+GORRO+GUANTES</text:p>
          </table:table-cell>
          <table:table-cell office:value-type="string">
            <text:p>PAW2200-2441</text:p>
          </table:table-cell>
          <table:table-cell office:value-type="string">
            <text:p>PAW PATROL</text:p>
          </table:table-cell>
          <table:table-cell office:value-type="float" office:value="6.6">
            <text:p>6,60</text:p>
          </table:table-cell>
          <table:table-cell office:value-type="float" office:value="18">
            <text:p>18</text:p>
          </table:table-cell>
          <table:table-cell table:number-columns-repeated="1017"/>
        </table:table-row>
        <table:table-row table:style-name="ro1">
          <table:table-cell office:value-type="float" office:value="9588">
            <text:p>9588</text:p>
          </table:table-cell>
          <table:table-cell office:value-type="string">
            <text:p><text:a xlink:href="../../../../../../Users/Toni/AppData/Local/Temp/CSV3110.xlsx">http://ilusionstore.es/img/p/9588-7722.jpg</text:a></text:p>
          </table:table-cell>
          <table:table-cell office:value-type="string">
            <text:p>PACK 8 ZAPATILLAS BLANDA PAW PATROL</text:p>
          </table:table-cell>
          <table:table-cell office:value-type="string">
            <text:p>PAW2300-2876</text:p>
          </table:table-cell>
          <table:table-cell office:value-type="string">
            <text:p>PAW PATROL</text:p>
          </table:table-cell>
          <table:table-cell office:value-type="float" office:value="34.8">
            <text:p>34,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587">
            <text:p>9587</text:p>
          </table:table-cell>
          <table:table-cell office:value-type="string">
            <text:p><text:a xlink:href="../../../../../../Users/Toni/AppData/Local/Temp/CSV3110.xlsx">http://ilusionstore.es/img/p/9587-7677.jpg</text:a></text:p>
          </table:table-cell>
          <table:table-cell office:value-type="string">
            <text:p>PACK 5 SUETER 100% COTTON PAW PATROL (T-3/3/4/5/6)</text:p>
          </table:table-cell>
          <table:table-cell office:value-type="string">
            <text:p>PAW2200-2359</text:p>
          </table:table-cell>
          <table:table-cell office:value-type="string">
            <text:p>PAW PATROL</text:p>
          </table:table-cell>
          <table:table-cell office:value-type="float" office:value="28.25">
            <text:p>28,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554">
            <text:p>9554</text:p>
          </table:table-cell>
          <table:table-cell office:value-type="string">
            <text:p><text:a xlink:href="../../../../../../Users/Toni/AppData/Local/Temp/CSV3110.xlsx">http://ilusionstore.es/img/p/9554-7644.jpg</text:a></text:p>
          </table:table-cell>
          <table:table-cell office:value-type="string">
            <text:p>PACK 4 CAMISETA PAW PATROL COTTON SURT (T-3/4/5/6)</text:p>
          </table:table-cell>
          <table:table-cell office:value-type="string">
            <text:p>PAW97841</text:p>
          </table:table-cell>
          <table:table-cell office:value-type="string">
            <text:p>PAW PATROL</text:p>
          </table:table-cell>
          <table:table-cell office:value-type="float" office:value="19.95">
            <text:p>19,9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553">
            <text:p>9553</text:p>
          </table:table-cell>
          <table:table-cell office:value-type="string">
            <text:p><text:a xlink:href="../../../../../../Users/Toni/AppData/Local/Temp/CSV3110.xlsx">http://ilusionstore.es/img/p/9553-7643.jpg</text:a></text:p>
          </table:table-cell>
          <table:table-cell office:value-type="string">
            <text:p>PACK 4 PIJAMAS 100%COTTON PAW PATROL (T-3/4/5/6)</text:p>
          </table:table-cell>
          <table:table-cell office:value-type="string">
            <text:p>PAW25673</text:p>
          </table:table-cell>
          <table:table-cell office:value-type="string">
            <text:p>PAW PATROL</text:p>
          </table:table-cell>
          <table:table-cell office:value-type="float" office:value="21.5">
            <text:p>21,5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552">
            <text:p>9552</text:p>
          </table:table-cell>
          <table:table-cell office:value-type="string">
            <text:p><text:a xlink:href="../../../../../../Users/Toni/AppData/Local/Temp/CSV3110.xlsx">http://ilusionstore.es/img/p/9552-7642.jpg</text:a></text:p>
          </table:table-cell>
          <table:table-cell office:value-type="string">
            <text:p>PACK 4 PANTALON CHANDAL PAW PATROL SURT. T-3/4/5/6</text:p>
          </table:table-cell>
          <table:table-cell office:value-type="string">
            <text:p>PAW19952</text:p>
          </table:table-cell>
          <table:table-cell office:value-type="string">
            <text:p>PAW PATROL</text:p>
          </table:table-cell>
          <table:table-cell office:value-type="float" office:value="21">
            <text:p>21,0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537">
            <text:p>9537</text:p>
          </table:table-cell>
          <table:table-cell office:value-type="string">
            <text:p><text:a xlink:href="../../../../../../Users/Toni/AppData/Local/Temp/CSV3110.xlsx">http://ilusionstore.es/img/p/9537-7627.jpg</text:a></text:p>
          </table:table-cell>
          <table:table-cell office:value-type="string">
            <text:p>PACK 3 CHUBASQUEROS PAW PATROL SURT. (T-2/4/6)</text:p>
          </table:table-cell>
          <table:table-cell office:value-type="string">
            <text:p>PAW01491</text:p>
          </table:table-cell>
          <table:table-cell office:value-type="string">
            <text:p>PAW PATROL</text:p>
          </table:table-cell>
          <table:table-cell office:value-type="float" office:value="14.9">
            <text:p>14,9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9500">
            <text:p>9500</text:p>
          </table:table-cell>
          <table:table-cell office:value-type="string">
            <text:p><text:a xlink:href="../../../../../../Users/Toni/AppData/Local/Temp/CSV3110.xlsx">http://ilusionstore.es/img/p/9500-7593.jpg</text:a></text:p>
          </table:table-cell>
          <table:table-cell office:value-type="string">
            <text:p>MOCHILA TROLLEY EVA 3D PAW PATROL BOY 25X31X10CM.</text:p>
          </table:table-cell>
          <table:table-cell office:value-type="string">
            <text:p>PAW2100-1948</text:p>
          </table:table-cell>
          <table:table-cell office:value-type="string">
            <text:p>PAW PATROL</text:p>
          </table:table-cell>
          <table:table-cell office:value-type="float" office:value="10.95">
            <text:p>10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498">
            <text:p>9498</text:p>
          </table:table-cell>
          <table:table-cell office:value-type="string">
            <text:p><text:a xlink:href="../../../../../../Users/Toni/AppData/Local/Temp/CSV3110.xlsx">http://ilusionstore.es/img/p/9498-7591.jpg</text:a></text:p>
          </table:table-cell>
          <table:table-cell office:value-type="string">
            <text:p>BRAGA CUELLO SHERPA POLAR PAW PATROL BOY</text:p>
          </table:table-cell>
          <table:table-cell office:value-type="string">
            <text:p>PAW04279</text:p>
          </table:table-cell>
          <table:table-cell office:value-type="string">
            <text:p>PAW PATROL</text:p>
          </table:table-cell>
          <table:table-cell office:value-type="float" office:value="2.8">
            <text:p>2,80</text:p>
          </table:table-cell>
          <table:table-cell office:value-type="float" office:value="43">
            <text:p>43</text:p>
          </table:table-cell>
          <table:table-cell table:number-columns-repeated="1017"/>
        </table:table-row>
        <table:table-row table:style-name="ro1">
          <table:table-cell office:value-type="float" office:value="9440">
            <text:p>9440</text:p>
          </table:table-cell>
          <table:table-cell office:value-type="string">
            <text:p><text:a xlink:href="../../../../../../Users/Toni/AppData/Local/Temp/CSV3110.xlsx">http://ilusionstore.es/img/p/9440-7535.jpg</text:a></text:p>
          </table:table-cell>
          <table:table-cell office:value-type="string">
            <text:p>BANDOLERA NIÑO AJUSTABLE PAW PATROL BOY PUPS</text:p>
          </table:table-cell>
          <table:table-cell office:value-type="string">
            <text:p>PAW01996</text:p>
          </table:table-cell>
          <table:table-cell office:value-type="string">
            <text:p>PAW PATROL</text:p>
          </table:table-cell>
          <table:table-cell office:value-type="float" office:value="7.9">
            <text:p>7,9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439">
            <text:p>9439</text:p>
          </table:table-cell>
          <table:table-cell office:value-type="string">
            <text:p><text:a xlink:href="../../../../../../Users/Toni/AppData/Local/Temp/CSV3110.xlsx">http://ilusionstore.es/img/p/9439-7534.jpg</text:a></text:p>
          </table:table-cell>
          <table:table-cell office:value-type="string">
            <text:p>NECESER BANDOLERA ADAPTABLE PAW PATROL PUPS BOY</text:p>
          </table:table-cell>
          <table:table-cell office:value-type="string">
            <text:p>PAW01989</text:p>
          </table:table-cell>
          <table:table-cell office:value-type="string">
            <text:p>PAW PATROL</text:p>
          </table:table-cell>
          <table:table-cell office:value-type="float" office:value="9.9">
            <text:p>9,9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438">
            <text:p>9438</text:p>
          </table:table-cell>
          <table:table-cell office:value-type="string">
            <text:p><text:a xlink:href="../../../../../../Users/Toni/AppData/Local/Temp/CSV3110.xlsx">http://ilusionstore.es/img/p/9438-7533.jpg</text:a></text:p>
          </table:table-cell>
          <table:table-cell office:value-type="string">
            <text:p>PORTATODO DOS COMPARTIMENTOS PAW PATRO BOY PUPS</text:p>
          </table:table-cell>
          <table:table-cell office:value-type="string">
            <text:p>PAW01958</text:p>
          </table:table-cell>
          <table:table-cell office:value-type="string">
            <text:p>PAW PATROL</text:p>
          </table:table-cell>
          <table:table-cell office:value-type="float" office:value="4.9">
            <text:p>4,9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437">
            <text:p>9437</text:p>
          </table:table-cell>
          <table:table-cell office:value-type="string">
            <text:p><text:a xlink:href="../../../../../../Users/Toni/AppData/Local/Temp/CSV3110.xlsx">http://ilusionstore.es/img/p/9437-7532.jpg</text:a></text:p>
          </table:table-cell>
          <table:table-cell office:value-type="string">
            <text:p>BOLSA MERIENDA PAW PATROL PUPS BOY 30X25CM.</text:p>
          </table:table-cell>
          <table:table-cell office:value-type="string">
            <text:p>PAW01934</text:p>
          </table:table-cell>
          <table:table-cell office:value-type="string">
            <text:p>PAW PATROL</text:p>
          </table:table-cell>
          <table:table-cell office:value-type="float" office:value="3.75">
            <text:p>3,75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9436">
            <text:p>9436</text:p>
          </table:table-cell>
          <table:table-cell office:value-type="string">
            <text:p><text:a xlink:href="../../../../../../Users/Toni/AppData/Local/Temp/CSV3110.xlsx">http://ilusionstore.es/img/p/9436-7531.jpg</text:a></text:p>
          </table:table-cell>
          <table:table-cell office:value-type="string">
            <text:p>BOLSA VIAJE-DEPORTE 40CM. PAW PATROL PUPS</text:p>
          </table:table-cell>
          <table:table-cell office:value-type="string">
            <text:p>PAW01927</text:p>
          </table:table-cell>
          <table:table-cell office:value-type="string">
            <text:p>PAW PATROL</text:p>
          </table:table-cell>
          <table:table-cell office:value-type="float" office:value="14.9">
            <text:p>14,90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9435">
            <text:p>9435</text:p>
          </table:table-cell>
          <table:table-cell office:value-type="string">
            <text:p><text:a xlink:href="../../../../../../Users/Toni/AppData/Local/Temp/CSV3110.xlsx">http://ilusionstore.es/img/p/9435-7530.jpg</text:a></text:p>
          </table:table-cell>
          <table:table-cell office:value-type="string">
            <text:p>MOCHILA GUARDERIA 2 BOLSILLOS PAW PATROL PUPS 28CM</text:p>
          </table:table-cell>
          <table:table-cell office:value-type="string">
            <text:p>PAW01873</text:p>
          </table:table-cell>
          <table:table-cell office:value-type="string">
            <text:p>PAW PATROL</text:p>
          </table:table-cell>
          <table:table-cell office:value-type="float" office:value="12.95">
            <text:p>12,95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9434">
            <text:p>9434</text:p>
          </table:table-cell>
          <table:table-cell office:value-type="string">
            <text:p><text:a xlink:href="../../../../../../Users/Toni/AppData/Local/Temp/CSV3110.xlsx">http://ilusionstore.es/img/p/9434-7529.jpg</text:a></text:p>
          </table:table-cell>
          <table:table-cell office:value-type="string">
            <text:p>MOCHILA GUARDERIA 25CM PAW PATOL BOY PUPS</text:p>
          </table:table-cell>
          <table:table-cell office:value-type="string">
            <text:p>PAW01842</text:p>
          </table:table-cell>
          <table:table-cell office:value-type="string">
            <text:p>PAW PATROL</text:p>
          </table:table-cell>
          <table:table-cell office:value-type="float" office:value="10.55">
            <text:p>10,55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9433">
            <text:p>9433</text:p>
          </table:table-cell>
          <table:table-cell office:value-type="string">
            <text:p><text:a xlink:href="../../../../../../Users/Toni/AppData/Local/Temp/CSV3110.xlsx">http://ilusionstore.es/img/p/9433-7528.jpg</text:a></text:p>
          </table:table-cell>
          <table:table-cell office:value-type="string">
            <text:p>MALETA TROLLEY ABS 55CM. 4 RUEDAS PAW PATROL PUPS</text:p>
          </table:table-cell>
          <table:table-cell office:value-type="string">
            <text:p>PAW01828</text:p>
          </table:table-cell>
          <table:table-cell office:value-type="string">
            <text:p>PAW PATROL</text:p>
          </table:table-cell>
          <table:table-cell office:value-type="float" office:value="59.9">
            <text:p>59,9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432">
            <text:p>9432</text:p>
          </table:table-cell>
          <table:table-cell office:value-type="string">
            <text:p><text:a xlink:href="../../../../../../Users/Toni/AppData/Local/Temp/CSV3110.xlsx">http://ilusionstore.es/img/p/9432-7527.jpg</text:a></text:p>
          </table:table-cell>
          <table:table-cell office:value-type="string">
            <text:p>MALETA TROLLEY SEMIRIDA PAW PATROL BOY 50CM.</text:p>
          </table:table-cell>
          <table:table-cell office:value-type="string">
            <text:p>PAW01576</text:p>
          </table:table-cell>
          <table:table-cell office:value-type="string">
            <text:p>PAW PATROL</text:p>
          </table:table-cell>
          <table:table-cell office:value-type="float" office:value="34.9">
            <text:p>34,9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409">
            <text:p>9409</text:p>
          </table:table-cell>
          <table:table-cell office:value-type="string">
            <text:p><text:a xlink:href="../../../../../../Users/Toni/AppData/Local/Temp/CSV3110.xlsx">http://ilusionstore.es/img/p/9409-7502.jpg</text:a></text:p>
          </table:table-cell>
          <table:table-cell office:value-type="string">
            <text:p>PAÑUELO MULTIUSOS CORALINA PAW PATROL BOY</text:p>
          </table:table-cell>
          <table:table-cell office:value-type="string">
            <text:p>PAW84225</text:p>
          </table:table-cell>
          <table:table-cell office:value-type="string">
            <text:p>PAW PATROL</text:p>
          </table:table-cell>
          <table:table-cell office:value-type="float" office:value="2.25">
            <text:p>2,25</text:p>
          </table:table-cell>
          <table:table-cell office:value-type="float" office:value="48">
            <text:p>48</text:p>
          </table:table-cell>
          <table:table-cell table:number-columns-repeated="1017"/>
        </table:table-row>
        <table:table-row table:style-name="ro1">
          <table:table-cell office:value-type="float" office:value="9408">
            <text:p>9408</text:p>
          </table:table-cell>
          <table:table-cell office:value-type="string">
            <text:p><text:a xlink:href="../../../../../../Users/Toni/AppData/Local/Temp/CSV3110.xlsx">http://ilusionstore.es/img/p/9408-7501.jpg</text:a></text:p>
          </table:table-cell>
          <table:table-cell office:value-type="string">
            <text:p>COJIN PAW PATROL BOY 40X40CM. POLIESTER</text:p>
          </table:table-cell>
          <table:table-cell office:value-type="string">
            <text:p>PAW80166</text:p>
          </table:table-cell>
          <table:table-cell office:value-type="string">
            <text:p>PAW PATROL</text:p>
          </table:table-cell>
          <table:table-cell office:value-type="float" office:value="3.65">
            <text:p>3,6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9331">
            <text:p>9331</text:p>
          </table:table-cell>
          <table:table-cell office:value-type="string">
            <text:p><text:a xlink:href="../../../../../../Users/Toni/AppData/Local/Temp/CSV3110.xlsx">http://ilusionstore.es/img/p/9331-7424.jpg</text:a></text:p>
          </table:table-cell>
          <table:table-cell office:value-type="string">
            <text:p>PACK 5 PIJAMAS POLAR SURT. PAW PATROL T-2/3/4/5/6</text:p>
          </table:table-cell>
          <table:table-cell office:value-type="string">
            <text:p>PAW31707</text:p>
          </table:table-cell>
          <table:table-cell office:value-type="string">
            <text:p>PAW PATROL</text:p>
          </table:table-cell>
          <table:table-cell office:value-type="float" office:value="46.9">
            <text:p>46,90</text:p>
          </table:table-cell>
          <table:table-cell table:number-columns-repeated="2"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330">
            <text:p>9330</text:p>
          </table:table-cell>
          <table:table-cell office:value-type="string">
            <text:p><text:a xlink:href="../../../../../../Users/Toni/AppData/Local/Temp/CSV3110.xlsx">http://ilusionstore.es/img/p/9330-7423.jpg</text:a></text:p>
          </table:table-cell>
          <table:table-cell office:value-type="string">
            <text:p>PARAGUAS BURBUJA MANUAL PAW PATROL BOY 45CM</text:p>
          </table:table-cell>
          <table:table-cell office:value-type="string">
            <text:p>PAW2400-0342</text:p>
          </table:table-cell>
          <table:table-cell office:value-type="string">
            <text:p>PAW PATROL</text:p>
          </table:table-cell>
          <table:table-cell office:value-type="float" office:value="3.95">
            <text:p>3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9329">
            <text:p>9329</text:p>
          </table:table-cell>
          <table:table-cell office:value-type="string">
            <text:p><text:a xlink:href="../../../../../../Users/Toni/AppData/Local/Temp/CSV3110.xlsx">http://ilusionstore.es/img/p/9329-7422.jpg</text:a></text:p>
          </table:table-cell>
          <table:table-cell office:value-type="string">
            <text:p>PACK 12 BOTAS AGUA LUZ PAW PATROL (T-23 A LA 30)</text:p>
          </table:table-cell>
          <table:table-cell office:value-type="string">
            <text:p>PAW2300-2764</text:p>
          </table:table-cell>
          <table:table-cell office:value-type="string">
            <text:p>PAW PATROL</text:p>
          </table:table-cell>
          <table:table-cell office:value-type="float" office:value="147">
            <text:p>147,0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328">
            <text:p>9328</text:p>
          </table:table-cell>
          <table:table-cell office:value-type="string">
            <text:p><text:a xlink:href="../../../../../../Users/Toni/AppData/Local/Temp/CSV3110.xlsx">http://ilusionstore.es/img/p/9328-7421.jpg</text:a></text:p>
          </table:table-cell>
          <table:table-cell office:value-type="string">
            <text:p>PACK 12 BOTAS AGUA PAW PATROL PVC (T-23 A 30)</text:p>
          </table:table-cell>
          <table:table-cell office:value-type="string">
            <text:p>PAW2300-2754</text:p>
          </table:table-cell>
          <table:table-cell office:value-type="string">
            <text:p>PAW PATROL</text:p>
          </table:table-cell>
          <table:table-cell office:value-type="float" office:value="111">
            <text:p>111,0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327">
            <text:p>9327</text:p>
          </table:table-cell>
          <table:table-cell office:value-type="string">
            <text:p><text:a xlink:href="../../../../../../Users/Toni/AppData/Local/Temp/CSV3110.xlsx">http://ilusionstore.es/img/p/9327-7420.jpg</text:a></text:p>
          </table:table-cell>
          <table:table-cell office:value-type="string">
            <text:p>PACK 12 ZAPATILLAS BOTA CASA PAW PATROL(T-21 A 28)</text:p>
          </table:table-cell>
          <table:table-cell office:value-type="string">
            <text:p>PAW2300-2685</text:p>
          </table:table-cell>
          <table:table-cell office:value-type="string">
            <text:p>PAW PATROL</text:p>
          </table:table-cell>
          <table:table-cell office:value-type="float" office:value="83.4">
            <text:p>83,4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326">
            <text:p>9326</text:p>
          </table:table-cell>
          <table:table-cell office:value-type="string">
            <text:p><text:a xlink:href="../../../../../../Users/Toni/AppData/Local/Temp/CSV3110.xlsx">http://ilusionstore.es/img/p/9326-7419.jpg</text:a></text:p>
          </table:table-cell>
          <table:table-cell office:value-type="string">
            <text:p>PACK 4 DEPORTIVA ROLLER LUZ PAW PATROL (T-28 A 31)</text:p>
          </table:table-cell>
          <table:table-cell office:value-type="string">
            <text:p>PAW2300-2678</text:p>
          </table:table-cell>
          <table:table-cell office:value-type="string">
            <text:p>PAW PATROL</text:p>
          </table:table-cell>
          <table:table-cell office:value-type="float" office:value="99.8">
            <text:p>99,8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325">
            <text:p>9325</text:p>
          </table:table-cell>
          <table:table-cell office:value-type="string">
            <text:p><text:a xlink:href="../../../../../../Users/Toni/AppData/Local/Temp/CSV3110.xlsx">http://ilusionstore.es/img/p/9325-7418.jpg</text:a></text:p>
          </table:table-cell>
          <table:table-cell office:value-type="string">
            <text:p>PACK 12 DEPORTIVAS BAJA PAW PATROL LUZ (T-22 A 29)</text:p>
          </table:table-cell>
          <table:table-cell office:value-type="string">
            <text:p>PAW2300-2579</text:p>
          </table:table-cell>
          <table:table-cell office:value-type="string">
            <text:p>PAW PATROL</text:p>
          </table:table-cell>
          <table:table-cell office:value-type="float" office:value="239.4">
            <text:p>239,4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324">
            <text:p>9324</text:p>
          </table:table-cell>
          <table:table-cell office:value-type="string">
            <text:p><text:a xlink:href="../../../../../../Users/Toni/AppData/Local/Temp/CSV3110.xlsx">http://ilusionstore.es/img/p/9324-7417.jpg</text:a></text:p>
          </table:table-cell>
          <table:table-cell office:value-type="string">
            <text:p>SET INVIERNO 2 PZ GORRO+GUANTES PAW PATROL GLITTER</text:p>
          </table:table-cell>
          <table:table-cell office:value-type="string">
            <text:p>PAW2200-2574</text:p>
          </table:table-cell>
          <table:table-cell office:value-type="string">
            <text:p>PAW PATROL</text:p>
          </table:table-cell>
          <table:table-cell office:value-type="float" office:value="3.45">
            <text:p>3,4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9323">
            <text:p>9323</text:p>
          </table:table-cell>
          <table:table-cell office:value-type="string">
            <text:p><text:a xlink:href="../../../../../../Users/Toni/AppData/Local/Temp/CSV3110.xlsx">http://ilusionstore.es/img/p/9323-7416.jpg</text:a></text:p>
          </table:table-cell>
          <table:table-cell office:value-type="string">
            <text:p>GORRO INVIERNO CON LUZ PAW PATROL BOY</text:p>
          </table:table-cell>
          <table:table-cell office:value-type="string">
            <text:p>PAW2200-2564</text:p>
          </table:table-cell>
          <table:table-cell office:value-type="string">
            <text:p>PAW PATROL</text:p>
          </table:table-cell>
          <table:table-cell office:value-type="float" office:value="5.65">
            <text:p>5,6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322">
            <text:p>9322</text:p>
          </table:table-cell>
          <table:table-cell office:value-type="string">
            <text:p><text:a xlink:href="../../../../../../Users/Toni/AppData/Local/Temp/CSV3110.xlsx">http://ilusionstore.es/img/p/9322-7415.jpg</text:a></text:p>
          </table:table-cell>
          <table:table-cell office:value-type="string">
            <text:p>PAÑUELO POLAR MULTIUSOS PAW PATROL BOY</text:p>
          </table:table-cell>
          <table:table-cell office:value-type="string">
            <text:p>PAW2200-2465</text:p>
          </table:table-cell>
          <table:table-cell office:value-type="string">
            <text:p>PAW PATROL</text:p>
          </table:table-cell>
          <table:table-cell office:value-type="float" office:value="2.65">
            <text:p>2,65</text:p>
          </table:table-cell>
          <table:table-cell office:value-type="float" office:value="36">
            <text:p>36</text:p>
          </table:table-cell>
          <table:table-cell table:number-columns-repeated="1017"/>
        </table:table-row>
        <table:table-row table:style-name="ro1">
          <table:table-cell office:value-type="float" office:value="9321">
            <text:p>9321</text:p>
          </table:table-cell>
          <table:table-cell office:value-type="string">
            <text:p><text:a xlink:href="../../../../../../Users/Toni/AppData/Local/Temp/CSV3110.xlsx">http://ilusionstore.es/img/p/9321-7414.jpg</text:a></text:p>
          </table:table-cell>
          <table:table-cell office:value-type="string">
            <text:p>SET INVIERNO 2 PZ CON GORRO + GUANTES PAW PATROL</text:p>
          </table:table-cell>
          <table:table-cell office:value-type="string">
            <text:p>PAW2200-2453</text:p>
          </table:table-cell>
          <table:table-cell office:value-type="string">
            <text:p>PAW PATROL</text:p>
          </table:table-cell>
          <table:table-cell office:value-type="float" office:value="4.25">
            <text:p>4,25</text:p>
          </table:table-cell>
          <table:table-cell office:value-type="float" office:value="18">
            <text:p>18</text:p>
          </table:table-cell>
          <table:table-cell table:number-columns-repeated="1017"/>
        </table:table-row>
        <table:table-row table:style-name="ro1">
          <table:table-cell office:value-type="float" office:value="9320">
            <text:p>9320</text:p>
          </table:table-cell>
          <table:table-cell office:value-type="string">
            <text:p><text:a xlink:href="../../../../../../Users/Toni/AppData/Local/Temp/CSV3110.xlsx">http://ilusionstore.es/img/p/9320-7413.jpg</text:a></text:p>
          </table:table-cell>
          <table:table-cell office:value-type="string">
            <text:p>PACK 5 PANTALONES CHANDAL PAW PATROL (T-3//4/5/6)</text:p>
          </table:table-cell>
          <table:table-cell office:value-type="string">
            <text:p>PAW2200-2324</text:p>
          </table:table-cell>
          <table:table-cell office:value-type="string">
            <text:p>PAW PATROL</text:p>
          </table:table-cell>
          <table:table-cell office:value-type="float" office:value="38.25">
            <text:p>38,25</text:p>
          </table:table-cell>
          <table:table-cell table:number-columns-repeated="2"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319">
            <text:p>9319</text:p>
          </table:table-cell>
          <table:table-cell office:value-type="string">
            <text:p><text:a xlink:href="../../../../../../Users/Toni/AppData/Local/Temp/CSV3110.xlsx">http://ilusionstore.es/img/p/9319-7412.jpg</text:a></text:p>
          </table:table-cell>
          <table:table-cell office:value-type="string">
            <text:p>PACK 5 SUDADERAS PAW PATROL BOY (T-3/4/5/6)</text:p>
          </table:table-cell>
          <table:table-cell office:value-type="string">
            <text:p>PAW2200-2314</text:p>
          </table:table-cell>
          <table:table-cell office:value-type="string">
            <text:p>PAW PATROL</text:p>
          </table:table-cell>
          <table:table-cell office:value-type="float" office:value="58.25">
            <text:p>58,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318">
            <text:p>9318</text:p>
          </table:table-cell>
          <table:table-cell office:value-type="string">
            <text:p><text:a xlink:href="../../../../../../Users/Toni/AppData/Local/Temp/CSV3110.xlsx">http://ilusionstore.es/img/p/9318-7411.jpg</text:a></text:p>
          </table:table-cell>
          <table:table-cell office:value-type="string">
            <text:p>PACK 4 PIJAMAS POLAR PAW PATROL BOY (T-3//4/5/6)</text:p>
          </table:table-cell>
          <table:table-cell office:value-type="string">
            <text:p>PAW2200-2308</text:p>
          </table:table-cell>
          <table:table-cell office:value-type="string">
            <text:p>PAW PATROL</text:p>
          </table:table-cell>
          <table:table-cell office:value-type="float" office:value="37">
            <text:p>37,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317">
            <text:p>9317</text:p>
          </table:table-cell>
          <table:table-cell office:value-type="string">
            <text:p><text:a xlink:href="../../../../../../Users/Toni/AppData/Local/Temp/CSV3110.xlsx">http://ilusionstore.es/img/p/9317-7410.jpg</text:a></text:p>
          </table:table-cell>
          <table:table-cell office:value-type="string">
            <text:p>PACK 5 PIJAMAS 100% COTTON PAW PATROL (T-3/4/5//6)</text:p>
          </table:table-cell>
          <table:table-cell office:value-type="string">
            <text:p>PAW2200-2277</text:p>
          </table:table-cell>
          <table:table-cell office:value-type="string">
            <text:p>PAW PATROL</text:p>
          </table:table-cell>
          <table:table-cell office:value-type="float" office:value="42.5">
            <text:p>42,5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156">
            <text:p>9156</text:p>
          </table:table-cell>
          <table:table-cell office:value-type="string">
            <text:p><text:a xlink:href="../../../../../../Users/Toni/AppData/Local/Temp/CSV3110.xlsx">http://ilusionstore.es/img/p/9156-7248.jpg</text:a></text:p>
          </table:table-cell>
          <table:table-cell office:value-type="string">
            <text:p>VASO DE CAÑA EASY PAW PATROL COLOURS 430ML.</text:p>
          </table:table-cell>
          <table:table-cell office:value-type="string">
            <text:p>PAW27305</text:p>
          </table:table-cell>
          <table:table-cell office:value-type="string">
            <text:p>PAW PATROL</text:p>
          </table:table-cell>
          <table:table-cell office:value-type="float" office:value="1.2">
            <text:p>1,20</text:p>
          </table:table-cell>
          <table:table-cell office:value-type="float" office:value="19">
            <text:p>19</text:p>
          </table:table-cell>
          <table:table-cell table:number-columns-repeated="1017"/>
        </table:table-row>
        <table:table-row table:style-name="ro1">
          <table:table-cell office:value-type="float" office:value="9155">
            <text:p>9155</text:p>
          </table:table-cell>
          <table:table-cell office:value-type="string">
            <text:p><text:a xlink:href="../../../../../../Users/Toni/AppData/Local/Temp/CSV3110.xlsx">http://ilusionstore.es/img/p/9155-7247.jpg</text:a></text:p>
          </table:table-cell>
          <table:table-cell office:value-type="string">
            <text:p>TAZA MICROONDAS 350ML. PAW PATROL COLOURS</text:p>
          </table:table-cell>
          <table:table-cell office:value-type="string">
            <text:p>PAW27046</text:p>
          </table:table-cell>
          <table:table-cell office:value-type="string">
            <text:p>PAW PATROL</text:p>
          </table:table-cell>
          <table:table-cell office:value-type="float" office:value="1.25">
            <text:p>1,25</text:p>
          </table:table-cell>
          <table:table-cell office:value-type="float" office:value="27">
            <text:p>27</text:p>
          </table:table-cell>
          <table:table-cell table:number-columns-repeated="1017"/>
        </table:table-row>
        <table:table-row table:style-name="ro1">
          <table:table-cell office:value-type="float" office:value="9109">
            <text:p>9109</text:p>
          </table:table-cell>
          <table:table-cell office:value-type="string">
            <text:p><text:a xlink:href="../../../../../../Users/Toni/AppData/Local/Temp/CSV3110.xlsx">http://ilusionstore.es/img/p/9109-7201.jpg</text:a></text:p>
          </table:table-cell>
          <table:table-cell office:value-type="string">
            <text:p>MOCHILA INFANTIL 3D PAW PATROL BOY 31X25X10CM.</text:p>
          </table:table-cell>
          <table:table-cell office:value-type="string">
            <text:p>PAW2100-1958</text:p>
          </table:table-cell>
          <table:table-cell office:value-type="string">
            <text:p>PAW PATROL</text:p>
          </table:table-cell>
          <table:table-cell office:value-type="float" office:value="6.99">
            <text:p>6,99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995">
            <text:p>8995</text:p>
          </table:table-cell>
          <table:table-cell office:value-type="string">
            <text:p><text:a xlink:href="../../../../../../Users/Toni/AppData/Local/Temp/CSV3110.xlsx">http://ilusionstore.es/img/p/8995-7081.jpg</text:a></text:p>
          </table:table-cell>
          <table:table-cell office:value-type="string">
            <text:p>PACK 5 CHANDAL SURT. COTTON PAW PATROL T 2-3-4-5-6</text:p>
          </table:table-cell>
          <table:table-cell office:value-type="string">
            <text:p>PAW09059</text:p>
          </table:table-cell>
          <table:table-cell office:value-type="string">
            <text:p>PAW PATROL</text:p>
          </table:table-cell>
          <table:table-cell office:value-type="float" office:value="74.95">
            <text:p>74,9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8973">
            <text:p>8973</text:p>
          </table:table-cell>
          <table:table-cell office:value-type="string">
            <text:p><text:a xlink:href="../../../../../../Users/Toni/AppData/Local/Temp/CSV3110.xlsx">http://ilusionstore.es/img/p/8973-7048.jpg</text:a></text:p>
          </table:table-cell>
          <table:table-cell office:value-type="string">
            <text:p>FIGURA MARSHALL PAW PATROL PVC 6CM.</text:p>
          </table:table-cell>
          <table:table-cell office:value-type="string">
            <text:p>PAW20239</text:p>
          </table:table-cell>
          <table:table-cell office:value-type="string">
            <text:p>PAW PATROL</text:p>
          </table:table-cell>
          <table:table-cell office:value-type="float" office:value="2.5">
            <text:p>2,50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8972">
            <text:p>8972</text:p>
          </table:table-cell>
          <table:table-cell office:value-type="string">
            <text:p><text:a xlink:href="../../../../../../Users/Toni/AppData/Local/Temp/CSV3110.xlsx">http://ilusionstore.es/img/p/8972-7047.jpg</text:a></text:p>
          </table:table-cell>
          <table:table-cell office:value-type="string">
            <text:p>FIGURA CHASE PAW PATROL PVC 6CM.</text:p>
          </table:table-cell>
          <table:table-cell office:value-type="string">
            <text:p>PAW0239</text:p>
          </table:table-cell>
          <table:table-cell office:value-type="string">
            <text:p>PAW PATROL</text:p>
          </table:table-cell>
          <table:table-cell office:value-type="float" office:value="2.5">
            <text:p>2,50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8938">
            <text:p>8938</text:p>
          </table:table-cell>
          <table:table-cell office:value-type="string">
            <text:p><text:a xlink:href="../../../../../../Users/Toni/AppData/Local/Temp/CSV3110.xlsx">http://ilusionstore.es/img/p/8938-6977.jpg</text:a></text:p>
          </table:table-cell>
          <table:table-cell office:value-type="string">
            <text:p>MOCHILA ESCOLAR 3D PAW PATROL BOY 41X31X10CM.</text:p>
          </table:table-cell>
          <table:table-cell office:value-type="string">
            <text:p>PAW2100-1983</text:p>
          </table:table-cell>
          <table:table-cell office:value-type="string">
            <text:p>PAW PATROL</text:p>
          </table:table-cell>
          <table:table-cell office:value-type="float" office:value="13.95">
            <text:p>13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937">
            <text:p>8937</text:p>
          </table:table-cell>
          <table:table-cell office:value-type="string">
            <text:p><text:a xlink:href="../../../../../../Users/Toni/AppData/Local/Temp/CSV3110.xlsx">http://ilusionstore.es/img/p/8937-6981.jpg</text:a></text:p>
          </table:table-cell>
          <table:table-cell office:value-type="string">
            <text:p>PORTATODO CILINDRICO PAW PATROL NIGHT VISION 21X7</text:p>
          </table:table-cell>
          <table:table-cell office:value-type="string">
            <text:p>PAW2100-1803</text:p>
          </table:table-cell>
          <table:table-cell office:value-type="string">
            <text:p>PAW PATROL</text:p>
          </table:table-cell>
          <table:table-cell office:value-type="float" office:value="3.25">
            <text:p>3,2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919">
            <text:p>8919</text:p>
          </table:table-cell>
          <table:table-cell office:value-type="string">
            <text:p><text:a xlink:href="../../../../../../Users/Toni/AppData/Local/Temp/CSV3110.xlsx">http://ilusionstore.es/img/p/8919-6867.jpg</text:a></text:p>
          </table:table-cell>
          <table:table-cell office:value-type="string">
            <text:p>CANTIMPLORA ALUMINIO 500ML. PAW PATROL SURTIDO</text:p>
          </table:table-cell>
          <table:table-cell office:value-type="string">
            <text:p>PAW69048</text:p>
          </table:table-cell>
          <table:table-cell office:value-type="string">
            <text:p>PAW PATROL</text:p>
          </table:table-cell>
          <table:table-cell office:value-type="float" office:value="2.95">
            <text:p>2,95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8777">
            <text:p>8777</text:p>
          </table:table-cell>
          <table:table-cell office:value-type="string">
            <text:p><text:a xlink:href="../../../../../../Users/Toni/AppData/Local/Temp/CSV3110.xlsx">http://ilusionstore.es/img/p/8777-6653.jpg</text:a></text:p>
          </table:table-cell>
          <table:table-cell office:value-type="string">
            <text:p>PLUMIER TRIPLE PAW PATROL NIGHT VISION GIOTTO</text:p>
          </table:table-cell>
          <table:table-cell office:value-type="string">
            <text:p>PAW2700-0183</text:p>
          </table:table-cell>
          <table:table-cell office:value-type="string">
            <text:p>PAW PATROL</text:p>
          </table:table-cell>
          <table:table-cell office:value-type="float" office:value="9.95">
            <text:p>9,95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8765">
            <text:p>8765</text:p>
          </table:table-cell>
          <table:table-cell office:value-type="string">
            <text:p><text:a xlink:href="../../../../../../Users/Toni/AppData/Local/Temp/CSV3110.xlsx">http://ilusionstore.es/img/p/8765-6626.jpg</text:a></text:p>
          </table:table-cell>
          <table:table-cell office:value-type="string">
            <text:p>MOCHILA GUARDERIA 28CM. PAW PATROL VISION LUCE EN LA OSCURIDAD</text:p>
          </table:table-cell>
          <table:table-cell office:value-type="string">
            <text:p>PAW2100-1789</text:p>
          </table:table-cell>
          <table:table-cell office:value-type="string">
            <text:p>PAW PATROL</text:p>
          </table:table-cell>
          <table:table-cell office:value-type="float" office:value="8.95">
            <text:p>8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764">
            <text:p>8764</text:p>
          </table:table-cell>
          <table:table-cell office:value-type="string">
            <text:p><text:a xlink:href="../../../../../../Users/Toni/AppData/Local/Temp/CSV3110.xlsx">http://ilusionstore.es/img/p/8764-6625.jpg</text:a></text:p>
          </table:table-cell>
          <table:table-cell office:value-type="string">
            <text:p>MOCHILA GUARDERIA 24CM. PAW PATROL VISION LUCE EN LA OSCURIDAD</text:p>
          </table:table-cell>
          <table:table-cell office:value-type="string">
            <text:p>PAW2100-1788</text:p>
          </table:table-cell>
          <table:table-cell office:value-type="string">
            <text:p>PAW PATROL</text:p>
          </table:table-cell>
          <table:table-cell office:value-type="float" office:value="7.85">
            <text:p>7,8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762">
            <text:p>8762</text:p>
          </table:table-cell>
          <table:table-cell office:value-type="string">
            <text:p><text:a xlink:href="../../../../../../Users/Toni/AppData/Local/Temp/CSV3110.xlsx">http://ilusionstore.es/img/p/8762-6623.jpg</text:a></text:p>
          </table:table-cell>
          <table:table-cell office:value-type="string">
            <text:p>PORTAMERIENDAS TERMICO AJUSTABLE PAW PATROL VISION LUCE EN LA OSCURIDAD</text:p>
          </table:table-cell>
          <table:table-cell office:value-type="string">
            <text:p>PAW2100-1774</text:p>
          </table:table-cell>
          <table:table-cell office:value-type="string">
            <text:p>PAW PATROL</text:p>
          </table:table-cell>
          <table:table-cell office:value-type="float" office:value="9.95">
            <text:p>9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675">
            <text:p>8675</text:p>
          </table:table-cell>
          <table:table-cell office:value-type="string">
            <text:p><text:a xlink:href="../../../../../../Users/Toni/AppData/Local/Temp/CSV3110.xlsx">http://ilusionstore.es/img/p/8675.jpg</text:a></text:p>
          </table:table-cell>
          <table:table-cell office:value-type="string">
            <text:p>BOLSA PLAYA / PISCINA SKY PAW PATROL GIRL</text:p>
          </table:table-cell>
          <table:table-cell office:value-type="string">
            <text:p>SKY2100-1714</text:p>
          </table:table-cell>
          <table:table-cell office:value-type="string">
            <text:p>PAW PATROL</text:p>
          </table:table-cell>
          <table:table-cell office:value-type="float" office:value="4.85">
            <text:p>4,8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653">
            <text:p>8653</text:p>
          </table:table-cell>
          <table:table-cell office:value-type="string">
            <text:p><text:a xlink:href="../../../../../../Users/Toni/AppData/Local/Temp/CSV3110.xlsx">http://ilusionstore.es/img/p/8653-6507.jpg</text:a></text:p>
          </table:table-cell>
          <table:table-cell office:value-type="string">
            <text:p>SET COMEDOR NECESER ASEO PAW PATROL 5 PIEZAS</text:p>
          </table:table-cell>
          <table:table-cell office:value-type="string">
            <text:p>PAW42497</text:p>
          </table:table-cell>
          <table:table-cell office:value-type="string">
            <text:p>PAW PATROL</text:p>
          </table:table-cell>
          <table:table-cell office:value-type="float" office:value="4.6">
            <text:p>4,6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652">
            <text:p>8652</text:p>
          </table:table-cell>
          <table:table-cell office:value-type="string">
            <text:p><text:a xlink:href="../../../../../../Users/Toni/AppData/Local/Temp/CSV3110.xlsx">http://ilusionstore.es/img/p/8652-6506.jpg</text:a></text:p>
          </table:table-cell>
          <table:table-cell office:value-type="string">
            <text:p>PONCHO PAW PATROL BOY 55X110CM. MICROFIBRA</text:p>
          </table:table-cell>
          <table:table-cell office:value-type="string">
            <text:p>PAW10774</text:p>
          </table:table-cell>
          <table:table-cell office:value-type="string">
            <text:p>PAW PATROL</text:p>
          </table:table-cell>
          <table:table-cell office:value-type="float" office:value="3.99">
            <text:p>3,99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638">
            <text:p>8638</text:p>
          </table:table-cell>
          <table:table-cell office:value-type="string">
            <text:p><text:a xlink:href="../../../../../../Users/Toni/AppData/Local/Temp/CSV3110.xlsx">http://ilusionstore.es/img/p/8638-6492.jpg</text:a></text:p>
          </table:table-cell>
          <table:table-cell office:value-type="string">
            <text:p>PACK 3 GORRAS PAW PATROL BOY (T 50 Y 52) SURTIDAS</text:p>
          </table:table-cell>
          <table:table-cell office:value-type="string">
            <text:p>PAW13955</text:p>
          </table:table-cell>
          <table:table-cell office:value-type="string">
            <text:p>PAW PATROL</text:p>
          </table:table-cell>
          <table:table-cell office:value-type="float" office:value="5.6">
            <text:p>5,60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8528">
            <text:p>8528</text:p>
          </table:table-cell>
          <table:table-cell office:value-type="string">
            <text:p><text:a xlink:href="../../../../../../Users/Toni/AppData/Local/Temp/CSV3110.xlsx">http://ilusionstore.es/img/p/8528-6384.jpg</text:a></text:p>
          </table:table-cell>
          <table:table-cell office:value-type="string">
            <text:p>MOCHILA ESCOLAR PAW PATROL RESCUE 40X33X12CM</text:p>
          </table:table-cell>
          <table:table-cell office:value-type="string">
            <text:p>PAW29295</text:p>
          </table:table-cell>
          <table:table-cell office:value-type="string">
            <text:p>PAW PATROL</text:p>
          </table:table-cell>
          <table:table-cell office:value-type="float" office:value="9.95">
            <text:p>9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525">
            <text:p>8525</text:p>
          </table:table-cell>
          <table:table-cell office:value-type="string">
            <text:p><text:a xlink:href="../../../../../../Users/Toni/AppData/Local/Temp/CSV3110.xlsx">http://ilusionstore.es/img/p/8525-6387.jpg</text:a></text:p>
          </table:table-cell>
          <table:table-cell office:value-type="string">
            <text:p>PORTATODO PLANAO PAW PATROL RESCUE 22X12X4CM.</text:p>
          </table:table-cell>
          <table:table-cell office:value-type="string">
            <text:p>PAW23972</text:p>
          </table:table-cell>
          <table:table-cell office:value-type="string">
            <text:p>PAW PATROL</text:p>
          </table:table-cell>
          <table:table-cell office:value-type="float" office:value="2.95">
            <text:p>2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402">
            <text:p>8402</text:p>
          </table:table-cell>
          <table:table-cell office:value-type="string">
            <text:p><text:a xlink:href="../../../../../../Users/Toni/AppData/Local/Temp/CSV3110.xlsx">http://ilusionstore.es/img/p/8402-6244.jpg</text:a></text:p>
          </table:table-cell>
          <table:table-cell office:value-type="string">
            <text:p>GAFAS DE SOL PERCHA INDIVIDUAL PAW PATROL BOY</text:p>
          </table:table-cell>
          <table:table-cell office:value-type="string">
            <text:p>PAW2500-0628</text:p>
          </table:table-cell>
          <table:table-cell office:value-type="string">
            <text:p>PAW PATROL</text:p>
          </table:table-cell>
          <table:table-cell office:value-type="float" office:value="2">
            <text:p>2,00</text:p>
          </table:table-cell>
          <table:table-cell office:value-type="float" office:value="18">
            <text:p>18</text:p>
          </table:table-cell>
          <table:table-cell table:number-columns-repeated="1017"/>
        </table:table-row>
        <table:table-row table:style-name="ro1">
          <table:table-cell office:value-type="float" office:value="8400">
            <text:p>8400</text:p>
          </table:table-cell>
          <table:table-cell office:value-type="string">
            <text:p><text:a xlink:href="../../../../../../Users/Toni/AppData/Local/Temp/CSV3110.xlsx">http://ilusionstore.es/img/p/8400-6242.jpg</text:a></text:p>
          </table:table-cell>
          <table:table-cell office:value-type="string">
            <text:p>PACK 8 ZUECOS PLAYA PAW PATROL BOY (T22 A 29)</text:p>
          </table:table-cell>
          <table:table-cell office:value-type="string">
            <text:p>PAW2300-2404</text:p>
          </table:table-cell>
          <table:table-cell office:value-type="string">
            <text:p>PAW PATROL</text:p>
          </table:table-cell>
          <table:table-cell office:value-type="float" office:value="29.6">
            <text:p>29,6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8399">
            <text:p>8399</text:p>
          </table:table-cell>
          <table:table-cell office:value-type="string">
            <text:p><text:a xlink:href="../../../../../../Users/Toni/AppData/Local/Temp/CSV3110.xlsx">http://ilusionstore.es/img/p/8399-6241.jpg</text:a></text:p>
          </table:table-cell>
          <table:table-cell office:value-type="string">
            <text:p>PACK 8 CHANCLAS PLAYA PAW PATROL BOY (24 A 33)</text:p>
          </table:table-cell>
          <table:table-cell office:value-type="string">
            <text:p>PAW2300-2360</text:p>
          </table:table-cell>
          <table:table-cell office:value-type="string">
            <text:p>PAW PATROL</text:p>
          </table:table-cell>
          <table:table-cell office:value-type="float" office:value="12.8">
            <text:p>12,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8396">
            <text:p>8396</text:p>
          </table:table-cell>
          <table:table-cell office:value-type="string">
            <text:p><text:a xlink:href="../../../../../../Users/Toni/AppData/Local/Temp/CSV3110.xlsx">http://ilusionstore.es/img/p/8396-6238.jpg</text:a></text:p>
          </table:table-cell>
          <table:table-cell office:value-type="string">
            <text:p>GORRA PREMIUM LUXCOUNT MARSHALL PAW PATROL BOY</text:p>
          </table:table-cell>
          <table:table-cell office:value-type="string">
            <text:p>PAW2200-2242</text:p>
          </table:table-cell>
          <table:table-cell office:value-type="string">
            <text:p>PAW PATROL</text:p>
          </table:table-cell>
          <table:table-cell office:value-type="float" office:value="3.95">
            <text:p>3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395">
            <text:p>8395</text:p>
          </table:table-cell>
          <table:table-cell office:value-type="string">
            <text:p><text:a xlink:href="../../../../../../Users/Toni/AppData/Local/Temp/CSV3110.xlsx">http://ilusionstore.es/img/p/8395-6237.jpg</text:a></text:p>
          </table:table-cell>
          <table:table-cell office:value-type="string">
            <text:p>GORRA PREMIUM LUXCOUNT CHASE PAW PATROL</text:p>
          </table:table-cell>
          <table:table-cell office:value-type="string">
            <text:p>PAW2200-2241</text:p>
          </table:table-cell>
          <table:table-cell office:value-type="string">
            <text:p>PAW PATROL</text:p>
          </table:table-cell>
          <table:table-cell office:value-type="float" office:value="3.95">
            <text:p>3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393">
            <text:p>8393</text:p>
          </table:table-cell>
          <table:table-cell office:value-type="string">
            <text:p><text:a xlink:href="../../../../../../Users/Toni/AppData/Local/Temp/CSV3110.xlsx">http://ilusionstore.es/img/p/8393-6235.jpg</text:a></text:p>
          </table:table-cell>
          <table:table-cell office:value-type="string">
            <text:p>TOALLA PLAYA MICRO PAW PATROL (70X140CM) 250GR.</text:p>
          </table:table-cell>
          <table:table-cell office:value-type="string">
            <text:p>PAW2200-2171</text:p>
          </table:table-cell>
          <table:table-cell office:value-type="string">
            <text:p>PAW PATROL</text:p>
          </table:table-cell>
          <table:table-cell office:value-type="float" office:value="4.65">
            <text:p>4,6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390">
            <text:p>8390</text:p>
          </table:table-cell>
          <table:table-cell office:value-type="string">
            <text:p><text:a xlink:href="../../../../../../Users/Toni/AppData/Local/Temp/CSV3110.xlsx">http://ilusionstore.es/img/p/8390-6232.jpg</text:a></text:p>
          </table:table-cell>
          <table:table-cell office:value-type="string">
            <text:p>GORRA PREMIUM PAW PATROL (T 53CM) 3-4 A 7-8 AÑOS</text:p>
          </table:table-cell>
          <table:table-cell office:value-type="string">
            <text:p>PAW2200-2024</text:p>
          </table:table-cell>
          <table:table-cell office:value-type="string">
            <text:p>PAW PATROL</text:p>
          </table:table-cell>
          <table:table-cell office:value-type="float" office:value="3.5">
            <text:p>3,5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385">
            <text:p>8385</text:p>
          </table:table-cell>
          <table:table-cell office:value-type="string">
            <text:p><text:a xlink:href="../../../../../../Users/Toni/AppData/Local/Temp/CSV3110.xlsx">http://ilusionstore.es/img/p/8385-6227.jpg</text:a></text:p>
          </table:table-cell>
          <table:table-cell office:value-type="string">
            <text:p>PACK 5 BOXER DE BAÑO PAW PATROL (T2-3-4-5-6)</text:p>
          </table:table-cell>
          <table:table-cell office:value-type="string">
            <text:p>PAW2200-1918</text:p>
          </table:table-cell>
          <table:table-cell office:value-type="string">
            <text:p>PAW PATROL</text:p>
          </table:table-cell>
          <table:table-cell office:value-type="float" office:value="24.25">
            <text:p>24,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8384">
            <text:p>8384</text:p>
          </table:table-cell>
          <table:table-cell office:value-type="string">
            <text:p><text:a xlink:href="../../../../../../Users/Toni/AppData/Local/Temp/CSV3110.xlsx">http://ilusionstore.es/img/p/8384-6226.jpg</text:a></text:p>
          </table:table-cell>
          <table:table-cell office:value-type="string">
            <text:p>PACK 5 BOXER DE BAÑO PAW PATROL (T2-3-4-5-6)</text:p>
          </table:table-cell>
          <table:table-cell office:value-type="string">
            <text:p>PAW2200-1917</text:p>
          </table:table-cell>
          <table:table-cell office:value-type="string">
            <text:p>PAW PATROL</text:p>
          </table:table-cell>
          <table:table-cell office:value-type="float" office:value="24.25">
            <text:p>24,2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8383">
            <text:p>8383</text:p>
          </table:table-cell>
          <table:table-cell office:value-type="string">
            <text:p><text:a xlink:href="../../../../../../Users/Toni/AppData/Local/Temp/CSV3110.xlsx">http://ilusionstore.es/img/p/8383-6225.jpg</text:a></text:p>
          </table:table-cell>
          <table:table-cell office:value-type="string">
            <text:p>MOCHILA CASUAL PAW PATROL BOY (26X32X12CM.)</text:p>
          </table:table-cell>
          <table:table-cell office:value-type="string">
            <text:p>PAW2100-1744</text:p>
          </table:table-cell>
          <table:table-cell office:value-type="string">
            <text:p>PAW PATROL</text:p>
          </table:table-cell>
          <table:table-cell office:value-type="float" office:value="7.8">
            <text:p>7,8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380">
            <text:p>8380</text:p>
          </table:table-cell>
          <table:table-cell office:value-type="string">
            <text:p><text:a xlink:href="../../../../../../Users/Toni/AppData/Local/Temp/CSV3110.xlsx">http://ilusionstore.es/img/p/8380-6222.jpg</text:a></text:p>
          </table:table-cell>
          <table:table-cell office:value-type="string">
            <text:p>BOLSITO BANDOLERA AJUSTABLE 3D CHASE PAW PATROL</text:p>
          </table:table-cell>
          <table:table-cell office:value-type="string">
            <text:p>PAW2100-1662</text:p>
          </table:table-cell>
          <table:table-cell office:value-type="string">
            <text:p>PAW PATROL</text:p>
          </table:table-cell>
          <table:table-cell office:value-type="float" office:value="5.65">
            <text:p>5,6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8304">
            <text:p>8304</text:p>
          </table:table-cell>
          <table:table-cell office:value-type="string">
            <text:p><text:a xlink:href="../../../../../../Users/Toni/AppData/Local/Temp/CSV3110.xlsx">http://ilusionstore.es/img/p/8304-6147.jpg</text:a></text:p>
          </table:table-cell>
          <table:table-cell office:value-type="string">
            <text:p>PACK 6 FLIP FLOP PAW PATROL (TALLA DE 22 A 30)</text:p>
          </table:table-cell>
          <table:table-cell office:value-type="string">
            <text:p>PAW68980</text:p>
          </table:table-cell>
          <table:table-cell office:value-type="string">
            <text:p>PAW PATROL</text:p>
          </table:table-cell>
          <table:table-cell office:value-type="float" office:value="11.7">
            <text:p>11,7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8302">
            <text:p>8302</text:p>
          </table:table-cell>
          <table:table-cell office:value-type="string">
            <text:p><text:a xlink:href="../../../../../../Users/Toni/AppData/Local/Temp/CSV3110.xlsx">http://ilusionstore.es/img/p/8302-6145.jpg</text:a></text:p>
          </table:table-cell>
          <table:table-cell office:value-type="string">
            <text:p>TOALLA PLAYA PAW PATROL 100% ALGODON 70X140CM.</text:p>
          </table:table-cell>
          <table:table-cell office:value-type="string">
            <text:p>PAW68034</text:p>
          </table:table-cell>
          <table:table-cell office:value-type="string">
            <text:p>PAW PATROL</text:p>
          </table:table-cell>
          <table:table-cell office:value-type="float" office:value="5.2">
            <text:p>5,2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8290">
            <text:p>8290</text:p>
          </table:table-cell>
          <table:table-cell office:value-type="string">
            <text:p><text:a xlink:href="../../../../../../Users/Toni/AppData/Local/Temp/CSV3110.xlsx">http://ilusionstore.es/img/p/8290-6133.jpg</text:a></text:p>
          </table:table-cell>
          <table:table-cell office:value-type="string">
            <text:p>PACK 5 CAMISETAS SURTIDAS PAW PATROL (T2-3-4-5-6)</text:p>
          </table:table-cell>
          <table:table-cell office:value-type="string">
            <text:p>PAW22125</text:p>
          </table:table-cell>
          <table:table-cell office:value-type="string">
            <text:p>PAW PATROL</text:p>
          </table:table-cell>
          <table:table-cell office:value-type="float" office:value="19.95">
            <text:p>19,9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8074">
            <text:p>8074</text:p>
          </table:table-cell>
          <table:table-cell office:value-type="string">
            <text:p><text:a xlink:href="../../../../../../Users/Toni/AppData/Local/Temp/CSV3110.xlsx">http://ilusionstore.es/img/p/8074-5859.jpg</text:a></text:p>
          </table:table-cell>
          <table:table-cell office:value-type="string">
            <text:p>TOALLA PLAYA ALGODON PAW PATROL BOY 70X140CM.</text:p>
          </table:table-cell>
          <table:table-cell office:value-type="string">
            <text:p>PAW10590</text:p>
          </table:table-cell>
          <table:table-cell office:value-type="string">
            <text:p>PAW PATROL</text:p>
          </table:table-cell>
          <table:table-cell office:value-type="float" office:value="5.45">
            <text:p>5,4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7862">
            <text:p>7862</text:p>
          </table:table-cell>
          <table:table-cell office:value-type="string">
            <text:p><text:a xlink:href="../../../../../../Users/Toni/AppData/Local/Temp/CSV3110.xlsx">http://ilusionstore.es/img/p/7862-5603.jpg</text:a></text:p>
          </table:table-cell>
          <table:table-cell office:value-type="string">
            <text:p>PAÑUELO MULTIUSOS PAW PATROL BOY</text:p>
          </table:table-cell>
          <table:table-cell office:value-type="string">
            <text:p>PAW2200-1624</text:p>
          </table:table-cell>
          <table:table-cell office:value-type="string">
            <text:p>PAW PATROL</text:p>
          </table:table-cell>
          <table:table-cell office:value-type="float" office:value="1.5">
            <text:p>1,50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7861">
            <text:p>7861</text:p>
          </table:table-cell>
          <table:table-cell office:value-type="string">
            <text:p><text:a xlink:href="../../../../../../Users/Toni/AppData/Local/Temp/CSV3110.xlsx">http://ilusionstore.es/img/p/7861-5602.jpg</text:a></text:p>
          </table:table-cell>
          <table:table-cell office:value-type="string">
            <text:p>MALETA TROLLEY SOFT 50CM.2R. PAW PATROL HELP</text:p>
          </table:table-cell>
          <table:table-cell office:value-type="string">
            <text:p>PAW08803</text:p>
          </table:table-cell>
          <table:table-cell office:value-type="string">
            <text:p>PAW PATROL</text:p>
          </table:table-cell>
          <table:table-cell office:value-type="float" office:value="25.95">
            <text:p>25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7860">
            <text:p>7860</text:p>
          </table:table-cell>
          <table:table-cell office:value-type="string">
            <text:p><text:a xlink:href="../../../../../../Users/Toni/AppData/Local/Temp/CSV3110.xlsx">http://ilusionstore.es/img/p/7860-5601.jpg</text:a></text:p>
          </table:table-cell>
          <table:table-cell office:value-type="string">
            <text:p>SAQUITO MERIENDA PAW PATROL HERE TO HELP</text:p>
          </table:table-cell>
          <table:table-cell office:value-type="string">
            <text:p>PAW08742</text:p>
          </table:table-cell>
          <table:table-cell office:value-type="string">
            <text:p>PAW PATROL</text:p>
          </table:table-cell>
          <table:table-cell office:value-type="float" office:value="3.5">
            <text:p>3,50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7859">
            <text:p>7859</text:p>
          </table:table-cell>
          <table:table-cell office:value-type="string">
            <text:p><text:a xlink:href="../../../../../../Users/Toni/AppData/Local/Temp/CSV3110.xlsx">http://ilusionstore.es/img/p/7859-5600.jpg</text:a></text:p>
          </table:table-cell>
          <table:table-cell office:value-type="string">
            <text:p>BOLSA DE VIAJE 40CM. PAW PATROL HERE TO HELP</text:p>
          </table:table-cell>
          <table:table-cell office:value-type="string">
            <text:p>PAW08728</text:p>
          </table:table-cell>
          <table:table-cell office:value-type="string">
            <text:p>PAW PATROL</text:p>
          </table:table-cell>
          <table:table-cell office:value-type="float" office:value="10.95">
            <text:p>10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7858">
            <text:p>7858</text:p>
          </table:table-cell>
          <table:table-cell office:value-type="string">
            <text:p><text:a xlink:href="../../../../../../Users/Toni/AppData/Local/Temp/CSV3110.xlsx">http://ilusionstore.es/img/p/7858-5599.jpg</text:a></text:p>
          </table:table-cell>
          <table:table-cell office:value-type="string">
            <text:p>MOCHILA ADAPT. 38CM PAW PATROL HERE TO HELP</text:p>
          </table:table-cell>
          <table:table-cell office:value-type="string">
            <text:p>PAW08698</text:p>
          </table:table-cell>
          <table:table-cell office:value-type="string">
            <text:p>PAW PATROL</text:p>
          </table:table-cell>
          <table:table-cell office:value-type="float" office:value="14.95">
            <text:p>14,95</text:p>
          </table:table-cell>
          <table:table-cell office:value-type="float" office:value="19">
            <text:p>19</text:p>
          </table:table-cell>
          <table:table-cell table:number-columns-repeated="1017"/>
        </table:table-row>
        <table:table-row table:style-name="ro1">
          <table:table-cell office:value-type="float" office:value="7857">
            <text:p>7857</text:p>
          </table:table-cell>
          <table:table-cell office:value-type="string">
            <text:p><text:a xlink:href="../../../../../../Users/Toni/AppData/Local/Temp/CSV3110.xlsx">http://ilusionstore.es/img/p/7857-5598.jpg</text:a></text:p>
          </table:table-cell>
          <table:table-cell office:value-type="string">
            <text:p>MOCHILA 33CM. CON CARRO PAW PATROL HERE TO HELP</text:p>
          </table:table-cell>
          <table:table-cell office:value-type="string">
            <text:p>PAW08681</text:p>
          </table:table-cell>
          <table:table-cell office:value-type="string">
            <text:p>PAW PATROL</text:p>
          </table:table-cell>
          <table:table-cell office:value-type="float" office:value="15.2">
            <text:p>15,2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7856">
            <text:p>7856</text:p>
          </table:table-cell>
          <table:table-cell office:value-type="string">
            <text:p><text:a xlink:href="../../../../../../Users/Toni/AppData/Local/Temp/CSV3110.xlsx">http://ilusionstore.es/img/p/7856-5597.jpg</text:a></text:p>
          </table:table-cell>
          <table:table-cell office:value-type="string">
            <text:p>MOCHILA GUARDERIA 33CM. PAW PATROL HERE TO HELP</text:p>
          </table:table-cell>
          <table:table-cell office:value-type="string">
            <text:p>PAW08674</text:p>
          </table:table-cell>
          <table:table-cell office:value-type="string">
            <text:p>PAW PATROL</text:p>
          </table:table-cell>
          <table:table-cell office:value-type="float" office:value="10.95">
            <text:p>10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7855">
            <text:p>7855</text:p>
          </table:table-cell>
          <table:table-cell office:value-type="string">
            <text:p><text:a xlink:href="../../../../../../Users/Toni/AppData/Local/Temp/CSV3110.xlsx">http://ilusionstore.es/img/p/7855-5596.jpg</text:a></text:p>
          </table:table-cell>
          <table:table-cell office:value-type="string">
            <text:p>MOCHILA GUARDERIA 28CM. PAW PATROL HERE TO HELP</text:p>
          </table:table-cell>
          <table:table-cell office:value-type="string">
            <text:p>PAW07721</text:p>
          </table:table-cell>
          <table:table-cell office:value-type="string">
            <text:p>PAW PATROL</text:p>
          </table:table-cell>
          <table:table-cell office:value-type="float" office:value="8.95">
            <text:p>8,95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float" office:value="7854">
            <text:p>7854</text:p>
          </table:table-cell>
          <table:table-cell office:value-type="string">
            <text:p><text:a xlink:href="../../../../../../Users/Toni/AppData/Local/Temp/CSV3110.xlsx">http://ilusionstore.es/img/p/7854-5595.jpg</text:a></text:p>
          </table:table-cell>
          <table:table-cell office:value-type="string">
            <text:p>SAQUITO MOCHILA PAW PATROL HERE TO HELP</text:p>
          </table:table-cell>
          <table:table-cell office:value-type="string">
            <text:p>PAW07691</text:p>
          </table:table-cell>
          <table:table-cell office:value-type="string">
            <text:p>PAW PATROL</text:p>
          </table:table-cell>
          <table:table-cell office:value-type="float" office:value="3.75">
            <text:p>3,75</text:p>
          </table:table-cell>
          <table:table-cell office:value-type="float" office:value="19">
            <text:p>19</text:p>
          </table:table-cell>
          <table:table-cell table:number-columns-repeated="1017"/>
        </table:table-row>
        <table:table-row table:style-name="ro1">
          <table:table-cell office:value-type="float" office:value="7700">
            <text:p>7700</text:p>
          </table:table-cell>
          <table:table-cell office:value-type="string">
            <text:p><text:a xlink:href="../../../../../../Users/Toni/AppData/Local/Temp/CSV3110.xlsx">http://ilusionstore.es/img/p/7700-5483.jpg</text:a></text:p>
          </table:table-cell>
          <table:table-cell office:value-type="string">
            <text:p>PACK 4 CAJITAS DE 3 SLIP PAW PATROL BOY (T2/4/5/6)</text:p>
          </table:table-cell>
          <table:table-cell office:value-type="string">
            <text:p>PAW93669</text:p>
          </table:table-cell>
          <table:table-cell office:value-type="string">
            <text:p>PAW PATROL</text:p>
          </table:table-cell>
          <table:table-cell office:value-type="float" office:value="9">
            <text:p>9,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7681">
            <text:p>7681</text:p>
          </table:table-cell>
          <table:table-cell office:value-type="string">
            <text:p><text:a xlink:href="../../../../../../Users/Toni/AppData/Local/Temp/CSV3110.xlsx">http://ilusionstore.es/img/p/7681-5464.jpg</text:a></text:p>
          </table:table-cell>
          <table:table-cell office:value-type="string">
            <text:p>CAJA ALMACENAJE (PUFF) PAW PATROL BOY</text:p>
          </table:table-cell>
          <table:table-cell office:value-type="string">
            <text:p>PAW51098</text:p>
          </table:table-cell>
          <table:table-cell office:value-type="string">
            <text:p>PAW PATROL</text:p>
          </table:table-cell>
          <table:table-cell office:value-type="float" office:value="4.5">
            <text:p>4,5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7615">
            <text:p>7615</text:p>
          </table:table-cell>
          <table:table-cell office:value-type="string">
            <text:p><text:a xlink:href="../../../../../../Users/Toni/AppData/Local/Temp/CSV3110.xlsx">http://ilusionstore.es/img/p/7615-5401.jpg</text:a></text:p>
          </table:table-cell>
          <table:table-cell office:value-type="string">
            <text:p>COJIN 40X40CM PAW PATROL 2 MODELOS SURTIDOS</text:p>
          </table:table-cell>
          <table:table-cell office:value-type="string">
            <text:p>PAW00022</text:p>
          </table:table-cell>
          <table:table-cell office:value-type="string">
            <text:p>PAW PATROL</text:p>
          </table:table-cell>
          <table:table-cell office:value-type="float" office:value="3.5">
            <text:p>3,50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office:value-type="float" office:value="7374">
            <text:p>7374</text:p>
          </table:table-cell>
          <table:table-cell office:value-type="string">
            <text:p><text:a xlink:href="../../../../../../Users/Toni/AppData/Local/Temp/CSV3110.xlsx">http://ilusionstore.es/img/p/7374-5135.jpg</text:a></text:p>
          </table:table-cell>
          <table:table-cell office:value-type="string">
            <text:p>PAW PATROL PORTATODO PLANO TEAM</text:p>
          </table:table-cell>
          <table:table-cell office:value-type="string">
            <text:p>PAW35359</text:p>
          </table:table-cell>
          <table:table-cell office:value-type="string">
            <text:p>PAW PATROL</text:p>
          </table:table-cell>
          <table:table-cell office:value-type="float" office:value="3.95">
            <text:p>3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7350">
            <text:p>7350</text:p>
          </table:table-cell>
          <table:table-cell office:value-type="string">
            <text:p><text:a xlink:href="../../../../../../Users/Toni/AppData/Local/Temp/CSV3110.xlsx">http://ilusionstore.es/img/p/7350-5114.jpg</text:a></text:p>
          </table:table-cell>
          <table:table-cell office:value-type="string">
            <text:p>PAPELERA ESCOLAR PAW PATROL RESCUE BOY</text:p>
          </table:table-cell>
          <table:table-cell office:value-type="string">
            <text:p>PAW46704</text:p>
          </table:table-cell>
          <table:table-cell office:value-type="string">
            <text:p>PAW PATROL</text:p>
          </table:table-cell>
          <table:table-cell office:value-type="float" office:value="1.75">
            <text:p>1,75</text:p>
          </table:table-cell>
          <table:table-cell office:value-type="float" office:value="17">
            <text:p>17</text:p>
          </table:table-cell>
          <table:table-cell table:number-columns-repeated="1017"/>
        </table:table-row>
        <table:table-row table:style-name="ro1">
          <table:table-cell office:value-type="float" office:value="7347">
            <text:p>7347</text:p>
          </table:table-cell>
          <table:table-cell office:value-type="string">
            <text:p><text:a xlink:href="../../../../../../Users/Toni/AppData/Local/Temp/CSV3110.xlsx">http://ilusionstore.es/img/p/7347-5112.jpg</text:a></text:p>
          </table:table-cell>
          <table:table-cell office:value-type="string">
            <text:p>TAZA PAW PATROL <text:s/>ALPHA PUPS ACTION BLUE</text:p>
          </table:table-cell>
          <table:table-cell office:value-type="string">
            <text:p>PAW81170</text:p>
          </table:table-cell>
          <table:table-cell office:value-type="string">
            <text:p>PAW PATROL</text:p>
          </table:table-cell>
          <table:table-cell office:value-type="float" office:value="1.1">
            <text:p>1,10</text:p>
          </table:table-cell>
          <table:table-cell office:value-type="float" office:value="48">
            <text:p>48</text:p>
          </table:table-cell>
          <table:table-cell table:number-columns-repeated="1017"/>
        </table:table-row>
        <table:table-row table:style-name="ro1">
          <table:table-cell office:value-type="float" office:value="7345">
            <text:p>7345</text:p>
          </table:table-cell>
          <table:table-cell office:value-type="string">
            <text:p><text:a xlink:href="../../../../../../Users/Toni/AppData/Local/Temp/CSV3110.xlsx">http://ilusionstore.es/img/p/7345-5110.jpg</text:a></text:p>
          </table:table-cell>
          <table:table-cell office:value-type="string">
            <text:p>SET LIBRETA ESPIERAL + BOLIGRAFO PAW PATROL</text:p>
          </table:table-cell>
          <table:table-cell office:value-type="string">
            <text:p>PAW71515</text:p>
          </table:table-cell>
          <table:table-cell office:value-type="string">
            <text:p>PAW PATROL</text:p>
          </table:table-cell>
          <table:table-cell office:value-type="float" office:value="1.35">
            <text:p>1,35</text:p>
          </table:table-cell>
          <table:table-cell office:value-type="float" office:value="25">
            <text:p>25</text:p>
          </table:table-cell>
          <table:table-cell table:number-columns-repeated="1017"/>
        </table:table-row>
        <table:table-row table:style-name="ro1">
          <table:table-cell office:value-type="float" office:value="7274">
            <text:p>7274</text:p>
          </table:table-cell>
          <table:table-cell office:value-type="string">
            <text:p><text:a xlink:href="../../../../../../Users/Toni/AppData/Local/Temp/CSV3110.xlsx">http://ilusionstore.es/img/p/7274-5027.jpg</text:a></text:p>
          </table:table-cell>
          <table:table-cell office:value-type="string">
            <text:p>BOTELLA POP UP CHASE &amp; MARSHALL PAW PATROL BOY</text:p>
          </table:table-cell>
          <table:table-cell office:value-type="string">
            <text:p>PAW60268</text:p>
          </table:table-cell>
          <table:table-cell office:value-type="string">
            <text:p>PAW PATROL</text:p>
          </table:table-cell>
          <table:table-cell office:value-type="float" office:value="2.3">
            <text:p>2,3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7271">
            <text:p>7271</text:p>
          </table:table-cell>
          <table:table-cell office:value-type="string">
            <text:p><text:a xlink:href="../../../../../../Users/Toni/AppData/Local/Temp/CSV3110.xlsx">http://ilusionstore.es/img/p/7271-5024.jpg</text:a></text:p>
          </table:table-cell>
          <table:table-cell office:value-type="string">
            <text:p>BOTELLA SPORT PAW PATROL BOY SURTIDA 360ML.</text:p>
          </table:table-cell>
          <table:table-cell office:value-type="string">
            <text:p>PAW60015</text:p>
          </table:table-cell>
          <table:table-cell office:value-type="string">
            <text:p>PAW PATROL</text:p>
          </table:table-cell>
          <table:table-cell office:value-type="float" office:value="1.2">
            <text:p>1,20</text:p>
          </table:table-cell>
          <table:table-cell office:value-type="float" office:value="48">
            <text:p>48</text:p>
          </table:table-cell>
          <table:table-cell table:number-columns-repeated="1017"/>
        </table:table-row>
        <table:table-row table:style-name="ro1">
          <table:table-cell office:value-type="float" office:value="7238">
            <text:p>7238</text:p>
          </table:table-cell>
          <table:table-cell office:value-type="string">
            <text:p><text:a xlink:href="../../../../../../Users/Toni/AppData/Local/Temp/CSV3110.xlsx">http://ilusionstore.es/img/p/7238-4954.jpg</text:a></text:p>
          </table:table-cell>
          <table:table-cell office:value-type="string">
            <text:p>MOCHILA GUARDERIA 3D MARSHALL PAW PATROL</text:p>
          </table:table-cell>
          <table:table-cell office:value-type="string">
            <text:p>PAW2100-1559</text:p>
          </table:table-cell>
          <table:table-cell office:value-type="string">
            <text:p>PAW PATROL</text:p>
          </table:table-cell>
          <table:table-cell office:value-type="float" office:value="6.99">
            <text:p>6,99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219">
            <text:p>7219</text:p>
          </table:table-cell>
          <table:table-cell office:value-type="string">
            <text:p><text:a xlink:href="../../../../../../Users/Toni/AppData/Local/Temp/CSV3110.xlsx">http://ilusionstore.es/img/p/7219-4935.jpg</text:a></text:p>
          </table:table-cell>
          <table:table-cell office:value-type="string">
            <text:p>TAZA PORCELANA EN CAJA REGALO PAW PATROL 27CL.</text:p>
          </table:table-cell>
          <table:table-cell office:value-type="string">
            <text:p>PAW76756</text:p>
          </table:table-cell>
          <table:table-cell office:value-type="string">
            <text:p>PAW PATROL</text:p>
          </table:table-cell>
          <table:table-cell office:value-type="float" office:value="2.3">
            <text:p>2,3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197">
            <text:p>7197</text:p>
          </table:table-cell>
          <table:table-cell office:value-type="string">
            <text:p><text:a xlink:href="../../../../../../Users/Toni/AppData/Local/Temp/CSV3110.xlsx">http://ilusionstore.es/img/p/7197-4854.jpg</text:a></text:p>
          </table:table-cell>
          <table:table-cell office:value-type="string">
            <text:p>VASO FIGURA 3D PAW PATROL COLORS</text:p>
          </table:table-cell>
          <table:table-cell office:value-type="string">
            <text:p>PAW07666</text:p>
          </table:table-cell>
          <table:table-cell office:value-type="string">
            <text:p>PAW PATROL</text:p>
          </table:table-cell>
          <table:table-cell office:value-type="float" office:value="2.7">
            <text:p>2,70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7168">
            <text:p>7168</text:p>
          </table:table-cell>
          <table:table-cell office:value-type="string">
            <text:p><text:a xlink:href="../../../../../../Users/Toni/AppData/Local/Temp/CSV3110.xlsx">http://ilusionstore.es/img/p/7168-4824.jpg</text:a></text:p>
          </table:table-cell>
          <table:table-cell office:value-type="string">
            <text:p>PORTATODO TRES COMPARTIMENTOS PAW PATROL PATROLLER</text:p>
          </table:table-cell>
          <table:table-cell office:value-type="string">
            <text:p>PAW01187</text:p>
          </table:table-cell>
          <table:table-cell office:value-type="string">
            <text:p>PAW PATROL</text:p>
          </table:table-cell>
          <table:table-cell office:value-type="float" office:value="4.95">
            <text:p>4,95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7167">
            <text:p>7167</text:p>
          </table:table-cell>
          <table:table-cell office:value-type="string">
            <text:p><text:a xlink:href="../../../../../../Users/Toni/AppData/Local/Temp/CSV3110.xlsx">http://ilusionstore.es/img/p/7167-4823.jpg</text:a></text:p>
          </table:table-cell>
          <table:table-cell office:value-type="string">
            <text:p>MOCHILA ADAPTABLE 33CM. PAW PATROL PATROLLER</text:p>
          </table:table-cell>
          <table:table-cell office:value-type="string">
            <text:p>PAW01071</text:p>
          </table:table-cell>
          <table:table-cell office:value-type="string">
            <text:p>PAW PATROL</text:p>
          </table:table-cell>
          <table:table-cell office:value-type="float" office:value="11.5">
            <text:p>11,5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7072">
            <text:p>7072</text:p>
          </table:table-cell>
          <table:table-cell office:value-type="string">
            <text:p><text:a xlink:href="../../../../../../Users/Toni/AppData/Local/Temp/CSV3110.xlsx">http://ilusionstore.es/img/p/7072-4714.jpg</text:a></text:p>
          </table:table-cell>
          <table:table-cell office:value-type="string">
            <text:p>GYM SAC PAW PATROL PATROLLER</text:p>
          </table:table-cell>
          <table:table-cell office:value-type="string">
            <text:p>PAW01156</text:p>
          </table:table-cell>
          <table:table-cell office:value-type="string">
            <text:p>PAW PATROL</text:p>
          </table:table-cell>
          <table:table-cell office:value-type="float" office:value="3.95">
            <text:p>3,9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7071">
            <text:p>7071</text:p>
          </table:table-cell>
          <table:table-cell office:value-type="string">
            <text:p><text:a xlink:href="../../../../../../Users/Toni/AppData/Local/Temp/CSV3110.xlsx">http://ilusionstore.es/img/p/7071-4713.jpg</text:a></text:p>
          </table:table-cell>
          <table:table-cell office:value-type="string">
            <text:p>BOLSA DE MERIENDA PAW PATROL PATROLLER</text:p>
          </table:table-cell>
          <table:table-cell office:value-type="string">
            <text:p>PAW01149</text:p>
          </table:table-cell>
          <table:table-cell office:value-type="string">
            <text:p>PAW PATROL</text:p>
          </table:table-cell>
          <table:table-cell office:value-type="float" office:value="3.5">
            <text:p>3,5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6539">
            <text:p>6539</text:p>
          </table:table-cell>
          <table:table-cell office:value-type="string">
            <text:p><text:a xlink:href="../../../../../../Users/Toni/AppData/Local/Temp/CSV3110.xlsx">http://ilusionstore.es/img/p/6539-4419.jpg</text:a></text:p>
          </table:table-cell>
          <table:table-cell office:value-type="string">
            <text:p>VAJILLA MELAMINA 3PZ PAW PATROL</text:p>
          </table:table-cell>
          <table:table-cell office:value-type="string">
            <text:p>PW7901</text:p>
          </table:table-cell>
          <table:table-cell office:value-type="string">
            <text:p>PAW PATROL</text:p>
          </table:table-cell>
          <table:table-cell office:value-type="float" office:value="4.95">
            <text:p>4,9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6527">
            <text:p>6527</text:p>
          </table:table-cell>
          <table:table-cell office:value-type="string">
            <text:p><text:a xlink:href="../../../../../../Users/Toni/AppData/Local/Temp/CSV3110.xlsx">http://ilusionstore.es/img/p/6527-4921.jpg</text:a></text:p>
          </table:table-cell>
          <table:table-cell office:value-type="string">
            <text:p>MANTA POLAR PAW PATROL</text:p>
          </table:table-cell>
          <table:table-cell office:value-type="string">
            <text:p>PW2200-0920</text:p>
          </table:table-cell>
          <table:table-cell office:value-type="string">
            <text:p>PAW PATROL</text:p>
          </table:table-cell>
          <table:table-cell office:value-type="float" office:value="4.4">
            <text:p>4,40</text:p>
          </table:table-cell>
          <table:table-cell office:value-type="float" office:value="17">
            <text:p>17</text:p>
          </table:table-cell>
          <table:table-cell table:number-columns-repeated="1017"/>
        </table:table-row>
        <table:table-row table:style-name="ro1">
          <table:table-cell office:value-type="float" office:value="6456">
            <text:p>6456</text:p>
          </table:table-cell>
          <table:table-cell office:value-type="string">
            <text:p><text:a xlink:href="../../../../../../Users/Toni/AppData/Local/Temp/CSV3110.xlsx">http://ilusionstore.es/img/p/6456-4460.jpg</text:a></text:p>
          </table:table-cell>
          <table:table-cell office:value-type="string">
            <text:p>PORTATODO PAW PATROL PAWS ON DECK</text:p>
          </table:table-cell>
          <table:table-cell office:value-type="string">
            <text:p>PAW93252</text:p>
          </table:table-cell>
          <table:table-cell office:value-type="string">
            <text:p>PAW PATROL</text:p>
          </table:table-cell>
          <table:table-cell office:value-type="float" office:value="1.95">
            <text:p>1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6427">
            <text:p>6427</text:p>
          </table:table-cell>
          <table:table-cell office:value-type="string">
            <text:p><text:a xlink:href="../../../../../../Users/Toni/AppData/Local/Temp/CSV3110.xlsx">http://ilusionstore.es/img/p/6427-4472.jpg</text:a></text:p>
          </table:table-cell>
          <table:table-cell office:value-type="string">
            <text:p>GYM SAC PAW PATROL</text:p>
          </table:table-cell>
          <table:table-cell office:value-type="string">
            <text:p>PAW8313</text:p>
          </table:table-cell>
          <table:table-cell office:value-type="string">
            <text:p>PAW PATROL</text:p>
          </table:table-cell>
          <table:table-cell office:value-type="float" office:value="1.95">
            <text:p>1,95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6413">
            <text:p>6413</text:p>
          </table:table-cell>
          <table:table-cell office:value-type="string">
            <text:p><text:a xlink:href="../../../../../../Users/Toni/AppData/Local/Temp/CSV3110.xlsx">http://ilusionstore.es/img/p/6413-4480.jpg</text:a></text:p>
          </table:table-cell>
          <table:table-cell office:value-type="string">
            <text:p>MOCHILA PAW PATROL GUARDERIA</text:p>
          </table:table-cell>
          <table:table-cell office:value-type="string">
            <text:p>PAW75885</text:p>
          </table:table-cell>
          <table:table-cell office:value-type="string">
            <text:p>PAW PATROL</text:p>
          </table:table-cell>
          <table:table-cell office:value-type="float" office:value="8.95">
            <text:p>8,9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6405">
            <text:p>6405</text:p>
          </table:table-cell>
          <table:table-cell office:value-type="string">
            <text:p><text:a xlink:href="../../../../../../Users/Toni/AppData/Local/Temp/CSV3110.xlsx">http://ilusionstore.es/img/p/6405-4484.jpg</text:a></text:p>
          </table:table-cell>
          <table:table-cell office:value-type="string">
            <text:p>BOTELLA SPORT PAW PATROL 40ML.</text:p>
          </table:table-cell>
          <table:table-cell office:value-type="string">
            <text:p>PAW7321</text:p>
          </table:table-cell>
          <table:table-cell office:value-type="string">
            <text:p>PAW PATROL</text:p>
          </table:table-cell>
          <table:table-cell office:value-type="float" office:value="1.5">
            <text:p>1,50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6369">
            <text:p>6369</text:p>
          </table:table-cell>
          <table:table-cell office:value-type="string">
            <text:p><text:a xlink:href="../../../../../../Users/Toni/AppData/Local/Temp/CSV3110.xlsx">http://ilusionstore.es/img/p/6369-5434.jpg</text:a></text:p>
          </table:table-cell>
          <table:table-cell office:value-type="string">
            <text:p>CONECTA BOLI INTERACTIVO PAW PATROL</text:p>
          </table:table-cell>
          <table:table-cell office:value-type="string">
            <text:p>PAW50401</text:p>
          </table:table-cell>
          <table:table-cell office:value-type="string">
            <text:p>PAW PATROL</text:p>
          </table:table-cell>
          <table:table-cell office:value-type="float" office:value="7.99">
            <text:p>7,99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6334">
            <text:p>6334</text:p>
          </table:table-cell>
          <table:table-cell office:value-type="string">
            <text:p><text:a xlink:href="../../../../../../Users/Toni/AppData/Local/Temp/CSV3110.xlsx">http://ilusionstore.es/img/p/6334-4528.jpg</text:a></text:p>
          </table:table-cell>
          <table:table-cell office:value-type="string">
            <text:p>SET PAPELERIA PAW PATROL</text:p>
          </table:table-cell>
          <table:table-cell office:value-type="string">
            <text:p>PAW40547</text:p>
          </table:table-cell>
          <table:table-cell office:value-type="string">
            <text:p>PAW PATROL</text:p>
          </table:table-cell>
          <table:table-cell office:value-type="float" office:value="0.99">
            <text:p>0,99</text:p>
          </table:table-cell>
          <table:table-cell office:value-type="float" office:value="21">
            <text:p>21</text:p>
          </table:table-cell>
          <table:table-cell table:number-columns-repeated="1017"/>
        </table:table-row>
        <table:table-row table:style-name="ro1">
          <table:table-cell office:value-type="float" office:value="6319">
            <text:p>6319</text:p>
          </table:table-cell>
          <table:table-cell office:value-type="string">
            <text:p><text:a xlink:href="../../../../../../Users/Toni/AppData/Local/Temp/CSV3110.xlsx">http://ilusionstore.es/img/p/6319-4559.jpg</text:a></text:p>
          </table:table-cell>
          <table:table-cell office:value-type="string">
            <text:p>PORTATODO REDONDO PAW PATROL</text:p>
          </table:table-cell>
          <table:table-cell office:value-type="string">
            <text:p>PAW28032</text:p>
          </table:table-cell>
          <table:table-cell office:value-type="string">
            <text:p>PAW PATROL</text:p>
          </table:table-cell>
          <table:table-cell office:value-type="float" office:value="1.65">
            <text:p>1,6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6315">
            <text:p>6315</text:p>
          </table:table-cell>
          <table:table-cell office:value-type="string">
            <text:p><text:a xlink:href="../../../../../../Users/Toni/AppData/Local/Temp/CSV3110.xlsx">http://ilusionstore.es/img/p/6315-4569.jpg</text:a></text:p>
          </table:table-cell>
          <table:table-cell office:value-type="string">
            <text:p>GAFAS DE SOL PERCHA INDIVIDUAL PAW PATROL</text:p>
          </table:table-cell>
          <table:table-cell office:value-type="string">
            <text:p>PAW2500-0465</text:p>
          </table:table-cell>
          <table:table-cell office:value-type="string">
            <text:p>PAW PATROL</text:p>
          </table:table-cell>
          <table:table-cell office:value-type="float" office:value="2">
            <text:p>2,00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6291">
            <text:p>6291</text:p>
          </table:table-cell>
          <table:table-cell office:value-type="string">
            <text:p><text:a xlink:href="../../../../../../Users/Toni/AppData/Local/Temp/CSV3110.xlsx">http://ilusionstore.es/img/p/6291-4586.jpg</text:a></text:p>
          </table:table-cell>
          <table:table-cell office:value-type="string">
            <text:p>MOCHILA INFANTIL 28CM. PAW PATROL</text:p>
          </table:table-cell>
          <table:table-cell office:value-type="string">
            <text:p>PAW2100-1149</text:p>
          </table:table-cell>
          <table:table-cell office:value-type="string">
            <text:p>PAW PATROL</text:p>
          </table:table-cell>
          <table:table-cell office:value-type="float" office:value="9.45">
            <text:p>9,4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6290">
            <text:p>6290</text:p>
          </table:table-cell>
          <table:table-cell office:value-type="string">
            <text:p><text:a xlink:href="../../../../../../Users/Toni/AppData/Local/Temp/CSV3110.xlsx">http://ilusionstore.es/img/p/6290-4588.jpg</text:a></text:p>
          </table:table-cell>
          <table:table-cell office:value-type="string">
            <text:p>MOCHILA GUARDERIA 24CM PAW PATROL</text:p>
          </table:table-cell>
          <table:table-cell office:value-type="string">
            <text:p>PAW2100-1148</text:p>
          </table:table-cell>
          <table:table-cell office:value-type="string">
            <text:p>PAW PATROL</text:p>
          </table:table-cell>
          <table:table-cell office:value-type="float" office:value="7.85">
            <text:p>7,8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6288">
            <text:p>6288</text:p>
          </table:table-cell>
          <table:table-cell office:value-type="string">
            <text:p><text:a xlink:href="../../../../../../Users/Toni/AppData/Local/Temp/CSV3110.xlsx">http://ilusionstore.es/img/p/6288-4591.jpg</text:a></text:p>
          </table:table-cell>
          <table:table-cell office:value-type="string">
            <text:p>BOLSO BANDOLERA PAW PATROL 3D</text:p>
          </table:table-cell>
          <table:table-cell office:value-type="string">
            <text:p>PAW2100-0948</text:p>
          </table:table-cell>
          <table:table-cell office:value-type="string">
            <text:p>PAW PATROL</text:p>
          </table:table-cell>
          <table:table-cell office:value-type="float" office:value="5.25">
            <text:p>5,2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6276">
            <text:p>6276</text:p>
          </table:table-cell>
          <table:table-cell office:value-type="string">
            <text:p><text:a xlink:href="../../../../../../Users/Toni/AppData/Local/Temp/CSV3110.xlsx">http://ilusionstore.es/img/p/6276-4601.jpg</text:a></text:p>
          </table:table-cell>
          <table:table-cell office:value-type="string">
            <text:p>TOALLA MICROFIBRA PAW PATROL 70X140CM.</text:p>
          </table:table-cell>
          <table:table-cell office:value-type="string">
            <text:p>PAW15678</text:p>
          </table:table-cell>
          <table:table-cell office:value-type="string">
            <text:p>PAW PATROL</text:p>
          </table:table-cell>
          <table:table-cell office:value-type="float" office:value="4.5">
            <text:p>4,5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713">
            <text:p>9713</text:p>
          </table:table-cell>
          <table:table-cell office:value-type="string">
            <text:p><text:a xlink:href="../../../../../../Users/Toni/AppData/Local/Temp/CSV3110.xlsx">http://ilusionstore.es/img/p/9713-7804.jpg</text:a></text:p>
          </table:table-cell>
          <table:table-cell office:value-type="string">
            <text:p>PACK6 ZAPATILLA BOTA PAW PATROL T23/24/25/26/27/28</text:p>
          </table:table-cell>
          <table:table-cell office:value-type="string">
            <text:p>PAW05044</text:p>
          </table:table-cell>
          <table:table-cell office:value-type="string">
            <text:p>PAW PATROL</text:p>
          </table:table-cell>
          <table:table-cell office:value-type="float" office:value="33.9">
            <text:p>33,9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621">
            <text:p>7621</text:p>
          </table:table-cell>
          <table:table-cell office:value-type="string">
            <text:p><text:a xlink:href="../../../../../../Users/Toni/AppData/Local/Temp/CSV3110.xlsx">http://ilusionstore.es/img/p/7621-5408.jpg</text:a></text:p>
          </table:table-cell>
          <table:table-cell office:value-type="string">
            <text:p>SET BOLIGRAFO MAS LIBRETA SKYE PAW PATROL</text:p>
          </table:table-cell>
          <table:table-cell office:value-type="string">
            <text:p>SKY87376</text:p>
          </table:table-cell>
          <table:table-cell office:value-type="string">
            <text:p>PAW PATROL GIRL</text:p>
          </table:table-cell>
          <table:table-cell office:value-type="float" office:value="0.85">
            <text:p>0,85</text:p>
          </table:table-cell>
          <table:table-cell office:value-type="float" office:value="21">
            <text:p>21</text:p>
          </table:table-cell>
          <table:table-cell table:number-columns-repeated="1017"/>
        </table:table-row>
        <table:table-row table:style-name="ro1">
          <table:table-cell office:value-type="float" office:value="7389">
            <text:p>7389</text:p>
          </table:table-cell>
          <table:table-cell office:value-type="string">
            <text:p><text:a xlink:href="../../../../../../Users/Toni/AppData/Local/Temp/CSV3110.xlsx">http://ilusionstore.es/img/p/7389-5147.jpg</text:a></text:p>
          </table:table-cell>
          <table:table-cell office:value-type="string">
            <text:p>PAW PATROL SACO 35CM CHICA FLY</text:p>
          </table:table-cell>
          <table:table-cell office:value-type="string">
            <text:p>SKY35526</text:p>
          </table:table-cell>
          <table:table-cell office:value-type="string">
            <text:p>PAW PATROL GIRL</text:p>
          </table:table-cell>
          <table:table-cell office:value-type="float" office:value="5.5">
            <text:p>5,5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7230">
            <text:p>7230</text:p>
          </table:table-cell>
          <table:table-cell office:value-type="string">
            <text:p><text:a xlink:href="../../../../../../Users/Toni/AppData/Local/Temp/CSV3110.xlsx">http://ilusionstore.es/img/p/7230-4946.jpg</text:a></text:p>
          </table:table-cell>
          <table:table-cell office:value-type="string">
            <text:p>PAPELERA SKYE Y EVEREST PAW PATROL</text:p>
          </table:table-cell>
          <table:table-cell office:value-type="string">
            <text:p>SKY66566</text:p>
          </table:table-cell>
          <table:table-cell office:value-type="string">
            <text:p>PAW PATROL GIRL</text:p>
          </table:table-cell>
          <table:table-cell office:value-type="float" office:value="1.75">
            <text:p>1,7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7229">
            <text:p>7229</text:p>
          </table:table-cell>
          <table:table-cell office:value-type="string">
            <text:p><text:a xlink:href="../../../../../../Users/Toni/AppData/Local/Temp/CSV3110.xlsx">http://ilusionstore.es/img/p/7229-4945.jpg</text:a></text:p>
          </table:table-cell>
          <table:table-cell office:value-type="string">
            <text:p>BLISTER 9 PZ ACCESORIOS CABELLO SKYE PAW PATROL</text:p>
          </table:table-cell>
          <table:table-cell office:value-type="string">
            <text:p>SKY53535</text:p>
          </table:table-cell>
          <table:table-cell office:value-type="string">
            <text:p>PAW PATROL GIRL</text:p>
          </table:table-cell>
          <table:table-cell office:value-type="float" office:value="1.15">
            <text:p>1,15</text:p>
          </table:table-cell>
          <table:table-cell office:value-type="float" office:value="19">
            <text:p>19</text:p>
          </table:table-cell>
          <table:table-cell table:number-columns-repeated="1017"/>
        </table:table-row>
        <table:table-row table:style-name="ro1">
          <table:table-cell office:value-type="float" office:value="7228">
            <text:p>7228</text:p>
          </table:table-cell>
          <table:table-cell office:value-type="string">
            <text:p><text:a xlink:href="../../../../../../Users/Toni/AppData/Local/Temp/CSV3110.xlsx">http://ilusionstore.es/img/p/7228-4944.jpg</text:a></text:p>
          </table:table-cell>
          <table:table-cell office:value-type="string">
            <text:p>SET CABELLO 20 PIEZAS EN CAJA REGALO SKYE</text:p>
          </table:table-cell>
          <table:table-cell office:value-type="string">
            <text:p>SKY53498</text:p>
          </table:table-cell>
          <table:table-cell office:value-type="string">
            <text:p>PAW PATROL GIRL</text:p>
          </table:table-cell>
          <table:table-cell office:value-type="float" office:value="3.45">
            <text:p>3,4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7227">
            <text:p>7227</text:p>
          </table:table-cell>
          <table:table-cell office:value-type="string">
            <text:p><text:a xlink:href="../../../../../../Users/Toni/AppData/Local/Temp/CSV3110.xlsx">http://ilusionstore.es/img/p/7227-4943.jpg</text:a></text:p>
          </table:table-cell>
          <table:table-cell office:value-type="string">
            <text:p>CAJA 3 PULSERAS MAS CHARMS SKYE PAW PATROL</text:p>
          </table:table-cell>
          <table:table-cell office:value-type="string">
            <text:p>SKY53481</text:p>
          </table:table-cell>
          <table:table-cell office:value-type="string">
            <text:p>PAW PATROL GIRL</text:p>
          </table:table-cell>
          <table:table-cell office:value-type="float" office:value="2.5">
            <text:p>2,50</text:p>
          </table:table-cell>
          <table:table-cell office:value-type="float" office:value="26">
            <text:p>26</text:p>
          </table:table-cell>
          <table:table-cell table:number-columns-repeated="1017"/>
        </table:table-row>
        <table:table-row table:style-name="ro1">
          <table:table-cell office:value-type="float" office:value="7221">
            <text:p>7221</text:p>
          </table:table-cell>
          <table:table-cell office:value-type="string">
            <text:p><text:a xlink:href="../../../../../../Users/Toni/AppData/Local/Temp/CSV3110.xlsx">http://ilusionstore.es/img/p/7221-4937.jpg</text:a></text:p>
          </table:table-cell>
          <table:table-cell office:value-type="string">
            <text:p>BOLSO EFECTO TRIDIMENSIONAL SKYE PAW PATROL GIRL</text:p>
          </table:table-cell>
          <table:table-cell office:value-type="string">
            <text:p>SKY50167</text:p>
          </table:table-cell>
          <table:table-cell office:value-type="string">
            <text:p>PAW PATROL GIRL</text:p>
          </table:table-cell>
          <table:table-cell office:value-type="float" office:value="5.25">
            <text:p>5,2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191">
            <text:p>7191</text:p>
          </table:table-cell>
          <table:table-cell office:value-type="string">
            <text:p><text:a xlink:href="../../../../../../Users/Toni/AppData/Local/Temp/CSV3110.xlsx">http://ilusionstore.es/img/p/7191-4847.jpg</text:a></text:p>
          </table:table-cell>
          <table:table-cell office:value-type="string">
            <text:p>MANTA POLAR SKYE GIRL 100X150CM PAW PATROL</text:p>
          </table:table-cell>
          <table:table-cell office:value-type="string">
            <text:p>SKY02268</text:p>
          </table:table-cell>
          <table:table-cell office:value-type="string">
            <text:p>PAW PATROL GIRL</text:p>
          </table:table-cell>
          <table:table-cell office:value-type="float" office:value="3.7">
            <text:p>3,70</text:p>
          </table:table-cell>
          <table:table-cell office:value-type="float" office:value="44">
            <text:p>44</text:p>
          </table:table-cell>
          <table:table-cell table:number-columns-repeated="1017"/>
        </table:table-row>
        <table:table-row table:style-name="ro1">
          <table:table-cell office:value-type="float" office:value="7171">
            <text:p>7171</text:p>
          </table:table-cell>
          <table:table-cell office:value-type="string">
            <text:p><text:a xlink:href="../../../../../../Users/Toni/AppData/Local/Temp/CSV3110.xlsx">http://ilusionstore.es/img/p/7171-4827.jpg</text:a></text:p>
          </table:table-cell>
          <table:table-cell office:value-type="string">
            <text:p>MOCHILA GUARDERIA 28CM SKYE GIRL PUP</text:p>
          </table:table-cell>
          <table:table-cell office:value-type="string">
            <text:p>SKY01255</text:p>
          </table:table-cell>
          <table:table-cell office:value-type="string">
            <text:p>PAW PATROL GIRL</text:p>
          </table:table-cell>
          <table:table-cell office:value-type="float" office:value="8.95">
            <text:p>8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7131">
            <text:p>7131</text:p>
          </table:table-cell>
          <table:table-cell office:value-type="string">
            <text:p><text:a xlink:href="../../../../../../Users/Toni/AppData/Local/Temp/CSV3110.xlsx">http://ilusionstore.es/img/p/7131-4778.jpg</text:a></text:p>
          </table:table-cell>
          <table:table-cell office:value-type="string">
            <text:p>GORRA SKYE PREMIUM CON VISERA GLITTER <text:s/>PAW PATROL</text:p>
          </table:table-cell>
          <table:table-cell office:value-type="string">
            <text:p>SKY30268</text:p>
          </table:table-cell>
          <table:table-cell office:value-type="string">
            <text:p>PAW PATROL GIRL</text:p>
          </table:table-cell>
          <table:table-cell office:value-type="float" office:value="3.95">
            <text:p>3,95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7087">
            <text:p>7087</text:p>
          </table:table-cell>
          <table:table-cell office:value-type="string">
            <text:p><text:a xlink:href="../../../../../../Users/Toni/AppData/Local/Temp/CSV3110.xlsx">http://ilusionstore.es/img/p/7087-4729.jpg</text:a></text:p>
          </table:table-cell>
          <table:table-cell office:value-type="string">
            <text:p>BANDOLERA CON CREMALLERA SKYE GIRL PUP</text:p>
          </table:table-cell>
          <table:table-cell office:value-type="string">
            <text:p>SKY01422</text:p>
          </table:table-cell>
          <table:table-cell office:value-type="string">
            <text:p>PAW PATROL GIRL</text:p>
          </table:table-cell>
          <table:table-cell office:value-type="float" office:value="4.95">
            <text:p>4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7085">
            <text:p>7085</text:p>
          </table:table-cell>
          <table:table-cell office:value-type="string">
            <text:p><text:a xlink:href="../../../../../../Users/Toni/AppData/Local/Temp/CSV3110.xlsx">http://ilusionstore.es/img/p/7085-4727.jpg</text:a></text:p>
          </table:table-cell>
          <table:table-cell office:value-type="string">
            <text:p>PORTATODO TRES COMPARTIMENTOS SKYE GIRL PUP</text:p>
          </table:table-cell>
          <table:table-cell office:value-type="string">
            <text:p>SKY01385</text:p>
          </table:table-cell>
          <table:table-cell office:value-type="string">
            <text:p>PAW PATROL GIRL</text:p>
          </table:table-cell>
          <table:table-cell office:value-type="float" office:value="4.95">
            <text:p>4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6588">
            <text:p>6588</text:p>
          </table:table-cell>
          <table:table-cell office:value-type="string">
            <text:p><text:a xlink:href="../../../../../../Users/Toni/AppData/Local/Temp/CSV3110.xlsx">http://ilusionstore.es/img/p/6588-4379.jpg</text:a></text:p>
          </table:table-cell>
          <table:table-cell office:value-type="string">
            <text:p>SET MELAMINA 3PIEZAS SKYE PAW PATROL</text:p>
          </table:table-cell>
          <table:table-cell office:value-type="string">
            <text:p>SKY67905</text:p>
          </table:table-cell>
          <table:table-cell office:value-type="string">
            <text:p>PAW PATROL GIRL</text:p>
          </table:table-cell>
          <table:table-cell office:value-type="float" office:value="4.85">
            <text:p>4,8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6587">
            <text:p>6587</text:p>
          </table:table-cell>
          <table:table-cell office:value-type="string">
            <text:p><text:a xlink:href="../../../../../../Users/Toni/AppData/Local/Temp/CSV3110.xlsx">http://ilusionstore.es/img/p/6587-4380.jpg</text:a></text:p>
          </table:table-cell>
          <table:table-cell office:value-type="string">
            <text:p>SANDWICHERA CUADRADA SKYE PAW PATROL</text:p>
          </table:table-cell>
          <table:table-cell office:value-type="string">
            <text:p>SKY67745</text:p>
          </table:table-cell>
          <table:table-cell office:value-type="string">
            <text:p>PAW PATROL GIRL</text:p>
          </table:table-cell>
          <table:table-cell office:value-type="float" office:value="1.45">
            <text:p>1,4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6586">
            <text:p>6586</text:p>
          </table:table-cell>
          <table:table-cell office:value-type="string">
            <text:p><text:a xlink:href="../../../../../../Users/Toni/AppData/Local/Temp/CSV3110.xlsx">http://ilusionstore.es/img/p/6586-4383.jpg</text:a></text:p>
          </table:table-cell>
          <table:table-cell office:value-type="string">
            <text:p>BOTELLA SPORT SKYE PAW PATROL 400ML.</text:p>
          </table:table-cell>
          <table:table-cell office:value-type="string">
            <text:p>SKY67325</text:p>
          </table:table-cell>
          <table:table-cell office:value-type="string">
            <text:p>PAW PATROL GIRL</text:p>
          </table:table-cell>
          <table:table-cell office:value-type="float" office:value="1.5">
            <text:p>1,50</text:p>
          </table:table-cell>
          <table:table-cell office:value-type="float" office:value="25">
            <text:p>25</text:p>
          </table:table-cell>
          <table:table-cell table:number-columns-repeated="1017"/>
        </table:table-row>
        <table:table-row table:style-name="ro1">
          <table:table-cell office:value-type="float" office:value="6584">
            <text:p>6584</text:p>
          </table:table-cell>
          <table:table-cell office:value-type="string">
            <text:p><text:a xlink:href="../../../../../../Users/Toni/AppData/Local/Temp/CSV3110.xlsx">http://ilusionstore.es/img/p/6584-4382.jpg</text:a></text:p>
          </table:table-cell>
          <table:table-cell office:value-type="string">
            <text:p>VASO VALUE PP SKYE 260ML. PAW PATROL</text:p>
          </table:table-cell>
          <table:table-cell office:value-type="string">
            <text:p>SKY67073</text:p>
          </table:table-cell>
          <table:table-cell office:value-type="string">
            <text:p>PAW PATROL GIRL</text:p>
          </table:table-cell>
          <table:table-cell office:value-type="float" office:value="0.45">
            <text:p>0,4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6583">
            <text:p>6583</text:p>
          </table:table-cell>
          <table:table-cell office:value-type="string">
            <text:p><text:a xlink:href="../../../../../../Users/Toni/AppData/Local/Temp/CSV3110.xlsx">http://ilusionstore.es/img/p/6583-4384.jpg</text:a></text:p>
          </table:table-cell>
          <table:table-cell office:value-type="string">
            <text:p>VASO APILABLE PP 430ML. SKYE PAW PATROL</text:p>
          </table:table-cell>
          <table:table-cell office:value-type="string">
            <text:p>SKY67066</text:p>
          </table:table-cell>
          <table:table-cell office:value-type="string">
            <text:p>PAW PATROL GIRL</text:p>
          </table:table-cell>
          <table:table-cell office:value-type="float" office:value="0.65">
            <text:p>0,6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8697">
            <text:p>8697</text:p>
          </table:table-cell>
          <table:table-cell office:value-type="string">
            <text:p><text:a xlink:href="../../../../../../Users/Toni/AppData/Local/Temp/CSV3110.xlsx">http://ilusionstore.es/img/p/8697-6544.jpg</text:a></text:p>
          </table:table-cell>
          <table:table-cell office:value-type="string">
            <text:p>VASO FIGURITA 3D 360ML. PEPPA PIG CORE</text:p>
          </table:table-cell>
          <table:table-cell office:value-type="string">
            <text:p>PP86663</text:p>
          </table:table-cell>
          <table:table-cell office:value-type="string">
            <text:p>PEPPA PIG</text:p>
          </table:table-cell>
          <table:table-cell office:value-type="float" office:value="2.7">
            <text:p>2,70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7152">
            <text:p>7152</text:p>
          </table:table-cell>
          <table:table-cell office:value-type="string">
            <text:p><text:a xlink:href="../../../../../../Users/Toni/AppData/Local/Temp/CSV3110.xlsx">http://ilusionstore.es/img/p/7152-4801.jpg</text:a></text:p>
          </table:table-cell>
          <table:table-cell office:value-type="string">
            <text:p>PELUCHE SURTIDO PEPPA PIG OUAST 27CM.</text:p>
          </table:table-cell>
          <table:table-cell office:value-type="string">
            <text:p>PP41113</text:p>
          </table:table-cell>
          <table:table-cell office:value-type="string">
            <text:p>PEPPA PIG</text:p>
          </table:table-cell>
          <table:table-cell office:value-type="float" office:value="4.95">
            <text:p>4,95</text:p>
          </table:table-cell>
          <table:table-cell office:value-type="float" office:value="27">
            <text:p>27</text:p>
          </table:table-cell>
          <table:table-cell table:number-columns-repeated="1017"/>
        </table:table-row>
        <table:table-row table:style-name="ro1">
          <table:table-cell office:value-type="float" office:value="6508">
            <text:p>6508</text:p>
          </table:table-cell>
          <table:table-cell office:value-type="string">
            <text:p><text:a xlink:href="../../../../../../Users/Toni/AppData/Local/Temp/CSV3110.xlsx">http://ilusionstore.es/img/p/6508-6716.jpg</text:a></text:p>
          </table:table-cell>
          <table:table-cell office:value-type="string">
            <text:p>TAZA MICROONDAS PEPPA PIG 36CL</text:p>
          </table:table-cell>
          <table:table-cell office:value-type="string">
            <text:p>PP86045</text:p>
          </table:table-cell>
          <table:table-cell office:value-type="string">
            <text:p>PEPPA PIG</text:p>
          </table:table-cell>
          <table:table-cell office:value-type="float" office:value="1.25">
            <text:p>1,25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6496">
            <text:p>6496</text:p>
          </table:table-cell>
          <table:table-cell office:value-type="string">
            <text:p><text:a xlink:href="../../../../../../Users/Toni/AppData/Local/Temp/CSV3110.xlsx">http://ilusionstore.es/img/p/6496-4435.jpg</text:a></text:p>
          </table:table-cell>
          <table:table-cell office:value-type="string">
            <text:p>BLISTER ACCESORIOS PELO + CEPILLO PEPPA PIG</text:p>
          </table:table-cell>
          <table:table-cell office:value-type="string">
            <text:p>PP2500-0315</text:p>
          </table:table-cell>
          <table:table-cell office:value-type="string">
            <text:p>PEPPA PIG</text:p>
          </table:table-cell>
          <table:table-cell office:value-type="float" office:value="3.45">
            <text:p>3,4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706">
            <text:p>9706</text:p>
          </table:table-cell>
          <table:table-cell office:value-type="string">
            <text:p><text:a xlink:href="../../../../../../Users/Toni/AppData/Local/Temp/CSV3110.xlsx">http://ilusionstore.es/img/p/9706-7796.jpg</text:a></text:p>
          </table:table-cell>
          <table:table-cell office:value-type="string">
            <text:p>HUCHA CILINDRICA GRANDE PJ MASK 13,5X15X13.5CM.</text:p>
          </table:table-cell>
          <table:table-cell office:value-type="string">
            <text:p>PJ60880</text:p>
          </table:table-cell>
          <table:table-cell office:value-type="string">
            <text:p>PJ MASK</text:p>
          </table:table-cell>
          <table:table-cell office:value-type="float" office:value="1.79">
            <text:p>1,79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9705">
            <text:p>9705</text:p>
          </table:table-cell>
          <table:table-cell office:value-type="string">
            <text:p><text:a xlink:href="../../../../../../Users/Toni/AppData/Local/Temp/CSV3110.xlsx">http://ilusionstore.es/img/p/9705-7795.jpg</text:a></text:p>
          </table:table-cell>
          <table:table-cell office:value-type="string">
            <text:p>HUCHA CILINDRICA MEDIAN PJ MASKS 10X15X10CM.</text:p>
          </table:table-cell>
          <table:table-cell office:value-type="string">
            <text:p>PJ60873</text:p>
          </table:table-cell>
          <table:table-cell office:value-type="string">
            <text:p>PJ MASK</text:p>
          </table:table-cell>
          <table:table-cell office:value-type="float" office:value="1.39">
            <text:p>1,39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9592">
            <text:p>9592</text:p>
          </table:table-cell>
          <table:table-cell office:value-type="string">
            <text:p><text:a xlink:href="../../../../../../Users/Toni/AppData/Local/Temp/CSV3110.xlsx">http://ilusionstore.es/img/p/9592-7681.jpg</text:a></text:p>
          </table:table-cell>
          <table:table-cell office:value-type="string">
            <text:p>PARAGUAS BURBUJA MANUAL PJ MASK</text:p>
          </table:table-cell>
          <table:table-cell office:value-type="string">
            <text:p>PJ2400-0363</text:p>
          </table:table-cell>
          <table:table-cell office:value-type="string">
            <text:p>PJ MASK</text:p>
          </table:table-cell>
          <table:table-cell office:value-type="float" office:value="3.95">
            <text:p>3,95</text:p>
          </table:table-cell>
          <table:table-cell office:value-type="float" office:value="33">
            <text:p>33</text:p>
          </table:table-cell>
          <table:table-cell table:number-columns-repeated="1017"/>
        </table:table-row>
        <table:table-row table:style-name="ro1">
          <table:table-cell office:value-type="float" office:value="9591">
            <text:p>9591</text:p>
          </table:table-cell>
          <table:table-cell office:value-type="string">
            <text:p><text:a xlink:href="../../../../../../Users/Toni/AppData/Local/Temp/CSV3110.xlsx">http://ilusionstore.es/img/p/9591-7680.jpg</text:a></text:p>
          </table:table-cell>
          <table:table-cell office:value-type="string">
            <text:p>PACK 12 BOTA AGUA PVC CON LUZ PJ MASK (T-24 A 31)</text:p>
          </table:table-cell>
          <table:table-cell office:value-type="string">
            <text:p>PJ2300-2758</text:p>
          </table:table-cell>
          <table:table-cell office:value-type="string">
            <text:p>PJ MASK</text:p>
          </table:table-cell>
          <table:table-cell office:value-type="float" office:value="147">
            <text:p>147,0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590">
            <text:p>9590</text:p>
          </table:table-cell>
          <table:table-cell office:value-type="string">
            <text:p><text:a xlink:href="../../../../../../Users/Toni/AppData/Local/Temp/CSV3110.xlsx">http://ilusionstore.es/img/p/9590-7679.jpg</text:a></text:p>
          </table:table-cell>
          <table:table-cell office:value-type="string">
            <text:p>MANTA POLAR 100X150 + COJIN 40X40 PREMIUM PJ MASK</text:p>
          </table:table-cell>
          <table:table-cell office:value-type="string">
            <text:p>PJ2200-2437</text:p>
          </table:table-cell>
          <table:table-cell office:value-type="string">
            <text:p>PJ MASK</text:p>
          </table:table-cell>
          <table:table-cell office:value-type="float" office:value="8.95">
            <text:p>8,95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9589">
            <text:p>9589</text:p>
          </table:table-cell>
          <table:table-cell office:value-type="string">
            <text:p><text:a xlink:href="../../../../../../Users/Toni/AppData/Local/Temp/CSV3110.xlsx">http://ilusionstore.es/img/p/9589-7678.jpg</text:a></text:p>
          </table:table-cell>
          <table:table-cell office:value-type="string">
            <text:p>MANTA POLAR PREMIUM PJ MASK 100X150CM.</text:p>
          </table:table-cell>
          <table:table-cell office:value-type="string">
            <text:p>PJ2200-2418</text:p>
          </table:table-cell>
          <table:table-cell office:value-type="string">
            <text:p>PJ MASK</text:p>
          </table:table-cell>
          <table:table-cell office:value-type="float" office:value="3.95">
            <text:p>3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9510">
            <text:p>9510</text:p>
          </table:table-cell>
          <table:table-cell office:value-type="string">
            <text:p><text:a xlink:href="../../../../../../Users/Toni/AppData/Local/Temp/CSV3110.xlsx">http://ilusionstore.es/img/p/9510-7601.jpg</text:a></text:p>
          </table:table-cell>
          <table:table-cell office:value-type="string">
            <text:p>PACK 12 DEPORTIVA BAJA LUZ PJ MASK (T-24 A LA 31)</text:p>
          </table:table-cell>
          <table:table-cell office:value-type="string">
            <text:p>PJ2300-2589</text:p>
          </table:table-cell>
          <table:table-cell office:value-type="string">
            <text:p>PJ MASK</text:p>
          </table:table-cell>
          <table:table-cell office:value-type="float" office:value="239.4">
            <text:p>239,4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509">
            <text:p>9509</text:p>
          </table:table-cell>
          <table:table-cell office:value-type="string">
            <text:p><text:a xlink:href="../../../../../../Users/Toni/AppData/Local/Temp/CSV3110.xlsx">http://ilusionstore.es/img/p/9509-7600.jpg</text:a></text:p>
          </table:table-cell>
          <table:table-cell office:value-type="string">
            <text:p>SET INVIERNO 2 PZ GORRO + GUANTES PJ MASK</text:p>
          </table:table-cell>
          <table:table-cell office:value-type="string">
            <text:p>PJ2200-2562</text:p>
          </table:table-cell>
          <table:table-cell office:value-type="string">
            <text:p>PJ MASK</text:p>
          </table:table-cell>
          <table:table-cell office:value-type="float" office:value="4.25">
            <text:p>4,2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9508">
            <text:p>9508</text:p>
          </table:table-cell>
          <table:table-cell office:value-type="string">
            <text:p><text:a xlink:href="../../../../../../Users/Toni/AppData/Local/Temp/CSV3110.xlsx">http://ilusionstore.es/img/p/9508-7599.jpg</text:a></text:p>
          </table:table-cell>
          <table:table-cell office:value-type="string">
            <text:p>SET INVIERNO 2 PZ GORRO + GUANTES PJ MASK GLITTER</text:p>
          </table:table-cell>
          <table:table-cell office:value-type="string">
            <text:p>PJ2200-2551</text:p>
          </table:table-cell>
          <table:table-cell office:value-type="string">
            <text:p>PJ MASK</text:p>
          </table:table-cell>
          <table:table-cell office:value-type="float" office:value="3.45">
            <text:p>3,4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9507">
            <text:p>9507</text:p>
          </table:table-cell>
          <table:table-cell office:value-type="string">
            <text:p><text:a xlink:href="../../../../../../Users/Toni/AppData/Local/Temp/CSV3110.xlsx">http://ilusionstore.es/img/p/9507-7598.jpg</text:a></text:p>
          </table:table-cell>
          <table:table-cell office:value-type="string">
            <text:p>PAÑUELO POLAR MULTIUSOS PJ MASK</text:p>
          </table:table-cell>
          <table:table-cell office:value-type="string">
            <text:p>PJ2200-2483</text:p>
          </table:table-cell>
          <table:table-cell office:value-type="string">
            <text:p>PJ MASK</text:p>
          </table:table-cell>
          <table:table-cell office:value-type="float" office:value="2.65">
            <text:p>2,65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9506">
            <text:p>9506</text:p>
          </table:table-cell>
          <table:table-cell office:value-type="string">
            <text:p><text:a xlink:href="../../../../../../Users/Toni/AppData/Local/Temp/CSV3110.xlsx">http://ilusionstore.es/img/p/9506-7597.jpg</text:a></text:p>
          </table:table-cell>
          <table:table-cell office:value-type="string">
            <text:p>SANDWICHERA RECTANGULAR PJ MASK</text:p>
          </table:table-cell>
          <table:table-cell office:value-type="string">
            <text:p>PJ19748</text:p>
          </table:table-cell>
          <table:table-cell office:value-type="string">
            <text:p>PJ MASK</text:p>
          </table:table-cell>
          <table:table-cell office:value-type="float" office:value="1.35">
            <text:p>1,35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9505">
            <text:p>9505</text:p>
          </table:table-cell>
          <table:table-cell office:value-type="string">
            <text:p><text:a xlink:href="../../../../../../Users/Toni/AppData/Local/Temp/CSV3110.xlsx">http://ilusionstore.es/img/p/9505-7596.jpg</text:a></text:p>
          </table:table-cell>
          <table:table-cell office:value-type="string">
            <text:p>BOTELLA SPORT PJ MASK 400 ML.</text:p>
          </table:table-cell>
          <table:table-cell office:value-type="string">
            <text:p>PJ19328</text:p>
          </table:table-cell>
          <table:table-cell office:value-type="string">
            <text:p>PJ MASK</text:p>
          </table:table-cell>
          <table:table-cell office:value-type="float" office:value="1.45">
            <text:p>1,4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9504">
            <text:p>9504</text:p>
          </table:table-cell>
          <table:table-cell office:value-type="string">
            <text:p><text:a xlink:href="../../../../../../Users/Toni/AppData/Local/Temp/CSV3110.xlsx">http://ilusionstore.es/img/p/9504-7595.jpg</text:a></text:p>
          </table:table-cell>
          <table:table-cell office:value-type="string">
            <text:p>VASO VALUE EASY 260ML. PJ MASK</text:p>
          </table:table-cell>
          <table:table-cell office:value-type="string">
            <text:p>PJ19076</text:p>
          </table:table-cell>
          <table:table-cell office:value-type="string">
            <text:p>PJ MASK</text:p>
          </table:table-cell>
          <table:table-cell office:value-type="float" office:value="0.45">
            <text:p>0,4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503">
            <text:p>9503</text:p>
          </table:table-cell>
          <table:table-cell office:value-type="string">
            <text:p><text:a xlink:href="../../../../../../Users/Toni/AppData/Local/Temp/CSV3110.xlsx">http://ilusionstore.es/img/p/9503-7594.jpg</text:a></text:p>
          </table:table-cell>
          <table:table-cell office:value-type="string">
            <text:p>TAZA MICROONDAS PJ MASKS 350ML.</text:p>
          </table:table-cell>
          <table:table-cell office:value-type="string">
            <text:p>PJ19045</text:p>
          </table:table-cell>
          <table:table-cell office:value-type="string">
            <text:p>PJ MASK</text:p>
          </table:table-cell>
          <table:table-cell office:value-type="float" office:value="1.25">
            <text:p>1,25</text:p>
          </table:table-cell>
          <table:table-cell office:value-type="float" office:value="21">
            <text:p>21</text:p>
          </table:table-cell>
          <table:table-cell table:number-columns-repeated="1017"/>
        </table:table-row>
        <table:table-row table:style-name="ro1">
          <table:table-cell office:value-type="float" office:value="9332">
            <text:p>9332</text:p>
          </table:table-cell>
          <table:table-cell office:value-type="string">
            <text:p><text:a xlink:href="../../../../../../Users/Toni/AppData/Local/Temp/CSV3110.xlsx">http://ilusionstore.es/img/p/9332-7425.jpg</text:a></text:p>
          </table:table-cell>
          <table:table-cell office:value-type="string">
            <text:p>PARAGUAS BURBUJA MANUAL PRINCESAS DISNEY 45CM</text:p>
          </table:table-cell>
          <table:table-cell office:value-type="string">
            <text:p>PR2400-0351</text:p>
          </table:table-cell>
          <table:table-cell office:value-type="string">
            <text:p>PRINCESAS DISNEY</text:p>
          </table:table-cell>
          <table:table-cell office:value-type="float" office:value="3.95">
            <text:p>3,95</text:p>
          </table:table-cell>
          <table:table-cell office:value-type="float" office:value="21">
            <text:p>21</text:p>
          </table:table-cell>
          <table:table-cell table:number-columns-repeated="1017"/>
        </table:table-row>
        <table:table-row table:style-name="ro1">
          <table:table-cell office:value-type="float" office:value="8657">
            <text:p>8657</text:p>
          </table:table-cell>
          <table:table-cell office:value-type="string">
            <text:p><text:a xlink:href="../../../../../../Users/Toni/AppData/Local/Temp/CSV3110.xlsx">http://ilusionstore.es/img/p/8657-6511.jpg</text:a></text:p>
          </table:table-cell>
          <table:table-cell office:value-type="string">
            <text:p>BOTELLA SPORT 400ML. PRINCESAS DISNEY FRIENDSHIP</text:p>
          </table:table-cell>
          <table:table-cell office:value-type="string">
            <text:p>PR32328</text:p>
          </table:table-cell>
          <table:table-cell office:value-type="string">
            <text:p>PRINCESAS DISNEY</text:p>
          </table:table-cell>
          <table:table-cell office:value-type="float" office:value="1.45">
            <text:p>1,4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406">
            <text:p>8406</text:p>
          </table:table-cell>
          <table:table-cell office:value-type="string">
            <text:p><text:a xlink:href="../../../../../../Users/Toni/AppData/Local/Temp/CSV3110.xlsx">http://ilusionstore.es/img/p/8406-6248.jpg</text:a></text:p>
          </table:table-cell>
          <table:table-cell office:value-type="string">
            <text:p>GORRA PRINCESAS DISNEY SURT. (T53CM) DE 3 A 8 AÑOS</text:p>
          </table:table-cell>
          <table:table-cell office:value-type="string">
            <text:p>PR2200-2021</text:p>
          </table:table-cell>
          <table:table-cell office:value-type="string">
            <text:p>PRINCESAS DISNEY</text:p>
          </table:table-cell>
          <table:table-cell office:value-type="float" office:value="2.6">
            <text:p>2,6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404">
            <text:p>8404</text:p>
          </table:table-cell>
          <table:table-cell office:value-type="string">
            <text:p><text:a xlink:href="../../../../../../Users/Toni/AppData/Local/Temp/CSV3110.xlsx">http://ilusionstore.es/img/p/8404-6246.jpg</text:a></text:p>
          </table:table-cell>
          <table:table-cell office:value-type="string">
            <text:p>MOCHILA GUARDERIA 3D RAPUNZEL CON DETALLE 3D</text:p>
          </table:table-cell>
          <table:table-cell office:value-type="string">
            <text:p>PR2100-1674</text:p>
          </table:table-cell>
          <table:table-cell office:value-type="string">
            <text:p>PRINCESAS DISNEY</text:p>
          </table:table-cell>
          <table:table-cell office:value-type="float" office:value="6.99">
            <text:p>6,99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6517">
            <text:p>6517</text:p>
          </table:table-cell>
          <table:table-cell office:value-type="string">
            <text:p><text:a xlink:href="../../../../../../Users/Toni/AppData/Local/Temp/CSV3110.xlsx">http://ilusionstore.es/img/p/6517-4426.jpg</text:a></text:p>
          </table:table-cell>
          <table:table-cell office:value-type="string">
            <text:p>CANTIMPLORA SPORT PRINCESAS DISNEY 400ML</text:p>
          </table:table-cell>
          <table:table-cell office:value-type="string">
            <text:p>PR62329</text:p>
          </table:table-cell>
          <table:table-cell office:value-type="string">
            <text:p>PRINCESAS DISNEY</text:p>
          </table:table-cell>
          <table:table-cell office:value-type="float" office:value="1.5">
            <text:p>1,5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594">
            <text:p>9594</text:p>
          </table:table-cell>
          <table:table-cell office:value-type="string">
            <text:p><text:a xlink:href="../../../../../../Users/Toni/AppData/Local/Temp/CSV3110.xlsx">http://ilusionstore.es/img/p/9594-7683.jpg</text:a></text:p>
          </table:table-cell>
          <table:table-cell office:value-type="string">
            <text:p>PACK 12 BOTAS AGUA SHIMMER &amp; SHINE LUZ T- 23 A 30</text:p>
          </table:table-cell>
          <table:table-cell office:value-type="string">
            <text:p>SH2300-2765</text:p>
          </table:table-cell>
          <table:table-cell office:value-type="string">
            <text:p>SHIMMER &amp; SHINE</text:p>
          </table:table-cell>
          <table:table-cell office:value-type="float" office:value="147">
            <text:p>147,0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593">
            <text:p>9593</text:p>
          </table:table-cell>
          <table:table-cell office:value-type="string">
            <text:p><text:a xlink:href="../../../../../../Users/Toni/AppData/Local/Temp/CSV3110.xlsx">http://ilusionstore.es/img/p/9593-7682.jpg</text:a></text:p>
          </table:table-cell>
          <table:table-cell office:value-type="string">
            <text:p>MANTA POLAR PREMIUM SHIMMER &amp; SHINE 100X150CM.</text:p>
          </table:table-cell>
          <table:table-cell office:value-type="string">
            <text:p>SH2200-2416</text:p>
          </table:table-cell>
          <table:table-cell office:value-type="string">
            <text:p>SHIMMER &amp; SHINE</text:p>
          </table:table-cell>
          <table:table-cell office:value-type="float" office:value="3.95">
            <text:p>3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9516">
            <text:p>9516</text:p>
          </table:table-cell>
          <table:table-cell office:value-type="string">
            <text:p><text:a xlink:href="../../../../../../Users/Toni/AppData/Local/Temp/CSV3110.xlsx">http://ilusionstore.es/img/p/9516-7607.jpg</text:a></text:p>
          </table:table-cell>
          <table:table-cell office:value-type="string">
            <text:p>BOLSO BANDOLERA CON SOLAPA SHIMMER &amp; SHINE PETS</text:p>
          </table:table-cell>
          <table:table-cell office:value-type="string">
            <text:p>SH31740</text:p>
          </table:table-cell>
          <table:table-cell office:value-type="string">
            <text:p>SHIMMER &amp; SHINE</text:p>
          </table:table-cell>
          <table:table-cell office:value-type="float" office:value="4.95">
            <text:p>4,9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515">
            <text:p>9515</text:p>
          </table:table-cell>
          <table:table-cell office:value-type="string">
            <text:p><text:a xlink:href="../../../../../../Users/Toni/AppData/Local/Temp/CSV3110.xlsx">http://ilusionstore.es/img/p/9515-7606.jpg</text:a></text:p>
          </table:table-cell>
          <table:table-cell office:value-type="string">
            <text:p>NECESER BANDOLERA ADAPTABLE SHIMMER &amp; SHINE PETS</text:p>
          </table:table-cell>
          <table:table-cell office:value-type="string">
            <text:p>SH31726</text:p>
          </table:table-cell>
          <table:table-cell office:value-type="string">
            <text:p>SHIMMER &amp; SHINE</text:p>
          </table:table-cell>
          <table:table-cell office:value-type="float" office:value="5.95">
            <text:p>5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9514">
            <text:p>9514</text:p>
          </table:table-cell>
          <table:table-cell office:value-type="string">
            <text:p><text:a xlink:href="../../../../../../Users/Toni/AppData/Local/Temp/CSV3110.xlsx">http://ilusionstore.es/img/p/9514-7605.jpg</text:a></text:p>
          </table:table-cell>
          <table:table-cell office:value-type="string">
            <text:p>NECESER 2 CREMALLERAS SHIMMER &amp; SHINE 22X10CM.</text:p>
          </table:table-cell>
          <table:table-cell office:value-type="string">
            <text:p>SH31702</text:p>
          </table:table-cell>
          <table:table-cell office:value-type="string">
            <text:p>SHIMMER &amp; SHINE</text:p>
          </table:table-cell>
          <table:table-cell office:value-type="float" office:value="1.95">
            <text:p>1,9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9513">
            <text:p>9513</text:p>
          </table:table-cell>
          <table:table-cell office:value-type="string">
            <text:p><text:a xlink:href="../../../../../../Users/Toni/AppData/Local/Temp/CSV3110.xlsx">http://ilusionstore.es/img/p/9513-7604.jpg</text:a></text:p>
          </table:table-cell>
          <table:table-cell office:value-type="string">
            <text:p>BOLSA DE MERIENDA SHIMMER &amp; SHINE 33X26CM.</text:p>
          </table:table-cell>
          <table:table-cell office:value-type="string">
            <text:p>SH31696</text:p>
          </table:table-cell>
          <table:table-cell office:value-type="string">
            <text:p>SHIMMER &amp; SHINE</text:p>
          </table:table-cell>
          <table:table-cell office:value-type="float" office:value="3.75">
            <text:p>3,7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512">
            <text:p>9512</text:p>
          </table:table-cell>
          <table:table-cell office:value-type="string">
            <text:p><text:a xlink:href="../../../../../../Users/Toni/AppData/Local/Temp/CSV3110.xlsx">http://ilusionstore.es/img/p/9512-7603.jpg</text:a></text:p>
          </table:table-cell>
          <table:table-cell office:value-type="string">
            <text:p>BOLSA DE VIAJE 40CM. SHIMMER &amp; SHINE PETS</text:p>
          </table:table-cell>
          <table:table-cell office:value-type="string">
            <text:p>SH31689</text:p>
          </table:table-cell>
          <table:table-cell office:value-type="string">
            <text:p>SHIMMER &amp; SHINE</text:p>
          </table:table-cell>
          <table:table-cell office:value-type="float" office:value="8.95">
            <text:p>8,9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511">
            <text:p>9511</text:p>
          </table:table-cell>
          <table:table-cell office:value-type="string">
            <text:p><text:a xlink:href="../../../../../../Users/Toni/AppData/Local/Temp/CSV3110.xlsx">http://ilusionstore.es/img/p/9511-7602.jpg</text:a></text:p>
          </table:table-cell>
          <table:table-cell office:value-type="string">
            <text:p>MOCHILA ADAPTABLE 28CM. SHIMMER &amp; SHINE PETS</text:p>
          </table:table-cell>
          <table:table-cell office:value-type="string">
            <text:p>SH31603</text:p>
          </table:table-cell>
          <table:table-cell office:value-type="string">
            <text:p>SHIMMER &amp; SHINE</text:p>
          </table:table-cell>
          <table:table-cell office:value-type="float" office:value="8.5">
            <text:p>8,50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9708">
            <text:p>9708</text:p>
          </table:table-cell>
          <table:table-cell office:value-type="string">
            <text:p><text:a xlink:href="../../../../../../Users/Toni/AppData/Local/Temp/CSV3110.xlsx">http://ilusionstore.es/img/p/9708-7798.jpg</text:a></text:p>
          </table:table-cell>
          <table:table-cell office:value-type="string">
            <text:p>MOCHILA INFANTIL SHIMMER AND SHINE 30X26X9.5CM</text:p>
          </table:table-cell>
          <table:table-cell office:value-type="string">
            <text:p>SH62926</text:p>
          </table:table-cell>
          <table:table-cell office:value-type="string">
            <text:p>SHIMMER &amp; SHINE PETS</text:p>
          </table:table-cell>
          <table:table-cell office:value-type="float" office:value="8.95">
            <text:p>8,9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9707">
            <text:p>9707</text:p>
          </table:table-cell>
          <table:table-cell office:value-type="string">
            <text:p><text:a xlink:href="../../../../../../Users/Toni/AppData/Local/Temp/CSV3110.xlsx">http://ilusionstore.es/img/p/9707-7797.jpg</text:a></text:p>
          </table:table-cell>
          <table:table-cell office:value-type="string">
            <text:p>BOLSO ACTION MINI VERTICAL SHIMMER &amp; SHINE</text:p>
          </table:table-cell>
          <table:table-cell office:value-type="string">
            <text:p>SH62742</text:p>
          </table:table-cell>
          <table:table-cell office:value-type="string">
            <text:p>SHIMMER &amp; SHINE PETS</text:p>
          </table:table-cell>
          <table:table-cell office:value-type="float" office:value="4.95">
            <text:p>4,9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9641">
            <text:p>9641</text:p>
          </table:table-cell>
          <table:table-cell office:value-type="string">
            <text:p><text:a xlink:href="../../../../../../Users/Toni/AppData/Local/Temp/CSV3110.xlsx">http://ilusionstore.es/img/p/9641-7731.jpg</text:a></text:p>
          </table:table-cell>
          <table:table-cell office:value-type="string">
            <text:p>SET INVIERNO 3 PIEZAS SHIMMER &amp; SHINE PREMIUM</text:p>
          </table:table-cell>
          <table:table-cell office:value-type="string">
            <text:p>SH2200-2547</text:p>
          </table:table-cell>
          <table:table-cell office:value-type="string">
            <text:p>SHIMMER &amp; SHINE PETS</text:p>
          </table:table-cell>
          <table:table-cell office:value-type="float" office:value="6.6">
            <text:p>6,6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709">
            <text:p>9709</text:p>
          </table:table-cell>
          <table:table-cell office:value-type="string">
            <text:p><text:a xlink:href="../../../../../../Users/Toni/AppData/Local/Temp/CSV3110.xlsx">http://ilusionstore.es/img/p/9709-7799.jpg</text:a></text:p>
          </table:table-cell>
          <table:table-cell office:value-type="string">
            <text:p>MOCHILA 3D CON LUZ Y SONIDO SKYE 30X24X9CM.</text:p>
          </table:table-cell>
          <table:table-cell office:value-type="string">
            <text:p>SKY2100-2164</text:p>
          </table:table-cell>
          <table:table-cell office:value-type="string">
            <text:p>SKYE</text:p>
          </table:table-cell>
          <table:table-cell office:value-type="float" office:value="12.95">
            <text:p>12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597">
            <text:p>9597</text:p>
          </table:table-cell>
          <table:table-cell office:value-type="string">
            <text:p><text:a xlink:href="../../../../../../Users/Toni/AppData/Local/Temp/CSV3110.xlsx">http://ilusionstore.es/img/p/9597-7721.jpg</text:a></text:p>
          </table:table-cell>
          <table:table-cell office:value-type="string">
            <text:p>PACK 8 ZAPATILLA BLANDA SKYE GIRL (T- DE 23 A 32)</text:p>
          </table:table-cell>
          <table:table-cell office:value-type="string">
            <text:p>SKY2300-2880</text:p>
          </table:table-cell>
          <table:table-cell office:value-type="string">
            <text:p>SKYE</text:p>
          </table:table-cell>
          <table:table-cell office:value-type="float" office:value="34.8">
            <text:p>34,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596">
            <text:p>9596</text:p>
          </table:table-cell>
          <table:table-cell office:value-type="string">
            <text:p><text:a xlink:href="../../../../../../Users/Toni/AppData/Local/Temp/CSV3110.xlsx">http://ilusionstore.es/img/p/9596-7685.jpg</text:a></text:p>
          </table:table-cell>
          <table:table-cell office:value-type="string">
            <text:p>SET INVIERNO 3 PZ GORRO+PAÑUELO+GUANTES SKYE PAW</text:p>
          </table:table-cell>
          <table:table-cell office:value-type="string">
            <text:p>SKY2200-2442</text:p>
          </table:table-cell>
          <table:table-cell office:value-type="string">
            <text:p>SKYE</text:p>
          </table:table-cell>
          <table:table-cell office:value-type="float" office:value="6.6">
            <text:p>6,6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595">
            <text:p>9595</text:p>
          </table:table-cell>
          <table:table-cell office:value-type="string">
            <text:p><text:a xlink:href="../../../../../../Users/Toni/AppData/Local/Temp/CSV3110.xlsx">http://ilusionstore.es/img/p/9595-7684.jpg</text:a></text:p>
          </table:table-cell>
          <table:table-cell office:value-type="string">
            <text:p>MANTA POLAR SKYE PREMIUM PAW GIRL 100X150CM.</text:p>
          </table:table-cell>
          <table:table-cell office:value-type="string">
            <text:p>SKY2200-2401</text:p>
          </table:table-cell>
          <table:table-cell office:value-type="string">
            <text:p>SKYE</text:p>
          </table:table-cell>
          <table:table-cell office:value-type="float" office:value="3.95">
            <text:p>3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555">
            <text:p>9555</text:p>
          </table:table-cell>
          <table:table-cell office:value-type="string">
            <text:p><text:a xlink:href="../../../../../../Users/Toni/AppData/Local/Temp/CSV3110.xlsx">http://ilusionstore.es/img/p/9555-7645.jpg</text:a></text:p>
          </table:table-cell>
          <table:table-cell office:value-type="string">
            <text:p>PACK 4 PIJAMAS 100%COTTON SKYE SURTIDO (T-3/4/5/6)</text:p>
          </table:table-cell>
          <table:table-cell office:value-type="string">
            <text:p>SKY34989</text:p>
          </table:table-cell>
          <table:table-cell office:value-type="string">
            <text:p>SKYE</text:p>
          </table:table-cell>
          <table:table-cell office:value-type="float" office:value="21.5">
            <text:p>21,5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538">
            <text:p>9538</text:p>
          </table:table-cell>
          <table:table-cell office:value-type="string">
            <text:p><text:a xlink:href="../../../../../../Users/Toni/AppData/Local/Temp/CSV3110.xlsx">http://ilusionstore.es/img/p/9538-7628.jpg</text:a></text:p>
          </table:table-cell>
          <table:table-cell office:value-type="string">
            <text:p>PACK 3 CHUBASQUERO SURT. SKYE PAW GIRL (T-2/4//6)</text:p>
          </table:table-cell>
          <table:table-cell office:value-type="string">
            <text:p>SKY01576</text:p>
          </table:table-cell>
          <table:table-cell office:value-type="string">
            <text:p>SKYE</text:p>
          </table:table-cell>
          <table:table-cell office:value-type="float" office:value="14.9">
            <text:p>14,9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9455">
            <text:p>9455</text:p>
          </table:table-cell>
          <table:table-cell office:value-type="string">
            <text:p><text:a xlink:href="../../../../../../Users/Toni/AppData/Local/Temp/CSV3110.xlsx">http://ilusionstore.es/img/p/9455-7551.jpg</text:a></text:p>
          </table:table-cell>
          <table:table-cell office:value-type="string">
            <text:p>PORTATODO TRES COMPARTIMENTOS SKYE BEST PUPS</text:p>
          </table:table-cell>
          <table:table-cell office:value-type="string">
            <text:p>SKY02221</text:p>
          </table:table-cell>
          <table:table-cell office:value-type="string">
            <text:p>SKYE</text:p>
          </table:table-cell>
          <table:table-cell office:value-type="float" office:value="4.5">
            <text:p>4,5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454">
            <text:p>9454</text:p>
          </table:table-cell>
          <table:table-cell office:value-type="string">
            <text:p><text:a xlink:href="../../../../../../Users/Toni/AppData/Local/Temp/CSV3110.xlsx">http://ilusionstore.es/img/p/9454-7550.jpg</text:a></text:p>
          </table:table-cell>
          <table:table-cell office:value-type="string">
            <text:p>SACO MERIENDA SKYE PAW GIRL BEST PUPS 34X27 CM.</text:p>
          </table:table-cell>
          <table:table-cell office:value-type="string">
            <text:p>SKY02191</text:p>
          </table:table-cell>
          <table:table-cell office:value-type="string">
            <text:p>SKYE</text:p>
          </table:table-cell>
          <table:table-cell office:value-type="float" office:value="3.75">
            <text:p>3,75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9449">
            <text:p>9449</text:p>
          </table:table-cell>
          <table:table-cell office:value-type="string">
            <text:p><text:a xlink:href="../../../../../../Users/Toni/AppData/Local/Temp/CSV3110.xlsx">http://ilusionstore.es/img/p/9449-7544.jpg</text:a></text:p>
          </table:table-cell>
          <table:table-cell office:value-type="string">
            <text:p>MALETA TROLLEY ABS 55CM. 2R. PAW PATROL BEST PUPS</text:p>
          </table:table-cell>
          <table:table-cell office:value-type="string">
            <text:p>SKY40841</text:p>
          </table:table-cell>
          <table:table-cell office:value-type="string">
            <text:p>SKYE</text:p>
          </table:table-cell>
          <table:table-cell office:value-type="float" office:value="54.9">
            <text:p>54,9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448">
            <text:p>9448</text:p>
          </table:table-cell>
          <table:table-cell office:value-type="string">
            <text:p><text:a xlink:href="../../../../../../Users/Toni/AppData/Local/Temp/CSV3110.xlsx">http://ilusionstore.es/img/p/9448-7543.jpg</text:a></text:p>
          </table:table-cell>
          <table:table-cell office:value-type="string">
            <text:p>MALETA TROLLEY SEMIRIGIDA SKYE BEST PUPS 50CM.</text:p>
          </table:table-cell>
          <table:table-cell office:value-type="string">
            <text:p>SKY02290</text:p>
          </table:table-cell>
          <table:table-cell office:value-type="string">
            <text:p>SKYE</text:p>
          </table:table-cell>
          <table:table-cell office:value-type="float" office:value="34.9">
            <text:p>34,9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447">
            <text:p>9447</text:p>
          </table:table-cell>
          <table:table-cell office:value-type="string">
            <text:p><text:a xlink:href="../../../../../../Users/Toni/AppData/Local/Temp/CSV3110.xlsx">http://ilusionstore.es/img/p/9447-7542.jpg</text:a></text:p>
          </table:table-cell>
          <table:table-cell office:value-type="string">
            <text:p>BOLSO BANDOLERA AJUSTABLE CON SOLAPA SKYE BEST PUP</text:p>
          </table:table-cell>
          <table:table-cell office:value-type="string">
            <text:p>SKY02276</text:p>
          </table:table-cell>
          <table:table-cell office:value-type="string">
            <text:p>SKYE</text:p>
          </table:table-cell>
          <table:table-cell office:value-type="float" office:value="7.95">
            <text:p>7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446">
            <text:p>9446</text:p>
          </table:table-cell>
          <table:table-cell office:value-type="string">
            <text:p><text:a xlink:href="../../../../../../Users/Toni/AppData/Local/Temp/CSV3110.xlsx">http://ilusionstore.es/img/p/9446-7541.jpg</text:a></text:p>
          </table:table-cell>
          <table:table-cell office:value-type="string">
            <text:p>NECESER BANDOLERA ADAPTABLE SKYE BEST PUPS</text:p>
          </table:table-cell>
          <table:table-cell office:value-type="string">
            <text:p>SKY02252</text:p>
          </table:table-cell>
          <table:table-cell office:value-type="string">
            <text:p>SKYE</text:p>
          </table:table-cell>
          <table:table-cell office:value-type="float" office:value="8.95">
            <text:p>8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445">
            <text:p>9445</text:p>
          </table:table-cell>
          <table:table-cell office:value-type="string">
            <text:p><text:a xlink:href="../../../../../../Users/Toni/AppData/Local/Temp/CSV3110.xlsx">http://ilusionstore.es/img/p/9445-7540.jpg</text:a></text:p>
          </table:table-cell>
          <table:table-cell office:value-type="string">
            <text:p>NECESER BANDOLERA ADAPTABLE SKYE BEST PUPS</text:p>
          </table:table-cell>
          <table:table-cell office:value-type="string">
            <text:p>SKY02245</text:p>
          </table:table-cell>
          <table:table-cell office:value-type="string">
            <text:p>SKYE</text:p>
          </table:table-cell>
          <table:table-cell office:value-type="float" office:value="8.95">
            <text:p>8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444">
            <text:p>9444</text:p>
          </table:table-cell>
          <table:table-cell office:value-type="string">
            <text:p><text:a xlink:href="../../../../../../Users/Toni/AppData/Local/Temp/CSV3110.xlsx">http://ilusionstore.es/img/p/9444-7539.jpg</text:a></text:p>
          </table:table-cell>
          <table:table-cell office:value-type="string">
            <text:p>BOLSA VIAJE-DEPORTE 44CM. SKYE PAW GIRL BEST PUPS</text:p>
          </table:table-cell>
          <table:table-cell office:value-type="string">
            <text:p>SKY02184</text:p>
          </table:table-cell>
          <table:table-cell office:value-type="string">
            <text:p>SKYE</text:p>
          </table:table-cell>
          <table:table-cell office:value-type="float" office:value="15.9">
            <text:p>15,9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443">
            <text:p>9443</text:p>
          </table:table-cell>
          <table:table-cell office:value-type="string">
            <text:p><text:a xlink:href="../../../../../../Users/Toni/AppData/Local/Temp/CSV3110.xlsx">http://ilusionstore.es/img/p/9443-7538.jpg</text:a></text:p>
          </table:table-cell>
          <table:table-cell office:value-type="string">
            <text:p>MOCHILA ADAPTABLE ESCOLAR 38CM. PAW PATRO GIRL</text:p>
          </table:table-cell>
          <table:table-cell office:value-type="string">
            <text:p>SKY02160</text:p>
          </table:table-cell>
          <table:table-cell office:value-type="string">
            <text:p>SKYE</text:p>
          </table:table-cell>
          <table:table-cell office:value-type="float" office:value="17.5">
            <text:p>17,5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442">
            <text:p>9442</text:p>
          </table:table-cell>
          <table:table-cell office:value-type="string">
            <text:p><text:a xlink:href="../../../../../../Users/Toni/AppData/Local/Temp/CSV3110.xlsx">http://ilusionstore.es/img/p/9442-7537.jpg</text:a></text:p>
          </table:table-cell>
          <table:table-cell office:value-type="string">
            <text:p>MOCHILA GUARDERIA 28CM DOS BOLSILLOS SKYE BEST PUP</text:p>
          </table:table-cell>
          <table:table-cell office:value-type="string">
            <text:p>SKY02139</text:p>
          </table:table-cell>
          <table:table-cell office:value-type="string">
            <text:p>SKYE</text:p>
          </table:table-cell>
          <table:table-cell office:value-type="float" office:value="12.95">
            <text:p>12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441">
            <text:p>9441</text:p>
          </table:table-cell>
          <table:table-cell office:value-type="string">
            <text:p><text:a xlink:href="../../../../../../Users/Toni/AppData/Local/Temp/CSV3110.xlsx">http://ilusionstore.es/img/p/9441-7536.jpg</text:a></text:p>
          </table:table-cell>
          <table:table-cell office:value-type="string">
            <text:p>MOCHILA GUARDERIA SKYE PAW GIRL 25CM. BEST PUPS</text:p>
          </table:table-cell>
          <table:table-cell office:value-type="string">
            <text:p>SKY02108</text:p>
          </table:table-cell>
          <table:table-cell office:value-type="string">
            <text:p>SKYE</text:p>
          </table:table-cell>
          <table:table-cell office:value-type="float" office:value="10.95">
            <text:p>10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411">
            <text:p>9411</text:p>
          </table:table-cell>
          <table:table-cell office:value-type="string">
            <text:p><text:a xlink:href="../../../../../../Users/Toni/AppData/Local/Temp/CSV3110.xlsx">http://ilusionstore.es/img/p/9411-7504.jpg</text:a></text:p>
          </table:table-cell>
          <table:table-cell office:value-type="string">
            <text:p>PAÑUELO MULTIUSOS CORALINA SKYE PAW PATROL GIRL</text:p>
          </table:table-cell>
          <table:table-cell office:value-type="string">
            <text:p>SKY84409</text:p>
          </table:table-cell>
          <table:table-cell office:value-type="string">
            <text:p>SKYE</text:p>
          </table:table-cell>
          <table:table-cell office:value-type="float" office:value="2.25">
            <text:p>2,25</text:p>
          </table:table-cell>
          <table:table-cell office:value-type="float" office:value="48">
            <text:p>48</text:p>
          </table:table-cell>
          <table:table-cell table:number-columns-repeated="1017"/>
        </table:table-row>
        <table:table-row table:style-name="ro1">
          <table:table-cell office:value-type="float" office:value="9410">
            <text:p>9410</text:p>
          </table:table-cell>
          <table:table-cell office:value-type="string">
            <text:p><text:a xlink:href="../../../../../../Users/Toni/AppData/Local/Temp/CSV3110.xlsx">http://ilusionstore.es/img/p/9410-7503.jpg</text:a></text:p>
          </table:table-cell>
          <table:table-cell office:value-type="string">
            <text:p>COJIN SKYE PAW PATROL GIRL 40X40CM. POLIESTER</text:p>
          </table:table-cell>
          <table:table-cell office:value-type="string">
            <text:p>SKY84263</text:p>
          </table:table-cell>
          <table:table-cell office:value-type="string">
            <text:p>SKYE</text:p>
          </table:table-cell>
          <table:table-cell office:value-type="float" office:value="3.65">
            <text:p>3,65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float" office:value="9345">
            <text:p>9345</text:p>
          </table:table-cell>
          <table:table-cell office:value-type="string">
            <text:p><text:a xlink:href="../../../../../../Users/Toni/AppData/Local/Temp/CSV3110.xlsx">http://ilusionstore.es/img/p/9345-7438.jpg</text:a></text:p>
          </table:table-cell>
          <table:table-cell office:value-type="string">
            <text:p>PACK 5 PIJAMA POLARES SKYE GIRL SURT (T-2/3/4/5/6)</text:p>
          </table:table-cell>
          <table:table-cell office:value-type="string">
            <text:p>SKY30298</text:p>
          </table:table-cell>
          <table:table-cell office:value-type="string">
            <text:p>SKYE</text:p>
          </table:table-cell>
          <table:table-cell office:value-type="float" office:value="46.9">
            <text:p>46,9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344">
            <text:p>9344</text:p>
          </table:table-cell>
          <table:table-cell office:value-type="string">
            <text:p><text:a xlink:href="../../../../../../Users/Toni/AppData/Local/Temp/CSV3110.xlsx">http://ilusionstore.es/img/p/9344-7437.jpg</text:a></text:p>
          </table:table-cell>
          <table:table-cell office:value-type="string">
            <text:p>PARAGUAS BURBUJA MANUAL SKYE PATROL GIRL 45CM</text:p>
          </table:table-cell>
          <table:table-cell office:value-type="string">
            <text:p>SKY2400-0345</text:p>
          </table:table-cell>
          <table:table-cell office:value-type="string">
            <text:p>SKYE</text:p>
          </table:table-cell>
          <table:table-cell office:value-type="float" office:value="3.95">
            <text:p>3,95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float" office:value="9343">
            <text:p>9343</text:p>
          </table:table-cell>
          <table:table-cell office:value-type="string">
            <text:p><text:a xlink:href="../../../../../../Users/Toni/AppData/Local/Temp/CSV3110.xlsx">http://ilusionstore.es/img/p/9343-7436.jpg</text:a></text:p>
          </table:table-cell>
          <table:table-cell office:value-type="string">
            <text:p>PACK 12 BOTAS AGUA SKYE PVC PAW GIRL (T-23 A 30)</text:p>
          </table:table-cell>
          <table:table-cell office:value-type="string">
            <text:p>SKY2300-2753</text:p>
          </table:table-cell>
          <table:table-cell office:value-type="string">
            <text:p>SKYE</text:p>
          </table:table-cell>
          <table:table-cell office:value-type="float" office:value="111">
            <text:p>111,0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342">
            <text:p>9342</text:p>
          </table:table-cell>
          <table:table-cell office:value-type="string">
            <text:p><text:a xlink:href="../../../../../../Users/Toni/AppData/Local/Temp/CSV3110.xlsx">http://ilusionstore.es/img/p/9342-7435.jpg</text:a></text:p>
          </table:table-cell>
          <table:table-cell office:value-type="string">
            <text:p>PACK 12 ZAPATILLAS BOTA CASA SKYE (T-21 A LA 28)</text:p>
          </table:table-cell>
          <table:table-cell office:value-type="string">
            <text:p>SKY2300-2684</text:p>
          </table:table-cell>
          <table:table-cell office:value-type="string">
            <text:p>SKYE</text:p>
          </table:table-cell>
          <table:table-cell office:value-type="float" office:value="83.4">
            <text:p>83,4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341">
            <text:p>9341</text:p>
          </table:table-cell>
          <table:table-cell office:value-type="string">
            <text:p><text:a xlink:href="../../../../../../Users/Toni/AppData/Local/Temp/CSV3110.xlsx">http://ilusionstore.es/img/p/9341-7434.jpg</text:a></text:p>
          </table:table-cell>
          <table:table-cell office:value-type="string">
            <text:p>PACK 4 DEPORTIVA ROLLER LUZ SKYE GIRL (T-28 A 31)</text:p>
          </table:table-cell>
          <table:table-cell office:value-type="string">
            <text:p>SKY2300-2679</text:p>
          </table:table-cell>
          <table:table-cell office:value-type="string">
            <text:p>SKYE</text:p>
          </table:table-cell>
          <table:table-cell office:value-type="float" office:value="99.8">
            <text:p>99,8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339">
            <text:p>9339</text:p>
          </table:table-cell>
          <table:table-cell office:value-type="string">
            <text:p><text:a xlink:href="../../../../../../Users/Toni/AppData/Local/Temp/CSV3110.xlsx">http://ilusionstore.es/img/p/9339-7432.jpg</text:a></text:p>
          </table:table-cell>
          <table:table-cell office:value-type="string">
            <text:p>PAÑUELO POLAR MULTIUSOS SKYE PAW PATROL GIRL</text:p>
          </table:table-cell>
          <table:table-cell office:value-type="string">
            <text:p>SKY2200-2466</text:p>
          </table:table-cell>
          <table:table-cell office:value-type="string">
            <text:p>SKYE</text:p>
          </table:table-cell>
          <table:table-cell office:value-type="float" office:value="2.65">
            <text:p>2,6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338">
            <text:p>9338</text:p>
          </table:table-cell>
          <table:table-cell office:value-type="string">
            <text:p><text:a xlink:href="../../../../../../Users/Toni/AppData/Local/Temp/CSV3110.xlsx">http://ilusionstore.es/img/p/9338-7431.jpg</text:a></text:p>
          </table:table-cell>
          <table:table-cell office:value-type="string">
            <text:p>SET INVIERNO 2 PZ GORRO + GUANTES SKYE PAW GIRL</text:p>
          </table:table-cell>
          <table:table-cell office:value-type="string">
            <text:p>SKY2200-2454</text:p>
          </table:table-cell>
          <table:table-cell office:value-type="string">
            <text:p>SKYE</text:p>
          </table:table-cell>
          <table:table-cell office:value-type="float" office:value="4.25">
            <text:p>4,25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9337">
            <text:p>9337</text:p>
          </table:table-cell>
          <table:table-cell office:value-type="string">
            <text:p><text:a xlink:href="../../../../../../Users/Toni/AppData/Local/Temp/CSV3110.xlsx">http://ilusionstore.es/img/p/9337-7430.jpg</text:a></text:p>
          </table:table-cell>
          <table:table-cell office:value-type="string">
            <text:p>PACK 5 PANTALONES CHANDAL SKY PAW <text:s/>(T-3//4//5/6)</text:p>
          </table:table-cell>
          <table:table-cell office:value-type="string">
            <text:p>SKY2200-2325</text:p>
          </table:table-cell>
          <table:table-cell office:value-type="string">
            <text:p>SKYE</text:p>
          </table:table-cell>
          <table:table-cell office:value-type="float" office:value="38.25">
            <text:p>38,2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336">
            <text:p>9336</text:p>
          </table:table-cell>
          <table:table-cell office:value-type="string">
            <text:p><text:a xlink:href="../../../../../../Users/Toni/AppData/Local/Temp/CSV3110.xlsx">http://ilusionstore.es/img/p/9336-7429.jpg</text:a></text:p>
          </table:table-cell>
          <table:table-cell office:value-type="string">
            <text:p>PACK 5 SUDADERAS SKEY PAW GIRL (T-3/4/5/6)</text:p>
          </table:table-cell>
          <table:table-cell office:value-type="string">
            <text:p>SKY2200-2315</text:p>
          </table:table-cell>
          <table:table-cell office:value-type="string">
            <text:p>SKYE</text:p>
          </table:table-cell>
          <table:table-cell office:value-type="float" office:value="58.25">
            <text:p>58,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335">
            <text:p>9335</text:p>
          </table:table-cell>
          <table:table-cell office:value-type="string">
            <text:p><text:a xlink:href="../../../../../../Users/Toni/AppData/Local/Temp/CSV3110.xlsx">http://ilusionstore.es/img/p/9335-7428.jpg</text:a></text:p>
          </table:table-cell>
          <table:table-cell office:value-type="string">
            <text:p>PACK 4 PIJMAS POLAR SKYE PAW GIRL (T-3/4/5/6)</text:p>
          </table:table-cell>
          <table:table-cell office:value-type="string">
            <text:p>SKY2200-2309</text:p>
          </table:table-cell>
          <table:table-cell office:value-type="string">
            <text:p>SKYE</text:p>
          </table:table-cell>
          <table:table-cell office:value-type="float" office:value="37">
            <text:p>37,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334">
            <text:p>9334</text:p>
          </table:table-cell>
          <table:table-cell office:value-type="string">
            <text:p><text:a xlink:href="../../../../../../Users/Toni/AppData/Local/Temp/CSV3110.xlsx">http://ilusionstore.es/img/p/9334-7427.jpg</text:a></text:p>
          </table:table-cell>
          <table:table-cell office:value-type="string">
            <text:p>PACK 5 PIJAMAS 100% COTTON SKYE GIRL (T-3/4/5/6)</text:p>
          </table:table-cell>
          <table:table-cell office:value-type="string">
            <text:p>SKY2200-2278</text:p>
          </table:table-cell>
          <table:table-cell office:value-type="string">
            <text:p>SKYE</text:p>
          </table:table-cell>
          <table:table-cell office:value-type="float" office:value="42.5">
            <text:p>42,50</text:p>
          </table:table-cell>
          <table:table-cell table:number-columns-repeated="2"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333">
            <text:p>9333</text:p>
          </table:table-cell>
          <table:table-cell office:value-type="string">
            <text:p><text:a xlink:href="../../../../../../Users/Toni/AppData/Local/Temp/CSV3110.xlsx">http://ilusionstore.es/img/p/9333-7426.jpg</text:a></text:p>
          </table:table-cell>
          <table:table-cell office:value-type="string">
            <text:p>PACK 5 CHANDAL SURT. SKYE PAW GIRL (T-2/3/4/5/6)</text:p>
          </table:table-cell>
          <table:table-cell office:value-type="string">
            <text:p>SKY11014</text:p>
          </table:table-cell>
          <table:table-cell office:value-type="string">
            <text:p>SKYE</text:p>
          </table:table-cell>
          <table:table-cell office:value-type="float" office:value="76.95">
            <text:p>76,9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245">
            <text:p>9245</text:p>
          </table:table-cell>
          <table:table-cell office:value-type="string">
            <text:p><text:a xlink:href="../../../../../../Users/Toni/AppData/Local/Temp/CSV3110.xlsx">http://ilusionstore.es/img/p/9245-7337.jpg</text:a></text:p>
          </table:table-cell>
          <table:table-cell office:value-type="string">
            <text:p>BRAGA DE CUELLO SHERPA POLAR SKYE PAW PATROL GIRL</text:p>
          </table:table-cell>
          <table:table-cell office:value-type="string">
            <text:p>SKY04286</text:p>
          </table:table-cell>
          <table:table-cell office:value-type="string">
            <text:p>SKYE</text:p>
          </table:table-cell>
          <table:table-cell office:value-type="float" office:value="2.8">
            <text:p>2,80</text:p>
          </table:table-cell>
          <table:table-cell office:value-type="float" office:value="41">
            <text:p>41</text:p>
          </table:table-cell>
          <table:table-cell table:number-columns-repeated="1017"/>
        </table:table-row>
        <table:table-row table:style-name="ro1">
          <table:table-cell office:value-type="float" office:value="9110">
            <text:p>9110</text:p>
          </table:table-cell>
          <table:table-cell office:value-type="string">
            <text:p><text:a xlink:href="../../../../../../Users/Toni/AppData/Local/Temp/CSV3110.xlsx">http://ilusionstore.es/img/p/9110-7202.jpg</text:a></text:p>
          </table:table-cell>
          <table:table-cell office:value-type="string">
            <text:p>PORTAMERIENDAS TERMICO 3D SKYE 23.5X19.5X8CM.</text:p>
          </table:table-cell>
          <table:table-cell office:value-type="string">
            <text:p>SKY2100-1945</text:p>
          </table:table-cell>
          <table:table-cell office:value-type="string">
            <text:p>SKYE</text:p>
          </table:table-cell>
          <table:table-cell office:value-type="float" office:value="6.99">
            <text:p>6,99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940">
            <text:p>8940</text:p>
          </table:table-cell>
          <table:table-cell office:value-type="string">
            <text:p><text:a xlink:href="../../../../../../Users/Toni/AppData/Local/Temp/CSV3110.xlsx">http://ilusionstore.es/img/p/8940-6971.jpg</text:a></text:p>
          </table:table-cell>
          <table:table-cell office:value-type="string">
            <text:p>BOLSA DEPORTE / VIAJE SKYE PAW PATROL 39X25X16.5CM</text:p>
          </table:table-cell>
          <table:table-cell office:value-type="string">
            <text:p>SKY2100-1782</text:p>
          </table:table-cell>
          <table:table-cell office:value-type="string">
            <text:p>SKYE</text:p>
          </table:table-cell>
          <table:table-cell office:value-type="float" office:value="10.95">
            <text:p>10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779">
            <text:p>8779</text:p>
          </table:table-cell>
          <table:table-cell office:value-type="string">
            <text:p><text:a xlink:href="../../../../../../Users/Toni/AppData/Local/Temp/CSV3110.xlsx">http://ilusionstore.es/img/p/8779-6655.jpg</text:a></text:p>
          </table:table-cell>
          <table:table-cell office:value-type="string">
            <text:p>PLUMIER TRIPLE RELLENO SKYE PAW PATROL GIRL GIOTTO</text:p>
          </table:table-cell>
          <table:table-cell office:value-type="string">
            <text:p>SKY2700-0188</text:p>
          </table:table-cell>
          <table:table-cell office:value-type="string">
            <text:p>SKYE</text:p>
          </table:table-cell>
          <table:table-cell office:value-type="float" office:value="9.95">
            <text:p>9,95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8769">
            <text:p>8769</text:p>
          </table:table-cell>
          <table:table-cell office:value-type="string">
            <text:p><text:a xlink:href="../../../../../../Users/Toni/AppData/Local/Temp/CSV3110.xlsx">http://ilusionstore.es/img/p/8769-6630.jpg</text:a></text:p>
          </table:table-cell>
          <table:table-cell office:value-type="string">
            <text:p>MOCHILA JUNIOR ADAPTABLE SKYE ICONS 34CM. PAW PATROL GIRL</text:p>
          </table:table-cell>
          <table:table-cell office:value-type="string">
            <text:p>SKY2100-1831</text:p>
          </table:table-cell>
          <table:table-cell office:value-type="string">
            <text:p>SKYE</text:p>
          </table:table-cell>
          <table:table-cell office:value-type="float" office:value="9.95">
            <text:p>9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768">
            <text:p>8768</text:p>
          </table:table-cell>
          <table:table-cell office:value-type="string">
            <text:p><text:a xlink:href="../../../../../../Users/Toni/AppData/Local/Temp/CSV3110.xlsx">http://ilusionstore.es/img/p/8768-6629.jpg</text:a></text:p>
          </table:table-cell>
          <table:table-cell office:value-type="string">
            <text:p>MOCHILA GUARDERIA SKYE ICONS 28CM. PAW PATROL GIRL</text:p>
          </table:table-cell>
          <table:table-cell office:value-type="string">
            <text:p>SKY2100-1825</text:p>
          </table:table-cell>
          <table:table-cell office:value-type="string">
            <text:p>SKYE</text:p>
          </table:table-cell>
          <table:table-cell office:value-type="float" office:value="8.95">
            <text:p>8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767">
            <text:p>8767</text:p>
          </table:table-cell>
          <table:table-cell office:value-type="string">
            <text:p><text:a xlink:href="../../../../../../Users/Toni/AppData/Local/Temp/CSV3110.xlsx">http://ilusionstore.es/img/p/8767-6628.jpg</text:a></text:p>
          </table:table-cell>
          <table:table-cell office:value-type="string">
            <text:p>MOCHILA GUARDERIA SKYE ICONS 24CM. PAW PATROL GIRL</text:p>
          </table:table-cell>
          <table:table-cell office:value-type="string">
            <text:p>SKY2100-1822</text:p>
          </table:table-cell>
          <table:table-cell office:value-type="string">
            <text:p>SKYE</text:p>
          </table:table-cell>
          <table:table-cell office:value-type="float" office:value="7.85">
            <text:p>7,8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8659">
            <text:p>8659</text:p>
          </table:table-cell>
          <table:table-cell office:value-type="string">
            <text:p><text:a xlink:href="../../../../../../Users/Toni/AppData/Local/Temp/CSV3110.xlsx">http://ilusionstore.es/img/p/8659-6513.jpg</text:a></text:p>
          </table:table-cell>
          <table:table-cell office:value-type="string">
            <text:p>PONCHO SKYE PAW PATROL GIRL 55X110CM. MICROFIBRA</text:p>
          </table:table-cell>
          <table:table-cell office:value-type="string">
            <text:p>SKY10743</text:p>
          </table:table-cell>
          <table:table-cell office:value-type="string">
            <text:p>SKYE</text:p>
          </table:table-cell>
          <table:table-cell office:value-type="float" office:value="3.99">
            <text:p>3,99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office:value-type="float" office:value="8639">
            <text:p>8639</text:p>
          </table:table-cell>
          <table:table-cell office:value-type="string">
            <text:p><text:a xlink:href="../../../../../../Users/Toni/AppData/Local/Temp/CSV3110.xlsx">http://ilusionstore.es/img/p/8639-6493.jpg</text:a></text:p>
          </table:table-cell>
          <table:table-cell office:value-type="string">
            <text:p>PACK 3 GORRAS SKYE PAW PATROL GIRL (T 50 Y 52)</text:p>
          </table:table-cell>
          <table:table-cell office:value-type="string">
            <text:p>SKY13856</text:p>
          </table:table-cell>
          <table:table-cell office:value-type="string">
            <text:p>SKYE</text:p>
          </table:table-cell>
          <table:table-cell office:value-type="float" office:value="5.6">
            <text:p>5,60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8626">
            <text:p>8626</text:p>
          </table:table-cell>
          <table:table-cell office:value-type="string">
            <text:p><text:a xlink:href="../../../../../../Users/Toni/AppData/Local/Temp/CSV3110.xlsx">http://ilusionstore.es/img/p/8626-6479.jpg</text:a></text:p>
          </table:table-cell>
          <table:table-cell office:value-type="string">
            <text:p>PACK 6 CHANCLAS PLAYA SKYE PAW GIRL ( T- 22 A 30)</text:p>
          </table:table-cell>
          <table:table-cell office:value-type="string">
            <text:p>SKY68997</text:p>
          </table:table-cell>
          <table:table-cell office:value-type="string">
            <text:p>SKYE</text:p>
          </table:table-cell>
          <table:table-cell office:value-type="float" office:value="8.5">
            <text:p>8,5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8554">
            <text:p>8554</text:p>
          </table:table-cell>
          <table:table-cell office:value-type="string">
            <text:p><text:a xlink:href="../../../../../../Users/Toni/AppData/Local/Temp/CSV3110.xlsx">http://ilusionstore.es/img/p/8554-6407.jpg</text:a></text:p>
          </table:table-cell>
          <table:table-cell office:value-type="string">
            <text:p>MOCHILA GUARDERIA SKYE PAW PATROL GIRL 24X30X9CM.</text:p>
          </table:table-cell>
          <table:table-cell office:value-type="string">
            <text:p>SKY90282</text:p>
          </table:table-cell>
          <table:table-cell office:value-type="string">
            <text:p>SKYE</text:p>
          </table:table-cell>
          <table:table-cell office:value-type="float" office:value="9.4">
            <text:p>9,40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8553">
            <text:p>8553</text:p>
          </table:table-cell>
          <table:table-cell office:value-type="string">
            <text:p><text:a xlink:href="../../../../../../Users/Toni/AppData/Local/Temp/CSV3110.xlsx">http://ilusionstore.es/img/p/8553-6406.jpg</text:a></text:p>
          </table:table-cell>
          <table:table-cell office:value-type="string">
            <text:p>MOCHILA GUARDERIA SKYE PAW GIRL 22X27X11CM.</text:p>
          </table:table-cell>
          <table:table-cell office:value-type="string">
            <text:p>SKY90275</text:p>
          </table:table-cell>
          <table:table-cell office:value-type="string">
            <text:p>SKYE</text:p>
          </table:table-cell>
          <table:table-cell office:value-type="float" office:value="10.5">
            <text:p>10,50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8430">
            <text:p>8430</text:p>
          </table:table-cell>
          <table:table-cell office:value-type="string">
            <text:p><text:a xlink:href="../../../../../../Users/Toni/AppData/Local/Temp/CSV3110.xlsx">http://ilusionstore.es/img/p/8430-6272.jpg</text:a></text:p>
          </table:table-cell>
          <table:table-cell office:value-type="string">
            <text:p>GAFAS DE SOL EN PERCHA INDIVIDUAL SKYE PAW GIRL</text:p>
          </table:table-cell>
          <table:table-cell office:value-type="string">
            <text:p>SKY2500-0629</text:p>
          </table:table-cell>
          <table:table-cell office:value-type="string">
            <text:p>SKYE</text:p>
          </table:table-cell>
          <table:table-cell office:value-type="float" office:value="2">
            <text:p>2,0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8428">
            <text:p>8428</text:p>
          </table:table-cell>
          <table:table-cell office:value-type="string">
            <text:p><text:a xlink:href="../../../../../../Users/Toni/AppData/Local/Temp/CSV3110.xlsx">http://ilusionstore.es/img/p/8428-6270.jpg</text:a></text:p>
          </table:table-cell>
          <table:table-cell office:value-type="string">
            <text:p>PACK 8 ZUECOS PLAYA SKYE PAW GIRL (T 22 A 29)</text:p>
          </table:table-cell>
          <table:table-cell office:value-type="string">
            <text:p>SKY2300-2405</text:p>
          </table:table-cell>
          <table:table-cell office:value-type="string">
            <text:p>SKYE</text:p>
          </table:table-cell>
          <table:table-cell office:value-type="float" office:value="29.6">
            <text:p>29,6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8427">
            <text:p>8427</text:p>
          </table:table-cell>
          <table:table-cell office:value-type="string">
            <text:p><text:a xlink:href="../../../../../../Users/Toni/AppData/Local/Temp/CSV3110.xlsx">http://ilusionstore.es/img/p/8427-6269.jpg</text:a></text:p>
          </table:table-cell>
          <table:table-cell office:value-type="string">
            <text:p>PACK 8 CHANCLAS PLAYA SKYE PAW PATROL (T 24 A 33)</text:p>
          </table:table-cell>
          <table:table-cell office:value-type="string">
            <text:p>SKY2300-2361</text:p>
          </table:table-cell>
          <table:table-cell office:value-type="string">
            <text:p>SKYE</text:p>
          </table:table-cell>
          <table:table-cell office:value-type="float" office:value="12.8">
            <text:p>12,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8426">
            <text:p>8426</text:p>
          </table:table-cell>
          <table:table-cell office:value-type="string">
            <text:p><text:a xlink:href="../../../../../../Users/Toni/AppData/Local/Temp/CSV3110.xlsx">http://ilusionstore.es/img/p/8426-6268.jpg</text:a></text:p>
          </table:table-cell>
          <table:table-cell office:value-type="string">
            <text:p>GORRA PREMIUN LUXCOUNT SKYE PAW PATROL GIRL</text:p>
          </table:table-cell>
          <table:table-cell office:value-type="string">
            <text:p>SKY2200-2243</text:p>
          </table:table-cell>
          <table:table-cell office:value-type="string">
            <text:p>SKYE</text:p>
          </table:table-cell>
          <table:table-cell office:value-type="float" office:value="3.95">
            <text:p>3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8425">
            <text:p>8425</text:p>
          </table:table-cell>
          <table:table-cell office:value-type="string">
            <text:p><text:a xlink:href="../../../../../../Users/Toni/AppData/Local/Temp/CSV3110.xlsx">http://ilusionstore.es/img/p/8425-6267.jpg</text:a></text:p>
          </table:table-cell>
          <table:table-cell office:value-type="string">
            <text:p>PONCHO PLAYA 100% ALGODON SKYE PAW GIRL 300GR.</text:p>
          </table:table-cell>
          <table:table-cell office:value-type="string">
            <text:p>SKY2200-2184</text:p>
          </table:table-cell>
          <table:table-cell office:value-type="string">
            <text:p>SKYE</text:p>
          </table:table-cell>
          <table:table-cell office:value-type="float" office:value="6.95">
            <text:p>6,9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8424">
            <text:p>8424</text:p>
          </table:table-cell>
          <table:table-cell office:value-type="string">
            <text:p><text:a xlink:href="../../../../../../Users/Toni/AppData/Local/Temp/CSV3110.xlsx">http://ilusionstore.es/img/p/8424-6266.jpg</text:a></text:p>
          </table:table-cell>
          <table:table-cell office:value-type="string">
            <text:p>TOALLA PLAYA MICRO SKYE PAW GIRL (70X140CM.) 250GR</text:p>
          </table:table-cell>
          <table:table-cell office:value-type="string">
            <text:p>SKY2200-2172</text:p>
          </table:table-cell>
          <table:table-cell office:value-type="string">
            <text:p>SKYE</text:p>
          </table:table-cell>
          <table:table-cell office:value-type="float" office:value="4.65">
            <text:p>4,6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8423">
            <text:p>8423</text:p>
          </table:table-cell>
          <table:table-cell office:value-type="string">
            <text:p><text:a xlink:href="../../../../../../Users/Toni/AppData/Local/Temp/CSV3110.xlsx">http://ilusionstore.es/img/p/8423-6265.jpg</text:a></text:p>
          </table:table-cell>
          <table:table-cell office:value-type="string">
            <text:p>TOALLA PLAYA SKYE 100% ALGODÓN (70X140CM)</text:p>
          </table:table-cell>
          <table:table-cell office:value-type="string">
            <text:p>SKY2200-2144</text:p>
          </table:table-cell>
          <table:table-cell office:value-type="string">
            <text:p>SKYE</text:p>
          </table:table-cell>
          <table:table-cell office:value-type="float" office:value="6.95">
            <text:p>6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416">
            <text:p>8416</text:p>
          </table:table-cell>
          <table:table-cell office:value-type="string">
            <text:p><text:a xlink:href="../../../../../../Users/Toni/AppData/Local/Temp/CSV3110.xlsx">http://ilusionstore.es/img/p/8416-6258.jpg</text:a></text:p>
          </table:table-cell>
          <table:table-cell office:value-type="string">
            <text:p>PACK 5 BAÑADORES SKYE PAW PATROL GIRL (T2-3-4-5-6)</text:p>
          </table:table-cell>
          <table:table-cell office:value-type="string">
            <text:p>SKY2200-1916</text:p>
          </table:table-cell>
          <table:table-cell office:value-type="string">
            <text:p>SKYE</text:p>
          </table:table-cell>
          <table:table-cell office:value-type="float" office:value="22.25">
            <text:p>22,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8414">
            <text:p>8414</text:p>
          </table:table-cell>
          <table:table-cell office:value-type="string">
            <text:p><text:a xlink:href="../../../../../../Users/Toni/AppData/Local/Temp/CSV3110.xlsx">http://ilusionstore.es/img/p/8414-6256.jpg</text:a></text:p>
          </table:table-cell>
          <table:table-cell office:value-type="string">
            <text:p>PACK 5 BAÑADORES SKEY PAW PATROL GIRL (T2-3-4-5-6)</text:p>
          </table:table-cell>
          <table:table-cell office:value-type="string">
            <text:p>SKY2200-1909</text:p>
          </table:table-cell>
          <table:table-cell office:value-type="string">
            <text:p>SKYE</text:p>
          </table:table-cell>
          <table:table-cell office:value-type="float" office:value="34.75">
            <text:p>34,7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8413">
            <text:p>8413</text:p>
          </table:table-cell>
          <table:table-cell office:value-type="string">
            <text:p><text:a xlink:href="../../../../../../Users/Toni/AppData/Local/Temp/CSV3110.xlsx">http://ilusionstore.es/img/p/8413-6255.jpg</text:a></text:p>
          </table:table-cell>
          <table:table-cell office:value-type="string">
            <text:p>PACK 5 BAÑADORES SKYE PAW PATROL GIRL (T2-3-4-5-6)</text:p>
          </table:table-cell>
          <table:table-cell office:value-type="string">
            <text:p>SKY2200-1908</text:p>
          </table:table-cell>
          <table:table-cell office:value-type="string">
            <text:p>SKYE</text:p>
          </table:table-cell>
          <table:table-cell office:value-type="float" office:value="34.75">
            <text:p>34,7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8412">
            <text:p>8412</text:p>
          </table:table-cell>
          <table:table-cell office:value-type="string">
            <text:p><text:a xlink:href="../../../../../../Users/Toni/AppData/Local/Temp/CSV3110.xlsx">http://ilusionstore.es/img/p/8412-6254.jpg</text:a></text:p>
          </table:table-cell>
          <table:table-cell office:value-type="string">
            <text:p>MOCHILA CASUAL SKYE PAW PATROL GIRL (26X32X12CM.)</text:p>
          </table:table-cell>
          <table:table-cell office:value-type="string">
            <text:p>SKY2100-1745</text:p>
          </table:table-cell>
          <table:table-cell office:value-type="string">
            <text:p>SKYE</text:p>
          </table:table-cell>
          <table:table-cell office:value-type="float" office:value="7.8">
            <text:p>7,8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411">
            <text:p>8411</text:p>
          </table:table-cell>
          <table:table-cell office:value-type="string">
            <text:p><text:a xlink:href="../../../../../../Users/Toni/AppData/Local/Temp/CSV3110.xlsx">http://ilusionstore.es/img/p/8411-6253.jpg</text:a></text:p>
          </table:table-cell>
          <table:table-cell office:value-type="string">
            <text:p>BOLSITO SOLAPA SKYE PAW PATROL GIRL</text:p>
          </table:table-cell>
          <table:table-cell office:value-type="string">
            <text:p>SKY2100-1702</text:p>
          </table:table-cell>
          <table:table-cell office:value-type="string">
            <text:p>SKYE</text:p>
          </table:table-cell>
          <table:table-cell office:value-type="float" office:value="3.99">
            <text:p>3,99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8410">
            <text:p>8410</text:p>
          </table:table-cell>
          <table:table-cell office:value-type="string">
            <text:p><text:a xlink:href="../../../../../../Users/Toni/AppData/Local/Temp/CSV3110.xlsx">http://ilusionstore.es/img/p/8410-6252.jpg</text:a></text:p>
          </table:table-cell>
          <table:table-cell office:value-type="string">
            <text:p>BOLSITO BAGUETTE SKYE PAW PATROL GIRL (20X12X5CM)</text:p>
          </table:table-cell>
          <table:table-cell office:value-type="string">
            <text:p>SKY2100-1694</text:p>
          </table:table-cell>
          <table:table-cell office:value-type="string">
            <text:p>SKYE</text:p>
          </table:table-cell>
          <table:table-cell office:value-type="float" office:value="3.99">
            <text:p>3,99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8306">
            <text:p>8306</text:p>
          </table:table-cell>
          <table:table-cell office:value-type="string">
            <text:p><text:a xlink:href="../../../../../../Users/Toni/AppData/Local/Temp/CSV3110.xlsx">http://ilusionstore.es/img/p/8306-6149.jpg</text:a></text:p>
          </table:table-cell>
          <table:table-cell office:value-type="string">
            <text:p>GORRA SURTIDA SKYE PAW PATROL GIRL</text:p>
          </table:table-cell>
          <table:table-cell office:value-type="string">
            <text:p>SKY68966</text:p>
          </table:table-cell>
          <table:table-cell office:value-type="string">
            <text:p>SKYE</text:p>
          </table:table-cell>
          <table:table-cell office:value-type="float" office:value="2.1">
            <text:p>2,10</text:p>
          </table:table-cell>
          <table:table-cell office:value-type="float" office:value="32">
            <text:p>32</text:p>
          </table:table-cell>
          <table:table-cell table:number-columns-repeated="1017"/>
        </table:table-row>
        <table:table-row table:style-name="ro1">
          <table:table-cell office:value-type="float" office:value="8305">
            <text:p>8305</text:p>
          </table:table-cell>
          <table:table-cell office:value-type="string">
            <text:p><text:a xlink:href="../../../../../../Users/Toni/AppData/Local/Temp/CSV3110.xlsx">http://ilusionstore.es/img/p/8305-6148.jpg</text:a></text:p>
          </table:table-cell>
          <table:table-cell office:value-type="string">
            <text:p>TOALLA SKYE PAW PATROL GIRL 100% ALGODON 70X140CM.</text:p>
          </table:table-cell>
          <table:table-cell office:value-type="string">
            <text:p>SKY68058</text:p>
          </table:table-cell>
          <table:table-cell office:value-type="string">
            <text:p>SKYE</text:p>
          </table:table-cell>
          <table:table-cell office:value-type="float" office:value="5.95">
            <text:p>5,9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284">
            <text:p>8284</text:p>
          </table:table-cell>
          <table:table-cell office:value-type="string">
            <text:p><text:a xlink:href="../../../../../../Users/Toni/AppData/Local/Temp/CSV3110.xlsx">http://ilusionstore.es/img/p/8284-6127.jpg</text:a></text:p>
          </table:table-cell>
          <table:table-cell office:value-type="string">
            <text:p>MONEDERO REDONDO SKYE JOLLY PAW PATROL GIRL</text:p>
          </table:table-cell>
          <table:table-cell office:value-type="string">
            <text:p>SKY02250</text:p>
          </table:table-cell>
          <table:table-cell office:value-type="string">
            <text:p>SKYE</text:p>
          </table:table-cell>
          <table:table-cell office:value-type="float" office:value="3.45">
            <text:p>3,4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283">
            <text:p>8283</text:p>
          </table:table-cell>
          <table:table-cell office:value-type="string">
            <text:p><text:a xlink:href="../../../../../../Users/Toni/AppData/Local/Temp/CSV3110.xlsx">http://ilusionstore.es/img/p/8283-6126.jpg</text:a></text:p>
          </table:table-cell>
          <table:table-cell office:value-type="string">
            <text:p>BOLSO MUFFIN MINI SKYE JOLLY PAW GIRL</text:p>
          </table:table-cell>
          <table:table-cell office:value-type="string">
            <text:p>SKY01956</text:p>
          </table:table-cell>
          <table:table-cell office:value-type="string">
            <text:p>SKYE</text:p>
          </table:table-cell>
          <table:table-cell office:value-type="float" office:value="6.95">
            <text:p>6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282">
            <text:p>8282</text:p>
          </table:table-cell>
          <table:table-cell office:value-type="string">
            <text:p><text:a xlink:href="../../../../../../Users/Toni/AppData/Local/Temp/CSV3110.xlsx">http://ilusionstore.es/img/p/8282-6125.jpg</text:a></text:p>
          </table:table-cell>
          <table:table-cell office:value-type="string">
            <text:p>BOLSO CORAZON MINI SKYE JOLLY PAW GIRL</text:p>
          </table:table-cell>
          <table:table-cell office:value-type="string">
            <text:p>SKY01932</text:p>
          </table:table-cell>
          <table:table-cell office:value-type="string">
            <text:p>SKYE</text:p>
          </table:table-cell>
          <table:table-cell office:value-type="float" office:value="5.95">
            <text:p>5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077">
            <text:p>8077</text:p>
          </table:table-cell>
          <table:table-cell office:value-type="string">
            <text:p><text:a xlink:href="../../../../../../Users/Toni/AppData/Local/Temp/CSV3110.xlsx">http://ilusionstore.es/img/p/8077-5856.jpg</text:a></text:p>
          </table:table-cell>
          <table:table-cell office:value-type="string">
            <text:p>TOALLA PLAYA ALGODON SKYE PAW PATROL GIRL 70X140CM</text:p>
          </table:table-cell>
          <table:table-cell office:value-type="string">
            <text:p>SKY10637</text:p>
          </table:table-cell>
          <table:table-cell office:value-type="string">
            <text:p>SKYE</text:p>
          </table:table-cell>
          <table:table-cell office:value-type="float" office:value="5.45">
            <text:p>5,45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8076">
            <text:p>8076</text:p>
          </table:table-cell>
          <table:table-cell office:value-type="string">
            <text:p><text:a xlink:href="../../../../../../Users/Toni/AppData/Local/Temp/CSV3110.xlsx">http://ilusionstore.es/img/p/8076-5857.jpg</text:a></text:p>
          </table:table-cell>
          <table:table-cell office:value-type="string">
            <text:p>TOALLA PLAYA ALGODON SKYE PAW PATROL GIRL 70X140CM</text:p>
          </table:table-cell>
          <table:table-cell office:value-type="string">
            <text:p>SKY10514</text:p>
          </table:table-cell>
          <table:table-cell office:value-type="string">
            <text:p>SKYE</text:p>
          </table:table-cell>
          <table:table-cell office:value-type="float" office:value="5.45">
            <text:p>5,4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7892">
            <text:p>7892</text:p>
          </table:table-cell>
          <table:table-cell office:value-type="string">
            <text:p><text:a xlink:href="../../../../../../Users/Toni/AppData/Local/Temp/CSV3110.xlsx">http://ilusionstore.es/img/p/7892-5632.jpg</text:a></text:p>
          </table:table-cell>
          <table:table-cell office:value-type="string">
            <text:p>TAZON MICROONDAS 450ML. SKYE PAW PATROL GIRL</text:p>
          </table:table-cell>
          <table:table-cell office:value-type="string">
            <text:p>SKY67271</text:p>
          </table:table-cell>
          <table:table-cell office:value-type="string">
            <text:p>SKYE</text:p>
          </table:table-cell>
          <table:table-cell office:value-type="float" office:value="1.3">
            <text:p>1,3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7876">
            <text:p>7876</text:p>
          </table:table-cell>
          <table:table-cell office:value-type="string">
            <text:p><text:a xlink:href="../../../../../../Users/Toni/AppData/Local/Temp/CSV3110.xlsx">http://ilusionstore.es/img/p/7876-5617.jpg</text:a></text:p>
          </table:table-cell>
          <table:table-cell office:value-type="string">
            <text:p>SET BLISTER CEPILLOS + ACCES. CABELLO SURT. SKYE</text:p>
          </table:table-cell>
          <table:table-cell office:value-type="string">
            <text:p>SKY2500-0588</text:p>
          </table:table-cell>
          <table:table-cell office:value-type="string">
            <text:p>SKYE</text:p>
          </table:table-cell>
          <table:table-cell office:value-type="float" office:value="1.5">
            <text:p>1,50</text:p>
          </table:table-cell>
          <table:table-cell office:value-type="float" office:value="36">
            <text:p>36</text:p>
          </table:table-cell>
          <table:table-cell table:number-columns-repeated="1017"/>
        </table:table-row>
        <table:table-row table:style-name="ro1">
          <table:table-cell office:value-type="float" office:value="7875">
            <text:p>7875</text:p>
          </table:table-cell>
          <table:table-cell office:value-type="string">
            <text:p><text:a xlink:href="../../../../../../Users/Toni/AppData/Local/Temp/CSV3110.xlsx">http://ilusionstore.es/img/p/7875-5616.jpg</text:a></text:p>
          </table:table-cell>
          <table:table-cell office:value-type="string">
            <text:p>PAÑUELO MULTIUSOS SKYE PAW PATROL</text:p>
          </table:table-cell>
          <table:table-cell office:value-type="string">
            <text:p>SKY2200-1614</text:p>
          </table:table-cell>
          <table:table-cell office:value-type="string">
            <text:p>SKYE</text:p>
          </table:table-cell>
          <table:table-cell office:value-type="float" office:value="1.5">
            <text:p>1,5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7874">
            <text:p>7874</text:p>
          </table:table-cell>
          <table:table-cell office:value-type="string">
            <text:p><text:a xlink:href="../../../../../../Users/Toni/AppData/Local/Temp/CSV3110.xlsx">http://ilusionstore.es/img/p/7874-5615.jpg</text:a></text:p>
          </table:table-cell>
          <table:table-cell office:value-type="string">
            <text:p>MALETA TROLLEY SOFT 50CM. 2R. SKYE TOP PUPS</text:p>
          </table:table-cell>
          <table:table-cell office:value-type="string">
            <text:p>SKY09008</text:p>
          </table:table-cell>
          <table:table-cell office:value-type="string">
            <text:p>SKYE</text:p>
          </table:table-cell>
          <table:table-cell office:value-type="float" office:value="25.95">
            <text:p>25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7873">
            <text:p>7873</text:p>
          </table:table-cell>
          <table:table-cell office:value-type="string">
            <text:p><text:a xlink:href="../../../../../../Users/Toni/AppData/Local/Temp/CSV3110.xlsx">http://ilusionstore.es/img/p/7873-5614.jpg</text:a></text:p>
          </table:table-cell>
          <table:table-cell office:value-type="string">
            <text:p>BOLSO BANDOLERA CON CREMALLERA SKYE TOP PUPS</text:p>
          </table:table-cell>
          <table:table-cell office:value-type="string">
            <text:p>SKY08995</text:p>
          </table:table-cell>
          <table:table-cell office:value-type="string">
            <text:p>SKYE</text:p>
          </table:table-cell>
          <table:table-cell office:value-type="float" office:value="4.95">
            <text:p>4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7872">
            <text:p>7872</text:p>
          </table:table-cell>
          <table:table-cell office:value-type="string">
            <text:p><text:a xlink:href="../../../../../../Users/Toni/AppData/Local/Temp/CSV3110.xlsx">http://ilusionstore.es/img/p/7872-5613.jpg</text:a></text:p>
          </table:table-cell>
          <table:table-cell office:value-type="string">
            <text:p>BOLSO BANDOLERA CON SOLAPA SKYE TOP PUPS</text:p>
          </table:table-cell>
          <table:table-cell office:value-type="string">
            <text:p>SKY08988</text:p>
          </table:table-cell>
          <table:table-cell office:value-type="string">
            <text:p>SKYE</text:p>
          </table:table-cell>
          <table:table-cell office:value-type="float" office:value="5.95">
            <text:p>5,9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7871">
            <text:p>7871</text:p>
          </table:table-cell>
          <table:table-cell office:value-type="string">
            <text:p><text:a xlink:href="../../../../../../Users/Toni/AppData/Local/Temp/CSV3110.xlsx">http://ilusionstore.es/img/p/7871-5612.jpg</text:a></text:p>
          </table:table-cell>
          <table:table-cell office:value-type="string">
            <text:p>NECESER BANDOLERA ADAPTABLE SKYE TOP PUPS</text:p>
          </table:table-cell>
          <table:table-cell office:value-type="string">
            <text:p>SKY08964</text:p>
          </table:table-cell>
          <table:table-cell office:value-type="string">
            <text:p>SKYE</text:p>
          </table:table-cell>
          <table:table-cell office:value-type="float" office:value="6.25">
            <text:p>6,2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7870">
            <text:p>7870</text:p>
          </table:table-cell>
          <table:table-cell office:value-type="string">
            <text:p><text:a xlink:href="../../../../../../Users/Toni/AppData/Local/Temp/CSV3110.xlsx">http://ilusionstore.es/img/p/7870-5611.jpg</text:a></text:p>
          </table:table-cell>
          <table:table-cell office:value-type="string">
            <text:p>SAQUITO MERIENDA SKYE TOP PUPS</text:p>
          </table:table-cell>
          <table:table-cell office:value-type="string">
            <text:p>SKY08933</text:p>
          </table:table-cell>
          <table:table-cell office:value-type="string">
            <text:p>SKYE</text:p>
          </table:table-cell>
          <table:table-cell office:value-type="float" office:value="3.5">
            <text:p>3,50</text:p>
          </table:table-cell>
          <table:table-cell office:value-type="float" office:value="23">
            <text:p>23</text:p>
          </table:table-cell>
          <table:table-cell table:number-columns-repeated="1017"/>
        </table:table-row>
        <table:table-row table:style-name="ro1">
          <table:table-cell office:value-type="float" office:value="7869">
            <text:p>7869</text:p>
          </table:table-cell>
          <table:table-cell office:value-type="string">
            <text:p><text:a xlink:href="../../../../../../Users/Toni/AppData/Local/Temp/CSV3110.xlsx">http://ilusionstore.es/img/p/7869-5610.jpg</text:a></text:p>
          </table:table-cell>
          <table:table-cell office:value-type="string">
            <text:p>BOLSA VIAJE / DEPORTE 40CM. SKYE TOP PUPS</text:p>
          </table:table-cell>
          <table:table-cell office:value-type="string">
            <text:p>SKY08919</text:p>
          </table:table-cell>
          <table:table-cell office:value-type="string">
            <text:p>SKYE</text:p>
          </table:table-cell>
          <table:table-cell office:value-type="float" office:value="10.95">
            <text:p>10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7868">
            <text:p>7868</text:p>
          </table:table-cell>
          <table:table-cell office:value-type="string">
            <text:p><text:a xlink:href="../../../../../../Users/Toni/AppData/Local/Temp/CSV3110.xlsx">http://ilusionstore.es/img/p/7868-5609.jpg</text:a></text:p>
          </table:table-cell>
          <table:table-cell office:value-type="string">
            <text:p>MOCHILA ADAPTABLE 38CM SKYE TOP PUPS</text:p>
          </table:table-cell>
          <table:table-cell office:value-type="string">
            <text:p>SKY08889</text:p>
          </table:table-cell>
          <table:table-cell office:value-type="string">
            <text:p>SKYE</text:p>
          </table:table-cell>
          <table:table-cell office:value-type="float" office:value="14.95">
            <text:p>14,95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float" office:value="7867">
            <text:p>7867</text:p>
          </table:table-cell>
          <table:table-cell office:value-type="string">
            <text:p><text:a xlink:href="../../../../../../Users/Toni/AppData/Local/Temp/CSV3110.xlsx">http://ilusionstore.es/img/p/7867-5608.jpg</text:a></text:p>
          </table:table-cell>
          <table:table-cell office:value-type="string">
            <text:p>MOCHILA ADAPTABLE 33CM. SKYE TOP PUPS</text:p>
          </table:table-cell>
          <table:table-cell office:value-type="string">
            <text:p>SKY08865</text:p>
          </table:table-cell>
          <table:table-cell office:value-type="string">
            <text:p>SKYE</text:p>
          </table:table-cell>
          <table:table-cell office:value-type="float" office:value="10.95">
            <text:p>10,9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7866">
            <text:p>7866</text:p>
          </table:table-cell>
          <table:table-cell office:value-type="string">
            <text:p><text:a xlink:href="../../../../../../Users/Toni/AppData/Local/Temp/CSV3110.xlsx">http://ilusionstore.es/img/p/7866-5607.jpg</text:a></text:p>
          </table:table-cell>
          <table:table-cell office:value-type="string">
            <text:p>MOCHILA CON CARRO SKYE 33CM. TOP PUPS</text:p>
          </table:table-cell>
          <table:table-cell office:value-type="string">
            <text:p>SKY08672</text:p>
          </table:table-cell>
          <table:table-cell office:value-type="string">
            <text:p>SKYE</text:p>
          </table:table-cell>
          <table:table-cell office:value-type="float" office:value="15.2">
            <text:p>15,2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7865">
            <text:p>7865</text:p>
          </table:table-cell>
          <table:table-cell office:value-type="string">
            <text:p><text:a xlink:href="../../../../../../Users/Toni/AppData/Local/Temp/CSV3110.xlsx">http://ilusionstore.es/img/p/7865-5606.jpg</text:a></text:p>
          </table:table-cell>
          <table:table-cell office:value-type="string">
            <text:p>SAQUITO MOCHILA SKYE TOP PUPS</text:p>
          </table:table-cell>
          <table:table-cell office:value-type="string">
            <text:p>SKY07783</text:p>
          </table:table-cell>
          <table:table-cell office:value-type="string">
            <text:p>SKYE</text:p>
          </table:table-cell>
          <table:table-cell office:value-type="float" office:value="3.75">
            <text:p>3,7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7864">
            <text:p>7864</text:p>
          </table:table-cell>
          <table:table-cell office:value-type="string">
            <text:p><text:a xlink:href="../../../../../../Users/Toni/AppData/Local/Temp/CSV3110.xlsx">http://ilusionstore.es/img/p/7864-5605.jpg</text:a></text:p>
          </table:table-cell>
          <table:table-cell office:value-type="string">
            <text:p>MOCHILA GUARDERIA 28CM. SKYE TOP PUPS</text:p>
          </table:table-cell>
          <table:table-cell office:value-type="string">
            <text:p>SKY07769</text:p>
          </table:table-cell>
          <table:table-cell office:value-type="string">
            <text:p>SKYE</text:p>
          </table:table-cell>
          <table:table-cell office:value-type="float" office:value="8.95">
            <text:p>8,9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7863">
            <text:p>7863</text:p>
          </table:table-cell>
          <table:table-cell office:value-type="string">
            <text:p><text:a xlink:href="../../../../../../Users/Toni/AppData/Local/Temp/CSV3110.xlsx">http://ilusionstore.es/img/p/7863-5604.jpg</text:a></text:p>
          </table:table-cell>
          <table:table-cell office:value-type="string">
            <text:p>PORTATODO NECESER 3 COMPARTIMENTOS SKYE TOP PUPS</text:p>
          </table:table-cell>
          <table:table-cell office:value-type="string">
            <text:p>SKY07745</text:p>
          </table:table-cell>
          <table:table-cell office:value-type="string">
            <text:p>SKYE</text:p>
          </table:table-cell>
          <table:table-cell office:value-type="float" office:value="4.95">
            <text:p>4,95</text:p>
          </table:table-cell>
          <table:table-cell office:value-type="float" office:value="19">
            <text:p>19</text:p>
          </table:table-cell>
          <table:table-cell table:number-columns-repeated="1017"/>
        </table:table-row>
        <table:table-row table:style-name="ro1">
          <table:table-cell office:value-type="float" office:value="7821">
            <text:p>7821</text:p>
          </table:table-cell>
          <table:table-cell office:value-type="string">
            <text:p><text:a xlink:href="../../../../../../Users/Toni/AppData/Local/Temp/CSV3110.xlsx">http://ilusionstore.es/img/p/7821-5568.jpg</text:a></text:p>
          </table:table-cell>
          <table:table-cell office:value-type="string">
            <text:p>BLISTER CEPILLO MAS 2 HORQUILLAS SKYE PAW PATROL</text:p>
          </table:table-cell>
          <table:table-cell office:value-type="string">
            <text:p>SKY2500-0592</text:p>
          </table:table-cell>
          <table:table-cell office:value-type="string">
            <text:p>SKYE</text:p>
          </table:table-cell>
          <table:table-cell office:value-type="float" office:value="2.5">
            <text:p>2,5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7702">
            <text:p>7702</text:p>
          </table:table-cell>
          <table:table-cell office:value-type="string">
            <text:p><text:a xlink:href="../../../../../../Users/Toni/AppData/Local/Temp/CSV3110.xlsx">http://ilusionstore.es/img/p/7702-5485.jpg</text:a></text:p>
          </table:table-cell>
          <table:table-cell office:value-type="string">
            <text:p>PACK 4 CAJITAS DE 3 BRAGUITAS SKYE Y <text:s/>(T2/4/5/6)</text:p>
          </table:table-cell>
          <table:table-cell office:value-type="string">
            <text:p>SKY93706</text:p>
          </table:table-cell>
          <table:table-cell office:value-type="string">
            <text:p>SKYE</text:p>
          </table:table-cell>
          <table:table-cell office:value-type="float" office:value="9">
            <text:p>9,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7683">
            <text:p>7683</text:p>
          </table:table-cell>
          <table:table-cell office:value-type="string">
            <text:p><text:a xlink:href="../../../../../../Users/Toni/AppData/Local/Temp/CSV3110.xlsx">http://ilusionstore.es/img/p/7683-5466.jpg</text:a></text:p>
          </table:table-cell>
          <table:table-cell office:value-type="string">
            <text:p>SET ACCESORIOS CABELLO 25PZ SKYE Y EVEREST</text:p>
          </table:table-cell>
          <table:table-cell office:value-type="string">
            <text:p>SKY53474</text:p>
          </table:table-cell>
          <table:table-cell office:value-type="string">
            <text:p>SKYE</text:p>
          </table:table-cell>
          <table:table-cell office:value-type="float" office:value="5.75">
            <text:p>5,7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7682">
            <text:p>7682</text:p>
          </table:table-cell>
          <table:table-cell office:value-type="string">
            <text:p><text:a xlink:href="../../../../../../Users/Toni/AppData/Local/Temp/CSV3110.xlsx">http://ilusionstore.es/img/p/7682-5465.jpg</text:a></text:p>
          </table:table-cell>
          <table:table-cell office:value-type="string">
            <text:p>CAJA ALMACENAJE (PUFF) SKYE PAW PATROL GIRL</text:p>
          </table:table-cell>
          <table:table-cell office:value-type="string">
            <text:p>SKY51081</text:p>
          </table:table-cell>
          <table:table-cell office:value-type="string">
            <text:p>SKYE</text:p>
          </table:table-cell>
          <table:table-cell office:value-type="float" office:value="4.5">
            <text:p>4,5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581">
            <text:p>7581</text:p>
          </table:table-cell>
          <table:table-cell office:value-type="string">
            <text:p><text:a xlink:href="../../../../../../Users/Toni/AppData/Local/Temp/CSV3110.xlsx">http://ilusionstore.es/img/p/7581-5350.jpg</text:a></text:p>
          </table:table-cell>
          <table:table-cell office:value-type="string">
            <text:p>BLISTER ACCESORIOS CABELLO + PEINE SKYE PAW PATROL</text:p>
          </table:table-cell>
          <table:table-cell office:value-type="string">
            <text:p>SKY2500-0605</text:p>
          </table:table-cell>
          <table:table-cell office:value-type="string">
            <text:p>SKYE</text:p>
          </table:table-cell>
          <table:table-cell office:value-type="float" office:value="3.15">
            <text:p>3,15</text:p>
          </table:table-cell>
          <table:table-cell office:value-type="float" office:value="19">
            <text:p>19</text:p>
          </table:table-cell>
          <table:table-cell table:number-columns-repeated="1017"/>
        </table:table-row>
        <table:table-row table:style-name="ro1">
          <table:table-cell office:value-type="float" office:value="7485">
            <text:p>7485</text:p>
          </table:table-cell>
          <table:table-cell office:value-type="string">
            <text:p><text:a xlink:href="../../../../../../Users/Toni/AppData/Local/Temp/CSV3110.xlsx">http://ilusionstore.es/img/p/7485-5254.jpg</text:a></text:p>
          </table:table-cell>
          <table:table-cell office:value-type="string">
            <text:p>ESTUCHE REGALO CERAMICA SKYE PAW PATROL GIRL</text:p>
          </table:table-cell>
          <table:table-cell office:value-type="string">
            <text:p>SKY07651</text:p>
          </table:table-cell>
          <table:table-cell office:value-type="string">
            <text:p>SKYE</text:p>
          </table:table-cell>
          <table:table-cell office:value-type="float" office:value="5.95">
            <text:p>5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7383">
            <text:p>7383</text:p>
          </table:table-cell>
          <table:table-cell office:value-type="string">
            <text:p><text:a xlink:href="../../../../../../Users/Toni/AppData/Local/Temp/CSV3110.xlsx">http://ilusionstore.es/img/p/7383-5139.jpg</text:a></text:p>
          </table:table-cell>
          <table:table-cell office:value-type="string">
            <text:p>PAW PATROL BOLSA DE DEPORTE FLY</text:p>
          </table:table-cell>
          <table:table-cell office:value-type="string">
            <text:p>SKY35410</text:p>
          </table:table-cell>
          <table:table-cell office:value-type="string">
            <text:p>SKYE</text:p>
          </table:table-cell>
          <table:table-cell office:value-type="float" office:value="14.95">
            <text:p>14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7353">
            <text:p>7353</text:p>
          </table:table-cell>
          <table:table-cell office:value-type="string">
            <text:p><text:a xlink:href="../../../../../../Users/Toni/AppData/Local/Temp/CSV3110.xlsx">http://ilusionstore.es/img/p/7353-5117.jpg</text:a></text:p>
          </table:table-cell>
          <table:table-cell office:value-type="string">
            <text:p>CANTIMPLORA ALUMINIO 500ML. SKEY Y EVERST SURTIDAS</text:p>
          </table:table-cell>
          <table:table-cell office:value-type="string">
            <text:p>SKY66559</text:p>
          </table:table-cell>
          <table:table-cell office:value-type="string">
            <text:p>SKYE</text:p>
          </table:table-cell>
          <table:table-cell office:value-type="float" office:value="2.95">
            <text:p>2,95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7352">
            <text:p>7352</text:p>
          </table:table-cell>
          <table:table-cell office:value-type="string">
            <text:p><text:a xlink:href="../../../../../../Users/Toni/AppData/Local/Temp/CSV3110.xlsx">http://ilusionstore.es/img/p/7352-5116.jpg</text:a></text:p>
          </table:table-cell>
          <table:table-cell office:value-type="string">
            <text:p>COJIN SKYE Y EVEREST PAW PATROL 40CM X 40CM</text:p>
          </table:table-cell>
          <table:table-cell office:value-type="string">
            <text:p>SKY60083</text:p>
          </table:table-cell>
          <table:table-cell office:value-type="string">
            <text:p>SKYE</text:p>
          </table:table-cell>
          <table:table-cell office:value-type="float" office:value="4.95">
            <text:p>4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351">
            <text:p>7351</text:p>
          </table:table-cell>
          <table:table-cell office:value-type="string">
            <text:p><text:a xlink:href="../../../../../../Users/Toni/AppData/Local/Temp/CSV3110.xlsx">http://ilusionstore.es/img/p/7351-5115.jpg</text:a></text:p>
          </table:table-cell>
          <table:table-cell office:value-type="string">
            <text:p>BLISTER 6 PIEZAS ACCESORIOS DE CABELLO SKYE-EVERST</text:p>
          </table:table-cell>
          <table:table-cell office:value-type="string">
            <text:p>SKY53580</text:p>
          </table:table-cell>
          <table:table-cell office:value-type="string">
            <text:p>SKYE</text:p>
          </table:table-cell>
          <table:table-cell office:value-type="float" office:value="0.99">
            <text:p>0,99</text:p>
          </table:table-cell>
          <table:table-cell office:value-type="float" office:value="60">
            <text:p>60</text:p>
          </table:table-cell>
          <table:table-cell table:number-columns-repeated="1017"/>
        </table:table-row>
        <table:table-row table:style-name="ro1">
          <table:table-cell office:value-type="float" office:value="7281">
            <text:p>7281</text:p>
          </table:table-cell>
          <table:table-cell office:value-type="string">
            <text:p><text:a xlink:href="../../../../../../Users/Toni/AppData/Local/Temp/CSV3110.xlsx">http://ilusionstore.es/img/p/7281-5034.jpg</text:a></text:p>
          </table:table-cell>
          <table:table-cell office:value-type="string">
            <text:p>BOTELLA POP UP SKYE Y EVERST PAW PATROL GIRL</text:p>
          </table:table-cell>
          <table:table-cell office:value-type="string">
            <text:p>SKY60251</text:p>
          </table:table-cell>
          <table:table-cell office:value-type="string">
            <text:p>SKYE</text:p>
          </table:table-cell>
          <table:table-cell office:value-type="float" office:value="2.3">
            <text:p>2,3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7280">
            <text:p>7280</text:p>
          </table:table-cell>
          <table:table-cell office:value-type="string">
            <text:p><text:a xlink:href="../../../../../../Users/Toni/AppData/Local/Temp/CSV3110.xlsx">http://ilusionstore.es/img/p/7280-5033.jpg</text:a></text:p>
          </table:table-cell>
          <table:table-cell office:value-type="string">
            <text:p>SANDWICHERA CON CIERRE SKYE Y EVERES PAW PATROL</text:p>
          </table:table-cell>
          <table:table-cell office:value-type="string">
            <text:p>SKY60183</text:p>
          </table:table-cell>
          <table:table-cell office:value-type="string">
            <text:p>SKYE</text:p>
          </table:table-cell>
          <table:table-cell office:value-type="float" office:value="1.35">
            <text:p>1,3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279">
            <text:p>7279</text:p>
          </table:table-cell>
          <table:table-cell office:value-type="string">
            <text:p><text:a xlink:href="../../../../../../Users/Toni/AppData/Local/Temp/CSV3110.xlsx">http://ilusionstore.es/img/p/7279-5032.jpg</text:a></text:p>
          </table:table-cell>
          <table:table-cell office:value-type="string">
            <text:p>BOTELLA ALUMINIO SKYE Y EVERES 500ML. PAW PATROL</text:p>
          </table:table-cell>
          <table:table-cell office:value-type="string">
            <text:p>SKY60107</text:p>
          </table:table-cell>
          <table:table-cell office:value-type="string">
            <text:p>SKYE</text:p>
          </table:table-cell>
          <table:table-cell office:value-type="float" office:value="2.7">
            <text:p>2,70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7278">
            <text:p>7278</text:p>
          </table:table-cell>
          <table:table-cell office:value-type="string">
            <text:p><text:a xlink:href="../../../../../../Users/Toni/AppData/Local/Temp/CSV3110.xlsx">http://ilusionstore.es/img/p/7278-5031.jpg</text:a></text:p>
          </table:table-cell>
          <table:table-cell office:value-type="string">
            <text:p>BOTELLA SPORT SKYE Y EVERES SURTIDA PAW PATROL</text:p>
          </table:table-cell>
          <table:table-cell office:value-type="string">
            <text:p>SKY60022</text:p>
          </table:table-cell>
          <table:table-cell office:value-type="string">
            <text:p>SKYE</text:p>
          </table:table-cell>
          <table:table-cell office:value-type="float" office:value="1.2">
            <text:p>1,20</text:p>
          </table:table-cell>
          <table:table-cell office:value-type="float" office:value="57">
            <text:p>57</text:p>
          </table:table-cell>
          <table:table-cell table:number-columns-repeated="1017"/>
        </table:table-row>
        <table:table-row table:style-name="ro1">
          <table:table-cell office:value-type="float" office:value="7254">
            <text:p>7254</text:p>
          </table:table-cell>
          <table:table-cell office:value-type="string">
            <text:p><text:a xlink:href="../../../../../../Users/Toni/AppData/Local/Temp/CSV3110.xlsx">http://ilusionstore.es/img/p/7254-4970.jpg</text:a></text:p>
          </table:table-cell>
          <table:table-cell office:value-type="string">
            <text:p>PORTAMERIENDAS TERMICO ADAP EVEREST PAW PATROL</text:p>
          </table:table-cell>
          <table:table-cell office:value-type="string">
            <text:p>SKY2100-1633</text:p>
          </table:table-cell>
          <table:table-cell office:value-type="string">
            <text:p>SKYE</text:p>
          </table:table-cell>
          <table:table-cell office:value-type="float" office:value="6.45">
            <text:p>6,4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7252">
            <text:p>7252</text:p>
          </table:table-cell>
          <table:table-cell office:value-type="string">
            <text:p><text:a xlink:href="../../../../../../Users/Toni/AppData/Local/Temp/CSV3110.xlsx">http://ilusionstore.es/img/p/7252-4968.jpg</text:a></text:p>
          </table:table-cell>
          <table:table-cell office:value-type="string">
            <text:p>MOCHILA GUARDERIA 3D EVEREST PAW PATROL GIRL</text:p>
          </table:table-cell>
          <table:table-cell office:value-type="string">
            <text:p>SKY2100-1631</text:p>
          </table:table-cell>
          <table:table-cell office:value-type="string">
            <text:p>SKYE</text:p>
          </table:table-cell>
          <table:table-cell office:value-type="float" office:value="6.99">
            <text:p>6,9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7222">
            <text:p>7222</text:p>
          </table:table-cell>
          <table:table-cell office:value-type="string">
            <text:p><text:a xlink:href="../../../../../../Users/Toni/AppData/Local/Temp/CSV3110.xlsx">http://ilusionstore.es/img/p/7222-4938.jpg</text:a></text:p>
          </table:table-cell>
          <table:table-cell office:value-type="string">
            <text:p>TAZA PORCELANA SKYE PAW PATROL 27CL EN CAJA REGALO</text:p>
          </table:table-cell>
          <table:table-cell office:value-type="string">
            <text:p>SKY76732</text:p>
          </table:table-cell>
          <table:table-cell office:value-type="string">
            <text:p>SKYE</text:p>
          </table:table-cell>
          <table:table-cell office:value-type="float" office:value="2.3">
            <text:p>2,3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7086">
            <text:p>7086</text:p>
          </table:table-cell>
          <table:table-cell office:value-type="string">
            <text:p><text:a xlink:href="../../../../../../Users/Toni/AppData/Local/Temp/CSV3110.xlsx">http://ilusionstore.es/img/p/7086-4728.jpg</text:a></text:p>
          </table:table-cell>
          <table:table-cell office:value-type="string">
            <text:p>BANDOLERA CON SOLAPA SKYE GIRL PUP</text:p>
          </table:table-cell>
          <table:table-cell office:value-type="string">
            <text:p>SKY01415</text:p>
          </table:table-cell>
          <table:table-cell office:value-type="string">
            <text:p>SKYE</text:p>
          </table:table-cell>
          <table:table-cell office:value-type="float" office:value="5.95">
            <text:p>5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6567">
            <text:p>6567</text:p>
          </table:table-cell>
          <table:table-cell office:value-type="string">
            <text:p><text:a xlink:href="../../../../../../Users/Toni/AppData/Local/Temp/CSV3110.xlsx">http://ilusionstore.es/img/p/6567-4774.jpg</text:a></text:p>
          </table:table-cell>
          <table:table-cell office:value-type="string">
            <text:p>PLUMIER TRES PISOS SKYE PAW PATROL GIOTTO</text:p>
          </table:table-cell>
          <table:table-cell office:value-type="string">
            <text:p>SKY2700-0160</text:p>
          </table:table-cell>
          <table:table-cell office:value-type="string">
            <text:p>SKYE</text:p>
          </table:table-cell>
          <table:table-cell office:value-type="float" office:value="9.99">
            <text:p>9,99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9714">
            <text:p>9714</text:p>
          </table:table-cell>
          <table:table-cell office:value-type="string">
            <text:p><text:a xlink:href="../../../../../../Users/Toni/AppData/Local/Temp/CSV3110.xlsx">http://ilusionstore.es/img/p/9714-7805.jpg</text:a></text:p>
          </table:table-cell>
          <table:table-cell office:value-type="string">
            <text:p>PACK 6 ZAPATILLA BOTA SKYE PAW(T23/24/25/26/27/28)</text:p>
          </table:table-cell>
          <table:table-cell office:value-type="string">
            <text:p>SKY05051</text:p>
          </table:table-cell>
          <table:table-cell office:value-type="string">
            <text:p>SKYE</text:p>
          </table:table-cell>
          <table:table-cell office:value-type="float" office:value="33.9">
            <text:p>33,9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9602">
            <text:p>9602</text:p>
          </table:table-cell>
          <table:table-cell office:value-type="string">
            <text:p><text:a xlink:href="../../../../../../Users/Toni/AppData/Local/Temp/CSV3110.xlsx">http://ilusionstore.es/img/p/9602-7690.jpg</text:a></text:p>
          </table:table-cell>
          <table:table-cell office:value-type="string">
            <text:p>PAÑUELO MULTIUSOS FRANELA YO SOY LUNA DISNEY</text:p>
          </table:table-cell>
          <table:table-cell office:value-type="string">
            <text:p>SOY2200-2468</text:p>
          </table:table-cell>
          <table:table-cell office:value-type="string">
            <text:p>SOY LUNA</text:p>
          </table:table-cell>
          <table:table-cell office:value-type="float" office:value="2.65">
            <text:p>2,6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601">
            <text:p>9601</text:p>
          </table:table-cell>
          <table:table-cell office:value-type="string">
            <text:p><text:a xlink:href="../../../../../../Users/Toni/AppData/Local/Temp/CSV3110.xlsx">http://ilusionstore.es/img/p/9601-7689.jpg</text:a></text:p>
          </table:table-cell>
          <table:table-cell office:value-type="string">
            <text:p>MANTA POLAR PREMIUM SOY LUNA DISNEY 100X150CM.</text:p>
          </table:table-cell>
          <table:table-cell office:value-type="string">
            <text:p>SOY2200-2403</text:p>
          </table:table-cell>
          <table:table-cell office:value-type="string">
            <text:p>SOY LUNA</text:p>
          </table:table-cell>
          <table:table-cell office:value-type="float" office:value="3.95">
            <text:p>3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9598">
            <text:p>9598</text:p>
          </table:table-cell>
          <table:table-cell office:value-type="string">
            <text:p><text:a xlink:href="../../../../../../Users/Toni/AppData/Local/Temp/CSV3110.xlsx">http://ilusionstore.es/img/p/9598-7686.jpg</text:a></text:p>
          </table:table-cell>
          <table:table-cell office:value-type="string">
            <text:p>PACK 6 PIJAMAS 100%COTTON SOY LUNA (T-6/8/10/12)</text:p>
          </table:table-cell>
          <table:table-cell office:value-type="string">
            <text:p>SOY2200-2280</text:p>
          </table:table-cell>
          <table:table-cell office:value-type="string">
            <text:p>SOY LUNA</text:p>
          </table:table-cell>
          <table:table-cell office:value-type="float" office:value="55.5">
            <text:p>55,5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9518">
            <text:p>9518</text:p>
          </table:table-cell>
          <table:table-cell office:value-type="string">
            <text:p><text:a xlink:href="../../../../../../Users/Toni/AppData/Local/Temp/CSV3110.xlsx">http://ilusionstore.es/img/p/9518-7609.jpg</text:a></text:p>
          </table:table-cell>
          <table:table-cell office:value-type="string">
            <text:p>PACK 3 BRAGUITAS SOY LUNA ALGODON (T4/5-6/8-10/12)</text:p>
          </table:table-cell>
          <table:table-cell office:value-type="string">
            <text:p>SOY11441</text:p>
          </table:table-cell>
          <table:table-cell office:value-type="string">
            <text:p>SOY LUNA</text:p>
          </table:table-cell>
          <table:table-cell office:value-type="float" office:value="7.5">
            <text:p>7,5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9453">
            <text:p>9453</text:p>
          </table:table-cell>
          <table:table-cell office:value-type="string">
            <text:p><text:a xlink:href="../../../../../../Users/Toni/AppData/Local/Temp/CSV3110.xlsx">http://ilusionstore.es/img/p/9453-7548.jpg</text:a></text:p>
          </table:table-cell>
          <table:table-cell office:value-type="string">
            <text:p>PORTATODO TRES COMPARTIMENTOS YO SOY LUNA ICONS</text:p>
          </table:table-cell>
          <table:table-cell office:value-type="string">
            <text:p>SOY00906</text:p>
          </table:table-cell>
          <table:table-cell office:value-type="string">
            <text:p>SOY LUNA</text:p>
          </table:table-cell>
          <table:table-cell office:value-type="float" office:value="4.95">
            <text:p>4,9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452">
            <text:p>9452</text:p>
          </table:table-cell>
          <table:table-cell office:value-type="string">
            <text:p><text:a xlink:href="../../../../../../Users/Toni/AppData/Local/Temp/CSV3110.xlsx">http://ilusionstore.es/img/p/9452-7547.jpg</text:a></text:p>
          </table:table-cell>
          <table:table-cell office:value-type="string">
            <text:p>BOLSA DEPORTE-VIAJE YO SOLU LUNA ICONS 45CM.</text:p>
          </table:table-cell>
          <table:table-cell office:value-type="string">
            <text:p>SOY00883</text:p>
          </table:table-cell>
          <table:table-cell office:value-type="string">
            <text:p>SOY LUNA</text:p>
          </table:table-cell>
          <table:table-cell office:value-type="float" office:value="17.95">
            <text:p>17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451">
            <text:p>9451</text:p>
          </table:table-cell>
          <table:table-cell office:value-type="string">
            <text:p><text:a xlink:href="../../../../../../Users/Toni/AppData/Local/Temp/CSV3110.xlsx">http://ilusionstore.es/img/p/9451-7546.jpg</text:a></text:p>
          </table:table-cell>
          <table:table-cell office:value-type="string">
            <text:p>MOCHILA ADAPATABLE 3COMPARTIMENTOS SOY LUNA 42CM.</text:p>
          </table:table-cell>
          <table:table-cell office:value-type="string">
            <text:p>SOY00852</text:p>
          </table:table-cell>
          <table:table-cell office:value-type="string">
            <text:p>SOY LUNA</text:p>
          </table:table-cell>
          <table:table-cell office:value-type="float" office:value="22.5">
            <text:p>22,5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450">
            <text:p>9450</text:p>
          </table:table-cell>
          <table:table-cell office:value-type="string">
            <text:p><text:a xlink:href="../../../../../../Users/Toni/AppData/Local/Temp/CSV3110.xlsx">http://ilusionstore.es/img/p/9450-7545.jpg</text:a></text:p>
          </table:table-cell>
          <table:table-cell office:value-type="string">
            <text:p>MOCHILA ADATABLE ESCOLAR SOY LUNA 42CM. ICONS</text:p>
          </table:table-cell>
          <table:table-cell office:value-type="string">
            <text:p>SOY00821</text:p>
          </table:table-cell>
          <table:table-cell office:value-type="string">
            <text:p>SOY LUNA</text:p>
          </table:table-cell>
          <table:table-cell office:value-type="float" office:value="19.9">
            <text:p>19,9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248">
            <text:p>9248</text:p>
          </table:table-cell>
          <table:table-cell office:value-type="string">
            <text:p><text:a xlink:href="../../../../../../Users/Toni/AppData/Local/Temp/CSV3110.xlsx">http://ilusionstore.es/img/p/9248-7340.jpg</text:a></text:p>
          </table:table-cell>
          <table:table-cell office:value-type="string">
            <text:p>MOCHILA CON LUZ YO SOY LUNA DISNEY 41X31X14CM</text:p>
          </table:table-cell>
          <table:table-cell office:value-type="string">
            <text:p>SOY2100-2024</text:p>
          </table:table-cell>
          <table:table-cell office:value-type="string">
            <text:p>SOY LUNA</text:p>
          </table:table-cell>
          <table:table-cell office:value-type="float" office:value="17.95">
            <text:p>17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946">
            <text:p>8946</text:p>
          </table:table-cell>
          <table:table-cell office:value-type="string">
            <text:p><text:a xlink:href="../../../../../../Users/Toni/AppData/Local/Temp/CSV3110.xlsx">http://ilusionstore.es/img/p/8946-6950.jpg</text:a></text:p>
          </table:table-cell>
          <table:table-cell office:value-type="string">
            <text:p>MOCHILA ESCOLAR 3D SOY LUNA DISNEY 41X31X13CM.</text:p>
          </table:table-cell>
          <table:table-cell office:value-type="string">
            <text:p>SOY2100-1992</text:p>
          </table:table-cell>
          <table:table-cell office:value-type="string">
            <text:p>SOY LUNA</text:p>
          </table:table-cell>
          <table:table-cell office:value-type="float" office:value="13.95">
            <text:p>13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945">
            <text:p>8945</text:p>
          </table:table-cell>
          <table:table-cell office:value-type="string">
            <text:p><text:a xlink:href="../../../../../../Users/Toni/AppData/Local/Temp/CSV3110.xlsx">http://ilusionstore.es/img/p/8945-6954.jpg</text:a></text:p>
          </table:table-cell>
          <table:table-cell office:value-type="string">
            <text:p>MOCHILA INFANTIL 3D SOY LUNA DISNEY 31X25X10CM.</text:p>
          </table:table-cell>
          <table:table-cell office:value-type="string">
            <text:p>SOY2100-1976</text:p>
          </table:table-cell>
          <table:table-cell office:value-type="string">
            <text:p>SOY LUNA</text:p>
          </table:table-cell>
          <table:table-cell office:value-type="float" office:value="6.99">
            <text:p>6,99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944">
            <text:p>8944</text:p>
          </table:table-cell>
          <table:table-cell office:value-type="string">
            <text:p><text:a xlink:href="../../../../../../Users/Toni/AppData/Local/Temp/CSV3110.xlsx">http://ilusionstore.es/img/p/8944-6958.jpg</text:a></text:p>
          </table:table-cell>
          <table:table-cell office:value-type="string">
            <text:p>MOCHILA ESCOLAR 3 COMP. SOY LUNA DISNEY 29,5X38X17</text:p>
          </table:table-cell>
          <table:table-cell office:value-type="string">
            <text:p>SOY2100-1838</text:p>
          </table:table-cell>
          <table:table-cell office:value-type="string">
            <text:p>SOY LUNA</text:p>
          </table:table-cell>
          <table:table-cell office:value-type="float" office:value="17.95">
            <text:p>17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943">
            <text:p>8943</text:p>
          </table:table-cell>
          <table:table-cell office:value-type="string">
            <text:p><text:a xlink:href="../../../../../../Users/Toni/AppData/Local/Temp/CSV3110.xlsx">http://ilusionstore.es/img/p/8943-6962.jpg</text:a></text:p>
          </table:table-cell>
          <table:table-cell office:value-type="string">
            <text:p>MOCHILA ESCOLAR YO SOY LUNA DISNEY 28X34X10 CM</text:p>
          </table:table-cell>
          <table:table-cell office:value-type="string">
            <text:p>SOY2100-1834</text:p>
          </table:table-cell>
          <table:table-cell office:value-type="string">
            <text:p>SOY LUNA</text:p>
          </table:table-cell>
          <table:table-cell office:value-type="float" office:value="9.95">
            <text:p>9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942">
            <text:p>8942</text:p>
          </table:table-cell>
          <table:table-cell office:value-type="string">
            <text:p><text:a xlink:href="../../../../../../Users/Toni/AppData/Local/Temp/CSV3110.xlsx">http://ilusionstore.es/img/p/8942-6966.jpg</text:a></text:p>
          </table:table-cell>
          <table:table-cell office:value-type="string">
            <text:p>BOLSA DE DEPORTE / VIAJE SOY LUNA DISNEY 50X20X23</text:p>
          </table:table-cell>
          <table:table-cell office:value-type="string">
            <text:p>SOY2100-1785</text:p>
          </table:table-cell>
          <table:table-cell office:value-type="string">
            <text:p>SOY LUNA</text:p>
          </table:table-cell>
          <table:table-cell office:value-type="float" office:value="15.45">
            <text:p>15,4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941">
            <text:p>8941</text:p>
          </table:table-cell>
          <table:table-cell office:value-type="string">
            <text:p><text:a xlink:href="../../../../../../Users/Toni/AppData/Local/Temp/CSV3110.xlsx">http://ilusionstore.es/img/p/8941-6968.jpg</text:a></text:p>
          </table:table-cell>
          <table:table-cell office:value-type="string">
            <text:p>NECESER ADAPTABLE YO SOY LUNA DISNEY 22X14X8CM.</text:p>
          </table:table-cell>
          <table:table-cell office:value-type="string">
            <text:p>SOY2100-1772</text:p>
          </table:table-cell>
          <table:table-cell office:value-type="string">
            <text:p>SOY LUNA</text:p>
          </table:table-cell>
          <table:table-cell office:value-type="float" office:value="5.65">
            <text:p>5,6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893">
            <text:p>8893</text:p>
          </table:table-cell>
          <table:table-cell office:value-type="string">
            <text:p><text:a xlink:href="../../../../../../Users/Toni/AppData/Local/Temp/CSV3110.xlsx">http://ilusionstore.es/img/p/8893-6832.jpg</text:a></text:p>
          </table:table-cell>
          <table:table-cell office:value-type="string">
            <text:p>PLUMIER TRIPEL RELLENO SOY LUNA ENJOY LOVE DISNEY</text:p>
          </table:table-cell>
          <table:table-cell office:value-type="string">
            <text:p>SOY22920</text:p>
          </table:table-cell>
          <table:table-cell office:value-type="string">
            <text:p>SOY LUNA</text:p>
          </table:table-cell>
          <table:table-cell office:value-type="float" office:value="9.95">
            <text:p>9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849">
            <text:p>8849</text:p>
          </table:table-cell>
          <table:table-cell office:value-type="string">
            <text:p><text:a xlink:href="../../../../../../Users/Toni/AppData/Local/Temp/CSV3110.xlsx">http://ilusionstore.es/img/p/8849-6752.jpg</text:a></text:p>
          </table:table-cell>
          <table:table-cell office:value-type="string">
            <text:p>Saco Soy Luna Disney 44X33X1CM</text:p>
          </table:table-cell>
          <table:table-cell office:value-type="string">
            <text:p>SOY49248</text:p>
          </table:table-cell>
          <table:table-cell office:value-type="string">
            <text:p>SOY LUNA</text:p>
          </table:table-cell>
          <table:table-cell office:value-type="float" office:value="1.95">
            <text:p>1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8847">
            <text:p>8847</text:p>
          </table:table-cell>
          <table:table-cell office:value-type="string">
            <text:p><text:a xlink:href="../../../../../../Users/Toni/AppData/Local/Temp/CSV3110.xlsx">http://ilusionstore.es/img/p/8847-6750.jpg</text:a></text:p>
          </table:table-cell>
          <table:table-cell office:value-type="string">
            <text:p>BOLSA DEPORTE SOY LUNA DISNEY ENJOY LOVE 30x45x22c</text:p>
          </table:table-cell>
          <table:table-cell office:value-type="string">
            <text:p>SOY22807</text:p>
          </table:table-cell>
          <table:table-cell office:value-type="string">
            <text:p>SOY LUNA</text:p>
          </table:table-cell>
          <table:table-cell office:value-type="float" office:value="12.95">
            <text:p>12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846">
            <text:p>8846</text:p>
          </table:table-cell>
          <table:table-cell office:value-type="string">
            <text:p><text:a xlink:href="../../../../../../Users/Toni/AppData/Local/Temp/CSV3110.xlsx">http://ilusionstore.es/img/p/8846-6749.jpg</text:a></text:p>
          </table:table-cell>
          <table:table-cell office:value-type="string">
            <text:p>MOCHILA SOY LUNA DISNEY ENJOY LOVE 40x33x12cm.</text:p>
          </table:table-cell>
          <table:table-cell office:value-type="string">
            <text:p>SOY02908</text:p>
          </table:table-cell>
          <table:table-cell office:value-type="string">
            <text:p>SOY LUNA</text:p>
          </table:table-cell>
          <table:table-cell office:value-type="float" office:value="9.95">
            <text:p>9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844">
            <text:p>8844</text:p>
          </table:table-cell>
          <table:table-cell office:value-type="string">
            <text:p><text:a xlink:href="../../../../../../Users/Toni/AppData/Local/Temp/CSV3110.xlsx">http://ilusionstore.es/img/p/8844-6747.jpg</text:a></text:p>
          </table:table-cell>
          <table:table-cell office:value-type="string">
            <text:p>SACO MOCHILA SOY LUNA DISNEY 35x26x2cm</text:p>
          </table:table-cell>
          <table:table-cell office:value-type="string">
            <text:p>SOY02878</text:p>
          </table:table-cell>
          <table:table-cell office:value-type="string">
            <text:p>SOY LUNA</text:p>
          </table:table-cell>
          <table:table-cell office:value-type="float" office:value="4.5">
            <text:p>4,5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843">
            <text:p>8843</text:p>
          </table:table-cell>
          <table:table-cell office:value-type="string">
            <text:p><text:a xlink:href="../../../../../../Users/Toni/AppData/Local/Temp/CSV3110.xlsx">http://ilusionstore.es/img/p/8843-6746.jpg</text:a></text:p>
          </table:table-cell>
          <table:table-cell office:value-type="string">
            <text:p>Portatodo plano Soy Luna Disney Enjoy Love 12X22X4</text:p>
          </table:table-cell>
          <table:table-cell office:value-type="string">
            <text:p>SOY02861</text:p>
          </table:table-cell>
          <table:table-cell office:value-type="string">
            <text:p>SOY LUNA</text:p>
          </table:table-cell>
          <table:table-cell office:value-type="float" office:value="2.95">
            <text:p>2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798">
            <text:p>8798</text:p>
          </table:table-cell>
          <table:table-cell office:value-type="string">
            <text:p><text:a xlink:href="../../../../../../Users/Toni/AppData/Local/Temp/CSV3110.xlsx">http://ilusionstore.es/img/p/8798-6684.jpg</text:a></text:p>
          </table:table-cell>
          <table:table-cell office:value-type="string">
            <text:p>PLUMIER TRIPLE RELLENO SOY LUNA DISNES GIOTTO</text:p>
          </table:table-cell>
          <table:table-cell office:value-type="string">
            <text:p>SOY2700-0193</text:p>
          </table:table-cell>
          <table:table-cell office:value-type="string">
            <text:p>SOY LUNA</text:p>
          </table:table-cell>
          <table:table-cell office:value-type="float" office:value="9.95">
            <text:p>9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745">
            <text:p>8745</text:p>
          </table:table-cell>
          <table:table-cell office:value-type="string">
            <text:p><text:a xlink:href="../../../../../../Users/Toni/AppData/Local/Temp/CSV3110.xlsx">http://ilusionstore.es/img/p/8745-6603.jpg</text:a></text:p>
          </table:table-cell>
          <table:table-cell office:value-type="string">
            <text:p>ESTUCHE PORTATODO TRES COMPARTIMENTOS SOY LUNA</text:p>
          </table:table-cell>
          <table:table-cell office:value-type="string">
            <text:p>SOY2100-1850</text:p>
          </table:table-cell>
          <table:table-cell office:value-type="string">
            <text:p>SOY LUNA</text:p>
          </table:table-cell>
          <table:table-cell office:value-type="float" office:value="4.65">
            <text:p>4,6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744">
            <text:p>8744</text:p>
          </table:table-cell>
          <table:table-cell office:value-type="string">
            <text:p><text:a xlink:href="../../../../../../Users/Toni/AppData/Local/Temp/CSV3110.xlsx">http://ilusionstore.es/img/p/8744-6602.jpg</text:a></text:p>
          </table:table-cell>
          <table:table-cell office:value-type="string">
            <text:p>MOCHILA ESCOLAR ADAPTABLE SOY LUNA DISNEY 42CM.</text:p>
          </table:table-cell>
          <table:table-cell office:value-type="string">
            <text:p>SOY2100-1842</text:p>
          </table:table-cell>
          <table:table-cell office:value-type="string">
            <text:p>SOY LUNA</text:p>
          </table:table-cell>
          <table:table-cell office:value-type="float" office:value="15.95">
            <text:p>15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743">
            <text:p>8743</text:p>
          </table:table-cell>
          <table:table-cell office:value-type="string">
            <text:p><text:a xlink:href="../../../../../../Users/Toni/AppData/Local/Temp/CSV3110.xlsx">http://ilusionstore.es/img/p/8743-6601.jpg</text:a></text:p>
          </table:table-cell>
          <table:table-cell office:value-type="string">
            <text:p>MALETIN EXTRAESCOLAR BANDOLERA SOY LUNA DISNEY</text:p>
          </table:table-cell>
          <table:table-cell office:value-type="string">
            <text:p>SOY2100-1770</text:p>
          </table:table-cell>
          <table:table-cell office:value-type="string">
            <text:p>SOY LUNA</text:p>
          </table:table-cell>
          <table:table-cell office:value-type="float" office:value="10.65">
            <text:p>10,6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627">
            <text:p>8627</text:p>
          </table:table-cell>
          <table:table-cell office:value-type="string">
            <text:p><text:a xlink:href="../../../../../../Users/Toni/AppData/Local/Temp/CSV3110.xlsx">http://ilusionstore.es/img/p/8627-6480.jpg</text:a></text:p>
          </table:table-cell>
          <table:table-cell office:value-type="string">
            <text:p>PACK 6 CHANCLAS PLAYA SOY LUNA DISNEY (T 27 A 34)</text:p>
          </table:table-cell>
          <table:table-cell office:value-type="string">
            <text:p>SOY68638</text:p>
          </table:table-cell>
          <table:table-cell office:value-type="string">
            <text:p>SOY LUNA</text:p>
          </table:table-cell>
          <table:table-cell office:value-type="float" office:value="11.5">
            <text:p>11,5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8610">
            <text:p>8610</text:p>
          </table:table-cell>
          <table:table-cell office:value-type="string">
            <text:p><text:a xlink:href="../../../../../../Users/Toni/AppData/Local/Temp/CSV3110.xlsx">http://ilusionstore.es/img/p/8610-6464.jpg</text:a></text:p>
          </table:table-cell>
          <table:table-cell office:value-type="string">
            <text:p>BILLETERO VELCRO SOY LUNA SUPERLIKE DISNEY</text:p>
          </table:table-cell>
          <table:table-cell office:value-type="string">
            <text:p>SOY04841</text:p>
          </table:table-cell>
          <table:table-cell office:value-type="string">
            <text:p>SOY LUNA</text:p>
          </table:table-cell>
          <table:table-cell office:value-type="float" office:value="3.95">
            <text:p>3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609">
            <text:p>8609</text:p>
          </table:table-cell>
          <table:table-cell office:value-type="string">
            <text:p><text:a xlink:href="../../../../../../Users/Toni/AppData/Local/Temp/CSV3110.xlsx">http://ilusionstore.es/img/p/8609-6463.jpg</text:a></text:p>
          </table:table-cell>
          <table:table-cell office:value-type="string">
            <text:p>BOLSO ACTION MINI VERTICAL SOY LUNA SUPERLIKE</text:p>
          </table:table-cell>
          <table:table-cell office:value-type="string">
            <text:p>SOY04728</text:p>
          </table:table-cell>
          <table:table-cell office:value-type="string">
            <text:p>SOY LUNA</text:p>
          </table:table-cell>
          <table:table-cell office:value-type="float" office:value="4.95">
            <text:p>4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533">
            <text:p>8533</text:p>
          </table:table-cell>
          <table:table-cell office:value-type="string">
            <text:p><text:a xlink:href="../../../../../../Users/Toni/AppData/Local/Temp/CSV3110.xlsx">http://ilusionstore.es/img/p/8533-6377.jpg</text:a></text:p>
          </table:table-cell>
          <table:table-cell office:value-type="string">
            <text:p>BOLSO ACTION MINI HORIZONTAL SOY LUNA SUPERLIKE</text:p>
          </table:table-cell>
          <table:table-cell office:value-type="string">
            <text:p>SOY05374</text:p>
          </table:table-cell>
          <table:table-cell office:value-type="string">
            <text:p>SOY LUNA</text:p>
          </table:table-cell>
          <table:table-cell office:value-type="float" office:value="5.45">
            <text:p>5,4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531">
            <text:p>8531</text:p>
          </table:table-cell>
          <table:table-cell office:value-type="string">
            <text:p><text:a xlink:href="../../../../../../Users/Toni/AppData/Local/Temp/CSV3110.xlsx">http://ilusionstore.es/img/p/8531-6379.jpg</text:a></text:p>
          </table:table-cell>
          <table:table-cell office:value-type="string">
            <text:p>SACO MOCHILA SOY LUNA SUPERLIKE 35X26X2 CM</text:p>
          </table:table-cell>
          <table:table-cell office:value-type="string">
            <text:p>SOY05176</text:p>
          </table:table-cell>
          <table:table-cell office:value-type="string">
            <text:p>SOY LUNA</text:p>
          </table:table-cell>
          <table:table-cell office:value-type="float" office:value="4.5">
            <text:p>4,5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529">
            <text:p>8529</text:p>
          </table:table-cell>
          <table:table-cell office:value-type="string">
            <text:p><text:a xlink:href="../../../../../../Users/Toni/AppData/Local/Temp/CSV3110.xlsx">http://ilusionstore.es/img/p/8529-6381.jpg</text:a></text:p>
          </table:table-cell>
          <table:table-cell office:value-type="string">
            <text:p>BOLSO CORAZON MINI SOY LUNA SUPERLIKE 11X12X6CM</text:p>
          </table:table-cell>
          <table:table-cell office:value-type="string">
            <text:p>SOY03462</text:p>
          </table:table-cell>
          <table:table-cell office:value-type="string">
            <text:p>SOY LUNA</text:p>
          </table:table-cell>
          <table:table-cell office:value-type="float" office:value="5.95">
            <text:p>5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446">
            <text:p>8446</text:p>
          </table:table-cell>
          <table:table-cell office:value-type="string">
            <text:p><text:a xlink:href="../../../../../../Users/Toni/AppData/Local/Temp/CSV3110.xlsx">http://ilusionstore.es/img/p/8446-6288.jpg</text:a></text:p>
          </table:table-cell>
          <table:table-cell office:value-type="string">
            <text:p>GAFAS DE SOL PERCHA INDIVIDUAL SOY LUNA DISNEY</text:p>
          </table:table-cell>
          <table:table-cell office:value-type="string">
            <text:p>SOY2500-0630</text:p>
          </table:table-cell>
          <table:table-cell office:value-type="string">
            <text:p>SOY LUNA</text:p>
          </table:table-cell>
          <table:table-cell office:value-type="float" office:value="2">
            <text:p>2,0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443">
            <text:p>8443</text:p>
          </table:table-cell>
          <table:table-cell office:value-type="string">
            <text:p><text:a xlink:href="../../../../../../Users/Toni/AppData/Local/Temp/CSV3110.xlsx">http://ilusionstore.es/img/p/8443-6285.jpg</text:a></text:p>
          </table:table-cell>
          <table:table-cell office:value-type="string">
            <text:p>PACK 4 CHANCLAS PLAYA EVA SOY LUNA (T28 A 35)</text:p>
          </table:table-cell>
          <table:table-cell office:value-type="string">
            <text:p>SOY2300-2384</text:p>
          </table:table-cell>
          <table:table-cell office:value-type="string">
            <text:p>SOY LUNA</text:p>
          </table:table-cell>
          <table:table-cell office:value-type="float" office:value="19.95">
            <text:p>19,9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8441">
            <text:p>8441</text:p>
          </table:table-cell>
          <table:table-cell office:value-type="string">
            <text:p><text:a xlink:href="../../../../../../Users/Toni/AppData/Local/Temp/CSV3110.xlsx">http://ilusionstore.es/img/p/8441-6283.jpg</text:a></text:p>
          </table:table-cell>
          <table:table-cell office:value-type="string">
            <text:p>PACK 8 CHANCLAS YO SOY LUNA DISNEY ( T 28 A 37)</text:p>
          </table:table-cell>
          <table:table-cell office:value-type="string">
            <text:p>SOY2300-2362</text:p>
          </table:table-cell>
          <table:table-cell office:value-type="string">
            <text:p>SOY LUNA</text:p>
          </table:table-cell>
          <table:table-cell office:value-type="float" office:value="12.8">
            <text:p>12,8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8439">
            <text:p>8439</text:p>
          </table:table-cell>
          <table:table-cell office:value-type="string">
            <text:p><text:a xlink:href="../../../../../../Users/Toni/AppData/Local/Temp/CSV3110.xlsx">http://ilusionstore.es/img/p/8439-6281.jpg</text:a></text:p>
          </table:table-cell>
          <table:table-cell office:value-type="string">
            <text:p>TOALLA PLAYA MICRO SOY LUNA (70XC140CM.) 250GR.</text:p>
          </table:table-cell>
          <table:table-cell office:value-type="string">
            <text:p>SOY2200-2173</text:p>
          </table:table-cell>
          <table:table-cell office:value-type="string">
            <text:p>SOY LUNA</text:p>
          </table:table-cell>
          <table:table-cell office:value-type="float" office:value="4.65">
            <text:p>4,6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8436">
            <text:p>8436</text:p>
          </table:table-cell>
          <table:table-cell office:value-type="string">
            <text:p><text:a xlink:href="../../../../../../Users/Toni/AppData/Local/Temp/CSV3110.xlsx">http://ilusionstore.es/img/p/8436-6278.jpg</text:a></text:p>
          </table:table-cell>
          <table:table-cell office:value-type="string">
            <text:p>GORRA SURTIDA SOY LUNA DISNEY ( T 55 ) 6 A 12 AÑOS</text:p>
          </table:table-cell>
          <table:table-cell office:value-type="string">
            <text:p>SOY2200-2004</text:p>
          </table:table-cell>
          <table:table-cell office:value-type="string">
            <text:p>SOY LUNA</text:p>
          </table:table-cell>
          <table:table-cell office:value-type="float" office:value="2.6">
            <text:p>2,6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8431">
            <text:p>8431</text:p>
          </table:table-cell>
          <table:table-cell office:value-type="string">
            <text:p><text:a xlink:href="../../../../../../Users/Toni/AppData/Local/Temp/CSV3110.xlsx">http://ilusionstore.es/img/p/8431-6273.jpg</text:a></text:p>
          </table:table-cell>
          <table:table-cell office:value-type="string">
            <text:p>SAQUITO MOCHILA SOY LUNA DISNEY (29,5X35CM)</text:p>
          </table:table-cell>
          <table:table-cell office:value-type="string">
            <text:p>SOY2100-1706</text:p>
          </table:table-cell>
          <table:table-cell office:value-type="string">
            <text:p>SOY LUNA</text:p>
          </table:table-cell>
          <table:table-cell office:value-type="float" office:value="3.25">
            <text:p>3,2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310">
            <text:p>8310</text:p>
          </table:table-cell>
          <table:table-cell office:value-type="string">
            <text:p><text:a xlink:href="../../../../../../Users/Toni/AppData/Local/Temp/CSV3110.xlsx">http://ilusionstore.es/img/p/8310-6153.jpg</text:a></text:p>
          </table:table-cell>
          <table:table-cell office:value-type="string">
            <text:p>PACK 3 GORRAS SURTIDA SOY LUNA DISNEY RANDOM FACES</text:p>
          </table:table-cell>
          <table:table-cell office:value-type="string">
            <text:p>SOY68607</text:p>
          </table:table-cell>
          <table:table-cell office:value-type="string">
            <text:p>SOY LUNA</text:p>
          </table:table-cell>
          <table:table-cell office:value-type="float" office:value="6.5">
            <text:p>6,5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8309">
            <text:p>8309</text:p>
          </table:table-cell>
          <table:table-cell office:value-type="string">
            <text:p><text:a xlink:href="../../../../../../Users/Toni/AppData/Local/Temp/CSV3110.xlsx">http://ilusionstore.es/img/p/8309-6152.jpg</text:a></text:p>
          </table:table-cell>
          <table:table-cell office:value-type="string">
            <text:p>TOALLA SOY LUNA DISNEY 100% ALGODON 70X140CM.</text:p>
          </table:table-cell>
          <table:table-cell office:value-type="string">
            <text:p>SOY67983</text:p>
          </table:table-cell>
          <table:table-cell office:value-type="string">
            <text:p>SOY LUNA</text:p>
          </table:table-cell>
          <table:table-cell office:value-type="float" office:value="5.2">
            <text:p>5,20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288">
            <text:p>8288</text:p>
          </table:table-cell>
          <table:table-cell office:value-type="string">
            <text:p><text:a xlink:href="../../../../../../Users/Toni/AppData/Local/Temp/CSV3110.xlsx">http://ilusionstore.es/img/p/8288-6131.jpg</text:a></text:p>
          </table:table-cell>
          <table:table-cell office:value-type="string">
            <text:p>MONEDERO REDONDO SOY LUNA SUPERLIKE 9X9X5CM.</text:p>
          </table:table-cell>
          <table:table-cell office:value-type="string">
            <text:p>SOY04384</text:p>
          </table:table-cell>
          <table:table-cell office:value-type="string">
            <text:p>SOY LUNA</text:p>
          </table:table-cell>
          <table:table-cell office:value-type="float" office:value="3.45">
            <text:p>3,4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287">
            <text:p>8287</text:p>
          </table:table-cell>
          <table:table-cell office:value-type="string">
            <text:p><text:a xlink:href="../../../../../../Users/Toni/AppData/Local/Temp/CSV3110.xlsx">http://ilusionstore.es/img/p/8287-6130.jpg</text:a></text:p>
          </table:table-cell>
          <table:table-cell office:value-type="string">
            <text:p>BOLSO MUFFIN MINI SOY LUNA SUPERLIKE 17X16X6CM.</text:p>
          </table:table-cell>
          <table:table-cell office:value-type="string">
            <text:p>SOY03561</text:p>
          </table:table-cell>
          <table:table-cell office:value-type="string">
            <text:p>SOY LUNA</text:p>
          </table:table-cell>
          <table:table-cell office:value-type="float" office:value="6.95">
            <text:p>6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286">
            <text:p>8286</text:p>
          </table:table-cell>
          <table:table-cell office:value-type="string">
            <text:p><text:a xlink:href="../../../../../../Users/Toni/AppData/Local/Temp/CSV3110.xlsx">http://ilusionstore.es/img/p/8286-6129.jpg</text:a></text:p>
          </table:table-cell>
          <table:table-cell office:value-type="string">
            <text:p>BOLSO BOWLING SOY LUNA SUPERLIKE 14X22X10CM.</text:p>
          </table:table-cell>
          <table:table-cell office:value-type="string">
            <text:p>SOY03301</text:p>
          </table:table-cell>
          <table:table-cell office:value-type="string">
            <text:p>SOY LUNA</text:p>
          </table:table-cell>
          <table:table-cell office:value-type="float" office:value="8.95">
            <text:p>8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285">
            <text:p>8285</text:p>
          </table:table-cell>
          <table:table-cell office:value-type="string">
            <text:p><text:a xlink:href="../../../../../../Users/Toni/AppData/Local/Temp/CSV3110.xlsx">http://ilusionstore.es/img/p/8285-6128.jpg</text:a></text:p>
          </table:table-cell>
          <table:table-cell office:value-type="string">
            <text:p>BOLSO HEART SUPERLIKE SOY LUNA DISNEY 16X20X7CM.</text:p>
          </table:table-cell>
          <table:table-cell office:value-type="string">
            <text:p>SOY02335</text:p>
          </table:table-cell>
          <table:table-cell office:value-type="string">
            <text:p>SOY LUNA</text:p>
          </table:table-cell>
          <table:table-cell office:value-type="float" office:value="8.95">
            <text:p>8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078">
            <text:p>8078</text:p>
          </table:table-cell>
          <table:table-cell office:value-type="string">
            <text:p><text:a xlink:href="../../../../../../Users/Toni/AppData/Local/Temp/CSV3110.xlsx">http://ilusionstore.es/img/p/8078-5854.jpg</text:a></text:p>
          </table:table-cell>
          <table:table-cell office:value-type="string">
            <text:p>TOALLA PLAYA ALGODON SOY LUNA DISNEY 70X 140CM.</text:p>
          </table:table-cell>
          <table:table-cell office:value-type="string">
            <text:p>SOY09105</text:p>
          </table:table-cell>
          <table:table-cell office:value-type="string">
            <text:p>SOY LUNA</text:p>
          </table:table-cell>
          <table:table-cell office:value-type="float" office:value="5.45">
            <text:p>5,4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8053">
            <text:p>8053</text:p>
          </table:table-cell>
          <table:table-cell office:value-type="string">
            <text:p><text:a xlink:href="../../../../../../Users/Toni/AppData/Local/Temp/CSV3110.xlsx">http://ilusionstore.es/img/p/8053-5827.jpg</text:a></text:p>
          </table:table-cell>
          <table:table-cell office:value-type="string">
            <text:p>RELOJ ANALOGICO EN LATA SURTIDO SOY LUNA DISNEY</text:p>
          </table:table-cell>
          <table:table-cell office:value-type="string">
            <text:p>SOY14457</text:p>
          </table:table-cell>
          <table:table-cell office:value-type="string">
            <text:p>SOY LUNA</text:p>
          </table:table-cell>
          <table:table-cell office:value-type="float" office:value="4.5">
            <text:p>4,5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7907">
            <text:p>7907</text:p>
          </table:table-cell>
          <table:table-cell office:value-type="string">
            <text:p><text:a xlink:href="../../../../../../Users/Toni/AppData/Local/Temp/CSV3110.xlsx">http://ilusionstore.es/img/p/7907-5649.jpg</text:a></text:p>
          </table:table-cell>
          <table:table-cell office:value-type="string">
            <text:p>HUCHA CON CANDADO YO SOY LUNA DISNEY</text:p>
          </table:table-cell>
          <table:table-cell office:value-type="string">
            <text:p>SOY46940</text:p>
          </table:table-cell>
          <table:table-cell office:value-type="string">
            <text:p>SOY LUNA</text:p>
          </table:table-cell>
          <table:table-cell office:value-type="float" office:value="0.99">
            <text:p>0,99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7692">
            <text:p>7692</text:p>
          </table:table-cell>
          <table:table-cell office:value-type="string">
            <text:p><text:a xlink:href="../../../../../../Users/Toni/AppData/Local/Temp/CSV3110.xlsx">http://ilusionstore.es/img/p/7692-5475.jpg</text:a></text:p>
          </table:table-cell>
          <table:table-cell office:value-type="string">
            <text:p>RELOJ DIGITAL CON LUZ LED SOY LUNA DISNEY</text:p>
          </table:table-cell>
          <table:table-cell office:value-type="string">
            <text:p>SOY64067</text:p>
          </table:table-cell>
          <table:table-cell office:value-type="string">
            <text:p>SOY LUNA</text:p>
          </table:table-cell>
          <table:table-cell office:value-type="float" office:value="5.95">
            <text:p>5,95</text:p>
          </table:table-cell>
          <table:table-cell office:value-type="float" office:value="39">
            <text:p>39</text:p>
          </table:table-cell>
          <table:table-cell table:number-columns-repeated="1017"/>
        </table:table-row>
        <table:table-row table:style-name="ro1">
          <table:table-cell office:value-type="float" office:value="7691">
            <text:p>7691</text:p>
          </table:table-cell>
          <table:table-cell office:value-type="string">
            <text:p><text:a xlink:href="../../../../../../Users/Toni/AppData/Local/Temp/CSV3110.xlsx">http://ilusionstore.es/img/p/7691-5474.jpg</text:a></text:p>
          </table:table-cell>
          <table:table-cell office:value-type="string">
            <text:p>BOLSO ACCESORIOS DE CABELLO SOY LUNA DISNEY</text:p>
          </table:table-cell>
          <table:table-cell office:value-type="string">
            <text:p>SOY62957</text:p>
          </table:table-cell>
          <table:table-cell office:value-type="string">
            <text:p>SOY LUNA</text:p>
          </table:table-cell>
          <table:table-cell office:value-type="float" office:value="4.95">
            <text:p>4,95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1">
          <table:table-cell office:value-type="float" office:value="7690">
            <text:p>7690</text:p>
          </table:table-cell>
          <table:table-cell office:value-type="string">
            <text:p><text:a xlink:href="../../../../../../Users/Toni/AppData/Local/Temp/CSV3110.xlsx">http://ilusionstore.es/img/p/7690-5473.jpg</text:a></text:p>
          </table:table-cell>
          <table:table-cell office:value-type="string">
            <text:p>SET ACCESORIOS CABELLO 25PZ SOY LUNA DISNEY</text:p>
          </table:table-cell>
          <table:table-cell office:value-type="string">
            <text:p>SOY62742</text:p>
          </table:table-cell>
          <table:table-cell office:value-type="string">
            <text:p>SOY LUNA</text:p>
          </table:table-cell>
          <table:table-cell office:value-type="float" office:value="5.75">
            <text:p>5,75</text:p>
          </table:table-cell>
          <table:table-cell office:value-type="float" office:value="23">
            <text:p>23</text:p>
          </table:table-cell>
          <table:table-cell table:number-columns-repeated="1017"/>
        </table:table-row>
        <table:table-row table:style-name="ro1">
          <table:table-cell office:value-type="float" office:value="7687">
            <text:p>7687</text:p>
          </table:table-cell>
          <table:table-cell office:value-type="string">
            <text:p><text:a xlink:href="../../../../../../Users/Toni/AppData/Local/Temp/CSV3110.xlsx">http://ilusionstore.es/img/p/7687-5470.jpg</text:a></text:p>
          </table:table-cell>
          <table:table-cell office:value-type="string">
            <text:p>RELOJ ANALOGICO SOY LUNA DISNEY EN BLISTER</text:p>
          </table:table-cell>
          <table:table-cell office:value-type="string">
            <text:p>SOY57878</text:p>
          </table:table-cell>
          <table:table-cell office:value-type="string">
            <text:p>SOY LUNA</text:p>
          </table:table-cell>
          <table:table-cell office:value-type="float" office:value="3.95">
            <text:p>3,95</text:p>
          </table:table-cell>
          <table:table-cell office:value-type="float" office:value="42">
            <text:p>42</text:p>
          </table:table-cell>
          <table:table-cell table:number-columns-repeated="1017"/>
        </table:table-row>
        <table:table-row table:style-name="ro1">
          <table:table-cell office:value-type="float" office:value="7686">
            <text:p>7686</text:p>
          </table:table-cell>
          <table:table-cell office:value-type="string">
            <text:p><text:a xlink:href="../../../../../../Users/Toni/AppData/Local/Temp/CSV3110.xlsx">http://ilusionstore.es/img/p/7686-5469.jpg</text:a></text:p>
          </table:table-cell>
          <table:table-cell office:value-type="string">
            <text:p>RELOJ DIGITAL MAS BILLETERA SOY LUNA DISNEY</text:p>
          </table:table-cell>
          <table:table-cell office:value-type="string">
            <text:p>SOY57861</text:p>
          </table:table-cell>
          <table:table-cell office:value-type="string">
            <text:p>SOY LUNA</text:p>
          </table:table-cell>
          <table:table-cell office:value-type="float" office:value="4.95">
            <text:p>4,95</text:p>
          </table:table-cell>
          <table:table-cell office:value-type="float" office:value="40">
            <text:p>40</text:p>
          </table:table-cell>
          <table:table-cell table:number-columns-repeated="1017"/>
        </table:table-row>
        <table:table-row table:style-name="ro1">
          <table:table-cell office:value-type="float" office:value="7685">
            <text:p>7685</text:p>
          </table:table-cell>
          <table:table-cell office:value-type="string">
            <text:p><text:a xlink:href="../../../../../../Users/Toni/AppData/Local/Temp/CSV3110.xlsx">http://ilusionstore.es/img/p/7685-5468.jpg</text:a></text:p>
          </table:table-cell>
          <table:table-cell office:value-type="string">
            <text:p>RELOJ DIGITAL SOY LUNA DISNEY EN BLISTER</text:p>
          </table:table-cell>
          <table:table-cell office:value-type="string">
            <text:p>SOY57854</text:p>
          </table:table-cell>
          <table:table-cell office:value-type="string">
            <text:p>SOY LUNA</text:p>
          </table:table-cell>
          <table:table-cell office:value-type="float" office:value="3.25">
            <text:p>3,25</text:p>
          </table:table-cell>
          <table:table-cell office:value-type="float" office:value="41">
            <text:p>41</text:p>
          </table:table-cell>
          <table:table-cell table:number-columns-repeated="1017"/>
        </table:table-row>
        <table:table-row table:style-name="ro1">
          <table:table-cell office:value-type="float" office:value="7647">
            <text:p>7647</text:p>
          </table:table-cell>
          <table:table-cell office:value-type="string">
            <text:p><text:a xlink:href="../../../../../../Users/Toni/AppData/Local/Temp/CSV3110.xlsx">http://ilusionstore.es/img/p/7647-5430.jpg</text:a></text:p>
          </table:table-cell>
          <table:table-cell office:value-type="string">
            <text:p>PORTATODO 2CREMALLERAS SOY LUNA ROLLER ZONE</text:p>
          </table:table-cell>
          <table:table-cell office:value-type="string">
            <text:p>SOY08353</text:p>
          </table:table-cell>
          <table:table-cell office:value-type="string">
            <text:p>SOY LUNA</text:p>
          </table:table-cell>
          <table:table-cell office:value-type="float" office:value="2.7">
            <text:p>2,70</text:p>
          </table:table-cell>
          <table:table-cell office:value-type="float" office:value="17">
            <text:p>17</text:p>
          </table:table-cell>
          <table:table-cell table:number-columns-repeated="1017"/>
        </table:table-row>
        <table:table-row table:style-name="ro1">
          <table:table-cell office:value-type="float" office:value="7645">
            <text:p>7645</text:p>
          </table:table-cell>
          <table:table-cell office:value-type="string">
            <text:p><text:a xlink:href="../../../../../../Users/Toni/AppData/Local/Temp/CSV3110.xlsx">http://ilusionstore.es/img/p/7645-5428.jpg</text:a></text:p>
          </table:table-cell>
          <table:table-cell office:value-type="string">
            <text:p>MOCHILA 40CM ADAPT. SOY LUNA ROLLER ZONE DISNEY</text:p>
          </table:table-cell>
          <table:table-cell office:value-type="string">
            <text:p>SOY08261</text:p>
          </table:table-cell>
          <table:table-cell office:value-type="string">
            <text:p>SOY LUNA</text:p>
          </table:table-cell>
          <table:table-cell office:value-type="float" office:value="15.95">
            <text:p>15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7642">
            <text:p>7642</text:p>
          </table:table-cell>
          <table:table-cell office:value-type="string">
            <text:p><text:a xlink:href="../../../../../../Users/Toni/AppData/Local/Temp/CSV3110.xlsx">http://ilusionstore.es/img/p/7642-5425.jpg</text:a></text:p>
          </table:table-cell>
          <table:table-cell office:value-type="string">
            <text:p>GYM SAC SOY LUNA ROLLER ZONE DISNEY</text:p>
          </table:table-cell>
          <table:table-cell office:value-type="string">
            <text:p>SOY07592</text:p>
          </table:table-cell>
          <table:table-cell office:value-type="string">
            <text:p>SOY LUNA</text:p>
          </table:table-cell>
          <table:table-cell office:value-type="float" office:value="3.95">
            <text:p>3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7641">
            <text:p>7641</text:p>
          </table:table-cell>
          <table:table-cell office:value-type="string">
            <text:p><text:a xlink:href="../../../../../../Users/Toni/AppData/Local/Temp/CSV3110.xlsx">http://ilusionstore.es/img/p/7641-5424.jpg</text:a></text:p>
          </table:table-cell>
          <table:table-cell office:value-type="string">
            <text:p>PORTATODO TRES COMPARTIMENTOS SOY LUNA ROLLER ZONE</text:p>
          </table:table-cell>
          <table:table-cell office:value-type="string">
            <text:p>SOY07585</text:p>
          </table:table-cell>
          <table:table-cell office:value-type="string">
            <text:p>SOY LUNA</text:p>
          </table:table-cell>
          <table:table-cell office:value-type="float" office:value="4.95">
            <text:p>4,95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 office:value-type="float" office:value="7544">
            <text:p>7544</text:p>
          </table:table-cell>
          <table:table-cell office:value-type="string">
            <text:p><text:a xlink:href="../../../../../../Users/Toni/AppData/Local/Temp/CSV3110.xlsx">http://ilusionstore.es/img/p/7544-5319.jpg</text:a></text:p>
          </table:table-cell>
          <table:table-cell office:value-type="string">
            <text:p>DIARIO DIVERSION HOLOGRAFICO + BOLIGRAFO SOY LUNA</text:p>
          </table:table-cell>
          <table:table-cell office:value-type="string">
            <text:p>SOY02303</text:p>
          </table:table-cell>
          <table:table-cell office:value-type="string">
            <text:p>SOY LUNA</text:p>
          </table:table-cell>
          <table:table-cell office:value-type="float" office:value="7.4">
            <text:p>7,4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7186">
            <text:p>7186</text:p>
          </table:table-cell>
          <table:table-cell office:value-type="string">
            <text:p><text:a xlink:href="../../../../../../Users/Toni/AppData/Local/Temp/CSV3110.xlsx">http://ilusionstore.es/img/p/7186-4842.jpg</text:a></text:p>
          </table:table-cell>
          <table:table-cell office:value-type="string">
            <text:p>MALETIN EXTRA ESCOLAR YO SOY LUNA DISNEY</text:p>
          </table:table-cell>
          <table:table-cell office:value-type="string">
            <text:p>SOY2100-1434</text:p>
          </table:table-cell>
          <table:table-cell office:value-type="string">
            <text:p>SOY LUNA</text:p>
          </table:table-cell>
          <table:table-cell office:value-type="float" office:value="10.65">
            <text:p>10,6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6967">
            <text:p>6967</text:p>
          </table:table-cell>
          <table:table-cell office:value-type="string">
            <text:p><text:a xlink:href="../../../../../../Users/Toni/AppData/Local/Temp/CSV3110.xlsx">http://ilusionstore.es/img/p/6967-4113.jpg</text:a></text:p>
          </table:table-cell>
          <table:table-cell office:value-type="string">
            <text:p>BANDOLERA CON CREMALLERA SOY LUNA DISNEY</text:p>
          </table:table-cell>
          <table:table-cell office:value-type="string">
            <text:p>SOY01668</text:p>
          </table:table-cell>
          <table:table-cell office:value-type="string">
            <text:p>SOY LUNA</text:p>
          </table:table-cell>
          <table:table-cell office:value-type="float" office:value="4.95">
            <text:p>4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6965">
            <text:p>6965</text:p>
          </table:table-cell>
          <table:table-cell office:value-type="string">
            <text:p><text:a xlink:href="../../../../../../Users/Toni/AppData/Local/Temp/CSV3110.xlsx">http://ilusionstore.es/img/p/6965-4111.jpg</text:a></text:p>
          </table:table-cell>
          <table:table-cell office:value-type="string">
            <text:p>BOLSO BANDOLERA CON SOLAPA YO SOY LUNA DISNEY</text:p>
          </table:table-cell>
          <table:table-cell office:value-type="string">
            <text:p>SOY01644</text:p>
          </table:table-cell>
          <table:table-cell office:value-type="string">
            <text:p>SOY LUNA</text:p>
          </table:table-cell>
          <table:table-cell office:value-type="float" office:value="5.95">
            <text:p>5,9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6964">
            <text:p>6964</text:p>
          </table:table-cell>
          <table:table-cell office:value-type="string">
            <text:p><text:a xlink:href="../../../../../../Users/Toni/AppData/Local/Temp/CSV3110.xlsx">http://ilusionstore.es/img/p/6964-4110.jpg</text:a></text:p>
          </table:table-cell>
          <table:table-cell office:value-type="string">
            <text:p>NECESER BANDOLERA ADAPTABLE YO SOY LUNA DISNEY</text:p>
          </table:table-cell>
          <table:table-cell office:value-type="string">
            <text:p>SOY01637</text:p>
          </table:table-cell>
          <table:table-cell office:value-type="string">
            <text:p>SOY LUNA</text:p>
          </table:table-cell>
          <table:table-cell office:value-type="float" office:value="6.25">
            <text:p>6,2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6963">
            <text:p>6963</text:p>
          </table:table-cell>
          <table:table-cell office:value-type="string">
            <text:p><text:a xlink:href="../../../../../../Users/Toni/AppData/Local/Temp/CSV3110.xlsx">http://ilusionstore.es/img/p/6963-4109.jpg</text:a></text:p>
          </table:table-cell>
          <table:table-cell office:value-type="string">
            <text:p>NECESER ADAPTABLE YO SOY LUNA DISNEY</text:p>
          </table:table-cell>
          <table:table-cell office:value-type="string">
            <text:p>SOY01620</text:p>
          </table:table-cell>
          <table:table-cell office:value-type="string">
            <text:p>SOY LUNA</text:p>
          </table:table-cell>
          <table:table-cell office:value-type="float" office:value="4.7">
            <text:p>4,7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6959">
            <text:p>6959</text:p>
          </table:table-cell>
          <table:table-cell office:value-type="string">
            <text:p><text:a xlink:href="../../../../../../Users/Toni/AppData/Local/Temp/CSV3110.xlsx">http://ilusionstore.es/img/p/6959-4105.jpg</text:a></text:p>
          </table:table-cell>
          <table:table-cell office:value-type="string">
            <text:p>BOLSA DE VIAJE 45CM. YO SOY LUNA DISNEY</text:p>
          </table:table-cell>
          <table:table-cell office:value-type="string">
            <text:p>SOY01583</text:p>
          </table:table-cell>
          <table:table-cell office:value-type="string">
            <text:p>SOY LUNA</text:p>
          </table:table-cell>
          <table:table-cell office:value-type="float" office:value="11.95">
            <text:p>11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6958">
            <text:p>6958</text:p>
          </table:table-cell>
          <table:table-cell office:value-type="string">
            <text:p><text:a xlink:href="../../../../../../Users/Toni/AppData/Local/Temp/CSV3110.xlsx">http://ilusionstore.es/img/p/6958-4104.jpg</text:a></text:p>
          </table:table-cell>
          <table:table-cell office:value-type="string">
            <text:p>MOCHILA ADAPTABLE 40CM YO SOY LUNA DISNEY</text:p>
          </table:table-cell>
          <table:table-cell office:value-type="string">
            <text:p>SOY01514</text:p>
          </table:table-cell>
          <table:table-cell office:value-type="string">
            <text:p>SOY LUNA</text:p>
          </table:table-cell>
          <table:table-cell office:value-type="float" office:value="15.95">
            <text:p>15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6637">
            <text:p>6637</text:p>
          </table:table-cell>
          <table:table-cell office:value-type="string">
            <text:p><text:a xlink:href="../../../../../../Users/Toni/AppData/Local/Temp/CSV3110.xlsx">http://ilusionstore.es/img/p/6637-4327.jpg</text:a></text:p>
          </table:table-cell>
          <table:table-cell office:value-type="string">
            <text:p>COJIN POLIESTER 40X40CM SOY LUNA SURTIDO.</text:p>
          </table:table-cell>
          <table:table-cell office:value-type="string">
            <text:p>SOY81202</text:p>
          </table:table-cell>
          <table:table-cell office:value-type="string">
            <text:p>SOY LUNA</text:p>
          </table:table-cell>
          <table:table-cell office:value-type="float" office:value="3.95">
            <text:p>3,9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6630">
            <text:p>6630</text:p>
          </table:table-cell>
          <table:table-cell office:value-type="string">
            <text:p><text:a xlink:href="../../../../../../Users/Toni/AppData/Local/Temp/CSV3110.xlsx">http://ilusionstore.es/img/p/6630-4337.jpg</text:a></text:p>
          </table:table-cell>
          <table:table-cell office:value-type="string">
            <text:p>CANTIMPLORA SPORT SOY LUNA DISNEY 400ML</text:p>
          </table:table-cell>
          <table:table-cell office:value-type="string">
            <text:p>SOY64324</text:p>
          </table:table-cell>
          <table:table-cell office:value-type="string">
            <text:p>SOY LUNA</text:p>
          </table:table-cell>
          <table:table-cell office:value-type="float" office:value="1.5">
            <text:p>1,5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6629">
            <text:p>6629</text:p>
          </table:table-cell>
          <table:table-cell office:value-type="string">
            <text:p><text:a xlink:href="../../../../../../Users/Toni/AppData/Local/Temp/CSV3110.xlsx">http://ilusionstore.es/img/p/6629-4338.jpg</text:a></text:p>
          </table:table-cell>
          <table:table-cell office:value-type="string">
            <text:p>VASO CAÑA SOY LUNA 430ML DISNEY</text:p>
          </table:table-cell>
          <table:table-cell office:value-type="string">
            <text:p>SOY64300</text:p>
          </table:table-cell>
          <table:table-cell office:value-type="string">
            <text:p>SOY LUNA</text:p>
          </table:table-cell>
          <table:table-cell office:value-type="float" office:value="1.2">
            <text:p>1,20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6625">
            <text:p>6625</text:p>
          </table:table-cell>
          <table:table-cell office:value-type="string">
            <text:p><text:a xlink:href="../../../../../../Users/Toni/AppData/Local/Temp/CSV3110.xlsx">http://ilusionstore.es/img/p/6625-4343.jpg</text:a></text:p>
          </table:table-cell>
          <table:table-cell office:value-type="string">
            <text:p>CANTIMPLORA ALUMINIO 500ML. YO SOY LUNA DISNEY</text:p>
          </table:table-cell>
          <table:table-cell office:value-type="string">
            <text:p>SOY58004</text:p>
          </table:table-cell>
          <table:table-cell office:value-type="string">
            <text:p>SOY LUNA</text:p>
          </table:table-cell>
          <table:table-cell office:value-type="float" office:value="2.95">
            <text:p>2,9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6624">
            <text:p>6624</text:p>
          </table:table-cell>
          <table:table-cell office:value-type="string">
            <text:p><text:a xlink:href="../../../../../../Users/Toni/AppData/Local/Temp/CSV3110.xlsx">http://ilusionstore.es/img/p/6624-4344.jpg</text:a></text:p>
          </table:table-cell>
          <table:table-cell office:value-type="string">
            <text:p>RELOJ DE PARED YO SOY LUNA DISNEY</text:p>
          </table:table-cell>
          <table:table-cell office:value-type="string">
            <text:p>SOY57816</text:p>
          </table:table-cell>
          <table:table-cell office:value-type="string">
            <text:p>SOY LUNA</text:p>
          </table:table-cell>
          <table:table-cell office:value-type="float" office:value="3.25">
            <text:p>3,2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6619">
            <text:p>6619</text:p>
          </table:table-cell>
          <table:table-cell office:value-type="string">
            <text:p><text:a xlink:href="../../../../../../Users/Toni/AppData/Local/Temp/CSV3110.xlsx">http://ilusionstore.es/img/p/6619-4349.jpg</text:a></text:p>
          </table:table-cell>
          <table:table-cell office:value-type="string">
            <text:p>COJIN YO SOY LUNA DISNEY 40X40CM</text:p>
          </table:table-cell>
          <table:table-cell office:value-type="string">
            <text:p>SOY56604</text:p>
          </table:table-cell>
          <table:table-cell office:value-type="string">
            <text:p>SOY LUNA</text:p>
          </table:table-cell>
          <table:table-cell office:value-type="float" office:value="4.95">
            <text:p>4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6617">
            <text:p>6617</text:p>
          </table:table-cell>
          <table:table-cell office:value-type="string">
            <text:p><text:a xlink:href="../../../../../../Users/Toni/AppData/Local/Temp/CSV3110.xlsx">http://ilusionstore.es/img/p/6617-4351.jpg</text:a></text:p>
          </table:table-cell>
          <table:table-cell office:value-type="string">
            <text:p>BANDOLERA CON CREMALLERA YO SOY LUNA GOOD TIMES</text:p>
          </table:table-cell>
          <table:table-cell office:value-type="string">
            <text:p>SOY47155</text:p>
          </table:table-cell>
          <table:table-cell office:value-type="string">
            <text:p>SOY LUNA</text:p>
          </table:table-cell>
          <table:table-cell office:value-type="float" office:value="5.95">
            <text:p>5,9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6616">
            <text:p>6616</text:p>
          </table:table-cell>
          <table:table-cell office:value-type="string">
            <text:p><text:a xlink:href="../../../../../../Users/Toni/AppData/Local/Temp/CSV3110.xlsx">http://ilusionstore.es/img/p/6616-4352.jpg</text:a></text:p>
          </table:table-cell>
          <table:table-cell office:value-type="string">
            <text:p>BANDOLERA CON SOLAPA YO SOY LUNA GOOD TIMES</text:p>
          </table:table-cell>
          <table:table-cell office:value-type="string">
            <text:p>SOY47154</text:p>
          </table:table-cell>
          <table:table-cell office:value-type="string">
            <text:p>SOY LUNA</text:p>
          </table:table-cell>
          <table:table-cell office:value-type="float" office:value="5.95">
            <text:p>5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9711">
            <text:p>9711</text:p>
          </table:table-cell>
          <table:table-cell office:value-type="string">
            <text:p><text:a xlink:href="../../../../../../Users/Toni/AppData/Local/Temp/CSV3110.xlsx">http://ilusionstore.es/img/p/9711-7801.jpg</text:a></text:p>
          </table:table-cell>
          <table:table-cell office:value-type="string">
            <text:p>MOCHILA INFANTIL SPIDERMAN TEEN DANGER 30X26X9.5CM</text:p>
          </table:table-cell>
          <table:table-cell office:value-type="string">
            <text:p>SP64357</text:p>
          </table:table-cell>
          <table:table-cell office:value-type="string">
            <text:p>SPIDERMAN</text:p>
          </table:table-cell>
          <table:table-cell office:value-type="float" office:value="8.95">
            <text:p>8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9710">
            <text:p>9710</text:p>
          </table:table-cell>
          <table:table-cell office:value-type="string">
            <text:p><text:a xlink:href="../../../../../../Users/Toni/AppData/Local/Temp/CSV3110.xlsx">http://ilusionstore.es/img/p/9710-7800.jpg</text:a></text:p>
          </table:table-cell>
          <table:table-cell office:value-type="string">
            <text:p>BOLSA ASEO SPIDERMAN TEEN DANGER 13X21X7CM</text:p>
          </table:table-cell>
          <table:table-cell office:value-type="string">
            <text:p>SP64296</text:p>
          </table:table-cell>
          <table:table-cell office:value-type="string">
            <text:p>SPIDERMAN</text:p>
          </table:table-cell>
          <table:table-cell office:value-type="float" office:value="5.95">
            <text:p>5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606">
            <text:p>9606</text:p>
          </table:table-cell>
          <table:table-cell office:value-type="string">
            <text:p><text:a xlink:href="../../../../../../Users/Toni/AppData/Local/Temp/CSV3110.xlsx">http://ilusionstore.es/img/p/9606-7694.jpg</text:a></text:p>
          </table:table-cell>
          <table:table-cell office:value-type="string">
            <text:p>PARAGUAS AUTOMATICO SPIDERMAN MARVEL 45CM.</text:p>
          </table:table-cell>
          <table:table-cell office:value-type="string">
            <text:p>SP2400-0355</text:p>
          </table:table-cell>
          <table:table-cell office:value-type="string">
            <text:p>SPIDERMAN</text:p>
          </table:table-cell>
          <table:table-cell office:value-type="float" office:value="4.25">
            <text:p>4,25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9605">
            <text:p>9605</text:p>
          </table:table-cell>
          <table:table-cell office:value-type="string">
            <text:p><text:a xlink:href="../../../../../../Users/Toni/AppData/Local/Temp/CSV3110.xlsx">http://ilusionstore.es/img/p/9605-7693.jpg</text:a></text:p>
          </table:table-cell>
          <table:table-cell office:value-type="string">
            <text:p>PACK 8 ZAPATILLA BLANDA SPIDERMAN (T- DE 23 A 32)</text:p>
          </table:table-cell>
          <table:table-cell office:value-type="string">
            <text:p>SP2300-2878</text:p>
          </table:table-cell>
          <table:table-cell office:value-type="string">
            <text:p>SPIDERMAN</text:p>
          </table:table-cell>
          <table:table-cell office:value-type="float" office:value="34.8">
            <text:p>34,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561">
            <text:p>9561</text:p>
          </table:table-cell>
          <table:table-cell office:value-type="string">
            <text:p><text:a xlink:href="../../../../../../Users/Toni/AppData/Local/Temp/CSV3110.xlsx">http://ilusionstore.es/img/p/9561-7651.jpg</text:a></text:p>
          </table:table-cell>
          <table:table-cell office:value-type="string">
            <text:p>PACK 4 SUDADERA SPIDERMAN MARVEL SURT. (T-3/4/6/8)</text:p>
          </table:table-cell>
          <table:table-cell office:value-type="string">
            <text:p>SP95489</text:p>
          </table:table-cell>
          <table:table-cell office:value-type="string">
            <text:p>SPIDERMAN</text:p>
          </table:table-cell>
          <table:table-cell office:value-type="float" office:value="28.95">
            <text:p>28,95</text:p>
          </table:table-cell>
          <table:table-cell table:number-columns-repeated="2"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560">
            <text:p>9560</text:p>
          </table:table-cell>
          <table:table-cell office:value-type="string">
            <text:p><text:a xlink:href="../../../../../../Users/Toni/AppData/Local/Temp/CSV3110.xlsx">http://ilusionstore.es/img/p/9560-7650.jpg</text:a></text:p>
          </table:table-cell>
          <table:table-cell office:value-type="string">
            <text:p>PACK4 BATAS SPIDERMAN MARVEL SURTIDO (T-3/4//6/8)</text:p>
          </table:table-cell>
          <table:table-cell office:value-type="string">
            <text:p>SP75593</text:p>
          </table:table-cell>
          <table:table-cell office:value-type="string">
            <text:p>SPIDERMAN</text:p>
          </table:table-cell>
          <table:table-cell office:value-type="float" office:value="27.95">
            <text:p>27,95</text:p>
          </table:table-cell>
          <table:table-cell table:number-columns-repeated="2"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559">
            <text:p>9559</text:p>
          </table:table-cell>
          <table:table-cell office:value-type="string">
            <text:p><text:a xlink:href="../../../../../../Users/Toni/AppData/Local/Temp/CSV3110.xlsx">http://ilusionstore.es/img/p/9559-7649.jpg</text:a></text:p>
          </table:table-cell>
          <table:table-cell office:value-type="string">
            <text:p>PACK 4 CHANDAL SPIDERMAN MARVEL SURTID (T-3/4/6/8)</text:p>
          </table:table-cell>
          <table:table-cell office:value-type="string">
            <text:p>SP65382</text:p>
          </table:table-cell>
          <table:table-cell office:value-type="string">
            <text:p>SPIDERMAN</text:p>
          </table:table-cell>
          <table:table-cell office:value-type="float" office:value="35.95">
            <text:p>35,9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558">
            <text:p>9558</text:p>
          </table:table-cell>
          <table:table-cell office:value-type="string">
            <text:p><text:a xlink:href="../../../../../../Users/Toni/AppData/Local/Temp/CSV3110.xlsx">http://ilusionstore.es/img/p/9558-7648.jpg</text:a></text:p>
          </table:table-cell>
          <table:table-cell office:value-type="string">
            <text:p>PACK 4 ABRIGOS SPIDRMAN MARVEL SURTIDO (T-3/4/6/8)</text:p>
          </table:table-cell>
          <table:table-cell office:value-type="string">
            <text:p>SP52856</text:p>
          </table:table-cell>
          <table:table-cell office:value-type="string">
            <text:p>SPIDERMAN</text:p>
          </table:table-cell>
          <table:table-cell office:value-type="float" office:value="44.95">
            <text:p>44,9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557">
            <text:p>9557</text:p>
          </table:table-cell>
          <table:table-cell office:value-type="string">
            <text:p><text:a xlink:href="../../../../../../Users/Toni/AppData/Local/Temp/CSV3110.xlsx">http://ilusionstore.es/img/p/9557-7647.jpg</text:a></text:p>
          </table:table-cell>
          <table:table-cell office:value-type="string">
            <text:p>PACK 8 ZAPATILLAS CASA SPIDERMAN (T- DE 25 A 32)</text:p>
          </table:table-cell>
          <table:table-cell office:value-type="string">
            <text:p>SP52648</text:p>
          </table:table-cell>
          <table:table-cell office:value-type="string">
            <text:p>SPIDERMAN</text:p>
          </table:table-cell>
          <table:table-cell office:value-type="float" office:value="15.9">
            <text:p>15,9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556">
            <text:p>9556</text:p>
          </table:table-cell>
          <table:table-cell office:value-type="string">
            <text:p><text:a xlink:href="../../../../../../Users/Toni/AppData/Local/Temp/CSV3110.xlsx">http://ilusionstore.es/img/p/9556-7646.jpg</text:a></text:p>
          </table:table-cell>
          <table:table-cell office:value-type="string">
            <text:p>PACK 6 ALBORNOZ RIZO EN CAJA SPIDERMAN (T- 7 A 12)</text:p>
          </table:table-cell>
          <table:table-cell office:value-type="string">
            <text:p>SP17880</text:p>
          </table:table-cell>
          <table:table-cell office:value-type="string">
            <text:p>SPIDERMAN</text:p>
          </table:table-cell>
          <table:table-cell office:value-type="float" office:value="71.9">
            <text:p>71,9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9540">
            <text:p>9540</text:p>
          </table:table-cell>
          <table:table-cell office:value-type="string">
            <text:p><text:a xlink:href="../../../../../../Users/Toni/AppData/Local/Temp/CSV3110.xlsx">http://ilusionstore.es/img/p/9540-7630.jpg</text:a></text:p>
          </table:table-cell>
          <table:table-cell office:value-type="string">
            <text:p>PACK 3 CHUBASQUEROS SPIDERMAN SURTIDO (T-2/4/6)</text:p>
          </table:table-cell>
          <table:table-cell office:value-type="string">
            <text:p>SP01606</text:p>
          </table:table-cell>
          <table:table-cell office:value-type="string">
            <text:p>SPIDERMAN</text:p>
          </table:table-cell>
          <table:table-cell office:value-type="float" office:value="14.9">
            <text:p>14,9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9539">
            <text:p>9539</text:p>
          </table:table-cell>
          <table:table-cell office:value-type="string">
            <text:p><text:a xlink:href="../../../../../../Users/Toni/AppData/Local/Temp/CSV3110.xlsx">http://ilusionstore.es/img/p/9539-7629.jpg</text:a></text:p>
          </table:table-cell>
          <table:table-cell office:value-type="string">
            <text:p>PACK6 CAMISETA 100%COTTON SPIDERMAN SURT T-3/4/6/8</text:p>
          </table:table-cell>
          <table:table-cell office:value-type="string">
            <text:p>SP00366</text:p>
          </table:table-cell>
          <table:table-cell office:value-type="string">
            <text:p>SPIDERMAN</text:p>
          </table:table-cell>
          <table:table-cell office:value-type="float" office:value="22.5">
            <text:p>22,5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9524">
            <text:p>9524</text:p>
          </table:table-cell>
          <table:table-cell office:value-type="string">
            <text:p><text:a xlink:href="../../../../../../Users/Toni/AppData/Local/Temp/CSV3110.xlsx">http://ilusionstore.es/img/p/9524-7614.jpg</text:a></text:p>
          </table:table-cell>
          <table:table-cell office:value-type="string">
            <text:p>SACO MOCHILA STRAP SPIDERMAN DANGER 41X34X1CM.</text:p>
          </table:table-cell>
          <table:table-cell office:value-type="string">
            <text:p>SP64418</text:p>
          </table:table-cell>
          <table:table-cell office:value-type="string">
            <text:p>SPIDERMAN</text:p>
          </table:table-cell>
          <table:table-cell office:value-type="float" office:value="5.5">
            <text:p>5,5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523">
            <text:p>9523</text:p>
          </table:table-cell>
          <table:table-cell office:value-type="string">
            <text:p><text:a xlink:href="../../../../../../Users/Toni/AppData/Local/Temp/CSV3110.xlsx">http://ilusionstore.es/img/p/9523-7613.jpg</text:a></text:p>
          </table:table-cell>
          <table:table-cell office:value-type="string">
            <text:p>SACO MOCHILA STRAP SPIDERMAN MARVEL DANGER 35X25.5</text:p>
          </table:table-cell>
          <table:table-cell office:value-type="string">
            <text:p>SP64401</text:p>
          </table:table-cell>
          <table:table-cell office:value-type="string">
            <text:p>SPIDERMAN</text:p>
          </table:table-cell>
          <table:table-cell office:value-type="float" office:value="4.5">
            <text:p>4,50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522">
            <text:p>9522</text:p>
          </table:table-cell>
          <table:table-cell office:value-type="string">
            <text:p><text:a xlink:href="../../../../../../Users/Toni/AppData/Local/Temp/CSV3110.xlsx">http://ilusionstore.es/img/p/9522-7612.jpg</text:a></text:p>
          </table:table-cell>
          <table:table-cell office:value-type="string">
            <text:p>PORTATODO TRIPLE SPIDERMAN MARVEL 10X23.5X5CM.</text:p>
          </table:table-cell>
          <table:table-cell office:value-type="string">
            <text:p>SP64395</text:p>
          </table:table-cell>
          <table:table-cell office:value-type="string">
            <text:p>SPIDERMAN</text:p>
          </table:table-cell>
          <table:table-cell office:value-type="float" office:value="3.95">
            <text:p>3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415">
            <text:p>9415</text:p>
          </table:table-cell>
          <table:table-cell office:value-type="string">
            <text:p><text:a xlink:href="../../../../../../Users/Toni/AppData/Local/Temp/CSV3110.xlsx">http://ilusionstore.es/img/p/9415-7508.jpg</text:a></text:p>
          </table:table-cell>
          <table:table-cell office:value-type="string">
            <text:p>SET INVIERNO 3 PZ GORRO+BUFANDA+GUANTES SPIDERMAN</text:p>
          </table:table-cell>
          <table:table-cell office:value-type="string">
            <text:p>SP85734</text:p>
          </table:table-cell>
          <table:table-cell office:value-type="string">
            <text:p>SPIDERMAN</text:p>
          </table:table-cell>
          <table:table-cell office:value-type="float" office:value="5.95">
            <text:p>5,95</text:p>
          </table:table-cell>
          <table:table-cell office:value-type="float" office:value="47">
            <text:p>47</text:p>
          </table:table-cell>
          <table:table-cell table:number-columns-repeated="1017"/>
        </table:table-row>
        <table:table-row table:style-name="ro1">
          <table:table-cell office:value-type="float" office:value="9414">
            <text:p>9414</text:p>
          </table:table-cell>
          <table:table-cell office:value-type="string">
            <text:p><text:a xlink:href="../../../../../../Users/Toni/AppData/Local/Temp/CSV3110.xlsx">http://ilusionstore.es/img/p/9414-7507.jpg</text:a></text:p>
          </table:table-cell>
          <table:table-cell office:value-type="string">
            <text:p>PARAGUAS BURBUJA TRANSPARENTE SPIDERMAN MARVEL</text:p>
          </table:table-cell>
          <table:table-cell office:value-type="string">
            <text:p>SP85727</text:p>
          </table:table-cell>
          <table:table-cell office:value-type="string">
            <text:p>SPIDERMAN</text:p>
          </table:table-cell>
          <table:table-cell office:value-type="float" office:value="3.95">
            <text:p>3,95</text:p>
          </table:table-cell>
          <table:table-cell office:value-type="float" office:value="52">
            <text:p>52</text:p>
          </table:table-cell>
          <table:table-cell table:number-columns-repeated="1017"/>
        </table:table-row>
        <table:table-row table:style-name="ro1">
          <table:table-cell office:value-type="float" office:value="9413">
            <text:p>9413</text:p>
          </table:table-cell>
          <table:table-cell office:value-type="string">
            <text:p><text:a xlink:href="../../../../../../Users/Toni/AppData/Local/Temp/CSV3110.xlsx">http://ilusionstore.es/img/p/9413-7506.jpg</text:a></text:p>
          </table:table-cell>
          <table:table-cell office:value-type="string">
            <text:p>COJIN SPIDERMAN MARVEL 40X40CM. POLIESTER</text:p>
          </table:table-cell>
          <table:table-cell office:value-type="string">
            <text:p>SP80142</text:p>
          </table:table-cell>
          <table:table-cell office:value-type="string">
            <text:p>SPIDERMAN</text:p>
          </table:table-cell>
          <table:table-cell office:value-type="float" office:value="3.65">
            <text:p>3,65</text:p>
          </table:table-cell>
          <table:table-cell office:value-type="float" office:value="17">
            <text:p>17</text:p>
          </table:table-cell>
          <table:table-cell table:number-columns-repeated="1017"/>
        </table:table-row>
        <table:table-row table:style-name="ro1">
          <table:table-cell office:value-type="float" office:value="9412">
            <text:p>9412</text:p>
          </table:table-cell>
          <table:table-cell office:value-type="string">
            <text:p><text:a xlink:href="../../../../../../Users/Toni/AppData/Local/Temp/CSV3110.xlsx">http://ilusionstore.es/img/p/9412-7505.jpg</text:a></text:p>
          </table:table-cell>
          <table:table-cell office:value-type="string">
            <text:p>MANTA POLAR SPIDERMAN MARVEL 150X100CM.</text:p>
          </table:table-cell>
          <table:table-cell office:value-type="string">
            <text:p>SP80074</text:p>
          </table:table-cell>
          <table:table-cell office:value-type="string">
            <text:p>SPIDERMAN</text:p>
          </table:table-cell>
          <table:table-cell office:value-type="float" office:value="3.65">
            <text:p>3,65</text:p>
          </table:table-cell>
          <table:table-cell office:value-type="float" office:value="38">
            <text:p>38</text:p>
          </table:table-cell>
          <table:table-cell table:number-columns-repeated="1017"/>
        </table:table-row>
        <table:table-row table:style-name="ro1">
          <table:table-cell office:value-type="float" office:value="9358">
            <text:p>9358</text:p>
          </table:table-cell>
          <table:table-cell office:value-type="string">
            <text:p><text:a xlink:href="../../../../../../Users/Toni/AppData/Local/Temp/CSV3110.xlsx">http://ilusionstore.es/img/p/9358-7451.jpg</text:a></text:p>
          </table:table-cell>
          <table:table-cell office:value-type="string">
            <text:p>PACK 12 BOTAS AGUA CON LUZ SPIDERMAN (T-24 A 31)</text:p>
          </table:table-cell>
          <table:table-cell office:value-type="string">
            <text:p>SP2300-2768</text:p>
          </table:table-cell>
          <table:table-cell office:value-type="string">
            <text:p>SPIDERMAN</text:p>
          </table:table-cell>
          <table:table-cell office:value-type="float" office:value="147">
            <text:p>147,0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357">
            <text:p>9357</text:p>
          </table:table-cell>
          <table:table-cell office:value-type="string">
            <text:p><text:a xlink:href="../../../../../../Users/Toni/AppData/Local/Temp/CSV3110.xlsx">http://ilusionstore.es/img/p/9357-7450.jpg</text:a></text:p>
          </table:table-cell>
          <table:table-cell office:value-type="string">
            <text:p>PACK 12 ZAPATILLA FRANCESA SPIDERMAN (T- 25 A 32)</text:p>
          </table:table-cell>
          <table:table-cell office:value-type="string">
            <text:p>SP2300-2699</text:p>
          </table:table-cell>
          <table:table-cell office:value-type="string">
            <text:p>SPIDERMAN</text:p>
          </table:table-cell>
          <table:table-cell office:value-type="float" office:value="79.8">
            <text:p>79,8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355">
            <text:p>9355</text:p>
          </table:table-cell>
          <table:table-cell office:value-type="string">
            <text:p><text:a xlink:href="../../../../../../Users/Toni/AppData/Local/Temp/CSV3110.xlsx">http://ilusionstore.es/img/p/9355-7448.jpg</text:a></text:p>
          </table:table-cell>
          <table:table-cell office:value-type="string">
            <text:p>GORRO INVIERNO CON LUZ SPIDERMAN MARVEL COMICS</text:p>
          </table:table-cell>
          <table:table-cell office:value-type="string">
            <text:p>SP2200-2567</text:p>
          </table:table-cell>
          <table:table-cell office:value-type="string">
            <text:p>SPIDERMAN</text:p>
          </table:table-cell>
          <table:table-cell office:value-type="float" office:value="5.65">
            <text:p>5,6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354">
            <text:p>9354</text:p>
          </table:table-cell>
          <table:table-cell office:value-type="string">
            <text:p><text:a xlink:href="../../../../../../Users/Toni/AppData/Local/Temp/CSV3110.xlsx">http://ilusionstore.es/img/p/9354-7447.jpg</text:a></text:p>
          </table:table-cell>
          <table:table-cell office:value-type="string">
            <text:p>SET INVIERNO 2 PZ GORRO + GUANTES SPIDERMAN MARVEL</text:p>
          </table:table-cell>
          <table:table-cell office:value-type="string">
            <text:p>SP2200-2558</text:p>
          </table:table-cell>
          <table:table-cell office:value-type="string">
            <text:p>SPIDERMAN</text:p>
          </table:table-cell>
          <table:table-cell office:value-type="float" office:value="4.25">
            <text:p>4,2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353">
            <text:p>9353</text:p>
          </table:table-cell>
          <table:table-cell office:value-type="string">
            <text:p><text:a xlink:href="../../../../../../Users/Toni/AppData/Local/Temp/CSV3110.xlsx">http://ilusionstore.es/img/p/9353-7446.jpg</text:a></text:p>
          </table:table-cell>
          <table:table-cell office:value-type="string">
            <text:p>PAÑUELO POLAR MULTIUSOS SPIDERMAN MARVEL</text:p>
          </table:table-cell>
          <table:table-cell office:value-type="string">
            <text:p>SP2200-2474</text:p>
          </table:table-cell>
          <table:table-cell office:value-type="string">
            <text:p>SPIDERMAN</text:p>
          </table:table-cell>
          <table:table-cell office:value-type="float" office:value="2.65">
            <text:p>2,6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9352">
            <text:p>9352</text:p>
          </table:table-cell>
          <table:table-cell office:value-type="string">
            <text:p><text:a xlink:href="../../../../../../Users/Toni/AppData/Local/Temp/CSV3110.xlsx">http://ilusionstore.es/img/p/9352-7445.jpg</text:a></text:p>
          </table:table-cell>
          <table:table-cell office:value-type="string">
            <text:p>PACK 5 SUETER 100% COTTON SPIDERMAN (T-3/4/5/6/7)</text:p>
          </table:table-cell>
          <table:table-cell office:value-type="string">
            <text:p>SP2200-2363</text:p>
          </table:table-cell>
          <table:table-cell office:value-type="string">
            <text:p>SPIDERMAN</text:p>
          </table:table-cell>
          <table:table-cell office:value-type="float" office:value="28.25">
            <text:p>28,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351">
            <text:p>9351</text:p>
          </table:table-cell>
          <table:table-cell office:value-type="string">
            <text:p><text:a xlink:href="../../../../../../Users/Toni/AppData/Local/Temp/CSV3110.xlsx">http://ilusionstore.es/img/p/9351-7444.jpg</text:a></text:p>
          </table:table-cell>
          <table:table-cell office:value-type="string">
            <text:p>PACK 5 PANTALONES CHANDAL SPIDERMAN (T-3/4/5/6/7)</text:p>
          </table:table-cell>
          <table:table-cell office:value-type="string">
            <text:p>SP2200-2328</text:p>
          </table:table-cell>
          <table:table-cell office:value-type="string">
            <text:p>SPIDERMAN</text:p>
          </table:table-cell>
          <table:table-cell office:value-type="float" office:value="38.25">
            <text:p>38,25</text:p>
          </table:table-cell>
          <table:table-cell table:number-columns-repeated="2"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350">
            <text:p>9350</text:p>
          </table:table-cell>
          <table:table-cell office:value-type="string">
            <text:p><text:a xlink:href="../../../../../../Users/Toni/AppData/Local/Temp/CSV3110.xlsx">http://ilusionstore.es/img/p/9350-7443.jpg</text:a></text:p>
          </table:table-cell>
          <table:table-cell office:value-type="string">
            <text:p>PACK 5 SUDADERAS SPIDERMAN MARVEL (T-3/4/5/6/7)</text:p>
          </table:table-cell>
          <table:table-cell office:value-type="string">
            <text:p>SP2200-2321</text:p>
          </table:table-cell>
          <table:table-cell office:value-type="string">
            <text:p>SPIDERMAN</text:p>
          </table:table-cell>
          <table:table-cell office:value-type="float" office:value="58.25">
            <text:p>58,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349">
            <text:p>9349</text:p>
          </table:table-cell>
          <table:table-cell office:value-type="string">
            <text:p><text:a xlink:href="../../../../../../Users/Toni/AppData/Local/Temp/CSV3110.xlsx">http://ilusionstore.es/img/p/9349-7442.jpg</text:a></text:p>
          </table:table-cell>
          <table:table-cell office:value-type="string">
            <text:p>PACK 4 PIJAMAS POLAR SPIDERMAN MARVEL (T-3/4/5/6)</text:p>
          </table:table-cell>
          <table:table-cell office:value-type="string">
            <text:p>SP2200-2312</text:p>
          </table:table-cell>
          <table:table-cell office:value-type="string">
            <text:p>SPIDERMAN</text:p>
          </table:table-cell>
          <table:table-cell office:value-type="float" office:value="37">
            <text:p>37,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9348">
            <text:p>9348</text:p>
          </table:table-cell>
          <table:table-cell office:value-type="string">
            <text:p><text:a xlink:href="../../../../../../Users/Toni/AppData/Local/Temp/CSV3110.xlsx">http://ilusionstore.es/img/p/9348-7441.jpg</text:a></text:p>
          </table:table-cell>
          <table:table-cell office:value-type="string">
            <text:p>PACK 5 PIJAMAS 100% COTTON SPIDERMAN (T-3/4/5/6/7)</text:p>
          </table:table-cell>
          <table:table-cell office:value-type="string">
            <text:p>SP2200-2285</text:p>
          </table:table-cell>
          <table:table-cell office:value-type="string">
            <text:p>SPIDERMAN</text:p>
          </table:table-cell>
          <table:table-cell office:value-type="float" office:value="42.5">
            <text:p>42,5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347">
            <text:p>9347</text:p>
          </table:table-cell>
          <table:table-cell office:value-type="string">
            <text:p><text:a xlink:href="../../../../../../Users/Toni/AppData/Local/Temp/CSV3110.xlsx">http://ilusionstore.es/img/p/9347-7440.jpg</text:a></text:p>
          </table:table-cell>
          <table:table-cell office:value-type="string">
            <text:p>PACK 6 CAJITAS SLIPS SPIDERMAN (T-2-3/4-5/6-8)</text:p>
          </table:table-cell>
          <table:table-cell office:value-type="string">
            <text:p>SP09790</text:p>
          </table:table-cell>
          <table:table-cell office:value-type="string">
            <text:p>SPIDERMAN</text:p>
          </table:table-cell>
          <table:table-cell office:value-type="float" office:value="13.5">
            <text:p>13,5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9346">
            <text:p>9346</text:p>
          </table:table-cell>
          <table:table-cell office:value-type="string">
            <text:p><text:a xlink:href="../../../../../../Users/Toni/AppData/Local/Temp/CSV3110.xlsx">http://ilusionstore.es/img/p/9346-7439.jpg</text:a></text:p>
          </table:table-cell>
          <table:table-cell office:value-type="string">
            <text:p>COJIN 40X40CM. SPIDERMAN MARVEL POLIESTER</text:p>
          </table:table-cell>
          <table:table-cell office:value-type="string">
            <text:p>SP00910</text:p>
          </table:table-cell>
          <table:table-cell office:value-type="string">
            <text:p>SPIDERMAN</text:p>
          </table:table-cell>
          <table:table-cell office:value-type="float" office:value="3.75">
            <text:p>3,75</text:p>
          </table:table-cell>
          <table:table-cell office:value-type="float" office:value="19">
            <text:p>19</text:p>
          </table:table-cell>
          <table:table-cell table:number-columns-repeated="1017"/>
        </table:table-row>
        <table:table-row table:style-name="ro1">
          <table:table-cell office:value-type="float" office:value="9257">
            <text:p>9257</text:p>
          </table:table-cell>
          <table:table-cell office:value-type="string">
            <text:p><text:a xlink:href="../../../../../../Users/Toni/AppData/Local/Temp/CSV3110.xlsx">http://ilusionstore.es/img/p/9257-7349.jpg</text:a></text:p>
          </table:table-cell>
          <table:table-cell office:value-type="string">
            <text:p>SET COMEDOR / VIAJE SPIDERMAN MARVEL 5 PIEZAS</text:p>
          </table:table-cell>
          <table:table-cell office:value-type="string">
            <text:p>SP2500-0505</text:p>
          </table:table-cell>
          <table:table-cell office:value-type="string">
            <text:p>SPIDERMAN</text:p>
          </table:table-cell>
          <table:table-cell office:value-type="float" office:value="4.95">
            <text:p>4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254">
            <text:p>9254</text:p>
          </table:table-cell>
          <table:table-cell office:value-type="string">
            <text:p><text:a xlink:href="../../../../../../Users/Toni/AppData/Local/Temp/CSV3110.xlsx">http://ilusionstore.es/img/p/9254-7346.jpg</text:a></text:p>
          </table:table-cell>
          <table:table-cell office:value-type="string">
            <text:p>PAÑUELO MULTIUSOS SHERPA SPIDERMAN MARVEL</text:p>
          </table:table-cell>
          <table:table-cell office:value-type="string">
            <text:p>SP02167</text:p>
          </table:table-cell>
          <table:table-cell office:value-type="string">
            <text:p>SPIDERMAN</text:p>
          </table:table-cell>
          <table:table-cell office:value-type="float" office:value="2.8">
            <text:p>2,80</text:p>
          </table:table-cell>
          <table:table-cell office:value-type="float" office:value="43">
            <text:p>43</text:p>
          </table:table-cell>
          <table:table-cell table:number-columns-repeated="1017"/>
        </table:table-row>
        <table:table-row table:style-name="ro1">
          <table:table-cell office:value-type="float" office:value="9158">
            <text:p>9158</text:p>
          </table:table-cell>
          <table:table-cell office:value-type="string">
            <text:p><text:a xlink:href="../../../../../../Users/Toni/AppData/Local/Temp/CSV3110.xlsx">http://ilusionstore.es/img/p/9158-7250.jpg</text:a></text:p>
          </table:table-cell>
          <table:table-cell office:value-type="string">
            <text:p>BOTELLA SPORT SPIDERMAN RED WEBS MARVEL 400ML.</text:p>
          </table:table-cell>
          <table:table-cell office:value-type="string">
            <text:p>SP34322</text:p>
          </table:table-cell>
          <table:table-cell office:value-type="string">
            <text:p>SPIDERMAN</text:p>
          </table:table-cell>
          <table:table-cell office:value-type="float" office:value="1.45">
            <text:p>1,4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9145">
            <text:p>9145</text:p>
          </table:table-cell>
          <table:table-cell office:value-type="string">
            <text:p><text:a xlink:href="../../../../../../Users/Toni/AppData/Local/Temp/CSV3110.xlsx">http://ilusionstore.es/img/p/9145-7236.jpg</text:a></text:p>
          </table:table-cell>
          <table:table-cell office:value-type="string">
            <text:p>MOCHILA RUNNING CON CARRO SPIDEMAN 44X31X18JCM</text:p>
          </table:table-cell>
          <table:table-cell office:value-type="string">
            <text:p>SP37766</text:p>
          </table:table-cell>
          <table:table-cell office:value-type="string">
            <text:p>SPIDERMAN</text:p>
          </table:table-cell>
          <table:table-cell office:value-type="float" office:value="21.95">
            <text:p>21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138">
            <text:p>9138</text:p>
          </table:table-cell>
          <table:table-cell office:value-type="string">
            <text:p><text:a xlink:href="../../../../../../Users/Toni/AppData/Local/Temp/CSV3110.xlsx">http://ilusionstore.es/img/p/9138-7230.jpg</text:a></text:p>
          </table:table-cell>
          <table:table-cell office:value-type="string">
            <text:p>TROLLEY ABS 55CM. 2R. SPIDERMAN CITY TAMAÑO CABINA</text:p>
          </table:table-cell>
          <table:table-cell office:value-type="string">
            <text:p>SP28177</text:p>
          </table:table-cell>
          <table:table-cell office:value-type="string">
            <text:p>SPIDERMAN</text:p>
          </table:table-cell>
          <table:table-cell office:value-type="float" office:value="57.95">
            <text:p>57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137">
            <text:p>9137</text:p>
          </table:table-cell>
          <table:table-cell office:value-type="string">
            <text:p><text:a xlink:href="../../../../../../Users/Toni/AppData/Local/Temp/CSV3110.xlsx">http://ilusionstore.es/img/p/9137-7229.jpg</text:a></text:p>
          </table:table-cell>
          <table:table-cell office:value-type="string">
            <text:p>BANDOLERA AJUSTABLE SPIDERMAN CITY 15X20X6CM.</text:p>
          </table:table-cell>
          <table:table-cell office:value-type="string">
            <text:p>SP28160</text:p>
          </table:table-cell>
          <table:table-cell office:value-type="string">
            <text:p>SPIDERMAN</text:p>
          </table:table-cell>
          <table:table-cell office:value-type="float" office:value="4.95">
            <text:p>4,9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136">
            <text:p>9136</text:p>
          </table:table-cell>
          <table:table-cell office:value-type="string">
            <text:p><text:a xlink:href="../../../../../../Users/Toni/AppData/Local/Temp/CSV3110.xlsx">http://ilusionstore.es/img/p/9136-7228.jpg</text:a></text:p>
          </table:table-cell>
          <table:table-cell office:value-type="string">
            <text:p>NECESER ADAPTABLE SPIDERMAN CITY 26X16X11CM.</text:p>
          </table:table-cell>
          <table:table-cell office:value-type="string">
            <text:p>SP28153</text:p>
          </table:table-cell>
          <table:table-cell office:value-type="string">
            <text:p>SPIDERMAN</text:p>
          </table:table-cell>
          <table:table-cell office:value-type="float" office:value="4.95">
            <text:p>4,9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9135">
            <text:p>9135</text:p>
          </table:table-cell>
          <table:table-cell office:value-type="string">
            <text:p><text:a xlink:href="../../../../../../Users/Toni/AppData/Local/Temp/CSV3110.xlsx">http://ilusionstore.es/img/p/9135-7227.jpg</text:a></text:p>
          </table:table-cell>
          <table:table-cell office:value-type="string">
            <text:p>PORTATODO 2 COMPARTIMENTOS SPIDERMAN MARVEL CITY</text:p>
          </table:table-cell>
          <table:table-cell office:value-type="string">
            <text:p>SP28139</text:p>
          </table:table-cell>
          <table:table-cell office:value-type="string">
            <text:p>SPIDERMAN</text:p>
          </table:table-cell>
          <table:table-cell office:value-type="float" office:value="2.7">
            <text:p>2,70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9134">
            <text:p>9134</text:p>
          </table:table-cell>
          <table:table-cell office:value-type="string">
            <text:p><text:a xlink:href="../../../../../../Users/Toni/AppData/Local/Temp/CSV3110.xlsx">http://ilusionstore.es/img/p/9134-7226.jpg</text:a></text:p>
          </table:table-cell>
          <table:table-cell office:value-type="string">
            <text:p>SACO MOCHILA SPIDERMAN MARVEL CITY 30X40CM.</text:p>
          </table:table-cell>
          <table:table-cell office:value-type="string">
            <text:p>SP28122</text:p>
          </table:table-cell>
          <table:table-cell office:value-type="string">
            <text:p>SPIDERMAN</text:p>
          </table:table-cell>
          <table:table-cell office:value-type="float" office:value="3.95">
            <text:p>3,95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9133">
            <text:p>9133</text:p>
          </table:table-cell>
          <table:table-cell office:value-type="string">
            <text:p><text:a xlink:href="../../../../../../Users/Toni/AppData/Local/Temp/CSV3110.xlsx">http://ilusionstore.es/img/p/9133-7225.jpg</text:a></text:p>
          </table:table-cell>
          <table:table-cell office:value-type="string">
            <text:p>BOLSA MERIENDA SPIDERMAN MARVEL CITY 27X34CM.</text:p>
          </table:table-cell>
          <table:table-cell office:value-type="string">
            <text:p>SP28115</text:p>
          </table:table-cell>
          <table:table-cell office:value-type="string">
            <text:p>SPIDERMAN</text:p>
          </table:table-cell>
          <table:table-cell office:value-type="float" office:value="3.75">
            <text:p>3,7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132">
            <text:p>9132</text:p>
          </table:table-cell>
          <table:table-cell office:value-type="string">
            <text:p><text:a xlink:href="../../../../../../Users/Toni/AppData/Local/Temp/CSV3110.xlsx">http://ilusionstore.es/img/p/9132-7224.jpg</text:a></text:p>
          </table:table-cell>
          <table:table-cell office:value-type="string">
            <text:p>BOLSA DE VIAJE / DEPORTE 40CM. SPIDERMAN CITY</text:p>
          </table:table-cell>
          <table:table-cell office:value-type="string">
            <text:p>SP28108</text:p>
          </table:table-cell>
          <table:table-cell office:value-type="string">
            <text:p>SPIDERMAN</text:p>
          </table:table-cell>
          <table:table-cell office:value-type="float" office:value="8.95">
            <text:p>8,9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131">
            <text:p>9131</text:p>
          </table:table-cell>
          <table:table-cell office:value-type="string">
            <text:p><text:a xlink:href="../../../../../../Users/Toni/AppData/Local/Temp/CSV3110.xlsx">http://ilusionstore.es/img/p/9131-7223.jpg</text:a></text:p>
          </table:table-cell>
          <table:table-cell office:value-type="string">
            <text:p>MOCHILA ADAPT. ESCOLAR 40CM. SPIDERMAN MARVEL CITY</text:p>
          </table:table-cell>
          <table:table-cell office:value-type="string">
            <text:p>SP28078</text:p>
          </table:table-cell>
          <table:table-cell office:value-type="string">
            <text:p>SPIDERMAN</text:p>
          </table:table-cell>
          <table:table-cell office:value-type="float" office:value="15.4">
            <text:p>15,4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9130">
            <text:p>9130</text:p>
          </table:table-cell>
          <table:table-cell office:value-type="string">
            <text:p><text:a xlink:href="../../../../../../Users/Toni/AppData/Local/Temp/CSV3110.xlsx">http://ilusionstore.es/img/p/9130-7222.jpg</text:a></text:p>
          </table:table-cell>
          <table:table-cell office:value-type="string">
            <text:p>MOCHILA ADAPT.GUARDERIA 28CM. SPIDERMAN MARVEL</text:p>
          </table:table-cell>
          <table:table-cell office:value-type="string">
            <text:p>SP28023</text:p>
          </table:table-cell>
          <table:table-cell office:value-type="string">
            <text:p>SPIDERMAN</text:p>
          </table:table-cell>
          <table:table-cell office:value-type="float" office:value="12.1">
            <text:p>12,1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129">
            <text:p>9129</text:p>
          </table:table-cell>
          <table:table-cell office:value-type="string">
            <text:p><text:a xlink:href="../../../../../../Users/Toni/AppData/Local/Temp/CSV3110.xlsx">http://ilusionstore.es/img/p/9129-7221.jpg</text:a></text:p>
          </table:table-cell>
          <table:table-cell office:value-type="string">
            <text:p>MOCHILA GUARDERIA 28CM. SPIDERMAN MARVEL CITY</text:p>
          </table:table-cell>
          <table:table-cell office:value-type="string">
            <text:p>SP28016</text:p>
          </table:table-cell>
          <table:table-cell office:value-type="string">
            <text:p>SPIDERMAN</text:p>
          </table:table-cell>
          <table:table-cell office:value-type="float" office:value="7.95">
            <text:p>7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9128">
            <text:p>9128</text:p>
          </table:table-cell>
          <table:table-cell office:value-type="string">
            <text:p><text:a xlink:href="../../../../../../Users/Toni/AppData/Local/Temp/CSV3110.xlsx">http://ilusionstore.es/img/p/9128-7220.jpg</text:a></text:p>
          </table:table-cell>
          <table:table-cell office:value-type="string">
            <text:p>TROLLEY MOCHILA COMPACT 2R. SPIDERMAN MARVEL CITY</text:p>
          </table:table-cell>
          <table:table-cell office:value-type="string">
            <text:p>SP24070</text:p>
          </table:table-cell>
          <table:table-cell office:value-type="string">
            <text:p>SPIDERMAN</text:p>
          </table:table-cell>
          <table:table-cell office:value-type="float" office:value="28.95">
            <text:p>28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113">
            <text:p>9113</text:p>
          </table:table-cell>
          <table:table-cell office:value-type="string">
            <text:p><text:a xlink:href="../../../../../../Users/Toni/AppData/Local/Temp/CSV3110.xlsx">http://ilusionstore.es/img/p/9113-7205.jpg</text:a></text:p>
          </table:table-cell>
          <table:table-cell office:value-type="string">
            <text:p>MOCHILA ESCOLAR CON LUZ SPIDERMAN 41X31X13CM.</text:p>
          </table:table-cell>
          <table:table-cell office:value-type="string">
            <text:p>SP2100-2028</text:p>
          </table:table-cell>
          <table:table-cell office:value-type="string">
            <text:p>SPIDERMAN</text:p>
          </table:table-cell>
          <table:table-cell office:value-type="float" office:value="17.95">
            <text:p>17,9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112">
            <text:p>9112</text:p>
          </table:table-cell>
          <table:table-cell office:value-type="string">
            <text:p><text:a xlink:href="../../../../../../Users/Toni/AppData/Local/Temp/CSV3110.xlsx">http://ilusionstore.es/img/p/9112-7204.jpg</text:a></text:p>
          </table:table-cell>
          <table:table-cell office:value-type="string">
            <text:p>PORTAMERIENDAS TERMICO SPIDERMAN MARVEL 2.5X19.5X8</text:p>
          </table:table-cell>
          <table:table-cell office:value-type="string">
            <text:p>SP2100-1947</text:p>
          </table:table-cell>
          <table:table-cell office:value-type="string">
            <text:p>SPIDERMAN</text:p>
          </table:table-cell>
          <table:table-cell office:value-type="float" office:value="6.99">
            <text:p>6,99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111">
            <text:p>9111</text:p>
          </table:table-cell>
          <table:table-cell office:value-type="string">
            <text:p><text:a xlink:href="../../../../../../Users/Toni/AppData/Local/Temp/CSV3110.xlsx">http://ilusionstore.es/img/p/9111-7203.jpg</text:a></text:p>
          </table:table-cell>
          <table:table-cell office:value-type="string">
            <text:p>PACK 5 CHANDAL 100% COTTON SPIDERMAN (T-3/4/5/6/8)</text:p>
          </table:table-cell>
          <table:table-cell office:value-type="string">
            <text:p>SP01153</text:p>
          </table:table-cell>
          <table:table-cell office:value-type="string">
            <text:p>SPIDERMAN</text:p>
          </table:table-cell>
          <table:table-cell office:value-type="float" office:value="76.95">
            <text:p>76,9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8996">
            <text:p>8996</text:p>
          </table:table-cell>
          <table:table-cell office:value-type="string">
            <text:p><text:a xlink:href="../../../../../../Users/Toni/AppData/Local/Temp/CSV3110.xlsx">http://ilusionstore.es/img/p/8996-7080.jpg</text:a></text:p>
          </table:table-cell>
          <table:table-cell office:value-type="string">
            <text:p>BRAGA DE CUELLO POLAR SURTIDA SPIDERMAN MARVEL</text:p>
          </table:table-cell>
          <table:table-cell office:value-type="string">
            <text:p>SP02251</text:p>
          </table:table-cell>
          <table:table-cell office:value-type="string">
            <text:p>SPIDERMAN</text:p>
          </table:table-cell>
          <table:table-cell office:value-type="float" office:value="2.25">
            <text:p>2,25</text:p>
          </table:table-cell>
          <table:table-cell office:value-type="float" office:value="48">
            <text:p>48</text:p>
          </table:table-cell>
          <table:table-cell table:number-columns-repeated="1017"/>
        </table:table-row>
        <table:table-row table:style-name="ro1">
          <table:table-cell office:value-type="float" office:value="8953">
            <text:p>8953</text:p>
          </table:table-cell>
          <table:table-cell office:value-type="string">
            <text:p><text:a xlink:href="../../../../../../Users/Toni/AppData/Local/Temp/CSV3110.xlsx">http://ilusionstore.es/img/p/8953-6922.jpg</text:a></text:p>
          </table:table-cell>
          <table:table-cell office:value-type="string">
            <text:p>PLUMIER TRIPLE GIOTTO RELLENO SPIDERMAN MARVEL</text:p>
          </table:table-cell>
          <table:table-cell office:value-type="string">
            <text:p>SP2700-0200</text:p>
          </table:table-cell>
          <table:table-cell office:value-type="string">
            <text:p>SPIDERMAN</text:p>
          </table:table-cell>
          <table:table-cell office:value-type="float" office:value="8.95">
            <text:p>8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951">
            <text:p>8951</text:p>
          </table:table-cell>
          <table:table-cell office:value-type="string">
            <text:p><text:a xlink:href="../../../../../../Users/Toni/AppData/Local/Temp/CSV3110.xlsx">http://ilusionstore.es/img/p/8951-6931.jpg</text:a></text:p>
          </table:table-cell>
          <table:table-cell office:value-type="string">
            <text:p>MOCHILA ESCOLAR 3D SPIDERMAN MARVEL 41X31X10CM.</text:p>
          </table:table-cell>
          <table:table-cell office:value-type="string">
            <text:p>SP2100-1987</text:p>
          </table:table-cell>
          <table:table-cell office:value-type="string">
            <text:p>SPIDERMAN</text:p>
          </table:table-cell>
          <table:table-cell office:value-type="float" office:value="13.95">
            <text:p>13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949">
            <text:p>8949</text:p>
          </table:table-cell>
          <table:table-cell office:value-type="string">
            <text:p><text:a xlink:href="../../../../../../Users/Toni/AppData/Local/Temp/CSV3110.xlsx">http://ilusionstore.es/img/p/8949-6938.jpg</text:a></text:p>
          </table:table-cell>
          <table:table-cell office:value-type="string">
            <text:p>MOCHILA INFANTIL 3D SPIDERMAN MARVEL 26X31X10CM</text:p>
          </table:table-cell>
          <table:table-cell office:value-type="string">
            <text:p>SP2100-1970</text:p>
          </table:table-cell>
          <table:table-cell office:value-type="string">
            <text:p>SPIDERMAN</text:p>
          </table:table-cell>
          <table:table-cell office:value-type="float" office:value="6.99">
            <text:p>6,9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948">
            <text:p>8948</text:p>
          </table:table-cell>
          <table:table-cell office:value-type="string">
            <text:p><text:a xlink:href="../../../../../../Users/Toni/AppData/Local/Temp/CSV3110.xlsx">http://ilusionstore.es/img/p/8948-6942.jpg</text:a></text:p>
          </table:table-cell>
          <table:table-cell office:value-type="string">
            <text:p>MOCHILA TROLLEY 3D SPIDERMAN MARVEL 31X26X10CM.</text:p>
          </table:table-cell>
          <table:table-cell office:value-type="string">
            <text:p>SP2100-1957</text:p>
          </table:table-cell>
          <table:table-cell office:value-type="string">
            <text:p>SPIDERMAN</text:p>
          </table:table-cell>
          <table:table-cell office:value-type="float" office:value="10.95">
            <text:p>10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865">
            <text:p>8865</text:p>
          </table:table-cell>
          <table:table-cell office:value-type="string">
            <text:p><text:a xlink:href="../../../../../../Users/Toni/AppData/Local/Temp/CSV3110.xlsx">http://ilusionstore.es/img/p/8865-6777.jpg</text:a></text:p>
          </table:table-cell>
          <table:table-cell office:value-type="string">
            <text:p>PLUMIER <text:s/>3D RELLENO SPIDERMAN MARVEL</text:p>
          </table:table-cell>
          <table:table-cell office:value-type="string">
            <text:p>SP2700-0208</text:p>
          </table:table-cell>
          <table:table-cell office:value-type="string">
            <text:p>SPIDERMAN</text:p>
          </table:table-cell>
          <table:table-cell office:value-type="float" office:value="9.95">
            <text:p>9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851">
            <text:p>8851</text:p>
          </table:table-cell>
          <table:table-cell office:value-type="string">
            <text:p><text:a xlink:href="../../../../../../Users/Toni/AppData/Local/Temp/CSV3110.xlsx">http://ilusionstore.es/img/p/8851-6754.jpg</text:a></text:p>
          </table:table-cell>
          <table:table-cell office:value-type="string">
            <text:p>Saco Spiderman Marvel Dark 44X33X1CM</text:p>
          </table:table-cell>
          <table:table-cell office:value-type="string">
            <text:p>SP50527</text:p>
          </table:table-cell>
          <table:table-cell office:value-type="string">
            <text:p>SPIDERMAN</text:p>
          </table:table-cell>
          <table:table-cell office:value-type="float" office:value="1.95">
            <text:p>1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805">
            <text:p>8805</text:p>
          </table:table-cell>
          <table:table-cell office:value-type="string">
            <text:p><text:a xlink:href="../../../../../../Users/Toni/AppData/Local/Temp/CSV3110.xlsx">http://ilusionstore.es/img/p/8805-6706.jpg</text:a></text:p>
          </table:table-cell>
          <table:table-cell office:value-type="string">
            <text:p>PACK 8 ZUECOS PLAYA SPIDERMAN MARVEL (T-24 A 31)</text:p>
          </table:table-cell>
          <table:table-cell office:value-type="string">
            <text:p>SP2300-2410</text:p>
          </table:table-cell>
          <table:table-cell office:value-type="string">
            <text:p>SPIDERMAN</text:p>
          </table:table-cell>
          <table:table-cell office:value-type="float" office:value="29.6">
            <text:p>29,6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8699">
            <text:p>8699</text:p>
          </table:table-cell>
          <table:table-cell office:value-type="string">
            <text:p><text:a xlink:href="../../../../../../Users/Toni/AppData/Local/Temp/CSV3110.xlsx">http://ilusionstore.es/img/p/8699-6546.jpg</text:a></text:p>
          </table:table-cell>
          <table:table-cell office:value-type="string">
            <text:p>VASO FIGURITA 3D 360ML. SPIDERMAN MARVEL</text:p>
          </table:table-cell>
          <table:table-cell office:value-type="string">
            <text:p>SP24661</text:p>
          </table:table-cell>
          <table:table-cell office:value-type="string">
            <text:p>SPIDERMAN</text:p>
          </table:table-cell>
          <table:table-cell office:value-type="float" office:value="2.7">
            <text:p>2,7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665">
            <text:p>8665</text:p>
          </table:table-cell>
          <table:table-cell office:value-type="string">
            <text:p><text:a xlink:href="../../../../../../Users/Toni/AppData/Local/Temp/CSV3110.xlsx">http://ilusionstore.es/img/p/8665-6519.jpg</text:a></text:p>
          </table:table-cell>
          <table:table-cell office:value-type="string">
            <text:p>SANDWICHERA CUADRADA SPIDERMAN RED WEBS MARVEL</text:p>
          </table:table-cell>
          <table:table-cell office:value-type="string">
            <text:p>SP34742</text:p>
          </table:table-cell>
          <table:table-cell office:value-type="string">
            <text:p>SPIDERMAN</text:p>
          </table:table-cell>
          <table:table-cell office:value-type="float" office:value="1.35">
            <text:p>1,3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664">
            <text:p>8664</text:p>
          </table:table-cell>
          <table:table-cell office:value-type="string">
            <text:p><text:a xlink:href="../../../../../../Users/Toni/AppData/Local/Temp/CSV3110.xlsx">http://ilusionstore.es/img/p/8664-6518.jpg</text:a></text:p>
          </table:table-cell>
          <table:table-cell office:value-type="string">
            <text:p>TAZA MICROONDAS 350ML. SPIDERMAN RED WEBS</text:p>
          </table:table-cell>
          <table:table-cell office:value-type="string">
            <text:p>SP34049</text:p>
          </table:table-cell>
          <table:table-cell office:value-type="string">
            <text:p>SPIDERMAN</text:p>
          </table:table-cell>
          <table:table-cell office:value-type="float" office:value="1.25">
            <text:p>1,2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629">
            <text:p>8629</text:p>
          </table:table-cell>
          <table:table-cell office:value-type="string">
            <text:p><text:a xlink:href="../../../../../../Users/Toni/AppData/Local/Temp/CSV3110.xlsx">http://ilusionstore.es/img/p/8629-6482.jpg</text:a></text:p>
          </table:table-cell>
          <table:table-cell office:value-type="string">
            <text:p>SET RELOJ DIGITAL + BILLETERA EN BLISTER SPIDERMAN</text:p>
          </table:table-cell>
          <table:table-cell office:value-type="string">
            <text:p>SP77104</text:p>
          </table:table-cell>
          <table:table-cell office:value-type="string">
            <text:p>SPIDERMAN</text:p>
          </table:table-cell>
          <table:table-cell office:value-type="float" office:value="4.95">
            <text:p>4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8455">
            <text:p>8455</text:p>
          </table:table-cell>
          <table:table-cell office:value-type="string">
            <text:p><text:a xlink:href="../../../../../../Users/Toni/AppData/Local/Temp/CSV3110.xlsx">http://ilusionstore.es/img/p/8455-6297.jpg</text:a></text:p>
          </table:table-cell>
          <table:table-cell office:value-type="string">
            <text:p>PONCHO PLAYA SPIDERMAN 100% ALGODON 50X115CM.</text:p>
          </table:table-cell>
          <table:table-cell office:value-type="string">
            <text:p>SP2200-2190</text:p>
          </table:table-cell>
          <table:table-cell office:value-type="string">
            <text:p>SPIDERMAN</text:p>
          </table:table-cell>
          <table:table-cell office:value-type="float" office:value="6.95">
            <text:p>6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454">
            <text:p>8454</text:p>
          </table:table-cell>
          <table:table-cell office:value-type="string">
            <text:p><text:a xlink:href="../../../../../../Users/Toni/AppData/Local/Temp/CSV3110.xlsx">http://ilusionstore.es/img/p/8454-6296.jpg</text:a></text:p>
          </table:table-cell>
          <table:table-cell office:value-type="string">
            <text:p>TOALLA PLAYA MICRO SPIDERMAN (70X140CM) 250GR.</text:p>
          </table:table-cell>
          <table:table-cell office:value-type="string">
            <text:p>SP2200-2180</text:p>
          </table:table-cell>
          <table:table-cell office:value-type="string">
            <text:p>SPIDERMAN</text:p>
          </table:table-cell>
          <table:table-cell office:value-type="float" office:value="4.65">
            <text:p>4,6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449">
            <text:p>8449</text:p>
          </table:table-cell>
          <table:table-cell office:value-type="string">
            <text:p><text:a xlink:href="../../../../../../Users/Toni/AppData/Local/Temp/CSV3110.xlsx">http://ilusionstore.es/img/p/8449-6291.jpg</text:a></text:p>
          </table:table-cell>
          <table:table-cell office:value-type="string">
            <text:p>MOCHILA CASUAL SPIDERMAN MARVEL (26X32X12CM.)</text:p>
          </table:table-cell>
          <table:table-cell office:value-type="string">
            <text:p>SP2100-1752</text:p>
          </table:table-cell>
          <table:table-cell office:value-type="string">
            <text:p>SPIDERMAN</text:p>
          </table:table-cell>
          <table:table-cell office:value-type="float" office:value="7.8">
            <text:p>7,8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311">
            <text:p>8311</text:p>
          </table:table-cell>
          <table:table-cell office:value-type="string">
            <text:p><text:a xlink:href="../../../../../../Users/Toni/AppData/Local/Temp/CSV3110.xlsx">http://ilusionstore.es/img/p/8311-6154.jpg</text:a></text:p>
          </table:table-cell>
          <table:table-cell office:value-type="string">
            <text:p>TOALLA SPIDERMAN MARVEL 100% ALGODON 140X70CM.</text:p>
          </table:table-cell>
          <table:table-cell office:value-type="string">
            <text:p>SP67990</text:p>
          </table:table-cell>
          <table:table-cell office:value-type="string">
            <text:p>SPIDERMAN</text:p>
          </table:table-cell>
          <table:table-cell office:value-type="float" office:value="5.95">
            <text:p>5,9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7648">
            <text:p>7648</text:p>
          </table:table-cell>
          <table:table-cell office:value-type="string">
            <text:p><text:a xlink:href="../../../../../../Users/Toni/AppData/Local/Temp/CSV3110.xlsx">http://ilusionstore.es/img/p/7648-5431.jpg</text:a></text:p>
          </table:table-cell>
          <table:table-cell office:value-type="string">
            <text:p>FIGURA SPIDERMAN HERO 30CM ARTICULADO MARVEL</text:p>
          </table:table-cell>
          <table:table-cell office:value-type="string">
            <text:p>SP41796</text:p>
          </table:table-cell>
          <table:table-cell office:value-type="string">
            <text:p>SPIDERMAN</text:p>
          </table:table-cell>
          <table:table-cell office:value-type="float" office:value="11.25">
            <text:p>11,2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7496">
            <text:p>7496</text:p>
          </table:table-cell>
          <table:table-cell office:value-type="string">
            <text:p><text:a xlink:href="../../../../../../Users/Toni/AppData/Local/Temp/CSV3110.xlsx">http://ilusionstore.es/img/p/7496-5265.jpg</text:a></text:p>
          </table:table-cell>
          <table:table-cell office:value-type="string">
            <text:p>BOLSA MERIENDA SPIDERMAN MARVEL</text:p>
          </table:table-cell>
          <table:table-cell office:value-type="string">
            <text:p>SP87954</text:p>
          </table:table-cell>
          <table:table-cell office:value-type="string">
            <text:p>SPIDERMAN</text:p>
          </table:table-cell>
          <table:table-cell office:value-type="float" office:value="3.5">
            <text:p>3,5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6690">
            <text:p>6690</text:p>
          </table:table-cell>
          <table:table-cell office:value-type="string">
            <text:p><text:a xlink:href="../../../../../../Users/Toni/AppData/Local/Temp/CSV3110.xlsx">http://ilusionstore.es/img/p/6690-4291.jpg</text:a></text:p>
          </table:table-cell>
          <table:table-cell office:value-type="string">
            <text:p>GORRA FULL PRINT SPIDERMAN MARVEL</text:p>
          </table:table-cell>
          <table:table-cell office:value-type="string">
            <text:p>SP69648</text:p>
          </table:table-cell>
          <table:table-cell office:value-type="string">
            <text:p>SPIDERMAN</text:p>
          </table:table-cell>
          <table:table-cell office:value-type="float" office:value="2">
            <text:p>2,00</text:p>
          </table:table-cell>
          <table:table-cell office:value-type="float" office:value="64">
            <text:p>64</text:p>
          </table:table-cell>
          <table:table-cell table:number-columns-repeated="1017"/>
        </table:table-row>
        <table:table-row table:style-name="ro1">
          <table:table-cell office:value-type="float" office:value="6681">
            <text:p>6681</text:p>
          </table:table-cell>
          <table:table-cell office:value-type="string">
            <text:p><text:a xlink:href="../../../../../../Users/Toni/AppData/Local/Temp/CSV3110.xlsx">http://ilusionstore.es/img/p/6681-4295.jpg</text:a></text:p>
          </table:table-cell>
          <table:table-cell office:value-type="string">
            <text:p>SACO 41CM. SPIDERMAN ULTIMATE MARVEL</text:p>
          </table:table-cell>
          <table:table-cell office:value-type="string">
            <text:p>SP51357</text:p>
          </table:table-cell>
          <table:table-cell office:value-type="string">
            <text:p>SPIDERMAN</text:p>
          </table:table-cell>
          <table:table-cell office:value-type="float" office:value="5.95">
            <text:p>5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6669">
            <text:p>6669</text:p>
          </table:table-cell>
          <table:table-cell office:value-type="string">
            <text:p><text:a xlink:href="../../../../../../Users/Toni/AppData/Local/Temp/CSV3110.xlsx">http://ilusionstore.es/img/p/6669-4300.jpg</text:a></text:p>
          </table:table-cell>
          <table:table-cell office:value-type="string">
            <text:p>BOTELLA SPORT SPIDERMAN</text:p>
          </table:table-cell>
          <table:table-cell office:value-type="string">
            <text:p>SP3328</text:p>
          </table:table-cell>
          <table:table-cell office:value-type="string">
            <text:p>SPIDERMAN</text:p>
          </table:table-cell>
          <table:table-cell office:value-type="float" office:value="1.1">
            <text:p>1,10</text:p>
          </table:table-cell>
          <table:table-cell office:value-type="float" office:value="31">
            <text:p>31</text:p>
          </table:table-cell>
          <table:table-cell table:number-columns-repeated="1017"/>
        </table:table-row>
        <table:table-row table:style-name="ro1">
          <table:table-cell office:value-type="float" office:value="6664">
            <text:p>6664</text:p>
          </table:table-cell>
          <table:table-cell office:value-type="string">
            <text:p><text:a xlink:href="../../../../../../Users/Toni/AppData/Local/Temp/CSV3110.xlsx">http://ilusionstore.es/img/p/6664-4305.jpg</text:a></text:p>
          </table:table-cell>
          <table:table-cell office:value-type="string">
            <text:p>VASO CAÑA VALUE SPIDERMAN MARVEL 430ML</text:p>
          </table:table-cell>
          <table:table-cell office:value-type="string">
            <text:p>SP24303</text:p>
          </table:table-cell>
          <table:table-cell office:value-type="string">
            <text:p>SPIDERMAN</text:p>
          </table:table-cell>
          <table:table-cell office:value-type="float" office:value="1.2">
            <text:p>1,2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6659">
            <text:p>6659</text:p>
          </table:table-cell>
          <table:table-cell office:value-type="string">
            <text:p><text:a xlink:href="../../../../../../Users/Toni/AppData/Local/Temp/CSV3110.xlsx">http://ilusionstore.es/img/p/6659-4306.jpg</text:a></text:p>
          </table:table-cell>
          <table:table-cell office:value-type="string">
            <text:p>TOALLA PLAYA 70X140CM SPIDERMAN</text:p>
          </table:table-cell>
          <table:table-cell office:value-type="string">
            <text:p>SP2200-1093</text:p>
          </table:table-cell>
          <table:table-cell office:value-type="string">
            <text:p>SPIDERMAN</text:p>
          </table:table-cell>
          <table:table-cell office:value-type="float" office:value="6.95">
            <text:p>6,9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6652">
            <text:p>6652</text:p>
          </table:table-cell>
          <table:table-cell office:value-type="string">
            <text:p><text:a xlink:href="../../../../../../Users/Toni/AppData/Local/Temp/CSV3110.xlsx">http://ilusionstore.es/img/p/6652-4916.jpg</text:a></text:p>
          </table:table-cell>
          <table:table-cell office:value-type="string">
            <text:p>MANTA POLAR SPIDERMAN</text:p>
          </table:table-cell>
          <table:table-cell office:value-type="string">
            <text:p>SP2200-0517</text:p>
          </table:table-cell>
          <table:table-cell office:value-type="string">
            <text:p>SPIDERMAN</text:p>
          </table:table-cell>
          <table:table-cell office:value-type="float" office:value="4.4">
            <text:p>4,40</text:p>
          </table:table-cell>
          <table:table-cell office:value-type="float" office:value="25">
            <text:p>25</text:p>
          </table:table-cell>
          <table:table-cell table:number-columns-repeated="1017"/>
        </table:table-row>
        <table:table-row table:style-name="ro1">
          <table:table-cell office:value-type="float" office:value="9715">
            <text:p>9715</text:p>
          </table:table-cell>
          <table:table-cell office:value-type="string">
            <text:p><text:a xlink:href="../../../../../../Users/Toni/AppData/Local/Temp/CSV3110.xlsx">http://ilusionstore.es/img/p/9715-7806.jpg</text:a></text:p>
          </table:table-cell>
          <table:table-cell office:value-type="string">
            <text:p>PACK6 ZAPATILLA BOTA SPIDERMAN T-23/24/25/26/27/28</text:p>
          </table:table-cell>
          <table:table-cell office:value-type="string">
            <text:p>SP05457</text:p>
          </table:table-cell>
          <table:table-cell office:value-type="string">
            <text:p>SPIDERMAN</text:p>
          </table:table-cell>
          <table:table-cell office:value-type="float" office:value="33.9">
            <text:p>33,9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9607">
            <text:p>9607</text:p>
          </table:table-cell>
          <table:table-cell office:value-type="string">
            <text:p><text:a xlink:href="../../../../../../Users/Toni/AppData/Local/Temp/CSV3110.xlsx">http://ilusionstore.es/img/p/9607-7695.jpg</text:a></text:p>
          </table:table-cell>
          <table:table-cell office:value-type="string">
            <text:p>PACK 12 BOTAS AGUA LUZ STAR WARS (T- 25 A 32)</text:p>
          </table:table-cell>
          <table:table-cell office:value-type="string">
            <text:p>SW2300-2769</text:p>
          </table:table-cell>
          <table:table-cell office:value-type="string">
            <text:p>STAR WARS</text:p>
          </table:table-cell>
          <table:table-cell office:value-type="float" office:value="147">
            <text:p>147,0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562">
            <text:p>9562</text:p>
          </table:table-cell>
          <table:table-cell office:value-type="string">
            <text:p><text:a xlink:href="../../../../../../Users/Toni/AppData/Local/Temp/CSV3110.xlsx">http://ilusionstore.es/img/p/9562-7652.jpg</text:a></text:p>
          </table:table-cell>
          <table:table-cell office:value-type="string">
            <text:p>PACK6 CAMISETA SURT. STAR WARS AGODON (T-4/6/8/10)</text:p>
          </table:table-cell>
          <table:table-cell office:value-type="string">
            <text:p>SW00892</text:p>
          </table:table-cell>
          <table:table-cell office:value-type="string">
            <text:p>STAR WARS</text:p>
          </table:table-cell>
          <table:table-cell office:value-type="float" office:value="23.9">
            <text:p>23,9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9525">
            <text:p>9525</text:p>
          </table:table-cell>
          <table:table-cell office:value-type="string">
            <text:p><text:a xlink:href="../../../../../../Users/Toni/AppData/Local/Temp/CSV3110.xlsx">http://ilusionstore.es/img/p/9525-7615.jpg</text:a></text:p>
          </table:table-cell>
          <table:table-cell office:value-type="string">
            <text:p>PACK 3 SLIP NIÑO STAR WARS DISNEY</text:p>
          </table:table-cell>
          <table:table-cell office:value-type="string">
            <text:p>SW10604</text:p>
          </table:table-cell>
          <table:table-cell office:value-type="string">
            <text:p>STAR WARS</text:p>
          </table:table-cell>
          <table:table-cell office:value-type="float" office:value="6.75">
            <text:p>6,7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9456">
            <text:p>9456</text:p>
          </table:table-cell>
          <table:table-cell office:value-type="string">
            <text:p><text:a xlink:href="../../../../../../Users/Toni/AppData/Local/Temp/CSV3110.xlsx">http://ilusionstore.es/img/p/9456-7552.jpg</text:a></text:p>
          </table:table-cell>
          <table:table-cell office:value-type="string">
            <text:p>CARTERA EXTRAESCOLAR STAR WARS LAST JEDI 41X30CM.</text:p>
          </table:table-cell>
          <table:table-cell office:value-type="string">
            <text:p>SW41015</text:p>
          </table:table-cell>
          <table:table-cell office:value-type="string">
            <text:p>STAR WARS</text:p>
          </table:table-cell>
          <table:table-cell office:value-type="float" office:value="8.95">
            <text:p>8,95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9427">
            <text:p>9427</text:p>
          </table:table-cell>
          <table:table-cell office:value-type="string">
            <text:p><text:a xlink:href="../../../../../../Users/Toni/AppData/Local/Temp/CSV3110.xlsx">http://ilusionstore.es/img/p/9427-7520.jpg</text:a></text:p>
          </table:table-cell>
          <table:table-cell office:value-type="string">
            <text:p>PAÑLUELO MULTIUOSOS CORALINA STAR WARS DISNEY</text:p>
          </table:table-cell>
          <table:table-cell office:value-type="string">
            <text:p>SW85949</text:p>
          </table:table-cell>
          <table:table-cell office:value-type="string">
            <text:p>STAR WARS</text:p>
          </table:table-cell>
          <table:table-cell office:value-type="float" office:value="2.25">
            <text:p>2,25</text:p>
          </table:table-cell>
          <table:table-cell office:value-type="float" office:value="48">
            <text:p>48</text:p>
          </table:table-cell>
          <table:table-cell table:number-columns-repeated="1017"/>
        </table:table-row>
        <table:table-row table:style-name="ro1">
          <table:table-cell office:value-type="float" office:value="9426">
            <text:p>9426</text:p>
          </table:table-cell>
          <table:table-cell office:value-type="string">
            <text:p><text:a xlink:href="../../../../../../Users/Toni/AppData/Local/Temp/CSV3110.xlsx">http://ilusionstore.es/img/p/9426-7519.jpg</text:a></text:p>
          </table:table-cell>
          <table:table-cell office:value-type="string">
            <text:p>SET INVIERNO 3PZ GORRO+BUFANDA+GUANTES STAR WARS</text:p>
          </table:table-cell>
          <table:table-cell office:value-type="string">
            <text:p>SW85918</text:p>
          </table:table-cell>
          <table:table-cell office:value-type="string">
            <text:p>STAR WARS</text:p>
          </table:table-cell>
          <table:table-cell office:value-type="float" office:value="5.95">
            <text:p>5,95</text:p>
          </table:table-cell>
          <table:table-cell office:value-type="float" office:value="47">
            <text:p>47</text:p>
          </table:table-cell>
          <table:table-cell table:number-columns-repeated="1017"/>
        </table:table-row>
        <table:table-row table:style-name="ro1">
          <table:table-cell office:value-type="float" office:value="9425">
            <text:p>9425</text:p>
          </table:table-cell>
          <table:table-cell office:value-type="string">
            <text:p><text:a xlink:href="../../../../../../Users/Toni/AppData/Local/Temp/CSV3110.xlsx">http://ilusionstore.es/img/p/9425-7518.jpg</text:a></text:p>
          </table:table-cell>
          <table:table-cell office:value-type="string">
            <text:p>MANTA POLAR DARTH VADER STAR WARS 150X100CM.</text:p>
          </table:table-cell>
          <table:table-cell office:value-type="string">
            <text:p>SW85772</text:p>
          </table:table-cell>
          <table:table-cell office:value-type="string">
            <text:p>STAR WARS</text:p>
          </table:table-cell>
          <table:table-cell office:value-type="float" office:value="3.65">
            <text:p>3,65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9424">
            <text:p>9424</text:p>
          </table:table-cell>
          <table:table-cell office:value-type="string">
            <text:p><text:a xlink:href="../../../../../../Users/Toni/AppData/Local/Temp/CSV3110.xlsx">http://ilusionstore.es/img/p/9424-7517.jpg</text:a></text:p>
          </table:table-cell>
          <table:table-cell office:value-type="string">
            <text:p>BANDOLERA AJUSTABLE NIÑO STAR WARS LAST JEDI</text:p>
          </table:table-cell>
          <table:table-cell office:value-type="string">
            <text:p>SW41022</text:p>
          </table:table-cell>
          <table:table-cell office:value-type="string">
            <text:p>STAR WARS</text:p>
          </table:table-cell>
          <table:table-cell office:value-type="float" office:value="4.95">
            <text:p>4,9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9423">
            <text:p>9423</text:p>
          </table:table-cell>
          <table:table-cell office:value-type="string">
            <text:p><text:a xlink:href="../../../../../../Users/Toni/AppData/Local/Temp/CSV3110.xlsx">http://ilusionstore.es/img/p/9423-7516.jpg</text:a></text:p>
          </table:table-cell>
          <table:table-cell office:value-type="string">
            <text:p>PORTATODO TRES COMPARTIMENTOS STAR WARS LAST JEDI</text:p>
          </table:table-cell>
          <table:table-cell office:value-type="string">
            <text:p>SW40995</text:p>
          </table:table-cell>
          <table:table-cell office:value-type="string">
            <text:p>STAR WARS</text:p>
          </table:table-cell>
          <table:table-cell office:value-type="float" office:value="4.5">
            <text:p>4,50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9422">
            <text:p>9422</text:p>
          </table:table-cell>
          <table:table-cell office:value-type="string">
            <text:p><text:a xlink:href="../../../../../../Users/Toni/AppData/Local/Temp/CSV3110.xlsx">http://ilusionstore.es/img/p/9422-7515.jpg</text:a></text:p>
          </table:table-cell>
          <table:table-cell office:value-type="string">
            <text:p>SACO MOCHILA STAR WARS LAST JEDI 40X30CM.</text:p>
          </table:table-cell>
          <table:table-cell office:value-type="string">
            <text:p>SW40971</text:p>
          </table:table-cell>
          <table:table-cell office:value-type="string">
            <text:p>STAR WARS</text:p>
          </table:table-cell>
          <table:table-cell office:value-type="float" office:value="3.95">
            <text:p>3,95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9421">
            <text:p>9421</text:p>
          </table:table-cell>
          <table:table-cell office:value-type="string">
            <text:p><text:a xlink:href="../../../../../../Users/Toni/AppData/Local/Temp/CSV3110.xlsx">http://ilusionstore.es/img/p/9421-7514.jpg</text:a></text:p>
          </table:table-cell>
          <table:table-cell office:value-type="string">
            <text:p>BOLSA DEPORTE-VIAJE 40CM. STAR WARS LAST JEDI</text:p>
          </table:table-cell>
          <table:table-cell office:value-type="string">
            <text:p>SW40964</text:p>
          </table:table-cell>
          <table:table-cell office:value-type="string">
            <text:p>STAR WARS</text:p>
          </table:table-cell>
          <table:table-cell office:value-type="float" office:value="8.95">
            <text:p>8,9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420">
            <text:p>9420</text:p>
          </table:table-cell>
          <table:table-cell office:value-type="string">
            <text:p><text:a xlink:href="../../../../../../Users/Toni/AppData/Local/Temp/CSV3110.xlsx">http://ilusionstore.es/img/p/9420-7513.jpg</text:a></text:p>
          </table:table-cell>
          <table:table-cell office:value-type="string">
            <text:p>MOCHILA TROLLEY 2R. ESCOLAR STAR WARS DISNEY JEDI</text:p>
          </table:table-cell>
          <table:table-cell office:value-type="string">
            <text:p>SW40957</text:p>
          </table:table-cell>
          <table:table-cell office:value-type="string">
            <text:p>STAR WARS</text:p>
          </table:table-cell>
          <table:table-cell office:value-type="float" office:value="28.95">
            <text:p>28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419">
            <text:p>9419</text:p>
          </table:table-cell>
          <table:table-cell office:value-type="string">
            <text:p><text:a xlink:href="../../../../../../Users/Toni/AppData/Local/Temp/CSV3110.xlsx">http://ilusionstore.es/img/p/9419-7512.jpg</text:a></text:p>
          </table:table-cell>
          <table:table-cell office:value-type="string">
            <text:p>MOCHILA ESCOLAR ADAPTABLE 42CM. STAR WARS JEDI</text:p>
          </table:table-cell>
          <table:table-cell office:value-type="string">
            <text:p>SW40926</text:p>
          </table:table-cell>
          <table:table-cell office:value-type="string">
            <text:p>STAR WARS</text:p>
          </table:table-cell>
          <table:table-cell office:value-type="float" office:value="14.5">
            <text:p>14,50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9418">
            <text:p>9418</text:p>
          </table:table-cell>
          <table:table-cell office:value-type="string">
            <text:p><text:a xlink:href="../../../../../../Users/Toni/AppData/Local/Temp/CSV3110.xlsx">http://ilusionstore.es/img/p/9418-7511.jpg</text:a></text:p>
          </table:table-cell>
          <table:table-cell office:value-type="string">
            <text:p>MOCHILA ESCOLAR ADAPTABLE 42CM 3 COMPT. STAR WARS</text:p>
          </table:table-cell>
          <table:table-cell office:value-type="string">
            <text:p>SW40896</text:p>
          </table:table-cell>
          <table:table-cell office:value-type="string">
            <text:p>STAR WARS</text:p>
          </table:table-cell>
          <table:table-cell office:value-type="float" office:value="15.5">
            <text:p>15,50</text:p>
          </table:table-cell>
          <table:table-cell office:value-type="float" office:value="21">
            <text:p>21</text:p>
          </table:table-cell>
          <table:table-cell table:number-columns-repeated="1017"/>
        </table:table-row>
        <table:table-row table:style-name="ro1">
          <table:table-cell office:value-type="float" office:value="9417">
            <text:p>9417</text:p>
          </table:table-cell>
          <table:table-cell office:value-type="string">
            <text:p><text:a xlink:href="../../../../../../Users/Toni/AppData/Local/Temp/CSV3110.xlsx">http://ilusionstore.es/img/p/9417-7510.jpg</text:a></text:p>
          </table:table-cell>
          <table:table-cell office:value-type="string">
            <text:p>MALETA TROLLEY ABS 55CM. STAR WARS LAST JEDI</text:p>
          </table:table-cell>
          <table:table-cell office:value-type="string">
            <text:p>SW40841</text:p>
          </table:table-cell>
          <table:table-cell office:value-type="string">
            <text:p>STAR WARS</text:p>
          </table:table-cell>
          <table:table-cell office:value-type="float" office:value="58.95">
            <text:p>58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416">
            <text:p>9416</text:p>
          </table:table-cell>
          <table:table-cell office:value-type="string">
            <text:p><text:a xlink:href="../../../../../../Users/Toni/AppData/Local/Temp/CSV3110.xlsx">http://ilusionstore.es/img/p/9416-7509.jpg</text:a></text:p>
          </table:table-cell>
          <table:table-cell office:value-type="string">
            <text:p>TAZA MICROONDAS STAR WARS DISNEY 350ML.</text:p>
          </table:table-cell>
          <table:table-cell office:value-type="string">
            <text:p>SW24045</text:p>
          </table:table-cell>
          <table:table-cell office:value-type="string">
            <text:p>STAR WARS</text:p>
          </table:table-cell>
          <table:table-cell office:value-type="float" office:value="1.25">
            <text:p>1,25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1">
          <table:table-cell office:value-type="float" office:value="9366">
            <text:p>9366</text:p>
          </table:table-cell>
          <table:table-cell office:value-type="string">
            <text:p><text:a xlink:href="../../../../../../Users/Toni/AppData/Local/Temp/CSV3110.xlsx">http://ilusionstore.es/img/p/9366-7459.jpg</text:a></text:p>
          </table:table-cell>
          <table:table-cell office:value-type="string">
            <text:p>PARAGUAS ATUMATICO STAR WARS DISNEY 52 CM.</text:p>
          </table:table-cell>
          <table:table-cell office:value-type="string">
            <text:p>SW2400-0359</text:p>
          </table:table-cell>
          <table:table-cell office:value-type="string">
            <text:p>STAR WARS</text:p>
          </table:table-cell>
          <table:table-cell office:value-type="float" office:value="6.45">
            <text:p>6,45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1">
          <table:table-cell office:value-type="float" office:value="9365">
            <text:p>9365</text:p>
          </table:table-cell>
          <table:table-cell office:value-type="string">
            <text:p><text:a xlink:href="../../../../../../Users/Toni/AppData/Local/Temp/CSV3110.xlsx">http://ilusionstore.es/img/p/9365-7458.jpg</text:a></text:p>
          </table:table-cell>
          <table:table-cell office:value-type="string">
            <text:p>SET INVIERNO 2 PZ GORRO + GUANTES STAR WARS DISNEY</text:p>
          </table:table-cell>
          <table:table-cell office:value-type="string">
            <text:p>SW2200-2556</text:p>
          </table:table-cell>
          <table:table-cell office:value-type="string">
            <text:p>STAR WARS</text:p>
          </table:table-cell>
          <table:table-cell office:value-type="float" office:value="4.25">
            <text:p>4,2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9364">
            <text:p>9364</text:p>
          </table:table-cell>
          <table:table-cell office:value-type="string">
            <text:p><text:a xlink:href="../../../../../../Users/Toni/AppData/Local/Temp/CSV3110.xlsx">http://ilusionstore.es/img/p/9364-7457.jpg</text:a></text:p>
          </table:table-cell>
          <table:table-cell office:value-type="string">
            <text:p>PAÑUELO POLAR MULTIUSOS STAR WARS DISNEY</text:p>
          </table:table-cell>
          <table:table-cell office:value-type="string">
            <text:p>SW2200-2471</text:p>
          </table:table-cell>
          <table:table-cell office:value-type="string">
            <text:p>STAR WARS</text:p>
          </table:table-cell>
          <table:table-cell office:value-type="float" office:value="2.65">
            <text:p>2,6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9363">
            <text:p>9363</text:p>
          </table:table-cell>
          <table:table-cell office:value-type="string">
            <text:p><text:a xlink:href="../../../../../../Users/Toni/AppData/Local/Temp/CSV3110.xlsx">http://ilusionstore.es/img/p/9363-7456.jpg</text:a></text:p>
          </table:table-cell>
          <table:table-cell office:value-type="string">
            <text:p>PACK6 SUETER 100% COTTON STAR WARS (T-6/8//10//12)</text:p>
          </table:table-cell>
          <table:table-cell office:value-type="string">
            <text:p>SW2200-2362</text:p>
          </table:table-cell>
          <table:table-cell office:value-type="string">
            <text:p>STAR WARS</text:p>
          </table:table-cell>
          <table:table-cell office:value-type="float" office:value="37.5">
            <text:p>37,5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9362">
            <text:p>9362</text:p>
          </table:table-cell>
          <table:table-cell office:value-type="string">
            <text:p><text:a xlink:href="../../../../../../Users/Toni/AppData/Local/Temp/CSV3110.xlsx">http://ilusionstore.es/img/p/9362-7455.jpg</text:a></text:p>
          </table:table-cell>
          <table:table-cell office:value-type="string">
            <text:p>PACK 6 PANTALONES CHANDAL STAR WARS (T-6/8/10/12)</text:p>
          </table:table-cell>
          <table:table-cell office:value-type="string">
            <text:p>SW2200-2327</text:p>
          </table:table-cell>
          <table:table-cell office:value-type="string">
            <text:p>STAR WARS</text:p>
          </table:table-cell>
          <table:table-cell office:value-type="float" office:value="47.7">
            <text:p>47,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9361">
            <text:p>9361</text:p>
          </table:table-cell>
          <table:table-cell office:value-type="string">
            <text:p><text:a xlink:href="../../../../../../Users/Toni/AppData/Local/Temp/CSV3110.xlsx">http://ilusionstore.es/img/p/9361-7454.jpg</text:a></text:p>
          </table:table-cell>
          <table:table-cell office:value-type="string">
            <text:p>PACK 6 SUDADERAS STAR WARS DISNEY (T-6/8/10//12)</text:p>
          </table:table-cell>
          <table:table-cell office:value-type="string">
            <text:p>SW2200-2319</text:p>
          </table:table-cell>
          <table:table-cell office:value-type="string">
            <text:p>STAR WARS</text:p>
          </table:table-cell>
          <table:table-cell office:value-type="float" office:value="77.7">
            <text:p>77,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9360">
            <text:p>9360</text:p>
          </table:table-cell>
          <table:table-cell office:value-type="string">
            <text:p><text:a xlink:href="../../../../../../Users/Toni/AppData/Local/Temp/CSV3110.xlsx">http://ilusionstore.es/img/p/9360-7453.jpg</text:a></text:p>
          </table:table-cell>
          <table:table-cell office:value-type="string">
            <text:p>PACK 6 PIJAMAS 100% COTTON STAR WARS (T-6/8/10/12)</text:p>
          </table:table-cell>
          <table:table-cell office:value-type="string">
            <text:p>SW2200-2282</text:p>
          </table:table-cell>
          <table:table-cell office:value-type="string">
            <text:p>STAR WARS</text:p>
          </table:table-cell>
          <table:table-cell office:value-type="float" office:value="55.5">
            <text:p>55,5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9359">
            <text:p>9359</text:p>
          </table:table-cell>
          <table:table-cell office:value-type="string">
            <text:p><text:a xlink:href="../../../../../../Users/Toni/AppData/Local/Temp/CSV3110.xlsx">http://ilusionstore.es/img/p/9359-7452.jpg</text:a></text:p>
          </table:table-cell>
          <table:table-cell office:value-type="string">
            <text:p>PACK 12 CALCETINES STAR WARS T-23-26/27-30/31-34</text:p>
          </table:table-cell>
          <table:table-cell office:value-type="string">
            <text:p>SW02440</text:p>
          </table:table-cell>
          <table:table-cell office:value-type="string">
            <text:p>STAR WARS</text:p>
          </table:table-cell>
          <table:table-cell office:value-type="float" office:value="9.95">
            <text:p>9,9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258">
            <text:p>9258</text:p>
          </table:table-cell>
          <table:table-cell office:value-type="string">
            <text:p><text:a xlink:href="../../../../../../Users/Toni/AppData/Local/Temp/CSV3110.xlsx">http://ilusionstore.es/img/p/9258-7350.jpg</text:a></text:p>
          </table:table-cell>
          <table:table-cell office:value-type="string">
            <text:p>MOCHILA 3D METALIZADA STAR WARS 21X31X10CM</text:p>
          </table:table-cell>
          <table:table-cell office:value-type="string">
            <text:p>SW2100-2080</text:p>
          </table:table-cell>
          <table:table-cell office:value-type="string">
            <text:p>STAR WARS</text:p>
          </table:table-cell>
          <table:table-cell office:value-type="float" office:value="6.99">
            <text:p>6,99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255">
            <text:p>9255</text:p>
          </table:table-cell>
          <table:table-cell office:value-type="string">
            <text:p><text:a xlink:href="../../../../../../Users/Toni/AppData/Local/Temp/CSV3110.xlsx">http://ilusionstore.es/img/p/9255-7347.jpg</text:a></text:p>
          </table:table-cell>
          <table:table-cell office:value-type="string">
            <text:p>PAÑUELO MULTIUSOS CORALINA STAR WARS DISNEY</text:p>
          </table:table-cell>
          <table:table-cell office:value-type="string">
            <text:p>SW00996</text:p>
          </table:table-cell>
          <table:table-cell office:value-type="string">
            <text:p>STAR WARS</text:p>
          </table:table-cell>
          <table:table-cell office:value-type="float" office:value="2.25">
            <text:p>2,25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9115">
            <text:p>9115</text:p>
          </table:table-cell>
          <table:table-cell office:value-type="string">
            <text:p><text:a xlink:href="../../../../../../Users/Toni/AppData/Local/Temp/CSV3110.xlsx">http://ilusionstore.es/img/p/9115-7207.jpg</text:a></text:p>
          </table:table-cell>
          <table:table-cell office:value-type="string">
            <text:p>PLUMIER TRIPLE STAR WARS DISNEY RELLENO GIOTTO</text:p>
          </table:table-cell>
          <table:table-cell office:value-type="string">
            <text:p>SW2700-0199</text:p>
          </table:table-cell>
          <table:table-cell office:value-type="string">
            <text:p>STAR WARS</text:p>
          </table:table-cell>
          <table:table-cell office:value-type="float" office:value="8.95">
            <text:p>8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114">
            <text:p>9114</text:p>
          </table:table-cell>
          <table:table-cell office:value-type="string">
            <text:p><text:a xlink:href="../../../../../../Users/Toni/AppData/Local/Temp/CSV3110.xlsx">http://ilusionstore.es/img/p/9114-7206.jpg</text:a></text:p>
          </table:table-cell>
          <table:table-cell office:value-type="string">
            <text:p>MOCHILA CON LUZ STAR WARS DISNEY 41X31X13CM.</text:p>
          </table:table-cell>
          <table:table-cell office:value-type="string">
            <text:p>SW2100-2025</text:p>
          </table:table-cell>
          <table:table-cell office:value-type="string">
            <text:p>STAR WARS</text:p>
          </table:table-cell>
          <table:table-cell office:value-type="float" office:value="17.95">
            <text:p>17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8955">
            <text:p>8955</text:p>
          </table:table-cell>
          <table:table-cell office:value-type="string">
            <text:p><text:a xlink:href="../../../../../../Users/Toni/AppData/Local/Temp/CSV3110.xlsx">http://ilusionstore.es/img/p/8955-6917.jpg</text:a></text:p>
          </table:table-cell>
          <table:table-cell office:value-type="string">
            <text:p>MOCHILA ESCOLAR 3D STAR WARS DISNEY 41X31X10CM.</text:p>
          </table:table-cell>
          <table:table-cell office:value-type="string">
            <text:p>SW2100-1993</text:p>
          </table:table-cell>
          <table:table-cell office:value-type="string">
            <text:p>STAR WARS</text:p>
          </table:table-cell>
          <table:table-cell office:value-type="float" office:value="13.95">
            <text:p>13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954">
            <text:p>8954</text:p>
          </table:table-cell>
          <table:table-cell office:value-type="string">
            <text:p><text:a xlink:href="../../../../../../Users/Toni/AppData/Local/Temp/CSV3110.xlsx">http://ilusionstore.es/img/p/8954-6919.jpg</text:a></text:p>
          </table:table-cell>
          <table:table-cell office:value-type="string">
            <text:p>MOCHILA INFANTIL 3D STAR WARS DISNEY 31X25X10CM.</text:p>
          </table:table-cell>
          <table:table-cell office:value-type="string">
            <text:p>SW2100-1977</text:p>
          </table:table-cell>
          <table:table-cell office:value-type="string">
            <text:p>STAR WARS</text:p>
          </table:table-cell>
          <table:table-cell office:value-type="float" office:value="6.99">
            <text:p>6,99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866">
            <text:p>8866</text:p>
          </table:table-cell>
          <table:table-cell office:value-type="string">
            <text:p><text:a xlink:href="../../../../../../Users/Toni/AppData/Local/Temp/CSV3110.xlsx">http://ilusionstore.es/img/p/8866-6774.jpg</text:a></text:p>
          </table:table-cell>
          <table:table-cell office:value-type="string">
            <text:p>PLUMIER EVA 3D TROOPER STAR WARS DISNEY RELLENO</text:p>
          </table:table-cell>
          <table:table-cell office:value-type="string">
            <text:p>SW2700-0209</text:p>
          </table:table-cell>
          <table:table-cell office:value-type="string">
            <text:p>STAR WARS</text:p>
          </table:table-cell>
          <table:table-cell office:value-type="float" office:value="9.95">
            <text:p>9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8747">
            <text:p>8747</text:p>
          </table:table-cell>
          <table:table-cell office:value-type="string">
            <text:p><text:a xlink:href="../../../../../../Users/Toni/AppData/Local/Temp/CSV3110.xlsx">http://ilusionstore.es/img/p/8747-6605.jpg</text:a></text:p>
          </table:table-cell>
          <table:table-cell office:value-type="string">
            <text:p>NECESER SET COMEDOR 5 PIEZAS STAR WARS DISNEY</text:p>
          </table:table-cell>
          <table:table-cell office:value-type="string">
            <text:p>SW2500-0740</text:p>
          </table:table-cell>
          <table:table-cell office:value-type="string">
            <text:p>STAR WARS</text:p>
          </table:table-cell>
          <table:table-cell office:value-type="float" office:value="4.6">
            <text:p>4,6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714">
            <text:p>8714</text:p>
          </table:table-cell>
          <table:table-cell office:value-type="string">
            <text:p><text:a xlink:href="../../../../../../Users/Toni/AppData/Local/Temp/CSV3110.xlsx">http://ilusionstore.es/img/p/8714-6560.jpg</text:a></text:p>
          </table:table-cell>
          <table:table-cell office:value-type="string">
            <text:p>SET 2 MALETAS TROLLEY ABS 4R. 55/67CM. STAR WARS</text:p>
          </table:table-cell>
          <table:table-cell office:value-type="string">
            <text:p>SW76576</text:p>
          </table:table-cell>
          <table:table-cell office:value-type="string">
            <text:p>STAR WARS</text:p>
          </table:table-cell>
          <table:table-cell office:value-type="float" office:value="89.5">
            <text:p>89,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8712">
            <text:p>8712</text:p>
          </table:table-cell>
          <table:table-cell office:value-type="string">
            <text:p><text:a xlink:href="../../../../../../Users/Toni/AppData/Local/Temp/CSV3110.xlsx">http://ilusionstore.es/img/p/8712-6558.jpg</text:a></text:p>
          </table:table-cell>
          <table:table-cell office:value-type="string">
            <text:p>MOCHILA ADAPTABLE 3 COMPARTIMENTOS 42CM. STAR WARS</text:p>
          </table:table-cell>
          <table:table-cell office:value-type="string">
            <text:p>SW76514</text:p>
          </table:table-cell>
          <table:table-cell office:value-type="string">
            <text:p>STAR WARS</text:p>
          </table:table-cell>
          <table:table-cell office:value-type="float" office:value="14.5">
            <text:p>14,5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711">
            <text:p>8711</text:p>
          </table:table-cell>
          <table:table-cell office:value-type="string">
            <text:p><text:a xlink:href="../../../../../../Users/Toni/AppData/Local/Temp/CSV3110.xlsx">http://ilusionstore.es/img/p/8711-6557.jpg</text:a></text:p>
          </table:table-cell>
          <table:table-cell office:value-type="string">
            <text:p>PORTATODO TRES COMPARTIMENTOS STAR WARS DISNEY</text:p>
          </table:table-cell>
          <table:table-cell office:value-type="string">
            <text:p>SW69929</text:p>
          </table:table-cell>
          <table:table-cell office:value-type="string">
            <text:p>STAR WARS</text:p>
          </table:table-cell>
          <table:table-cell office:value-type="float" office:value="4.5">
            <text:p>4,5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710">
            <text:p>8710</text:p>
          </table:table-cell>
          <table:table-cell office:value-type="string">
            <text:p><text:a xlink:href="../../../../../../Users/Toni/AppData/Local/Temp/CSV3110.xlsx">http://ilusionstore.es/img/p/8710-6556.jpg</text:a></text:p>
          </table:table-cell>
          <table:table-cell office:value-type="string">
            <text:p>BOLSA DEPORTE / VIAJE 45CM. STAR WARS DARTH VADER</text:p>
          </table:table-cell>
          <table:table-cell office:value-type="string">
            <text:p>SW69899</text:p>
          </table:table-cell>
          <table:table-cell office:value-type="string">
            <text:p>STAR WARS</text:p>
          </table:table-cell>
          <table:table-cell office:value-type="float" office:value="15.2">
            <text:p>15,2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708">
            <text:p>8708</text:p>
          </table:table-cell>
          <table:table-cell office:value-type="string">
            <text:p><text:a xlink:href="../../../../../../Users/Toni/AppData/Local/Temp/CSV3110.xlsx">http://ilusionstore.es/img/p/8708-6554.jpg</text:a></text:p>
          </table:table-cell>
          <table:table-cell office:value-type="string">
            <text:p>MOCHILA GUARDERIA 25CM. STAR WARS DARTH VADER</text:p>
          </table:table-cell>
          <table:table-cell office:value-type="string">
            <text:p>SW69851</text:p>
          </table:table-cell>
          <table:table-cell office:value-type="string">
            <text:p>STAR WARS</text:p>
          </table:table-cell>
          <table:table-cell office:value-type="float" office:value="7.6">
            <text:p>7,60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522">
            <text:p>8522</text:p>
          </table:table-cell>
          <table:table-cell office:value-type="string">
            <text:p><text:a xlink:href="../../../../../../Users/Toni/AppData/Local/Temp/CSV3110.xlsx">http://ilusionstore.es/img/p/8522-6362.jpg</text:a></text:p>
          </table:table-cell>
          <table:table-cell office:value-type="string">
            <text:p>MOCHILA ADAPTABLE 2 CREMALLERAS 42CM STAR WARS</text:p>
          </table:table-cell>
          <table:table-cell office:value-type="string">
            <text:p>SW86056</text:p>
          </table:table-cell>
          <table:table-cell office:value-type="string">
            <text:p>STAR WARS</text:p>
          </table:table-cell>
          <table:table-cell office:value-type="float" office:value="17.95">
            <text:p>17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8474">
            <text:p>8474</text:p>
          </table:table-cell>
          <table:table-cell office:value-type="string">
            <text:p><text:a xlink:href="../../../../../../Users/Toni/AppData/Local/Temp/CSV3110.xlsx">http://ilusionstore.es/img/p/8474-6315.jpg</text:a></text:p>
          </table:table-cell>
          <table:table-cell office:value-type="string">
            <text:p>GAFAS DE SOL EN PERCHA INDIVIDUAL STAR WARS DISNEY</text:p>
          </table:table-cell>
          <table:table-cell office:value-type="string">
            <text:p>SW2500-0631</text:p>
          </table:table-cell>
          <table:table-cell office:value-type="string">
            <text:p>STAR WARS</text:p>
          </table:table-cell>
          <table:table-cell office:value-type="float" office:value="2">
            <text:p>2,00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470">
            <text:p>8470</text:p>
          </table:table-cell>
          <table:table-cell office:value-type="string">
            <text:p><text:a xlink:href="../../../../../../Users/Toni/AppData/Local/Temp/CSV3110.xlsx">http://ilusionstore.es/img/p/8470-6311.jpg</text:a></text:p>
          </table:table-cell>
          <table:table-cell office:value-type="string">
            <text:p>PACK 8 CHANCLAS PLAYA STAR WARS DISNEY (T 28 A 37)</text:p>
          </table:table-cell>
          <table:table-cell office:value-type="string">
            <text:p>SW2300-2364</text:p>
          </table:table-cell>
          <table:table-cell office:value-type="string">
            <text:p>STAR WARS</text:p>
          </table:table-cell>
          <table:table-cell office:value-type="float" office:value="12.8">
            <text:p>12,8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8467">
            <text:p>8467</text:p>
          </table:table-cell>
          <table:table-cell office:value-type="string">
            <text:p><text:a xlink:href="../../../../../../Users/Toni/AppData/Local/Temp/CSV3110.xlsx">http://ilusionstore.es/img/p/8467-6309.jpg</text:a></text:p>
          </table:table-cell>
          <table:table-cell office:value-type="string">
            <text:p>TOALLA PLAYA 100% ALGODON STAR WARS (70X140CM.)</text:p>
          </table:table-cell>
          <table:table-cell office:value-type="string">
            <text:p>SW2200-2150</text:p>
          </table:table-cell>
          <table:table-cell office:value-type="string">
            <text:p>STAR WARS</text:p>
          </table:table-cell>
          <table:table-cell office:value-type="float" office:value="6.95">
            <text:p>6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460">
            <text:p>8460</text:p>
          </table:table-cell>
          <table:table-cell office:value-type="string">
            <text:p><text:a xlink:href="../../../../../../Users/Toni/AppData/Local/Temp/CSV3110.xlsx">http://ilusionstore.es/img/p/8460-6302.jpg</text:a></text:p>
          </table:table-cell>
          <table:table-cell office:value-type="string">
            <text:p>MOCHILA CASUAL STAR WARS DISNEY (32X40X15CM.)</text:p>
          </table:table-cell>
          <table:table-cell office:value-type="string">
            <text:p>SW2100-1754</text:p>
          </table:table-cell>
          <table:table-cell office:value-type="string">
            <text:p>STAR WARS</text:p>
          </table:table-cell>
          <table:table-cell office:value-type="float" office:value="9.8">
            <text:p>9,80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8459">
            <text:p>8459</text:p>
          </table:table-cell>
          <table:table-cell office:value-type="string">
            <text:p><text:a xlink:href="../../../../../../Users/Toni/AppData/Local/Temp/CSV3110.xlsx">http://ilusionstore.es/img/p/8459-6301.jpg</text:a></text:p>
          </table:table-cell>
          <table:table-cell office:value-type="string">
            <text:p>SAQUITO MOCHILA STAR WARS DISNEY (29,5X35CM)</text:p>
          </table:table-cell>
          <table:table-cell office:value-type="string">
            <text:p>SW2100-1708</text:p>
          </table:table-cell>
          <table:table-cell office:value-type="string">
            <text:p>STAR WARS</text:p>
          </table:table-cell>
          <table:table-cell office:value-type="float" office:value="3.25">
            <text:p>3,2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8315">
            <text:p>8315</text:p>
          </table:table-cell>
          <table:table-cell office:value-type="string">
            <text:p><text:a xlink:href="../../../../../../Users/Toni/AppData/Local/Temp/CSV3110.xlsx">http://ilusionstore.es/img/p/8315-6158.jpg</text:a></text:p>
          </table:table-cell>
          <table:table-cell office:value-type="string">
            <text:p>BLISTER RELOJ ANALOGICO STAR WARS DISNEY SAGA</text:p>
          </table:table-cell>
          <table:table-cell office:value-type="string">
            <text:p>SW73199</text:p>
          </table:table-cell>
          <table:table-cell office:value-type="string">
            <text:p>STAR WARS</text:p>
          </table:table-cell>
          <table:table-cell office:value-type="float" office:value="3.95">
            <text:p>3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314">
            <text:p>8314</text:p>
          </table:table-cell>
          <table:table-cell office:value-type="string">
            <text:p><text:a xlink:href="../../../../../../Users/Toni/AppData/Local/Temp/CSV3110.xlsx">http://ilusionstore.es/img/p/8314-6157.jpg</text:a></text:p>
          </table:table-cell>
          <table:table-cell office:value-type="string">
            <text:p>GORRA FULL PRINT STAR WARS SAGA DISNEY</text:p>
          </table:table-cell>
          <table:table-cell office:value-type="string">
            <text:p>SW68881</text:p>
          </table:table-cell>
          <table:table-cell office:value-type="string">
            <text:p>STAR WARS</text:p>
          </table:table-cell>
          <table:table-cell office:value-type="float" office:value="2.1">
            <text:p>2,10</text:p>
          </table:table-cell>
          <table:table-cell office:value-type="float" office:value="26">
            <text:p>26</text:p>
          </table:table-cell>
          <table:table-cell table:number-columns-repeated="1017"/>
        </table:table-row>
        <table:table-row table:style-name="ro1">
          <table:table-cell office:value-type="float" office:value="8313">
            <text:p>8313</text:p>
          </table:table-cell>
          <table:table-cell office:value-type="string">
            <text:p><text:a xlink:href="../../../../../../Users/Toni/AppData/Local/Temp/CSV3110.xlsx">http://ilusionstore.es/img/p/8313-6156.jpg</text:a></text:p>
          </table:table-cell>
          <table:table-cell office:value-type="string">
            <text:p>TOALLA STAR WARS SAGA 100% ALGODON 70X140CM.</text:p>
          </table:table-cell>
          <table:table-cell office:value-type="string">
            <text:p>SW68027</text:p>
          </table:table-cell>
          <table:table-cell office:value-type="string">
            <text:p>STAR WARS</text:p>
          </table:table-cell>
          <table:table-cell office:value-type="float" office:value="5.95">
            <text:p>5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7781">
            <text:p>7781</text:p>
          </table:table-cell>
          <table:table-cell office:value-type="string">
            <text:p><text:a xlink:href="../../../../../../Users/Toni/AppData/Local/Temp/CSV3110.xlsx">http://ilusionstore.es/img/p/7781-5529.jpg</text:a></text:p>
          </table:table-cell>
          <table:table-cell office:value-type="string">
            <text:p>MOCHILA 33CM. ADAP. CON CARRO STAR WARS ROGUE ONE</text:p>
          </table:table-cell>
          <table:table-cell office:value-type="string">
            <text:p>SW14613</text:p>
          </table:table-cell>
          <table:table-cell office:value-type="string">
            <text:p>STAR WARS</text:p>
          </table:table-cell>
          <table:table-cell office:value-type="float" office:value="17.2">
            <text:p>17,2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7487">
            <text:p>7487</text:p>
          </table:table-cell>
          <table:table-cell office:value-type="string">
            <text:p><text:a xlink:href="../../../../../../Users/Toni/AppData/Local/Temp/CSV3110.xlsx">http://ilusionstore.es/img/p/7487-5256.jpg</text:a></text:p>
          </table:table-cell>
          <table:table-cell office:value-type="string">
            <text:p>VASO FIGURITA 3D STAR WARS DISNEY</text:p>
          </table:table-cell>
          <table:table-cell office:value-type="string">
            <text:p>SW67669</text:p>
          </table:table-cell>
          <table:table-cell office:value-type="string">
            <text:p>STAR WARS</text:p>
          </table:table-cell>
          <table:table-cell office:value-type="float" office:value="2.7">
            <text:p>2,70</text:p>
          </table:table-cell>
          <table:table-cell office:value-type="float" office:value="17">
            <text:p>17</text:p>
          </table:table-cell>
          <table:table-cell table:number-columns-repeated="1017"/>
        </table:table-row>
        <table:table-row table:style-name="ro1">
          <table:table-cell office:value-type="float" office:value="7486">
            <text:p>7486</text:p>
          </table:table-cell>
          <table:table-cell office:value-type="string">
            <text:p><text:a xlink:href="../../../../../../Users/Toni/AppData/Local/Temp/CSV3110.xlsx">http://ilusionstore.es/img/p/7486-5255.jpg</text:a></text:p>
          </table:table-cell>
          <table:table-cell office:value-type="string">
            <text:p>BOTELLA SPORT STAR WARS DISNEY 400ML. TIMELESS</text:p>
          </table:table-cell>
          <table:table-cell office:value-type="string">
            <text:p>SW67324</text:p>
          </table:table-cell>
          <table:table-cell office:value-type="string">
            <text:p>STAR WARS</text:p>
          </table:table-cell>
          <table:table-cell office:value-type="float" office:value="1.5">
            <text:p>1,50</text:p>
          </table:table-cell>
          <table:table-cell office:value-type="float" office:value="17">
            <text:p>17</text:p>
          </table:table-cell>
          <table:table-cell table:number-columns-repeated="1017"/>
        </table:table-row>
        <table:table-row table:style-name="ro1">
          <table:table-cell office:value-type="float" office:value="6858">
            <text:p>6858</text:p>
          </table:table-cell>
          <table:table-cell office:value-type="string">
            <text:p><text:a xlink:href="../../../../../../Users/Toni/AppData/Local/Temp/CSV3110.xlsx">http://ilusionstore.es/img/p/6858-4170.jpg</text:a></text:p>
          </table:table-cell>
          <table:table-cell office:value-type="string">
            <text:p>GYM SAC STAR WARS SOLDIERS</text:p>
          </table:table-cell>
          <table:table-cell office:value-type="string">
            <text:p>SW96390</text:p>
          </table:table-cell>
          <table:table-cell office:value-type="string">
            <text:p>STAR WARS</text:p>
          </table:table-cell>
          <table:table-cell office:value-type="float" office:value="3.95">
            <text:p>3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6856">
            <text:p>6856</text:p>
          </table:table-cell>
          <table:table-cell office:value-type="string">
            <text:p><text:a xlink:href="../../../../../../Users/Toni/AppData/Local/Temp/CSV3110.xlsx">http://ilusionstore.es/img/p/6856-4172.jpg</text:a></text:p>
          </table:table-cell>
          <table:table-cell office:value-type="string">
            <text:p>MOCHILA 28CM STAR WARS SOLIDIERS</text:p>
          </table:table-cell>
          <table:table-cell office:value-type="string">
            <text:p>SW96291</text:p>
          </table:table-cell>
          <table:table-cell office:value-type="string">
            <text:p>STAR WARS</text:p>
          </table:table-cell>
          <table:table-cell office:value-type="float" office:value="8.95">
            <text:p>8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6842">
            <text:p>6842</text:p>
          </table:table-cell>
          <table:table-cell office:value-type="string">
            <text:p><text:a xlink:href="../../../../../../Users/Toni/AppData/Local/Temp/CSV3110.xlsx">http://ilusionstore.es/img/p/6842-4178.jpg</text:a></text:p>
          </table:table-cell>
          <table:table-cell office:value-type="string">
            <text:p>NECESER BANDOLERA ADAPTABLE STAR WARS FIRST ORDER</text:p>
          </table:table-cell>
          <table:table-cell office:value-type="string">
            <text:p>SW86155</text:p>
          </table:table-cell>
          <table:table-cell office:value-type="string">
            <text:p>STAR WARS</text:p>
          </table:table-cell>
          <table:table-cell office:value-type="float" office:value="5.5">
            <text:p>5,50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6838">
            <text:p>6838</text:p>
          </table:table-cell>
          <table:table-cell office:value-type="string">
            <text:p><text:a xlink:href="../../../../../../Users/Toni/AppData/Local/Temp/CSV3110.xlsx">http://ilusionstore.es/img/p/6838-4181.jpg</text:a></text:p>
          </table:table-cell>
          <table:table-cell office:value-type="string">
            <text:p>GYM SAC STAR WARS FIRST ORDER</text:p>
          </table:table-cell>
          <table:table-cell office:value-type="string">
            <text:p>SW86100</text:p>
          </table:table-cell>
          <table:table-cell office:value-type="string">
            <text:p>STAR WARS</text:p>
          </table:table-cell>
          <table:table-cell office:value-type="float" office:value="3.5">
            <text:p>3,5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6830">
            <text:p>6830</text:p>
          </table:table-cell>
          <table:table-cell office:value-type="string">
            <text:p><text:a xlink:href="../../../../../../Users/Toni/AppData/Local/Temp/CSV3110.xlsx">http://ilusionstore.es/img/p/6830-4184.jpg</text:a></text:p>
          </table:table-cell>
          <table:table-cell office:value-type="string">
            <text:p>COJIN POLIESTER 40X40CM STAR WARS EL DESPERTAR</text:p>
          </table:table-cell>
          <table:table-cell office:value-type="string">
            <text:p>SW80595</text:p>
          </table:table-cell>
          <table:table-cell office:value-type="string">
            <text:p>STAR WARS</text:p>
          </table:table-cell>
          <table:table-cell office:value-type="float" office:value="3.9">
            <text:p>3,90</text:p>
          </table:table-cell>
          <table:table-cell office:value-type="float" office:value="26">
            <text:p>26</text:p>
          </table:table-cell>
          <table:table-cell table:number-columns-repeated="1017"/>
        </table:table-row>
        <table:table-row table:style-name="ro1">
          <table:table-cell office:value-type="float" office:value="6825">
            <text:p>6825</text:p>
          </table:table-cell>
          <table:table-cell office:value-type="string">
            <text:p><text:a xlink:href="../../../../../../Users/Toni/AppData/Local/Temp/CSV3110.xlsx">http://ilusionstore.es/img/p/6825-4188.jpg</text:a></text:p>
          </table:table-cell>
          <table:table-cell office:value-type="string">
            <text:p>BOTELLA ALUMINIO STAR WARS DISNEY 400ML</text:p>
          </table:table-cell>
          <table:table-cell office:value-type="string">
            <text:p>SW67348</text:p>
          </table:table-cell>
          <table:table-cell office:value-type="string">
            <text:p>STAR WARS</text:p>
          </table:table-cell>
          <table:table-cell office:value-type="float" office:value="2">
            <text:p>2,00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float" office:value="6822">
            <text:p>6822</text:p>
          </table:table-cell>
          <table:table-cell office:value-type="string">
            <text:p><text:a xlink:href="../../../../../../Users/Toni/AppData/Local/Temp/CSV3110.xlsx">http://ilusionstore.es/img/p/6822-4191.jpg</text:a></text:p>
          </table:table-cell>
          <table:table-cell office:value-type="string">
            <text:p>TAZA MICROONDAS STAR WARS DISNEY 36CL</text:p>
          </table:table-cell>
          <table:table-cell office:value-type="string">
            <text:p>SW67041</text:p>
          </table:table-cell>
          <table:table-cell office:value-type="string">
            <text:p>STAR WARS</text:p>
          </table:table-cell>
          <table:table-cell office:value-type="float" office:value="1.25">
            <text:p>1,2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6808">
            <text:p>6808</text:p>
          </table:table-cell>
          <table:table-cell office:value-type="string">
            <text:p><text:a xlink:href="../../../../../../Users/Toni/AppData/Local/Temp/CSV3110.xlsx">http://ilusionstore.es/img/p/6808-4203.jpg</text:a></text:p>
          </table:table-cell>
          <table:table-cell office:value-type="string">
            <text:p>LLAVEROS SURTIDOS RUBBER STAR WARS DISNEY</text:p>
          </table:table-cell>
          <table:table-cell office:value-type="string">
            <text:p>SW51418</text:p>
          </table:table-cell>
          <table:table-cell office:value-type="string">
            <text:p>STAR WARS</text:p>
          </table:table-cell>
          <table:table-cell office:value-type="float" office:value="0.75">
            <text:p>0,7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6805">
            <text:p>6805</text:p>
          </table:table-cell>
          <table:table-cell office:value-type="string">
            <text:p><text:a xlink:href="../../../../../../Users/Toni/AppData/Local/Temp/CSV3110.xlsx">http://ilusionstore.es/img/p/6805-4206.jpg</text:a></text:p>
          </table:table-cell>
          <table:table-cell office:value-type="string">
            <text:p>CEPILLO ELECTRICO TURBO MAX STAR WARS</text:p>
          </table:table-cell>
          <table:table-cell office:value-type="string">
            <text:p>SW49380</text:p>
          </table:table-cell>
          <table:table-cell office:value-type="string">
            <text:p>STAR WARS</text:p>
          </table:table-cell>
          <table:table-cell office:value-type="float" office:value="0.495">
            <text:p>0,5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6786">
            <text:p>6786</text:p>
          </table:table-cell>
          <table:table-cell office:value-type="string">
            <text:p><text:a xlink:href="../../../../../../Users/Toni/AppData/Local/Temp/CSV3110.xlsx">http://ilusionstore.es/img/p/6786-4212.jpg</text:a></text:p>
          </table:table-cell>
          <table:table-cell office:value-type="string">
            <text:p>RELOJ DE PARED STAR WARS VII BB8</text:p>
          </table:table-cell>
          <table:table-cell office:value-type="string">
            <text:p>SW42263</text:p>
          </table:table-cell>
          <table:table-cell office:value-type="string">
            <text:p>STAR WARS</text:p>
          </table:table-cell>
          <table:table-cell office:value-type="float" office:value="3.25">
            <text:p>3,2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6785">
            <text:p>6785</text:p>
          </table:table-cell>
          <table:table-cell office:value-type="string">
            <text:p><text:a xlink:href="../../../../../../Users/Toni/AppData/Local/Temp/CSV3110.xlsx">http://ilusionstore.es/img/p/6785-4214.jpg</text:a></text:p>
          </table:table-cell>
          <table:table-cell office:value-type="string">
            <text:p>RELOJ PARED STAR WARS VII TROOPER</text:p>
          </table:table-cell>
          <table:table-cell office:value-type="string">
            <text:p>SW42256</text:p>
          </table:table-cell>
          <table:table-cell office:value-type="string">
            <text:p>STAR WARS</text:p>
          </table:table-cell>
          <table:table-cell office:value-type="float" office:value="3.25">
            <text:p>3,2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6784">
            <text:p>6784</text:p>
          </table:table-cell>
          <table:table-cell office:value-type="string">
            <text:p><text:a xlink:href="../../../../../../Users/Toni/AppData/Local/Temp/CSV3110.xlsx">http://ilusionstore.es/img/p/6784-4216.jpg</text:a></text:p>
          </table:table-cell>
          <table:table-cell office:value-type="string">
            <text:p>RELOJ DE PARED STAR WARS VII KYLO REN</text:p>
          </table:table-cell>
          <table:table-cell office:value-type="string">
            <text:p>SW42249</text:p>
          </table:table-cell>
          <table:table-cell office:value-type="string">
            <text:p>STAR WARS</text:p>
          </table:table-cell>
          <table:table-cell office:value-type="float" office:value="3.25">
            <text:p>3,2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6780">
            <text:p>6780</text:p>
          </table:table-cell>
          <table:table-cell office:value-type="string">
            <text:p><text:a xlink:href="../../../../../../Users/Toni/AppData/Local/Temp/CSV3110.xlsx">http://ilusionstore.es/img/p/6780-4223.jpg</text:a></text:p>
          </table:table-cell>
          <table:table-cell office:value-type="string">
            <text:p>RELOJ DIGITAL DARTH VADER STAR WARS CAJA 3D</text:p>
          </table:table-cell>
          <table:table-cell office:value-type="string">
            <text:p>SW39416</text:p>
          </table:table-cell>
          <table:table-cell office:value-type="string">
            <text:p>STAR WARS</text:p>
          </table:table-cell>
          <table:table-cell office:value-type="float" office:value="12.5">
            <text:p>12,5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6779">
            <text:p>6779</text:p>
          </table:table-cell>
          <table:table-cell office:value-type="string">
            <text:p><text:a xlink:href="../../../../../../Users/Toni/AppData/Local/Temp/CSV3110.xlsx">http://ilusionstore.es/img/p/6779-4225.jpg</text:a></text:p>
          </table:table-cell>
          <table:table-cell office:value-type="string">
            <text:p>COJIN CON FORMA STORMTROOPER 40CM DSINEY</text:p>
          </table:table-cell>
          <table:table-cell office:value-type="string">
            <text:p>SW38877</text:p>
          </table:table-cell>
          <table:table-cell office:value-type="string">
            <text:p>STAR WARS</text:p>
          </table:table-cell>
          <table:table-cell office:value-type="float" office:value="4.95">
            <text:p>4,9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6778">
            <text:p>6778</text:p>
          </table:table-cell>
          <table:table-cell office:value-type="string">
            <text:p><text:a xlink:href="../../../../../../Users/Toni/AppData/Local/Temp/CSV3110.xlsx">http://ilusionstore.es/img/p/6778-4226.jpg</text:a></text:p>
          </table:table-cell>
          <table:table-cell office:value-type="string">
            <text:p>COJIN CON FORMA DARTH VADER 40CM POLYESTER DISNEY</text:p>
          </table:table-cell>
          <table:table-cell office:value-type="string">
            <text:p>SW38860</text:p>
          </table:table-cell>
          <table:table-cell office:value-type="string">
            <text:p>STAR WARS</text:p>
          </table:table-cell>
          <table:table-cell office:value-type="float" office:value="4.95">
            <text:p>4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6766">
            <text:p>6766</text:p>
          </table:table-cell>
          <table:table-cell office:value-type="string">
            <text:p><text:a xlink:href="../../../../../../Users/Toni/AppData/Local/Temp/CSV3110.xlsx">http://ilusionstore.es/img/p/6766-4905.jpg</text:a></text:p>
          </table:table-cell>
          <table:table-cell office:value-type="string">
            <text:p>PARAGUAS CON LUZ STAR WARS DISNEY 53CM.</text:p>
          </table:table-cell>
          <table:table-cell office:value-type="string">
            <text:p>SW2400-0307</text:p>
          </table:table-cell>
          <table:table-cell office:value-type="string">
            <text:p>STAR WARS</text:p>
          </table:table-cell>
          <table:table-cell office:value-type="float" office:value="13.95">
            <text:p>13,95</text:p>
          </table:table-cell>
          <table:table-cell office:value-type="float" office:value="88">
            <text:p>88</text:p>
          </table:table-cell>
          <table:table-cell table:number-columns-repeated="1017"/>
        </table:table-row>
        <table:table-row table:style-name="ro1">
          <table:table-cell office:value-type="float" office:value="6733">
            <text:p>6733</text:p>
          </table:table-cell>
          <table:table-cell office:value-type="string">
            <text:p><text:a xlink:href="../../../../../../Users/Toni/AppData/Local/Temp/CSV3110.xlsx">http://ilusionstore.es/img/p/6733-4259.jpg</text:a></text:p>
          </table:table-cell>
          <table:table-cell office:value-type="string">
            <text:p>MOCHILA STAR WARS 3D SW2</text:p>
          </table:table-cell>
          <table:table-cell office:value-type="string">
            <text:p>SW2100-1002</text:p>
          </table:table-cell>
          <table:table-cell office:value-type="string">
            <text:p>STAR WARS</text:p>
          </table:table-cell>
          <table:table-cell office:value-type="float" office:value="6.99">
            <text:p>6,9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609">
            <text:p>9609</text:p>
          </table:table-cell>
          <table:table-cell office:value-type="string">
            <text:p><text:a xlink:href="../../../../../../Users/Toni/AppData/Local/Temp/CSV3110.xlsx">http://ilusionstore.es/img/p/9609-7697.jpg</text:a></text:p>
          </table:table-cell>
          <table:table-cell office:value-type="string">
            <text:p>MANTA POLAR PREMIUM TROLLS MOVIE 100X150CM.</text:p>
          </table:table-cell>
          <table:table-cell office:value-type="string">
            <text:p>TRO2200-2414</text:p>
          </table:table-cell>
          <table:table-cell office:value-type="string">
            <text:p>TROLLS</text:p>
          </table:table-cell>
          <table:table-cell office:value-type="float" office:value="3.95">
            <text:p>3,9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float" office:value="9428">
            <text:p>9428</text:p>
          </table:table-cell>
          <table:table-cell office:value-type="string">
            <text:p><text:a xlink:href="../../../../../../Users/Toni/AppData/Local/Temp/CSV3110.xlsx">http://ilusionstore.es/img/p/9428-7521.jpg</text:a></text:p>
          </table:table-cell>
          <table:table-cell office:value-type="string">
            <text:p>MANTA POLAR TROLLS MOVIE DREAMWORKS 150X100CM.</text:p>
          </table:table-cell>
          <table:table-cell office:value-type="string">
            <text:p>TRO80791</text:p>
          </table:table-cell>
          <table:table-cell office:value-type="string">
            <text:p>TROLLS</text:p>
          </table:table-cell>
          <table:table-cell office:value-type="float" office:value="3.65">
            <text:p>3,65</text:p>
          </table:table-cell>
          <table:table-cell office:value-type="float" office:value="23">
            <text:p>23</text:p>
          </table:table-cell>
          <table:table-cell table:number-columns-repeated="1017"/>
        </table:table-row>
        <table:table-row table:style-name="ro1">
          <table:table-cell office:value-type="float" office:value="9372">
            <text:p>9372</text:p>
          </table:table-cell>
          <table:table-cell office:value-type="string">
            <text:p><text:a xlink:href="../../../../../../Users/Toni/AppData/Local/Temp/CSV3110.xlsx">http://ilusionstore.es/img/p/9372-7465.jpg</text:a></text:p>
          </table:table-cell>
          <table:table-cell office:value-type="string">
            <text:p>GORRO CON LUZ TROLLS MOVIE DREAMWORKS</text:p>
          </table:table-cell>
          <table:table-cell office:value-type="string">
            <text:p>TRO2200-2563</text:p>
          </table:table-cell>
          <table:table-cell office:value-type="string">
            <text:p>TROLLS</text:p>
          </table:table-cell>
          <table:table-cell office:value-type="float" office:value="5.65">
            <text:p>5,6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371">
            <text:p>9371</text:p>
          </table:table-cell>
          <table:table-cell office:value-type="string">
            <text:p><text:a xlink:href="../../../../../../Users/Toni/AppData/Local/Temp/CSV3110.xlsx">http://ilusionstore.es/img/p/9371-7464.jpg</text:a></text:p>
          </table:table-cell>
          <table:table-cell office:value-type="string">
            <text:p>PAÑUELO POLAR MULTIUSOS TROLLS MOVIE DREAMWORKS</text:p>
          </table:table-cell>
          <table:table-cell office:value-type="string">
            <text:p>TRO2200-2464</text:p>
          </table:table-cell>
          <table:table-cell office:value-type="string">
            <text:p>TROLLS</text:p>
          </table:table-cell>
          <table:table-cell office:value-type="float" office:value="2.65">
            <text:p>2,65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9370">
            <text:p>9370</text:p>
          </table:table-cell>
          <table:table-cell office:value-type="string">
            <text:p><text:a xlink:href="../../../../../../Users/Toni/AppData/Local/Temp/CSV3110.xlsx">http://ilusionstore.es/img/p/9370-7463.jpg</text:a></text:p>
          </table:table-cell>
          <table:table-cell office:value-type="string">
            <text:p>SET INVIERNO 2 PZ TROLLS GORRO + GUANTES GLITTER</text:p>
          </table:table-cell>
          <table:table-cell office:value-type="string">
            <text:p>TRO2200-2459</text:p>
          </table:table-cell>
          <table:table-cell office:value-type="string">
            <text:p>TROLLS</text:p>
          </table:table-cell>
          <table:table-cell office:value-type="float" office:value="3.45">
            <text:p>3,4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9369">
            <text:p>9369</text:p>
          </table:table-cell>
          <table:table-cell office:value-type="string">
            <text:p><text:a xlink:href="../../../../../../Users/Toni/AppData/Local/Temp/CSV3110.xlsx">http://ilusionstore.es/img/p/9369-7462.jpg</text:a></text:p>
          </table:table-cell>
          <table:table-cell office:value-type="string">
            <text:p>SET INVIERNO 2PZ GORRO+GUANTES TROLLS MOVIE</text:p>
          </table:table-cell>
          <table:table-cell office:value-type="string">
            <text:p>TRO2200-2452</text:p>
          </table:table-cell>
          <table:table-cell office:value-type="string">
            <text:p>TROLLS</text:p>
          </table:table-cell>
          <table:table-cell office:value-type="float" office:value="4.25">
            <text:p>4,2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9368">
            <text:p>9368</text:p>
          </table:table-cell>
          <table:table-cell office:value-type="string">
            <text:p><text:a xlink:href="../../../../../../Users/Toni/AppData/Local/Temp/CSV3110.xlsx">http://ilusionstore.es/img/p/9368-7461.jpg</text:a></text:p>
          </table:table-cell>
          <table:table-cell office:value-type="string">
            <text:p>PACK 3 PIJAMA POLAR 2PZ TROLLS MOVIE (T-4/5/6/8)</text:p>
          </table:table-cell>
          <table:table-cell office:value-type="string">
            <text:p>TRO2200-2307</text:p>
          </table:table-cell>
          <table:table-cell office:value-type="string">
            <text:p>TROLLS</text:p>
          </table:table-cell>
          <table:table-cell office:value-type="float" office:value="37">
            <text:p>37,00</text:p>
          </table:table-cell>
          <table:table-cell table:number-columns-repeated="2"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9367">
            <text:p>9367</text:p>
          </table:table-cell>
          <table:table-cell office:value-type="string">
            <text:p><text:a xlink:href="../../../../../../Users/Toni/AppData/Local/Temp/CSV3110.xlsx">http://ilusionstore.es/img/p/9367-7460.jpg</text:a></text:p>
          </table:table-cell>
          <table:table-cell office:value-type="string">
            <text:p>PACK 5 PIJAMAS TROLLS 100%COTTON (T-3/4/5/6/7)</text:p>
          </table:table-cell>
          <table:table-cell office:value-type="string">
            <text:p>TRO2200-2276</text:p>
          </table:table-cell>
          <table:table-cell office:value-type="string">
            <text:p>TROLLS</text:p>
          </table:table-cell>
          <table:table-cell office:value-type="float" office:value="42.5">
            <text:p>42,5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9250">
            <text:p>9250</text:p>
          </table:table-cell>
          <table:table-cell office:value-type="string">
            <text:p><text:a xlink:href="../../../../../../Users/Toni/AppData/Local/Temp/CSV3110.xlsx">http://ilusionstore.es/img/p/9250-7342.jpg</text:a></text:p>
          </table:table-cell>
          <table:table-cell office:value-type="string">
            <text:p>MOCHILA PREMIUM TROLLS MOVIE DREAMWORKS 38CM.</text:p>
          </table:table-cell>
          <table:table-cell office:value-type="string">
            <text:p>TRO2100-1794</text:p>
          </table:table-cell>
          <table:table-cell office:value-type="string">
            <text:p>TROLLS</text:p>
          </table:table-cell>
          <table:table-cell office:value-type="float" office:value="17.95">
            <text:p>17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249">
            <text:p>9249</text:p>
          </table:table-cell>
          <table:table-cell office:value-type="string">
            <text:p><text:a xlink:href="../../../../../../Users/Toni/AppData/Local/Temp/CSV3110.xlsx">http://ilusionstore.es/img/p/9249-7341.jpg</text:a></text:p>
          </table:table-cell>
          <table:table-cell office:value-type="string">
            <text:p>MOCHILA JUNIOR TROLLS MOVIE DREAMWORKS 34CM.</text:p>
          </table:table-cell>
          <table:table-cell office:value-type="string">
            <text:p>TRO2100-1793</text:p>
          </table:table-cell>
          <table:table-cell office:value-type="string">
            <text:p>TROLLS</text:p>
          </table:table-cell>
          <table:table-cell office:value-type="float" office:value="9.95">
            <text:p>9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976">
            <text:p>8976</text:p>
          </table:table-cell>
          <table:table-cell office:value-type="string">
            <text:p><text:a xlink:href="../../../../../../Users/Toni/AppData/Local/Temp/CSV3110.xlsx">http://ilusionstore.es/img/p/8976-7054.jpg</text:a></text:p>
          </table:table-cell>
          <table:table-cell office:value-type="string">
            <text:p>FIGURA TROLLS MOVIE POPPY 7CM.</text:p>
          </table:table-cell>
          <table:table-cell office:value-type="string">
            <text:p>TRO23490</text:p>
          </table:table-cell>
          <table:table-cell office:value-type="string">
            <text:p>TROLLS</text:p>
          </table:table-cell>
          <table:table-cell office:value-type="float" office:value="2.75">
            <text:p>2,75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8975">
            <text:p>8975</text:p>
          </table:table-cell>
          <table:table-cell office:value-type="string">
            <text:p><text:a xlink:href="../../../../../../Users/Toni/AppData/Local/Temp/CSV3110.xlsx">http://ilusionstore.es/img/p/8975-7055.jpg</text:a></text:p>
          </table:table-cell>
          <table:table-cell office:value-type="string">
            <text:p>FIGURA TROLLS MOVIE BRANCH 7CM.</text:p>
          </table:table-cell>
          <table:table-cell office:value-type="string">
            <text:p>TRO23193</text:p>
          </table:table-cell>
          <table:table-cell office:value-type="string">
            <text:p>TROLLS</text:p>
          </table:table-cell>
          <table:table-cell office:value-type="float" office:value="2.75">
            <text:p>2,75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1">
          <table:table-cell office:value-type="float" office:value="8974">
            <text:p>8974</text:p>
          </table:table-cell>
          <table:table-cell office:value-type="string">
            <text:p><text:a xlink:href="../../../../../../Users/Toni/AppData/Local/Temp/CSV3110.xlsx">http://ilusionstore.es/img/p/8974-7049.jpg</text:a></text:p>
          </table:table-cell>
          <table:table-cell office:value-type="string">
            <text:p>CAJA 12 UNIDADES VENTILADOR CON CARAMELOS TROLLS</text:p>
          </table:table-cell>
          <table:table-cell office:value-type="string">
            <text:p>TRO18106</text:p>
          </table:table-cell>
          <table:table-cell office:value-type="string">
            <text:p>TROLLS</text:p>
          </table:table-cell>
          <table:table-cell office:value-type="float" office:value="30">
            <text:p>30,0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8867">
            <text:p>8867</text:p>
          </table:table-cell>
          <table:table-cell office:value-type="string">
            <text:p><text:a xlink:href="../../../../../../Users/Toni/AppData/Local/Temp/CSV3110.xlsx">http://ilusionstore.es/img/p/8867-6771.jpg</text:a></text:p>
          </table:table-cell>
          <table:table-cell office:value-type="string">
            <text:p>PLUMIER EVA 3D TROLLS MOVIE DREAMWORKS RELLENO</text:p>
          </table:table-cell>
          <table:table-cell office:value-type="string">
            <text:p>TRO2700-0207</text:p>
          </table:table-cell>
          <table:table-cell office:value-type="string">
            <text:p>TROLLS</text:p>
          </table:table-cell>
          <table:table-cell office:value-type="float" office:value="9.95">
            <text:p>9,9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853">
            <text:p>8853</text:p>
          </table:table-cell>
          <table:table-cell office:value-type="string">
            <text:p><text:a xlink:href="../../../../../../Users/Toni/AppData/Local/Temp/CSV3110.xlsx">http://ilusionstore.es/img/p/8853-6756.jpg</text:a></text:p>
          </table:table-cell>
          <table:table-cell office:value-type="string">
            <text:p>RELOJ DE PARED TROLLS</text:p>
          </table:table-cell>
          <table:table-cell office:value-type="string">
            <text:p>TRO81019</text:p>
          </table:table-cell>
          <table:table-cell office:value-type="string">
            <text:p>TROLLS</text:p>
          </table:table-cell>
          <table:table-cell office:value-type="float" office:value="3.25">
            <text:p>3,25</text:p>
          </table:table-cell>
          <table:table-cell office:value-type="float" office:value="19">
            <text:p>19</text:p>
          </table:table-cell>
          <table:table-cell table:number-columns-repeated="1017"/>
        </table:table-row>
        <table:table-row table:style-name="ro1">
          <table:table-cell office:value-type="float" office:value="8852">
            <text:p>8852</text:p>
          </table:table-cell>
          <table:table-cell office:value-type="string">
            <text:p><text:a xlink:href="../../../../../../Users/Toni/AppData/Local/Temp/CSV3110.xlsx">http://ilusionstore.es/img/p/8852-6755.jpg</text:a></text:p>
          </table:table-cell>
          <table:table-cell office:value-type="string">
            <text:p>TOALLA TROLLS POPPY 140X70CM</text:p>
          </table:table-cell>
          <table:table-cell office:value-type="string">
            <text:p>TRO80517</text:p>
          </table:table-cell>
          <table:table-cell office:value-type="string">
            <text:p>TROLLS</text:p>
          </table:table-cell>
          <table:table-cell office:value-type="float" office:value="6.65">
            <text:p>6,6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office:value-type="float" office:value="8756">
            <text:p>8756</text:p>
          </table:table-cell>
          <table:table-cell office:value-type="string">
            <text:p><text:a xlink:href="../../../../../../Users/Toni/AppData/Local/Temp/CSV3110.xlsx">http://ilusionstore.es/img/p/8756-6617.jpg</text:a></text:p>
          </table:table-cell>
          <table:table-cell office:value-type="string">
            <text:p>PELUCHE BRIDGET PREMIUM 35CM. TROLLS MOVIE</text:p>
          </table:table-cell>
          <table:table-cell office:value-type="string">
            <text:p>TROBRIDGET</text:p>
          </table:table-cell>
          <table:table-cell office:value-type="string">
            <text:p>TROLLS</text:p>
          </table:table-cell>
          <table:table-cell office:value-type="float" office:value="7.75">
            <text:p>7,7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750">
            <text:p>8750</text:p>
          </table:table-cell>
          <table:table-cell office:value-type="string">
            <text:p><text:a xlink:href="../../../../../../Users/Toni/AppData/Local/Temp/CSV3110.xlsx">http://ilusionstore.es/img/p/8750-6608.jpg</text:a></text:p>
          </table:table-cell>
          <table:table-cell office:value-type="string">
            <text:p>PORTATODO TRES COMPARTIMENTOS POPPY TROLLS MOVIE</text:p>
          </table:table-cell>
          <table:table-cell office:value-type="string">
            <text:p>TRO2100-1805</text:p>
          </table:table-cell>
          <table:table-cell office:value-type="string">
            <text:p>TROLLS</text:p>
          </table:table-cell>
          <table:table-cell office:value-type="float" office:value="4.65">
            <text:p>4,65</text:p>
          </table:table-cell>
          <table:table-cell office:value-type="float" office:value="21">
            <text:p>21</text:p>
          </table:table-cell>
          <table:table-cell table:number-columns-repeated="1017"/>
        </table:table-row>
        <table:table-row table:style-name="ro1">
          <table:table-cell office:value-type="float" office:value="8749">
            <text:p>8749</text:p>
          </table:table-cell>
          <table:table-cell office:value-type="string">
            <text:p><text:a xlink:href="../../../../../../Users/Toni/AppData/Local/Temp/CSV3110.xlsx">http://ilusionstore.es/img/p/8749-6607.jpg</text:a></text:p>
          </table:table-cell>
          <table:table-cell office:value-type="string">
            <text:p>MOCHILA GUARDERIA INFANTIL 28CM. TROLLS POPPY</text:p>
          </table:table-cell>
          <table:table-cell office:value-type="string">
            <text:p>TRO2100-1790</text:p>
          </table:table-cell>
          <table:table-cell office:value-type="string">
            <text:p>TROLLS</text:p>
          </table:table-cell>
          <table:table-cell office:value-type="float" office:value="8.95">
            <text:p>8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748">
            <text:p>8748</text:p>
          </table:table-cell>
          <table:table-cell office:value-type="string">
            <text:p><text:a xlink:href="../../../../../../Users/Toni/AppData/Local/Temp/CSV3110.xlsx">http://ilusionstore.es/img/p/8748-6606.jpg</text:a></text:p>
          </table:table-cell>
          <table:table-cell office:value-type="string">
            <text:p>BOLSA DEPORTE VIAJE 45CM. POPPY TROLLS MOVIE</text:p>
          </table:table-cell>
          <table:table-cell office:value-type="string">
            <text:p>TRO2100-1786</text:p>
          </table:table-cell>
          <table:table-cell office:value-type="string">
            <text:p>TROLLS</text:p>
          </table:table-cell>
          <table:table-cell office:value-type="float" office:value="15.45">
            <text:p>15,45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8666">
            <text:p>8666</text:p>
          </table:table-cell>
          <table:table-cell office:value-type="string">
            <text:p><text:a xlink:href="../../../../../../Users/Toni/AppData/Local/Temp/CSV3110.xlsx">http://ilusionstore.es/img/p/8666-6520.jpg</text:a></text:p>
          </table:table-cell>
          <table:table-cell office:value-type="string">
            <text:p>SET COMEDOR NECESER ASEO TROLLS MOVIE 5 PIEZAS</text:p>
          </table:table-cell>
          <table:table-cell office:value-type="string">
            <text:p>TRO42503</text:p>
          </table:table-cell>
          <table:table-cell office:value-type="string">
            <text:p>TROLLS</text:p>
          </table:table-cell>
          <table:table-cell office:value-type="float" office:value="4.6">
            <text:p>4,60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1">
          <table:table-cell office:value-type="float" office:value="8559">
            <text:p>8559</text:p>
          </table:table-cell>
          <table:table-cell office:value-type="string">
            <text:p><text:a xlink:href="../../../../../../Users/Toni/AppData/Local/Temp/CSV3110.xlsx">http://ilusionstore.es/img/p/8559-6412.jpg</text:a></text:p>
          </table:table-cell>
          <table:table-cell office:value-type="string">
            <text:p>MOCHILA GUARDERIA TROLLS CUPCAKE 22X27X11CM.</text:p>
          </table:table-cell>
          <table:table-cell office:value-type="string">
            <text:p>TRO01533</text:p>
          </table:table-cell>
          <table:table-cell office:value-type="string">
            <text:p>TROLLS</text:p>
          </table:table-cell>
          <table:table-cell office:value-type="float" office:value="11">
            <text:p>11,0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512">
            <text:p>8512</text:p>
          </table:table-cell>
          <table:table-cell office:value-type="string">
            <text:p><text:a xlink:href="../../../../../../Users/Toni/AppData/Local/Temp/CSV3110.xlsx">http://ilusionstore.es/img/p/8512-6352.jpg</text:a></text:p>
          </table:table-cell>
          <table:table-cell office:value-type="string">
            <text:p>PORTATODO NECESER 3 COMPARTIMENTOS TROLLS 22X12X5</text:p>
          </table:table-cell>
          <table:table-cell office:value-type="string">
            <text:p>TRO23066</text:p>
          </table:table-cell>
          <table:table-cell office:value-type="string">
            <text:p>TROLLS</text:p>
          </table:table-cell>
          <table:table-cell office:value-type="float" office:value="4.5">
            <text:p>4,5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511">
            <text:p>8511</text:p>
          </table:table-cell>
          <table:table-cell office:value-type="string">
            <text:p><text:a xlink:href="../../../../../../Users/Toni/AppData/Local/Temp/CSV3110.xlsx">http://ilusionstore.es/img/p/8511-6351.jpg</text:a></text:p>
          </table:table-cell>
          <table:table-cell office:value-type="string">
            <text:p>BOLSA DE MERIENDA TROLLS DREAMWORSK 27X34CM.</text:p>
          </table:table-cell>
          <table:table-cell office:value-type="string">
            <text:p>TRO23028</text:p>
          </table:table-cell>
          <table:table-cell office:value-type="string">
            <text:p>TROLLS</text:p>
          </table:table-cell>
          <table:table-cell office:value-type="float" office:value="3.75">
            <text:p>3,7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8509">
            <text:p>8509</text:p>
          </table:table-cell>
          <table:table-cell office:value-type="string">
            <text:p><text:a xlink:href="../../../../../../Users/Toni/AppData/Local/Temp/CSV3110.xlsx">http://ilusionstore.es/img/p/8509-6349.jpg</text:a></text:p>
          </table:table-cell>
          <table:table-cell office:value-type="string">
            <text:p>MOCHILA GUARDERIA TROLLS DREAMWORKS 28X23X10CM.</text:p>
          </table:table-cell>
          <table:table-cell office:value-type="string">
            <text:p>TRO22885</text:p>
          </table:table-cell>
          <table:table-cell office:value-type="string">
            <text:p>TROLLS</text:p>
          </table:table-cell>
          <table:table-cell office:value-type="float" office:value="7.95">
            <text:p>7,9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float" office:value="8494">
            <text:p>8494</text:p>
          </table:table-cell>
          <table:table-cell office:value-type="string">
            <text:p><text:a xlink:href="../../../../../../Users/Toni/AppData/Local/Temp/CSV3110.xlsx">http://ilusionstore.es/img/p/8494-6334.jpg</text:a></text:p>
          </table:table-cell>
          <table:table-cell office:value-type="string">
            <text:p>PACK 8 ZUECOS PLAYA TROLLS MOVIE (T24 A 31)</text:p>
          </table:table-cell>
          <table:table-cell office:value-type="string">
            <text:p>TRO2300-2406</text:p>
          </table:table-cell>
          <table:table-cell office:value-type="string">
            <text:p>TROLLS</text:p>
          </table:table-cell>
          <table:table-cell office:value-type="float" office:value="29.6">
            <text:p>29,6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8487">
            <text:p>8487</text:p>
          </table:table-cell>
          <table:table-cell office:value-type="string">
            <text:p><text:a xlink:href="../../../../../../Users/Toni/AppData/Local/Temp/CSV3110.xlsx">http://ilusionstore.es/img/p/8487-6328.jpg</text:a></text:p>
          </table:table-cell>
          <table:table-cell office:value-type="string">
            <text:p>GORRA PREMIUM TROLLS MOVIE (T53CM) DE 3 A 8 AÑOS</text:p>
          </table:table-cell>
          <table:table-cell office:value-type="string">
            <text:p>TRO2200-2026</text:p>
          </table:table-cell>
          <table:table-cell office:value-type="string">
            <text:p>TROLLS</text:p>
          </table:table-cell>
          <table:table-cell office:value-type="float" office:value="3.5">
            <text:p>3,5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482">
            <text:p>8482</text:p>
          </table:table-cell>
          <table:table-cell office:value-type="string">
            <text:p><text:a xlink:href="../../../../../../Users/Toni/AppData/Local/Temp/CSV3110.xlsx">http://ilusionstore.es/img/p/8482-6323.jpg</text:a></text:p>
          </table:table-cell>
          <table:table-cell office:value-type="string">
            <text:p>PACK 5 CULETINES TROLLS MOVIE (T3-4-5-6-7)</text:p>
          </table:table-cell>
          <table:table-cell office:value-type="string">
            <text:p>TRO2200-1919</text:p>
          </table:table-cell>
          <table:table-cell office:value-type="string">
            <text:p>TROLLS</text:p>
          </table:table-cell>
          <table:table-cell office:value-type="float" office:value="22.25">
            <text:p>22,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8481">
            <text:p>8481</text:p>
          </table:table-cell>
          <table:table-cell office:value-type="string">
            <text:p><text:a xlink:href="../../../../../../Users/Toni/AppData/Local/Temp/CSV3110.xlsx">http://ilusionstore.es/img/p/8481-6322.jpg</text:a></text:p>
          </table:table-cell>
          <table:table-cell office:value-type="string">
            <text:p>PACK 5 BAÑADORES TROLLS MOVIE (T3-4-5-6-7)</text:p>
          </table:table-cell>
          <table:table-cell office:value-type="string">
            <text:p>TRO2200-1910</text:p>
          </table:table-cell>
          <table:table-cell office:value-type="string">
            <text:p>TROLLS</text:p>
          </table:table-cell>
          <table:table-cell office:value-type="float" office:value="34.75">
            <text:p>34,7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8480">
            <text:p>8480</text:p>
          </table:table-cell>
          <table:table-cell office:value-type="string">
            <text:p><text:a xlink:href="../../../../../../Users/Toni/AppData/Local/Temp/CSV3110.xlsx">http://ilusionstore.es/img/p/8480-6321.jpg</text:a></text:p>
          </table:table-cell>
          <table:table-cell office:value-type="string">
            <text:p>MOCHILA CASUAL TROLLS MOVIE (26X32X12CM.)</text:p>
          </table:table-cell>
          <table:table-cell office:value-type="string">
            <text:p>TRO2100-1746</text:p>
          </table:table-cell>
          <table:table-cell office:value-type="string">
            <text:p>TROLLS</text:p>
          </table:table-cell>
          <table:table-cell office:value-type="float" office:value="7.8">
            <text:p>7,8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8478">
            <text:p>8478</text:p>
          </table:table-cell>
          <table:table-cell office:value-type="string">
            <text:p><text:a xlink:href="../../../../../../Users/Toni/AppData/Local/Temp/CSV3110.xlsx">http://ilusionstore.es/img/p/8478-6319.jpg</text:a></text:p>
          </table:table-cell>
          <table:table-cell office:value-type="string">
            <text:p>BOLSITO SOLAPA TROLLS MOVIE (13X16X4CM)</text:p>
          </table:table-cell>
          <table:table-cell office:value-type="string">
            <text:p>TRO2100-1703</text:p>
          </table:table-cell>
          <table:table-cell office:value-type="string">
            <text:p>TROLLS</text:p>
          </table:table-cell>
          <table:table-cell office:value-type="float" office:value="3.99">
            <text:p>3,99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8477">
            <text:p>8477</text:p>
          </table:table-cell>
          <table:table-cell office:value-type="string">
            <text:p><text:a xlink:href="../../../../../../Users/Toni/AppData/Local/Temp/CSV3110.xlsx">http://ilusionstore.es/img/p/8477-6318.jpg</text:a></text:p>
          </table:table-cell>
          <table:table-cell office:value-type="string">
            <text:p>BOLSITO CON FORMA POPPY TROLLS MOVIE</text:p>
          </table:table-cell>
          <table:table-cell office:value-type="string">
            <text:p>TRO2100-1699</text:p>
          </table:table-cell>
          <table:table-cell office:value-type="string">
            <text:p>TROLLS</text:p>
          </table:table-cell>
          <table:table-cell office:value-type="float" office:value="4.95">
            <text:p>4,95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float" office:value="8476">
            <text:p>8476</text:p>
          </table:table-cell>
          <table:table-cell office:value-type="string">
            <text:p><text:a xlink:href="../../../../../../Users/Toni/AppData/Local/Temp/CSV3110.xlsx">http://ilusionstore.es/img/p/8476-6317.jpg</text:a></text:p>
          </table:table-cell>
          <table:table-cell office:value-type="string">
            <text:p>BOLSO BAGUETTE FROZEN DISNEY DETALLE 3D(20X12X5CM)</text:p>
          </table:table-cell>
          <table:table-cell office:value-type="string">
            <text:p>TRO2100-1695</text:p>
          </table:table-cell>
          <table:table-cell office:value-type="string">
            <text:p>TROLLS</text:p>
          </table:table-cell>
          <table:table-cell office:value-type="float" office:value="3.99">
            <text:p>3,99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7950">
            <text:p>7950</text:p>
          </table:table-cell>
          <table:table-cell office:value-type="string">
            <text:p><text:a xlink:href="../../../../../../Users/Toni/AppData/Local/Temp/CSV3110.xlsx">http://ilusionstore.es/img/p/7950-5695.jpg</text:a></text:p>
          </table:table-cell>
          <table:table-cell office:value-type="string">
            <text:p>BOLSO BANDOLERA CON CREMALLERA TROLLS FRIENDS</text:p>
          </table:table-cell>
          <table:table-cell office:value-type="string">
            <text:p>TRO08209</text:p>
          </table:table-cell>
          <table:table-cell office:value-type="string">
            <text:p>TROLLS</text:p>
          </table:table-cell>
          <table:table-cell office:value-type="float" office:value="4.95">
            <text:p>4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7949">
            <text:p>7949</text:p>
          </table:table-cell>
          <table:table-cell office:value-type="string">
            <text:p><text:a xlink:href="../../../../../../Users/Toni/AppData/Local/Temp/CSV3110.xlsx">http://ilusionstore.es/img/p/7949-5694.jpg</text:a></text:p>
          </table:table-cell>
          <table:table-cell office:value-type="string">
            <text:p>BOLSO BANDOLERA CON SOLAPA TROLLS FRIENDS</text:p>
          </table:table-cell>
          <table:table-cell office:value-type="string">
            <text:p>TRO08186</text:p>
          </table:table-cell>
          <table:table-cell office:value-type="string">
            <text:p>TROLLS</text:p>
          </table:table-cell>
          <table:table-cell office:value-type="float" office:value="5.95">
            <text:p>5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7946">
            <text:p>7946</text:p>
          </table:table-cell>
          <table:table-cell office:value-type="string">
            <text:p><text:a xlink:href="../../../../../../Users/Toni/AppData/Local/Temp/CSV3110.xlsx">http://ilusionstore.es/img/p/7946-5691.jpg</text:a></text:p>
          </table:table-cell>
          <table:table-cell office:value-type="string">
            <text:p>BOLSA DE VIAJE/DEPORTE 40CM. TROLLS FRIENDS</text:p>
          </table:table-cell>
          <table:table-cell office:value-type="string">
            <text:p>TRO08100</text:p>
          </table:table-cell>
          <table:table-cell office:value-type="string">
            <text:p>TROLLS</text:p>
          </table:table-cell>
          <table:table-cell office:value-type="float" office:value="10.95">
            <text:p>10,9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7940">
            <text:p>7940</text:p>
          </table:table-cell>
          <table:table-cell office:value-type="string">
            <text:p><text:a xlink:href="../../../../../../Users/Toni/AppData/Local/Temp/CSV3110.xlsx">http://ilusionstore.es/img/p/7940-5685.jpg</text:a></text:p>
          </table:table-cell>
          <table:table-cell office:value-type="string">
            <text:p>SACO MOCHILA GYM TROLLS FRIENDS 40CM.</text:p>
          </table:table-cell>
          <table:table-cell office:value-type="string">
            <text:p>TRO07547</text:p>
          </table:table-cell>
          <table:table-cell office:value-type="string">
            <text:p>TROLLS</text:p>
          </table:table-cell>
          <table:table-cell office:value-type="float" office:value="3.95">
            <text:p>3,9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7920">
            <text:p>7920</text:p>
          </table:table-cell>
          <table:table-cell office:value-type="string">
            <text:p><text:a xlink:href="../../../../../../Users/Toni/AppData/Local/Temp/CSV3110.xlsx">http://ilusionstore.es/img/p/7920-5668.jpg</text:a></text:p>
          </table:table-cell>
          <table:table-cell office:value-type="string">
            <text:p>CAJA REGALO DECORA TU DIARIO MAS BOLIGRAFO TROLLS</text:p>
          </table:table-cell>
          <table:table-cell office:value-type="string">
            <text:p>TRO61076</text:p>
          </table:table-cell>
          <table:table-cell office:value-type="string">
            <text:p>TROLLS</text:p>
          </table:table-cell>
          <table:table-cell office:value-type="float" office:value="4.6">
            <text:p>4,6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7583">
            <text:p>7583</text:p>
          </table:table-cell>
          <table:table-cell office:value-type="string">
            <text:p><text:a xlink:href="../../../../../../Users/Toni/AppData/Local/Temp/CSV3110.xlsx">http://ilusionstore.es/img/p/7583-5352.jpg</text:a></text:p>
          </table:table-cell>
          <table:table-cell office:value-type="string">
            <text:p>MOCHILA GUARDERIA EFECTO 3D TROLLS</text:p>
          </table:table-cell>
          <table:table-cell office:value-type="string">
            <text:p>TRO2100-1599</text:p>
          </table:table-cell>
          <table:table-cell office:value-type="string">
            <text:p>TROLLS</text:p>
          </table:table-cell>
          <table:table-cell office:value-type="float" office:value="6.99">
            <text:p>6,99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 office:value-type="float" office:value="7546">
            <text:p>7546</text:p>
          </table:table-cell>
          <table:table-cell office:value-type="string">
            <text:p><text:a xlink:href="../../../../../../Users/Toni/AppData/Local/Temp/CSV3110.xlsx">http://ilusionstore.es/img/p/7546-5320.jpg</text:a></text:p>
          </table:table-cell>
          <table:table-cell office:value-type="string">
            <text:p>MOCHILA GUARDERIA 3D TROLSS 31CM.</text:p>
          </table:table-cell>
          <table:table-cell office:value-type="string">
            <text:p>TRO2100-1571</text:p>
          </table:table-cell>
          <table:table-cell office:value-type="string">
            <text:p>TROLLS</text:p>
          </table:table-cell>
          <table:table-cell office:value-type="float" office:value="6.99">
            <text:p>6,99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float" office:value="9025">
            <text:p>9025</text:p>
          </table:table-cell>
          <table:table-cell office:value-type="string">
            <text:p><text:a xlink:href="../../../../../../Users/Toni/AppData/Local/Temp/CSV3110.xlsx">http://ilusionstore.es/img/p/9025-7117.jpg</text:a></text:p>
          </table:table-cell>
          <table:table-cell office:value-type="string">
            <text:p>NECESER 3 CREMALLERAS SKATEBOARD 8</text:p>
          </table:table-cell>
          <table:table-cell office:value-type="string">
            <text:p>VAR35366</text:p>
          </table:table-cell>
          <table:table-cell office:value-type="string">
            <text:p>VARIOS</text:p>
          </table:table-cell>
          <table:table-cell office:value-type="float" office:value="3.35">
            <text:p>3,3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9024">
            <text:p>9024</text:p>
          </table:table-cell>
          <table:table-cell office:value-type="string">
            <text:p><text:a xlink:href="../../../../../../Users/Toni/AppData/Local/Temp/CSV3110.xlsx">http://ilusionstore.es/img/p/9024-7116.jpg</text:a></text:p>
          </table:table-cell>
          <table:table-cell office:value-type="string">
            <text:p>MOCHILA 42CM 2 CREMALLERAS SKATEBOARD 8</text:p>
          </table:table-cell>
          <table:table-cell office:value-type="string">
            <text:p>VAR35311</text:p>
          </table:table-cell>
          <table:table-cell office:value-type="string">
            <text:p>VARIOS</text:p>
          </table:table-cell>
          <table:table-cell office:value-type="float" office:value="11.95">
            <text:p>11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023">
            <text:p>9023</text:p>
          </table:table-cell>
          <table:table-cell office:value-type="string">
            <text:p><text:a xlink:href="../../../../../../Users/Toni/AppData/Local/Temp/CSV3110.xlsx">http://ilusionstore.es/img/p/9023-7115.jpg</text:a></text:p>
          </table:table-cell>
          <table:table-cell office:value-type="string">
            <text:p>MOCHILA 40CM SKATEBOARD 8</text:p>
          </table:table-cell>
          <table:table-cell office:value-type="string">
            <text:p>VAR35281</text:p>
          </table:table-cell>
          <table:table-cell office:value-type="string">
            <text:p>VARIOS</text:p>
          </table:table-cell>
          <table:table-cell office:value-type="float" office:value="9.5">
            <text:p>9,5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022">
            <text:p>9022</text:p>
          </table:table-cell>
          <table:table-cell office:value-type="string">
            <text:p><text:a xlink:href="../../../../../../Users/Toni/AppData/Local/Temp/CSV3110.xlsx">http://ilusionstore.es/img/p/9022-7114.jpg</text:a></text:p>
          </table:table-cell>
          <table:table-cell office:value-type="string">
            <text:p>CARTERA EXTRAESCOLAR STARS</text:p>
          </table:table-cell>
          <table:table-cell office:value-type="string">
            <text:p>VAR35274</text:p>
          </table:table-cell>
          <table:table-cell office:value-type="string">
            <text:p>VARIOS</text:p>
          </table:table-cell>
          <table:table-cell office:value-type="float" office:value="7.5">
            <text:p>7,5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021">
            <text:p>9021</text:p>
          </table:table-cell>
          <table:table-cell office:value-type="string">
            <text:p><text:a xlink:href="../../../../../../Users/Toni/AppData/Local/Temp/CSV3110.xlsx">http://ilusionstore.es/img/p/9021-7113.jpg</text:a></text:p>
          </table:table-cell>
          <table:table-cell office:value-type="string">
            <text:p>NECESER 3 CREMALLERAS STARS</text:p>
          </table:table-cell>
          <table:table-cell office:value-type="string">
            <text:p>VAR35267</text:p>
          </table:table-cell>
          <table:table-cell office:value-type="string">
            <text:p>VARIOS</text:p>
          </table:table-cell>
          <table:table-cell office:value-type="float" office:value="3.25">
            <text:p>3,25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float" office:value="9020">
            <text:p>9020</text:p>
          </table:table-cell>
          <table:table-cell office:value-type="string">
            <text:p><text:a xlink:href="../../../../../../Users/Toni/AppData/Local/Temp/CSV3110.xlsx">http://ilusionstore.es/img/p/9020-7112.jpg</text:a></text:p>
          </table:table-cell>
          <table:table-cell office:value-type="string">
            <text:p>TROLLEY MOCHILA 2 RUEDAS STARS</text:p>
          </table:table-cell>
          <table:table-cell office:value-type="string">
            <text:p>VAR35250</text:p>
          </table:table-cell>
          <table:table-cell office:value-type="string">
            <text:p>VARIOS</text:p>
          </table:table-cell>
          <table:table-cell office:value-type="float" office:value="23.95">
            <text:p>23,9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019">
            <text:p>9019</text:p>
          </table:table-cell>
          <table:table-cell office:value-type="string">
            <text:p><text:a xlink:href="../../../../../../Users/Toni/AppData/Local/Temp/CSV3110.xlsx">http://ilusionstore.es/img/p/9019-7111.jpg</text:a></text:p>
          </table:table-cell>
          <table:table-cell office:value-type="string">
            <text:p>MOCHILA 44CM 2 CREMALLERAS STARS</text:p>
          </table:table-cell>
          <table:table-cell office:value-type="string">
            <text:p>VAR35212</text:p>
          </table:table-cell>
          <table:table-cell office:value-type="string">
            <text:p>VARIOS</text:p>
          </table:table-cell>
          <table:table-cell office:value-type="float" office:value="11.95">
            <text:p>11,9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9018">
            <text:p>9018</text:p>
          </table:table-cell>
          <table:table-cell office:value-type="string">
            <text:p><text:a xlink:href="../../../../../../Users/Toni/AppData/Local/Temp/CSV3110.xlsx">http://ilusionstore.es/img/p/9018-7110.jpg</text:a></text:p>
          </table:table-cell>
          <table:table-cell office:value-type="string">
            <text:p>MOCHILA 40CM STARS</text:p>
          </table:table-cell>
          <table:table-cell office:value-type="string">
            <text:p>VAR35182</text:p>
          </table:table-cell>
          <table:table-cell office:value-type="string">
            <text:p>VARIOS</text:p>
          </table:table-cell>
          <table:table-cell office:value-type="float" office:value="11.95">
            <text:p>11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017">
            <text:p>9017</text:p>
          </table:table-cell>
          <table:table-cell office:value-type="string">
            <text:p><text:a xlink:href="../../../../../../Users/Toni/AppData/Local/Temp/CSV3110.xlsx">http://ilusionstore.es/img/p/9017-7109.jpg</text:a></text:p>
          </table:table-cell>
          <table:table-cell office:value-type="string">
            <text:p>CARTERA EXTRAESCOLAR BUTTERFLY</text:p>
          </table:table-cell>
          <table:table-cell office:value-type="string">
            <text:p>VAR35175</text:p>
          </table:table-cell>
          <table:table-cell office:value-type="string">
            <text:p>VARIOS</text:p>
          </table:table-cell>
          <table:table-cell office:value-type="float" office:value="7.5">
            <text:p>7,5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016">
            <text:p>9016</text:p>
          </table:table-cell>
          <table:table-cell office:value-type="string">
            <text:p><text:a xlink:href="../../../../../../Users/Toni/AppData/Local/Temp/CSV3110.xlsx">http://ilusionstore.es/img/p/9016-7108.jpg</text:a></text:p>
          </table:table-cell>
          <table:table-cell office:value-type="string">
            <text:p>NECESER 3 CREMALLERAS BUTTERFLY</text:p>
          </table:table-cell>
          <table:table-cell office:value-type="string">
            <text:p>VAR35168</text:p>
          </table:table-cell>
          <table:table-cell office:value-type="string">
            <text:p>VARIOS</text:p>
          </table:table-cell>
          <table:table-cell office:value-type="float" office:value="3.25">
            <text:p>3,2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float" office:value="9015">
            <text:p>9015</text:p>
          </table:table-cell>
          <table:table-cell office:value-type="string">
            <text:p><text:a xlink:href="../../../../../../Users/Toni/AppData/Local/Temp/CSV3110.xlsx">http://ilusionstore.es/img/p/9015-7107.jpg</text:a></text:p>
          </table:table-cell>
          <table:table-cell office:value-type="string">
            <text:p>MOCHILA 42CM 2 CREMALLERAS BUTTERFLY</text:p>
          </table:table-cell>
          <table:table-cell office:value-type="string">
            <text:p>VAR35120</text:p>
          </table:table-cell>
          <table:table-cell office:value-type="string">
            <text:p>VARIOS</text:p>
          </table:table-cell>
          <table:table-cell office:value-type="float" office:value="11.95">
            <text:p>11,95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float" office:value="9014">
            <text:p>9014</text:p>
          </table:table-cell>
          <table:table-cell office:value-type="string">
            <text:p><text:a xlink:href="../../../../../../Users/Toni/AppData/Local/Temp/CSV3110.xlsx">http://ilusionstore.es/img/p/9014-7106.jpg</text:a></text:p>
          </table:table-cell>
          <table:table-cell office:value-type="string">
            <text:p>MOCHILA 40CM BUTTERFLY</text:p>
          </table:table-cell>
          <table:table-cell office:value-type="string">
            <text:p>VAR35090</text:p>
          </table:table-cell>
          <table:table-cell office:value-type="string">
            <text:p>VARIOS</text:p>
          </table:table-cell>
          <table:table-cell office:value-type="float" office:value="9.5">
            <text:p>9,5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013">
            <text:p>9013</text:p>
          </table:table-cell>
          <table:table-cell office:value-type="string">
            <text:p><text:a xlink:href="../../../../../../Users/Toni/AppData/Local/Temp/CSV3110.xlsx">http://ilusionstore.es/img/p/9013-7105.jpg</text:a></text:p>
          </table:table-cell>
          <table:table-cell office:value-type="string">
            <text:p>NECESER 3 CREMALLERAS SKATEBOARD ROJO</text:p>
          </table:table-cell>
          <table:table-cell office:value-type="string">
            <text:p>VAR35076</text:p>
          </table:table-cell>
          <table:table-cell office:value-type="string">
            <text:p>VARIOS</text:p>
          </table:table-cell>
          <table:table-cell office:value-type="float" office:value="3.85">
            <text:p>3,8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012">
            <text:p>9012</text:p>
          </table:table-cell>
          <table:table-cell office:value-type="string">
            <text:p><text:a xlink:href="../../../../../../Users/Toni/AppData/Local/Temp/CSV3110.xlsx">http://ilusionstore.es/img/p/9012-7104.jpg</text:a></text:p>
          </table:table-cell>
          <table:table-cell office:value-type="string">
            <text:p>MOCHILA 44CM 2 CREMALLERAS SKATEBOARD ROJO</text:p>
          </table:table-cell>
          <table:table-cell office:value-type="string">
            <text:p>VAR35038</text:p>
          </table:table-cell>
          <table:table-cell office:value-type="string">
            <text:p>VARIOS</text:p>
          </table:table-cell>
          <table:table-cell office:value-type="float" office:value="16.95">
            <text:p>16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010">
            <text:p>9010</text:p>
          </table:table-cell>
          <table:table-cell office:value-type="string">
            <text:p><text:a xlink:href="../../../../../../Users/Toni/AppData/Local/Temp/CSV3110.xlsx">http://ilusionstore.es/img/p/9010-7102.jpg</text:a></text:p>
          </table:table-cell>
          <table:table-cell office:value-type="string">
            <text:p>NECESER 3 CREMALLERAS SKATEBOARD MARINO</text:p>
          </table:table-cell>
          <table:table-cell office:value-type="string">
            <text:p>VAR34987</text:p>
          </table:table-cell>
          <table:table-cell office:value-type="string">
            <text:p>VARIOS</text:p>
          </table:table-cell>
          <table:table-cell office:value-type="float" office:value="3.85">
            <text:p>3,8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009">
            <text:p>9009</text:p>
          </table:table-cell>
          <table:table-cell office:value-type="string">
            <text:p><text:a xlink:href="../../../../../../Users/Toni/AppData/Local/Temp/CSV3110.xlsx">http://ilusionstore.es/img/p/9009-7101.jpg</text:a></text:p>
          </table:table-cell>
          <table:table-cell office:value-type="string">
            <text:p>MOCHILA 44CM 2 CREMALLERAS SKATEBOARD MARINO</text:p>
          </table:table-cell>
          <table:table-cell office:value-type="string">
            <text:p>VAR34949</text:p>
          </table:table-cell>
          <table:table-cell office:value-type="string">
            <text:p>VARIOS</text:p>
          </table:table-cell>
          <table:table-cell office:value-type="float" office:value="16.95">
            <text:p>16,9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007">
            <text:p>9007</text:p>
          </table:table-cell>
          <table:table-cell office:value-type="string">
            <text:p><text:a xlink:href="../../../../../../Users/Toni/AppData/Local/Temp/CSV3110.xlsx">http://ilusionstore.es/img/p/9007-7099.jpg</text:a></text:p>
          </table:table-cell>
          <table:table-cell office:value-type="string">
            <text:p>CARTERA EXTRAESCOLAR FLAMENCA NEGRO</text:p>
          </table:table-cell>
          <table:table-cell office:value-type="string">
            <text:p>VAR34680</text:p>
          </table:table-cell>
          <table:table-cell office:value-type="string">
            <text:p>VARIOS</text:p>
          </table:table-cell>
          <table:table-cell office:value-type="float" office:value="7.95">
            <text:p>7,95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float" office:value="9006">
            <text:p>9006</text:p>
          </table:table-cell>
          <table:table-cell office:value-type="string">
            <text:p><text:a xlink:href="../../../../../../Users/Toni/AppData/Local/Temp/CSV3110.xlsx">http://ilusionstore.es/img/p/9006-7098.jpg</text:a></text:p>
          </table:table-cell>
          <table:table-cell office:value-type="string">
            <text:p>NECESER 3 CREMALLERAS FLAMENCA NEGRO</text:p>
          </table:table-cell>
          <table:table-cell office:value-type="string">
            <text:p>VAR34659</text:p>
          </table:table-cell>
          <table:table-cell office:value-type="string">
            <text:p>VARIOS</text:p>
          </table:table-cell>
          <table:table-cell office:value-type="float" office:value="3.85">
            <text:p>3,85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1">
          <table:table-cell office:value-type="float" office:value="9005">
            <text:p>9005</text:p>
          </table:table-cell>
          <table:table-cell office:value-type="string">
            <text:p><text:a xlink:href="../../../../../../Users/Toni/AppData/Local/Temp/CSV3110.xlsx">http://ilusionstore.es/img/p/9005-7097.jpg</text:a></text:p>
          </table:table-cell>
          <table:table-cell office:value-type="string">
            <text:p>MOCHILA 44CM 2 CREMALLERAS FLAMENCA NEGRO</text:p>
          </table:table-cell>
          <table:table-cell office:value-type="string">
            <text:p>VAR34604</text:p>
          </table:table-cell>
          <table:table-cell office:value-type="string">
            <text:p>VARIOS</text:p>
          </table:table-cell>
          <table:table-cell office:value-type="float" office:value="15.5">
            <text:p>15,50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9002">
            <text:p>9002</text:p>
          </table:table-cell>
          <table:table-cell office:value-type="string">
            <text:p><text:a xlink:href="../../../../../../Users/Toni/AppData/Local/Temp/CSV3110.xlsx">http://ilusionstore.es/img/p/9002-7094.jpg</text:a></text:p>
          </table:table-cell>
          <table:table-cell office:value-type="string">
            <text:p>NECESER 3 CREMALLERAS SMILE VIOLETA</text:p>
          </table:table-cell>
          <table:table-cell office:value-type="string">
            <text:p>VAR34550</text:p>
          </table:table-cell>
          <table:table-cell office:value-type="string">
            <text:p>VARIOS</text:p>
          </table:table-cell>
          <table:table-cell office:value-type="float" office:value="3.85">
            <text:p>3,8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9001">
            <text:p>9001</text:p>
          </table:table-cell>
          <table:table-cell office:value-type="string">
            <text:p><text:a xlink:href="../../../../../../Users/Toni/AppData/Local/Temp/añadido0111.xlsx">http://ilusionstore.es/img/p/9001-7093.jpg</text:a></text:p>
          </table:table-cell>
          <table:table-cell office:value-type="string">
            <text:p>MOCHILA 44CM SMILE VIOLETA</text:p>
          </table:table-cell>
          <table:table-cell office:value-type="string">
            <text:p>VAR34512</text:p>
          </table:table-cell>
          <table:table-cell office:value-type="string">
            <text:p>VARIOS</text:p>
          </table:table-cell>
          <table:table-cell office:value-type="float" office:value="15.5">
            <text:p>15,5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float" office:value="8977">
            <text:p>8977</text:p>
          </table:table-cell>
          <table:table-cell office:value-type="string">
            <text:p><text:a xlink:href="../../../../../../Users/Toni/AppData/Local/Temp/añadido0111.xlsx">http://ilusionstore.es/img/p/8977-7063.jpg</text:a></text:p>
          </table:table-cell>
          <table:table-cell office:value-type="string">
            <text:p>FIGURA SURTIDA PVC GORJUSS 7CM.</text:p>
          </table:table-cell>
          <table:table-cell office:value-type="string">
            <text:p>VAR20765</text:p>
          </table:table-cell>
          <table:table-cell office:value-type="string">
            <text:p>VARIOS</text:p>
          </table:table-cell>
          <table:table-cell office:value-type="float" office:value="2.95">
            <text:p>2,9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8914">
            <text:p>8914</text:p>
          </table:table-cell>
          <table:table-cell office:value-type="string">
            <text:p><text:a xlink:href="../../../../../../Users/Toni/AppData/Local/Temp/añadido0111.xlsx">http://ilusionstore.es/img/p/8914-6862.jpg</text:a></text:p>
          </table:table-cell>
          <table:table-cell office:value-type="string">
            <text:p>PORTATODO TRIPLE SUPER NENAS FIERCE 22X12X7 CM</text:p>
          </table:table-cell>
          <table:table-cell office:value-type="string">
            <text:p>VAR26867</text:p>
          </table:table-cell>
          <table:table-cell office:value-type="string">
            <text:p>VARIOS</text:p>
          </table:table-cell>
          <table:table-cell office:value-type="float" office:value="3.95">
            <text:p>3,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 office:value-type="float" office:value="8854">
            <text:p>8854</text:p>
          </table:table-cell>
          <table:table-cell office:value-type="string">
            <text:p><text:a xlink:href="../../../../../../Users/Toni/AppData/Local/Temp/añadido0111.xlsx">http://ilusionstore.es/img/p/8854-6757.jpg</text:a></text:p>
          </table:table-cell>
          <table:table-cell office:value-type="string">
            <text:p>MUÑECA DE TRAPO DE 30CM HEARTFELT GORJUSS</text:p>
          </table:table-cell>
          <table:table-cell office:value-type="string">
            <text:p>VAR53233</text:p>
          </table:table-cell>
          <table:table-cell office:value-type="string">
            <text:p>VARIOS</text:p>
          </table:table-cell>
          <table:table-cell office:value-type="float" office:value="9.99">
            <text:p>9,99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 table:number-rows-repeated="104726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4f81bd" style:border-line-width-bottom="0.035cm 0.035cm 0.035cm" style:diagonal-bl-tr="none" style:diagonal-tl-br="none" fo:border-left="none" fo:border-right="none" style:rotation-align="none" fo:border-top="0.035cm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9/11/2017</text:date>, <text:time>12:48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SV31-10" style:display-name="PageStyle_CSV31-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336" meta:object-count="0"/>
    <meta:generator>OpenOffice/4.1.2$Win32 OpenOffice.org_project/412m3$Build-9782</meta:generator>
  </office:meta>
</office:document-meta>
</file>